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cm"/>
    </style:style>
    <style:style style:name="co3" style:family="table-column">
      <style:table-column-properties fo:break-before="auto" style:column-width="5.002cm"/>
    </style:style>
    <style:style style:name="co4" style:family="table-column">
      <style:table-column-properties fo:break-before="auto" style:column-width="5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3cm" svg:height="9.005cm" svg:x="244.52cm" svg:y="2.603cm">
            <draw:object draw:notify-on-update-of-ranges="Sheet1.CX1:Sheet1.CX1 Sheet1.CX2:Sheet1.CX153 Sheet1.CY1:Sheet1.CY1 Sheet1.CY2:Sheet1.CY153 Sheet1.CZ1:Sheet1.CZ1 Sheet1.CZ2:Sheet1.CZ153 Sheet1.DA1:Sheet1.DA1 Sheet1.DA2:Sheet1.DA15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0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00"/>
          <table:table-cell office:value-type="string" calcext:value-type="string">
            <text:p>Computed Values :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erage without elitism</text:p>
          </table:table-cell>
          <table:table-cell office:value-type="string" calcext:value-type="string">
            <text:p>Average with elitism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61" office:value-type="float" office:value="0.394" calcext:value-type="float">
            <text:p>0.394</text:p>
          </table:table-cell>
          <table:table-cell office:value-type="float" office:value="15.392" calcext:value-type="float">
            <text:p>15.392</text:p>
          </table:table-cell>
          <table:table-cell table:number-columns-repeated="2" office:value-type="float" office:value="16.391" calcext:value-type="float">
            <text:p>16.391</text:p>
          </table:table-cell>
          <table:table-cell table:number-columns-repeated="2" office:value-type="float" office:value="32.39" calcext:value-type="float">
            <text:p>32.39</text:p>
          </table:table-cell>
          <table:table-cell office:value-type="float" office:value="61.39" calcext:value-type="float">
            <text:p>61.39</text:p>
          </table:table-cell>
          <table:table-cell office:value-type="float" office:value="154.391" calcext:value-type="float">
            <text:p>154.391</text:p>
          </table:table-cell>
          <table:table-cell office:value-type="float" office:value="179.392" calcext:value-type="float">
            <text:p>179.392</text:p>
          </table:table-cell>
          <table:table-cell office:value-type="float" office:value="183.391" calcext:value-type="float">
            <text:p>183.391</text:p>
          </table:table-cell>
          <table:table-cell table:number-columns-repeated="18" office:value-type="float" office:value="183.392" calcext:value-type="float">
            <text:p>183.392</text:p>
          </table:table-cell>
          <table:table-cell office:value-type="float" office:value="183.393" calcext:value-type="float">
            <text:p>183.393</text:p>
          </table:table-cell>
          <table:table-cell office:value-type="float" office:value="189.393" calcext:value-type="float">
            <text:p>189.393</text:p>
          </table:table-cell>
          <table:table-cell office:value-type="float" office:value="192.393" calcext:value-type="float">
            <text:p>192.393</text:p>
          </table:table-cell>
          <table:table-cell table:number-columns-repeated="4" office:value-type="float" office:value="197.395" calcext:value-type="float">
            <text:p>197.395</text:p>
          </table:table-cell>
          <table:table-cell office:value-type="float" office:value="200.393" calcext:value-type="float">
            <text:p>200.393</text:p>
          </table:table-cell>
          <table:table-cell table:number-columns-repeated="3" office:value-type="float" office:value="201.394" calcext:value-type="float">
            <text:p>201.394</text:p>
          </table:table-cell>
          <table:table-cell office:value-type="float" office:value="322.382" calcext:value-type="float">
            <text:p>322.382</text:p>
          </table:table-cell>
          <table:table-cell/>
          <table:table-cell table:formula="of:=MIN([.A2:.CV2])" office:value-type="float" office:value="0.394" calcext:value-type="float">
            <text:p>0.394</text:p>
          </table:table-cell>
          <table:table-cell table:formula="of:=AVERAGE([.A2:.CT2])" office:value-type="float" office:value="60.9647755102041" calcext:value-type="float">
            <text:p>60.9647755102</text:p>
          </table:table-cell>
          <table:table-cell table:formula="of:=AVERAGE([.A2:.CV2])" office:value-type="float" office:value="64.98324" calcext:value-type="float">
            <text:p>64.98324</text:p>
          </table:table-cell>
          <table:table-cell table:formula="of:=MAX([.A2:.CV2])" office:value-type="float" office:value="322.382" calcext:value-type="float">
            <text:p>322.382</text:p>
          </table:table-cell>
        </table:table-row>
        <table:table-row table:style-name="ro1">
          <table:table-cell table:number-columns-repeated="27" office:value-type="float" office:value="0.394" calcext:value-type="float">
            <text:p>0.394</text:p>
          </table:table-cell>
          <table:table-cell office:value-type="float" office:value="73.389" calcext:value-type="float">
            <text:p>73.389</text:p>
          </table:table-cell>
          <table:table-cell office:value-type="float" office:value="161.391" calcext:value-type="float">
            <text:p>161.391</text:p>
          </table:table-cell>
          <table:table-cell office:value-type="float" office:value="182.392" calcext:value-type="float">
            <text:p>182.392</text:p>
          </table:table-cell>
          <table:table-cell table:number-columns-repeated="2" office:value-type="float" office:value="182.393" calcext:value-type="float">
            <text:p>182.393</text:p>
          </table:table-cell>
          <table:table-cell table:number-columns-repeated="30" office:value-type="float" office:value="183.392" calcext:value-type="float">
            <text:p>183.392</text:p>
          </table:table-cell>
          <table:table-cell office:value-type="float" office:value="183.393" calcext:value-type="float">
            <text:p>183.393</text:p>
          </table:table-cell>
          <table:table-cell office:value-type="float" office:value="184.392" calcext:value-type="float">
            <text:p>184.392</text:p>
          </table:table-cell>
          <table:table-cell table:number-columns-repeated="2" office:value-type="float" office:value="184.393" calcext:value-type="float">
            <text:p>184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9.394" calcext:value-type="float">
            <text:p>189.394</text:p>
          </table:table-cell>
          <table:table-cell table:number-columns-repeated="2" office:value-type="float" office:value="190.393" calcext:value-type="float">
            <text:p>190.393</text:p>
          </table:table-cell>
          <table:table-cell office:value-type="float" office:value="191.394" calcext:value-type="float">
            <text:p>191.394</text:p>
          </table:table-cell>
          <table:table-cell table:number-columns-repeated="2" office:value-type="float" office:value="192.394" calcext:value-type="float">
            <text:p>192.394</text:p>
          </table:table-cell>
          <table:table-cell office:value-type="float" office:value="193.394" calcext:value-type="float">
            <text:p>193.394</text:p>
          </table:table-cell>
          <table:table-cell office:value-type="float" office:value="194.393" calcext:value-type="float">
            <text:p>194.393</text:p>
          </table:table-cell>
          <table:table-cell office:value-type="float" office:value="196.394" calcext:value-type="float">
            <text:p>196.394</text:p>
          </table:table-cell>
          <table:table-cell office:value-type="float" office:value="197.394" calcext:value-type="float">
            <text:p>197.394</text:p>
          </table:table-cell>
          <table:table-cell table:number-columns-repeated="6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table:number-columns-repeated="11" office:value-type="float" office:value="201.394" calcext:value-type="float">
            <text:p>201.394</text:p>
          </table:table-cell>
          <table:table-cell office:value-type="float" office:value="201.395" calcext:value-type="float">
            <text:p>201.395</text:p>
          </table:table-cell>
          <table:table-cell table:number-columns-repeated="3" office:value-type="float" office:value="322.382" calcext:value-type="float">
            <text:p>322.382</text:p>
          </table:table-cell>
          <table:table-cell office:value-type="float" office:value="483.383" calcext:value-type="float">
            <text:p>483.383</text:p>
          </table:table-cell>
          <table:table-cell/>
          <table:table-cell table:formula="of:=MIN([.A3:.CV3])" office:value-type="float" office:value="0.394" calcext:value-type="float">
            <text:p>0.394</text:p>
          </table:table-cell>
          <table:table-cell table:formula="of:=AVERAGE([.A3:.CT3])" office:value-type="float" office:value="138.668510204082" calcext:value-type="float">
            <text:p>138.6685102041</text:p>
          </table:table-cell>
          <table:table-cell table:formula="of:=AVERAGE([.A3:.CV3])" office:value-type="float" office:value="143.95279" calcext:value-type="float">
            <text:p>143.95279</text:p>
          </table:table-cell>
          <table:table-cell table:formula="of:=MAX([.A3:.CV3])" office:value-type="float" office:value="483.383" calcext:value-type="float">
            <text:p>483.383</text:p>
          </table:table-cell>
        </table:table-row>
        <table:table-row table:style-name="ro1">
          <table:table-cell table:number-columns-repeated="14" office:value-type="float" office:value="0.394" calcext:value-type="float">
            <text:p>0.394</text:p>
          </table:table-cell>
          <table:table-cell office:value-type="float" office:value="16.391" calcext:value-type="float">
            <text:p>16.391</text:p>
          </table:table-cell>
          <table:table-cell office:value-type="float" office:value="56.389" calcext:value-type="float">
            <text:p>56.389</text:p>
          </table:table-cell>
          <table:table-cell office:value-type="float" office:value="163.387" calcext:value-type="float">
            <text:p>163.387</text:p>
          </table:table-cell>
          <table:table-cell office:value-type="float" office:value="183.39" calcext:value-type="float">
            <text:p>183.39</text:p>
          </table:table-cell>
          <table:table-cell table:number-columns-repeated="25" office:value-type="float" office:value="183.392" calcext:value-type="float">
            <text:p>183.392</text:p>
          </table:table-cell>
          <table:table-cell office:value-type="float" office:value="183.393" calcext:value-type="float">
            <text:p>183.393</text:p>
          </table:table-cell>
          <table:table-cell office:value-type="float" office:value="183.394" calcext:value-type="float">
            <text:p>183.394</text:p>
          </table:table-cell>
          <table:table-cell office:value-type="float" office:value="184.392" calcext:value-type="float">
            <text:p>184.392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5.392" calcext:value-type="float">
            <text:p>185.392</text:p>
          </table:table-cell>
          <table:table-cell office:value-type="float" office:value="187.393" calcext:value-type="float">
            <text:p>187.393</text:p>
          </table:table-cell>
          <table:table-cell table:number-columns-repeated="3" office:value-type="float" office:value="188.393" calcext:value-type="float">
            <text:p>188.393</text:p>
          </table:table-cell>
          <table:table-cell office:value-type="float" office:value="188.394" calcext:value-type="float">
            <text:p>188.394</text:p>
          </table:table-cell>
          <table:table-cell office:value-type="float" office:value="190.394" calcext:value-type="float">
            <text:p>190.394</text:p>
          </table:table-cell>
          <table:table-cell table:number-columns-repeated="4" office:value-type="float" office:value="192.394" calcext:value-type="float">
            <text:p>192.394</text:p>
          </table:table-cell>
          <table:table-cell office:value-type="float" office:value="194.394" calcext:value-type="float">
            <text:p>194.394</text:p>
          </table:table-cell>
          <table:table-cell table:number-columns-repeated="3" office:value-type="float" office:value="195.394" calcext:value-type="float">
            <text:p>195.394</text:p>
          </table:table-cell>
          <table:table-cell table:number-columns-repeated="11" office:value-type="float" office:value="197.395" calcext:value-type="float">
            <text:p>197.395</text:p>
          </table:table-cell>
          <table:table-cell office:value-type="float" office:value="198.395" calcext:value-type="float">
            <text:p>198.395</text:p>
          </table:table-cell>
          <table:table-cell office:value-type="float" office:value="199.394" calcext:value-type="float">
            <text:p>199.394</text:p>
          </table:table-cell>
          <table:table-cell table:number-columns-repeated="20" office:value-type="float" office:value="201.394" calcext:value-type="float">
            <text:p>201.394</text:p>
          </table:table-cell>
          <table:table-cell table:number-columns-repeated="3" office:value-type="float" office:value="322.382" calcext:value-type="float">
            <text:p>322.382</text:p>
          </table:table-cell>
          <table:table-cell office:value-type="float" office:value="323.382" calcext:value-type="float">
            <text:p>323.382</text:p>
          </table:table-cell>
          <table:table-cell office:value-type="float" office:value="483.383" calcext:value-type="float">
            <text:p>483.383</text:p>
          </table:table-cell>
          <table:table-cell/>
          <table:table-cell table:formula="of:=MIN([.A4:.CV4])" office:value-type="float" office:value="0.394" calcext:value-type="float">
            <text:p>0.394</text:p>
          </table:table-cell>
          <table:table-cell table:formula="of:=AVERAGE([.A4:.CT4])" office:value-type="float" office:value="165.066418367347" calcext:value-type="float">
            <text:p>165.0664183673</text:p>
          </table:table-cell>
          <table:table-cell table:formula="of:=AVERAGE([.A4:.CV4])" office:value-type="float" office:value="169.83274" calcext:value-type="float">
            <text:p>169.83274</text:p>
          </table:table-cell>
          <table:table-cell table:formula="of:=MAX([.A4:.CV4])" office:value-type="float" office:value="483.383" calcext:value-type="float">
            <text:p>483.383</text:p>
          </table:table-cell>
        </table:table-row>
        <table:table-row table:style-name="ro1">
          <table:table-cell table:number-columns-repeated="16" office:value-type="float" office:value="0.394" calcext:value-type="float">
            <text:p>0.394</text:p>
          </table:table-cell>
          <table:table-cell office:value-type="float" office:value="26.391" calcext:value-type="float">
            <text:p>26.391</text:p>
          </table:table-cell>
          <table:table-cell office:value-type="float" office:value="32.39" calcext:value-type="float">
            <text:p>32.39</text:p>
          </table:table-cell>
          <table:table-cell office:value-type="float" office:value="174.386" calcext:value-type="float">
            <text:p>174.386</text:p>
          </table:table-cell>
          <table:table-cell table:number-columns-repeated="2" office:value-type="float" office:value="182.389" calcext:value-type="float">
            <text:p>182.389</text:p>
          </table:table-cell>
          <table:table-cell table:number-columns-repeated="29" office:value-type="float" office:value="183.392" calcext:value-type="float">
            <text:p>183.392</text:p>
          </table:table-cell>
          <table:table-cell office:value-type="float" office:value="183.393" calcext:value-type="float">
            <text:p>183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7.393" calcext:value-type="float">
            <text:p>187.393</text:p>
          </table:table-cell>
          <table:table-cell office:value-type="float" office:value="190.393" calcext:value-type="float">
            <text:p>190.393</text:p>
          </table:table-cell>
          <table:table-cell office:value-type="float" office:value="190.394" calcext:value-type="float">
            <text:p>190.394</text:p>
          </table:table-cell>
          <table:table-cell office:value-type="float" office:value="193.394" calcext:value-type="float">
            <text:p>193.394</text:p>
          </table:table-cell>
          <table:table-cell office:value-type="float" office:value="195.394" calcext:value-type="float">
            <text:p>195.394</text:p>
          </table:table-cell>
          <table:table-cell office:value-type="float" office:value="197.394" calcext:value-type="float">
            <text:p>197.394</text:p>
          </table:table-cell>
          <table:table-cell table:number-columns-repeated="14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office:value-type="float" office:value="198.395" calcext:value-type="float">
            <text:p>198.395</text:p>
          </table:table-cell>
          <table:table-cell table:number-columns-repeated="21" office:value-type="float" office:value="201.394" calcext:value-type="float">
            <text:p>201.394</text:p>
          </table:table-cell>
          <table:table-cell office:value-type="float" office:value="322.382" calcext:value-type="float">
            <text:p>322.382</text:p>
          </table:table-cell>
          <table:table-cell office:value-type="float" office:value="323.382" calcext:value-type="float">
            <text:p>323.382</text:p>
          </table:table-cell>
          <table:table-cell office:value-type="float" office:value="323.385" calcext:value-type="float">
            <text:p>323.385</text:p>
          </table:table-cell>
          <table:table-cell office:value-type="float" office:value="354.356" calcext:value-type="float">
            <text:p>354.356</text:p>
          </table:table-cell>
          <table:table-cell office:value-type="float" office:value="483.383" calcext:value-type="float">
            <text:p>483.383</text:p>
          </table:table-cell>
          <table:table-cell/>
          <table:table-cell table:formula="of:=MIN([.A5:.CV5])" office:value-type="float" office:value="0.394" calcext:value-type="float">
            <text:p>0.394</text:p>
          </table:table-cell>
          <table:table-cell table:formula="of:=AVERAGE([.A5:.CT5])" office:value-type="float" office:value="161.280683673469" calcext:value-type="float">
            <text:p>161.2806836735</text:p>
          </table:table-cell>
          <table:table-cell table:formula="of:=AVERAGE([.A5:.CV5])" office:value-type="float" office:value="166.43246" calcext:value-type="float">
            <text:p>166.43246</text:p>
          </table:table-cell>
          <table:table-cell table:formula="of:=MAX([.A5:.CV5])" office:value-type="float" office:value="483.383" calcext:value-type="float">
            <text:p>483.383</text:p>
          </table:table-cell>
        </table:table-row>
        <table:table-row table:style-name="ro1">
          <table:table-cell table:number-columns-repeated="13" office:value-type="float" office:value="0.394" calcext:value-type="float">
            <text:p>0.394</text:p>
          </table:table-cell>
          <table:table-cell office:value-type="float" office:value="176.392" calcext:value-type="float">
            <text:p>176.392</text:p>
          </table:table-cell>
          <table:table-cell office:value-type="float" office:value="178.388" calcext:value-type="float">
            <text:p>178.388</text:p>
          </table:table-cell>
          <table:table-cell office:value-type="float" office:value="182.392" calcext:value-type="float">
            <text:p>182.392</text:p>
          </table:table-cell>
          <table:table-cell office:value-type="float" office:value="183.39" calcext:value-type="float">
            <text:p>183.39</text:p>
          </table:table-cell>
          <table:table-cell table:number-columns-repeated="27" office:value-type="float" office:value="183.392" calcext:value-type="float">
            <text:p>183.392</text:p>
          </table:table-cell>
          <table:table-cell office:value-type="float" office:value="184.39" calcext:value-type="float">
            <text:p>184.39</text:p>
          </table:table-cell>
          <table:table-cell office:value-type="float" office:value="184.393" calcext:value-type="float">
            <text:p>184.393</text:p>
          </table:table-cell>
          <table:table-cell table:number-columns-repeated="2" office:value-type="float" office:value="186.393" calcext:value-type="float">
            <text:p>186.393</text:p>
          </table:table-cell>
          <table:table-cell office:value-type="float" office:value="187.393" calcext:value-type="float">
            <text:p>187.39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93.394" calcext:value-type="float">
            <text:p>193.394</text:p>
          </table:table-cell>
          <table:table-cell office:value-type="float" office:value="193.395" calcext:value-type="float">
            <text:p>193.395</text:p>
          </table:table-cell>
          <table:table-cell office:value-type="float" office:value="194.394" calcext:value-type="float">
            <text:p>194.394</text:p>
          </table:table-cell>
          <table:table-cell office:value-type="float" office:value="194.395" calcext:value-type="float">
            <text:p>194.395</text:p>
          </table:table-cell>
          <table:table-cell office:value-type="float" office:value="195.395" calcext:value-type="float">
            <text:p>195.395</text:p>
          </table:table-cell>
          <table:table-cell table:number-columns-repeated="13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table:number-columns-repeated="2" office:value-type="float" office:value="199.394" calcext:value-type="float">
            <text:p>199.394</text:p>
          </table:table-cell>
          <table:table-cell table:number-columns-repeated="2" office:value-type="float" office:value="199.395" calcext:value-type="float">
            <text:p>199.395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16" office:value-type="float" office:value="201.394" calcext:value-type="float">
            <text:p>201.394</text:p>
          </table:table-cell>
          <table:table-cell office:value-type="float" office:value="322.382" calcext:value-type="float">
            <text:p>322.382</text:p>
          </table:table-cell>
          <table:table-cell office:value-type="float" office:value="322.383" calcext:value-type="float">
            <text:p>322.383</text:p>
          </table:table-cell>
          <table:table-cell office:value-type="float" office:value="323.386" calcext:value-type="float">
            <text:p>323.386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354.348" calcext:value-type="float">
            <text:p>354.348</text:p>
          </table:table-cell>
          <table:table-cell table:number-columns-repeated="2" office:value-type="float" office:value="354.356" calcext:value-type="float">
            <text:p>354.356</text:p>
          </table:table-cell>
          <table:table-cell office:value-type="float" office:value="483.383" calcext:value-type="float">
            <text:p>483.383</text:p>
          </table:table-cell>
          <table:table-cell office:value-type="float" office:value="559.382" calcext:value-type="float">
            <text:p>559.382</text:p>
          </table:table-cell>
          <table:table-cell/>
          <table:table-cell table:formula="of:=MIN([.A6:.CV6])" office:value-type="float" office:value="0.394" calcext:value-type="float">
            <text:p>0.394</text:p>
          </table:table-cell>
          <table:table-cell table:formula="of:=AVERAGE([.A6:.CT6])" office:value-type="float" office:value="176.595836734694" calcext:value-type="float">
            <text:p>176.5958367347</text:p>
          </table:table-cell>
          <table:table-cell table:formula="of:=AVERAGE([.A6:.CV6])" office:value-type="float" office:value="183.49157" calcext:value-type="float">
            <text:p>183.49157</text:p>
          </table:table-cell>
          <table:table-cell table:formula="of:=MAX([.A6:.CV6])" office:value-type="float" office:value="559.382" calcext:value-type="float">
            <text:p>559.382</text:p>
          </table:table-cell>
        </table:table-row>
        <table:table-row table:style-name="ro1">
          <table:table-cell table:number-columns-repeated="9" office:value-type="float" office:value="0.394" calcext:value-type="float">
            <text:p>0.394</text:p>
          </table:table-cell>
          <table:table-cell office:value-type="float" office:value="5.391" calcext:value-type="float">
            <text:p>5.391</text:p>
          </table:table-cell>
          <table:table-cell office:value-type="float" office:value="16.391" calcext:value-type="float">
            <text:p>16.391</text:p>
          </table:table-cell>
          <table:table-cell office:value-type="float" office:value="175.392" calcext:value-type="float">
            <text:p>175.392</text:p>
          </table:table-cell>
          <table:table-cell office:value-type="float" office:value="181.393" calcext:value-type="float">
            <text:p>181.393</text:p>
          </table:table-cell>
          <table:table-cell office:value-type="float" office:value="182.391" calcext:value-type="float">
            <text:p>182.391</text:p>
          </table:table-cell>
          <table:table-cell office:value-type="float" office:value="182.393" calcext:value-type="float">
            <text:p>182.393</text:p>
          </table:table-cell>
          <table:table-cell table:number-columns-repeated="27" office:value-type="float" office:value="183.392" calcext:value-type="float">
            <text:p>183.392</text:p>
          </table:table-cell>
          <table:table-cell office:value-type="float" office:value="183.393" calcext:value-type="float">
            <text:p>183.393</text:p>
          </table:table-cell>
          <table:table-cell office:value-type="float" office:value="184.392" calcext:value-type="float">
            <text:p>184.392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4.394" calcext:value-type="float">
            <text:p>184.394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6.394" calcext:value-type="float">
            <text:p>186.394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88.394" calcext:value-type="float">
            <text:p>188.394</text:p>
          </table:table-cell>
          <table:table-cell office:value-type="float" office:value="192.393" calcext:value-type="float">
            <text:p>192.393</text:p>
          </table:table-cell>
          <table:table-cell office:value-type="float" office:value="193.394" calcext:value-type="float">
            <text:p>193.394</text:p>
          </table:table-cell>
          <table:table-cell office:value-type="float" office:value="194.393" calcext:value-type="float">
            <text:p>194.393</text:p>
          </table:table-cell>
          <table:table-cell office:value-type="float" office:value="195.394" calcext:value-type="float">
            <text:p>195.394</text:p>
          </table:table-cell>
          <table:table-cell office:value-type="float" office:value="196.394" calcext:value-type="float">
            <text:p>196.394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8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office:value-type="float" office:value="199.394" calcext:value-type="float">
            <text:p>199.394</text:p>
          </table:table-cell>
          <table:table-cell table:number-columns-repeated="2" office:value-type="float" office:value="200.395" calcext:value-type="float">
            <text:p>200.395</text:p>
          </table:table-cell>
          <table:table-cell table:number-columns-repeated="24" office:value-type="float" office:value="201.394" calcext:value-type="float">
            <text:p>201.394</text:p>
          </table:table-cell>
          <table:table-cell office:value-type="float" office:value="318.385" calcext:value-type="float">
            <text:p>318.385</text:p>
          </table:table-cell>
          <table:table-cell office:value-type="float" office:value="323.386" calcext:value-type="float">
            <text:p>323.386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483.383" calcext:value-type="float">
            <text:p>483.383</text:p>
          </table:table-cell>
          <table:table-cell office:value-type="float" office:value="559.382" calcext:value-type="float">
            <text:p>559.382</text:p>
          </table:table-cell>
          <table:table-cell office:value-type="float" office:value="1001.375" calcext:value-type="float">
            <text:p>1001.375</text:p>
          </table:table-cell>
          <table:table-cell office:value-type="float" office:value="1004.373" calcext:value-type="float">
            <text:p>1004.373</text:p>
          </table:table-cell>
          <table:table-cell/>
          <table:table-cell table:formula="of:=MIN([.A7:.CV7])" office:value-type="float" office:value="0.394" calcext:value-type="float">
            <text:p>0.394</text:p>
          </table:table-cell>
          <table:table-cell table:formula="of:=AVERAGE([.A7:.CT7])" office:value-type="float" office:value="181.33162244898" calcext:value-type="float">
            <text:p>181.331622449</text:p>
          </table:table-cell>
          <table:table-cell table:formula="of:=AVERAGE([.A7:.CV7])" office:value-type="float" office:value="197.76247" calcext:value-type="float">
            <text:p>197.76247</text:p>
          </table:table-cell>
          <table:table-cell table:formula="of:=MAX([.A7:.CV7])" office:value-type="float" office:value="1004.373" calcext:value-type="float">
            <text:p>1004.373</text:p>
          </table:table-cell>
        </table:table-row>
        <table:table-row table:style-name="ro1">
          <table:table-cell table:number-columns-repeated="8" office:value-type="float" office:value="0.394" calcext:value-type="float">
            <text:p>0.394</text:p>
          </table:table-cell>
          <table:table-cell office:value-type="float" office:value="16.391" calcext:value-type="float">
            <text:p>16.391</text:p>
          </table:table-cell>
          <table:table-cell office:value-type="float" office:value="26.391" calcext:value-type="float">
            <text:p>26.391</text:p>
          </table:table-cell>
          <table:table-cell office:value-type="float" office:value="138.389" calcext:value-type="float">
            <text:p>138.389</text:p>
          </table:table-cell>
          <table:table-cell table:number-columns-repeated="26" office:value-type="float" office:value="183.392" calcext:value-type="float">
            <text:p>183.392</text:p>
          </table:table-cell>
          <table:table-cell office:value-type="float" office:value="184.392" calcext:value-type="float">
            <text:p>184.392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9.393" calcext:value-type="float">
            <text:p>189.393</text:p>
          </table:table-cell>
          <table:table-cell office:value-type="float" office:value="192.393" calcext:value-type="float">
            <text:p>192.393</text:p>
          </table:table-cell>
          <table:table-cell office:value-type="float" office:value="195.394" calcext:value-type="float">
            <text:p>195.394</text:p>
          </table:table-cell>
          <table:table-cell table:number-columns-repeated="16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office:value-type="float" office:value="198.395" calcext:value-type="float">
            <text:p>198.395</text:p>
          </table:table-cell>
          <table:table-cell table:number-columns-repeated="2" office:value-type="float" office:value="199.394" calcext:value-type="float">
            <text:p>199.394</text:p>
          </table:table-cell>
          <table:table-cell office:value-type="float" office:value="200.394" calcext:value-type="float">
            <text:p>200.394</text:p>
          </table:table-cell>
          <table:table-cell table:number-columns-repeated="26" office:value-type="float" office:value="201.394" calcext:value-type="float">
            <text:p>201.394</text:p>
          </table:table-cell>
          <table:table-cell office:value-type="float" office:value="201.395" calcext:value-type="float">
            <text:p>201.395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2.382" calcext:value-type="float">
            <text:p>322.382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336.369" calcext:value-type="float">
            <text:p>336.369</text:p>
          </table:table-cell>
          <table:table-cell office:value-type="float" office:value="562.384" calcext:value-type="float">
            <text:p>562.384</text:p>
          </table:table-cell>
          <table:table-cell office:value-type="float" office:value="581.379" calcext:value-type="float">
            <text:p>581.379</text:p>
          </table:table-cell>
          <table:table-cell office:value-type="float" office:value="997.375" calcext:value-type="float">
            <text:p>997.375</text:p>
          </table:table-cell>
          <table:table-cell office:value-type="float" office:value="1001.375" calcext:value-type="float">
            <text:p>1001.375</text:p>
          </table:table-cell>
          <table:table-cell office:value-type="float" office:value="1004.373" calcext:value-type="float">
            <text:p>1004.373</text:p>
          </table:table-cell>
          <table:table-cell/>
          <table:table-cell table:formula="of:=MIN([.A8:.CV8])" office:value-type="float" office:value="0.394" calcext:value-type="float">
            <text:p>0.394</text:p>
          </table:table-cell>
          <table:table-cell table:formula="of:=AVERAGE([.A8:.CT8])" office:value-type="float" office:value="195.127173469388" calcext:value-type="float">
            <text:p>195.1271734694</text:p>
          </table:table-cell>
          <table:table-cell table:formula="of:=AVERAGE([.A8:.CV8])" office:value-type="float" office:value="211.28211" calcext:value-type="float">
            <text:p>211.28211</text:p>
          </table:table-cell>
          <table:table-cell table:formula="of:=MAX([.A8:.CV8])" office:value-type="float" office:value="1004.373" calcext:value-type="float">
            <text:p>1004.373</text:p>
          </table:table-cell>
        </table:table-row>
        <table:table-row table:style-name="ro1">
          <table:table-cell table:number-columns-repeated="10" office:value-type="float" office:value="0.394" calcext:value-type="float">
            <text:p>0.394</text:p>
          </table:table-cell>
          <table:table-cell office:value-type="float" office:value="172.393" calcext:value-type="float">
            <text:p>172.393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82.39" calcext:value-type="float">
            <text:p>182.39</text:p>
          </table:table-cell>
          <table:table-cell table:number-columns-repeated="24" office:value-type="float" office:value="183.392" calcext:value-type="float">
            <text:p>183.392</text:p>
          </table:table-cell>
          <table:table-cell office:value-type="float" office:value="183.393" calcext:value-type="float">
            <text:p>183.393</text:p>
          </table:table-cell>
          <table:table-cell office:value-type="float" office:value="184.392" calcext:value-type="float">
            <text:p>184.392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6.393" calcext:value-type="float">
            <text:p>186.393</text:p>
          </table:table-cell>
          <table:table-cell table:number-columns-repeated="2" office:value-type="float" office:value="187.393" calcext:value-type="float">
            <text:p>187.393</text:p>
          </table:table-cell>
          <table:table-cell table:number-columns-repeated="2" office:value-type="float" office:value="188.393" calcext:value-type="float">
            <text:p>188.393</text:p>
          </table:table-cell>
          <table:table-cell table:number-columns-repeated="2" office:value-type="float" office:value="193.394" calcext:value-type="float">
            <text:p>193.394</text:p>
          </table:table-cell>
          <table:table-cell office:value-type="float" office:value="195.394" calcext:value-type="float">
            <text:p>195.394</text:p>
          </table:table-cell>
          <table:table-cell office:value-type="float" office:value="197.394" calcext:value-type="float">
            <text:p>197.394</text:p>
          </table:table-cell>
          <table:table-cell table:number-columns-repeated="6" office:value-type="float" office:value="197.395" calcext:value-type="float">
            <text:p>197.395</text:p>
          </table:table-cell>
          <table:table-cell office:value-type="float" office:value="199.395" calcext:value-type="float">
            <text:p>199.395</text:p>
          </table:table-cell>
          <table:table-cell office:value-type="float" office:value="200.395" calcext:value-type="float">
            <text:p>200.395</text:p>
          </table:table-cell>
          <table:table-cell table:number-columns-repeated="30" office:value-type="float" office:value="201.394" calcext:value-type="float">
            <text:p>201.394</text:p>
          </table:table-cell>
          <table:table-cell office:value-type="float" office:value="319.382" calcext:value-type="float">
            <text:p>319.382</text:p>
          </table:table-cell>
          <table:table-cell office:value-type="float" office:value="320.383" calcext:value-type="float">
            <text:p>320.383</text:p>
          </table:table-cell>
          <table:table-cell office:value-type="float" office:value="322.383" calcext:value-type="float">
            <text:p>322.383</text:p>
          </table:table-cell>
          <table:table-cell office:value-type="float" office:value="323.382" calcext:value-type="float">
            <text:p>323.382</text:p>
          </table:table-cell>
          <table:table-cell office:value-type="float" office:value="323.386" calcext:value-type="float">
            <text:p>323.386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478.382" calcext:value-type="float">
            <text:p>478.382</text:p>
          </table:table-cell>
          <table:table-cell office:value-type="float" office:value="585.378" calcext:value-type="float">
            <text:p>585.378</text:p>
          </table:table-cell>
          <table:table-cell office:value-type="float" office:value="1000.374" calcext:value-type="float">
            <text:p>1000.374</text:p>
          </table:table-cell>
          <table:table-cell office:value-type="float" office:value="1001.375" calcext:value-type="float">
            <text:p>1001.375</text:p>
          </table:table-cell>
          <table:table-cell office:value-type="float" office:value="1004.373" calcext:value-type="float">
            <text:p>1004.373</text:p>
          </table:table-cell>
          <table:table-cell office:value-type="float" office:value="1004.376" calcext:value-type="float">
            <text:p>1004.376</text:p>
          </table:table-cell>
          <table:table-cell office:value-type="float" office:value="1009.363" calcext:value-type="float">
            <text:p>1009.363</text:p>
          </table:table-cell>
          <table:table-cell/>
          <table:table-cell table:formula="of:=MIN([.A9:.CV9])" office:value-type="float" office:value="0.394" calcext:value-type="float">
            <text:p>0.394</text:p>
          </table:table-cell>
          <table:table-cell table:formula="of:=AVERAGE([.A9:.CT9])" office:value-type="float" office:value="212.657204081633" calcext:value-type="float">
            <text:p>212.6572040816</text:p>
          </table:table-cell>
          <table:table-cell table:formula="of:=AVERAGE([.A9:.CV9])" office:value-type="float" office:value="228.54145" calcext:value-type="float">
            <text:p>228.54145</text:p>
          </table:table-cell>
          <table:table-cell table:formula="of:=MAX([.A9:.CV9])" office:value-type="float" office:value="1009.363" calcext:value-type="float">
            <text:p>1009.363</text:p>
          </table:table-cell>
        </table:table-row>
        <table:table-row table:style-name="ro1">
          <table:table-cell table:number-columns-repeated="6" office:value-type="float" office:value="0.394" calcext:value-type="float">
            <text:p>0.394</text:p>
          </table:table-cell>
          <table:table-cell office:value-type="float" office:value="32.391" calcext:value-type="float">
            <text:p>32.391</text:p>
          </table:table-cell>
          <table:table-cell table:number-columns-repeated="2" office:value-type="float" office:value="182.393" calcext:value-type="float">
            <text:p>182.393</text:p>
          </table:table-cell>
          <table:table-cell table:number-columns-repeated="26" office:value-type="float" office:value="183.392" calcext:value-type="float">
            <text:p>183.392</text:p>
          </table:table-cell>
          <table:table-cell table:number-columns-repeated="2"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table:number-columns-repeated="3" office:value-type="float" office:value="186.393" calcext:value-type="float">
            <text:p>186.393</text:p>
          </table:table-cell>
          <table:table-cell office:value-type="float" office:value="189.393" calcext:value-type="float">
            <text:p>189.393</text:p>
          </table:table-cell>
          <table:table-cell table:number-columns-repeated="2" office:value-type="float" office:value="190.393" calcext:value-type="float">
            <text:p>190.393</text:p>
          </table:table-cell>
          <table:table-cell office:value-type="float" office:value="191.393" calcext:value-type="float">
            <text:p>191.393</text:p>
          </table:table-cell>
          <table:table-cell office:value-type="float" office:value="194.393" calcext:value-type="float">
            <text:p>194.393</text:p>
          </table:table-cell>
          <table:table-cell office:value-type="float" office:value="194.394" calcext:value-type="float">
            <text:p>194.394</text:p>
          </table:table-cell>
          <table:table-cell office:value-type="float" office:value="195.394" calcext:value-type="float">
            <text:p>195.394</text:p>
          </table:table-cell>
          <table:table-cell office:value-type="float" office:value="196.394" calcext:value-type="float">
            <text:p>196.394</text:p>
          </table:table-cell>
          <table:table-cell table:number-columns-repeated="11" office:value-type="float" office:value="197.395" calcext:value-type="float">
            <text:p>197.395</text:p>
          </table:table-cell>
          <table:table-cell office:value-type="float" office:value="198.395" calcext:value-type="float">
            <text:p>198.395</text:p>
          </table:table-cell>
          <table:table-cell table:number-columns-repeated="24" office:value-type="float" office:value="201.394" calcext:value-type="float">
            <text:p>201.394</text:p>
          </table:table-cell>
          <table:table-cell office:value-type="float" office:value="319.381" calcext:value-type="float">
            <text:p>319.381</text:p>
          </table:table-cell>
          <table:table-cell table:number-columns-repeated="3" office:value-type="float" office:value="322.382" calcext:value-type="float">
            <text:p>322.382</text:p>
          </table:table-cell>
          <table:table-cell office:value-type="float" office:value="323.386" calcext:value-type="float">
            <text:p>323.386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354.362" calcext:value-type="float">
            <text:p>354.362</text:p>
          </table:table-cell>
          <table:table-cell office:value-type="float" office:value="484.384" calcext:value-type="float">
            <text:p>484.384</text:p>
          </table:table-cell>
          <table:table-cell office:value-type="float" office:value="513.352" calcext:value-type="float">
            <text:p>513.352</text:p>
          </table:table-cell>
          <table:table-cell table:number-columns-repeated="2" office:value-type="float" office:value="565.387" calcext:value-type="float">
            <text:p>565.387</text:p>
          </table:table-cell>
          <table:table-cell office:value-type="float" office:value="577.383" calcext:value-type="float">
            <text:p>577.383</text:p>
          </table:table-cell>
          <table:table-cell office:value-type="float" office:value="1004.376" calcext:value-type="float">
            <text:p>1004.376</text:p>
          </table:table-cell>
          <table:table-cell office:value-type="float" office:value="1009.363" calcext:value-type="float">
            <text:p>1009.363</text:p>
          </table:table-cell>
          <table:table-cell/>
          <table:table-cell table:formula="of:=MIN([.A10:.CV10])" office:value-type="float" office:value="0.394" calcext:value-type="float">
            <text:p>0.394</text:p>
          </table:table-cell>
          <table:table-cell table:formula="of:=AVERAGE([.A10:.CT10])" office:value-type="float" office:value="207.605857142857" calcext:value-type="float">
            <text:p>207.6058571429</text:p>
          </table:table-cell>
          <table:table-cell table:formula="of:=AVERAGE([.A10:.CV10])" office:value-type="float" office:value="223.59113" calcext:value-type="float">
            <text:p>223.59113</text:p>
          </table:table-cell>
          <table:table-cell table:formula="of:=MAX([.A10:.CV10])" office:value-type="float" office:value="1009.363" calcext:value-type="float">
            <text:p>1009.363</text:p>
          </table:table-cell>
        </table:table-row>
        <table:table-row table:style-name="ro1">
          <table:table-cell table:number-columns-repeated="11" office:value-type="float" office:value="0.394" calcext:value-type="float">
            <text:p>0.394</text:p>
          </table:table-cell>
          <table:table-cell office:value-type="float" office:value="182.392" calcext:value-type="float">
            <text:p>182.392</text:p>
          </table:table-cell>
          <table:table-cell table:number-columns-repeated="21" office:value-type="float" office:value="183.392" calcext:value-type="float">
            <text:p>183.392</text:p>
          </table:table-cell>
          <table:table-cell table:number-columns-repeated="2" office:value-type="float" office:value="184.392" calcext:value-type="float">
            <text:p>184.392</text:p>
          </table:table-cell>
          <table:table-cell office:value-type="float" office:value="184.393" calcext:value-type="float">
            <text:p>184.393</text:p>
          </table:table-cell>
          <table:table-cell table:number-columns-repeated="2" office:value-type="float" office:value="187.393" calcext:value-type="float">
            <text:p>187.39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90.393" calcext:value-type="float">
            <text:p>190.393</text:p>
          </table:table-cell>
          <table:table-cell office:value-type="float" office:value="192.394" calcext:value-type="float">
            <text:p>192.394</text:p>
          </table:table-cell>
          <table:table-cell office:value-type="float" office:value="193.394" calcext:value-type="float">
            <text:p>193.394</text:p>
          </table:table-cell>
          <table:table-cell office:value-type="float" office:value="194.394" calcext:value-type="float">
            <text:p>194.394</text:p>
          </table:table-cell>
          <table:table-cell office:value-type="float" office:value="195.394" calcext:value-type="float">
            <text:p>195.394</text:p>
          </table:table-cell>
          <table:table-cell table:number-columns-repeated="2" office:value-type="float" office:value="196.394" calcext:value-type="float">
            <text:p>196.394</text:p>
          </table:table-cell>
          <table:table-cell office:value-type="float" office:value="197.394" calcext:value-type="float">
            <text:p>197.394</text:p>
          </table:table-cell>
          <table:table-cell table:number-columns-repeated="10" office:value-type="float" office:value="197.395" calcext:value-type="float">
            <text:p>197.395</text:p>
          </table:table-cell>
          <table:table-cell office:value-type="float" office:value="198.395" calcext:value-type="float">
            <text:p>198.395</text:p>
          </table:table-cell>
          <table:table-cell office:value-type="float" office:value="199.392" calcext:value-type="float">
            <text:p>199.392</text:p>
          </table:table-cell>
          <table:table-cell table:number-columns-repeated="2" office:value-type="float" office:value="199.394" calcext:value-type="float">
            <text:p>199.394</text:p>
          </table:table-cell>
          <table:table-cell office:value-type="float" office:value="200.394" calcext:value-type="float">
            <text:p>200.394</text:p>
          </table:table-cell>
          <table:table-cell table:number-columns-repeated="23" office:value-type="float" office:value="201.394" calcext:value-type="float">
            <text:p>201.394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2.38" calcext:value-type="float">
            <text:p>322.38</text:p>
          </table:table-cell>
          <table:table-cell table:number-columns-repeated="4" office:value-type="float" office:value="322.382" calcext:value-type="float">
            <text:p>322.382</text:p>
          </table:table-cell>
          <table:table-cell office:value-type="float" office:value="323.382" calcext:value-type="float">
            <text:p>323.382</text:p>
          </table:table-cell>
          <table:table-cell office:value-type="float" office:value="323.383" calcext:value-type="float">
            <text:p>323.383</text:p>
          </table:table-cell>
          <table:table-cell office:value-type="float" office:value="323.386" calcext:value-type="float">
            <text:p>323.386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484.378" calcext:value-type="float">
            <text:p>484.378</text:p>
          </table:table-cell>
          <table:table-cell office:value-type="float" office:value="592.382" calcext:value-type="float">
            <text:p>592.382</text:p>
          </table:table-cell>
          <table:table-cell office:value-type="float" office:value="1004.376" calcext:value-type="float">
            <text:p>1004.376</text:p>
          </table:table-cell>
          <table:table-cell office:value-type="float" office:value="1009.363" calcext:value-type="float">
            <text:p>1009.363</text:p>
          </table:table-cell>
          <table:table-cell/>
          <table:table-cell table:formula="of:=MIN([.A11:.CV11])" office:value-type="float" office:value="0.394" calcext:value-type="float">
            <text:p>0.394</text:p>
          </table:table-cell>
          <table:table-cell table:formula="of:=AVERAGE([.A11:.CT11])" office:value-type="float" office:value="193.279816326531" calcext:value-type="float">
            <text:p>193.2798163265</text:p>
          </table:table-cell>
          <table:table-cell table:formula="of:=AVERAGE([.A11:.CV11])" office:value-type="float" office:value="209.55161" calcext:value-type="float">
            <text:p>209.55161</text:p>
          </table:table-cell>
          <table:table-cell table:formula="of:=MAX([.A11:.CV11])" office:value-type="float" office:value="1009.363" calcext:value-type="float">
            <text:p>1009.363</text:p>
          </table:table-cell>
        </table:table-row>
        <table:table-row table:style-name="ro1">
          <table:table-cell table:number-columns-repeated="5" office:value-type="float" office:value="0.394" calcext:value-type="float">
            <text:p>0.394</text:p>
          </table:table-cell>
          <table:table-cell office:value-type="float" office:value="26.391" calcext:value-type="float">
            <text:p>26.391</text:p>
          </table:table-cell>
          <table:table-cell office:value-type="float" office:value="59.391" calcext:value-type="float">
            <text:p>59.391</text:p>
          </table:table-cell>
          <table:table-cell office:value-type="float" office:value="181.393" calcext:value-type="float">
            <text:p>181.393</text:p>
          </table:table-cell>
          <table:table-cell table:number-columns-repeated="24" office:value-type="float" office:value="183.392" calcext:value-type="float">
            <text:p>183.392</text:p>
          </table:table-cell>
          <table:table-cell table:number-columns-repeated="2" office:value-type="float" office:value="183.393" calcext:value-type="float">
            <text:p>183.393</text:p>
          </table:table-cell>
          <table:table-cell office:value-type="float" office:value="184.393" calcext:value-type="float">
            <text:p>184.393</text:p>
          </table:table-cell>
          <table:table-cell table:number-columns-repeated="2" office:value-type="float" office:value="186.393" calcext:value-type="float">
            <text:p>186.393</text:p>
          </table:table-cell>
          <table:table-cell office:value-type="float" office:value="187.394" calcext:value-type="float">
            <text:p>187.394</text:p>
          </table:table-cell>
          <table:table-cell table:number-columns-repeated="2" office:value-type="float" office:value="188.393" calcext:value-type="float">
            <text:p>188.393</text:p>
          </table:table-cell>
          <table:table-cell office:value-type="float" office:value="189.394" calcext:value-type="float">
            <text:p>189.394</text:p>
          </table:table-cell>
          <table:table-cell office:value-type="float" office:value="190.394" calcext:value-type="float">
            <text:p>190.394</text:p>
          </table:table-cell>
          <table:table-cell office:value-type="float" office:value="191.394" calcext:value-type="float">
            <text:p>191.394</text:p>
          </table:table-cell>
          <table:table-cell office:value-type="float" office:value="192.393" calcext:value-type="float">
            <text:p>192.393</text:p>
          </table:table-cell>
          <table:table-cell office:value-type="float" office:value="193.393" calcext:value-type="float">
            <text:p>193.393</text:p>
          </table:table-cell>
          <table:table-cell office:value-type="float" office:value="197.394" calcext:value-type="float">
            <text:p>197.394</text:p>
          </table:table-cell>
          <table:table-cell table:number-columns-repeated="13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office:value-type="float" office:value="198.395" calcext:value-type="float">
            <text:p>198.395</text:p>
          </table:table-cell>
          <table:table-cell office:value-type="float" office:value="199.394" calcext:value-type="float">
            <text:p>199.394</text:p>
          </table:table-cell>
          <table:table-cell table:number-columns-repeated="22" office:value-type="float" office:value="201.394" calcext:value-type="float">
            <text:p>201.394</text:p>
          </table:table-cell>
          <table:table-cell office:value-type="float" office:value="318.385" calcext:value-type="float">
            <text:p>318.385</text:p>
          </table:table-cell>
          <table:table-cell table:number-columns-repeated="2" office:value-type="float" office:value="319.381" calcext:value-type="float">
            <text:p>319.381</text:p>
          </table:table-cell>
          <table:table-cell office:value-type="float" office:value="319.385" calcext:value-type="float">
            <text:p>319.385</text:p>
          </table:table-cell>
          <table:table-cell table:number-columns-repeated="4" office:value-type="float" office:value="322.382" calcext:value-type="float">
            <text:p>322.382</text:p>
          </table:table-cell>
          <table:table-cell table:number-columns-repeated="2" office:value-type="float" office:value="323.386" calcext:value-type="float">
            <text:p>323.386</text:p>
          </table:table-cell>
          <table:table-cell office:value-type="float" office:value="323.388" calcext:value-type="float">
            <text:p>323.388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332.352" calcext:value-type="float">
            <text:p>332.352</text:p>
          </table:table-cell>
          <table:table-cell office:value-type="float" office:value="1004.376" calcext:value-type="float">
            <text:p>1004.376</text:p>
          </table:table-cell>
          <table:table-cell office:value-type="float" office:value="1009.363" calcext:value-type="float">
            <text:p>1009.363</text:p>
          </table:table-cell>
          <table:table-cell/>
          <table:table-cell table:formula="of:=MIN([.A12:.CV12])" office:value-type="float" office:value="0.394" calcext:value-type="float">
            <text:p>0.394</text:p>
          </table:table-cell>
          <table:table-cell table:formula="of:=AVERAGE([.A12:.CT12])" office:value-type="float" office:value="196.912224489796" calcext:value-type="float">
            <text:p>196.9122244898</text:p>
          </table:table-cell>
          <table:table-cell table:formula="of:=AVERAGE([.A12:.CV12])" office:value-type="float" office:value="213.11137" calcext:value-type="float">
            <text:p>213.11137</text:p>
          </table:table-cell>
          <table:table-cell table:formula="of:=MAX([.A12:.CV12])" office:value-type="float" office:value="1009.363" calcext:value-type="float">
            <text:p>1009.363</text:p>
          </table:table-cell>
        </table:table-row>
        <table:table-row table:style-name="ro1">
          <table:table-cell table:number-columns-repeated="4" office:value-type="float" office:value="0.394" calcext:value-type="float">
            <text:p>0.394</text:p>
          </table:table-cell>
          <table:table-cell office:value-type="float" office:value="87.388" calcext:value-type="float">
            <text:p>87.388</text:p>
          </table:table-cell>
          <table:table-cell office:value-type="float" office:value="135.388" calcext:value-type="float">
            <text:p>135.388</text:p>
          </table:table-cell>
          <table:table-cell table:number-columns-repeated="2" office:value-type="float" office:value="182.39" calcext:value-type="float">
            <text:p>182.39</text:p>
          </table:table-cell>
          <table:table-cell office:value-type="float" office:value="182.392" calcext:value-type="float">
            <text:p>182.392</text:p>
          </table:table-cell>
          <table:table-cell office:value-type="float" office:value="182.393" calcext:value-type="float">
            <text:p>182.393</text:p>
          </table:table-cell>
          <table:table-cell table:number-columns-repeated="18" office:value-type="float" office:value="183.392" calcext:value-type="float">
            <text:p>183.392</text:p>
          </table:table-cell>
          <table:table-cell office:value-type="float" office:value="183.393" calcext:value-type="float">
            <text:p>183.393</text:p>
          </table:table-cell>
          <table:table-cell table:number-columns-repeated="2" office:value-type="float" office:value="184.392" calcext:value-type="float">
            <text:p>184.392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5.392" calcext:value-type="float">
            <text:p>185.392</text:p>
          </table:table-cell>
          <table:table-cell office:value-type="float" office:value="186.394" calcext:value-type="float">
            <text:p>186.394</text:p>
          </table:table-cell>
          <table:table-cell office:value-type="float" office:value="187.393" calcext:value-type="float">
            <text:p>187.393</text:p>
          </table:table-cell>
          <table:table-cell table:number-columns-repeated="3" office:value-type="float" office:value="188.393" calcext:value-type="float">
            <text:p>188.393</text:p>
          </table:table-cell>
          <table:table-cell office:value-type="float" office:value="191.394" calcext:value-type="float">
            <text:p>191.394</text:p>
          </table:table-cell>
          <table:table-cell table:number-columns-repeated="2" office:value-type="float" office:value="193.394" calcext:value-type="float">
            <text:p>193.394</text:p>
          </table:table-cell>
          <table:table-cell office:value-type="float" office:value="195.394" calcext:value-type="float">
            <text:p>195.394</text:p>
          </table:table-cell>
          <table:table-cell table:number-columns-repeated="3" office:value-type="float" office:value="196.394" calcext:value-type="float">
            <text:p>196.394</text:p>
          </table:table-cell>
          <table:table-cell office:value-type="float" office:value="196.395" calcext:value-type="float">
            <text:p>196.395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7" office:value-type="float" office:value="197.395" calcext:value-type="float">
            <text:p>197.395</text:p>
          </table:table-cell>
          <table:table-cell office:value-type="float" office:value="199.394" calcext:value-type="float">
            <text:p>199.394</text:p>
          </table:table-cell>
          <table:table-cell office:value-type="float" office:value="200.393" calcext:value-type="float">
            <text:p>200.393</text:p>
          </table:table-cell>
          <table:table-cell table:number-columns-repeated="26" office:value-type="float" office:value="201.394" calcext:value-type="float">
            <text:p>201.394</text:p>
          </table:table-cell>
          <table:table-cell office:value-type="float" office:value="318.378" calcext:value-type="float">
            <text:p>318.378</text:p>
          </table:table-cell>
          <table:table-cell table:number-columns-repeated="2" office:value-type="float" office:value="322.382" calcext:value-type="float">
            <text:p>322.382</text:p>
          </table:table-cell>
          <table:table-cell office:value-type="float" office:value="323.383" calcext:value-type="float">
            <text:p>323.383</text:p>
          </table:table-cell>
          <table:table-cell table:number-columns-repeated="4" office:value-type="float" office:value="324.386" calcext:value-type="float">
            <text:p>324.386</text:p>
          </table:table-cell>
          <table:table-cell office:value-type="float" office:value="477.383" calcext:value-type="float">
            <text:p>477.383</text:p>
          </table:table-cell>
          <table:table-cell office:value-type="float" office:value="478.382" calcext:value-type="float">
            <text:p>478.382</text:p>
          </table:table-cell>
          <table:table-cell office:value-type="float" office:value="483.383" calcext:value-type="float">
            <text:p>483.383</text:p>
          </table:table-cell>
          <table:table-cell office:value-type="float" office:value="567.386" calcext:value-type="float">
            <text:p>567.386</text:p>
          </table:table-cell>
          <table:table-cell office:value-type="float" office:value="576.378" calcext:value-type="float">
            <text:p>576.378</text:p>
          </table:table-cell>
          <table:table-cell office:value-type="float" office:value="583.377" calcext:value-type="float">
            <text:p>583.377</text:p>
          </table:table-cell>
          <table:table-cell office:value-type="float" office:value="592.381" calcext:value-type="float">
            <text:p>592.381</text:p>
          </table:table-cell>
          <table:table-cell office:value-type="float" office:value="1004.376" calcext:value-type="float">
            <text:p>1004.376</text:p>
          </table:table-cell>
          <table:table-cell office:value-type="float" office:value="1009.363" calcext:value-type="float">
            <text:p>1009.363</text:p>
          </table:table-cell>
          <table:table-cell/>
          <table:table-cell table:formula="of:=MIN([.A13:.CV13])" office:value-type="float" office:value="0.394" calcext:value-type="float">
            <text:p>0.394</text:p>
          </table:table-cell>
          <table:table-cell table:formula="of:=AVERAGE([.A13:.CT13])" office:value-type="float" office:value="218.677316326531" calcext:value-type="float">
            <text:p>218.6773163265</text:p>
          </table:table-cell>
          <table:table-cell table:formula="of:=AVERAGE([.A13:.CV13])" office:value-type="float" office:value="234.44116" calcext:value-type="float">
            <text:p>234.44116</text:p>
          </table:table-cell>
          <table:table-cell table:formula="of:=MAX([.A13:.CV13])" office:value-type="float" office:value="1009.363" calcext:value-type="float">
            <text:p>1009.363</text:p>
          </table:table-cell>
        </table:table-row>
        <table:table-row table:style-name="ro1">
          <table:table-cell table:number-columns-repeated="3" office:value-type="float" office:value="0.394" calcext:value-type="float">
            <text:p>0.394</text:p>
          </table:table-cell>
          <table:table-cell office:value-type="float" office:value="157.39" calcext:value-type="float">
            <text:p>157.39</text:p>
          </table:table-cell>
          <table:table-cell office:value-type="float" office:value="172.391" calcext:value-type="float">
            <text:p>172.391</text:p>
          </table:table-cell>
          <table:table-cell office:value-type="float" office:value="181.392" calcext:value-type="float">
            <text:p>181.392</text:p>
          </table:table-cell>
          <table:table-cell table:number-columns-repeated="23" office:value-type="float" office:value="183.392" calcext:value-type="float">
            <text:p>183.392</text:p>
          </table:table-cell>
          <table:table-cell office:value-type="float" office:value="183.393" calcext:value-type="float">
            <text:p>183.393</text:p>
          </table:table-cell>
          <table:table-cell table:number-columns-repeated="2" office:value-type="float" office:value="185.392" calcext:value-type="float">
            <text:p>185.392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7.393" calcext:value-type="float">
            <text:p>187.393</text:p>
          </table:table-cell>
          <table:table-cell office:value-type="float" office:value="189.393" calcext:value-type="float">
            <text:p>189.393</text:p>
          </table:table-cell>
          <table:table-cell table:number-columns-repeated="2" office:value-type="float" office:value="190.393" calcext:value-type="float">
            <text:p>190.393</text:p>
          </table:table-cell>
          <table:table-cell office:value-type="float" office:value="190.394" calcext:value-type="float">
            <text:p>190.394</text:p>
          </table:table-cell>
          <table:table-cell table:number-columns-repeated="2" office:value-type="float" office:value="191.394" calcext:value-type="float">
            <text:p>191.394</text:p>
          </table:table-cell>
          <table:table-cell office:value-type="float" office:value="192.394" calcext:value-type="float">
            <text:p>192.394</text:p>
          </table:table-cell>
          <table:table-cell office:value-type="float" office:value="193.393" calcext:value-type="float">
            <text:p>193.393</text:p>
          </table:table-cell>
          <table:table-cell office:value-type="float" office:value="193.395" calcext:value-type="float">
            <text:p>193.395</text:p>
          </table:table-cell>
          <table:table-cell table:number-columns-repeated="2" office:value-type="float" office:value="195.394" calcext:value-type="float">
            <text:p>195.394</text:p>
          </table:table-cell>
          <table:table-cell table:number-columns-repeated="13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table:number-columns-repeated="2" office:value-type="float" office:value="198.395" calcext:value-type="float">
            <text:p>198.395</text:p>
          </table:table-cell>
          <table:table-cell table:number-columns-repeated="32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23.386" calcext:value-type="float">
            <text:p>323.386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326.372" calcext:value-type="float">
            <text:p>326.372</text:p>
          </table:table-cell>
          <table:table-cell office:value-type="float" office:value="1001.378" calcext:value-type="float">
            <text:p>1001.378</text:p>
          </table:table-cell>
          <table:table-cell office:value-type="float" office:value="1004.376" calcext:value-type="float">
            <text:p>1004.376</text:p>
          </table:table-cell>
          <table:table-cell office:value-type="float" office:value="1009.363" calcext:value-type="float">
            <text:p>1009.363</text:p>
          </table:table-cell>
          <table:table-cell/>
          <table:table-cell table:formula="of:=MIN([.A14:.CV14])" office:value-type="float" office:value="0.394" calcext:value-type="float">
            <text:p>0.394</text:p>
          </table:table-cell>
          <table:table-cell table:formula="of:=AVERAGE([.A14:.CT14])" office:value-type="float" office:value="199.535795918367" calcext:value-type="float">
            <text:p>199.5357959184</text:p>
          </table:table-cell>
          <table:table-cell table:formula="of:=AVERAGE([.A14:.CV14])" office:value-type="float" office:value="215.68247" calcext:value-type="float">
            <text:p>215.68247</text:p>
          </table:table-cell>
          <table:table-cell table:formula="of:=MAX([.A14:.CV14])" office:value-type="float" office:value="1009.363" calcext:value-type="float">
            <text:p>1009.363</text:p>
          </table:table-cell>
        </table:table-row>
        <table:table-row table:style-name="ro1">
          <table:table-cell table:number-columns-repeated="5" office:value-type="float" office:value="0.394" calcext:value-type="float">
            <text:p>0.394</text:p>
          </table:table-cell>
          <table:table-cell table:number-columns-repeated="2" office:value-type="float" office:value="26.391" calcext:value-type="float">
            <text:p>26.391</text:p>
          </table:table-cell>
          <table:table-cell office:value-type="float" office:value="32.39" calcext:value-type="float">
            <text:p>32.39</text:p>
          </table:table-cell>
          <table:table-cell office:value-type="float" office:value="90.39" calcext:value-type="float">
            <text:p>90.39</text:p>
          </table:table-cell>
          <table:table-cell office:value-type="float" office:value="171.392" calcext:value-type="float">
            <text:p>171.392</text:p>
          </table:table-cell>
          <table:table-cell table:number-columns-repeated="25" office:value-type="float" office:value="183.392" calcext:value-type="float">
            <text:p>183.392</text:p>
          </table:table-cell>
          <table:table-cell table:number-columns-repeated="2" office:value-type="float" office:value="183.393" calcext:value-type="float">
            <text:p>183.393</text:p>
          </table:table-cell>
          <table:table-cell table:number-columns-repeated="2" office:value-type="float" office:value="184.393" calcext:value-type="float">
            <text:p>184.393</text:p>
          </table:table-cell>
          <table:table-cell table:number-columns-repeated="2"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8.393" calcext:value-type="float">
            <text:p>188.393</text:p>
          </table:table-cell>
          <table:table-cell table:number-columns-repeated="2" office:value-type="float" office:value="190.393" calcext:value-type="float">
            <text:p>190.393</text:p>
          </table:table-cell>
          <table:table-cell office:value-type="float" office:value="190.394" calcext:value-type="float">
            <text:p>190.394</text:p>
          </table:table-cell>
          <table:table-cell table:number-columns-repeated="2" office:value-type="float" office:value="192.393" calcext:value-type="float">
            <text:p>192.393</text:p>
          </table:table-cell>
          <table:table-cell table:number-columns-repeated="2" office:value-type="float" office:value="192.394" calcext:value-type="float">
            <text:p>192.394</text:p>
          </table:table-cell>
          <table:table-cell office:value-type="float" office:value="193.394" calcext:value-type="float">
            <text:p>193.394</text:p>
          </table:table-cell>
          <table:table-cell office:value-type="float" office:value="195.395" calcext:value-type="float">
            <text:p>195.395</text:p>
          </table:table-cell>
          <table:table-cell table:number-columns-repeated="2" office:value-type="float" office:value="196.395" calcext:value-type="float">
            <text:p>196.395</text:p>
          </table:table-cell>
          <table:table-cell table:number-columns-repeated="8" office:value-type="float" office:value="197.395" calcext:value-type="float">
            <text:p>197.395</text:p>
          </table:table-cell>
          <table:table-cell office:value-type="float" office:value="199.394" calcext:value-type="float">
            <text:p>199.394</text:p>
          </table:table-cell>
          <table:table-cell office:value-type="float" office:value="200.391" calcext:value-type="float">
            <text:p>200.391</text:p>
          </table:table-cell>
          <table:table-cell table:number-columns-repeated="22" office:value-type="float" office:value="201.394" calcext:value-type="float">
            <text:p>201.394</text:p>
          </table:table-cell>
          <table:table-cell office:value-type="float" office:value="319.385" calcext:value-type="float">
            <text:p>319.385</text:p>
          </table:table-cell>
          <table:table-cell table:number-columns-repeated="2" office:value-type="float" office:value="322.382" calcext:value-type="float">
            <text:p>322.382</text:p>
          </table:table-cell>
          <table:table-cell office:value-type="float" office:value="323.383" calcext:value-type="float">
            <text:p>323.383</text:p>
          </table:table-cell>
          <table:table-cell office:value-type="float" office:value="323.385" calcext:value-type="float">
            <text:p>323.385</text:p>
          </table:table-cell>
          <table:table-cell office:value-type="float" office:value="324.382" calcext:value-type="float">
            <text:p>324.382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354.331" calcext:value-type="float">
            <text:p>354.331</text:p>
          </table:table-cell>
          <table:table-cell office:value-type="float" office:value="478.382" calcext:value-type="float">
            <text:p>478.382</text:p>
          </table:table-cell>
          <table:table-cell office:value-type="float" office:value="582.381" calcext:value-type="float">
            <text:p>582.381</text:p>
          </table:table-cell>
          <table:table-cell office:value-type="float" office:value="1004.376" calcext:value-type="float">
            <text:p>1004.376</text:p>
          </table:table-cell>
          <table:table-cell office:value-type="float" office:value="1009.363" calcext:value-type="float">
            <text:p>1009.363</text:p>
          </table:table-cell>
          <table:table-cell office:value-type="float" office:value="1285.366" calcext:value-type="float">
            <text:p>1285.366</text:p>
          </table:table-cell>
          <table:table-cell/>
          <table:table-cell table:formula="of:=MIN([.A15:.CV15])" office:value-type="float" office:value="0.394" calcext:value-type="float">
            <text:p>0.394</text:p>
          </table:table-cell>
          <table:table-cell table:formula="of:=AVERAGE([.A15:.CT15])" office:value-type="float" office:value="203.575051020408" calcext:value-type="float">
            <text:p>203.5750510204</text:p>
          </table:table-cell>
          <table:table-cell table:formula="of:=AVERAGE([.A15:.CV15])" office:value-type="float" office:value="222.45084" calcext:value-type="float">
            <text:p>222.45084</text:p>
          </table:table-cell>
          <table:table-cell table:formula="of:=MAX([.A15:.CV15])" office:value-type="float" office:value="1285.366" calcext:value-type="float">
            <text:p>1285.366</text:p>
          </table:table-cell>
        </table:table-row>
        <table:table-row table:style-name="ro1">
          <table:table-cell table:number-columns-repeated="8" office:value-type="float" office:value="0.394" calcext:value-type="float">
            <text:p>0.394</text:p>
          </table:table-cell>
          <table:table-cell office:value-type="float" office:value="17.391" calcext:value-type="float">
            <text:p>17.391</text:p>
          </table:table-cell>
          <table:table-cell table:number-columns-repeated="2" office:value-type="float" office:value="172.392" calcext:value-type="float">
            <text:p>172.392</text:p>
          </table:table-cell>
          <table:table-cell table:number-columns-repeated="20" office:value-type="float" office:value="183.392" calcext:value-type="float">
            <text:p>183.392</text:p>
          </table:table-cell>
          <table:table-cell office:value-type="float" office:value="183.393" calcext:value-type="float">
            <text:p>183.393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9.393" calcext:value-type="float">
            <text:p>189.393</text:p>
          </table:table-cell>
          <table:table-cell office:value-type="float" office:value="189.394" calcext:value-type="float">
            <text:p>189.394</text:p>
          </table:table-cell>
          <table:table-cell office:value-type="float" office:value="190.393" calcext:value-type="float">
            <text:p>190.393</text:p>
          </table:table-cell>
          <table:table-cell table:number-columns-repeated="2" office:value-type="float" office:value="191.394" calcext:value-type="float">
            <text:p>191.394</text:p>
          </table:table-cell>
          <table:table-cell office:value-type="float" office:value="192.394" calcext:value-type="float">
            <text:p>192.394</text:p>
          </table:table-cell>
          <table:table-cell office:value-type="float" office:value="193.392" calcext:value-type="float">
            <text:p>193.392</text:p>
          </table:table-cell>
          <table:table-cell office:value-type="float" office:value="193.393" calcext:value-type="float">
            <text:p>193.393</text:p>
          </table:table-cell>
          <table:table-cell office:value-type="float" office:value="193.394" calcext:value-type="float">
            <text:p>193.394</text:p>
          </table:table-cell>
          <table:table-cell office:value-type="float" office:value="194.394" calcext:value-type="float">
            <text:p>194.394</text:p>
          </table:table-cell>
          <table:table-cell office:value-type="float" office:value="195.394" calcext:value-type="float">
            <text:p>195.394</text:p>
          </table:table-cell>
          <table:table-cell office:value-type="float" office:value="196.389" calcext:value-type="float">
            <text:p>196.389</text:p>
          </table:table-cell>
          <table:table-cell office:value-type="float" office:value="196.394" calcext:value-type="float">
            <text:p>196.394</text:p>
          </table:table-cell>
          <table:table-cell table:number-columns-repeated="5" office:value-type="float" office:value="197.395" calcext:value-type="float">
            <text:p>197.395</text:p>
          </table:table-cell>
          <table:table-cell table:number-columns-repeated="31" office:value-type="float" office:value="201.394" calcext:value-type="float">
            <text:p>201.394</text:p>
          </table:table-cell>
          <table:table-cell office:value-type="float" office:value="319.385" calcext:value-type="float">
            <text:p>319.385</text:p>
          </table:table-cell>
          <table:table-cell office:value-type="float" office:value="320.381" calcext:value-type="float">
            <text:p>320.381</text:p>
          </table:table-cell>
          <table:table-cell office:value-type="float" office:value="321.385" calcext:value-type="float">
            <text:p>321.385</text:p>
          </table:table-cell>
          <table:table-cell table:number-columns-repeated="2" office:value-type="float" office:value="322.382" calcext:value-type="float">
            <text:p>322.382</text:p>
          </table:table-cell>
          <table:table-cell office:value-type="float" office:value="322.385" calcext:value-type="float">
            <text:p>322.385</text:p>
          </table:table-cell>
          <table:table-cell office:value-type="float" office:value="323.384" calcext:value-type="float">
            <text:p>323.384</text:p>
          </table:table-cell>
          <table:table-cell table:number-columns-repeated="3" office:value-type="float" office:value="324.386" calcext:value-type="float">
            <text:p>324.386</text:p>
          </table:table-cell>
          <table:table-cell office:value-type="float" office:value="344.361" calcext:value-type="float">
            <text:p>344.361</text:p>
          </table:table-cell>
          <table:table-cell office:value-type="float" office:value="476.378" calcext:value-type="float">
            <text:p>476.378</text:p>
          </table:table-cell>
          <table:table-cell office:value-type="float" office:value="1009.363" calcext:value-type="float">
            <text:p>1009.363</text:p>
          </table:table-cell>
          <table:table-cell office:value-type="float" office:value="1019.37" calcext:value-type="float">
            <text:p>1019.37</text:p>
          </table:table-cell>
          <table:table-cell office:value-type="float" office:value="1031.375" calcext:value-type="float">
            <text:p>1031.375</text:p>
          </table:table-cell>
          <table:table-cell office:value-type="float" office:value="1277.356" calcext:value-type="float">
            <text:p>1277.356</text:p>
          </table:table-cell>
          <table:table-cell office:value-type="float" office:value="1285.366" calcext:value-type="float">
            <text:p>1285.366</text:p>
          </table:table-cell>
          <table:table-cell/>
          <table:table-cell table:formula="of:=MIN([.A16:.CV16])" office:value-type="float" office:value="0.394" calcext:value-type="float">
            <text:p>0.394</text:p>
          </table:table-cell>
          <table:table-cell table:formula="of:=AVERAGE([.A16:.CT16])" office:value-type="float" office:value="218.666693877551" calcext:value-type="float">
            <text:p>218.6666938776</text:p>
          </table:table-cell>
          <table:table-cell table:formula="of:=AVERAGE([.A16:.CV16])" office:value-type="float" office:value="239.92058" calcext:value-type="float">
            <text:p>239.92058</text:p>
          </table:table-cell>
          <table:table-cell table:formula="of:=MAX([.A16:.CV16])" office:value-type="float" office:value="1285.366" calcext:value-type="float">
            <text:p>1285.366</text:p>
          </table:table-cell>
        </table:table-row>
        <table:table-row table:style-name="ro1">
          <table:table-cell table:number-columns-repeated="3" office:value-type="float" office:value="0.394" calcext:value-type="float">
            <text:p>0.394</text:p>
          </table:table-cell>
          <table:table-cell office:value-type="float" office:value="26.391" calcext:value-type="float">
            <text:p>26.391</text:p>
          </table:table-cell>
          <table:table-cell table:number-columns-repeated="3" office:value-type="float" office:value="32.39" calcext:value-type="float">
            <text:p>32.39</text:p>
          </table:table-cell>
          <table:table-cell office:value-type="float" office:value="81.389" calcext:value-type="float">
            <text:p>81.389</text:p>
          </table:table-cell>
          <table:table-cell office:value-type="float" office:value="165.391" calcext:value-type="float">
            <text:p>165.391</text:p>
          </table:table-cell>
          <table:table-cell office:value-type="float" office:value="167.385" calcext:value-type="float">
            <text:p>167.385</text:p>
          </table:table-cell>
          <table:table-cell office:value-type="float" office:value="181.391" calcext:value-type="float">
            <text:p>181.391</text:p>
          </table:table-cell>
          <table:table-cell office:value-type="float" office:value="182.393" calcext:value-type="float">
            <text:p>182.393</text:p>
          </table:table-cell>
          <table:table-cell office:value-type="float" office:value="183.39" calcext:value-type="float">
            <text:p>183.39</text:p>
          </table:table-cell>
          <table:table-cell table:number-columns-repeated="17" office:value-type="float" office:value="183.392" calcext:value-type="float">
            <text:p>183.392</text:p>
          </table:table-cell>
          <table:table-cell office:value-type="float" office:value="189.394" calcext:value-type="float">
            <text:p>189.394</text:p>
          </table:table-cell>
          <table:table-cell table:number-columns-repeated="3" office:value-type="float" office:value="190.393" calcext:value-type="float">
            <text:p>190.393</text:p>
          </table:table-cell>
          <table:table-cell office:value-type="float" office:value="190.394" calcext:value-type="float">
            <text:p>190.394</text:p>
          </table:table-cell>
          <table:table-cell office:value-type="float" office:value="192.394" calcext:value-type="float">
            <text:p>192.394</text:p>
          </table:table-cell>
          <table:table-cell table:number-columns-repeated="2" office:value-type="float" office:value="193.394" calcext:value-type="float">
            <text:p>193.394</text:p>
          </table:table-cell>
          <table:table-cell table:number-columns-repeated="2" office:value-type="float" office:value="194.394" calcext:value-type="float">
            <text:p>194.394</text:p>
          </table:table-cell>
          <table:table-cell office:value-type="float" office:value="195.394" calcext:value-type="float">
            <text:p>195.394</text:p>
          </table:table-cell>
          <table:table-cell office:value-type="float" office:value="196.394" calcext:value-type="float">
            <text:p>196.394</text:p>
          </table:table-cell>
          <table:table-cell table:number-columns-repeated="11" office:value-type="float" office:value="197.395" calcext:value-type="float">
            <text:p>197.395</text:p>
          </table:table-cell>
          <table:table-cell office:value-type="float" office:value="198.395" calcext:value-type="float">
            <text:p>198.395</text:p>
          </table:table-cell>
          <table:table-cell office:value-type="float" office:value="199.394" calcext:value-type="float">
            <text:p>199.394</text:p>
          </table:table-cell>
          <table:table-cell office:value-type="float" office:value="199.395" calcext:value-type="float">
            <text:p>199.395</text:p>
          </table:table-cell>
          <table:table-cell office:value-type="float" office:value="200.393" calcext:value-type="float">
            <text:p>200.393</text:p>
          </table:table-cell>
          <table:table-cell office:value-type="float" office:value="200.394" calcext:value-type="float">
            <text:p>200.394</text:p>
          </table:table-cell>
          <table:table-cell table:number-columns-repeated="24" office:value-type="float" office:value="201.394" calcext:value-type="float">
            <text:p>201.394</text:p>
          </table:table-cell>
          <table:table-cell office:value-type="float" office:value="319.381" calcext:value-type="float">
            <text:p>319.381</text:p>
          </table:table-cell>
          <table:table-cell office:value-type="float" office:value="322.382" calcext:value-type="float">
            <text:p>322.382</text:p>
          </table:table-cell>
          <table:table-cell office:value-type="float" office:value="322.386" calcext:value-type="float">
            <text:p>322.386</text:p>
          </table:table-cell>
          <table:table-cell office:value-type="float" office:value="323.384" calcext:value-type="float">
            <text:p>323.384</text:p>
          </table:table-cell>
          <table:table-cell office:value-type="float" office:value="323.386" calcext:value-type="float">
            <text:p>323.386</text:p>
          </table:table-cell>
          <table:table-cell office:value-type="float" office:value="324.383" calcext:value-type="float">
            <text:p>324.383</text:p>
          </table:table-cell>
          <table:table-cell office:value-type="float" office:value="324.384" calcext:value-type="float">
            <text:p>324.384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481.378" calcext:value-type="float">
            <text:p>481.378</text:p>
          </table:table-cell>
          <table:table-cell office:value-type="float" office:value="562.384" calcext:value-type="float">
            <text:p>562.384</text:p>
          </table:table-cell>
          <table:table-cell office:value-type="float" office:value="573.382" calcext:value-type="float">
            <text:p>573.382</text:p>
          </table:table-cell>
          <table:table-cell office:value-type="float" office:value="687.376" calcext:value-type="float">
            <text:p>687.376</text:p>
          </table:table-cell>
          <table:table-cell office:value-type="float" office:value="781.372" calcext:value-type="float">
            <text:p>781.372</text:p>
          </table:table-cell>
          <table:table-cell office:value-type="float" office:value="785.37" calcext:value-type="float">
            <text:p>785.37</text:p>
          </table:table-cell>
          <table:table-cell office:value-type="float" office:value="798.282" calcext:value-type="float">
            <text:p>798.282</text:p>
          </table:table-cell>
          <table:table-cell office:value-type="float" office:value="1015.363" calcext:value-type="float">
            <text:p>1015.363</text:p>
          </table:table-cell>
          <table:table-cell office:value-type="float" office:value="1277.356" calcext:value-type="float">
            <text:p>1277.356</text:p>
          </table:table-cell>
          <table:table-cell office:value-type="float" office:value="1285.366" calcext:value-type="float">
            <text:p>1285.366</text:p>
          </table:table-cell>
          <table:table-cell/>
          <table:table-cell table:formula="of:=MIN([.A17:.CV17])" office:value-type="float" office:value="0.394" calcext:value-type="float">
            <text:p>0.394</text:p>
          </table:table-cell>
          <table:table-cell table:formula="of:=AVERAGE([.A17:.CT17])" office:value-type="float" office:value="232.512469387755" calcext:value-type="float">
            <text:p>232.5124693878</text:p>
          </table:table-cell>
          <table:table-cell table:formula="of:=AVERAGE([.A17:.CV17])" office:value-type="float" office:value="253.48944" calcext:value-type="float">
            <text:p>253.48944</text:p>
          </table:table-cell>
          <table:table-cell table:formula="of:=MAX([.A17:.CV17])" office:value-type="float" office:value="1285.366" calcext:value-type="float">
            <text:p>1285.366</text:p>
          </table:table-cell>
        </table:table-row>
        <table:table-row table:style-name="ro1">
          <table:table-cell table:number-columns-repeated="5" office:value-type="float" office:value="0.394" calcext:value-type="float">
            <text:p>0.394</text:p>
          </table:table-cell>
          <table:table-cell office:value-type="float" office:value="26.391" calcext:value-type="float">
            <text:p>26.391</text:p>
          </table:table-cell>
          <table:table-cell office:value-type="float" office:value="140.39" calcext:value-type="float">
            <text:p>140.39</text:p>
          </table:table-cell>
          <table:table-cell office:value-type="float" office:value="161.389" calcext:value-type="float">
            <text:p>161.389</text:p>
          </table:table-cell>
          <table:table-cell office:value-type="float" office:value="169.387" calcext:value-type="float">
            <text:p>169.387</text:p>
          </table:table-cell>
          <table:table-cell office:value-type="float" office:value="176.392" calcext:value-type="float">
            <text:p>176.392</text:p>
          </table:table-cell>
          <table:table-cell table:number-columns-repeated="2" office:value-type="float" office:value="182.393" calcext:value-type="float">
            <text:p>182.393</text:p>
          </table:table-cell>
          <table:table-cell table:number-columns-repeated="2" office:value-type="float" office:value="183.39" calcext:value-type="float">
            <text:p>183.39</text:p>
          </table:table-cell>
          <table:table-cell table:number-columns-repeated="17" office:value-type="float" office:value="183.392" calcext:value-type="float">
            <text:p>183.392</text:p>
          </table:table-cell>
          <table:table-cell table:number-columns-repeated="2" office:value-type="float" office:value="183.393" calcext:value-type="float">
            <text:p>183.393</text:p>
          </table:table-cell>
          <table:table-cell office:value-type="float" office:value="183.394" calcext:value-type="float">
            <text:p>183.394</text:p>
          </table:table-cell>
          <table:table-cell office:value-type="float" office:value="184.391" calcext:value-type="float">
            <text:p>184.391</text:p>
          </table:table-cell>
          <table:table-cell office:value-type="float" office:value="184.394" calcext:value-type="float">
            <text:p>184.394</text:p>
          </table:table-cell>
          <table:table-cell office:value-type="float" office:value="185.394" calcext:value-type="float">
            <text:p>185.394</text:p>
          </table:table-cell>
          <table:table-cell table:number-columns-repeated="2" office:value-type="float" office:value="189.394" calcext:value-type="float">
            <text:p>189.394</text:p>
          </table:table-cell>
          <table:table-cell table:number-columns-repeated="2" office:value-type="float" office:value="193.394" calcext:value-type="float">
            <text:p>193.394</text:p>
          </table:table-cell>
          <table:table-cell office:value-type="float" office:value="195.394" calcext:value-type="float">
            <text:p>195.394</text:p>
          </table:table-cell>
          <table:table-cell office:value-type="float" office:value="196.394" calcext:value-type="float">
            <text:p>196.394</text:p>
          </table:table-cell>
          <table:table-cell office:value-type="float" office:value="196.395" calcext:value-type="float">
            <text:p>196.395</text:p>
          </table:table-cell>
          <table:table-cell office:value-type="float" office:value="197.394" calcext:value-type="float">
            <text:p>197.394</text:p>
          </table:table-cell>
          <table:table-cell table:number-columns-repeated="12" office:value-type="float" office:value="197.395" calcext:value-type="float">
            <text:p>197.395</text:p>
          </table:table-cell>
          <table:table-cell office:value-type="float" office:value="199.394" calcext:value-type="float">
            <text:p>199.394</text:p>
          </table:table-cell>
          <table:table-cell office:value-type="float" office:value="199.395" calcext:value-type="float">
            <text:p>199.395</text:p>
          </table:table-cell>
          <table:table-cell office:value-type="float" office:value="200.394" calcext:value-type="float">
            <text:p>200.394</text:p>
          </table:table-cell>
          <table:table-cell table:number-columns-repeated="25" office:value-type="float" office:value="201.394" calcext:value-type="float">
            <text:p>201.394</text:p>
          </table:table-cell>
          <table:table-cell office:value-type="float" office:value="202.395" calcext:value-type="float">
            <text:p>202.395</text:p>
          </table:table-cell>
          <table:table-cell office:value-type="float" office:value="319.38" calcext:value-type="float">
            <text:p>319.38</text:p>
          </table:table-cell>
          <table:table-cell office:value-type="float" office:value="320.383" calcext:value-type="float">
            <text:p>320.383</text:p>
          </table:table-cell>
          <table:table-cell office:value-type="float" office:value="322.382" calcext:value-type="float">
            <text:p>322.382</text:p>
          </table:table-cell>
          <table:table-cell office:value-type="float" office:value="323.384" calcext:value-type="float">
            <text:p>323.384</text:p>
          </table:table-cell>
          <table:table-cell table:number-columns-repeated="3" office:value-type="float" office:value="324.386" calcext:value-type="float">
            <text:p>324.386</text:p>
          </table:table-cell>
          <table:table-cell office:value-type="float" office:value="325.382" calcext:value-type="float">
            <text:p>325.382</text:p>
          </table:table-cell>
          <table:table-cell office:value-type="float" office:value="576.379" calcext:value-type="float">
            <text:p>576.379</text:p>
          </table:table-cell>
          <table:table-cell office:value-type="float" office:value="576.381" calcext:value-type="float">
            <text:p>576.381</text:p>
          </table:table-cell>
          <table:table-cell office:value-type="float" office:value="582.379" calcext:value-type="float">
            <text:p>582.379</text:p>
          </table:table-cell>
          <table:table-cell office:value-type="float" office:value="1277.356" calcext:value-type="float">
            <text:p>1277.356</text:p>
          </table:table-cell>
          <table:table-cell office:value-type="float" office:value="1285.366" calcext:value-type="float">
            <text:p>1285.366</text:p>
          </table:table-cell>
          <table:table-cell office:value-type="float" office:value="1286.366" calcext:value-type="float">
            <text:p>1286.366</text:p>
          </table:table-cell>
          <table:table-cell/>
          <table:table-cell table:formula="of:=MIN([.A18:.CV18])" office:value-type="float" office:value="0.394" calcext:value-type="float">
            <text:p>0.394</text:p>
          </table:table-cell>
          <table:table-cell table:formula="of:=AVERAGE([.A18:.CT18])" office:value-type="float" office:value="214.106051020408" calcext:value-type="float">
            <text:p>214.1060510204</text:p>
          </table:table-cell>
          <table:table-cell table:formula="of:=AVERAGE([.A18:.CV18])" office:value-type="float" office:value="235.54125" calcext:value-type="float">
            <text:p>235.54125</text:p>
          </table:table-cell>
          <table:table-cell table:formula="of:=MAX([.A18:.CV18])" office:value-type="float" office:value="1286.366" calcext:value-type="float">
            <text:p>1286.366</text:p>
          </table:table-cell>
        </table:table-row>
        <table:table-row table:style-name="ro1">
          <table:table-cell table:number-columns-repeated="2" office:value-type="float" office:value="0.394" calcext:value-type="float">
            <text:p>0.394</text:p>
          </table:table-cell>
          <table:table-cell office:value-type="float" office:value="45.39" calcext:value-type="float">
            <text:p>45.39</text:p>
          </table:table-cell>
          <table:table-cell office:value-type="float" office:value="144.39" calcext:value-type="float">
            <text:p>144.39</text:p>
          </table:table-cell>
          <table:table-cell office:value-type="float" office:value="146.389" calcext:value-type="float">
            <text:p>146.389</text:p>
          </table:table-cell>
          <table:table-cell office:value-type="float" office:value="181.392" calcext:value-type="float">
            <text:p>181.392</text:p>
          </table:table-cell>
          <table:table-cell office:value-type="float" office:value="182.393" calcext:value-type="float">
            <text:p>182.393</text:p>
          </table:table-cell>
          <table:table-cell office:value-type="float" office:value="182.394" calcext:value-type="float">
            <text:p>182.394</text:p>
          </table:table-cell>
          <table:table-cell table:number-columns-repeated="22" office:value-type="float" office:value="183.392" calcext:value-type="float">
            <text:p>183.392</text:p>
          </table:table-cell>
          <table:table-cell office:value-type="float" office:value="183.394" calcext:value-type="float">
            <text:p>183.394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table:number-columns-repeated="2" office:value-type="float" office:value="187.393" calcext:value-type="float">
            <text:p>187.39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90.393" calcext:value-type="float">
            <text:p>190.393</text:p>
          </table:table-cell>
          <table:table-cell table:number-columns-repeated="3" office:value-type="float" office:value="190.394" calcext:value-type="float">
            <text:p>190.394</text:p>
          </table:table-cell>
          <table:table-cell office:value-type="float" office:value="191.39" calcext:value-type="float">
            <text:p>191.39</text:p>
          </table:table-cell>
          <table:table-cell office:value-type="float" office:value="192.394" calcext:value-type="float">
            <text:p>192.394</text:p>
          </table:table-cell>
          <table:table-cell table:number-columns-repeated="2" office:value-type="float" office:value="193.394" calcext:value-type="float">
            <text:p>193.394</text:p>
          </table:table-cell>
          <table:table-cell office:value-type="float" office:value="193.395" calcext:value-type="float">
            <text:p>193.395</text:p>
          </table:table-cell>
          <table:table-cell office:value-type="float" office:value="194.394" calcext:value-type="float">
            <text:p>194.394</text:p>
          </table:table-cell>
          <table:table-cell office:value-type="float" office:value="195.394" calcext:value-type="float">
            <text:p>195.394</text:p>
          </table:table-cell>
          <table:table-cell office:value-type="float" office:value="196.393" calcext:value-type="float">
            <text:p>196.393</text:p>
          </table:table-cell>
          <table:table-cell office:value-type="float" office:value="196.394" calcext:value-type="float">
            <text:p>196.394</text:p>
          </table:table-cell>
          <table:table-cell table:number-columns-repeated="8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office:value-type="float" office:value="198.395" calcext:value-type="float">
            <text:p>198.395</text:p>
          </table:table-cell>
          <table:table-cell table:number-columns-repeated="2" office:value-type="float" office:value="199.394" calcext:value-type="float">
            <text:p>199.394</text:p>
          </table:table-cell>
          <table:table-cell office:value-type="float" office:value="200.395" calcext:value-type="float">
            <text:p>200.395</text:p>
          </table:table-cell>
          <table:table-cell table:number-columns-repeated="19" office:value-type="float" office:value="201.394" calcext:value-type="float">
            <text:p>201.394</text:p>
          </table:table-cell>
          <table:table-cell table:number-columns-repeated="2" office:value-type="float" office:value="319.385" calcext:value-type="float">
            <text:p>319.385</text:p>
          </table:table-cell>
          <table:table-cell office:value-type="float" office:value="320.381" calcext:value-type="float">
            <text:p>320.381</text:p>
          </table:table-cell>
          <table:table-cell office:value-type="float" office:value="322.381" calcext:value-type="float">
            <text:p>322.381</text:p>
          </table:table-cell>
          <table:table-cell office:value-type="float" office:value="322.382" calcext:value-type="float">
            <text:p>322.382</text:p>
          </table:table-cell>
          <table:table-cell office:value-type="float" office:value="323.386" calcext:value-type="float">
            <text:p>323.386</text:p>
          </table:table-cell>
          <table:table-cell office:value-type="float" office:value="482.378" calcext:value-type="float">
            <text:p>482.378</text:p>
          </table:table-cell>
          <table:table-cell office:value-type="float" office:value="559.383" calcext:value-type="float">
            <text:p>559.383</text:p>
          </table:table-cell>
          <table:table-cell office:value-type="float" office:value="562.382" calcext:value-type="float">
            <text:p>562.382</text:p>
          </table:table-cell>
          <table:table-cell office:value-type="float" office:value="568.378" calcext:value-type="float">
            <text:p>568.378</text:p>
          </table:table-cell>
          <table:table-cell office:value-type="float" office:value="577.377" calcext:value-type="float">
            <text:p>577.377</text:p>
          </table:table-cell>
          <table:table-cell office:value-type="float" office:value="577.38" calcext:value-type="float">
            <text:p>577.38</text:p>
          </table:table-cell>
          <table:table-cell office:value-type="float" office:value="577.383" calcext:value-type="float">
            <text:p>577.383</text:p>
          </table:table-cell>
          <table:table-cell office:value-type="float" office:value="583.38" calcext:value-type="float">
            <text:p>583.38</text:p>
          </table:table-cell>
          <table:table-cell office:value-type="float" office:value="584.379" calcext:value-type="float">
            <text:p>584.379</text:p>
          </table:table-cell>
          <table:table-cell table:number-columns-repeated="2" office:value-type="float" office:value="1285.366" calcext:value-type="float">
            <text:p>1285.366</text:p>
          </table:table-cell>
          <table:table-cell office:value-type="float" office:value="1286.366" calcext:value-type="float">
            <text:p>1286.366</text:p>
          </table:table-cell>
          <table:table-cell office:value-type="float" office:value="1313.365" calcext:value-type="float">
            <text:p>1313.365</text:p>
          </table:table-cell>
          <table:table-cell/>
          <table:table-cell table:formula="of:=MIN([.A19:.CV19])" office:value-type="float" office:value="0.394" calcext:value-type="float">
            <text:p>0.394</text:p>
          </table:table-cell>
          <table:table-cell table:formula="of:=AVERAGE([.A19:.CT19])" office:value-type="float" office:value="250.145979591837" calcext:value-type="float">
            <text:p>250.1459795918</text:p>
          </table:table-cell>
          <table:table-cell table:formula="of:=AVERAGE([.A19:.CV19])" office:value-type="float" office:value="271.14037" calcext:value-type="float">
            <text:p>271.14037</text:p>
          </table:table-cell>
          <table:table-cell table:formula="of:=MAX([.A19:.CV19])" office:value-type="float" office:value="1313.365" calcext:value-type="float">
            <text:p>1313.365</text:p>
          </table:table-cell>
        </table:table-row>
        <table:table-row table:style-name="ro1">
          <table:table-cell table:number-columns-repeated="7" office:value-type="float" office:value="0.394" calcext:value-type="float">
            <text:p>0.394</text:p>
          </table:table-cell>
          <table:table-cell office:value-type="float" office:value="157.389" calcext:value-type="float">
            <text:p>157.389</text:p>
          </table:table-cell>
          <table:table-cell table:number-columns-repeated="12" office:value-type="float" office:value="183.392" calcext:value-type="float">
            <text:p>183.392</text:p>
          </table:table-cell>
          <table:table-cell office:value-type="float" office:value="183.394" calcext:value-type="float">
            <text:p>183.394</text:p>
          </table:table-cell>
          <table:table-cell office:value-type="float" office:value="184.392" calcext:value-type="float">
            <text:p>184.392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5.394" calcext:value-type="float">
            <text:p>185.394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7.392" calcext:value-type="float">
            <text:p>187.392</text:p>
          </table:table-cell>
          <table:table-cell table:number-columns-repeated="2" office:value-type="float" office:value="187.394" calcext:value-type="float">
            <text:p>187.394</text:p>
          </table:table-cell>
          <table:table-cell office:value-type="float" office:value="191.394" calcext:value-type="float">
            <text:p>191.394</text:p>
          </table:table-cell>
          <table:table-cell table:number-columns-repeated="3" office:value-type="float" office:value="193.394" calcext:value-type="float">
            <text:p>193.394</text:p>
          </table:table-cell>
          <table:table-cell table:number-columns-repeated="2" office:value-type="float" office:value="194.394" calcext:value-type="float">
            <text:p>194.394</text:p>
          </table:table-cell>
          <table:table-cell table:number-columns-repeated="2" office:value-type="float" office:value="194.395" calcext:value-type="float">
            <text:p>194.395</text:p>
          </table:table-cell>
          <table:table-cell office:value-type="float" office:value="195.394" calcext:value-type="float">
            <text:p>195.394</text:p>
          </table:table-cell>
          <table:table-cell table:number-columns-repeated="4" office:value-type="float" office:value="196.394" calcext:value-type="float">
            <text:p>196.394</text:p>
          </table:table-cell>
          <table:table-cell office:value-type="float" office:value="196.395" calcext:value-type="float">
            <text:p>196.395</text:p>
          </table:table-cell>
          <table:table-cell table:number-columns-repeated="10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office:value-type="float" office:value="199.394" calcext:value-type="float">
            <text:p>199.394</text:p>
          </table:table-cell>
          <table:table-cell table:number-columns-repeated="26" office:value-type="float" office:value="201.394" calcext:value-type="float">
            <text:p>201.394</text:p>
          </table:table-cell>
          <table:table-cell office:value-type="float" office:value="321.385" calcext:value-type="float">
            <text:p>321.385</text:p>
          </table:table-cell>
          <table:table-cell office:value-type="float" office:value="322.381" calcext:value-type="float">
            <text:p>322.381</text:p>
          </table:table-cell>
          <table:table-cell table:number-columns-repeated="4" office:value-type="float" office:value="324.386" calcext:value-type="float">
            <text:p>324.386</text:p>
          </table:table-cell>
          <table:table-cell office:value-type="float" office:value="336.372" calcext:value-type="float">
            <text:p>336.372</text:p>
          </table:table-cell>
          <table:table-cell office:value-type="float" office:value="479.377" calcext:value-type="float">
            <text:p>479.377</text:p>
          </table:table-cell>
          <table:table-cell office:value-type="float" office:value="481.383" calcext:value-type="float">
            <text:p>481.383</text:p>
          </table:table-cell>
          <table:table-cell office:value-type="float" office:value="482.38" calcext:value-type="float">
            <text:p>482.38</text:p>
          </table:table-cell>
          <table:table-cell office:value-type="float" office:value="554.384" calcext:value-type="float">
            <text:p>554.384</text:p>
          </table:table-cell>
          <table:table-cell office:value-type="float" office:value="591.381" calcext:value-type="float">
            <text:p>591.381</text:p>
          </table:table-cell>
          <table:table-cell office:value-type="float" office:value="1020.363" calcext:value-type="float">
            <text:p>1020.363</text:p>
          </table:table-cell>
          <table:table-cell office:value-type="float" office:value="1285.369" calcext:value-type="float">
            <text:p>1285.369</text:p>
          </table:table-cell>
          <table:table-cell table:number-columns-repeated="2" office:value-type="float" office:value="1286.366" calcext:value-type="float">
            <text:p>1286.366</text:p>
          </table:table-cell>
          <table:table-cell office:value-type="float" office:value="1313.365" calcext:value-type="float">
            <text:p>1313.365</text:p>
          </table:table-cell>
          <table:table-cell office:value-type="float" office:value="1663.36" calcext:value-type="float">
            <text:p>1663.36</text:p>
          </table:table-cell>
          <table:table-cell/>
          <table:table-cell table:formula="of:=MIN([.A20:.CV20])" office:value-type="float" office:value="0.394" calcext:value-type="float">
            <text:p>0.394</text:p>
          </table:table-cell>
          <table:table-cell table:formula="of:=AVERAGE([.A20:.CT20])" office:value-type="float" office:value="248.064653061225" calcext:value-type="float">
            <text:p>248.0646530612</text:p>
          </table:table-cell>
          <table:table-cell table:formula="of:=AVERAGE([.A20:.CV20])" office:value-type="float" office:value="272.87061" calcext:value-type="float">
            <text:p>272.87061</text:p>
          </table:table-cell>
          <table:table-cell table:formula="of:=MAX([.A20:.CV20])" office:value-type="float" office:value="1663.36" calcext:value-type="float">
            <text:p>1663.36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182.393" calcext:value-type="float">
            <text:p>182.393</text:p>
          </table:table-cell>
          <table:table-cell table:number-columns-repeated="13" office:value-type="float" office:value="183.392" calcext:value-type="float">
            <text:p>183.392</text:p>
          </table:table-cell>
          <table:table-cell office:value-type="float" office:value="183.393" calcext:value-type="float">
            <text:p>183.393</text:p>
          </table:table-cell>
          <table:table-cell office:value-type="float" office:value="184.393" calcext:value-type="float">
            <text:p>184.393</text:p>
          </table:table-cell>
          <table:table-cell table:number-columns-repeated="2"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table:number-columns-repeated="2" office:value-type="float" office:value="190.394" calcext:value-type="float">
            <text:p>190.394</text:p>
          </table:table-cell>
          <table:table-cell table:number-columns-repeated="2" office:value-type="float" office:value="191.393" calcext:value-type="float">
            <text:p>191.393</text:p>
          </table:table-cell>
          <table:table-cell office:value-type="float" office:value="192.394" calcext:value-type="float">
            <text:p>192.394</text:p>
          </table:table-cell>
          <table:table-cell table:number-columns-repeated="3" office:value-type="float" office:value="193.394" calcext:value-type="float">
            <text:p>193.394</text:p>
          </table:table-cell>
          <table:table-cell office:value-type="float" office:value="194.394" calcext:value-type="float">
            <text:p>194.394</text:p>
          </table:table-cell>
          <table:table-cell office:value-type="float" office:value="195.395" calcext:value-type="float">
            <text:p>195.395</text:p>
          </table:table-cell>
          <table:table-cell office:value-type="float" office:value="196.395" calcext:value-type="float">
            <text:p>196.395</text:p>
          </table:table-cell>
          <table:table-cell table:number-columns-repeated="16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office:value-type="float" office:value="198.395" calcext:value-type="float">
            <text:p>198.395</text:p>
          </table:table-cell>
          <table:table-cell office:value-type="float" office:value="199.394" calcext:value-type="float">
            <text:p>199.394</text:p>
          </table:table-cell>
          <table:table-cell table:number-columns-repeated="2" office:value-type="float" office:value="199.395" calcext:value-type="float">
            <text:p>199.395</text:p>
          </table:table-cell>
          <table:table-cell table:number-columns-repeated="23" office:value-type="float" office:value="201.394" calcext:value-type="float">
            <text:p>201.394</text:p>
          </table:table-cell>
          <table:table-cell office:value-type="float" office:value="318.384" calcext:value-type="float">
            <text:p>318.384</text:p>
          </table:table-cell>
          <table:table-cell office:value-type="float" office:value="319.385" calcext:value-type="float">
            <text:p>319.385</text:p>
          </table:table-cell>
          <table:table-cell table:number-columns-repeated="2" office:value-type="float" office:value="320.385" calcext:value-type="float">
            <text:p>320.385</text:p>
          </table:table-cell>
          <table:table-cell office:value-type="float" office:value="321.385" calcext:value-type="float">
            <text:p>321.385</text:p>
          </table:table-cell>
          <table:table-cell table:number-columns-repeated="4" office:value-type="float" office:value="324.386" calcext:value-type="float">
            <text:p>324.386</text:p>
          </table:table-cell>
          <table:table-cell office:value-type="float" office:value="354.353" calcext:value-type="float">
            <text:p>354.353</text:p>
          </table:table-cell>
          <table:table-cell office:value-type="float" office:value="560.389" calcext:value-type="float">
            <text:p>560.389</text:p>
          </table:table-cell>
          <table:table-cell office:value-type="float" office:value="570.381" calcext:value-type="float">
            <text:p>570.381</text:p>
          </table:table-cell>
          <table:table-cell office:value-type="float" office:value="576.38" calcext:value-type="float">
            <text:p>576.38</text:p>
          </table:table-cell>
          <table:table-cell office:value-type="float" office:value="590.382" calcext:value-type="float">
            <text:p>590.382</text:p>
          </table:table-cell>
          <table:table-cell office:value-type="float" office:value="592.383" calcext:value-type="float">
            <text:p>592.383</text:p>
          </table:table-cell>
          <table:table-cell office:value-type="float" office:value="606.374" calcext:value-type="float">
            <text:p>606.374</text:p>
          </table:table-cell>
          <table:table-cell office:value-type="float" office:value="770.369" calcext:value-type="float">
            <text:p>770.369</text:p>
          </table:table-cell>
          <table:table-cell office:value-type="float" office:value="1005.371" calcext:value-type="float">
            <text:p>1005.371</text:p>
          </table:table-cell>
          <table:table-cell office:value-type="float" office:value="1008.373" calcext:value-type="float">
            <text:p>1008.373</text:p>
          </table:table-cell>
          <table:table-cell office:value-type="float" office:value="1020.364" calcext:value-type="float">
            <text:p>1020.364</text:p>
          </table:table-cell>
          <table:table-cell office:value-type="float" office:value="1284.367" calcext:value-type="float">
            <text:p>1284.367</text:p>
          </table:table-cell>
          <table:table-cell office:value-type="float" office:value="1312.367" calcext:value-type="float">
            <text:p>1312.367</text:p>
          </table:table-cell>
          <table:table-cell office:value-type="float" office:value="1313.365" calcext:value-type="float">
            <text:p>1313.365</text:p>
          </table:table-cell>
          <table:table-cell office:value-type="float" office:value="1316.37" calcext:value-type="float">
            <text:p>1316.37</text:p>
          </table:table-cell>
          <table:table-cell office:value-type="float" office:value="1663.36" calcext:value-type="float">
            <text:p>1663.36</text:p>
          </table:table-cell>
          <table:table-cell/>
          <table:table-cell table:formula="of:=MIN([.A21:.CV21])" office:value-type="float" office:value="0.394" calcext:value-type="float">
            <text:p>0.394</text:p>
          </table:table-cell>
          <table:table-cell table:formula="of:=AVERAGE([.A21:.CT21])" office:value-type="float" office:value="294.512479591837" calcext:value-type="float">
            <text:p>294.5124795918</text:p>
          </table:table-cell>
          <table:table-cell table:formula="of:=AVERAGE([.A21:.CV21])" office:value-type="float" office:value="318.41953" calcext:value-type="float">
            <text:p>318.41953</text:p>
          </table:table-cell>
          <table:table-cell table:formula="of:=MAX([.A21:.CV21])" office:value-type="float" office:value="1663.36" calcext:value-type="float">
            <text:p>1663.36</text:p>
          </table:table-cell>
        </table:table-row>
        <table:table-row table:style-name="ro1">
          <table:table-cell table:number-columns-repeated="5" office:value-type="float" office:value="0.394" calcext:value-type="float">
            <text:p>0.394</text:p>
          </table:table-cell>
          <table:table-cell office:value-type="float" office:value="173.392" calcext:value-type="float">
            <text:p>173.392</text:p>
          </table:table-cell>
          <table:table-cell office:value-type="float" office:value="181.393" calcext:value-type="float">
            <text:p>181.393</text:p>
          </table:table-cell>
          <table:table-cell table:number-columns-repeated="8" office:value-type="float" office:value="183.392" calcext:value-type="float">
            <text:p>183.392</text:p>
          </table:table-cell>
          <table:table-cell office:value-type="float" office:value="183.393" calcext:value-type="float">
            <text:p>183.393</text:p>
          </table:table-cell>
          <table:table-cell table:number-columns-repeated="2" office:value-type="float" office:value="183.394" calcext:value-type="float">
            <text:p>183.394</text:p>
          </table:table-cell>
          <table:table-cell table:number-columns-repeated="2" office:value-type="float" office:value="184.393" calcext:value-type="float">
            <text:p>184.393</text:p>
          </table:table-cell>
          <table:table-cell table:number-columns-repeated="2" office:value-type="float" office:value="185.394" calcext:value-type="float">
            <text:p>185.394</text:p>
          </table:table-cell>
          <table:table-cell table:number-columns-repeated="2" office:value-type="float" office:value="190.393" calcext:value-type="float">
            <text:p>190.393</text:p>
          </table:table-cell>
          <table:table-cell office:value-type="float" office:value="190.394" calcext:value-type="float">
            <text:p>190.394</text:p>
          </table:table-cell>
          <table:table-cell office:value-type="float" office:value="191.394" calcext:value-type="float">
            <text:p>191.394</text:p>
          </table:table-cell>
          <table:table-cell table:number-columns-repeated="2" office:value-type="float" office:value="194.394" calcext:value-type="float">
            <text:p>194.394</text:p>
          </table:table-cell>
          <table:table-cell table:number-columns-repeated="3" office:value-type="float" office:value="195.394" calcext:value-type="float">
            <text:p>195.394</text:p>
          </table:table-cell>
          <table:table-cell office:value-type="float" office:value="195.395" calcext:value-type="float">
            <text:p>195.395</text:p>
          </table:table-cell>
          <table:table-cell office:value-type="float" office:value="196.395" calcext:value-type="float">
            <text:p>196.395</text:p>
          </table:table-cell>
          <table:table-cell office:value-type="float" office:value="197.394" calcext:value-type="float">
            <text:p>197.394</text:p>
          </table:table-cell>
          <table:table-cell table:number-columns-repeated="9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office:value-type="float" office:value="198.395" calcext:value-type="float">
            <text:p>198.395</text:p>
          </table:table-cell>
          <table:table-cell table:number-columns-repeated="2" office:value-type="float" office:value="199.394" calcext:value-type="float">
            <text:p>199.394</text:p>
          </table:table-cell>
          <table:table-cell office:value-type="float" office:value="199.395" calcext:value-type="float">
            <text:p>199.395</text:p>
          </table:table-cell>
          <table:table-cell office:value-type="float" office:value="200.394" calcext:value-type="float">
            <text:p>200.394</text:p>
          </table:table-cell>
          <table:table-cell table:number-columns-repeated="20" office:value-type="float" office:value="201.394" calcext:value-type="float">
            <text:p>201.394</text:p>
          </table:table-cell>
          <table:table-cell office:value-type="float" office:value="317.385" calcext:value-type="float">
            <text:p>317.385</text:p>
          </table:table-cell>
          <table:table-cell office:value-type="float" office:value="318.385" calcext:value-type="float">
            <text:p>318.385</text:p>
          </table:table-cell>
          <table:table-cell office:value-type="float" office:value="319.381" calcext:value-type="float">
            <text:p>319.381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3.386" calcext:value-type="float">
            <text:p>323.386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475.378" calcext:value-type="float">
            <text:p>475.378</text:p>
          </table:table-cell>
          <table:table-cell office:value-type="float" office:value="476.375" calcext:value-type="float">
            <text:p>476.375</text:p>
          </table:table-cell>
          <table:table-cell office:value-type="float" office:value="478.374" calcext:value-type="float">
            <text:p>478.374</text:p>
          </table:table-cell>
          <table:table-cell office:value-type="float" office:value="480.381" calcext:value-type="float">
            <text:p>480.381</text:p>
          </table:table-cell>
          <table:table-cell office:value-type="float" office:value="483.379" calcext:value-type="float">
            <text:p>483.379</text:p>
          </table:table-cell>
          <table:table-cell office:value-type="float" office:value="557.382" calcext:value-type="float">
            <text:p>557.382</text:p>
          </table:table-cell>
          <table:table-cell office:value-type="float" office:value="563.387" calcext:value-type="float">
            <text:p>563.387</text:p>
          </table:table-cell>
          <table:table-cell office:value-type="float" office:value="564.385" calcext:value-type="float">
            <text:p>564.385</text:p>
          </table:table-cell>
          <table:table-cell office:value-type="float" office:value="571.385" calcext:value-type="float">
            <text:p>571.385</text:p>
          </table:table-cell>
          <table:table-cell office:value-type="float" office:value="577.387" calcext:value-type="float">
            <text:p>577.387</text:p>
          </table:table-cell>
          <table:table-cell office:value-type="float" office:value="579.382" calcext:value-type="float">
            <text:p>579.382</text:p>
          </table:table-cell>
          <table:table-cell office:value-type="float" office:value="581.382" calcext:value-type="float">
            <text:p>581.382</text:p>
          </table:table-cell>
          <table:table-cell office:value-type="float" office:value="583.382" calcext:value-type="float">
            <text:p>583.382</text:p>
          </table:table-cell>
          <table:table-cell office:value-type="float" office:value="586.381" calcext:value-type="float">
            <text:p>586.381</text:p>
          </table:table-cell>
          <table:table-cell office:value-type="float" office:value="588.381" calcext:value-type="float">
            <text:p>588.381</text:p>
          </table:table-cell>
          <table:table-cell office:value-type="float" office:value="773.373" calcext:value-type="float">
            <text:p>773.373</text:p>
          </table:table-cell>
          <table:table-cell office:value-type="float" office:value="781.374" calcext:value-type="float">
            <text:p>781.374</text:p>
          </table:table-cell>
          <table:table-cell office:value-type="float" office:value="1005.376" calcext:value-type="float">
            <text:p>1005.376</text:p>
          </table:table-cell>
          <table:table-cell office:value-type="float" office:value="1313.365" calcext:value-type="float">
            <text:p>1313.365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5.37" calcext:value-type="float">
            <text:p>1315.37</text:p>
          </table:table-cell>
          <table:table-cell office:value-type="float" office:value="1316.37" calcext:value-type="float">
            <text:p>1316.37</text:p>
          </table:table-cell>
          <table:table-cell office:value-type="float" office:value="1319.372" calcext:value-type="float">
            <text:p>1319.372</text:p>
          </table:table-cell>
          <table:table-cell office:value-type="float" office:value="1663.36" calcext:value-type="float">
            <text:p>1663.36</text:p>
          </table:table-cell>
          <table:table-cell/>
          <table:table-cell table:formula="of:=MIN([.A22:.CV22])" office:value-type="float" office:value="0.394" calcext:value-type="float">
            <text:p>0.394</text:p>
          </table:table-cell>
          <table:table-cell table:formula="of:=AVERAGE([.A22:.CT22])" office:value-type="float" office:value="312.808010204082" calcext:value-type="float">
            <text:p>312.8080102041</text:p>
          </table:table-cell>
          <table:table-cell table:formula="of:=AVERAGE([.A22:.CV22])" office:value-type="float" office:value="336.37917" calcext:value-type="float">
            <text:p>336.37917</text:p>
          </table:table-cell>
          <table:table-cell table:formula="of:=MAX([.A22:.CV22])" office:value-type="float" office:value="1663.36" calcext:value-type="float">
            <text:p>1663.36</text:p>
          </table:table-cell>
        </table:table-row>
        <table:table-row table:style-name="ro1">
          <table:table-cell table:number-columns-repeated="2" office:value-type="float" office:value="0.394" calcext:value-type="float">
            <text:p>0.394</text:p>
          </table:table-cell>
          <table:table-cell office:value-type="float" office:value="182.394" calcext:value-type="float">
            <text:p>182.394</text:p>
          </table:table-cell>
          <table:table-cell table:number-columns-repeated="3" office:value-type="float" office:value="183.392" calcext:value-type="float">
            <text:p>183.392</text:p>
          </table:table-cell>
          <table:table-cell office:value-type="float" office:value="183.393" calcext:value-type="float">
            <text:p>183.393</text:p>
          </table:table-cell>
          <table:table-cell office:value-type="float" office:value="185.392" calcext:value-type="float">
            <text:p>185.392</text:p>
          </table:table-cell>
          <table:table-cell office:value-type="float" office:value="188.394" calcext:value-type="float">
            <text:p>188.394</text:p>
          </table:table-cell>
          <table:table-cell office:value-type="float" office:value="192.393" calcext:value-type="float">
            <text:p>192.393</text:p>
          </table:table-cell>
          <table:table-cell office:value-type="float" office:value="192.394" calcext:value-type="float">
            <text:p>192.394</text:p>
          </table:table-cell>
          <table:table-cell table:number-columns-repeated="2" office:value-type="float" office:value="193.394" calcext:value-type="float">
            <text:p>193.394</text:p>
          </table:table-cell>
          <table:table-cell office:value-type="float" office:value="193.395" calcext:value-type="float">
            <text:p>193.395</text:p>
          </table:table-cell>
          <table:table-cell office:value-type="float" office:value="194.395" calcext:value-type="float">
            <text:p>194.395</text:p>
          </table:table-cell>
          <table:table-cell table:number-columns-repeated="2" office:value-type="float" office:value="195.394" calcext:value-type="float">
            <text:p>195.394</text:p>
          </table:table-cell>
          <table:table-cell table:number-columns-repeated="3" office:value-type="float" office:value="195.395" calcext:value-type="float">
            <text:p>195.395</text:p>
          </table:table-cell>
          <table:table-cell office:value-type="float" office:value="196.394" calcext:value-type="float">
            <text:p>196.394</text:p>
          </table:table-cell>
          <table:table-cell table:number-columns-repeated="13" office:value-type="float" office:value="197.395" calcext:value-type="float">
            <text:p>197.395</text:p>
          </table:table-cell>
          <table:table-cell office:value-type="float" office:value="199.394" calcext:value-type="float">
            <text:p>199.394</text:p>
          </table:table-cell>
          <table:table-cell office:value-type="float" office:value="200.393" calcext:value-type="float">
            <text:p>200.393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27" office:value-type="float" office:value="201.394" calcext:value-type="float">
            <text:p>201.394</text:p>
          </table:table-cell>
          <table:table-cell office:value-type="float" office:value="315.379" calcext:value-type="float">
            <text:p>315.379</text:p>
          </table:table-cell>
          <table:table-cell office:value-type="float" office:value="318.384" calcext:value-type="float">
            <text:p>318.384</text:p>
          </table:table-cell>
          <table:table-cell table:number-columns-repeated="2" office:value-type="float" office:value="319.385" calcext:value-type="float">
            <text:p>319.385</text:p>
          </table:table-cell>
          <table:table-cell office:value-type="float" office:value="320.384" calcext:value-type="float">
            <text:p>320.384</text:p>
          </table:table-cell>
          <table:table-cell table:number-columns-repeated="4" office:value-type="float" office:value="321.385" calcext:value-type="float">
            <text:p>321.385</text:p>
          </table:table-cell>
          <table:table-cell office:value-type="float" office:value="323.386" calcext:value-type="float">
            <text:p>323.386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479.376" calcext:value-type="float">
            <text:p>479.376</text:p>
          </table:table-cell>
          <table:table-cell office:value-type="float" office:value="482.38" calcext:value-type="float">
            <text:p>482.38</text:p>
          </table:table-cell>
          <table:table-cell office:value-type="float" office:value="563.382" calcext:value-type="float">
            <text:p>563.382</text:p>
          </table:table-cell>
          <table:table-cell office:value-type="float" office:value="568.384" calcext:value-type="float">
            <text:p>568.384</text:p>
          </table:table-cell>
          <table:table-cell office:value-type="float" office:value="572.382" calcext:value-type="float">
            <text:p>572.382</text:p>
          </table:table-cell>
          <table:table-cell office:value-type="float" office:value="579.383" calcext:value-type="float">
            <text:p>579.383</text:p>
          </table:table-cell>
          <table:table-cell office:value-type="float" office:value="581.381" calcext:value-type="float">
            <text:p>581.381</text:p>
          </table:table-cell>
          <table:table-cell office:value-type="float" office:value="583.383" calcext:value-type="float">
            <text:p>583.383</text:p>
          </table:table-cell>
          <table:table-cell office:value-type="float" office:value="584.383" calcext:value-type="float">
            <text:p>584.383</text:p>
          </table:table-cell>
          <table:table-cell office:value-type="float" office:value="584.384" calcext:value-type="float">
            <text:p>584.384</text:p>
          </table:table-cell>
          <table:table-cell office:value-type="float" office:value="587.381" calcext:value-type="float">
            <text:p>587.381</text:p>
          </table:table-cell>
          <table:table-cell office:value-type="float" office:value="723.365" calcext:value-type="float">
            <text:p>723.365</text:p>
          </table:table-cell>
          <table:table-cell office:value-type="float" office:value="999.369" calcext:value-type="float">
            <text:p>999.369</text:p>
          </table:table-cell>
          <table:table-cell office:value-type="float" office:value="1000.37" calcext:value-type="float">
            <text:p>1000.37</text:p>
          </table:table-cell>
          <table:table-cell office:value-type="float" office:value="1000.376" calcext:value-type="float">
            <text:p>1000.376</text:p>
          </table:table-cell>
          <table:table-cell office:value-type="float" office:value="1006.372" calcext:value-type="float">
            <text:p>1006.372</text:p>
          </table:table-cell>
          <table:table-cell office:value-type="float" office:value="1289.364" calcext:value-type="float">
            <text:p>1289.364</text:p>
          </table:table-cell>
          <table:table-cell office:value-type="float" office:value="1291.367" calcext:value-type="float">
            <text:p>1291.367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8.366" calcext:value-type="float">
            <text:p>1318.366</text:p>
          </table:table-cell>
          <table:table-cell office:value-type="float" office:value="1319.372" calcext:value-type="float">
            <text:p>1319.372</text:p>
          </table:table-cell>
          <table:table-cell office:value-type="float" office:value="1399.373" calcext:value-type="float">
            <text:p>1399.373</text:p>
          </table:table-cell>
          <table:table-cell office:value-type="float" office:value="1663.36" calcext:value-type="float">
            <text:p>1663.36</text:p>
          </table:table-cell>
          <table:table-cell/>
          <table:table-cell table:formula="of:=MIN([.A23:.CV23])" office:value-type="float" office:value="0.394" calcext:value-type="float">
            <text:p>0.394</text:p>
          </table:table-cell>
          <table:table-cell table:formula="of:=AVERAGE([.A23:.CT23])" office:value-type="float" office:value="343.960397959184" calcext:value-type="float">
            <text:p>343.9603979592</text:p>
          </table:table-cell>
          <table:table-cell table:formula="of:=AVERAGE([.A23:.CV23])" office:value-type="float" office:value="367.70852" calcext:value-type="float">
            <text:p>367.70852</text:p>
          </table:table-cell>
          <table:table-cell table:formula="of:=MAX([.A23:.CV23])" office:value-type="float" office:value="1663.36" calcext:value-type="float">
            <text:p>1663.36</text:p>
          </table:table-cell>
        </table:table-row>
        <table:table-row table:style-name="ro1">
          <table:table-cell office:value-type="float" office:value="176.393" calcext:value-type="float">
            <text:p>176.393</text:p>
          </table:table-cell>
          <table:table-cell office:value-type="float" office:value="180.393" calcext:value-type="float">
            <text:p>180.393</text:p>
          </table:table-cell>
          <table:table-cell office:value-type="float" office:value="182.393" calcext:value-type="float">
            <text:p>182.393</text:p>
          </table:table-cell>
          <table:table-cell office:value-type="float" office:value="182.394" calcext:value-type="float">
            <text:p>182.394</text:p>
          </table:table-cell>
          <table:table-cell table:number-columns-repeated="2" office:value-type="float" office:value="183.392" calcext:value-type="float">
            <text:p>183.392</text:p>
          </table:table-cell>
          <table:table-cell table:number-columns-repeated="3" office:value-type="float" office:value="183.394" calcext:value-type="float">
            <text:p>183.394</text:p>
          </table:table-cell>
          <table:table-cell office:value-type="float" office:value="185.393" calcext:value-type="float">
            <text:p>185.393</text:p>
          </table:table-cell>
          <table:table-cell table:number-columns-repeated="2" office:value-type="float" office:value="187.394" calcext:value-type="float">
            <text:p>187.394</text:p>
          </table:table-cell>
          <table:table-cell office:value-type="float" office:value="188.394" calcext:value-type="float">
            <text:p>188.394</text:p>
          </table:table-cell>
          <table:table-cell office:value-type="float" office:value="189.394" calcext:value-type="float">
            <text:p>189.394</text:p>
          </table:table-cell>
          <table:table-cell table:number-columns-repeated="3" office:value-type="float" office:value="190.394" calcext:value-type="float">
            <text:p>190.394</text:p>
          </table:table-cell>
          <table:table-cell office:value-type="float" office:value="191.393" calcext:value-type="float">
            <text:p>191.393</text:p>
          </table:table-cell>
          <table:table-cell office:value-type="float" office:value="192.391" calcext:value-type="float">
            <text:p>192.391</text:p>
          </table:table-cell>
          <table:table-cell table:number-columns-repeated="2" office:value-type="float" office:value="192.394" calcext:value-type="float">
            <text:p>192.394</text:p>
          </table:table-cell>
          <table:table-cell office:value-type="float" office:value="193.395" calcext:value-type="float">
            <text:p>193.395</text:p>
          </table:table-cell>
          <table:table-cell table:number-columns-repeated="2" office:value-type="float" office:value="194.394" calcext:value-type="float">
            <text:p>194.394</text:p>
          </table:table-cell>
          <table:table-cell office:value-type="float" office:value="194.395" calcext:value-type="float">
            <text:p>194.395</text:p>
          </table:table-cell>
          <table:table-cell office:value-type="float" office:value="196.394" calcext:value-type="float">
            <text:p>196.394</text:p>
          </table:table-cell>
          <table:table-cell table:number-columns-repeated="3" office:value-type="float" office:value="196.395" calcext:value-type="float">
            <text:p>196.395</text:p>
          </table:table-cell>
          <table:table-cell table:number-columns-repeated="16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table:number-columns-repeated="2" office:value-type="float" office:value="199.394" calcext:value-type="float">
            <text:p>199.394</text:p>
          </table:table-cell>
          <table:table-cell office:value-type="float" office:value="200.394" calcext:value-type="float">
            <text:p>200.394</text:p>
          </table:table-cell>
          <table:table-cell table:number-columns-repeated="13" office:value-type="float" office:value="201.394" calcext:value-type="float">
            <text:p>201.394</text:p>
          </table:table-cell>
          <table:table-cell office:value-type="float" office:value="318.385" calcext:value-type="float">
            <text:p>318.385</text:p>
          </table:table-cell>
          <table:table-cell office:value-type="float" office:value="320.385" calcext:value-type="float">
            <text:p>320.385</text:p>
          </table:table-cell>
          <table:table-cell table:number-columns-repeated="2" office:value-type="float" office:value="321.385" calcext:value-type="float">
            <text:p>321.385</text:p>
          </table:table-cell>
          <table:table-cell office:value-type="float" office:value="322.382" calcext:value-type="float">
            <text:p>322.382</text:p>
          </table:table-cell>
          <table:table-cell table:number-columns-repeated="2" office:value-type="float" office:value="323.386" calcext:value-type="float">
            <text:p>323.386</text:p>
          </table:table-cell>
          <table:table-cell table:number-columns-repeated="6" office:value-type="float" office:value="324.386" calcext:value-type="float">
            <text:p>324.386</text:p>
          </table:table-cell>
          <table:table-cell office:value-type="float" office:value="337.358" calcext:value-type="float">
            <text:p>337.358</text:p>
          </table:table-cell>
          <table:table-cell office:value-type="float" office:value="475.376" calcext:value-type="float">
            <text:p>475.376</text:p>
          </table:table-cell>
          <table:table-cell office:value-type="float" office:value="477.378" calcext:value-type="float">
            <text:p>477.378</text:p>
          </table:table-cell>
          <table:table-cell office:value-type="float" office:value="478.378" calcext:value-type="float">
            <text:p>478.378</text:p>
          </table:table-cell>
          <table:table-cell office:value-type="float" office:value="482.383" calcext:value-type="float">
            <text:p>482.383</text:p>
          </table:table-cell>
          <table:table-cell office:value-type="float" office:value="483.384" calcext:value-type="float">
            <text:p>483.384</text:p>
          </table:table-cell>
          <table:table-cell office:value-type="float" office:value="484.384" calcext:value-type="float">
            <text:p>484.384</text:p>
          </table:table-cell>
          <table:table-cell office:value-type="float" office:value="563.387" calcext:value-type="float">
            <text:p>563.387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5.386" calcext:value-type="float">
            <text:p>575.386</text:p>
          </table:table-cell>
          <table:table-cell office:value-type="float" office:value="579.383" calcext:value-type="float">
            <text:p>579.383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610.387" calcext:value-type="float">
            <text:p>610.387</text:p>
          </table:table-cell>
          <table:table-cell office:value-type="float" office:value="997.368" calcext:value-type="float">
            <text:p>997.368</text:p>
          </table:table-cell>
          <table:table-cell office:value-type="float" office:value="999.371" calcext:value-type="float">
            <text:p>999.371</text:p>
          </table:table-cell>
          <table:table-cell table:number-columns-repeated="2" office:value-type="float" office:value="1000.375" calcext:value-type="float">
            <text:p>1000.375</text:p>
          </table:table-cell>
          <table:table-cell office:value-type="float" office:value="1002.371" calcext:value-type="float">
            <text:p>1002.371</text:p>
          </table:table-cell>
          <table:table-cell office:value-type="float" office:value="1006.376" calcext:value-type="float">
            <text:p>1006.376</text:p>
          </table:table-cell>
          <table:table-cell office:value-type="float" office:value="1031.376" calcext:value-type="float">
            <text:p>1031.376</text:p>
          </table:table-cell>
          <table:table-cell office:value-type="float" office:value="1314.373" calcext:value-type="float">
            <text:p>1314.373</text:p>
          </table:table-cell>
          <table:table-cell office:value-type="float" office:value="1320.366" calcext:value-type="float">
            <text:p>1320.366</text:p>
          </table:table-cell>
          <table:table-cell office:value-type="float" office:value="1399.373" calcext:value-type="float">
            <text:p>1399.373</text:p>
          </table:table-cell>
          <table:table-cell office:value-type="float" office:value="1663.36" calcext:value-type="float">
            <text:p>1663.36</text:p>
          </table:table-cell>
          <table:table-cell/>
          <table:table-cell table:formula="of:=MIN([.A24:.CV24])" office:value-type="float" office:value="176.393" calcext:value-type="float">
            <text:p>176.393</text:p>
          </table:table-cell>
          <table:table-cell table:formula="of:=AVERAGE([.A24:.CT24])" office:value-type="float" office:value="334.919836734694" calcext:value-type="float">
            <text:p>334.9198367347</text:p>
          </table:table-cell>
          <table:table-cell table:formula="of:=AVERAGE([.A24:.CV24])" office:value-type="float" office:value="358.84877" calcext:value-type="float">
            <text:p>358.84877</text:p>
          </table:table-cell>
          <table:table-cell table:formula="of:=MAX([.A24:.CV24])" office:value-type="float" office:value="1663.36" calcext:value-type="float">
            <text:p>1663.36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182.392" calcext:value-type="float">
            <text:p>182.392</text:p>
          </table:table-cell>
          <table:table-cell office:value-type="float" office:value="182.394" calcext:value-type="float">
            <text:p>182.394</text:p>
          </table:table-cell>
          <table:table-cell table:number-columns-repeated="2" office:value-type="float" office:value="183.394" calcext:value-type="float">
            <text:p>183.394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5.394" calcext:value-type="float">
            <text:p>185.394</text:p>
          </table:table-cell>
          <table:table-cell table:number-columns-repeated="2" office:value-type="float" office:value="186.394" calcext:value-type="float">
            <text:p>186.394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90.393" calcext:value-type="float">
            <text:p>190.393</text:p>
          </table:table-cell>
          <table:table-cell office:value-type="float" office:value="191.393" calcext:value-type="float">
            <text:p>191.393</text:p>
          </table:table-cell>
          <table:table-cell office:value-type="float" office:value="191.394" calcext:value-type="float">
            <text:p>191.394</text:p>
          </table:table-cell>
          <table:table-cell office:value-type="float" office:value="193.395" calcext:value-type="float">
            <text:p>193.395</text:p>
          </table:table-cell>
          <table:table-cell table:number-columns-repeated="3" office:value-type="float" office:value="195.394" calcext:value-type="float">
            <text:p>195.394</text:p>
          </table:table-cell>
          <table:table-cell office:value-type="float" office:value="195.395" calcext:value-type="float">
            <text:p>195.395</text:p>
          </table:table-cell>
          <table:table-cell office:value-type="float" office:value="196.395" calcext:value-type="float">
            <text:p>196.395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16" office:value-type="float" office:value="197.395" calcext:value-type="float">
            <text:p>197.395</text:p>
          </table:table-cell>
          <table:table-cell table:number-columns-repeated="2" office:value-type="float" office:value="198.395" calcext:value-type="float">
            <text:p>198.395</text:p>
          </table:table-cell>
          <table:table-cell table:number-columns-repeated="2" office:value-type="float" office:value="199.395" calcext:value-type="float">
            <text:p>199.395</text:p>
          </table:table-cell>
          <table:table-cell office:value-type="float" office:value="200.394" calcext:value-type="float">
            <text:p>200.394</text:p>
          </table:table-cell>
          <table:table-cell table:number-columns-repeated="17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19.385" calcext:value-type="float">
            <text:p>319.385</text:p>
          </table:table-cell>
          <table:table-cell table:number-columns-repeated="2" office:value-type="float" office:value="320.385" calcext:value-type="float">
            <text:p>320.385</text:p>
          </table:table-cell>
          <table:table-cell office:value-type="float" office:value="322.384" calcext:value-type="float">
            <text:p>322.384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481.377" calcext:value-type="float">
            <text:p>481.377</text:p>
          </table:table-cell>
          <table:table-cell office:value-type="float" office:value="484.379" calcext:value-type="float">
            <text:p>484.379</text:p>
          </table:table-cell>
          <table:table-cell office:value-type="float" office:value="566.387" calcext:value-type="float">
            <text:p>566.387</text:p>
          </table:table-cell>
          <table:table-cell office:value-type="float" office:value="568.386" calcext:value-type="float">
            <text:p>568.386</text:p>
          </table:table-cell>
          <table:table-cell table:number-columns-repeated="2" office:value-type="float" office:value="571.383" calcext:value-type="float">
            <text:p>571.383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9.38" calcext:value-type="float">
            <text:p>579.38</text:p>
          </table:table-cell>
          <table:table-cell office:value-type="float" office:value="579.383" calcext:value-type="float">
            <text:p>579.383</text:p>
          </table:table-cell>
          <table:table-cell office:value-type="float" office:value="581.383" calcext:value-type="float">
            <text:p>581.383</text:p>
          </table:table-cell>
          <table:table-cell office:value-type="float" office:value="582.378" calcext:value-type="float">
            <text:p>582.378</text:p>
          </table:table-cell>
          <table:table-cell office:value-type="float" office:value="584.38" calcext:value-type="float">
            <text:p>584.38</text:p>
          </table:table-cell>
          <table:table-cell office:value-type="float" office:value="585.381" calcext:value-type="float">
            <text:p>585.381</text:p>
          </table:table-cell>
          <table:table-cell office:value-type="float" office:value="586.381" calcext:value-type="float">
            <text:p>586.381</text:p>
          </table:table-cell>
          <table:table-cell office:value-type="float" office:value="586.382" calcext:value-type="float">
            <text:p>586.382</text:p>
          </table:table-cell>
          <table:table-cell office:value-type="float" office:value="587.383" calcext:value-type="float">
            <text:p>587.383</text:p>
          </table:table-cell>
          <table:table-cell office:value-type="float" office:value="588.378" calcext:value-type="float">
            <text:p>588.378</text:p>
          </table:table-cell>
          <table:table-cell office:value-type="float" office:value="588.383" calcext:value-type="float">
            <text:p>588.383</text:p>
          </table:table-cell>
          <table:table-cell office:value-type="float" office:value="589.384" calcext:value-type="float">
            <text:p>589.384</text:p>
          </table:table-cell>
          <table:table-cell office:value-type="float" office:value="592.382" calcext:value-type="float">
            <text:p>592.382</text:p>
          </table:table-cell>
          <table:table-cell office:value-type="float" office:value="780.372" calcext:value-type="float">
            <text:p>780.372</text:p>
          </table:table-cell>
          <table:table-cell office:value-type="float" office:value="998.372" calcext:value-type="float">
            <text:p>998.372</text:p>
          </table:table-cell>
          <table:table-cell office:value-type="float" office:value="1000.376" calcext:value-type="float">
            <text:p>1000.376</text:p>
          </table:table-cell>
          <table:table-cell office:value-type="float" office:value="1001.369" calcext:value-type="float">
            <text:p>1001.369</text:p>
          </table:table-cell>
          <table:table-cell office:value-type="float" office:value="1003.37" calcext:value-type="float">
            <text:p>1003.37</text:p>
          </table:table-cell>
          <table:table-cell office:value-type="float" office:value="1005.37" calcext:value-type="float">
            <text:p>1005.37</text:p>
          </table:table-cell>
          <table:table-cell office:value-type="float" office:value="1283.355" calcext:value-type="float">
            <text:p>1283.355</text:p>
          </table:table-cell>
          <table:table-cell office:value-type="float" office:value="1295.368" calcext:value-type="float">
            <text:p>1295.368</text:p>
          </table:table-cell>
          <table:table-cell office:value-type="float" office:value="1308.367" calcext:value-type="float">
            <text:p>1308.367</text:p>
          </table:table-cell>
          <table:table-cell office:value-type="float" office:value="1313.373" calcext:value-type="float">
            <text:p>1313.373</text:p>
          </table:table-cell>
          <table:table-cell office:value-type="float" office:value="1315.371" calcext:value-type="float">
            <text:p>1315.371</text:p>
          </table:table-cell>
          <table:table-cell office:value-type="float" office:value="1395.367" calcext:value-type="float">
            <text:p>1395.367</text:p>
          </table:table-cell>
          <table:table-cell office:value-type="float" office:value="1399.373" calcext:value-type="float">
            <text:p>1399.373</text:p>
          </table:table-cell>
          <table:table-cell office:value-type="float" office:value="1663.36" calcext:value-type="float">
            <text:p>1663.36</text:p>
          </table:table-cell>
          <table:table-cell/>
          <table:table-cell table:formula="of:=MIN([.A25:.CV25])" office:value-type="float" office:value="0.394" calcext:value-type="float">
            <text:p>0.394</text:p>
          </table:table-cell>
          <table:table-cell table:formula="of:=AVERAGE([.A25:.CT25])" office:value-type="float" office:value="394.367704081633" calcext:value-type="float">
            <text:p>394.3677040816</text:p>
          </table:table-cell>
          <table:table-cell table:formula="of:=AVERAGE([.A25:.CV25])" office:value-type="float" office:value="417.10768" calcext:value-type="float">
            <text:p>417.10768</text:p>
          </table:table-cell>
          <table:table-cell table:formula="of:=MAX([.A25:.CV25])" office:value-type="float" office:value="1663.36" calcext:value-type="float">
            <text:p>1663.36</text:p>
          </table:table-cell>
        </table:table-row>
        <table:table-row table:style-name="ro1">
          <table:table-cell table:number-columns-repeated="2" office:value-type="float" office:value="183.392" calcext:value-type="float">
            <text:p>183.392</text:p>
          </table:table-cell>
          <table:table-cell table:number-columns-repeated="2" office:value-type="float" office:value="183.393" calcext:value-type="float">
            <text:p>183.393</text:p>
          </table:table-cell>
          <table:table-cell office:value-type="float" office:value="184.394" calcext:value-type="float">
            <text:p>184.394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5.394" calcext:value-type="float">
            <text:p>185.394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88.394" calcext:value-type="float">
            <text:p>188.394</text:p>
          </table:table-cell>
          <table:table-cell office:value-type="float" office:value="192.393" calcext:value-type="float">
            <text:p>192.393</text:p>
          </table:table-cell>
          <table:table-cell office:value-type="float" office:value="193.394" calcext:value-type="float">
            <text:p>193.394</text:p>
          </table:table-cell>
          <table:table-cell office:value-type="float" office:value="194.394" calcext:value-type="float">
            <text:p>194.394</text:p>
          </table:table-cell>
          <table:table-cell office:value-type="float" office:value="195.394" calcext:value-type="float">
            <text:p>195.394</text:p>
          </table:table-cell>
          <table:table-cell office:value-type="float" office:value="195.395" calcext:value-type="float">
            <text:p>195.395</text:p>
          </table:table-cell>
          <table:table-cell office:value-type="float" office:value="196.394" calcext:value-type="float">
            <text:p>196.394</text:p>
          </table:table-cell>
          <table:table-cell office:value-type="float" office:value="197.394" calcext:value-type="float">
            <text:p>197.394</text:p>
          </table:table-cell>
          <table:table-cell table:number-columns-repeated="19" office:value-type="float" office:value="197.395" calcext:value-type="float">
            <text:p>197.395</text:p>
          </table:table-cell>
          <table:table-cell table:number-columns-repeated="2" office:value-type="float" office:value="198.395" calcext:value-type="float">
            <text:p>198.395</text:p>
          </table:table-cell>
          <table:table-cell table:number-columns-repeated="2" office:value-type="float" office:value="199.394" calcext:value-type="float">
            <text:p>199.394</text:p>
          </table:table-cell>
          <table:table-cell office:value-type="float" office:value="199.395" calcext:value-type="float">
            <text:p>199.395</text:p>
          </table:table-cell>
          <table:table-cell office:value-type="float" office:value="200.394" calcext:value-type="float">
            <text:p>200.394</text:p>
          </table:table-cell>
          <table:table-cell table:number-columns-repeated="9" office:value-type="float" office:value="201.394" calcext:value-type="float">
            <text:p>201.394</text:p>
          </table:table-cell>
          <table:table-cell office:value-type="float" office:value="317.385" calcext:value-type="float">
            <text:p>317.385</text:p>
          </table:table-cell>
          <table:table-cell office:value-type="float" office:value="318.385" calcext:value-type="float">
            <text:p>318.385</text:p>
          </table:table-cell>
          <table:table-cell table:number-columns-repeated="3" office:value-type="float" office:value="319.385" calcext:value-type="float">
            <text:p>319.385</text:p>
          </table:table-cell>
          <table:table-cell office:value-type="float" office:value="320.385" calcext:value-type="float">
            <text:p>320.385</text:p>
          </table:table-cell>
          <table:table-cell table:number-columns-repeated="2" office:value-type="float" office:value="323.385" calcext:value-type="float">
            <text:p>323.385</text:p>
          </table:table-cell>
          <table:table-cell table:number-columns-repeated="6" office:value-type="float" office:value="324.386" calcext:value-type="float">
            <text:p>324.386</text:p>
          </table:table-cell>
          <table:table-cell office:value-type="float" office:value="484.384" calcext:value-type="float">
            <text:p>484.384</text:p>
          </table:table-cell>
          <table:table-cell office:value-type="float" office:value="560.386" calcext:value-type="float">
            <text:p>560.386</text:p>
          </table:table-cell>
          <table:table-cell office:value-type="float" office:value="569.383" calcext:value-type="float">
            <text:p>569.383</text:p>
          </table:table-cell>
          <table:table-cell office:value-type="float" office:value="570.382" calcext:value-type="float">
            <text:p>570.382</text:p>
          </table:table-cell>
          <table:table-cell office:value-type="float" office:value="575.381" calcext:value-type="float">
            <text:p>575.381</text:p>
          </table:table-cell>
          <table:table-cell office:value-type="float" office:value="575.384" calcext:value-type="float">
            <text:p>575.384</text:p>
          </table:table-cell>
          <table:table-cell table:number-columns-repeated="2" office:value-type="float" office:value="576.383" calcext:value-type="float">
            <text:p>576.383</text:p>
          </table:table-cell>
          <table:table-cell office:value-type="float" office:value="578.379" calcext:value-type="float">
            <text:p>578.379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1.381" calcext:value-type="float">
            <text:p>581.381</text:p>
          </table:table-cell>
          <table:table-cell office:value-type="float" office:value="583.381" calcext:value-type="float">
            <text:p>583.381</text:p>
          </table:table-cell>
          <table:table-cell office:value-type="float" office:value="585.384" calcext:value-type="float">
            <text:p>585.384</text:p>
          </table:table-cell>
          <table:table-cell table:number-columns-repeated="2" office:value-type="float" office:value="587.38" calcext:value-type="float">
            <text:p>587.38</text:p>
          </table:table-cell>
          <table:table-cell office:value-type="float" office:value="587.381" calcext:value-type="float">
            <text:p>587.381</text:p>
          </table:table-cell>
          <table:table-cell office:value-type="float" office:value="587.382" calcext:value-type="float">
            <text:p>587.382</text:p>
          </table:table-cell>
          <table:table-cell office:value-type="float" office:value="588.382" calcext:value-type="float">
            <text:p>588.382</text:p>
          </table:table-cell>
          <table:table-cell office:value-type="float" office:value="592.382" calcext:value-type="float">
            <text:p>592.382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9.382" calcext:value-type="float">
            <text:p>609.382</text:p>
          </table:table-cell>
          <table:table-cell office:value-type="float" office:value="781.373" calcext:value-type="float">
            <text:p>781.373</text:p>
          </table:table-cell>
          <table:table-cell office:value-type="float" office:value="788.334" calcext:value-type="float">
            <text:p>788.334</text:p>
          </table:table-cell>
          <table:table-cell office:value-type="float" office:value="1003.373" calcext:value-type="float">
            <text:p>1003.373</text:p>
          </table:table-cell>
          <table:table-cell office:value-type="float" office:value="1008.373" calcext:value-type="float">
            <text:p>1008.373</text:p>
          </table:table-cell>
          <table:table-cell office:value-type="float" office:value="1011.37" calcext:value-type="float">
            <text:p>1011.37</text:p>
          </table:table-cell>
          <table:table-cell office:value-type="float" office:value="1295.368" calcext:value-type="float">
            <text:p>1295.368</text:p>
          </table:table-cell>
          <table:table-cell office:value-type="float" office:value="1305.349" calcext:value-type="float">
            <text:p>1305.349</text:p>
          </table:table-cell>
          <table:table-cell office:value-type="float" office:value="1309.366" calcext:value-type="float">
            <text:p>1309.366</text:p>
          </table:table-cell>
          <table:table-cell office:value-type="float" office:value="1309.367" calcext:value-type="float">
            <text:p>1309.367</text:p>
          </table:table-cell>
          <table:table-cell office:value-type="float" office:value="1311.371" calcext:value-type="float">
            <text:p>1311.371</text:p>
          </table:table-cell>
          <table:table-cell office:value-type="float" office:value="1312.37" calcext:value-type="float">
            <text:p>1312.37</text:p>
          </table:table-cell>
          <table:table-cell office:value-type="float" office:value="1313.366" calcext:value-type="float">
            <text:p>1313.366</text:p>
          </table:table-cell>
          <table:table-cell office:value-type="float" office:value="1316.367" calcext:value-type="float">
            <text:p>1316.367</text:p>
          </table:table-cell>
          <table:table-cell office:value-type="float" office:value="1399.373" calcext:value-type="float">
            <text:p>1399.373</text:p>
          </table:table-cell>
          <table:table-cell office:value-type="float" office:value="1663.36" calcext:value-type="float">
            <text:p>1663.36</text:p>
          </table:table-cell>
          <table:table-cell/>
          <table:table-cell table:formula="of:=MIN([.A26:.CV26])" office:value-type="float" office:value="183.392" calcext:value-type="float">
            <text:p>183.392</text:p>
          </table:table-cell>
          <table:table-cell table:formula="of:=AVERAGE([.A26:.CT26])" office:value-type="float" office:value="423.498846938776" calcext:value-type="float">
            <text:p>423.4988469388</text:p>
          </table:table-cell>
          <table:table-cell table:formula="of:=AVERAGE([.A26:.CV26])" office:value-type="float" office:value="445.6562" calcext:value-type="float">
            <text:p>445.6562</text:p>
          </table:table-cell>
          <table:table-cell table:formula="of:=MAX([.A26:.CV26])" office:value-type="float" office:value="1663.36" calcext:value-type="float">
            <text:p>1663.36</text:p>
          </table:table-cell>
        </table:table-row>
        <table:table-row table:style-name="ro1">
          <table:table-cell office:value-type="float" office:value="18.39" calcext:value-type="float">
            <text:p>18.39</text:p>
          </table:table-cell>
          <table:table-cell office:value-type="float" office:value="181.394" calcext:value-type="float">
            <text:p>181.394</text:p>
          </table:table-cell>
          <table:table-cell office:value-type="float" office:value="182.393" calcext:value-type="float">
            <text:p>182.393</text:p>
          </table:table-cell>
          <table:table-cell office:value-type="float" office:value="183.394" calcext:value-type="float">
            <text:p>183.394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5.394" calcext:value-type="float">
            <text:p>185.394</text:p>
          </table:table-cell>
          <table:table-cell office:value-type="float" office:value="193.395" calcext:value-type="float">
            <text:p>193.395</text:p>
          </table:table-cell>
          <table:table-cell table:number-columns-repeated="3" office:value-type="float" office:value="194.394" calcext:value-type="float">
            <text:p>194.394</text:p>
          </table:table-cell>
          <table:table-cell office:value-type="float" office:value="195.394" calcext:value-type="float">
            <text:p>195.394</text:p>
          </table:table-cell>
          <table:table-cell office:value-type="float" office:value="196.393" calcext:value-type="float">
            <text:p>196.393</text:p>
          </table:table-cell>
          <table:table-cell table:number-columns-repeated="20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office:value-type="float" office:value="198.395" calcext:value-type="float">
            <text:p>198.395</text:p>
          </table:table-cell>
          <table:table-cell table:number-columns-repeated="2" office:value-type="float" office:value="200.394" calcext:value-type="float">
            <text:p>200.394</text:p>
          </table:table-cell>
          <table:table-cell office:value-type="float" office:value="200.395" calcext:value-type="float">
            <text:p>200.395</text:p>
          </table:table-cell>
          <table:table-cell table:number-columns-repeated="7" office:value-type="float" office:value="201.394" calcext:value-type="float">
            <text:p>201.394</text:p>
          </table:table-cell>
          <table:table-cell table:number-columns-repeated="2" office:value-type="float" office:value="317.385" calcext:value-type="float">
            <text:p>317.385</text:p>
          </table:table-cell>
          <table:table-cell table:number-columns-repeated="2" office:value-type="float" office:value="319.385" calcext:value-type="float">
            <text:p>319.385</text:p>
          </table:table-cell>
          <table:table-cell table:number-columns-repeated="3" office:value-type="float" office:value="320.385" calcext:value-type="float">
            <text:p>320.385</text:p>
          </table:table-cell>
          <table:table-cell office:value-type="float" office:value="321.385" calcext:value-type="float">
            <text:p>321.385</text:p>
          </table:table-cell>
          <table:table-cell office:value-type="float" office:value="323.386" calcext:value-type="float">
            <text:p>323.386</text:p>
          </table:table-cell>
          <table:table-cell table:number-columns-repeated="6" office:value-type="float" office:value="324.386" calcext:value-type="float">
            <text:p>324.386</text:p>
          </table:table-cell>
          <table:table-cell office:value-type="float" office:value="354.359" calcext:value-type="float">
            <text:p>354.359</text:p>
          </table:table-cell>
          <table:table-cell office:value-type="float" office:value="481.377" calcext:value-type="float">
            <text:p>481.377</text:p>
          </table:table-cell>
          <table:table-cell office:value-type="float" office:value="482.38" calcext:value-type="float">
            <text:p>482.38</text:p>
          </table:table-cell>
          <table:table-cell office:value-type="float" office:value="556.385" calcext:value-type="float">
            <text:p>556.385</text:p>
          </table:table-cell>
          <table:table-cell office:value-type="float" office:value="556.389" calcext:value-type="float">
            <text:p>556.389</text:p>
          </table:table-cell>
          <table:table-cell office:value-type="float" office:value="563.387" calcext:value-type="float">
            <text:p>563.387</text:p>
          </table:table-cell>
          <table:table-cell office:value-type="float" office:value="564.387" calcext:value-type="float">
            <text:p>564.387</text:p>
          </table:table-cell>
          <table:table-cell office:value-type="float" office:value="565.386" calcext:value-type="float">
            <text:p>565.386</text:p>
          </table:table-cell>
          <table:table-cell office:value-type="float" office:value="566.383" calcext:value-type="float">
            <text:p>566.383</text:p>
          </table:table-cell>
          <table:table-cell office:value-type="float" office:value="570.38" calcext:value-type="float">
            <text:p>570.38</text:p>
          </table:table-cell>
          <table:table-cell office:value-type="float" office:value="573.38" calcext:value-type="float">
            <text:p>573.38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6.383" calcext:value-type="float">
            <text:p>576.383</text:p>
          </table:table-cell>
          <table:table-cell office:value-type="float" office:value="578.376" calcext:value-type="float">
            <text:p>578.376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9.383" calcext:value-type="float">
            <text:p>579.383</text:p>
          </table:table-cell>
          <table:table-cell table:number-columns-repeated="2" office:value-type="float" office:value="582.384" calcext:value-type="float">
            <text:p>582.384</text:p>
          </table:table-cell>
          <table:table-cell office:value-type="float" office:value="582.385" calcext:value-type="float">
            <text:p>582.385</text:p>
          </table:table-cell>
          <table:table-cell office:value-type="float" office:value="583.383" calcext:value-type="float">
            <text:p>583.383</text:p>
          </table:table-cell>
          <table:table-cell office:value-type="float" office:value="585.384" calcext:value-type="float">
            <text:p>585.384</text:p>
          </table:table-cell>
          <table:table-cell office:value-type="float" office:value="586.379" calcext:value-type="float">
            <text:p>586.379</text:p>
          </table:table-cell>
          <table:table-cell office:value-type="float" office:value="586.382" calcext:value-type="float">
            <text:p>586.382</text:p>
          </table:table-cell>
          <table:table-cell office:value-type="float" office:value="587.384" calcext:value-type="float">
            <text:p>587.384</text:p>
          </table:table-cell>
          <table:table-cell office:value-type="float" office:value="588.382" calcext:value-type="float">
            <text:p>588.382</text:p>
          </table:table-cell>
          <table:table-cell office:value-type="float" office:value="590.38" calcext:value-type="float">
            <text:p>590.38</text:p>
          </table:table-cell>
          <table:table-cell office:value-type="float" office:value="592.382" calcext:value-type="float">
            <text:p>592.382</text:p>
          </table:table-cell>
          <table:table-cell office:value-type="float" office:value="604.384" calcext:value-type="float">
            <text:p>604.384</text:p>
          </table:table-cell>
          <table:table-cell table:number-columns-repeated="2" office:value-type="float" office:value="605.384" calcext:value-type="float">
            <text:p>605.384</text:p>
          </table:table-cell>
          <table:table-cell office:value-type="float" office:value="606.383" calcext:value-type="float">
            <text:p>606.383</text:p>
          </table:table-cell>
          <table:table-cell office:value-type="float" office:value="997.37" calcext:value-type="float">
            <text:p>997.37</text:p>
          </table:table-cell>
          <table:table-cell office:value-type="float" office:value="1002.369" calcext:value-type="float">
            <text:p>1002.369</text:p>
          </table:table-cell>
          <table:table-cell office:value-type="float" office:value="1003.371" calcext:value-type="float">
            <text:p>1003.371</text:p>
          </table:table-cell>
          <table:table-cell office:value-type="float" office:value="1006.371" calcext:value-type="float">
            <text:p>1006.371</text:p>
          </table:table-cell>
          <table:table-cell office:value-type="float" office:value="1309.369" calcext:value-type="float">
            <text:p>1309.369</text:p>
          </table:table-cell>
          <table:table-cell office:value-type="float" office:value="1312.37" calcext:value-type="float">
            <text:p>1312.37</text:p>
          </table:table-cell>
          <table:table-cell office:value-type="float" office:value="1314.368" calcext:value-type="float">
            <text:p>1314.368</text:p>
          </table:table-cell>
          <table:table-cell office:value-type="float" office:value="1315.37" calcext:value-type="float">
            <text:p>1315.37</text:p>
          </table:table-cell>
          <table:table-cell office:value-type="float" office:value="1399.373" calcext:value-type="float">
            <text:p>1399.373</text:p>
          </table:table-cell>
          <table:table-cell office:value-type="float" office:value="1663.36" calcext:value-type="float">
            <text:p>1663.36</text:p>
          </table:table-cell>
          <table:table-cell/>
          <table:table-cell table:formula="of:=MIN([.A27:.CV27])" office:value-type="float" office:value="18.39" calcext:value-type="float">
            <text:p>18.39</text:p>
          </table:table-cell>
          <table:table-cell table:formula="of:=AVERAGE([.A27:.CT27])" office:value-type="float" office:value="409.570806122449" calcext:value-type="float">
            <text:p>409.5708061225</text:p>
          </table:table-cell>
          <table:table-cell table:formula="of:=AVERAGE([.A27:.CV27])" office:value-type="float" office:value="432.00672" calcext:value-type="float">
            <text:p>432.00672</text:p>
          </table:table-cell>
          <table:table-cell table:formula="of:=MAX([.A27:.CV27])" office:value-type="float" office:value="1663.36" calcext:value-type="float">
            <text:p>1663.36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170.392" calcext:value-type="float">
            <text:p>170.392</text:p>
          </table:table-cell>
          <table:table-cell office:value-type="float" office:value="183.392" calcext:value-type="float">
            <text:p>183.392</text:p>
          </table:table-cell>
          <table:table-cell office:value-type="float" office:value="183.393" calcext:value-type="float">
            <text:p>183.393</text:p>
          </table:table-cell>
          <table:table-cell office:value-type="float" office:value="183.394" calcext:value-type="float">
            <text:p>183.394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5.394" calcext:value-type="float">
            <text:p>185.394</text:p>
          </table:table-cell>
          <table:table-cell office:value-type="float" office:value="187.394" calcext:value-type="float">
            <text:p>187.394</text:p>
          </table:table-cell>
          <table:table-cell table:number-columns-repeated="2" office:value-type="float" office:value="190.394" calcext:value-type="float">
            <text:p>190.394</text:p>
          </table:table-cell>
          <table:table-cell office:value-type="float" office:value="191.394" calcext:value-type="float">
            <text:p>191.394</text:p>
          </table:table-cell>
          <table:table-cell office:value-type="float" office:value="192.394" calcext:value-type="float">
            <text:p>192.394</text:p>
          </table:table-cell>
          <table:table-cell office:value-type="float" office:value="196.395" calcext:value-type="float">
            <text:p>196.395</text:p>
          </table:table-cell>
          <table:table-cell table:number-columns-repeated="16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table:number-columns-repeated="2" office:value-type="float" office:value="198.395" calcext:value-type="float">
            <text:p>198.395</text:p>
          </table:table-cell>
          <table:table-cell office:value-type="float" office:value="200.395" calcext:value-type="float">
            <text:p>200.395</text:p>
          </table:table-cell>
          <table:table-cell table:number-columns-repeated="5" office:value-type="float" office:value="201.394" calcext:value-type="float">
            <text:p>201.394</text:p>
          </table:table-cell>
          <table:table-cell office:value-type="float" office:value="201.395" calcext:value-type="float">
            <text:p>201.395</text:p>
          </table:table-cell>
          <table:table-cell office:value-type="float" office:value="318.385" calcext:value-type="float">
            <text:p>318.385</text:p>
          </table:table-cell>
          <table:table-cell table:number-columns-repeated="2" office:value-type="float" office:value="319.385" calcext:value-type="float">
            <text:p>319.385</text:p>
          </table:table-cell>
          <table:table-cell office:value-type="float" office:value="320.385" calcext:value-type="float">
            <text:p>320.385</text:p>
          </table:table-cell>
          <table:table-cell table:number-columns-repeated="2" office:value-type="float" office:value="323.386" calcext:value-type="float">
            <text:p>323.386</text:p>
          </table:table-cell>
          <table:table-cell table:number-columns-repeated="10" office:value-type="float" office:value="324.386" calcext:value-type="float">
            <text:p>324.386</text:p>
          </table:table-cell>
          <table:table-cell office:value-type="float" office:value="483.377" calcext:value-type="float">
            <text:p>483.377</text:p>
          </table:table-cell>
          <table:table-cell office:value-type="float" office:value="484.38" calcext:value-type="float">
            <text:p>484.38</text:p>
          </table:table-cell>
          <table:table-cell office:value-type="float" office:value="562.386" calcext:value-type="float">
            <text:p>562.386</text:p>
          </table:table-cell>
          <table:table-cell office:value-type="float" office:value="562.387" calcext:value-type="float">
            <text:p>562.387</text:p>
          </table:table-cell>
          <table:table-cell office:value-type="float" office:value="563.387" calcext:value-type="float">
            <text:p>563.387</text:p>
          </table:table-cell>
          <table:table-cell office:value-type="float" office:value="568.386" calcext:value-type="float">
            <text:p>568.386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3.379" calcext:value-type="float">
            <text:p>573.379</text:p>
          </table:table-cell>
          <table:table-cell office:value-type="float" office:value="573.383" calcext:value-type="float">
            <text:p>573.383</text:p>
          </table:table-cell>
          <table:table-cell office:value-type="float" office:value="575.383" calcext:value-type="float">
            <text:p>575.383</text:p>
          </table:table-cell>
          <table:table-cell office:value-type="float" office:value="575.386" calcext:value-type="float">
            <text:p>575.386</text:p>
          </table:table-cell>
          <table:table-cell table:number-columns-repeated="2" office:value-type="float" office:value="576.383" calcext:value-type="float">
            <text:p>576.383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7.38" calcext:value-type="float">
            <text:p>577.38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1.381" calcext:value-type="float">
            <text:p>581.381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2.382" calcext:value-type="float">
            <text:p>582.382</text:p>
          </table:table-cell>
          <table:table-cell office:value-type="float" office:value="582.387" calcext:value-type="float">
            <text:p>582.387</text:p>
          </table:table-cell>
          <table:table-cell office:value-type="float" office:value="585.38" calcext:value-type="float">
            <text:p>585.38</text:p>
          </table:table-cell>
          <table:table-cell office:value-type="float" office:value="589.377" calcext:value-type="float">
            <text:p>589.377</text:p>
          </table:table-cell>
          <table:table-cell office:value-type="float" office:value="591.382" calcext:value-type="float">
            <text:p>591.382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607.384" calcext:value-type="float">
            <text:p>607.384</text:p>
          </table:table-cell>
          <table:table-cell office:value-type="float" office:value="665.377" calcext:value-type="float">
            <text:p>665.377</text:p>
          </table:table-cell>
          <table:table-cell office:value-type="float" office:value="776.371" calcext:value-type="float">
            <text:p>776.371</text:p>
          </table:table-cell>
          <table:table-cell office:value-type="float" office:value="779.371" calcext:value-type="float">
            <text:p>779.371</text:p>
          </table:table-cell>
          <table:table-cell table:number-columns-repeated="2" office:value-type="float" office:value="779.374" calcext:value-type="float">
            <text:p>779.374</text:p>
          </table:table-cell>
          <table:table-cell office:value-type="float" office:value="781.373" calcext:value-type="float">
            <text:p>781.373</text:p>
          </table:table-cell>
          <table:table-cell office:value-type="float" office:value="992.375" calcext:value-type="float">
            <text:p>992.375</text:p>
          </table:table-cell>
          <table:table-cell office:value-type="float" office:value="1000.37" calcext:value-type="float">
            <text:p>1000.37</text:p>
          </table:table-cell>
          <table:table-cell office:value-type="float" office:value="1003.372" calcext:value-type="float">
            <text:p>1003.372</text:p>
          </table:table-cell>
          <table:table-cell office:value-type="float" office:value="1006.365" calcext:value-type="float">
            <text:p>1006.365</text:p>
          </table:table-cell>
          <table:table-cell office:value-type="float" office:value="1006.37" calcext:value-type="float">
            <text:p>1006.37</text:p>
          </table:table-cell>
          <table:table-cell office:value-type="float" office:value="1006.372" calcext:value-type="float">
            <text:p>1006.372</text:p>
          </table:table-cell>
          <table:table-cell office:value-type="float" office:value="1007.377" calcext:value-type="float">
            <text:p>1007.377</text:p>
          </table:table-cell>
          <table:table-cell office:value-type="float" office:value="1009.186" calcext:value-type="float">
            <text:p>1009.186</text:p>
          </table:table-cell>
          <table:table-cell office:value-type="float" office:value="1283.367" calcext:value-type="float">
            <text:p>1283.367</text:p>
          </table:table-cell>
          <table:table-cell office:value-type="float" office:value="1294.367" calcext:value-type="float">
            <text:p>1294.367</text:p>
          </table:table-cell>
          <table:table-cell office:value-type="float" office:value="1307.368" calcext:value-type="float">
            <text:p>1307.368</text:p>
          </table:table-cell>
          <table:table-cell office:value-type="float" office:value="1399.373" calcext:value-type="float">
            <text:p>1399.373</text:p>
          </table:table-cell>
          <table:table-cell office:value-type="float" office:value="1663.36" calcext:value-type="float">
            <text:p>1663.36</text:p>
          </table:table-cell>
          <table:table-cell/>
          <table:table-cell table:formula="of:=MIN([.A28:.CV28])" office:value-type="float" office:value="0.394" calcext:value-type="float">
            <text:p>0.394</text:p>
          </table:table-cell>
          <table:table-cell table:formula="of:=AVERAGE([.A28:.CT28])" office:value-type="float" office:value="447.894255102041" calcext:value-type="float">
            <text:p>447.894255102</text:p>
          </table:table-cell>
          <table:table-cell table:formula="of:=AVERAGE([.A28:.CV28])" office:value-type="float" office:value="469.5637" calcext:value-type="float">
            <text:p>469.5637</text:p>
          </table:table-cell>
          <table:table-cell table:formula="of:=MAX([.A28:.CV28])" office:value-type="float" office:value="1663.36" calcext:value-type="float">
            <text:p>1663.36</text:p>
          </table:table-cell>
        </table:table-row>
        <table:table-row table:style-name="ro1">
          <table:table-cell office:value-type="float" office:value="82.385" calcext:value-type="float">
            <text:p>82.385</text:p>
          </table:table-cell>
          <table:table-cell office:value-type="float" office:value="183.392" calcext:value-type="float">
            <text:p>183.392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95.394" calcext:value-type="float">
            <text:p>195.394</text:p>
          </table:table-cell>
          <table:table-cell office:value-type="float" office:value="196.394" calcext:value-type="float">
            <text:p>196.394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10" office:value-type="float" office:value="197.395" calcext:value-type="float">
            <text:p>197.395</text:p>
          </table:table-cell>
          <table:table-cell table:number-columns-repeated="4" office:value-type="float" office:value="198.394" calcext:value-type="float">
            <text:p>198.394</text:p>
          </table:table-cell>
          <table:table-cell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8" office:value-type="float" office:value="201.394" calcext:value-type="float">
            <text:p>201.394</text:p>
          </table:table-cell>
          <table:table-cell office:value-type="float" office:value="318.385" calcext:value-type="float">
            <text:p>318.385</text:p>
          </table:table-cell>
          <table:table-cell table:number-columns-repeated="2" office:value-type="float" office:value="319.385" calcext:value-type="float">
            <text:p>319.385</text:p>
          </table:table-cell>
          <table:table-cell table:number-columns-repeated="2" office:value-type="float" office:value="320.385" calcext:value-type="float">
            <text:p>320.385</text:p>
          </table:table-cell>
          <table:table-cell office:value-type="float" office:value="321.384" calcext:value-type="float">
            <text:p>321.384</text:p>
          </table:table-cell>
          <table:table-cell office:value-type="float" office:value="321.385" calcext:value-type="float">
            <text:p>321.385</text:p>
          </table:table-cell>
          <table:table-cell office:value-type="float" office:value="323.385" calcext:value-type="float">
            <text:p>323.385</text:p>
          </table:table-cell>
          <table:table-cell office:value-type="float" office:value="323.386" calcext:value-type="float">
            <text:p>323.386</text:p>
          </table:table-cell>
          <table:table-cell office:value-type="float" office:value="324.384" calcext:value-type="float">
            <text:p>324.384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336.372" calcext:value-type="float">
            <text:p>336.372</text:p>
          </table:table-cell>
          <table:table-cell office:value-type="float" office:value="477.378" calcext:value-type="float">
            <text:p>477.378</text:p>
          </table:table-cell>
          <table:table-cell office:value-type="float" office:value="482.378" calcext:value-type="float">
            <text:p>482.378</text:p>
          </table:table-cell>
          <table:table-cell office:value-type="float" office:value="561.386" calcext:value-type="float">
            <text:p>561.386</text:p>
          </table:table-cell>
          <table:table-cell office:value-type="float" office:value="562.386" calcext:value-type="float">
            <text:p>562.386</text:p>
          </table:table-cell>
          <table:table-cell office:value-type="float" office:value="564.383" calcext:value-type="float">
            <text:p>564.383</text:p>
          </table:table-cell>
          <table:table-cell office:value-type="float" office:value="567.383" calcext:value-type="float">
            <text:p>567.383</text:p>
          </table:table-cell>
          <table:table-cell office:value-type="float" office:value="569.383" calcext:value-type="float">
            <text:p>569.383</text:p>
          </table:table-cell>
          <table:table-cell table:number-columns-repeated="2" office:value-type="float" office:value="572.386" calcext:value-type="float">
            <text:p>572.386</text:p>
          </table:table-cell>
          <table:table-cell office:value-type="float" office:value="573.381" calcext:value-type="float">
            <text:p>573.381</text:p>
          </table:table-cell>
          <table:table-cell office:value-type="float" office:value="576.383" calcext:value-type="float">
            <text:p>576.383</text:p>
          </table:table-cell>
          <table:table-cell table:number-columns-repeated="2" office:value-type="float" office:value="576.385" calcext:value-type="float">
            <text:p>576.385</text:p>
          </table:table-cell>
          <table:table-cell table:number-columns-repeated="2" office:value-type="float" office:value="577.384" calcext:value-type="float">
            <text:p>577.384</text:p>
          </table:table-cell>
          <table:table-cell office:value-type="float" office:value="581.382" calcext:value-type="float">
            <text:p>581.382</text:p>
          </table:table-cell>
          <table:table-cell office:value-type="float" office:value="581.383" calcext:value-type="float">
            <text:p>581.383</text:p>
          </table:table-cell>
          <table:table-cell office:value-type="float" office:value="581.385" calcext:value-type="float">
            <text:p>581.385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3.355" calcext:value-type="float">
            <text:p>583.355</text:p>
          </table:table-cell>
          <table:table-cell office:value-type="float" office:value="583.382" calcext:value-type="float">
            <text:p>583.382</text:p>
          </table:table-cell>
          <table:table-cell office:value-type="float" office:value="586.382" calcext:value-type="float">
            <text:p>586.382</text:p>
          </table:table-cell>
          <table:table-cell table:number-columns-repeated="2" office:value-type="float" office:value="586.383" calcext:value-type="float">
            <text:p>586.383</text:p>
          </table:table-cell>
          <table:table-cell office:value-type="float" office:value="586.384" calcext:value-type="float">
            <text:p>586.384</text:p>
          </table:table-cell>
          <table:table-cell office:value-type="float" office:value="587.382" calcext:value-type="float">
            <text:p>587.382</text:p>
          </table:table-cell>
          <table:table-cell office:value-type="float" office:value="587.383" calcext:value-type="float">
            <text:p>587.383</text:p>
          </table:table-cell>
          <table:table-cell office:value-type="float" office:value="589.38" calcext:value-type="float">
            <text:p>589.38</text:p>
          </table:table-cell>
          <table:table-cell office:value-type="float" office:value="589.381" calcext:value-type="float">
            <text:p>589.381</text:p>
          </table:table-cell>
          <table:table-cell office:value-type="float" office:value="590.382" calcext:value-type="float">
            <text:p>590.382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594.382" calcext:value-type="float">
            <text:p>594.382</text:p>
          </table:table-cell>
          <table:table-cell office:value-type="float" office:value="604.384" calcext:value-type="float">
            <text:p>604.384</text:p>
          </table:table-cell>
          <table:table-cell office:value-type="float" office:value="609.383" calcext:value-type="float">
            <text:p>609.383</text:p>
          </table:table-cell>
          <table:table-cell table:number-columns-repeated="2" office:value-type="float" office:value="610.383" calcext:value-type="float">
            <text:p>610.383</text:p>
          </table:table-cell>
          <table:table-cell office:value-type="float" office:value="1001.37" calcext:value-type="float">
            <text:p>1001.37</text:p>
          </table:table-cell>
          <table:table-cell office:value-type="float" office:value="1005.376" calcext:value-type="float">
            <text:p>1005.376</text:p>
          </table:table-cell>
          <table:table-cell office:value-type="float" office:value="1005.379" calcext:value-type="float">
            <text:p>1005.379</text:p>
          </table:table-cell>
          <table:table-cell office:value-type="float" office:value="1008.372" calcext:value-type="float">
            <text:p>1008.372</text:p>
          </table:table-cell>
          <table:table-cell office:value-type="float" office:value="1009.37" calcext:value-type="float">
            <text:p>1009.37</text:p>
          </table:table-cell>
          <table:table-cell office:value-type="float" office:value="1278.27" calcext:value-type="float">
            <text:p>1278.27</text:p>
          </table:table-cell>
          <table:table-cell office:value-type="float" office:value="1309.367" calcext:value-type="float">
            <text:p>1309.367</text:p>
          </table:table-cell>
          <table:table-cell office:value-type="float" office:value="1311.367" calcext:value-type="float">
            <text:p>1311.367</text:p>
          </table:table-cell>
          <table:table-cell office:value-type="float" office:value="1311.37" calcext:value-type="float">
            <text:p>1311.37</text:p>
          </table:table-cell>
          <table:table-cell office:value-type="float" office:value="1311.371" calcext:value-type="float">
            <text:p>1311.371</text:p>
          </table:table-cell>
          <table:table-cell office:value-type="float" office:value="1314.368" calcext:value-type="float">
            <text:p>1314.368</text:p>
          </table:table-cell>
          <table:table-cell office:value-type="float" office:value="1314.37" calcext:value-type="float">
            <text:p>1314.37</text:p>
          </table:table-cell>
          <table:table-cell office:value-type="float" office:value="1315.365" calcext:value-type="float">
            <text:p>1315.365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97.364" calcext:value-type="float">
            <text:p>1397.364</text:p>
          </table:table-cell>
          <table:table-cell office:value-type="float" office:value="1399.373" calcext:value-type="float">
            <text:p>1399.373</text:p>
          </table:table-cell>
          <table:table-cell office:value-type="float" office:value="1653.365" calcext:value-type="float">
            <text:p>1653.365</text:p>
          </table:table-cell>
          <table:table-cell office:value-type="float" office:value="1663.36" calcext:value-type="float">
            <text:p>1663.36</text:p>
          </table:table-cell>
          <table:table-cell/>
          <table:table-cell table:formula="of:=MIN([.A29:.CV29])" office:value-type="float" office:value="82.385" calcext:value-type="float">
            <text:p>82.385</text:p>
          </table:table-cell>
          <table:table-cell table:formula="of:=AVERAGE([.A29:.CT29])" office:value-type="float" office:value="530.526040816327" calcext:value-type="float">
            <text:p>530.5260408163</text:p>
          </table:table-cell>
          <table:table-cell table:formula="of:=AVERAGE([.A29:.CV29])" office:value-type="float" office:value="553.08277" calcext:value-type="float">
            <text:p>553.08277</text:p>
          </table:table-cell>
          <table:table-cell table:formula="of:=MAX([.A29:.CV29])" office:value-type="float" office:value="1663.36" calcext:value-type="float">
            <text:p>1663.36</text:p>
          </table:table-cell>
        </table:table-row>
        <table:table-row table:style-name="ro1">
          <table:table-cell office:value-type="float" office:value="173.388" calcext:value-type="float">
            <text:p>173.388</text:p>
          </table:table-cell>
          <table:table-cell office:value-type="float" office:value="181.393" calcext:value-type="float">
            <text:p>181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6.394" calcext:value-type="float">
            <text:p>186.394</text:p>
          </table:table-cell>
          <table:table-cell office:value-type="float" office:value="191.393" calcext:value-type="float">
            <text:p>191.393</text:p>
          </table:table-cell>
          <table:table-cell office:value-type="float" office:value="191.394" calcext:value-type="float">
            <text:p>191.394</text:p>
          </table:table-cell>
          <table:table-cell office:value-type="float" office:value="194.394" calcext:value-type="float">
            <text:p>194.394</text:p>
          </table:table-cell>
          <table:table-cell table:number-columns-repeated="2" office:value-type="float" office:value="194.395" calcext:value-type="float">
            <text:p>194.395</text:p>
          </table:table-cell>
          <table:table-cell table:number-columns-repeated="2" office:value-type="float" office:value="195.394" calcext:value-type="float">
            <text:p>195.394</text:p>
          </table:table-cell>
          <table:table-cell table:number-columns-repeated="18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office:value-type="float" office:value="198.395" calcext:value-type="float">
            <text:p>198.395</text:p>
          </table:table-cell>
          <table:table-cell table:number-columns-repeated="2" office:value-type="float" office:value="199.395" calcext:value-type="float">
            <text:p>199.395</text:p>
          </table:table-cell>
          <table:table-cell table:number-columns-repeated="3" office:value-type="float" office:value="200.394" calcext:value-type="float">
            <text:p>200.394</text:p>
          </table:table-cell>
          <table:table-cell table:number-columns-repeated="10" office:value-type="float" office:value="201.394" calcext:value-type="float">
            <text:p>201.394</text:p>
          </table:table-cell>
          <table:table-cell table:number-columns-repeated="3" office:value-type="float" office:value="319.385" calcext:value-type="float">
            <text:p>319.385</text:p>
          </table:table-cell>
          <table:table-cell office:value-type="float" office:value="321.385" calcext:value-type="float">
            <text:p>321.385</text:p>
          </table:table-cell>
          <table:table-cell office:value-type="float" office:value="322.386" calcext:value-type="float">
            <text:p>322.386</text:p>
          </table:table-cell>
          <table:table-cell table:number-columns-repeated="3" office:value-type="float" office:value="324.386" calcext:value-type="float">
            <text:p>324.386</text:p>
          </table:table-cell>
          <table:table-cell office:value-type="float" office:value="332.337" calcext:value-type="float">
            <text:p>332.337</text:p>
          </table:table-cell>
          <table:table-cell office:value-type="float" office:value="479.381" calcext:value-type="float">
            <text:p>479.381</text:p>
          </table:table-cell>
          <table:table-cell office:value-type="float" office:value="481.378" calcext:value-type="float">
            <text:p>481.378</text:p>
          </table:table-cell>
          <table:table-cell office:value-type="float" office:value="481.379" calcext:value-type="float">
            <text:p>481.379</text:p>
          </table:table-cell>
          <table:table-cell office:value-type="float" office:value="482.379" calcext:value-type="float">
            <text:p>482.379</text:p>
          </table:table-cell>
          <table:table-cell office:value-type="float" office:value="483.38" calcext:value-type="float">
            <text:p>483.38</text:p>
          </table:table-cell>
          <table:table-cell table:number-columns-repeated="2" office:value-type="float" office:value="562.386" calcext:value-type="float">
            <text:p>562.386</text:p>
          </table:table-cell>
          <table:table-cell office:value-type="float" office:value="564.378" calcext:value-type="float">
            <text:p>564.378</text:p>
          </table:table-cell>
          <table:table-cell office:value-type="float" office:value="566.387" calcext:value-type="float">
            <text:p>566.387</text:p>
          </table:table-cell>
          <table:table-cell table:number-columns-repeated="2" office:value-type="float" office:value="568.383" calcext:value-type="float">
            <text:p>568.383</text:p>
          </table:table-cell>
          <table:table-cell office:value-type="float" office:value="568.386" calcext:value-type="float">
            <text:p>568.386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3.383" calcext:value-type="float">
            <text:p>573.383</text:p>
          </table:table-cell>
          <table:table-cell table:number-columns-repeated="2" office:value-type="float" office:value="575.384" calcext:value-type="float">
            <text:p>575.384</text:p>
          </table:table-cell>
          <table:table-cell office:value-type="float" office:value="575.387" calcext:value-type="float">
            <text:p>575.387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6.387" calcext:value-type="float">
            <text:p>576.387</text:p>
          </table:table-cell>
          <table:table-cell office:value-type="float" office:value="577.381" calcext:value-type="float">
            <text:p>577.381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80.382" calcext:value-type="float">
            <text:p>580.382</text:p>
          </table:table-cell>
          <table:table-cell table:number-columns-repeated="3" office:value-type="float" office:value="581.385" calcext:value-type="float">
            <text:p>581.385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3.385" calcext:value-type="float">
            <text:p>583.385</text:p>
          </table:table-cell>
          <table:table-cell office:value-type="float" office:value="586.381" calcext:value-type="float">
            <text:p>586.381</text:p>
          </table:table-cell>
          <table:table-cell office:value-type="float" office:value="588.381" calcext:value-type="float">
            <text:p>588.381</text:p>
          </table:table-cell>
          <table:table-cell office:value-type="float" office:value="590.382" calcext:value-type="float">
            <text:p>590.382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604.384" calcext:value-type="float">
            <text:p>604.384</text:p>
          </table:table-cell>
          <table:table-cell office:value-type="float" office:value="781.374" calcext:value-type="float">
            <text:p>781.374</text:p>
          </table:table-cell>
          <table:table-cell office:value-type="float" office:value="1000.378" calcext:value-type="float">
            <text:p>1000.378</text:p>
          </table:table-cell>
          <table:table-cell office:value-type="float" office:value="1003.37" calcext:value-type="float">
            <text:p>1003.37</text:p>
          </table:table-cell>
          <table:table-cell office:value-type="float" office:value="1006.376" calcext:value-type="float">
            <text:p>1006.376</text:p>
          </table:table-cell>
          <table:table-cell table:number-columns-repeated="2" office:value-type="float" office:value="1310.369" calcext:value-type="float">
            <text:p>1310.369</text:p>
          </table:table-cell>
          <table:table-cell office:value-type="float" office:value="1311.37" calcext:value-type="float">
            <text:p>1311.37</text:p>
          </table:table-cell>
          <table:table-cell office:value-type="float" office:value="1314.369" calcext:value-type="float">
            <text:p>1314.369</text:p>
          </table:table-cell>
          <table:table-cell office:value-type="float" office:value="1318.366" calcext:value-type="float">
            <text:p>1318.366</text:p>
          </table:table-cell>
          <table:table-cell office:value-type="float" office:value="1318.373" calcext:value-type="float">
            <text:p>1318.373</text:p>
          </table:table-cell>
          <table:table-cell office:value-type="float" office:value="1653.365" calcext:value-type="float">
            <text:p>1653.365</text:p>
          </table:table-cell>
          <table:table-cell office:value-type="float" office:value="1663.36" calcext:value-type="float">
            <text:p>1663.36</text:p>
          </table:table-cell>
          <table:table-cell/>
          <table:table-cell table:formula="of:=MIN([.A30:.CV30])" office:value-type="float" office:value="173.388" calcext:value-type="float">
            <text:p>173.388</text:p>
          </table:table-cell>
          <table:table-cell table:formula="of:=AVERAGE([.A30:.CT30])" office:value-type="float" office:value="426.805387755102" calcext:value-type="float">
            <text:p>426.8053877551</text:p>
          </table:table-cell>
          <table:table-cell table:formula="of:=AVERAGE([.A30:.CV30])" office:value-type="float" office:value="451.43653" calcext:value-type="float">
            <text:p>451.43653</text:p>
          </table:table-cell>
          <table:table-cell table:formula="of:=MAX([.A30:.CV30])" office:value-type="float" office:value="1663.36" calcext:value-type="float">
            <text:p>1663.36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181.394" calcext:value-type="float">
            <text:p>181.394</text:p>
          </table:table-cell>
          <table:table-cell office:value-type="float" office:value="183.392" calcext:value-type="float">
            <text:p>183.392</text:p>
          </table:table-cell>
          <table:table-cell office:value-type="float" office:value="183.394" calcext:value-type="float">
            <text:p>183.394</text:p>
          </table:table-cell>
          <table:table-cell office:value-type="float" office:value="185.394" calcext:value-type="float">
            <text:p>185.394</text:p>
          </table:table-cell>
          <table:table-cell table:number-columns-repeated="2" office:value-type="float" office:value="192.394" calcext:value-type="float">
            <text:p>192.394</text:p>
          </table:table-cell>
          <table:table-cell office:value-type="float" office:value="193.395" calcext:value-type="float">
            <text:p>193.395</text:p>
          </table:table-cell>
          <table:table-cell table:number-columns-repeated="16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office:value-type="float" office:value="199.394" calcext:value-type="float">
            <text:p>199.394</text:p>
          </table:table-cell>
          <table:table-cell office:value-type="float" office:value="200.395" calcext:value-type="float">
            <text:p>200.395</text:p>
          </table:table-cell>
          <table:table-cell table:number-columns-repeated="11" office:value-type="float" office:value="201.394" calcext:value-type="float">
            <text:p>201.394</text:p>
          </table:table-cell>
          <table:table-cell office:value-type="float" office:value="318.385" calcext:value-type="float">
            <text:p>318.385</text:p>
          </table:table-cell>
          <table:table-cell office:value-type="float" office:value="319.385" calcext:value-type="float">
            <text:p>319.385</text:p>
          </table:table-cell>
          <table:table-cell office:value-type="float" office:value="322.384" calcext:value-type="float">
            <text:p>322.384</text:p>
          </table:table-cell>
          <table:table-cell office:value-type="float" office:value="323.385" calcext:value-type="float">
            <text:p>323.385</text:p>
          </table:table-cell>
          <table:table-cell table:number-columns-repeated="5" office:value-type="float" office:value="324.386" calcext:value-type="float">
            <text:p>324.386</text:p>
          </table:table-cell>
          <table:table-cell office:value-type="float" office:value="478.382" calcext:value-type="float">
            <text:p>478.382</text:p>
          </table:table-cell>
          <table:table-cell office:value-type="float" office:value="482.379" calcext:value-type="float">
            <text:p>482.379</text:p>
          </table:table-cell>
          <table:table-cell office:value-type="float" office:value="484.38" calcext:value-type="float">
            <text:p>484.38</text:p>
          </table:table-cell>
          <table:table-cell table:number-columns-repeated="2" office:value-type="float" office:value="561.388" calcext:value-type="float">
            <text:p>561.388</text:p>
          </table:table-cell>
          <table:table-cell office:value-type="float" office:value="563.386" calcext:value-type="float">
            <text:p>563.386</text:p>
          </table:table-cell>
          <table:table-cell office:value-type="float" office:value="567.383" calcext:value-type="float">
            <text:p>567.383</text:p>
          </table:table-cell>
          <table:table-cell office:value-type="float" office:value="569.387" calcext:value-type="float">
            <text:p>569.387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1.384" calcext:value-type="float">
            <text:p>571.384</text:p>
          </table:table-cell>
          <table:table-cell office:value-type="float" office:value="572.384" calcext:value-type="float">
            <text:p>572.384</text:p>
          </table:table-cell>
          <table:table-cell office:value-type="float" office:value="577.387" calcext:value-type="float">
            <text:p>577.387</text:p>
          </table:table-cell>
          <table:table-cell office:value-type="float" office:value="578.383" calcext:value-type="float">
            <text:p>578.383</text:p>
          </table:table-cell>
          <table:table-cell table:number-columns-repeated="2" office:value-type="float" office:value="578.384" calcext:value-type="float">
            <text:p>578.384</text:p>
          </table:table-cell>
          <table:table-cell office:value-type="float" office:value="579.377" calcext:value-type="float">
            <text:p>579.377</text:p>
          </table:table-cell>
          <table:table-cell office:value-type="float" office:value="580.381" calcext:value-type="float">
            <text:p>580.381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3" calcext:value-type="float">
            <text:p>581.383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2.383" calcext:value-type="float">
            <text:p>582.383</text:p>
          </table:table-cell>
          <table:table-cell office:value-type="float" office:value="583.381" calcext:value-type="float">
            <text:p>583.381</text:p>
          </table:table-cell>
          <table:table-cell office:value-type="float" office:value="585.381" calcext:value-type="float">
            <text:p>585.381</text:p>
          </table:table-cell>
          <table:table-cell office:value-type="float" office:value="585.385" calcext:value-type="float">
            <text:p>585.385</text:p>
          </table:table-cell>
          <table:table-cell office:value-type="float" office:value="586.383" calcext:value-type="float">
            <text:p>586.383</text:p>
          </table:table-cell>
          <table:table-cell office:value-type="float" office:value="587.382" calcext:value-type="float">
            <text:p>587.382</text:p>
          </table:table-cell>
          <table:table-cell office:value-type="float" office:value="588.384" calcext:value-type="float">
            <text:p>588.384</text:p>
          </table:table-cell>
          <table:table-cell office:value-type="float" office:value="589.382" calcext:value-type="float">
            <text:p>589.382</text:p>
          </table:table-cell>
          <table:table-cell office:value-type="float" office:value="589.383" calcext:value-type="float">
            <text:p>589.383</text:p>
          </table:table-cell>
          <table:table-cell office:value-type="float" office:value="590.383" calcext:value-type="float">
            <text:p>590.383</text:p>
          </table:table-cell>
          <table:table-cell office:value-type="float" office:value="594.382" calcext:value-type="float">
            <text:p>594.382</text:p>
          </table:table-cell>
          <table:table-cell office:value-type="float" office:value="601.376" calcext:value-type="float">
            <text:p>601.376</text:p>
          </table:table-cell>
          <table:table-cell office:value-type="float" office:value="602.383" calcext:value-type="float">
            <text:p>602.383</text:p>
          </table:table-cell>
          <table:table-cell office:value-type="float" office:value="608.383" calcext:value-type="float">
            <text:p>608.383</text:p>
          </table:table-cell>
          <table:table-cell office:value-type="float" office:value="783.372" calcext:value-type="float">
            <text:p>783.372</text:p>
          </table:table-cell>
          <table:table-cell office:value-type="float" office:value="1000.37" calcext:value-type="float">
            <text:p>1000.37</text:p>
          </table:table-cell>
          <table:table-cell office:value-type="float" office:value="1001.368" calcext:value-type="float">
            <text:p>1001.368</text:p>
          </table:table-cell>
          <table:table-cell office:value-type="float" office:value="1004.371" calcext:value-type="float">
            <text:p>1004.371</text:p>
          </table:table-cell>
          <table:table-cell office:value-type="float" office:value="1006.375" calcext:value-type="float">
            <text:p>1006.375</text:p>
          </table:table-cell>
          <table:table-cell office:value-type="float" office:value="1008.368" calcext:value-type="float">
            <text:p>1008.368</text:p>
          </table:table-cell>
          <table:table-cell office:value-type="float" office:value="1278.367" calcext:value-type="float">
            <text:p>1278.367</text:p>
          </table:table-cell>
          <table:table-cell office:value-type="float" office:value="1294.367" calcext:value-type="float">
            <text:p>1294.367</text:p>
          </table:table-cell>
          <table:table-cell office:value-type="float" office:value="1312.368" calcext:value-type="float">
            <text:p>1312.368</text:p>
          </table:table-cell>
          <table:table-cell office:value-type="float" office:value="1313.366" calcext:value-type="float">
            <text:p>1313.366</text:p>
          </table:table-cell>
          <table:table-cell office:value-type="float" office:value="1315.369" calcext:value-type="float">
            <text:p>1315.369</text:p>
          </table:table-cell>
          <table:table-cell office:value-type="float" office:value="1317.366" calcext:value-type="float">
            <text:p>1317.366</text:p>
          </table:table-cell>
          <table:table-cell office:value-type="float" office:value="1319.363" calcext:value-type="float">
            <text:p>1319.363</text:p>
          </table:table-cell>
          <table:table-cell office:value-type="float" office:value="1397.366" calcext:value-type="float">
            <text:p>1397.366</text:p>
          </table:table-cell>
          <table:table-cell table:number-columns-repeated="2" office:value-type="float" office:value="1653.365" calcext:value-type="float">
            <text:p>1653.365</text:p>
          </table:table-cell>
          <table:table-cell office:value-type="float" office:value="1663.36" calcext:value-type="float">
            <text:p>1663.36</text:p>
          </table:table-cell>
          <table:table-cell office:value-type="float" office:value="2097.344" calcext:value-type="float">
            <text:p>2097.344</text:p>
          </table:table-cell>
          <table:table-cell/>
          <table:table-cell table:formula="of:=MIN([.A31:.CV31])" office:value-type="float" office:value="0.394" calcext:value-type="float">
            <text:p>0.394</text:p>
          </table:table-cell>
          <table:table-cell table:formula="of:=AVERAGE([.A31:.CT31])" office:value-type="float" office:value="505.293459183674" calcext:value-type="float">
            <text:p>505.2934591837</text:p>
          </table:table-cell>
          <table:table-cell table:formula="of:=AVERAGE([.A31:.CV31])" office:value-type="float" office:value="532.79463" calcext:value-type="float">
            <text:p>532.79463</text:p>
          </table:table-cell>
          <table:table-cell table:formula="of:=MAX([.A31:.CV31])" office:value-type="float" office:value="2097.344" calcext:value-type="float">
            <text:p>2097.344</text:p>
          </table:table-cell>
        </table:table-row>
        <table:table-row table:style-name="ro1">
          <table:table-cell table:number-columns-repeated="2" office:value-type="float" office:value="183.394" calcext:value-type="float">
            <text:p>183.394</text:p>
          </table:table-cell>
          <table:table-cell office:value-type="float" office:value="185.393" calcext:value-type="float">
            <text:p>185.393</text:p>
          </table:table-cell>
          <table:table-cell table:number-columns-repeated="2" office:value-type="float" office:value="185.394" calcext:value-type="float">
            <text:p>185.394</text:p>
          </table:table-cell>
          <table:table-cell table:number-columns-repeated="2" office:value-type="float" office:value="187.394" calcext:value-type="float">
            <text:p>187.394</text:p>
          </table:table-cell>
          <table:table-cell office:value-type="float" office:value="191.394" calcext:value-type="float">
            <text:p>191.394</text:p>
          </table:table-cell>
          <table:table-cell table:number-columns-repeated="3" office:value-type="float" office:value="193.394" calcext:value-type="float">
            <text:p>193.394</text:p>
          </table:table-cell>
          <table:table-cell office:value-type="float" office:value="195.395" calcext:value-type="float">
            <text:p>195.395</text:p>
          </table:table-cell>
          <table:table-cell office:value-type="float" office:value="197.394" calcext:value-type="float">
            <text:p>197.394</text:p>
          </table:table-cell>
          <table:table-cell table:number-columns-repeated="14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office:value-type="float" office:value="199.394" calcext:value-type="float">
            <text:p>199.394</text:p>
          </table:table-cell>
          <table:table-cell table:number-columns-repeated="9" office:value-type="float" office:value="201.394" calcext:value-type="float">
            <text:p>201.394</text:p>
          </table:table-cell>
          <table:table-cell table:number-columns-repeated="2" office:value-type="float" office:value="320.385" calcext:value-type="float">
            <text:p>320.385</text:p>
          </table:table-cell>
          <table:table-cell table:number-columns-repeated="2" office:value-type="float" office:value="321.385" calcext:value-type="float">
            <text:p>321.385</text:p>
          </table:table-cell>
          <table:table-cell table:number-columns-repeated="5" office:value-type="float" office:value="324.386" calcext:value-type="float">
            <text:p>324.386</text:p>
          </table:table-cell>
          <table:table-cell table:number-columns-repeated="2" office:value-type="float" office:value="481.378" calcext:value-type="float">
            <text:p>481.378</text:p>
          </table:table-cell>
          <table:table-cell office:value-type="float" office:value="482.383" calcext:value-type="float">
            <text:p>482.383</text:p>
          </table:table-cell>
          <table:table-cell office:value-type="float" office:value="483.378" calcext:value-type="float">
            <text:p>483.378</text:p>
          </table:table-cell>
          <table:table-cell office:value-type="float" office:value="557.386" calcext:value-type="float">
            <text:p>557.386</text:p>
          </table:table-cell>
          <table:table-cell office:value-type="float" office:value="558.385" calcext:value-type="float">
            <text:p>558.385</text:p>
          </table:table-cell>
          <table:table-cell office:value-type="float" office:value="566.386" calcext:value-type="float">
            <text:p>566.386</text:p>
          </table:table-cell>
          <table:table-cell office:value-type="float" office:value="567.385" calcext:value-type="float">
            <text:p>567.385</text:p>
          </table:table-cell>
          <table:table-cell office:value-type="float" office:value="568.379" calcext:value-type="float">
            <text:p>568.379</text:p>
          </table:table-cell>
          <table:table-cell office:value-type="float" office:value="569.383" calcext:value-type="float">
            <text:p>569.383</text:p>
          </table:table-cell>
          <table:table-cell office:value-type="float" office:value="573.383" calcext:value-type="float">
            <text:p>573.383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8.38" calcext:value-type="float">
            <text:p>578.38</text:p>
          </table:table-cell>
          <table:table-cell office:value-type="float" office:value="579.383" calcext:value-type="float">
            <text:p>579.383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79" calcext:value-type="float">
            <text:p>581.379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3.383" calcext:value-type="float">
            <text:p>583.383</text:p>
          </table:table-cell>
          <table:table-cell office:value-type="float" office:value="584.381" calcext:value-type="float">
            <text:p>584.381</text:p>
          </table:table-cell>
          <table:table-cell office:value-type="float" office:value="585.383" calcext:value-type="float">
            <text:p>585.383</text:p>
          </table:table-cell>
          <table:table-cell office:value-type="float" office:value="585.384" calcext:value-type="float">
            <text:p>585.384</text:p>
          </table:table-cell>
          <table:table-cell office:value-type="float" office:value="586.383" calcext:value-type="float">
            <text:p>586.383</text:p>
          </table:table-cell>
          <table:table-cell office:value-type="float" office:value="587.381" calcext:value-type="float">
            <text:p>587.381</text:p>
          </table:table-cell>
          <table:table-cell office:value-type="float" office:value="588.383" calcext:value-type="float">
            <text:p>588.383</text:p>
          </table:table-cell>
          <table:table-cell office:value-type="float" office:value="589.381" calcext:value-type="float">
            <text:p>589.381</text:p>
          </table:table-cell>
          <table:table-cell table:number-columns-repeated="2" office:value-type="float" office:value="589.382" calcext:value-type="float">
            <text:p>589.382</text:p>
          </table:table-cell>
          <table:table-cell office:value-type="float" office:value="590.382" calcext:value-type="float">
            <text:p>590.382</text:p>
          </table:table-cell>
          <table:table-cell office:value-type="float" office:value="591.382" calcext:value-type="float">
            <text:p>591.382</text:p>
          </table:table-cell>
          <table:table-cell office:value-type="float" office:value="592.383" calcext:value-type="float">
            <text:p>592.383</text:p>
          </table:table-cell>
          <table:table-cell office:value-type="float" office:value="603.383" calcext:value-type="float">
            <text:p>603.383</text:p>
          </table:table-cell>
          <table:table-cell office:value-type="float" office:value="783.371" calcext:value-type="float">
            <text:p>783.371</text:p>
          </table:table-cell>
          <table:table-cell office:value-type="float" office:value="786.368" calcext:value-type="float">
            <text:p>786.368</text:p>
          </table:table-cell>
          <table:table-cell office:value-type="float" office:value="993.371" calcext:value-type="float">
            <text:p>993.371</text:p>
          </table:table-cell>
          <table:table-cell office:value-type="float" office:value="998.369" calcext:value-type="float">
            <text:p>998.369</text:p>
          </table:table-cell>
          <table:table-cell office:value-type="float" office:value="999.367" calcext:value-type="float">
            <text:p>999.367</text:p>
          </table:table-cell>
          <table:table-cell office:value-type="float" office:value="1001.37" calcext:value-type="float">
            <text:p>1001.37</text:p>
          </table:table-cell>
          <table:table-cell office:value-type="float" office:value="1001.373" calcext:value-type="float">
            <text:p>1001.373</text:p>
          </table:table-cell>
          <table:table-cell office:value-type="float" office:value="1003.371" calcext:value-type="float">
            <text:p>1003.371</text:p>
          </table:table-cell>
          <table:table-cell office:value-type="float" office:value="1004.371" calcext:value-type="float">
            <text:p>1004.371</text:p>
          </table:table-cell>
          <table:table-cell office:value-type="float" office:value="1005.374" calcext:value-type="float">
            <text:p>1005.374</text:p>
          </table:table-cell>
          <table:table-cell office:value-type="float" office:value="1007.37" calcext:value-type="float">
            <text:p>1007.37</text:p>
          </table:table-cell>
          <table:table-cell office:value-type="float" office:value="1007.372" calcext:value-type="float">
            <text:p>1007.372</text:p>
          </table:table-cell>
          <table:table-cell office:value-type="float" office:value="1007.373" calcext:value-type="float">
            <text:p>1007.373</text:p>
          </table:table-cell>
          <table:table-cell office:value-type="float" office:value="1288.367" calcext:value-type="float">
            <text:p>1288.367</text:p>
          </table:table-cell>
          <table:table-cell office:value-type="float" office:value="1307.364" calcext:value-type="float">
            <text:p>1307.364</text:p>
          </table:table-cell>
          <table:table-cell office:value-type="float" office:value="1309.366" calcext:value-type="float">
            <text:p>1309.366</text:p>
          </table:table-cell>
          <table:table-cell office:value-type="float" office:value="1309.369" calcext:value-type="float">
            <text:p>1309.369</text:p>
          </table:table-cell>
          <table:table-cell office:value-type="float" office:value="1310.372" calcext:value-type="float">
            <text:p>1310.372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663.36" calcext:value-type="float">
            <text:p>1663.36</text:p>
          </table:table-cell>
          <table:table-cell office:value-type="float" office:value="2097.344" calcext:value-type="float">
            <text:p>2097.344</text:p>
          </table:table-cell>
          <table:table-cell office:value-type="float" office:value="2335.335" calcext:value-type="float">
            <text:p>2335.335</text:p>
          </table:table-cell>
          <table:table-cell/>
          <table:table-cell table:formula="of:=MIN([.A32:.CV32])" office:value-type="float" office:value="183.394" calcext:value-type="float">
            <text:p>183.394</text:p>
          </table:table-cell>
          <table:table-cell table:formula="of:=AVERAGE([.A32:.CT32])" office:value-type="float" office:value="510.802969387756" calcext:value-type="float">
            <text:p>510.8029693878</text:p>
          </table:table-cell>
          <table:table-cell table:formula="of:=AVERAGE([.A32:.CV32])" office:value-type="float" office:value="544.9137" calcext:value-type="float">
            <text:p>544.9137</text:p>
          </table:table-cell>
          <table:table-cell table:formula="of:=MAX([.A32:.CV32])" office:value-type="float" office:value="2335.335" calcext:value-type="float">
            <text:p>2335.335</text:p>
          </table:table-cell>
        </table:table-row>
        <table:table-row table:style-name="ro1">
          <table:table-cell office:value-type="float" office:value="174.392" calcext:value-type="float">
            <text:p>174.392</text:p>
          </table:table-cell>
          <table:table-cell office:value-type="float" office:value="183.393" calcext:value-type="float">
            <text:p>183.393</text:p>
          </table:table-cell>
          <table:table-cell office:value-type="float" office:value="187.394" calcext:value-type="float">
            <text:p>187.394</text:p>
          </table:table-cell>
          <table:table-cell table:number-columns-repeated="2" office:value-type="float" office:value="192.394" calcext:value-type="float">
            <text:p>192.394</text:p>
          </table:table-cell>
          <table:table-cell office:value-type="float" office:value="193.394" calcext:value-type="float">
            <text:p>193.394</text:p>
          </table:table-cell>
          <table:table-cell office:value-type="float" office:value="196.394" calcext:value-type="float">
            <text:p>196.394</text:p>
          </table:table-cell>
          <table:table-cell office:value-type="float" office:value="196.395" calcext:value-type="float">
            <text:p>196.395</text:p>
          </table:table-cell>
          <table:table-cell table:number-columns-repeated="14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office:value-type="float" office:value="198.395" calcext:value-type="float">
            <text:p>198.395</text:p>
          </table:table-cell>
          <table:table-cell table:number-columns-repeated="3" office:value-type="float" office:value="199.394" calcext:value-type="float">
            <text:p>199.394</text:p>
          </table:table-cell>
          <table:table-cell office:value-type="float" office:value="200.394" calcext:value-type="float">
            <text:p>200.394</text:p>
          </table:table-cell>
          <table:table-cell table:number-columns-repeated="13" office:value-type="float" office:value="201.394" calcext:value-type="float">
            <text:p>201.394</text:p>
          </table:table-cell>
          <table:table-cell table:number-columns-repeated="2" office:value-type="float" office:value="320.385" calcext:value-type="float">
            <text:p>320.385</text:p>
          </table:table-cell>
          <table:table-cell office:value-type="float" office:value="321.384" calcext:value-type="float">
            <text:p>321.384</text:p>
          </table:table-cell>
          <table:table-cell office:value-type="float" office:value="321.385" calcext:value-type="float">
            <text:p>321.385</text:p>
          </table:table-cell>
          <table:table-cell table:number-columns-repeated="2" office:value-type="float" office:value="323.386" calcext:value-type="float">
            <text:p>323.386</text:p>
          </table:table-cell>
          <table:table-cell office:value-type="float" office:value="324.385" calcext:value-type="float">
            <text:p>324.385</text:p>
          </table:table-cell>
          <table:table-cell office:value-type="float" office:value="475.377" calcext:value-type="float">
            <text:p>475.377</text:p>
          </table:table-cell>
          <table:table-cell office:value-type="float" office:value="483.378" calcext:value-type="float">
            <text:p>483.378</text:p>
          </table:table-cell>
          <table:table-cell office:value-type="float" office:value="559.388" calcext:value-type="float">
            <text:p>559.388</text:p>
          </table:table-cell>
          <table:table-cell office:value-type="float" office:value="567.383" calcext:value-type="float">
            <text:p>567.383</text:p>
          </table:table-cell>
          <table:table-cell office:value-type="float" office:value="570.379" calcext:value-type="float">
            <text:p>570.379</text:p>
          </table:table-cell>
          <table:table-cell office:value-type="float" office:value="571.386" calcext:value-type="float">
            <text:p>571.386</text:p>
          </table:table-cell>
          <table:table-cell office:value-type="float" office:value="574.38" calcext:value-type="float">
            <text:p>574.38</text:p>
          </table:table-cell>
          <table:table-cell office:value-type="float" office:value="574.381" calcext:value-type="float">
            <text:p>574.381</text:p>
          </table:table-cell>
          <table:table-cell office:value-type="float" office:value="574.382" calcext:value-type="float">
            <text:p>574.382</text:p>
          </table:table-cell>
          <table:table-cell office:value-type="float" office:value="576.384" calcext:value-type="float">
            <text:p>576.384</text:p>
          </table:table-cell>
          <table:table-cell table:number-columns-repeated="2" office:value-type="float" office:value="577.383" calcext:value-type="float">
            <text:p>577.383</text:p>
          </table:table-cell>
          <table:table-cell office:value-type="float" office:value="578.383" calcext:value-type="float">
            <text:p>578.383</text:p>
          </table:table-cell>
          <table:table-cell office:value-type="float" office:value="580.381" calcext:value-type="float">
            <text:p>580.381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1.384" calcext:value-type="float">
            <text:p>581.384</text:p>
          </table:table-cell>
          <table:table-cell table:number-columns-repeated="2" office:value-type="float" office:value="582.381" calcext:value-type="float">
            <text:p>582.381</text:p>
          </table:table-cell>
          <table:table-cell office:value-type="float" office:value="584.383" calcext:value-type="float">
            <text:p>584.383</text:p>
          </table:table-cell>
          <table:table-cell office:value-type="float" office:value="585.381" calcext:value-type="float">
            <text:p>585.381</text:p>
          </table:table-cell>
          <table:table-cell office:value-type="float" office:value="585.383" calcext:value-type="float">
            <text:p>585.383</text:p>
          </table:table-cell>
          <table:table-cell office:value-type="float" office:value="586.382" calcext:value-type="float">
            <text:p>586.382</text:p>
          </table:table-cell>
          <table:table-cell office:value-type="float" office:value="587.379" calcext:value-type="float">
            <text:p>587.379</text:p>
          </table:table-cell>
          <table:table-cell office:value-type="float" office:value="589.383" calcext:value-type="float">
            <text:p>589.383</text:p>
          </table:table-cell>
          <table:table-cell office:value-type="float" office:value="590.381" calcext:value-type="float">
            <text:p>590.381</text:p>
          </table:table-cell>
          <table:table-cell office:value-type="float" office:value="592.382" calcext:value-type="float">
            <text:p>592.382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594.383" calcext:value-type="float">
            <text:p>594.383</text:p>
          </table:table-cell>
          <table:table-cell office:value-type="float" office:value="776.372" calcext:value-type="float">
            <text:p>776.372</text:p>
          </table:table-cell>
          <table:table-cell office:value-type="float" office:value="777.37" calcext:value-type="float">
            <text:p>777.37</text:p>
          </table:table-cell>
          <table:table-cell office:value-type="float" office:value="780.371" calcext:value-type="float">
            <text:p>780.371</text:p>
          </table:table-cell>
          <table:table-cell office:value-type="float" office:value="784.372" calcext:value-type="float">
            <text:p>784.372</text:p>
          </table:table-cell>
          <table:table-cell office:value-type="float" office:value="998.367" calcext:value-type="float">
            <text:p>998.367</text:p>
          </table:table-cell>
          <table:table-cell office:value-type="float" office:value="1002.371" calcext:value-type="float">
            <text:p>1002.371</text:p>
          </table:table-cell>
          <table:table-cell office:value-type="float" office:value="1004.376" calcext:value-type="float">
            <text:p>1004.376</text:p>
          </table:table-cell>
          <table:table-cell office:value-type="float" office:value="1020.367" calcext:value-type="float">
            <text:p>1020.367</text:p>
          </table:table-cell>
          <table:table-cell office:value-type="float" office:value="1287.365" calcext:value-type="float">
            <text:p>1287.365</text:p>
          </table:table-cell>
          <table:table-cell office:value-type="float" office:value="1305.368" calcext:value-type="float">
            <text:p>1305.368</text:p>
          </table:table-cell>
          <table:table-cell office:value-type="float" office:value="1306.365" calcext:value-type="float">
            <text:p>1306.365</text:p>
          </table:table-cell>
          <table:table-cell office:value-type="float" office:value="1308.367" calcext:value-type="float">
            <text:p>1308.367</text:p>
          </table:table-cell>
          <table:table-cell office:value-type="float" office:value="1309.367" calcext:value-type="float">
            <text:p>1309.367</text:p>
          </table:table-cell>
          <table:table-cell office:value-type="float" office:value="1311.368" calcext:value-type="float">
            <text:p>1311.368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13.37" calcext:value-type="float">
            <text:p>1313.37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4.368" calcext:value-type="float">
            <text:p>1314.368</text:p>
          </table:table-cell>
          <table:table-cell office:value-type="float" office:value="1315.365" calcext:value-type="float">
            <text:p>1315.365</text:p>
          </table:table-cell>
          <table:table-cell office:value-type="float" office:value="1317.365" calcext:value-type="float">
            <text:p>1317.365</text:p>
          </table:table-cell>
          <table:table-cell office:value-type="float" office:value="1548.369" calcext:value-type="float">
            <text:p>1548.369</text:p>
          </table:table-cell>
          <table:table-cell office:value-type="float" office:value="2097.344" calcext:value-type="float">
            <text:p>2097.344</text:p>
          </table:table-cell>
          <table:table-cell office:value-type="float" office:value="2335.335" calcext:value-type="float">
            <text:p>2335.335</text:p>
          </table:table-cell>
          <table:table-cell/>
          <table:table-cell table:formula="of:=MIN([.A33:.CV33])" office:value-type="float" office:value="174.392" calcext:value-type="float">
            <text:p>174.392</text:p>
          </table:table-cell>
          <table:table-cell table:formula="of:=AVERAGE([.A33:.CT33])" office:value-type="float" office:value="520.507081632653" calcext:value-type="float">
            <text:p>520.5070816327</text:p>
          </table:table-cell>
          <table:table-cell table:formula="of:=AVERAGE([.A33:.CV33])" office:value-type="float" office:value="554.42373" calcext:value-type="float">
            <text:p>554.42373</text:p>
          </table:table-cell>
          <table:table-cell table:formula="of:=MAX([.A33:.CV33])" office:value-type="float" office:value="2335.335" calcext:value-type="float">
            <text:p>2335.335</text:p>
          </table:table-cell>
        </table:table-row>
        <table:table-row table:style-name="ro1">
          <table:table-cell office:value-type="float" office:value="166.392" calcext:value-type="float">
            <text:p>166.392</text:p>
          </table:table-cell>
          <table:table-cell office:value-type="float" office:value="173.392" calcext:value-type="float">
            <text:p>173.392</text:p>
          </table:table-cell>
          <table:table-cell office:value-type="float" office:value="175.393" calcext:value-type="float">
            <text:p>175.393</text:p>
          </table:table-cell>
          <table:table-cell office:value-type="float" office:value="181.393" calcext:value-type="float">
            <text:p>181.393</text:p>
          </table:table-cell>
          <table:table-cell office:value-type="float" office:value="183.392" calcext:value-type="float">
            <text:p>183.392</text:p>
          </table:table-cell>
          <table:table-cell office:value-type="float" office:value="183.393" calcext:value-type="float">
            <text:p>183.393</text:p>
          </table:table-cell>
          <table:table-cell office:value-type="float" office:value="184.392" calcext:value-type="float">
            <text:p>184.392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5.394" calcext:value-type="float">
            <text:p>185.394</text:p>
          </table:table-cell>
          <table:table-cell table:number-columns-repeated="2" office:value-type="float" office:value="186.393" calcext:value-type="float">
            <text:p>186.393</text:p>
          </table:table-cell>
          <table:table-cell office:value-type="float" office:value="191.394" calcext:value-type="float">
            <text:p>191.394</text:p>
          </table:table-cell>
          <table:table-cell table:number-columns-repeated="2" office:value-type="float" office:value="192.394" calcext:value-type="float">
            <text:p>192.394</text:p>
          </table:table-cell>
          <table:table-cell office:value-type="float" office:value="193.394" calcext:value-type="float">
            <text:p>193.394</text:p>
          </table:table-cell>
          <table:table-cell office:value-type="float" office:value="194.394" calcext:value-type="float">
            <text:p>194.394</text:p>
          </table:table-cell>
          <table:table-cell table:number-columns-repeated="2" office:value-type="float" office:value="195.394" calcext:value-type="float">
            <text:p>195.394</text:p>
          </table:table-cell>
          <table:table-cell office:value-type="float" office:value="196.394" calcext:value-type="float">
            <text:p>196.394</text:p>
          </table:table-cell>
          <table:table-cell table:number-columns-repeated="2" office:value-type="float" office:value="196.395" calcext:value-type="float">
            <text:p>196.395</text:p>
          </table:table-cell>
          <table:table-cell table:number-columns-repeated="17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office:value-type="float" office:value="198.395" calcext:value-type="float">
            <text:p>198.395</text:p>
          </table:table-cell>
          <table:table-cell office:value-type="float" office:value="199.395" calcext:value-type="float">
            <text:p>199.395</text:p>
          </table:table-cell>
          <table:table-cell office:value-type="float" office:value="200.394" calcext:value-type="float">
            <text:p>200.394</text:p>
          </table:table-cell>
          <table:table-cell office:value-type="float" office:value="201.393" calcext:value-type="float">
            <text:p>201.393</text:p>
          </table:table-cell>
          <table:table-cell table:number-columns-repeated="9" office:value-type="float" office:value="201.394" calcext:value-type="float">
            <text:p>201.394</text:p>
          </table:table-cell>
          <table:table-cell table:number-columns-repeated="2" office:value-type="float" office:value="319.385" calcext:value-type="float">
            <text:p>319.385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1.385" calcext:value-type="float">
            <text:p>321.385</text:p>
          </table:table-cell>
          <table:table-cell office:value-type="float" office:value="323.384" calcext:value-type="float">
            <text:p>323.384</text:p>
          </table:table-cell>
          <table:table-cell table:number-columns-repeated="2" office:value-type="float" office:value="323.385" calcext:value-type="float">
            <text:p>323.385</text:p>
          </table:table-cell>
          <table:table-cell table:number-columns-repeated="3" office:value-type="float" office:value="324.386" calcext:value-type="float">
            <text:p>324.386</text:p>
          </table:table-cell>
          <table:table-cell office:value-type="float" office:value="477.377" calcext:value-type="float">
            <text:p>477.377</text:p>
          </table:table-cell>
          <table:table-cell office:value-type="float" office:value="483.378" calcext:value-type="float">
            <text:p>483.378</text:p>
          </table:table-cell>
          <table:table-cell office:value-type="float" office:value="553.387" calcext:value-type="float">
            <text:p>553.387</text:p>
          </table:table-cell>
          <table:table-cell office:value-type="float" office:value="562.386" calcext:value-type="float">
            <text:p>562.386</text:p>
          </table:table-cell>
          <table:table-cell office:value-type="float" office:value="565.386" calcext:value-type="float">
            <text:p>565.386</text:p>
          </table:table-cell>
          <table:table-cell office:value-type="float" office:value="567.384" calcext:value-type="float">
            <text:p>567.384</text:p>
          </table:table-cell>
          <table:table-cell office:value-type="float" office:value="570.382" calcext:value-type="float">
            <text:p>570.382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2.379" calcext:value-type="float">
            <text:p>572.379</text:p>
          </table:table-cell>
          <table:table-cell table:number-columns-repeated="2" office:value-type="float" office:value="572.383" calcext:value-type="float">
            <text:p>572.383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5.386" calcext:value-type="float">
            <text:p>575.386</text:p>
          </table:table-cell>
          <table:table-cell office:value-type="float" office:value="577.383" calcext:value-type="float">
            <text:p>577.383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82.381" calcext:value-type="float">
            <text:p>582.381</text:p>
          </table:table-cell>
          <table:table-cell office:value-type="float" office:value="583.381" calcext:value-type="float">
            <text:p>583.381</text:p>
          </table:table-cell>
          <table:table-cell office:value-type="float" office:value="583.383" calcext:value-type="float">
            <text:p>583.383</text:p>
          </table:table-cell>
          <table:table-cell office:value-type="float" office:value="585.381" calcext:value-type="float">
            <text:p>585.381</text:p>
          </table:table-cell>
          <table:table-cell office:value-type="float" office:value="585.383" calcext:value-type="float">
            <text:p>585.383</text:p>
          </table:table-cell>
          <table:table-cell office:value-type="float" office:value="585.384" calcext:value-type="float">
            <text:p>585.384</text:p>
          </table:table-cell>
          <table:table-cell office:value-type="float" office:value="590.381" calcext:value-type="float">
            <text:p>590.381</text:p>
          </table:table-cell>
          <table:table-cell office:value-type="float" office:value="591.382" calcext:value-type="float">
            <text:p>591.382</text:p>
          </table:table-cell>
          <table:table-cell office:value-type="float" office:value="591.384" calcext:value-type="float">
            <text:p>591.384</text:p>
          </table:table-cell>
          <table:table-cell office:value-type="float" office:value="592.382" calcext:value-type="float">
            <text:p>592.382</text:p>
          </table:table-cell>
          <table:table-cell office:value-type="float" office:value="602.378" calcext:value-type="float">
            <text:p>602.378</text:p>
          </table:table-cell>
          <table:table-cell office:value-type="float" office:value="779.371" calcext:value-type="float">
            <text:p>779.371</text:p>
          </table:table-cell>
          <table:table-cell office:value-type="float" office:value="999.371" calcext:value-type="float">
            <text:p>999.371</text:p>
          </table:table-cell>
          <table:table-cell office:value-type="float" office:value="1006.369" calcext:value-type="float">
            <text:p>1006.369</text:p>
          </table:table-cell>
          <table:table-cell office:value-type="float" office:value="1006.374" calcext:value-type="float">
            <text:p>1006.374</text:p>
          </table:table-cell>
          <table:table-cell office:value-type="float" office:value="1006.377" calcext:value-type="float">
            <text:p>1006.377</text:p>
          </table:table-cell>
          <table:table-cell office:value-type="float" office:value="1290.371" calcext:value-type="float">
            <text:p>1290.371</text:p>
          </table:table-cell>
          <table:table-cell office:value-type="float" office:value="1292.369" calcext:value-type="float">
            <text:p>1292.369</text:p>
          </table:table-cell>
          <table:table-cell office:value-type="float" office:value="1311.365" calcext:value-type="float">
            <text:p>1311.365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404.365" calcext:value-type="float">
            <text:p>1404.365</text:p>
          </table:table-cell>
          <table:table-cell office:value-type="float" office:value="2097.344" calcext:value-type="float">
            <text:p>2097.344</text:p>
          </table:table-cell>
          <table:table-cell office:value-type="float" office:value="2335.335" calcext:value-type="float">
            <text:p>2335.335</text:p>
          </table:table-cell>
          <table:table-cell/>
          <table:table-cell table:formula="of:=MIN([.A34:.CV34])" office:value-type="float" office:value="166.392" calcext:value-type="float">
            <text:p>166.392</text:p>
          </table:table-cell>
          <table:table-cell table:formula="of:=AVERAGE([.A34:.CT34])" office:value-type="float" office:value="403.887653061225" calcext:value-type="float">
            <text:p>403.8876530612</text:p>
          </table:table-cell>
          <table:table-cell table:formula="of:=AVERAGE([.A34:.CV34])" office:value-type="float" office:value="440.13669" calcext:value-type="float">
            <text:p>440.13669</text:p>
          </table:table-cell>
          <table:table-cell table:formula="of:=MAX([.A34:.CV34])" office:value-type="float" office:value="2335.335" calcext:value-type="float">
            <text:p>2335.335</text:p>
          </table:table-cell>
        </table:table-row>
        <table:table-row table:style-name="ro1">
          <table:table-cell office:value-type="float" office:value="181.394" calcext:value-type="float">
            <text:p>181.394</text:p>
          </table:table-cell>
          <table:table-cell office:value-type="float" office:value="183.392" calcext:value-type="float">
            <text:p>183.392</text:p>
          </table:table-cell>
          <table:table-cell office:value-type="float" office:value="183.394" calcext:value-type="float">
            <text:p>183.394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5.394" calcext:value-type="float">
            <text:p>185.394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89.393" calcext:value-type="float">
            <text:p>189.393</text:p>
          </table:table-cell>
          <table:table-cell office:value-type="float" office:value="192.394" calcext:value-type="float">
            <text:p>192.394</text:p>
          </table:table-cell>
          <table:table-cell office:value-type="float" office:value="195.394" calcext:value-type="float">
            <text:p>195.394</text:p>
          </table:table-cell>
          <table:table-cell table:number-columns-repeated="2" office:value-type="float" office:value="196.395" calcext:value-type="float">
            <text:p>196.395</text:p>
          </table:table-cell>
          <table:table-cell table:number-columns-repeated="3" office:value-type="float" office:value="197.394" calcext:value-type="float">
            <text:p>197.394</text:p>
          </table:table-cell>
          <table:table-cell table:number-columns-repeated="9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office:value-type="float" office:value="198.395" calcext:value-type="float">
            <text:p>198.395</text:p>
          </table:table-cell>
          <table:table-cell table:number-columns-repeated="2" office:value-type="float" office:value="199.394" calcext:value-type="float">
            <text:p>199.394</text:p>
          </table:table-cell>
          <table:table-cell table:number-columns-repeated="11" office:value-type="float" office:value="201.394" calcext:value-type="float">
            <text:p>201.394</text:p>
          </table:table-cell>
          <table:table-cell office:value-type="float" office:value="318.385" calcext:value-type="float">
            <text:p>318.385</text:p>
          </table:table-cell>
          <table:table-cell table:number-columns-repeated="2" office:value-type="float" office:value="319.385" calcext:value-type="float">
            <text:p>319.385</text:p>
          </table:table-cell>
          <table:table-cell table:number-columns-repeated="2" office:value-type="float" office:value="320.385" calcext:value-type="float">
            <text:p>320.385</text:p>
          </table:table-cell>
          <table:table-cell office:value-type="float" office:value="321.383" calcext:value-type="float">
            <text:p>321.383</text:p>
          </table:table-cell>
          <table:table-cell table:number-columns-repeated="5" office:value-type="float" office:value="324.386" calcext:value-type="float">
            <text:p>324.386</text:p>
          </table:table-cell>
          <table:table-cell office:value-type="float" office:value="325.386" calcext:value-type="float">
            <text:p>325.386</text:p>
          </table:table-cell>
          <table:table-cell table:number-columns-repeated="2" office:value-type="float" office:value="482.378" calcext:value-type="float">
            <text:p>482.378</text:p>
          </table:table-cell>
          <table:table-cell office:value-type="float" office:value="563.386" calcext:value-type="float">
            <text:p>563.386</text:p>
          </table:table-cell>
          <table:table-cell office:value-type="float" office:value="566.382" calcext:value-type="float">
            <text:p>566.382</text:p>
          </table:table-cell>
          <table:table-cell office:value-type="float" office:value="569.376" calcext:value-type="float">
            <text:p>569.376</text:p>
          </table:table-cell>
          <table:table-cell table:number-columns-repeated="2" office:value-type="float" office:value="575.381" calcext:value-type="float">
            <text:p>575.381</text:p>
          </table:table-cell>
          <table:table-cell office:value-type="float" office:value="575.384" calcext:value-type="float">
            <text:p>575.384</text:p>
          </table:table-cell>
          <table:table-cell table:number-columns-repeated="2" office:value-type="float" office:value="579.383" calcext:value-type="float">
            <text:p>579.383</text:p>
          </table:table-cell>
          <table:table-cell office:value-type="float" office:value="580.381" calcext:value-type="float">
            <text:p>580.381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1.384" calcext:value-type="float">
            <text:p>581.384</text:p>
          </table:table-cell>
          <table:table-cell table:number-columns-repeated="2" office:value-type="float" office:value="582.381" calcext:value-type="float">
            <text:p>582.381</text:p>
          </table:table-cell>
          <table:table-cell office:value-type="float" office:value="583.381" calcext:value-type="float">
            <text:p>583.381</text:p>
          </table:table-cell>
          <table:table-cell office:value-type="float" office:value="583.384" calcext:value-type="float">
            <text:p>583.384</text:p>
          </table:table-cell>
          <table:table-cell office:value-type="float" office:value="584.381" calcext:value-type="float">
            <text:p>584.381</text:p>
          </table:table-cell>
          <table:table-cell office:value-type="float" office:value="584.383" calcext:value-type="float">
            <text:p>584.383</text:p>
          </table:table-cell>
          <table:table-cell office:value-type="float" office:value="584.384" calcext:value-type="float">
            <text:p>584.384</text:p>
          </table:table-cell>
          <table:table-cell office:value-type="float" office:value="585.382" calcext:value-type="float">
            <text:p>585.382</text:p>
          </table:table-cell>
          <table:table-cell office:value-type="float" office:value="587.382" calcext:value-type="float">
            <text:p>587.382</text:p>
          </table:table-cell>
          <table:table-cell office:value-type="float" office:value="588.381" calcext:value-type="float">
            <text:p>588.381</text:p>
          </table:table-cell>
          <table:table-cell table:number-columns-repeated="2" office:value-type="float" office:value="588.383" calcext:value-type="float">
            <text:p>588.383</text:p>
          </table:table-cell>
          <table:table-cell office:value-type="float" office:value="589.38" calcext:value-type="float">
            <text:p>589.38</text:p>
          </table:table-cell>
          <table:table-cell office:value-type="float" office:value="591.384" calcext:value-type="float">
            <text:p>591.384</text:p>
          </table:table-cell>
          <table:table-cell office:value-type="float" office:value="592.38" calcext:value-type="float">
            <text:p>592.38</text:p>
          </table:table-cell>
          <table:table-cell office:value-type="float" office:value="592.383" calcext:value-type="float">
            <text:p>592.383</text:p>
          </table:table-cell>
          <table:table-cell office:value-type="float" office:value="594.384" calcext:value-type="float">
            <text:p>594.384</text:p>
          </table:table-cell>
          <table:table-cell office:value-type="float" office:value="778.369" calcext:value-type="float">
            <text:p>778.369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998.372" calcext:value-type="float">
            <text:p>998.372</text:p>
          </table:table-cell>
          <table:table-cell office:value-type="float" office:value="999.369" calcext:value-type="float">
            <text:p>999.369</text:p>
          </table:table-cell>
          <table:table-cell office:value-type="float" office:value="1005.372" calcext:value-type="float">
            <text:p>1005.372</text:p>
          </table:table-cell>
          <table:table-cell office:value-type="float" office:value="1007.371" calcext:value-type="float">
            <text:p>1007.371</text:p>
          </table:table-cell>
          <table:table-cell office:value-type="float" office:value="1008.367" calcext:value-type="float">
            <text:p>1008.367</text:p>
          </table:table-cell>
          <table:table-cell office:value-type="float" office:value="1289.366" calcext:value-type="float">
            <text:p>1289.366</text:p>
          </table:table-cell>
          <table:table-cell office:value-type="float" office:value="1308.366" calcext:value-type="float">
            <text:p>1308.366</text:p>
          </table:table-cell>
          <table:table-cell office:value-type="float" office:value="1308.367" calcext:value-type="float">
            <text:p>1308.367</text:p>
          </table:table-cell>
          <table:table-cell office:value-type="float" office:value="1309.366" calcext:value-type="float">
            <text:p>1309.366</text:p>
          </table:table-cell>
          <table:table-cell office:value-type="float" office:value="1312.37" calcext:value-type="float">
            <text:p>1312.37</text:p>
          </table:table-cell>
          <table:table-cell office:value-type="float" office:value="1315.368" calcext:value-type="float">
            <text:p>1315.368</text:p>
          </table:table-cell>
          <table:table-cell office:value-type="float" office:value="1319.368" calcext:value-type="float">
            <text:p>1319.368</text:p>
          </table:table-cell>
          <table:table-cell office:value-type="float" office:value="1401.372" calcext:value-type="float">
            <text:p>1401.372</text:p>
          </table:table-cell>
          <table:table-cell office:value-type="float" office:value="1549.362" calcext:value-type="float">
            <text:p>1549.362</text:p>
          </table:table-cell>
          <table:table-cell office:value-type="float" office:value="2097.344" calcext:value-type="float">
            <text:p>2097.344</text:p>
          </table:table-cell>
          <table:table-cell office:value-type="float" office:value="2334.342" calcext:value-type="float">
            <text:p>2334.342</text:p>
          </table:table-cell>
          <table:table-cell office:value-type="float" office:value="2335.335" calcext:value-type="float">
            <text:p>2335.335</text:p>
          </table:table-cell>
          <table:table-cell office:value-type="float" office:value="2339.349" calcext:value-type="float">
            <text:p>2339.349</text:p>
          </table:table-cell>
          <table:table-cell/>
          <table:table-cell table:formula="of:=MIN([.A35:.CV35])" office:value-type="float" office:value="181.394" calcext:value-type="float">
            <text:p>181.394</text:p>
          </table:table-cell>
          <table:table-cell table:formula="of:=AVERAGE([.A35:.CT35])" office:value-type="float" office:value="527.7515" calcext:value-type="float">
            <text:p>527.7515</text:p>
          </table:table-cell>
          <table:table-cell table:formula="of:=AVERAGE([.A35:.CV35])" office:value-type="float" office:value="563.94331" calcext:value-type="float">
            <text:p>563.94331</text:p>
          </table:table-cell>
          <table:table-cell table:formula="of:=MAX([.A35:.CV35])" office:value-type="float" office:value="2339.349" calcext:value-type="float">
            <text:p>2339.349</text:p>
          </table:table-cell>
        </table:table-row>
        <table:table-row table:style-name="ro1">
          <table:table-cell table:number-columns-repeated="2" office:value-type="float" office:value="182.393" calcext:value-type="float">
            <text:p>182.393</text:p>
          </table:table-cell>
          <table:table-cell office:value-type="float" office:value="183.394" calcext:value-type="float">
            <text:p>183.394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5.394" calcext:value-type="float">
            <text:p>185.394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93.392" calcext:value-type="float">
            <text:p>193.392</text:p>
          </table:table-cell>
          <table:table-cell office:value-type="float" office:value="195.394" calcext:value-type="float">
            <text:p>195.394</text:p>
          </table:table-cell>
          <table:table-cell table:number-columns-repeated="15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office:value-type="float" office:value="198.395" calcext:value-type="float">
            <text:p>198.395</text:p>
          </table:table-cell>
          <table:table-cell table:number-columns-repeated="2" office:value-type="float" office:value="199.394" calcext:value-type="float">
            <text:p>199.394</text:p>
          </table:table-cell>
          <table:table-cell table:number-columns-repeated="5" office:value-type="float" office:value="200.394" calcext:value-type="float">
            <text:p>200.394</text:p>
          </table:table-cell>
          <table:table-cell table:number-columns-repeated="6" office:value-type="float" office:value="201.394" calcext:value-type="float">
            <text:p>201.394</text:p>
          </table:table-cell>
          <table:table-cell office:value-type="float" office:value="317.385" calcext:value-type="float">
            <text:p>317.385</text:p>
          </table:table-cell>
          <table:table-cell table:number-columns-repeated="2" office:value-type="float" office:value="318.385" calcext:value-type="float">
            <text:p>318.385</text:p>
          </table:table-cell>
          <table:table-cell office:value-type="float" office:value="321.384" calcext:value-type="float">
            <text:p>321.384</text:p>
          </table:table-cell>
          <table:table-cell table:number-columns-repeated="2" office:value-type="float" office:value="321.385" calcext:value-type="float">
            <text:p>321.385</text:p>
          </table:table-cell>
          <table:table-cell office:value-type="float" office:value="322.386" calcext:value-type="float">
            <text:p>322.386</text:p>
          </table:table-cell>
          <table:table-cell office:value-type="float" office:value="323.382" calcext:value-type="float">
            <text:p>323.382</text:p>
          </table:table-cell>
          <table:table-cell office:value-type="float" office:value="324.385" calcext:value-type="float">
            <text:p>324.385</text:p>
          </table:table-cell>
          <table:table-cell table:number-columns-repeated="8" office:value-type="float" office:value="324.386" calcext:value-type="float">
            <text:p>324.386</text:p>
          </table:table-cell>
          <table:table-cell office:value-type="float" office:value="482.378" calcext:value-type="float">
            <text:p>482.378</text:p>
          </table:table-cell>
          <table:table-cell office:value-type="float" office:value="559.388" calcext:value-type="float">
            <text:p>559.388</text:p>
          </table:table-cell>
          <table:table-cell office:value-type="float" office:value="562.387" calcext:value-type="float">
            <text:p>562.387</text:p>
          </table:table-cell>
          <table:table-cell office:value-type="float" office:value="564.387" calcext:value-type="float">
            <text:p>564.387</text:p>
          </table:table-cell>
          <table:table-cell office:value-type="float" office:value="569.379" calcext:value-type="float">
            <text:p>569.379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2.385" calcext:value-type="float">
            <text:p>572.385</text:p>
          </table:table-cell>
          <table:table-cell office:value-type="float" office:value="573.383" calcext:value-type="float">
            <text:p>573.383</text:p>
          </table:table-cell>
          <table:table-cell office:value-type="float" office:value="576.382" calcext:value-type="float">
            <text:p>576.382</text:p>
          </table:table-cell>
          <table:table-cell office:value-type="float" office:value="577.383" calcext:value-type="float">
            <text:p>577.383</text:p>
          </table:table-cell>
          <table:table-cell office:value-type="float" office:value="579.381" calcext:value-type="float">
            <text:p>579.381</text:p>
          </table:table-cell>
          <table:table-cell office:value-type="float" office:value="579.383" calcext:value-type="float">
            <text:p>579.383</text:p>
          </table:table-cell>
          <table:table-cell office:value-type="float" office:value="580.381" calcext:value-type="float">
            <text:p>580.381</text:p>
          </table:table-cell>
          <table:table-cell office:value-type="float" office:value="580.383" calcext:value-type="float">
            <text:p>580.383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2" calcext:value-type="float">
            <text:p>581.382</text:p>
          </table:table-cell>
          <table:table-cell office:value-type="float" office:value="582.38" calcext:value-type="float">
            <text:p>582.38</text:p>
          </table:table-cell>
          <table:table-cell office:value-type="float" office:value="583.382" calcext:value-type="float">
            <text:p>583.382</text:p>
          </table:table-cell>
          <table:table-cell office:value-type="float" office:value="584.382" calcext:value-type="float">
            <text:p>584.382</text:p>
          </table:table-cell>
          <table:table-cell office:value-type="float" office:value="585.382" calcext:value-type="float">
            <text:p>585.382</text:p>
          </table:table-cell>
          <table:table-cell office:value-type="float" office:value="585.383" calcext:value-type="float">
            <text:p>585.383</text:p>
          </table:table-cell>
          <table:table-cell office:value-type="float" office:value="585.385" calcext:value-type="float">
            <text:p>585.385</text:p>
          </table:table-cell>
          <table:table-cell office:value-type="float" office:value="586.381" calcext:value-type="float">
            <text:p>586.381</text:p>
          </table:table-cell>
          <table:table-cell table:number-columns-repeated="2" office:value-type="float" office:value="586.382" calcext:value-type="float">
            <text:p>586.382</text:p>
          </table:table-cell>
          <table:table-cell office:value-type="float" office:value="586.384" calcext:value-type="float">
            <text:p>586.384</text:p>
          </table:table-cell>
          <table:table-cell office:value-type="float" office:value="590.382" calcext:value-type="float">
            <text:p>590.382</text:p>
          </table:table-cell>
          <table:table-cell office:value-type="float" office:value="590.385" calcext:value-type="float">
            <text:p>590.385</text:p>
          </table:table-cell>
          <table:table-cell office:value-type="float" office:value="592.383" calcext:value-type="float">
            <text:p>592.383</text:p>
          </table:table-cell>
          <table:table-cell office:value-type="float" office:value="606.382" calcext:value-type="float">
            <text:p>606.382</text:p>
          </table:table-cell>
          <table:table-cell office:value-type="float" office:value="774.37" calcext:value-type="float">
            <text:p>774.37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1004.372" calcext:value-type="float">
            <text:p>1004.372</text:p>
          </table:table-cell>
          <table:table-cell office:value-type="float" office:value="1004.373" calcext:value-type="float">
            <text:p>1004.373</text:p>
          </table:table-cell>
          <table:table-cell office:value-type="float" office:value="1006.372" calcext:value-type="float">
            <text:p>1006.372</text:p>
          </table:table-cell>
          <table:table-cell office:value-type="float" office:value="1007.369" calcext:value-type="float">
            <text:p>1007.369</text:p>
          </table:table-cell>
          <table:table-cell office:value-type="float" office:value="1007.377" calcext:value-type="float">
            <text:p>1007.377</text:p>
          </table:table-cell>
          <table:table-cell office:value-type="float" office:value="1008.37" calcext:value-type="float">
            <text:p>1008.37</text:p>
          </table:table-cell>
          <table:table-cell office:value-type="float" office:value="1315.37" calcext:value-type="float">
            <text:p>1315.37</text:p>
          </table:table-cell>
          <table:table-cell office:value-type="float" office:value="1316.366" calcext:value-type="float">
            <text:p>1316.366</text:p>
          </table:table-cell>
          <table:table-cell office:value-type="float" office:value="1316.367" calcext:value-type="float">
            <text:p>1316.367</text:p>
          </table:table-cell>
          <table:table-cell office:value-type="float" office:value="2335.335" calcext:value-type="float">
            <text:p>2335.335</text:p>
          </table:table-cell>
          <table:table-cell office:value-type="float" office:value="2339.349" calcext:value-type="float">
            <text:p>2339.349</text:p>
          </table:table-cell>
          <table:table-cell/>
          <table:table-cell table:formula="of:=MIN([.A36:.CV36])" office:value-type="float" office:value="182.393" calcext:value-type="float">
            <text:p>182.393</text:p>
          </table:table-cell>
          <table:table-cell table:formula="of:=AVERAGE([.A36:.CT36])" office:value-type="float" office:value="430.69268367347" calcext:value-type="float">
            <text:p>430.6926836735</text:p>
          </table:table-cell>
          <table:table-cell table:formula="of:=AVERAGE([.A36:.CV36])" office:value-type="float" office:value="468.82567" calcext:value-type="float">
            <text:p>468.82567</text:p>
          </table:table-cell>
          <table:table-cell table:formula="of:=MAX([.A36:.CV36])" office:value-type="float" office:value="2339.349" calcext:value-type="float">
            <text:p>2339.349</text:p>
          </table:table-cell>
        </table:table-row>
        <table:table-row table:style-name="ro1">
          <table:table-cell office:value-type="float" office:value="144.39" calcext:value-type="float">
            <text:p>144.39</text:p>
          </table:table-cell>
          <table:table-cell office:value-type="float" office:value="180.394" calcext:value-type="float">
            <text:p>180.394</text:p>
          </table:table-cell>
          <table:table-cell office:value-type="float" office:value="181.393" calcext:value-type="float">
            <text:p>181.393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91.393" calcext:value-type="float">
            <text:p>191.393</text:p>
          </table:table-cell>
          <table:table-cell table:number-columns-repeated="2" office:value-type="float" office:value="194.394" calcext:value-type="float">
            <text:p>194.394</text:p>
          </table:table-cell>
          <table:table-cell office:value-type="float" office:value="196.394" calcext:value-type="float">
            <text:p>196.394</text:p>
          </table:table-cell>
          <table:table-cell table:number-columns-repeated="3" office:value-type="float" office:value="197.394" calcext:value-type="float">
            <text:p>197.394</text:p>
          </table:table-cell>
          <table:table-cell table:number-columns-repeated="17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office:value-type="float" office:value="198.395" calcext:value-type="float">
            <text:p>198.395</text:p>
          </table:table-cell>
          <table:table-cell office:value-type="float" office:value="200.394" calcext:value-type="float">
            <text:p>200.394</text:p>
          </table:table-cell>
          <table:table-cell table:number-columns-repeated="6" office:value-type="float" office:value="201.394" calcext:value-type="float">
            <text:p>201.394</text:p>
          </table:table-cell>
          <table:table-cell office:value-type="float" office:value="317.385" calcext:value-type="float">
            <text:p>317.385</text:p>
          </table:table-cell>
          <table:table-cell office:value-type="float" office:value="319.385" calcext:value-type="float">
            <text:p>319.385</text:p>
          </table:table-cell>
          <table:table-cell table:number-columns-repeated="2" office:value-type="float" office:value="320.385" calcext:value-type="float">
            <text:p>320.385</text:p>
          </table:table-cell>
          <table:table-cell table:number-columns-repeated="2" office:value-type="float" office:value="321.385" calcext:value-type="float">
            <text:p>321.385</text:p>
          </table:table-cell>
          <table:table-cell office:value-type="float" office:value="323.386" calcext:value-type="float">
            <text:p>323.386</text:p>
          </table:table-cell>
          <table:table-cell table:number-columns-repeated="5" office:value-type="float" office:value="324.386" calcext:value-type="float">
            <text:p>324.386</text:p>
          </table:table-cell>
          <table:table-cell office:value-type="float" office:value="481.376" calcext:value-type="float">
            <text:p>481.376</text:p>
          </table:table-cell>
          <table:table-cell office:value-type="float" office:value="563.385" calcext:value-type="float">
            <text:p>563.385</text:p>
          </table:table-cell>
          <table:table-cell office:value-type="float" office:value="563.386" calcext:value-type="float">
            <text:p>563.386</text:p>
          </table:table-cell>
          <table:table-cell office:value-type="float" office:value="566.387" calcext:value-type="float">
            <text:p>566.387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4.383" calcext:value-type="float">
            <text:p>574.383</text:p>
          </table:table-cell>
          <table:table-cell table:number-columns-repeated="2" office:value-type="float" office:value="575.38" calcext:value-type="float">
            <text:p>575.38</text:p>
          </table:table-cell>
          <table:table-cell office:value-type="float" office:value="576.38" calcext:value-type="float">
            <text:p>576.38</text:p>
          </table:table-cell>
          <table:table-cell table:number-columns-repeated="2" office:value-type="float" office:value="579.381" calcext:value-type="float">
            <text:p>579.381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0.379" calcext:value-type="float">
            <text:p>580.379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" calcext:value-type="float">
            <text:p>581.38</text:p>
          </table:table-cell>
          <table:table-cell office:value-type="float" office:value="582.381" calcext:value-type="float">
            <text:p>582.381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3.379" calcext:value-type="float">
            <text:p>583.379</text:p>
          </table:table-cell>
          <table:table-cell office:value-type="float" office:value="583.38" calcext:value-type="float">
            <text:p>583.38</text:p>
          </table:table-cell>
          <table:table-cell office:value-type="float" office:value="583.381" calcext:value-type="float">
            <text:p>583.381</text:p>
          </table:table-cell>
          <table:table-cell office:value-type="float" office:value="583.383" calcext:value-type="float">
            <text:p>583.383</text:p>
          </table:table-cell>
          <table:table-cell table:number-columns-repeated="2" office:value-type="float" office:value="586.384" calcext:value-type="float">
            <text:p>586.384</text:p>
          </table:table-cell>
          <table:table-cell office:value-type="float" office:value="587.381" calcext:value-type="float">
            <text:p>587.381</text:p>
          </table:table-cell>
          <table:table-cell office:value-type="float" office:value="589.381" calcext:value-type="float">
            <text:p>589.381</text:p>
          </table:table-cell>
          <table:table-cell office:value-type="float" office:value="589.383" calcext:value-type="float">
            <text:p>589.383</text:p>
          </table:table-cell>
          <table:table-cell office:value-type="float" office:value="591.382" calcext:value-type="float">
            <text:p>591.382</text:p>
          </table:table-cell>
          <table:table-cell office:value-type="float" office:value="592.381" calcext:value-type="float">
            <text:p>592.381</text:p>
          </table:table-cell>
          <table:table-cell office:value-type="float" office:value="592.383" calcext:value-type="float">
            <text:p>592.383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608.384" calcext:value-type="float">
            <text:p>608.384</text:p>
          </table:table-cell>
          <table:table-cell office:value-type="float" office:value="786.365" calcext:value-type="float">
            <text:p>786.365</text:p>
          </table:table-cell>
          <table:table-cell office:value-type="float" office:value="998.37" calcext:value-type="float">
            <text:p>998.37</text:p>
          </table:table-cell>
          <table:table-cell office:value-type="float" office:value="1000.371" calcext:value-type="float">
            <text:p>1000.371</text:p>
          </table:table-cell>
          <table:table-cell office:value-type="float" office:value="1003.376" calcext:value-type="float">
            <text:p>1003.376</text:p>
          </table:table-cell>
          <table:table-cell office:value-type="float" office:value="1006.364" calcext:value-type="float">
            <text:p>1006.364</text:p>
          </table:table-cell>
          <table:table-cell table:number-columns-repeated="2" office:value-type="float" office:value="1006.37" calcext:value-type="float">
            <text:p>1006.37</text:p>
          </table:table-cell>
          <table:table-cell office:value-type="float" office:value="1007.371" calcext:value-type="float">
            <text:p>1007.371</text:p>
          </table:table-cell>
          <table:table-cell office:value-type="float" office:value="1290.367" calcext:value-type="float">
            <text:p>1290.367</text:p>
          </table:table-cell>
          <table:table-cell office:value-type="float" office:value="1309.37" calcext:value-type="float">
            <text:p>1309.37</text:p>
          </table:table-cell>
          <table:table-cell office:value-type="float" office:value="1312.366" calcext:value-type="float">
            <text:p>1312.366</text:p>
          </table:table-cell>
          <table:table-cell office:value-type="float" office:value="1313.368" calcext:value-type="float">
            <text:p>1313.368</text:p>
          </table:table-cell>
          <table:table-cell office:value-type="float" office:value="1313.37" calcext:value-type="float">
            <text:p>1313.37</text:p>
          </table:table-cell>
          <table:table-cell office:value-type="float" office:value="1313.373" calcext:value-type="float">
            <text:p>1313.373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15.374" calcext:value-type="float">
            <text:p>1315.374</text:p>
          </table:table-cell>
          <table:table-cell office:value-type="float" office:value="1316.366" calcext:value-type="float">
            <text:p>1316.366</text:p>
          </table:table-cell>
          <table:table-cell office:value-type="float" office:value="2335.335" calcext:value-type="float">
            <text:p>2335.335</text:p>
          </table:table-cell>
          <table:table-cell office:value-type="float" office:value="2337.344" calcext:value-type="float">
            <text:p>2337.344</text:p>
          </table:table-cell>
          <table:table-cell office:value-type="float" office:value="2339.349" calcext:value-type="float">
            <text:p>2339.349</text:p>
          </table:table-cell>
          <table:table-cell/>
          <table:table-cell table:formula="of:=MIN([.A37:.CV37])" office:value-type="float" office:value="144.39" calcext:value-type="float">
            <text:p>144.39</text:p>
          </table:table-cell>
          <table:table-cell table:formula="of:=AVERAGE([.A37:.CT37])" office:value-type="float" office:value="520.180316326531" calcext:value-type="float">
            <text:p>520.1803163265</text:p>
          </table:table-cell>
          <table:table-cell table:formula="of:=AVERAGE([.A37:.CV37])" office:value-type="float" office:value="556.54364" calcext:value-type="float">
            <text:p>556.54364</text:p>
          </table:table-cell>
          <table:table-cell table:formula="of:=MAX([.A37:.CV37])" office:value-type="float" office:value="2339.349" calcext:value-type="float">
            <text:p>2339.349</text:p>
          </table:table-cell>
        </table:table-row>
        <table:table-row table:style-name="ro1">
          <table:table-cell office:value-type="float" office:value="173.39" calcext:value-type="float">
            <text:p>173.39</text:p>
          </table:table-cell>
          <table:table-cell office:value-type="float" office:value="181.393" calcext:value-type="float">
            <text:p>181.393</text:p>
          </table:table-cell>
          <table:table-cell office:value-type="float" office:value="183.392" calcext:value-type="float">
            <text:p>183.392</text:p>
          </table:table-cell>
          <table:table-cell office:value-type="float" office:value="183.394" calcext:value-type="float">
            <text:p>183.394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89.393" calcext:value-type="float">
            <text:p>189.393</text:p>
          </table:table-cell>
          <table:table-cell office:value-type="float" office:value="192.393" calcext:value-type="float">
            <text:p>192.393</text:p>
          </table:table-cell>
          <table:table-cell office:value-type="float" office:value="192.394" calcext:value-type="float">
            <text:p>192.394</text:p>
          </table:table-cell>
          <table:table-cell office:value-type="float" office:value="193.394" calcext:value-type="float">
            <text:p>193.394</text:p>
          </table:table-cell>
          <table:table-cell table:number-columns-repeated="3" office:value-type="float" office:value="194.394" calcext:value-type="float">
            <text:p>194.394</text:p>
          </table:table-cell>
          <table:table-cell office:value-type="float" office:value="195.394" calcext:value-type="float">
            <text:p>195.394</text:p>
          </table:table-cell>
          <table:table-cell table:number-columns-repeated="2" office:value-type="float" office:value="195.395" calcext:value-type="float">
            <text:p>195.395</text:p>
          </table:table-cell>
          <table:table-cell office:value-type="float" office:value="196.395" calcext:value-type="float">
            <text:p>196.395</text:p>
          </table:table-cell>
          <table:table-cell office:value-type="float" office:value="197.394" calcext:value-type="float">
            <text:p>197.394</text:p>
          </table:table-cell>
          <table:table-cell table:number-columns-repeated="8" office:value-type="float" office:value="197.395" calcext:value-type="float">
            <text:p>197.395</text:p>
          </table:table-cell>
          <table:table-cell office:value-type="float" office:value="198.395" calcext:value-type="float">
            <text:p>198.395</text:p>
          </table:table-cell>
          <table:table-cell table:number-columns-repeated="2" office:value-type="float" office:value="199.394" calcext:value-type="float">
            <text:p>199.394</text:p>
          </table:table-cell>
          <table:table-cell office:value-type="float" office:value="199.395" calcext:value-type="float">
            <text:p>199.395</text:p>
          </table:table-cell>
          <table:table-cell table:number-columns-repeated="11" office:value-type="float" office:value="201.394" calcext:value-type="float">
            <text:p>201.394</text:p>
          </table:table-cell>
          <table:table-cell office:value-type="float" office:value="320.384" calcext:value-type="float">
            <text:p>320.384</text:p>
          </table:table-cell>
          <table:table-cell office:value-type="float" office:value="320.385" calcext:value-type="float">
            <text:p>320.385</text:p>
          </table:table-cell>
          <table:table-cell table:number-columns-repeated="2" office:value-type="float" office:value="321.385" calcext:value-type="float">
            <text:p>321.385</text:p>
          </table:table-cell>
          <table:table-cell office:value-type="float" office:value="323.386" calcext:value-type="float">
            <text:p>323.386</text:p>
          </table:table-cell>
          <table:table-cell office:value-type="float" office:value="324.383" calcext:value-type="float">
            <text:p>324.383</text:p>
          </table:table-cell>
          <table:table-cell table:number-columns-repeated="9" office:value-type="float" office:value="324.386" calcext:value-type="float">
            <text:p>324.386</text:p>
          </table:table-cell>
          <table:table-cell office:value-type="float" office:value="354.235" calcext:value-type="float">
            <text:p>354.235</text:p>
          </table:table-cell>
          <table:table-cell office:value-type="float" office:value="481.38" calcext:value-type="float">
            <text:p>481.38</text:p>
          </table:table-cell>
          <table:table-cell office:value-type="float" office:value="482.383" calcext:value-type="float">
            <text:p>482.383</text:p>
          </table:table-cell>
          <table:table-cell office:value-type="float" office:value="556.382" calcext:value-type="float">
            <text:p>556.382</text:p>
          </table:table-cell>
          <table:table-cell office:value-type="float" office:value="561.386" calcext:value-type="float">
            <text:p>561.386</text:p>
          </table:table-cell>
          <table:table-cell office:value-type="float" office:value="563.386" calcext:value-type="float">
            <text:p>563.386</text:p>
          </table:table-cell>
          <table:table-cell office:value-type="float" office:value="565.383" calcext:value-type="float">
            <text:p>565.383</text:p>
          </table:table-cell>
          <table:table-cell office:value-type="float" office:value="572.381" calcext:value-type="float">
            <text:p>572.381</text:p>
          </table:table-cell>
          <table:table-cell office:value-type="float" office:value="573.387" calcext:value-type="float">
            <text:p>573.387</text:p>
          </table:table-cell>
          <table:table-cell office:value-type="float" office:value="575.382" calcext:value-type="float">
            <text:p>575.382</text:p>
          </table:table-cell>
          <table:table-cell office:value-type="float" office:value="575.386" calcext:value-type="float">
            <text:p>575.386</text:p>
          </table:table-cell>
          <table:table-cell office:value-type="float" office:value="576.387" calcext:value-type="float">
            <text:p>576.387</text:p>
          </table:table-cell>
          <table:table-cell office:value-type="float" office:value="577.381" calcext:value-type="float">
            <text:p>577.381</text:p>
          </table:table-cell>
          <table:table-cell office:value-type="float" office:value="577.382" calcext:value-type="float">
            <text:p>577.382</text:p>
          </table:table-cell>
          <table:table-cell table:number-columns-repeated="2" office:value-type="float" office:value="580.383" calcext:value-type="float">
            <text:p>580.383</text:p>
          </table:table-cell>
          <table:table-cell office:value-type="float" office:value="582.38" calcext:value-type="float">
            <text:p>582.38</text:p>
          </table:table-cell>
          <table:table-cell office:value-type="float" office:value="584.382" calcext:value-type="float">
            <text:p>584.382</text:p>
          </table:table-cell>
          <table:table-cell office:value-type="float" office:value="586.382" calcext:value-type="float">
            <text:p>586.382</text:p>
          </table:table-cell>
          <table:table-cell office:value-type="float" office:value="586.383" calcext:value-type="float">
            <text:p>586.383</text:p>
          </table:table-cell>
          <table:table-cell office:value-type="float" office:value="587.384" calcext:value-type="float">
            <text:p>587.384</text:p>
          </table:table-cell>
          <table:table-cell table:number-columns-repeated="2" office:value-type="float" office:value="590.381" calcext:value-type="float">
            <text:p>590.381</text:p>
          </table:table-cell>
          <table:table-cell office:value-type="float" office:value="591.382" calcext:value-type="float">
            <text:p>591.382</text:p>
          </table:table-cell>
          <table:table-cell office:value-type="float" office:value="593.386" calcext:value-type="float">
            <text:p>593.386</text:p>
          </table:table-cell>
          <table:table-cell office:value-type="float" office:value="595.382" calcext:value-type="float">
            <text:p>595.382</text:p>
          </table:table-cell>
          <table:table-cell office:value-type="float" office:value="596.385" calcext:value-type="float">
            <text:p>596.385</text:p>
          </table:table-cell>
          <table:table-cell office:value-type="float" office:value="604.384" calcext:value-type="float">
            <text:p>604.384</text:p>
          </table:table-cell>
          <table:table-cell office:value-type="float" office:value="1000.37" calcext:value-type="float">
            <text:p>1000.37</text:p>
          </table:table-cell>
          <table:table-cell office:value-type="float" office:value="1002.375" calcext:value-type="float">
            <text:p>1002.375</text:p>
          </table:table-cell>
          <table:table-cell office:value-type="float" office:value="1003.371" calcext:value-type="float">
            <text:p>1003.371</text:p>
          </table:table-cell>
          <table:table-cell office:value-type="float" office:value="1005.367" calcext:value-type="float">
            <text:p>1005.367</text:p>
          </table:table-cell>
          <table:table-cell office:value-type="float" office:value="1005.372" calcext:value-type="float">
            <text:p>1005.372</text:p>
          </table:table-cell>
          <table:table-cell office:value-type="float" office:value="1005.373" calcext:value-type="float">
            <text:p>1005.373</text:p>
          </table:table-cell>
          <table:table-cell office:value-type="float" office:value="1308.369" calcext:value-type="float">
            <text:p>1308.369</text:p>
          </table:table-cell>
          <table:table-cell office:value-type="float" office:value="1311.371" calcext:value-type="float">
            <text:p>1311.371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6.372" calcext:value-type="float">
            <text:p>1316.372</text:p>
          </table:table-cell>
          <table:table-cell office:value-type="float" office:value="1317.37" calcext:value-type="float">
            <text:p>1317.37</text:p>
          </table:table-cell>
          <table:table-cell office:value-type="float" office:value="1398.37" calcext:value-type="float">
            <text:p>1398.37</text:p>
          </table:table-cell>
          <table:table-cell office:value-type="float" office:value="1549.365" calcext:value-type="float">
            <text:p>1549.365</text:p>
          </table:table-cell>
          <table:table-cell office:value-type="float" office:value="2335.336" calcext:value-type="float">
            <text:p>2335.336</text:p>
          </table:table-cell>
          <table:table-cell office:value-type="float" office:value="2337.344" calcext:value-type="float">
            <text:p>2337.344</text:p>
          </table:table-cell>
          <table:table-cell office:value-type="float" office:value="2339.349" calcext:value-type="float">
            <text:p>2339.349</text:p>
          </table:table-cell>
          <table:table-cell/>
          <table:table-cell table:formula="of:=MIN([.A38:.CV38])" office:value-type="float" office:value="173.39" calcext:value-type="float">
            <text:p>173.39</text:p>
          </table:table-cell>
          <table:table-cell table:formula="of:=AVERAGE([.A38:.CT38])" office:value-type="float" office:value="475.32312244898" calcext:value-type="float">
            <text:p>475.323122449</text:p>
          </table:table-cell>
          <table:table-cell table:formula="of:=AVERAGE([.A38:.CV38])" office:value-type="float" office:value="512.58359" calcext:value-type="float">
            <text:p>512.58359</text:p>
          </table:table-cell>
          <table:table-cell table:formula="of:=MAX([.A38:.CV38])" office:value-type="float" office:value="2339.349" calcext:value-type="float">
            <text:p>2339.349</text:p>
          </table:table-cell>
        </table:table-row>
        <table:table-row table:style-name="ro1">
          <table:table-cell office:value-type="float" office:value="182.394" calcext:value-type="float">
            <text:p>182.394</text:p>
          </table:table-cell>
          <table:table-cell office:value-type="float" office:value="183.394" calcext:value-type="float">
            <text:p>183.394</text:p>
          </table:table-cell>
          <table:table-cell office:value-type="float" office:value="187.393" calcext:value-type="float">
            <text:p>187.393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91.394" calcext:value-type="float">
            <text:p>191.394</text:p>
          </table:table-cell>
          <table:table-cell office:value-type="float" office:value="192.394" calcext:value-type="float">
            <text:p>192.394</text:p>
          </table:table-cell>
          <table:table-cell office:value-type="float" office:value="193.394" calcext:value-type="float">
            <text:p>193.394</text:p>
          </table:table-cell>
          <table:table-cell office:value-type="float" office:value="194.394" calcext:value-type="float">
            <text:p>194.394</text:p>
          </table:table-cell>
          <table:table-cell office:value-type="float" office:value="195.394" calcext:value-type="float">
            <text:p>195.394</text:p>
          </table:table-cell>
          <table:table-cell office:value-type="float" office:value="196.394" calcext:value-type="float">
            <text:p>196.394</text:p>
          </table:table-cell>
          <table:table-cell office:value-type="float" office:value="196.395" calcext:value-type="float">
            <text:p>196.395</text:p>
          </table:table-cell>
          <table:table-cell table:number-columns-repeated="9" office:value-type="float" office:value="197.395" calcext:value-type="float">
            <text:p>197.395</text:p>
          </table:table-cell>
          <table:table-cell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14" office:value-type="float" office:value="201.394" calcext:value-type="float">
            <text:p>201.394</text:p>
          </table:table-cell>
          <table:table-cell office:value-type="float" office:value="319.385" calcext:value-type="float">
            <text:p>319.385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1.385" calcext:value-type="float">
            <text:p>321.385</text:p>
          </table:table-cell>
          <table:table-cell table:number-columns-repeated="2" office:value-type="float" office:value="323.386" calcext:value-type="float">
            <text:p>323.386</text:p>
          </table:table-cell>
          <table:table-cell table:number-columns-repeated="11" office:value-type="float" office:value="324.386" calcext:value-type="float">
            <text:p>324.386</text:p>
          </table:table-cell>
          <table:table-cell office:value-type="float" office:value="476.372" calcext:value-type="float">
            <text:p>476.372</text:p>
          </table:table-cell>
          <table:table-cell office:value-type="float" office:value="480.378" calcext:value-type="float">
            <text:p>480.378</text:p>
          </table:table-cell>
          <table:table-cell office:value-type="float" office:value="560.386" calcext:value-type="float">
            <text:p>560.386</text:p>
          </table:table-cell>
          <table:table-cell office:value-type="float" office:value="568.383" calcext:value-type="float">
            <text:p>568.383</text:p>
          </table:table-cell>
          <table:table-cell office:value-type="float" office:value="572.379" calcext:value-type="float">
            <text:p>572.379</text:p>
          </table:table-cell>
          <table:table-cell table:number-columns-repeated="2" office:value-type="float" office:value="572.383" calcext:value-type="float">
            <text:p>572.383</text:p>
          </table:table-cell>
          <table:table-cell office:value-type="float" office:value="574.387" calcext:value-type="float">
            <text:p>574.387</text:p>
          </table:table-cell>
          <table:table-cell table:number-columns-repeated="2" office:value-type="float" office:value="576.381" calcext:value-type="float">
            <text:p>576.381</text:p>
          </table:table-cell>
          <table:table-cell office:value-type="float" office:value="576.383" calcext:value-type="float">
            <text:p>576.383</text:p>
          </table:table-cell>
          <table:table-cell office:value-type="float" office:value="578.383" calcext:value-type="float">
            <text:p>578.383</text:p>
          </table:table-cell>
          <table:table-cell office:value-type="float" office:value="579.38" calcext:value-type="float">
            <text:p>579.38</text:p>
          </table:table-cell>
          <table:table-cell office:value-type="float" office:value="579.382" calcext:value-type="float">
            <text:p>579.382</text:p>
          </table:table-cell>
          <table:table-cell office:value-type="float" office:value="579.383" calcext:value-type="float">
            <text:p>579.383</text:p>
          </table:table-cell>
          <table:table-cell office:value-type="float" office:value="580.381" calcext:value-type="float">
            <text:p>580.381</text:p>
          </table:table-cell>
          <table:table-cell office:value-type="float" office:value="580.382" calcext:value-type="float">
            <text:p>580.382</text:p>
          </table:table-cell>
          <table:table-cell office:value-type="float" office:value="580.384" calcext:value-type="float">
            <text:p>580.384</text:p>
          </table:table-cell>
          <table:table-cell table:number-columns-repeated="4" office:value-type="float" office:value="581.384" calcext:value-type="float">
            <text:p>581.384</text:p>
          </table:table-cell>
          <table:table-cell office:value-type="float" office:value="582.382" calcext:value-type="float">
            <text:p>582.382</text:p>
          </table:table-cell>
          <table:table-cell office:value-type="float" office:value="582.385" calcext:value-type="float">
            <text:p>582.385</text:p>
          </table:table-cell>
          <table:table-cell office:value-type="float" office:value="586.382" calcext:value-type="float">
            <text:p>586.382</text:p>
          </table:table-cell>
          <table:table-cell office:value-type="float" office:value="587.382" calcext:value-type="float">
            <text:p>587.382</text:p>
          </table:table-cell>
          <table:table-cell office:value-type="float" office:value="588.382" calcext:value-type="float">
            <text:p>588.382</text:p>
          </table:table-cell>
          <table:table-cell office:value-type="float" office:value="589.382" calcext:value-type="float">
            <text:p>589.382</text:p>
          </table:table-cell>
          <table:table-cell office:value-type="float" office:value="589.384" calcext:value-type="float">
            <text:p>589.384</text:p>
          </table:table-cell>
          <table:table-cell office:value-type="float" office:value="590.383" calcext:value-type="float">
            <text:p>590.383</text:p>
          </table:table-cell>
          <table:table-cell office:value-type="float" office:value="590.384" calcext:value-type="float">
            <text:p>590.384</text:p>
          </table:table-cell>
          <table:table-cell office:value-type="float" office:value="591.378" calcext:value-type="float">
            <text:p>591.378</text:p>
          </table:table-cell>
          <table:table-cell office:value-type="float" office:value="592.383" calcext:value-type="float">
            <text:p>592.383</text:p>
          </table:table-cell>
          <table:table-cell office:value-type="float" office:value="593.382" calcext:value-type="float">
            <text:p>593.382</text:p>
          </table:table-cell>
          <table:table-cell office:value-type="float" office:value="1002.371" calcext:value-type="float">
            <text:p>1002.371</text:p>
          </table:table-cell>
          <table:table-cell office:value-type="float" office:value="1005.375" calcext:value-type="float">
            <text:p>1005.375</text:p>
          </table:table-cell>
          <table:table-cell office:value-type="float" office:value="1005.378" calcext:value-type="float">
            <text:p>1005.378</text:p>
          </table:table-cell>
          <table:table-cell office:value-type="float" office:value="1007.378" calcext:value-type="float">
            <text:p>1007.378</text:p>
          </table:table-cell>
          <table:table-cell office:value-type="float" office:value="1291.367" calcext:value-type="float">
            <text:p>1291.367</text:p>
          </table:table-cell>
          <table:table-cell office:value-type="float" office:value="1292.371" calcext:value-type="float">
            <text:p>1292.371</text:p>
          </table:table-cell>
          <table:table-cell office:value-type="float" office:value="1319.349" calcext:value-type="float">
            <text:p>1319.349</text:p>
          </table:table-cell>
          <table:table-cell office:value-type="float" office:value="1401.37" calcext:value-type="float">
            <text:p>1401.37</text:p>
          </table:table-cell>
          <table:table-cell office:value-type="float" office:value="1403.365" calcext:value-type="float">
            <text:p>1403.365</text:p>
          </table:table-cell>
          <table:table-cell office:value-type="float" office:value="1831.357" calcext:value-type="float">
            <text:p>1831.357</text:p>
          </table:table-cell>
          <table:table-cell office:value-type="float" office:value="2335.339" calcext:value-type="float">
            <text:p>2335.339</text:p>
          </table:table-cell>
          <table:table-cell office:value-type="float" office:value="2337.344" calcext:value-type="float">
            <text:p>2337.344</text:p>
          </table:table-cell>
          <table:table-cell office:value-type="float" office:value="2339.349" calcext:value-type="float">
            <text:p>2339.349</text:p>
          </table:table-cell>
          <table:table-cell/>
          <table:table-cell table:formula="of:=MIN([.A39:.CV39])" office:value-type="float" office:value="182.394" calcext:value-type="float">
            <text:p>182.394</text:p>
          </table:table-cell>
          <table:table-cell table:formula="of:=AVERAGE([.A39:.CT39])" office:value-type="float" office:value="478.79362244898" calcext:value-type="float">
            <text:p>478.793622449</text:p>
          </table:table-cell>
          <table:table-cell table:formula="of:=AVERAGE([.A39:.CV39])" office:value-type="float" office:value="515.98468" calcext:value-type="float">
            <text:p>515.98468</text:p>
          </table:table-cell>
          <table:table-cell table:formula="of:=MAX([.A39:.CV39])" office:value-type="float" office:value="2339.349" calcext:value-type="float">
            <text:p>2339.349</text:p>
          </table:table-cell>
        </table:table-row>
        <table:table-row table:style-name="ro1">
          <table:table-cell office:value-type="float" office:value="181.394" calcext:value-type="float">
            <text:p>181.394</text:p>
          </table:table-cell>
          <table:table-cell office:value-type="float" office:value="183.392" calcext:value-type="float">
            <text:p>183.392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92.394" calcext:value-type="float">
            <text:p>192.394</text:p>
          </table:table-cell>
          <table:table-cell office:value-type="float" office:value="193.394" calcext:value-type="float">
            <text:p>193.394</text:p>
          </table:table-cell>
          <table:table-cell office:value-type="float" office:value="195.394" calcext:value-type="float">
            <text:p>195.394</text:p>
          </table:table-cell>
          <table:table-cell table:number-columns-repeated="2" office:value-type="float" office:value="196.395" calcext:value-type="float">
            <text:p>196.395</text:p>
          </table:table-cell>
          <table:table-cell office:value-type="float" office:value="197.394" calcext:value-type="float">
            <text:p>197.394</text:p>
          </table:table-cell>
          <table:table-cell table:number-columns-repeated="15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office:value-type="float" office:value="198.395" calcext:value-type="float">
            <text:p>198.395</text:p>
          </table:table-cell>
          <table:table-cell table:number-columns-repeated="2" office:value-type="float" office:value="199.394" calcext:value-type="float">
            <text:p>199.394</text:p>
          </table:table-cell>
          <table:table-cell table:number-columns-repeated="9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19.385" calcext:value-type="float">
            <text:p>319.385</text:p>
          </table:table-cell>
          <table:table-cell table:number-columns-repeated="3" office:value-type="float" office:value="320.385" calcext:value-type="float">
            <text:p>320.385</text:p>
          </table:table-cell>
          <table:table-cell office:value-type="float" office:value="322.385" calcext:value-type="float">
            <text:p>322.385</text:p>
          </table:table-cell>
          <table:table-cell office:value-type="float" office:value="323.385" calcext:value-type="float">
            <text:p>323.385</text:p>
          </table:table-cell>
          <table:table-cell office:value-type="float" office:value="323.386" calcext:value-type="float">
            <text:p>323.386</text:p>
          </table:table-cell>
          <table:table-cell table:number-columns-repeated="8" office:value-type="float" office:value="324.386" calcext:value-type="float">
            <text:p>324.386</text:p>
          </table:table-cell>
          <table:table-cell office:value-type="float" office:value="348.32" calcext:value-type="float">
            <text:p>348.32</text:p>
          </table:table-cell>
          <table:table-cell office:value-type="float" office:value="482.378" calcext:value-type="float">
            <text:p>482.378</text:p>
          </table:table-cell>
          <table:table-cell office:value-type="float" office:value="482.379" calcext:value-type="float">
            <text:p>482.379</text:p>
          </table:table-cell>
          <table:table-cell office:value-type="float" office:value="562.385" calcext:value-type="float">
            <text:p>562.385</text:p>
          </table:table-cell>
          <table:table-cell office:value-type="float" office:value="565.383" calcext:value-type="float">
            <text:p>565.383</text:p>
          </table:table-cell>
          <table:table-cell office:value-type="float" office:value="567.385" calcext:value-type="float">
            <text:p>567.385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5.383" calcext:value-type="float">
            <text:p>575.383</text:p>
          </table:table-cell>
          <table:table-cell office:value-type="float" office:value="577.38" calcext:value-type="float">
            <text:p>577.38</text:p>
          </table:table-cell>
          <table:table-cell office:value-type="float" office:value="577.382" calcext:value-type="float">
            <text:p>577.382</text:p>
          </table:table-cell>
          <table:table-cell office:value-type="float" office:value="577.387" calcext:value-type="float">
            <text:p>577.387</text:p>
          </table:table-cell>
          <table:table-cell office:value-type="float" office:value="579.382" calcext:value-type="float">
            <text:p>579.382</text:p>
          </table:table-cell>
          <table:table-cell office:value-type="float" office:value="579.385" calcext:value-type="float">
            <text:p>579.385</text:p>
          </table:table-cell>
          <table:table-cell office:value-type="float" office:value="580.382" calcext:value-type="float">
            <text:p>580.382</text:p>
          </table:table-cell>
          <table:table-cell office:value-type="float" office:value="584.382" calcext:value-type="float">
            <text:p>584.382</text:p>
          </table:table-cell>
          <table:table-cell office:value-type="float" office:value="585.385" calcext:value-type="float">
            <text:p>585.385</text:p>
          </table:table-cell>
          <table:table-cell office:value-type="float" office:value="586.382" calcext:value-type="float">
            <text:p>586.382</text:p>
          </table:table-cell>
          <table:table-cell office:value-type="float" office:value="588.381" calcext:value-type="float">
            <text:p>588.381</text:p>
          </table:table-cell>
          <table:table-cell office:value-type="float" office:value="589.383" calcext:value-type="float">
            <text:p>589.383</text:p>
          </table:table-cell>
          <table:table-cell office:value-type="float" office:value="591.38" calcext:value-type="float">
            <text:p>591.38</text:p>
          </table:table-cell>
          <table:table-cell office:value-type="float" office:value="592.383" calcext:value-type="float">
            <text:p>592.383</text:p>
          </table:table-cell>
          <table:table-cell office:value-type="float" office:value="593.383" calcext:value-type="float">
            <text:p>593.383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595.383" calcext:value-type="float">
            <text:p>595.383</text:p>
          </table:table-cell>
          <table:table-cell office:value-type="float" office:value="602.382" calcext:value-type="float">
            <text:p>602.382</text:p>
          </table:table-cell>
          <table:table-cell office:value-type="float" office:value="610.386" calcext:value-type="float">
            <text:p>610.386</text:p>
          </table:table-cell>
          <table:table-cell office:value-type="float" office:value="1002.37" calcext:value-type="float">
            <text:p>1002.37</text:p>
          </table:table-cell>
          <table:table-cell office:value-type="float" office:value="1006.378" calcext:value-type="float">
            <text:p>1006.378</text:p>
          </table:table-cell>
          <table:table-cell office:value-type="float" office:value="1017.365" calcext:value-type="float">
            <text:p>1017.365</text:p>
          </table:table-cell>
          <table:table-cell office:value-type="float" office:value="1308.367" calcext:value-type="float">
            <text:p>1308.367</text:p>
          </table:table-cell>
          <table:table-cell office:value-type="float" office:value="1311.37" calcext:value-type="float">
            <text:p>1311.37</text:p>
          </table:table-cell>
          <table:table-cell office:value-type="float" office:value="1313.371" calcext:value-type="float">
            <text:p>1313.371</text:p>
          </table:table-cell>
          <table:table-cell office:value-type="float" office:value="1314.372" calcext:value-type="float">
            <text:p>1314.372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16.366" calcext:value-type="float">
            <text:p>1316.366</text:p>
          </table:table-cell>
          <table:table-cell office:value-type="float" office:value="1316.367" calcext:value-type="float">
            <text:p>1316.367</text:p>
          </table:table-cell>
          <table:table-cell office:value-type="float" office:value="1316.368" calcext:value-type="float">
            <text:p>1316.368</text:p>
          </table:table-cell>
          <table:table-cell office:value-type="float" office:value="1317.365" calcext:value-type="float">
            <text:p>1317.365</text:p>
          </table:table-cell>
          <table:table-cell office:value-type="float" office:value="1401.371" calcext:value-type="float">
            <text:p>1401.371</text:p>
          </table:table-cell>
          <table:table-cell office:value-type="float" office:value="1402.371" calcext:value-type="float">
            <text:p>1402.371</text:p>
          </table:table-cell>
          <table:table-cell office:value-type="float" office:value="1404.371" calcext:value-type="float">
            <text:p>1404.371</text:p>
          </table:table-cell>
          <table:table-cell office:value-type="float" office:value="1550.365" calcext:value-type="float">
            <text:p>1550.365</text:p>
          </table:table-cell>
          <table:table-cell office:value-type="float" office:value="2334.346" calcext:value-type="float">
            <text:p>2334.346</text:p>
          </table:table-cell>
          <table:table-cell office:value-type="float" office:value="2337.344" calcext:value-type="float">
            <text:p>2337.344</text:p>
          </table:table-cell>
          <table:table-cell office:value-type="float" office:value="2339.349" calcext:value-type="float">
            <text:p>2339.349</text:p>
          </table:table-cell>
          <table:table-cell/>
          <table:table-cell table:formula="of:=MIN([.A40:.CV40])" office:value-type="float" office:value="181.394" calcext:value-type="float">
            <text:p>181.394</text:p>
          </table:table-cell>
          <table:table-cell table:formula="of:=AVERAGE([.A40:.CT40])" office:value-type="float" office:value="514.251979591837" calcext:value-type="float">
            <text:p>514.2519795918</text:p>
          </table:table-cell>
          <table:table-cell table:formula="of:=AVERAGE([.A40:.CV40])" office:value-type="float" office:value="550.73387" calcext:value-type="float">
            <text:p>550.73387</text:p>
          </table:table-cell>
          <table:table-cell table:formula="of:=MAX([.A40:.CV40])" office:value-type="float" office:value="2339.349" calcext:value-type="float">
            <text:p>2339.349</text:p>
          </table:table-cell>
        </table:table-row>
        <table:table-row table:style-name="ro1">
          <table:table-cell office:value-type="float" office:value="182.393" calcext:value-type="float">
            <text:p>182.393</text:p>
          </table:table-cell>
          <table:table-cell office:value-type="float" office:value="183.394" calcext:value-type="float">
            <text:p>183.394</text:p>
          </table:table-cell>
          <table:table-cell table:number-columns-repeated="2"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5.394" calcext:value-type="float">
            <text:p>185.394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91.394" calcext:value-type="float">
            <text:p>191.394</text:p>
          </table:table-cell>
          <table:table-cell office:value-type="float" office:value="197.394" calcext:value-type="float">
            <text:p>197.394</text:p>
          </table:table-cell>
          <table:table-cell table:number-columns-repeated="12" office:value-type="float" office:value="197.395" calcext:value-type="float">
            <text:p>197.395</text:p>
          </table:table-cell>
          <table:table-cell table:number-columns-repeated="4" office:value-type="float" office:value="198.394" calcext:value-type="float">
            <text:p>198.394</text:p>
          </table:table-cell>
          <table:table-cell table:number-columns-repeated="2" office:value-type="float" office:value="198.395" calcext:value-type="float">
            <text:p>198.395</text:p>
          </table:table-cell>
          <table:table-cell office:value-type="float" office:value="199.394" calcext:value-type="float">
            <text:p>199.394</text:p>
          </table:table-cell>
          <table:table-cell office:value-type="float" office:value="200.393" calcext:value-type="float">
            <text:p>200.393</text:p>
          </table:table-cell>
          <table:table-cell office:value-type="float" office:value="200.394" calcext:value-type="float">
            <text:p>200.394</text:p>
          </table:table-cell>
          <table:table-cell office:value-type="float" office:value="200.395" calcext:value-type="float">
            <text:p>200.395</text:p>
          </table:table-cell>
          <table:table-cell table:number-columns-repeated="5" office:value-type="float" office:value="201.394" calcext:value-type="float">
            <text:p>201.394</text:p>
          </table:table-cell>
          <table:table-cell office:value-type="float" office:value="201.395" calcext:value-type="float">
            <text:p>201.395</text:p>
          </table:table-cell>
          <table:table-cell office:value-type="float" office:value="317.385" calcext:value-type="float">
            <text:p>317.385</text:p>
          </table:table-cell>
          <table:table-cell office:value-type="float" office:value="318.385" calcext:value-type="float">
            <text:p>318.385</text:p>
          </table:table-cell>
          <table:table-cell office:value-type="float" office:value="320.385" calcext:value-type="float">
            <text:p>320.385</text:p>
          </table:table-cell>
          <table:table-cell table:number-columns-repeated="2" office:value-type="float" office:value="321.385" calcext:value-type="float">
            <text:p>321.385</text:p>
          </table:table-cell>
          <table:table-cell office:value-type="float" office:value="323.385" calcext:value-type="float">
            <text:p>323.385</text:p>
          </table:table-cell>
          <table:table-cell office:value-type="float" office:value="323.386" calcext:value-type="float">
            <text:p>323.386</text:p>
          </table:table-cell>
          <table:table-cell table:number-columns-repeated="5" office:value-type="float" office:value="324.386" calcext:value-type="float">
            <text:p>324.386</text:p>
          </table:table-cell>
          <table:table-cell office:value-type="float" office:value="330.354" calcext:value-type="float">
            <text:p>330.354</text:p>
          </table:table-cell>
          <table:table-cell office:value-type="float" office:value="335.374" calcext:value-type="float">
            <text:p>335.374</text:p>
          </table:table-cell>
          <table:table-cell office:value-type="float" office:value="482.38" calcext:value-type="float">
            <text:p>482.38</text:p>
          </table:table-cell>
          <table:table-cell office:value-type="float" office:value="552.354" calcext:value-type="float">
            <text:p>552.354</text:p>
          </table:table-cell>
          <table:table-cell office:value-type="float" office:value="570.382" calcext:value-type="float">
            <text:p>570.382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2.387" calcext:value-type="float">
            <text:p>572.387</text:p>
          </table:table-cell>
          <table:table-cell office:value-type="float" office:value="574.386" calcext:value-type="float">
            <text:p>574.386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6.383" calcext:value-type="float">
            <text:p>576.383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6.385" calcext:value-type="float">
            <text:p>576.385</text:p>
          </table:table-cell>
          <table:table-cell office:value-type="float" office:value="579.385" calcext:value-type="float">
            <text:p>579.385</text:p>
          </table:table-cell>
          <table:table-cell office:value-type="float" office:value="580.38" calcext:value-type="float">
            <text:p>580.38</text:p>
          </table:table-cell>
          <table:table-cell office:value-type="float" office:value="580.382" calcext:value-type="float">
            <text:p>580.382</text:p>
          </table:table-cell>
          <table:table-cell office:value-type="float" office:value="580.384" calcext:value-type="float">
            <text:p>580.384</text:p>
          </table:table-cell>
          <table:table-cell table:number-columns-repeated="2" office:value-type="float" office:value="582.383" calcext:value-type="float">
            <text:p>582.383</text:p>
          </table:table-cell>
          <table:table-cell table:number-columns-repeated="2" office:value-type="float" office:value="584.382" calcext:value-type="float">
            <text:p>584.382</text:p>
          </table:table-cell>
          <table:table-cell office:value-type="float" office:value="585.384" calcext:value-type="float">
            <text:p>585.384</text:p>
          </table:table-cell>
          <table:table-cell office:value-type="float" office:value="586.38" calcext:value-type="float">
            <text:p>586.38</text:p>
          </table:table-cell>
          <table:table-cell office:value-type="float" office:value="587.381" calcext:value-type="float">
            <text:p>587.381</text:p>
          </table:table-cell>
          <table:table-cell office:value-type="float" office:value="587.382" calcext:value-type="float">
            <text:p>587.382</text:p>
          </table:table-cell>
          <table:table-cell office:value-type="float" office:value="587.383" calcext:value-type="float">
            <text:p>587.383</text:p>
          </table:table-cell>
          <table:table-cell office:value-type="float" office:value="588.384" calcext:value-type="float">
            <text:p>588.384</text:p>
          </table:table-cell>
          <table:table-cell table:number-columns-repeated="2" office:value-type="float" office:value="589.382" calcext:value-type="float">
            <text:p>589.382</text:p>
          </table:table-cell>
          <table:table-cell office:value-type="float" office:value="589.383" calcext:value-type="float">
            <text:p>589.383</text:p>
          </table:table-cell>
          <table:table-cell office:value-type="float" office:value="592.383" calcext:value-type="float">
            <text:p>592.383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610.385" calcext:value-type="float">
            <text:p>610.385</text:p>
          </table:table-cell>
          <table:table-cell office:value-type="float" office:value="782.369" calcext:value-type="float">
            <text:p>782.369</text:p>
          </table:table-cell>
          <table:table-cell office:value-type="float" office:value="784.369" calcext:value-type="float">
            <text:p>784.369</text:p>
          </table:table-cell>
          <table:table-cell office:value-type="float" office:value="1000.368" calcext:value-type="float">
            <text:p>1000.368</text:p>
          </table:table-cell>
          <table:table-cell office:value-type="float" office:value="1295.361" calcext:value-type="float">
            <text:p>1295.361</text:p>
          </table:table-cell>
          <table:table-cell office:value-type="float" office:value="1307.369" calcext:value-type="float">
            <text:p>1307.369</text:p>
          </table:table-cell>
          <table:table-cell office:value-type="float" office:value="1310.367" calcext:value-type="float">
            <text:p>1310.367</text:p>
          </table:table-cell>
          <table:table-cell office:value-type="float" office:value="1311.372" calcext:value-type="float">
            <text:p>1311.372</text:p>
          </table:table-cell>
          <table:table-cell office:value-type="float" office:value="1313.371" calcext:value-type="float">
            <text:p>1313.371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8.297" calcext:value-type="float">
            <text:p>1318.297</text:p>
          </table:table-cell>
          <table:table-cell office:value-type="float" office:value="1392.365" calcext:value-type="float">
            <text:p>1392.365</text:p>
          </table:table-cell>
          <table:table-cell office:value-type="float" office:value="1403.366" calcext:value-type="float">
            <text:p>1403.366</text:p>
          </table:table-cell>
          <table:table-cell office:value-type="float" office:value="1553.362" calcext:value-type="float">
            <text:p>1553.362</text:p>
          </table:table-cell>
          <table:table-cell office:value-type="float" office:value="2329.341" calcext:value-type="float">
            <text:p>2329.341</text:p>
          </table:table-cell>
          <table:table-cell office:value-type="float" office:value="2337.344" calcext:value-type="float">
            <text:p>2337.344</text:p>
          </table:table-cell>
          <table:table-cell office:value-type="float" office:value="2339.349" calcext:value-type="float">
            <text:p>2339.349</text:p>
          </table:table-cell>
          <table:table-cell/>
          <table:table-cell table:formula="of:=MIN([.A41:.CV41])" office:value-type="float" office:value="182.393" calcext:value-type="float">
            <text:p>182.393</text:p>
          </table:table-cell>
          <table:table-cell table:formula="of:=AVERAGE([.A41:.CT41])" office:value-type="float" office:value="498.944979591837" calcext:value-type="float">
            <text:p>498.9449795918</text:p>
          </table:table-cell>
          <table:table-cell table:formula="of:=AVERAGE([.A41:.CV41])" office:value-type="float" office:value="535.73301" calcext:value-type="float">
            <text:p>535.73301</text:p>
          </table:table-cell>
          <table:table-cell table:formula="of:=MAX([.A41:.CV41])" office:value-type="float" office:value="2339.349" calcext:value-type="float">
            <text:p>2339.349</text:p>
          </table:table-cell>
        </table:table-row>
        <table:table-row table:style-name="ro1">
          <table:table-cell office:value-type="float" office:value="182.393" calcext:value-type="float">
            <text:p>182.393</text:p>
          </table:table-cell>
          <table:table-cell table:number-columns-repeated="3" office:value-type="float" office:value="185.394" calcext:value-type="float">
            <text:p>185.394</text:p>
          </table:table-cell>
          <table:table-cell table:number-columns-repeated="2" office:value-type="float" office:value="191.394" calcext:value-type="float">
            <text:p>191.394</text:p>
          </table:table-cell>
          <table:table-cell office:value-type="float" office:value="192.394" calcext:value-type="float">
            <text:p>192.394</text:p>
          </table:table-cell>
          <table:table-cell office:value-type="float" office:value="194.394" calcext:value-type="float">
            <text:p>194.394</text:p>
          </table:table-cell>
          <table:table-cell office:value-type="float" office:value="195.393" calcext:value-type="float">
            <text:p>195.393</text:p>
          </table:table-cell>
          <table:table-cell office:value-type="float" office:value="197.394" calcext:value-type="float">
            <text:p>197.394</text:p>
          </table:table-cell>
          <table:table-cell table:number-columns-repeated="17" office:value-type="float" office:value="197.395" calcext:value-type="float">
            <text:p>197.395</text:p>
          </table:table-cell>
          <table:table-cell table:number-columns-repeated="4" office:value-type="float" office:value="198.394" calcext:value-type="float">
            <text:p>198.394</text:p>
          </table:table-cell>
          <table:table-cell office:value-type="float" office:value="199.394" calcext:value-type="float">
            <text:p>199.394</text:p>
          </table:table-cell>
          <table:table-cell office:value-type="float" office:value="200.394" calcext:value-type="float">
            <text:p>200.394</text:p>
          </table:table-cell>
          <table:table-cell office:value-type="float" office:value="200.395" calcext:value-type="float">
            <text:p>200.395</text:p>
          </table:table-cell>
          <table:table-cell table:number-columns-repeated="8" office:value-type="float" office:value="201.394" calcext:value-type="float">
            <text:p>201.394</text:p>
          </table:table-cell>
          <table:table-cell office:value-type="float" office:value="319.385" calcext:value-type="float">
            <text:p>319.385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1.385" calcext:value-type="float">
            <text:p>321.385</text:p>
          </table:table-cell>
          <table:table-cell table:number-columns-repeated="4" office:value-type="float" office:value="324.386" calcext:value-type="float">
            <text:p>324.386</text:p>
          </table:table-cell>
          <table:table-cell office:value-type="float" office:value="558.388" calcext:value-type="float">
            <text:p>558.388</text:p>
          </table:table-cell>
          <table:table-cell table:number-columns-repeated="2" office:value-type="float" office:value="565.386" calcext:value-type="float">
            <text:p>565.386</text:p>
          </table:table-cell>
          <table:table-cell office:value-type="float" office:value="566.386" calcext:value-type="float">
            <text:p>566.386</text:p>
          </table:table-cell>
          <table:table-cell office:value-type="float" office:value="569.383" calcext:value-type="float">
            <text:p>569.383</text:p>
          </table:table-cell>
          <table:table-cell office:value-type="float" office:value="571.378" calcext:value-type="float">
            <text:p>571.378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2.387" calcext:value-type="float">
            <text:p>572.387</text:p>
          </table:table-cell>
          <table:table-cell office:value-type="float" office:value="573.382" calcext:value-type="float">
            <text:p>573.382</text:p>
          </table:table-cell>
          <table:table-cell office:value-type="float" office:value="574.381" calcext:value-type="float">
            <text:p>574.381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6.376" calcext:value-type="float">
            <text:p>576.376</text:p>
          </table:table-cell>
          <table:table-cell office:value-type="float" office:value="578.38" calcext:value-type="float">
            <text:p>578.38</text:p>
          </table:table-cell>
          <table:table-cell office:value-type="float" office:value="578.381" calcext:value-type="float">
            <text:p>578.381</text:p>
          </table:table-cell>
          <table:table-cell office:value-type="float" office:value="578.385" calcext:value-type="float">
            <text:p>578.385</text:p>
          </table:table-cell>
          <table:table-cell office:value-type="float" office:value="579.383" calcext:value-type="float">
            <text:p>579.383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2.383" calcext:value-type="float">
            <text:p>582.383</text:p>
          </table:table-cell>
          <table:table-cell office:value-type="float" office:value="583.382" calcext:value-type="float">
            <text:p>583.382</text:p>
          </table:table-cell>
          <table:table-cell office:value-type="float" office:value="583.383" calcext:value-type="float">
            <text:p>583.383</text:p>
          </table:table-cell>
          <table:table-cell office:value-type="float" office:value="584.381" calcext:value-type="float">
            <text:p>584.381</text:p>
          </table:table-cell>
          <table:table-cell office:value-type="float" office:value="584.382" calcext:value-type="float">
            <text:p>584.382</text:p>
          </table:table-cell>
          <table:table-cell office:value-type="float" office:value="584.383" calcext:value-type="float">
            <text:p>584.383</text:p>
          </table:table-cell>
          <table:table-cell office:value-type="float" office:value="586.382" calcext:value-type="float">
            <text:p>586.382</text:p>
          </table:table-cell>
          <table:table-cell office:value-type="float" office:value="586.385" calcext:value-type="float">
            <text:p>586.385</text:p>
          </table:table-cell>
          <table:table-cell table:number-columns-repeated="3" office:value-type="float" office:value="587.381" calcext:value-type="float">
            <text:p>587.381</text:p>
          </table:table-cell>
          <table:table-cell office:value-type="float" office:value="587.382" calcext:value-type="float">
            <text:p>587.382</text:p>
          </table:table-cell>
          <table:table-cell office:value-type="float" office:value="589.383" calcext:value-type="float">
            <text:p>589.383</text:p>
          </table:table-cell>
          <table:table-cell office:value-type="float" office:value="590.383" calcext:value-type="float">
            <text:p>590.383</text:p>
          </table:table-cell>
          <table:table-cell office:value-type="float" office:value="594.383" calcext:value-type="float">
            <text:p>594.383</text:p>
          </table:table-cell>
          <table:table-cell office:value-type="float" office:value="603.384" calcext:value-type="float">
            <text:p>603.384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33.275" calcext:value-type="float">
            <text:p>633.275</text:p>
          </table:table-cell>
          <table:table-cell office:value-type="float" office:value="1005.371" calcext:value-type="float">
            <text:p>1005.371</text:p>
          </table:table-cell>
          <table:table-cell office:value-type="float" office:value="1005.373" calcext:value-type="float">
            <text:p>1005.373</text:p>
          </table:table-cell>
          <table:table-cell office:value-type="float" office:value="1290.364" calcext:value-type="float">
            <text:p>1290.364</text:p>
          </table:table-cell>
          <table:table-cell office:value-type="float" office:value="1290.367" calcext:value-type="float">
            <text:p>1290.367</text:p>
          </table:table-cell>
          <table:table-cell office:value-type="float" office:value="1307.365" calcext:value-type="float">
            <text:p>1307.365</text:p>
          </table:table-cell>
          <table:table-cell office:value-type="float" office:value="1310.365" calcext:value-type="float">
            <text:p>1310.365</text:p>
          </table:table-cell>
          <table:table-cell office:value-type="float" office:value="1311.367" calcext:value-type="float">
            <text:p>1311.367</text:p>
          </table:table-cell>
          <table:table-cell office:value-type="float" office:value="1311.372" calcext:value-type="float">
            <text:p>1311.372</text:p>
          </table:table-cell>
          <table:table-cell office:value-type="float" office:value="1313.37" calcext:value-type="float">
            <text:p>1313.37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5.372" calcext:value-type="float">
            <text:p>1315.372</text:p>
          </table:table-cell>
          <table:table-cell table:number-columns-repeated="2" office:value-type="float" office:value="1316.367" calcext:value-type="float">
            <text:p>1316.367</text:p>
          </table:table-cell>
          <table:table-cell office:value-type="float" office:value="1398.368" calcext:value-type="float">
            <text:p>1398.368</text:p>
          </table:table-cell>
          <table:table-cell office:value-type="float" office:value="2337.344" calcext:value-type="float">
            <text:p>2337.344</text:p>
          </table:table-cell>
          <table:table-cell office:value-type="float" office:value="2339.349" calcext:value-type="float">
            <text:p>2339.349</text:p>
          </table:table-cell>
          <table:table-cell/>
          <table:table-cell table:formula="of:=MIN([.A42:.CV42])" office:value-type="float" office:value="182.393" calcext:value-type="float">
            <text:p>182.393</text:p>
          </table:table-cell>
          <table:table-cell table:formula="of:=AVERAGE([.A42:.CT42])" office:value-type="float" office:value="496.976602040817" calcext:value-type="float">
            <text:p>496.9766020408</text:p>
          </table:table-cell>
          <table:table-cell table:formula="of:=AVERAGE([.A42:.CV42])" office:value-type="float" office:value="533.804" calcext:value-type="float">
            <text:p>533.804</text:p>
          </table:table-cell>
          <table:table-cell table:formula="of:=MAX([.A42:.CV42])" office:value-type="float" office:value="2339.349" calcext:value-type="float">
            <text:p>2339.349</text:p>
          </table:table-cell>
        </table:table-row>
        <table:table-row table:style-name="ro1">
          <table:table-cell office:value-type="float" office:value="182.394" calcext:value-type="float">
            <text:p>182.394</text:p>
          </table:table-cell>
          <table:table-cell table:number-columns-repeated="2" office:value-type="float" office:value="183.393" calcext:value-type="float">
            <text:p>183.393</text:p>
          </table:table-cell>
          <table:table-cell office:value-type="float" office:value="183.394" calcext:value-type="float">
            <text:p>183.394</text:p>
          </table:table-cell>
          <table:table-cell table:number-columns-repeated="2" office:value-type="float" office:value="185.394" calcext:value-type="float">
            <text:p>185.394</text:p>
          </table:table-cell>
          <table:table-cell table:number-columns-repeated="2" office:value-type="float" office:value="193.394" calcext:value-type="float">
            <text:p>193.394</text:p>
          </table:table-cell>
          <table:table-cell table:number-columns-repeated="3" office:value-type="float" office:value="194.394" calcext:value-type="float">
            <text:p>194.394</text:p>
          </table:table-cell>
          <table:table-cell table:number-columns-repeated="3" office:value-type="float" office:value="196.394" calcext:value-type="float">
            <text:p>196.394</text:p>
          </table:table-cell>
          <table:table-cell office:value-type="float" office:value="196.395" calcext:value-type="float">
            <text:p>196.395</text:p>
          </table:table-cell>
          <table:table-cell table:number-columns-repeated="11" office:value-type="float" office:value="197.395" calcext:value-type="float">
            <text:p>197.395</text:p>
          </table:table-cell>
          <table:table-cell table:number-columns-repeated="2" office:value-type="float" office:value="199.394" calcext:value-type="float">
            <text:p>199.394</text:p>
          </table:table-cell>
          <table:table-cell table:number-columns-repeated="2" office:value-type="float" office:value="199.395" calcext:value-type="float">
            <text:p>199.395</text:p>
          </table:table-cell>
          <table:table-cell table:number-columns-repeated="4" office:value-type="float" office:value="200.394" calcext:value-type="float">
            <text:p>200.394</text:p>
          </table:table-cell>
          <table:table-cell table:number-columns-repeated="6" office:value-type="float" office:value="201.394" calcext:value-type="float">
            <text:p>201.394</text:p>
          </table:table-cell>
          <table:table-cell office:value-type="float" office:value="319.385" calcext:value-type="float">
            <text:p>319.385</text:p>
          </table:table-cell>
          <table:table-cell table:number-columns-repeated="3" office:value-type="float" office:value="320.385" calcext:value-type="float">
            <text:p>320.385</text:p>
          </table:table-cell>
          <table:table-cell office:value-type="float" office:value="322.385" calcext:value-type="float">
            <text:p>322.385</text:p>
          </table:table-cell>
          <table:table-cell office:value-type="float" office:value="323.385" calcext:value-type="float">
            <text:p>323.385</text:p>
          </table:table-cell>
          <table:table-cell table:number-columns-repeated="4" office:value-type="float" office:value="324.386" calcext:value-type="float">
            <text:p>324.386</text:p>
          </table:table-cell>
          <table:table-cell office:value-type="float" office:value="482.378" calcext:value-type="float">
            <text:p>482.378</text:p>
          </table:table-cell>
          <table:table-cell office:value-type="float" office:value="483.38" calcext:value-type="float">
            <text:p>483.38</text:p>
          </table:table-cell>
          <table:table-cell office:value-type="float" office:value="484.384" calcext:value-type="float">
            <text:p>484.384</text:p>
          </table:table-cell>
          <table:table-cell office:value-type="float" office:value="567.383" calcext:value-type="float">
            <text:p>567.383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8.382" calcext:value-type="float">
            <text:p>578.382</text:p>
          </table:table-cell>
          <table:table-cell office:value-type="float" office:value="579.381" calcext:value-type="float">
            <text:p>579.381</text:p>
          </table:table-cell>
          <table:table-cell office:value-type="float" office:value="579.382" calcext:value-type="float">
            <text:p>579.382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1.383" calcext:value-type="float">
            <text:p>581.383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3.381" calcext:value-type="float">
            <text:p>583.381</text:p>
          </table:table-cell>
          <table:table-cell office:value-type="float" office:value="583.382" calcext:value-type="float">
            <text:p>583.382</text:p>
          </table:table-cell>
          <table:table-cell office:value-type="float" office:value="583.383" calcext:value-type="float">
            <text:p>583.383</text:p>
          </table:table-cell>
          <table:table-cell office:value-type="float" office:value="583.384" calcext:value-type="float">
            <text:p>583.384</text:p>
          </table:table-cell>
          <table:table-cell table:number-columns-repeated="2" office:value-type="float" office:value="584.38" calcext:value-type="float">
            <text:p>584.38</text:p>
          </table:table-cell>
          <table:table-cell office:value-type="float" office:value="584.381" calcext:value-type="float">
            <text:p>584.381</text:p>
          </table:table-cell>
          <table:table-cell office:value-type="float" office:value="584.383" calcext:value-type="float">
            <text:p>584.383</text:p>
          </table:table-cell>
          <table:table-cell office:value-type="float" office:value="585.381" calcext:value-type="float">
            <text:p>585.381</text:p>
          </table:table-cell>
          <table:table-cell table:number-columns-repeated="2" office:value-type="float" office:value="585.382" calcext:value-type="float">
            <text:p>585.382</text:p>
          </table:table-cell>
          <table:table-cell office:value-type="float" office:value="586.381" calcext:value-type="float">
            <text:p>586.381</text:p>
          </table:table-cell>
          <table:table-cell office:value-type="float" office:value="586.383" calcext:value-type="float">
            <text:p>586.383</text:p>
          </table:table-cell>
          <table:table-cell table:number-columns-repeated="2" office:value-type="float" office:value="587.381" calcext:value-type="float">
            <text:p>587.381</text:p>
          </table:table-cell>
          <table:table-cell office:value-type="float" office:value="588.381" calcext:value-type="float">
            <text:p>588.381</text:p>
          </table:table-cell>
          <table:table-cell office:value-type="float" office:value="592.381" calcext:value-type="float">
            <text:p>592.381</text:p>
          </table:table-cell>
          <table:table-cell office:value-type="float" office:value="592.385" calcext:value-type="float">
            <text:p>592.385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781.371" calcext:value-type="float">
            <text:p>781.371</text:p>
          </table:table-cell>
          <table:table-cell office:value-type="float" office:value="1004.369" calcext:value-type="float">
            <text:p>1004.369</text:p>
          </table:table-cell>
          <table:table-cell office:value-type="float" office:value="1290.365" calcext:value-type="float">
            <text:p>1290.365</text:p>
          </table:table-cell>
          <table:table-cell office:value-type="float" office:value="1308.366" calcext:value-type="float">
            <text:p>1308.366</text:p>
          </table:table-cell>
          <table:table-cell office:value-type="float" office:value="1311.372" calcext:value-type="float">
            <text:p>1311.372</text:p>
          </table:table-cell>
          <table:table-cell office:value-type="float" office:value="1312.369" calcext:value-type="float">
            <text:p>1312.369</text:p>
          </table:table-cell>
          <table:table-cell office:value-type="float" office:value="1312.372" calcext:value-type="float">
            <text:p>1312.372</text:p>
          </table:table-cell>
          <table:table-cell office:value-type="float" office:value="1312.373" calcext:value-type="float">
            <text:p>1312.373</text:p>
          </table:table-cell>
          <table:table-cell office:value-type="float" office:value="1313.373" calcext:value-type="float">
            <text:p>1313.373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4.369" calcext:value-type="float">
            <text:p>1314.369</text:p>
          </table:table-cell>
          <table:table-cell office:value-type="float" office:value="1316.374" calcext:value-type="float">
            <text:p>1316.374</text:p>
          </table:table-cell>
          <table:table-cell office:value-type="float" office:value="1395.367" calcext:value-type="float">
            <text:p>1395.367</text:p>
          </table:table-cell>
          <table:table-cell office:value-type="float" office:value="1544.361" calcext:value-type="float">
            <text:p>1544.361</text:p>
          </table:table-cell>
          <table:table-cell office:value-type="float" office:value="1555.369" calcext:value-type="float">
            <text:p>1555.369</text:p>
          </table:table-cell>
          <table:table-cell office:value-type="float" office:value="2337.344" calcext:value-type="float">
            <text:p>2337.344</text:p>
          </table:table-cell>
          <table:table-cell office:value-type="float" office:value="2339.349" calcext:value-type="float">
            <text:p>2339.349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MIN([.A43:.CV43])" office:value-type="float" office:value="182.394" calcext:value-type="float">
            <text:p>182.394</text:p>
          </table:table-cell>
          <table:table-cell table:formula="of:=AVERAGE([.A43:.CT43])" office:value-type="float" office:value="521.997285714286" calcext:value-type="float">
            <text:p>521.9972857143</text:p>
          </table:table-cell>
          <table:table-cell table:formula="of:=AVERAGE([.A43:.CV43])" office:value-type="float" office:value="567.45083" calcext:value-type="float">
            <text:p>567.45083</text:p>
          </table:table-cell>
          <table:table-cell table:formula="of:=MAX([.A43:.CV43])"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180.393" calcext:value-type="float">
            <text:p>180.393</text:p>
          </table:table-cell>
          <table:table-cell office:value-type="float" office:value="186.394" calcext:value-type="float">
            <text:p>186.394</text:p>
          </table:table-cell>
          <table:table-cell office:value-type="float" office:value="187.393" calcext:value-type="float">
            <text:p>187.393</text:p>
          </table:table-cell>
          <table:table-cell office:value-type="float" office:value="193.394" calcext:value-type="float">
            <text:p>193.394</text:p>
          </table:table-cell>
          <table:table-cell office:value-type="float" office:value="194.395" calcext:value-type="float">
            <text:p>194.395</text:p>
          </table:table-cell>
          <table:table-cell table:number-columns-repeated="3" office:value-type="float" office:value="197.394" calcext:value-type="float">
            <text:p>197.394</text:p>
          </table:table-cell>
          <table:table-cell table:number-columns-repeated="16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table:number-columns-repeated="2" office:value-type="float" office:value="198.395" calcext:value-type="float">
            <text:p>198.395</text:p>
          </table:table-cell>
          <table:table-cell office:value-type="float" office:value="199.394" calcext:value-type="float">
            <text:p>199.394</text:p>
          </table:table-cell>
          <table:table-cell table:number-columns-repeated="6" office:value-type="float" office:value="201.394" calcext:value-type="float">
            <text:p>201.394</text:p>
          </table:table-cell>
          <table:table-cell office:value-type="float" office:value="320.385" calcext:value-type="float">
            <text:p>320.385</text:p>
          </table:table-cell>
          <table:table-cell table:number-columns-repeated="2" office:value-type="float" office:value="323.386" calcext:value-type="float">
            <text:p>323.386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483.38" calcext:value-type="float">
            <text:p>483.38</text:p>
          </table:table-cell>
          <table:table-cell office:value-type="float" office:value="484.384" calcext:value-type="float">
            <text:p>484.384</text:p>
          </table:table-cell>
          <table:table-cell office:value-type="float" office:value="557.385" calcext:value-type="float">
            <text:p>557.385</text:p>
          </table:table-cell>
          <table:table-cell office:value-type="float" office:value="564.384" calcext:value-type="float">
            <text:p>564.384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3.379" calcext:value-type="float">
            <text:p>573.379</text:p>
          </table:table-cell>
          <table:table-cell office:value-type="float" office:value="573.382" calcext:value-type="float">
            <text:p>573.382</text:p>
          </table:table-cell>
          <table:table-cell office:value-type="float" office:value="574.38" calcext:value-type="float">
            <text:p>574.38</text:p>
          </table:table-cell>
          <table:table-cell office:value-type="float" office:value="574.384" calcext:value-type="float">
            <text:p>574.384</text:p>
          </table:table-cell>
          <table:table-cell office:value-type="float" office:value="577.38" calcext:value-type="float">
            <text:p>577.38</text:p>
          </table:table-cell>
          <table:table-cell office:value-type="float" office:value="577.382" calcext:value-type="float">
            <text:p>577.382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8.38" calcext:value-type="float">
            <text:p>578.38</text:p>
          </table:table-cell>
          <table:table-cell office:value-type="float" office:value="578.381" calcext:value-type="float">
            <text:p>578.381</text:p>
          </table:table-cell>
          <table:table-cell table:number-columns-repeated="2" office:value-type="float" office:value="578.384" calcext:value-type="float">
            <text:p>578.384</text:p>
          </table:table-cell>
          <table:table-cell office:value-type="float" office:value="579.382" calcext:value-type="float">
            <text:p>579.382</text:p>
          </table:table-cell>
          <table:table-cell office:value-type="float" office:value="579.383" calcext:value-type="float">
            <text:p>579.383</text:p>
          </table:table-cell>
          <table:table-cell office:value-type="float" office:value="580.38" calcext:value-type="float">
            <text:p>580.38</text:p>
          </table:table-cell>
          <table:table-cell office:value-type="float" office:value="580.382" calcext:value-type="float">
            <text:p>580.382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1.381" calcext:value-type="float">
            <text:p>581.381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3.385" calcext:value-type="float">
            <text:p>583.385</text:p>
          </table:table-cell>
          <table:table-cell table:number-columns-repeated="2" office:value-type="float" office:value="584.382" calcext:value-type="float">
            <text:p>584.382</text:p>
          </table:table-cell>
          <table:table-cell office:value-type="float" office:value="584.385" calcext:value-type="float">
            <text:p>584.385</text:p>
          </table:table-cell>
          <table:table-cell office:value-type="float" office:value="585.385" calcext:value-type="float">
            <text:p>585.385</text:p>
          </table:table-cell>
          <table:table-cell office:value-type="float" office:value="586.383" calcext:value-type="float">
            <text:p>586.383</text:p>
          </table:table-cell>
          <table:table-cell office:value-type="float" office:value="587.385" calcext:value-type="float">
            <text:p>587.385</text:p>
          </table:table-cell>
          <table:table-cell office:value-type="float" office:value="589.382" calcext:value-type="float">
            <text:p>589.382</text:p>
          </table:table-cell>
          <table:table-cell office:value-type="float" office:value="590.381" calcext:value-type="float">
            <text:p>590.381</text:p>
          </table:table-cell>
          <table:table-cell office:value-type="float" office:value="595.38" calcext:value-type="float">
            <text:p>595.38</text:p>
          </table:table-cell>
          <table:table-cell office:value-type="float" office:value="609.381" calcext:value-type="float">
            <text:p>609.381</text:p>
          </table:table-cell>
          <table:table-cell office:value-type="float" office:value="609.382" calcext:value-type="float">
            <text:p>609.382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1000.361" calcext:value-type="float">
            <text:p>1000.361</text:p>
          </table:table-cell>
          <table:table-cell office:value-type="float" office:value="1003.369" calcext:value-type="float">
            <text:p>1003.369</text:p>
          </table:table-cell>
          <table:table-cell office:value-type="float" office:value="1003.371" calcext:value-type="float">
            <text:p>1003.371</text:p>
          </table:table-cell>
          <table:table-cell office:value-type="float" office:value="1006.371" calcext:value-type="float">
            <text:p>1006.371</text:p>
          </table:table-cell>
          <table:table-cell office:value-type="float" office:value="1006.375" calcext:value-type="float">
            <text:p>1006.375</text:p>
          </table:table-cell>
          <table:table-cell office:value-type="float" office:value="1006.379" calcext:value-type="float">
            <text:p>1006.379</text:p>
          </table:table-cell>
          <table:table-cell office:value-type="float" office:value="1147.372" calcext:value-type="float">
            <text:p>1147.372</text:p>
          </table:table-cell>
          <table:table-cell office:value-type="float" office:value="1291.366" calcext:value-type="float">
            <text:p>1291.366</text:p>
          </table:table-cell>
          <table:table-cell office:value-type="float" office:value="1309.366" calcext:value-type="float">
            <text:p>1309.366</text:p>
          </table:table-cell>
          <table:table-cell office:value-type="float" office:value="1309.367" calcext:value-type="float">
            <text:p>1309.367</text:p>
          </table:table-cell>
          <table:table-cell office:value-type="float" office:value="1310.367" calcext:value-type="float">
            <text:p>1310.367</text:p>
          </table:table-cell>
          <table:table-cell office:value-type="float" office:value="1311.366" calcext:value-type="float">
            <text:p>1311.366</text:p>
          </table:table-cell>
          <table:table-cell office:value-type="float" office:value="1312.371" calcext:value-type="float">
            <text:p>1312.371</text:p>
          </table:table-cell>
          <table:table-cell office:value-type="float" office:value="1313.366" calcext:value-type="float">
            <text:p>1313.366</text:p>
          </table:table-cell>
          <table:table-cell office:value-type="float" office:value="1314.373" calcext:value-type="float">
            <text:p>1314.373</text:p>
          </table:table-cell>
          <table:table-cell office:value-type="float" office:value="1318.372" calcext:value-type="float">
            <text:p>1318.372</text:p>
          </table:table-cell>
          <table:table-cell office:value-type="float" office:value="1398.372" calcext:value-type="float">
            <text:p>1398.372</text:p>
          </table:table-cell>
          <table:table-cell office:value-type="float" office:value="1400.371" calcext:value-type="float">
            <text:p>1400.371</text:p>
          </table:table-cell>
          <table:table-cell office:value-type="float" office:value="1546.362" calcext:value-type="float">
            <text:p>1546.362</text:p>
          </table:table-cell>
          <table:table-cell office:value-type="float" office:value="1546.367" calcext:value-type="float">
            <text:p>1546.367</text:p>
          </table:table-cell>
          <table:table-cell office:value-type="float" office:value="2339.349" calcext:value-type="float">
            <text:p>2339.349</text:p>
          </table:table-cell>
          <table:table-cell table:number-columns-repeated="2" office:value-type="float" office:value="3250" calcext:value-type="float">
            <text:p>3250</text:p>
          </table:table-cell>
          <table:table-cell/>
          <table:table-cell table:formula="of:=MIN([.A44:.CV44])" office:value-type="float" office:value="0.394" calcext:value-type="float">
            <text:p>0.394</text:p>
          </table:table-cell>
          <table:table-cell table:formula="of:=AVERAGE([.A44:.CT44])" office:value-type="float" office:value="580.598153061225" calcext:value-type="float">
            <text:p>580.5981530612</text:p>
          </table:table-cell>
          <table:table-cell table:formula="of:=AVERAGE([.A44:.CV44])" office:value-type="float" office:value="633.98619" calcext:value-type="float">
            <text:p>633.98619</text:p>
          </table:table-cell>
          <table:table-cell table:formula="of:=MAX([.A44:.CV44])"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180.393" calcext:value-type="float">
            <text:p>180.393</text:p>
          </table:table-cell>
          <table:table-cell office:value-type="float" office:value="182.393" calcext:value-type="float">
            <text:p>182.393</text:p>
          </table:table-cell>
          <table:table-cell office:value-type="float" office:value="182.394" calcext:value-type="float">
            <text:p>182.394</text:p>
          </table:table-cell>
          <table:table-cell office:value-type="float" office:value="183.392" calcext:value-type="float">
            <text:p>183.392</text:p>
          </table:table-cell>
          <table:table-cell office:value-type="float" office:value="183.394" calcext:value-type="float">
            <text:p>183.394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7.393" calcext:value-type="float">
            <text:p>187.393</text:p>
          </table:table-cell>
          <table:table-cell table:number-columns-repeated="2" office:value-type="float" office:value="191.394" calcext:value-type="float">
            <text:p>191.394</text:p>
          </table:table-cell>
          <table:table-cell office:value-type="float" office:value="192.394" calcext:value-type="float">
            <text:p>192.394</text:p>
          </table:table-cell>
          <table:table-cell office:value-type="float" office:value="196.395" calcext:value-type="float">
            <text:p>196.395</text:p>
          </table:table-cell>
          <table:table-cell table:number-columns-repeated="4" office:value-type="float" office:value="197.394" calcext:value-type="float">
            <text:p>197.394</text:p>
          </table:table-cell>
          <table:table-cell table:number-columns-repeated="12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office:value-type="float" office:value="199.395" calcext:value-type="float">
            <text:p>199.395</text:p>
          </table:table-cell>
          <table:table-cell office:value-type="float" office:value="200.394" calcext:value-type="float">
            <text:p>200.394</text:p>
          </table:table-cell>
          <table:table-cell table:number-columns-repeated="8" office:value-type="float" office:value="201.394" calcext:value-type="float">
            <text:p>201.394</text:p>
          </table:table-cell>
          <table:table-cell table:number-columns-repeated="2" office:value-type="float" office:value="318.385" calcext:value-type="float">
            <text:p>318.385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1.385" calcext:value-type="float">
            <text:p>321.385</text:p>
          </table:table-cell>
          <table:table-cell office:value-type="float" office:value="323.385" calcext:value-type="float">
            <text:p>323.385</text:p>
          </table:table-cell>
          <table:table-cell table:number-columns-repeated="3" office:value-type="float" office:value="324.386" calcext:value-type="float">
            <text:p>324.386</text:p>
          </table:table-cell>
          <table:table-cell office:value-type="float" office:value="565.386" calcext:value-type="float">
            <text:p>565.386</text:p>
          </table:table-cell>
          <table:table-cell office:value-type="float" office:value="569.387" calcext:value-type="float">
            <text:p>569.387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3.383" calcext:value-type="float">
            <text:p>573.383</text:p>
          </table:table-cell>
          <table:table-cell office:value-type="float" office:value="575.387" calcext:value-type="float">
            <text:p>575.387</text:p>
          </table:table-cell>
          <table:table-cell office:value-type="float" office:value="576.381" calcext:value-type="float">
            <text:p>576.381</text:p>
          </table:table-cell>
          <table:table-cell table:number-columns-repeated="2" office:value-type="float" office:value="576.383" calcext:value-type="float">
            <text:p>576.383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8.385" calcext:value-type="float">
            <text:p>578.385</text:p>
          </table:table-cell>
          <table:table-cell office:value-type="float" office:value="579.382" calcext:value-type="float">
            <text:p>579.382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79.386" calcext:value-type="float">
            <text:p>579.386</text:p>
          </table:table-cell>
          <table:table-cell table:number-columns-repeated="2" office:value-type="float" office:value="580.381" calcext:value-type="float">
            <text:p>580.381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1.386" calcext:value-type="float">
            <text:p>581.386</text:p>
          </table:table-cell>
          <table:table-cell office:value-type="float" office:value="583.381" calcext:value-type="float">
            <text:p>583.381</text:p>
          </table:table-cell>
          <table:table-cell office:value-type="float" office:value="583.384" calcext:value-type="float">
            <text:p>583.384</text:p>
          </table:table-cell>
          <table:table-cell office:value-type="float" office:value="584.382" calcext:value-type="float">
            <text:p>584.382</text:p>
          </table:table-cell>
          <table:table-cell office:value-type="float" office:value="585.38" calcext:value-type="float">
            <text:p>585.38</text:p>
          </table:table-cell>
          <table:table-cell office:value-type="float" office:value="586.382" calcext:value-type="float">
            <text:p>586.382</text:p>
          </table:table-cell>
          <table:table-cell office:value-type="float" office:value="587.378" calcext:value-type="float">
            <text:p>587.378</text:p>
          </table:table-cell>
          <table:table-cell office:value-type="float" office:value="587.379" calcext:value-type="float">
            <text:p>587.379</text:p>
          </table:table-cell>
          <table:table-cell office:value-type="float" office:value="589.383" calcext:value-type="float">
            <text:p>589.383</text:p>
          </table:table-cell>
          <table:table-cell office:value-type="float" office:value="590.382" calcext:value-type="float">
            <text:p>590.382</text:p>
          </table:table-cell>
          <table:table-cell office:value-type="float" office:value="590.385" calcext:value-type="float">
            <text:p>590.385</text:p>
          </table:table-cell>
          <table:table-cell office:value-type="float" office:value="591.382" calcext:value-type="float">
            <text:p>591.382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607.384" calcext:value-type="float">
            <text:p>607.384</text:p>
          </table:table-cell>
          <table:table-cell office:value-type="float" office:value="779.372" calcext:value-type="float">
            <text:p>779.372</text:p>
          </table:table-cell>
          <table:table-cell office:value-type="float" office:value="1288.362" calcext:value-type="float">
            <text:p>1288.362</text:p>
          </table:table-cell>
          <table:table-cell office:value-type="float" office:value="1308.366" calcext:value-type="float">
            <text:p>1308.366</text:p>
          </table:table-cell>
          <table:table-cell office:value-type="float" office:value="1309.366" calcext:value-type="float">
            <text:p>1309.366</text:p>
          </table:table-cell>
          <table:table-cell office:value-type="float" office:value="1310.373" calcext:value-type="float">
            <text:p>1310.373</text:p>
          </table:table-cell>
          <table:table-cell office:value-type="float" office:value="1313.368" calcext:value-type="float">
            <text:p>1313.368</text:p>
          </table:table-cell>
          <table:table-cell office:value-type="float" office:value="1314.365" calcext:value-type="float">
            <text:p>1314.365</text:p>
          </table:table-cell>
          <table:table-cell office:value-type="float" office:value="1316.366" calcext:value-type="float">
            <text:p>1316.366</text:p>
          </table:table-cell>
          <table:table-cell office:value-type="float" office:value="1318.367" calcext:value-type="float">
            <text:p>1318.367</text:p>
          </table:table-cell>
          <table:table-cell office:value-type="float" office:value="1319.373" calcext:value-type="float">
            <text:p>1319.373</text:p>
          </table:table-cell>
          <table:table-cell office:value-type="float" office:value="1397.368" calcext:value-type="float">
            <text:p>1397.368</text:p>
          </table:table-cell>
          <table:table-cell office:value-type="float" office:value="1671.365" calcext:value-type="float">
            <text:p>1671.365</text:p>
          </table:table-cell>
          <table:table-cell office:value-type="float" office:value="1827.359" calcext:value-type="float">
            <text:p>1827.359</text:p>
          </table:table-cell>
          <table:table-cell table:number-columns-repeated="2" office:value-type="float" office:value="3250" calcext:value-type="float">
            <text:p>3250</text:p>
          </table:table-cell>
          <table:table-cell/>
          <table:table-cell table:formula="of:=MIN([.A45:.CV45])" office:value-type="float" office:value="180.393" calcext:value-type="float">
            <text:p>180.393</text:p>
          </table:table-cell>
          <table:table-cell table:formula="of:=AVERAGE([.A45:.CT45])" office:value-type="float" office:value="484.222948979592" calcext:value-type="float">
            <text:p>484.2229489796</text:p>
          </table:table-cell>
          <table:table-cell table:formula="of:=AVERAGE([.A45:.CV45])" office:value-type="float" office:value="539.53849" calcext:value-type="float">
            <text:p>539.53849</text:p>
          </table:table-cell>
          <table:table-cell table:formula="of:=MAX([.A45:.CV45])" office:value-type="float" office:value="3250" calcext:value-type="float">
            <text:p>3250</text:p>
          </table:table-cell>
        </table:table-row>
        <table:table-row table:style-name="ro1">
          <table:table-cell table:number-columns-repeated="2" office:value-type="float" office:value="182.393" calcext:value-type="float">
            <text:p>182.393</text:p>
          </table:table-cell>
          <table:table-cell office:value-type="float" office:value="183.392" calcext:value-type="float">
            <text:p>183.392</text:p>
          </table:table-cell>
          <table:table-cell office:value-type="float" office:value="183.394" calcext:value-type="float">
            <text:p>183.394</text:p>
          </table:table-cell>
          <table:table-cell office:value-type="float" office:value="191.394" calcext:value-type="float">
            <text:p>191.394</text:p>
          </table:table-cell>
          <table:table-cell office:value-type="float" office:value="192.394" calcext:value-type="float">
            <text:p>192.394</text:p>
          </table:table-cell>
          <table:table-cell office:value-type="float" office:value="195.394" calcext:value-type="float">
            <text:p>195.394</text:p>
          </table:table-cell>
          <table:table-cell table:number-columns-repeated="2" office:value-type="float" office:value="196.394" calcext:value-type="float">
            <text:p>196.394</text:p>
          </table:table-cell>
          <table:table-cell office:value-type="float" office:value="196.395" calcext:value-type="float">
            <text:p>196.395</text:p>
          </table:table-cell>
          <table:table-cell table:number-columns-repeated="11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office:value-type="float" office:value="198.395" calcext:value-type="float">
            <text:p>198.395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13" office:value-type="float" office:value="201.394" calcext:value-type="float">
            <text:p>201.394</text:p>
          </table:table-cell>
          <table:table-cell office:value-type="float" office:value="319.381" calcext:value-type="float">
            <text:p>319.381</text:p>
          </table:table-cell>
          <table:table-cell office:value-type="float" office:value="319.385" calcext:value-type="float">
            <text:p>319.385</text:p>
          </table:table-cell>
          <table:table-cell table:number-columns-repeated="3" office:value-type="float" office:value="321.385" calcext:value-type="float">
            <text:p>321.385</text:p>
          </table:table-cell>
          <table:table-cell office:value-type="float" office:value="322.385" calcext:value-type="float">
            <text:p>322.385</text:p>
          </table:table-cell>
          <table:table-cell table:number-columns-repeated="3" office:value-type="float" office:value="324.386" calcext:value-type="float">
            <text:p>324.386</text:p>
          </table:table-cell>
          <table:table-cell office:value-type="float" office:value="484.378" calcext:value-type="float">
            <text:p>484.378</text:p>
          </table:table-cell>
          <table:table-cell office:value-type="float" office:value="569.378" calcext:value-type="float">
            <text:p>569.378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0.385" calcext:value-type="float">
            <text:p>570.385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0.378" calcext:value-type="float">
            <text:p>580.378</text:p>
          </table:table-cell>
          <table:table-cell office:value-type="float" office:value="580.379" calcext:value-type="float">
            <text:p>580.379</text:p>
          </table:table-cell>
          <table:table-cell office:value-type="float" office:value="580.38" calcext:value-type="float">
            <text:p>580.38</text:p>
          </table:table-cell>
          <table:table-cell office:value-type="float" office:value="580.381" calcext:value-type="float">
            <text:p>580.381</text:p>
          </table:table-cell>
          <table:table-cell table:number-columns-repeated="2" office:value-type="float" office:value="580.384" calcext:value-type="float">
            <text:p>580.384</text:p>
          </table:table-cell>
          <table:table-cell office:value-type="float" office:value="581.379" calcext:value-type="float">
            <text:p>581.379</text:p>
          </table:table-cell>
          <table:table-cell office:value-type="float" office:value="581.381" calcext:value-type="float">
            <text:p>581.381</text:p>
          </table:table-cell>
          <table:table-cell office:value-type="float" office:value="582.381" calcext:value-type="float">
            <text:p>582.381</text:p>
          </table:table-cell>
          <table:table-cell office:value-type="float" office:value="582.383" calcext:value-type="float">
            <text:p>582.383</text:p>
          </table:table-cell>
          <table:table-cell table:number-columns-repeated="2" office:value-type="float" office:value="583.384" calcext:value-type="float">
            <text:p>583.384</text:p>
          </table:table-cell>
          <table:table-cell table:number-columns-repeated="2" office:value-type="float" office:value="586.381" calcext:value-type="float">
            <text:p>586.381</text:p>
          </table:table-cell>
          <table:table-cell office:value-type="float" office:value="587.385" calcext:value-type="float">
            <text:p>587.385</text:p>
          </table:table-cell>
          <table:table-cell office:value-type="float" office:value="588.385" calcext:value-type="float">
            <text:p>588.385</text:p>
          </table:table-cell>
          <table:table-cell office:value-type="float" office:value="590.383" calcext:value-type="float">
            <text:p>590.383</text:p>
          </table:table-cell>
          <table:table-cell table:number-columns-repeated="2" office:value-type="float" office:value="590.384" calcext:value-type="float">
            <text:p>590.384</text:p>
          </table:table-cell>
          <table:table-cell office:value-type="float" office:value="591.384" calcext:value-type="float">
            <text:p>591.384</text:p>
          </table:table-cell>
          <table:table-cell office:value-type="float" office:value="592.382" calcext:value-type="float">
            <text:p>592.382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593.383" calcext:value-type="float">
            <text:p>593.383</text:p>
          </table:table-cell>
          <table:table-cell office:value-type="float" office:value="601.372" calcext:value-type="float">
            <text:p>601.372</text:p>
          </table:table-cell>
          <table:table-cell office:value-type="float" office:value="602.383" calcext:value-type="float">
            <text:p>602.383</text:p>
          </table:table-cell>
          <table:table-cell office:value-type="float" office:value="608.384" calcext:value-type="float">
            <text:p>608.384</text:p>
          </table:table-cell>
          <table:table-cell office:value-type="float" office:value="781.371" calcext:value-type="float">
            <text:p>781.371</text:p>
          </table:table-cell>
          <table:table-cell office:value-type="float" office:value="1289.363" calcext:value-type="float">
            <text:p>1289.363</text:p>
          </table:table-cell>
          <table:table-cell office:value-type="float" office:value="1289.366" calcext:value-type="float">
            <text:p>1289.366</text:p>
          </table:table-cell>
          <table:table-cell office:value-type="float" office:value="1297.373" calcext:value-type="float">
            <text:p>1297.373</text:p>
          </table:table-cell>
          <table:table-cell office:value-type="float" office:value="1303.367" calcext:value-type="float">
            <text:p>1303.367</text:p>
          </table:table-cell>
          <table:table-cell office:value-type="float" office:value="1307.358" calcext:value-type="float">
            <text:p>1307.358</text:p>
          </table:table-cell>
          <table:table-cell office:value-type="float" office:value="1310.367" calcext:value-type="float">
            <text:p>1310.367</text:p>
          </table:table-cell>
          <table:table-cell office:value-type="float" office:value="1310.371" calcext:value-type="float">
            <text:p>1310.371</text:p>
          </table:table-cell>
          <table:table-cell office:value-type="float" office:value="1312.365" calcext:value-type="float">
            <text:p>1312.365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94.369" calcext:value-type="float">
            <text:p>1394.369</text:p>
          </table:table-cell>
          <table:table-cell office:value-type="float" office:value="1399.372" calcext:value-type="float">
            <text:p>1399.372</text:p>
          </table:table-cell>
          <table:table-cell office:value-type="float" office:value="1656.365" calcext:value-type="float">
            <text:p>1656.365</text:p>
          </table:table-cell>
          <table:table-cell table:number-columns-repeated="2" office:value-type="float" office:value="3250" calcext:value-type="float">
            <text:p>3250</text:p>
          </table:table-cell>
          <table:table-cell/>
          <table:table-cell table:formula="of:=MIN([.A46:.CV46])" office:value-type="float" office:value="182.393" calcext:value-type="float">
            <text:p>182.393</text:p>
          </table:table-cell>
          <table:table-cell table:formula="of:=AVERAGE([.A46:.CT46])" office:value-type="float" office:value="492.844653061225" calcext:value-type="float">
            <text:p>492.8446530612</text:p>
          </table:table-cell>
          <table:table-cell table:formula="of:=AVERAGE([.A46:.CV46])" office:value-type="float" office:value="547.98776" calcext:value-type="float">
            <text:p>547.98776</text:p>
          </table:table-cell>
          <table:table-cell table:formula="of:=MAX([.A46:.CV46])"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176.393" calcext:value-type="float">
            <text:p>176.393</text:p>
          </table:table-cell>
          <table:table-cell office:value-type="float" office:value="182.393" calcext:value-type="float">
            <text:p>182.393</text:p>
          </table:table-cell>
          <table:table-cell office:value-type="float" office:value="184.394" calcext:value-type="float">
            <text:p>184.394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91.394" calcext:value-type="float">
            <text:p>191.394</text:p>
          </table:table-cell>
          <table:table-cell table:number-columns-repeated="8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office:value-type="float" office:value="198.395" calcext:value-type="float">
            <text:p>198.395</text:p>
          </table:table-cell>
          <table:table-cell office:value-type="float" office:value="199.394" calcext:value-type="float">
            <text:p>199.394</text:p>
          </table:table-cell>
          <table:table-cell office:value-type="float" office:value="199.395" calcext:value-type="float">
            <text:p>199.395</text:p>
          </table:table-cell>
          <table:table-cell table:number-columns-repeated="17" office:value-type="float" office:value="201.394" calcext:value-type="float">
            <text:p>201.394</text:p>
          </table:table-cell>
          <table:table-cell office:value-type="float" office:value="319.381" calcext:value-type="float">
            <text:p>319.381</text:p>
          </table:table-cell>
          <table:table-cell office:value-type="float" office:value="320.385" calcext:value-type="float">
            <text:p>320.385</text:p>
          </table:table-cell>
          <table:table-cell table:number-columns-repeated="3" office:value-type="float" office:value="321.385" calcext:value-type="float">
            <text:p>321.385</text:p>
          </table:table-cell>
          <table:table-cell office:value-type="float" office:value="322.385" calcext:value-type="float">
            <text:p>322.385</text:p>
          </table:table-cell>
          <table:table-cell table:number-columns-repeated="4" office:value-type="float" office:value="324.386" calcext:value-type="float">
            <text:p>324.386</text:p>
          </table:table-cell>
          <table:table-cell office:value-type="float" office:value="480.379" calcext:value-type="float">
            <text:p>480.379</text:p>
          </table:table-cell>
          <table:table-cell office:value-type="float" office:value="562.386" calcext:value-type="float">
            <text:p>562.386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8.382" calcext:value-type="float">
            <text:p>578.382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2" calcext:value-type="float">
            <text:p>581.382</text:p>
          </table:table-cell>
          <table:table-cell office:value-type="float" office:value="581.385" calcext:value-type="float">
            <text:p>581.385</text:p>
          </table:table-cell>
          <table:table-cell office:value-type="float" office:value="582.383" calcext:value-type="float">
            <text:p>582.383</text:p>
          </table:table-cell>
          <table:table-cell table:number-columns-repeated="2" office:value-type="float" office:value="583.383" calcext:value-type="float">
            <text:p>583.383</text:p>
          </table:table-cell>
          <table:table-cell office:value-type="float" office:value="583.384" calcext:value-type="float">
            <text:p>583.384</text:p>
          </table:table-cell>
          <table:table-cell table:number-columns-repeated="2" office:value-type="float" office:value="584.383" calcext:value-type="float">
            <text:p>584.383</text:p>
          </table:table-cell>
          <table:table-cell office:value-type="float" office:value="585.382" calcext:value-type="float">
            <text:p>585.382</text:p>
          </table:table-cell>
          <table:table-cell office:value-type="float" office:value="586.382" calcext:value-type="float">
            <text:p>586.382</text:p>
          </table:table-cell>
          <table:table-cell office:value-type="float" office:value="586.383" calcext:value-type="float">
            <text:p>586.383</text:p>
          </table:table-cell>
          <table:table-cell office:value-type="float" office:value="586.384" calcext:value-type="float">
            <text:p>586.384</text:p>
          </table:table-cell>
          <table:table-cell office:value-type="float" office:value="588.382" calcext:value-type="float">
            <text:p>588.382</text:p>
          </table:table-cell>
          <table:table-cell office:value-type="float" office:value="589.382" calcext:value-type="float">
            <text:p>589.382</text:p>
          </table:table-cell>
          <table:table-cell office:value-type="float" office:value="589.383" calcext:value-type="float">
            <text:p>589.383</text:p>
          </table:table-cell>
          <table:table-cell office:value-type="float" office:value="590.382" calcext:value-type="float">
            <text:p>590.382</text:p>
          </table:table-cell>
          <table:table-cell office:value-type="float" office:value="590.383" calcext:value-type="float">
            <text:p>590.383</text:p>
          </table:table-cell>
          <table:table-cell office:value-type="float" office:value="590.384" calcext:value-type="float">
            <text:p>590.384</text:p>
          </table:table-cell>
          <table:table-cell office:value-type="float" office:value="590.386" calcext:value-type="float">
            <text:p>590.386</text:p>
          </table:table-cell>
          <table:table-cell table:number-columns-repeated="2" office:value-type="float" office:value="594.384" calcext:value-type="float">
            <text:p>594.384</text:p>
          </table:table-cell>
          <table:table-cell office:value-type="float" office:value="595.383" calcext:value-type="float">
            <text:p>595.383</text:p>
          </table:table-cell>
          <table:table-cell office:value-type="float" office:value="608.383" calcext:value-type="float">
            <text:p>608.383</text:p>
          </table:table-cell>
          <table:table-cell office:value-type="float" office:value="609.382" calcext:value-type="float">
            <text:p>609.382</text:p>
          </table:table-cell>
          <table:table-cell office:value-type="float" office:value="610.383" calcext:value-type="float">
            <text:p>610.383</text:p>
          </table:table-cell>
          <table:table-cell table:number-columns-repeated="2" office:value-type="float" office:value="1000.37" calcext:value-type="float">
            <text:p>1000.37</text:p>
          </table:table-cell>
          <table:table-cell office:value-type="float" office:value="1008.357" calcext:value-type="float">
            <text:p>1008.357</text:p>
          </table:table-cell>
          <table:table-cell office:value-type="float" office:value="1293.374" calcext:value-type="float">
            <text:p>1293.374</text:p>
          </table:table-cell>
          <table:table-cell office:value-type="float" office:value="1310.368" calcext:value-type="float">
            <text:p>1310.368</text:p>
          </table:table-cell>
          <table:table-cell office:value-type="float" office:value="1312.366" calcext:value-type="float">
            <text:p>1312.366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5.373" calcext:value-type="float">
            <text:p>1315.373</text:p>
          </table:table-cell>
          <table:table-cell table:number-columns-repeated="2" office:value-type="float" office:value="1316.367" calcext:value-type="float">
            <text:p>1316.367</text:p>
          </table:table-cell>
          <table:table-cell office:value-type="float" office:value="1317.368" calcext:value-type="float">
            <text:p>1317.368</text:p>
          </table:table-cell>
          <table:table-cell office:value-type="float" office:value="1392.365" calcext:value-type="float">
            <text:p>1392.365</text:p>
          </table:table-cell>
          <table:table-cell office:value-type="float" office:value="1396.369" calcext:value-type="float">
            <text:p>1396.369</text:p>
          </table:table-cell>
          <table:table-cell office:value-type="float" office:value="1398.364" calcext:value-type="float">
            <text:p>1398.364</text:p>
          </table:table-cell>
          <table:table-cell office:value-type="float" office:value="1398.366" calcext:value-type="float">
            <text:p>1398.366</text:p>
          </table:table-cell>
          <table:table-cell office:value-type="float" office:value="1401.371" calcext:value-type="float">
            <text:p>1401.371</text:p>
          </table:table-cell>
          <table:table-cell office:value-type="float" office:value="1650.361" calcext:value-type="float">
            <text:p>1650.361</text:p>
          </table:table-cell>
          <table:table-cell office:value-type="float" office:value="2343.34" calcext:value-type="float">
            <text:p>2343.34</text:p>
          </table:table-cell>
          <table:table-cell table:number-columns-repeated="2" office:value-type="float" office:value="3250" calcext:value-type="float">
            <text:p>3250</text:p>
          </table:table-cell>
          <table:table-cell/>
          <table:table-cell table:formula="of:=MIN([.A47:.CV47])" office:value-type="float" office:value="0.394" calcext:value-type="float">
            <text:p>0.394</text:p>
          </table:table-cell>
          <table:table-cell table:formula="of:=AVERAGE([.A47:.CT47])" office:value-type="float" office:value="566.710479591837" calcext:value-type="float">
            <text:p>566.7104795918</text:p>
          </table:table-cell>
          <table:table-cell table:formula="of:=AVERAGE([.A47:.CV47])" office:value-type="float" office:value="620.37627" calcext:value-type="float">
            <text:p>620.37627</text:p>
          </table:table-cell>
          <table:table-cell table:formula="of:=MAX([.A47:.CV47])"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183.393" calcext:value-type="float">
            <text:p>183.393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91.394" calcext:value-type="float">
            <text:p>191.394</text:p>
          </table:table-cell>
          <table:table-cell office:value-type="float" office:value="196.394" calcext:value-type="float">
            <text:p>196.394</text:p>
          </table:table-cell>
          <table:table-cell table:number-columns-repeated="4" office:value-type="float" office:value="197.394" calcext:value-type="float">
            <text:p>197.394</text:p>
          </table:table-cell>
          <table:table-cell table:number-columns-repeated="8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office:value-type="float" office:value="200.393" calcext:value-type="float">
            <text:p>200.393</text:p>
          </table:table-cell>
          <table:table-cell table:number-columns-repeated="3" office:value-type="float" office:value="200.394" calcext:value-type="float">
            <text:p>200.394</text:p>
          </table:table-cell>
          <table:table-cell table:number-columns-repeated="19" office:value-type="float" office:value="201.394" calcext:value-type="float">
            <text:p>201.394</text:p>
          </table:table-cell>
          <table:table-cell office:value-type="float" office:value="322.384" calcext:value-type="float">
            <text:p>322.384</text:p>
          </table:table-cell>
          <table:table-cell table:number-columns-repeated="3" office:value-type="float" office:value="324.386" calcext:value-type="float">
            <text:p>324.386</text:p>
          </table:table-cell>
          <table:table-cell office:value-type="float" office:value="482.378" calcext:value-type="float">
            <text:p>482.378</text:p>
          </table:table-cell>
          <table:table-cell office:value-type="float" office:value="560.385" calcext:value-type="float">
            <text:p>560.385</text:p>
          </table:table-cell>
          <table:table-cell office:value-type="float" office:value="564.386" calcext:value-type="float">
            <text:p>564.386</text:p>
          </table:table-cell>
          <table:table-cell office:value-type="float" office:value="571.385" calcext:value-type="float">
            <text:p>571.385</text:p>
          </table:table-cell>
          <table:table-cell office:value-type="float" office:value="572.381" calcext:value-type="float">
            <text:p>572.381</text:p>
          </table:table-cell>
          <table:table-cell table:number-columns-repeated="2" office:value-type="float" office:value="574.383" calcext:value-type="float">
            <text:p>574.383</text:p>
          </table:table-cell>
          <table:table-cell table:number-columns-repeated="2" office:value-type="float" office:value="577.383" calcext:value-type="float">
            <text:p>577.383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9.375" calcext:value-type="float">
            <text:p>579.375</text:p>
          </table:table-cell>
          <table:table-cell office:value-type="float" office:value="580.382" calcext:value-type="float">
            <text:p>580.382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1.384" calcext:value-type="float">
            <text:p>581.384</text:p>
          </table:table-cell>
          <table:table-cell table:number-columns-repeated="3" office:value-type="float" office:value="583.382" calcext:value-type="float">
            <text:p>583.382</text:p>
          </table:table-cell>
          <table:table-cell office:value-type="float" office:value="585.381" calcext:value-type="float">
            <text:p>585.381</text:p>
          </table:table-cell>
          <table:table-cell table:number-columns-repeated="3" office:value-type="float" office:value="585.382" calcext:value-type="float">
            <text:p>585.382</text:p>
          </table:table-cell>
          <table:table-cell office:value-type="float" office:value="586.381" calcext:value-type="float">
            <text:p>586.381</text:p>
          </table:table-cell>
          <table:table-cell office:value-type="float" office:value="586.382" calcext:value-type="float">
            <text:p>586.382</text:p>
          </table:table-cell>
          <table:table-cell table:number-columns-repeated="2" office:value-type="float" office:value="586.386" calcext:value-type="float">
            <text:p>586.386</text:p>
          </table:table-cell>
          <table:table-cell office:value-type="float" office:value="587.382" calcext:value-type="float">
            <text:p>587.382</text:p>
          </table:table-cell>
          <table:table-cell office:value-type="float" office:value="589.384" calcext:value-type="float">
            <text:p>589.384</text:p>
          </table:table-cell>
          <table:table-cell office:value-type="float" office:value="590.384" calcext:value-type="float">
            <text:p>590.384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594.384" calcext:value-type="float">
            <text:p>594.384</text:p>
          </table:table-cell>
          <table:table-cell office:value-type="float" office:value="599.382" calcext:value-type="float">
            <text:p>599.382</text:p>
          </table:table-cell>
          <table:table-cell office:value-type="float" office:value="784.371" calcext:value-type="float">
            <text:p>784.371</text:p>
          </table:table-cell>
          <table:table-cell office:value-type="float" office:value="999.37" calcext:value-type="float">
            <text:p>999.37</text:p>
          </table:table-cell>
          <table:table-cell office:value-type="float" office:value="1000.371" calcext:value-type="float">
            <text:p>1000.371</text:p>
          </table:table-cell>
          <table:table-cell office:value-type="float" office:value="1284.363" calcext:value-type="float">
            <text:p>1284.363</text:p>
          </table:table-cell>
          <table:table-cell office:value-type="float" office:value="1289.373" calcext:value-type="float">
            <text:p>1289.373</text:p>
          </table:table-cell>
          <table:table-cell office:value-type="float" office:value="1313.366" calcext:value-type="float">
            <text:p>1313.366</text:p>
          </table:table-cell>
          <table:table-cell office:value-type="float" office:value="1313.368" calcext:value-type="float">
            <text:p>1313.368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4.37" calcext:value-type="float">
            <text:p>1314.37</text:p>
          </table:table-cell>
          <table:table-cell office:value-type="float" office:value="1316.366" calcext:value-type="float">
            <text:p>1316.366</text:p>
          </table:table-cell>
          <table:table-cell office:value-type="float" office:value="1316.367" calcext:value-type="float">
            <text:p>1316.367</text:p>
          </table:table-cell>
          <table:table-cell office:value-type="float" office:value="1316.374" calcext:value-type="float">
            <text:p>1316.374</text:p>
          </table:table-cell>
          <table:table-cell office:value-type="float" office:value="1318.366" calcext:value-type="float">
            <text:p>1318.366</text:p>
          </table:table-cell>
          <table:table-cell office:value-type="float" office:value="1395.366" calcext:value-type="float">
            <text:p>1395.366</text:p>
          </table:table-cell>
          <table:table-cell office:value-type="float" office:value="1397.369" calcext:value-type="float">
            <text:p>1397.369</text:p>
          </table:table-cell>
          <table:table-cell office:value-type="float" office:value="1401.365" calcext:value-type="float">
            <text:p>1401.365</text:p>
          </table:table-cell>
          <table:table-cell office:value-type="float" office:value="1546.362" calcext:value-type="float">
            <text:p>1546.362</text:p>
          </table:table-cell>
          <table:table-cell office:value-type="float" office:value="1656.355" calcext:value-type="float">
            <text:p>1656.355</text:p>
          </table:table-cell>
          <table:table-cell office:value-type="float" office:value="1828.359" calcext:value-type="float">
            <text:p>1828.359</text:p>
          </table:table-cell>
          <table:table-cell office:value-type="float" office:value="2327.337" calcext:value-type="float">
            <text:p>2327.337</text:p>
          </table:table-cell>
          <table:table-cell office:value-type="float" office:value="2331.337" calcext:value-type="float">
            <text:p>2331.337</text:p>
          </table:table-cell>
          <table:table-cell table:number-columns-repeated="2" office:value-type="float" office:value="3250" calcext:value-type="float">
            <text:p>3250</text:p>
          </table:table-cell>
          <table:table-cell/>
          <table:table-cell table:formula="of:=MIN([.A48:.CV48])" office:value-type="float" office:value="183.393" calcext:value-type="float">
            <text:p>183.393</text:p>
          </table:table-cell>
          <table:table-cell table:formula="of:=AVERAGE([.A48:.CT48])" office:value-type="float" office:value="589.13868367347" calcext:value-type="float">
            <text:p>589.1386836735</text:p>
          </table:table-cell>
          <table:table-cell table:formula="of:=AVERAGE([.A48:.CV48])" office:value-type="float" office:value="642.35591" calcext:value-type="float">
            <text:p>642.35591</text:p>
          </table:table-cell>
          <table:table-cell table:formula="of:=MAX([.A48:.CV48])"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183.393" calcext:value-type="float">
            <text:p>183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91.394" calcext:value-type="float">
            <text:p>191.394</text:p>
          </table:table-cell>
          <table:table-cell table:number-columns-repeated="3" office:value-type="float" office:value="193.394" calcext:value-type="float">
            <text:p>193.394</text:p>
          </table:table-cell>
          <table:table-cell office:value-type="float" office:value="194.394" calcext:value-type="float">
            <text:p>194.394</text:p>
          </table:table-cell>
          <table:table-cell table:number-columns-repeated="2" office:value-type="float" office:value="195.394" calcext:value-type="float">
            <text:p>195.394</text:p>
          </table:table-cell>
          <table:table-cell office:value-type="float" office:value="196.395" calcext:value-type="float">
            <text:p>196.395</text:p>
          </table:table-cell>
          <table:table-cell office:value-type="float" office:value="197.394" calcext:value-type="float">
            <text:p>197.394</text:p>
          </table:table-cell>
          <table:table-cell table:number-columns-repeated="8" office:value-type="float" office:value="197.395" calcext:value-type="float">
            <text:p>197.395</text:p>
          </table:table-cell>
          <table:table-cell office:value-type="float" office:value="198.395" calcext:value-type="float">
            <text:p>198.395</text:p>
          </table:table-cell>
          <table:table-cell office:value-type="float" office:value="199.395" calcext:value-type="float">
            <text:p>199.395</text:p>
          </table:table-cell>
          <table:table-cell office:value-type="float" office:value="200.393" calcext:value-type="float">
            <text:p>200.393</text:p>
          </table:table-cell>
          <table:table-cell table:number-columns-repeated="12" office:value-type="float" office:value="201.394" calcext:value-type="float">
            <text:p>201.394</text:p>
          </table:table-cell>
          <table:table-cell office:value-type="float" office:value="202.395" calcext:value-type="float">
            <text:p>202.395</text:p>
          </table:table-cell>
          <table:table-cell table:number-columns-repeated="2" office:value-type="float" office:value="319.385" calcext:value-type="float">
            <text:p>319.385</text:p>
          </table:table-cell>
          <table:table-cell table:number-columns-repeated="2" office:value-type="float" office:value="320.385" calcext:value-type="float">
            <text:p>320.385</text:p>
          </table:table-cell>
          <table:table-cell office:value-type="float" office:value="321.385" calcext:value-type="float">
            <text:p>321.385</text:p>
          </table:table-cell>
          <table:table-cell table:number-columns-repeated="3" office:value-type="float" office:value="324.386" calcext:value-type="float">
            <text:p>324.386</text:p>
          </table:table-cell>
          <table:table-cell office:value-type="float" office:value="569.382" calcext:value-type="float">
            <text:p>569.382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1.386" calcext:value-type="float">
            <text:p>571.386</text:p>
          </table:table-cell>
          <table:table-cell office:value-type="float" office:value="572.385" calcext:value-type="float">
            <text:p>572.385</text:p>
          </table:table-cell>
          <table:table-cell office:value-type="float" office:value="573.383" calcext:value-type="float">
            <text:p>573.383</text:p>
          </table:table-cell>
          <table:table-cell office:value-type="float" office:value="573.385" calcext:value-type="float">
            <text:p>573.385</text:p>
          </table:table-cell>
          <table:table-cell office:value-type="float" office:value="575.38" calcext:value-type="float">
            <text:p>575.38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7.383" calcext:value-type="float">
            <text:p>577.383</text:p>
          </table:table-cell>
          <table:table-cell office:value-type="float" office:value="578.382" calcext:value-type="float">
            <text:p>578.382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8.385" calcext:value-type="float">
            <text:p>578.385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0.382" calcext:value-type="float">
            <text:p>580.382</text:p>
          </table:table-cell>
          <table:table-cell office:value-type="float" office:value="580.383" calcext:value-type="float">
            <text:p>580.383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2.382" calcext:value-type="float">
            <text:p>582.382</text:p>
          </table:table-cell>
          <table:table-cell office:value-type="float" office:value="582.383" calcext:value-type="float">
            <text:p>582.383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7.38" calcext:value-type="float">
            <text:p>587.38</text:p>
          </table:table-cell>
          <table:table-cell office:value-type="float" office:value="587.382" calcext:value-type="float">
            <text:p>587.382</text:p>
          </table:table-cell>
          <table:table-cell office:value-type="float" office:value="587.384" calcext:value-type="float">
            <text:p>587.384</text:p>
          </table:table-cell>
          <table:table-cell office:value-type="float" office:value="588.383" calcext:value-type="float">
            <text:p>588.383</text:p>
          </table:table-cell>
          <table:table-cell office:value-type="float" office:value="590.381" calcext:value-type="float">
            <text:p>590.381</text:p>
          </table:table-cell>
          <table:table-cell office:value-type="float" office:value="590.384" calcext:value-type="float">
            <text:p>590.384</text:p>
          </table:table-cell>
          <table:table-cell office:value-type="float" office:value="591.384" calcext:value-type="float">
            <text:p>591.384</text:p>
          </table:table-cell>
          <table:table-cell office:value-type="float" office:value="591.385" calcext:value-type="float">
            <text:p>591.385</text:p>
          </table:table-cell>
          <table:table-cell office:value-type="float" office:value="592.382" calcext:value-type="float">
            <text:p>592.382</text:p>
          </table:table-cell>
          <table:table-cell office:value-type="float" office:value="592.383" calcext:value-type="float">
            <text:p>592.383</text:p>
          </table:table-cell>
          <table:table-cell office:value-type="float" office:value="592.385" calcext:value-type="float">
            <text:p>592.385</text:p>
          </table:table-cell>
          <table:table-cell table:number-columns-repeated="2" office:value-type="float" office:value="593.384" calcext:value-type="float">
            <text:p>593.384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7.381" calcext:value-type="float">
            <text:p>607.381</text:p>
          </table:table-cell>
          <table:table-cell office:value-type="float" office:value="610.38" calcext:value-type="float">
            <text:p>610.38</text:p>
          </table:table-cell>
          <table:table-cell office:value-type="float" office:value="779.376" calcext:value-type="float">
            <text:p>779.376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1000.374" calcext:value-type="float">
            <text:p>1000.374</text:p>
          </table:table-cell>
          <table:table-cell office:value-type="float" office:value="1004.374" calcext:value-type="float">
            <text:p>1004.374</text:p>
          </table:table-cell>
          <table:table-cell office:value-type="float" office:value="1290.371" calcext:value-type="float">
            <text:p>1290.371</text:p>
          </table:table-cell>
          <table:table-cell office:value-type="float" office:value="1292.367" calcext:value-type="float">
            <text:p>1292.367</text:p>
          </table:table-cell>
          <table:table-cell office:value-type="float" office:value="1309.369" calcext:value-type="float">
            <text:p>1309.369</text:p>
          </table:table-cell>
          <table:table-cell office:value-type="float" office:value="1310.366" calcext:value-type="float">
            <text:p>1310.366</text:p>
          </table:table-cell>
          <table:table-cell office:value-type="float" office:value="1312.366" calcext:value-type="float">
            <text:p>1312.366</text:p>
          </table:table-cell>
          <table:table-cell office:value-type="float" office:value="1312.372" calcext:value-type="float">
            <text:p>1312.372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94.367" calcext:value-type="float">
            <text:p>1394.367</text:p>
          </table:table-cell>
          <table:table-cell office:value-type="float" office:value="1396.367" calcext:value-type="float">
            <text:p>1396.367</text:p>
          </table:table-cell>
          <table:table-cell office:value-type="float" office:value="1398.363" calcext:value-type="float">
            <text:p>1398.363</text:p>
          </table:table-cell>
          <table:table-cell office:value-type="float" office:value="1399.365" calcext:value-type="float">
            <text:p>1399.365</text:p>
          </table:table-cell>
          <table:table-cell office:value-type="float" office:value="1399.37" calcext:value-type="float">
            <text:p>1399.37</text:p>
          </table:table-cell>
          <table:table-cell office:value-type="float" office:value="1400.369" calcext:value-type="float">
            <text:p>1400.369</text:p>
          </table:table-cell>
          <table:table-cell office:value-type="float" office:value="1551.366" calcext:value-type="float">
            <text:p>1551.366</text:p>
          </table:table-cell>
          <table:table-cell office:value-type="float" office:value="1688.359" calcext:value-type="float">
            <text:p>1688.359</text:p>
          </table:table-cell>
          <table:table-cell table:number-columns-repeated="2" office:value-type="float" office:value="3250" calcext:value-type="float">
            <text:p>3250</text:p>
          </table:table-cell>
          <table:table-cell/>
          <table:table-cell table:formula="of:=MIN([.A49:.CV49])" office:value-type="float" office:value="183.393" calcext:value-type="float">
            <text:p>183.393</text:p>
          </table:table-cell>
          <table:table-cell table:formula="of:=AVERAGE([.A49:.CT49])" office:value-type="float" office:value="555.925367346939" calcext:value-type="float">
            <text:p>555.9253673469</text:p>
          </table:table-cell>
          <table:table-cell table:formula="of:=AVERAGE([.A49:.CV49])" office:value-type="float" office:value="609.80686" calcext:value-type="float">
            <text:p>609.80686</text:p>
          </table:table-cell>
          <table:table-cell table:formula="of:=MAX([.A49:.CV49])"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182.393" calcext:value-type="float">
            <text:p>182.393</text:p>
          </table:table-cell>
          <table:table-cell office:value-type="float" office:value="183.392" calcext:value-type="float">
            <text:p>183.392</text:p>
          </table:table-cell>
          <table:table-cell office:value-type="float" office:value="185.394" calcext:value-type="float">
            <text:p>185.394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96.394" calcext:value-type="float">
            <text:p>196.394</text:p>
          </table:table-cell>
          <table:table-cell office:value-type="float" office:value="196.395" calcext:value-type="float">
            <text:p>196.395</text:p>
          </table:table-cell>
          <table:table-cell table:number-columns-repeated="4" office:value-type="float" office:value="197.394" calcext:value-type="float">
            <text:p>197.394</text:p>
          </table:table-cell>
          <table:table-cell table:number-columns-repeated="9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office:value-type="float" office:value="198.395" calcext:value-type="float">
            <text:p>198.395</text:p>
          </table:table-cell>
          <table:table-cell table:number-columns-repeated="4" office:value-type="float" office:value="199.394" calcext:value-type="float">
            <text:p>199.394</text:p>
          </table:table-cell>
          <table:table-cell office:value-type="float" office:value="200.393" calcext:value-type="float">
            <text:p>200.393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13" office:value-type="float" office:value="201.394" calcext:value-type="float">
            <text:p>201.394</text:p>
          </table:table-cell>
          <table:table-cell office:value-type="float" office:value="318.385" calcext:value-type="float">
            <text:p>318.385</text:p>
          </table:table-cell>
          <table:table-cell office:value-type="float" office:value="319.385" calcext:value-type="float">
            <text:p>319.385</text:p>
          </table:table-cell>
          <table:table-cell office:value-type="float" office:value="323.386" calcext:value-type="float">
            <text:p>323.386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71.382" calcext:value-type="float">
            <text:p>571.382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3.383" calcext:value-type="float">
            <text:p>573.383</text:p>
          </table:table-cell>
          <table:table-cell office:value-type="float" office:value="574.387" calcext:value-type="float">
            <text:p>574.387</text:p>
          </table:table-cell>
          <table:table-cell office:value-type="float" office:value="575.379" calcext:value-type="float">
            <text:p>575.379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7.383" calcext:value-type="float">
            <text:p>577.383</text:p>
          </table:table-cell>
          <table:table-cell office:value-type="float" office:value="577.385" calcext:value-type="float">
            <text:p>577.385</text:p>
          </table:table-cell>
          <table:table-cell office:value-type="float" office:value="579.385" calcext:value-type="float">
            <text:p>579.385</text:p>
          </table:table-cell>
          <table:table-cell office:value-type="float" office:value="580.382" calcext:value-type="float">
            <text:p>580.382</text:p>
          </table:table-cell>
          <table:table-cell office:value-type="float" office:value="581.382" calcext:value-type="float">
            <text:p>581.382</text:p>
          </table:table-cell>
          <table:table-cell office:value-type="float" office:value="581.385" calcext:value-type="float">
            <text:p>581.385</text:p>
          </table:table-cell>
          <table:table-cell office:value-type="float" office:value="582.383" calcext:value-type="float">
            <text:p>582.383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3.379" calcext:value-type="float">
            <text:p>583.379</text:p>
          </table:table-cell>
          <table:table-cell table:number-columns-repeated="3" office:value-type="float" office:value="584.381" calcext:value-type="float">
            <text:p>584.381</text:p>
          </table:table-cell>
          <table:table-cell office:value-type="float" office:value="585.385" calcext:value-type="float">
            <text:p>585.385</text:p>
          </table:table-cell>
          <table:table-cell office:value-type="float" office:value="590.382" calcext:value-type="float">
            <text:p>590.382</text:p>
          </table:table-cell>
          <table:table-cell office:value-type="float" office:value="592.382" calcext:value-type="float">
            <text:p>592.382</text:p>
          </table:table-cell>
          <table:table-cell office:value-type="float" office:value="595.385" calcext:value-type="float">
            <text:p>595.385</text:p>
          </table:table-cell>
          <table:table-cell office:value-type="float" office:value="604.383" calcext:value-type="float">
            <text:p>604.383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10.376" calcext:value-type="float">
            <text:p>610.376</text:p>
          </table:table-cell>
          <table:table-cell office:value-type="float" office:value="610.384" calcext:value-type="float">
            <text:p>610.384</text:p>
          </table:table-cell>
          <table:table-cell office:value-type="float" office:value="780.372" calcext:value-type="float">
            <text:p>780.372</text:p>
          </table:table-cell>
          <table:table-cell office:value-type="float" office:value="781.37" calcext:value-type="float">
            <text:p>781.37</text:p>
          </table:table-cell>
          <table:table-cell office:value-type="float" office:value="783.371" calcext:value-type="float">
            <text:p>783.371</text:p>
          </table:table-cell>
          <table:table-cell office:value-type="float" office:value="783.374" calcext:value-type="float">
            <text:p>783.374</text:p>
          </table:table-cell>
          <table:table-cell office:value-type="float" office:value="1005.377" calcext:value-type="float">
            <text:p>1005.377</text:p>
          </table:table-cell>
          <table:table-cell office:value-type="float" office:value="1010.356" calcext:value-type="float">
            <text:p>1010.356</text:p>
          </table:table-cell>
          <table:table-cell office:value-type="float" office:value="1289.368" calcext:value-type="float">
            <text:p>1289.368</text:p>
          </table:table-cell>
          <table:table-cell office:value-type="float" office:value="1309.367" calcext:value-type="float">
            <text:p>1309.367</text:p>
          </table:table-cell>
          <table:table-cell office:value-type="float" office:value="1309.368" calcext:value-type="float">
            <text:p>1309.368</text:p>
          </table:table-cell>
          <table:table-cell office:value-type="float" office:value="1309.37" calcext:value-type="float">
            <text:p>1309.37</text:p>
          </table:table-cell>
          <table:table-cell office:value-type="float" office:value="1312.369" calcext:value-type="float">
            <text:p>1312.369</text:p>
          </table:table-cell>
          <table:table-cell office:value-type="float" office:value="1314.366" calcext:value-type="float">
            <text:p>1314.366</text:p>
          </table:table-cell>
          <table:table-cell office:value-type="float" office:value="1316.368" calcext:value-type="float">
            <text:p>1316.368</text:p>
          </table:table-cell>
          <table:table-cell office:value-type="float" office:value="1317.365" calcext:value-type="float">
            <text:p>1317.365</text:p>
          </table:table-cell>
          <table:table-cell office:value-type="float" office:value="1318.366" calcext:value-type="float">
            <text:p>1318.366</text:p>
          </table:table-cell>
          <table:table-cell office:value-type="float" office:value="1398.371" calcext:value-type="float">
            <text:p>1398.371</text:p>
          </table:table-cell>
          <table:table-cell office:value-type="float" office:value="1399.364" calcext:value-type="float">
            <text:p>1399.364</text:p>
          </table:table-cell>
          <table:table-cell office:value-type="float" office:value="1399.372" calcext:value-type="float">
            <text:p>1399.372</text:p>
          </table:table-cell>
          <table:table-cell office:value-type="float" office:value="1403.365" calcext:value-type="float">
            <text:p>1403.365</text:p>
          </table:table-cell>
          <table:table-cell office:value-type="float" office:value="1537.366" calcext:value-type="float">
            <text:p>1537.366</text:p>
          </table:table-cell>
          <table:table-cell office:value-type="float" office:value="1546.364" calcext:value-type="float">
            <text:p>1546.364</text:p>
          </table:table-cell>
          <table:table-cell office:value-type="float" office:value="2323.336" calcext:value-type="float">
            <text:p>2323.336</text:p>
          </table:table-cell>
          <table:table-cell office:value-type="float" office:value="2324.339" calcext:value-type="float">
            <text:p>2324.339</text:p>
          </table:table-cell>
          <table:table-cell office:value-type="float" office:value="3210" calcext:value-type="float">
            <text:p>3210</text:p>
          </table:table-cell>
          <table:table-cell table:number-columns-repeated="2" office:value-type="float" office:value="3250" calcext:value-type="float">
            <text:p>3250</text:p>
          </table:table-cell>
          <table:table-cell/>
          <table:table-cell table:formula="of:=MIN([.A50:.CV50])" office:value-type="float" office:value="182.393" calcext:value-type="float">
            <text:p>182.393</text:p>
          </table:table-cell>
          <table:table-cell table:formula="of:=AVERAGE([.A50:.CT50])" office:value-type="float" office:value="602.9105" calcext:value-type="float">
            <text:p>602.9105</text:p>
          </table:table-cell>
          <table:table-cell table:formula="of:=AVERAGE([.A50:.CV50])" office:value-type="float" office:value="655.85229" calcext:value-type="float">
            <text:p>655.85229</text:p>
          </table:table-cell>
          <table:table-cell table:formula="of:=MAX([.A50:.CV50])"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182.393" calcext:value-type="float">
            <text:p>182.393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6.394" calcext:value-type="float">
            <text:p>186.394</text:p>
          </table:table-cell>
          <table:table-cell office:value-type="float" office:value="187.393" calcext:value-type="float">
            <text:p>187.393</text:p>
          </table:table-cell>
          <table:table-cell office:value-type="float" office:value="196.395" calcext:value-type="float">
            <text:p>196.395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18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2" office:value-type="float" office:value="199.394" calcext:value-type="float">
            <text:p>199.394</text:p>
          </table:table-cell>
          <table:table-cell office:value-type="float" office:value="200.393" calcext:value-type="float">
            <text:p>200.393</text:p>
          </table:table-cell>
          <table:table-cell table:number-columns-repeated="4" office:value-type="float" office:value="200.394" calcext:value-type="float">
            <text:p>200.394</text:p>
          </table:table-cell>
          <table:table-cell office:value-type="float" office:value="200.395" calcext:value-type="float">
            <text:p>200.395</text:p>
          </table:table-cell>
          <table:table-cell table:number-columns-repeated="8" office:value-type="float" office:value="201.394" calcext:value-type="float">
            <text:p>201.394</text:p>
          </table:table-cell>
          <table:table-cell office:value-type="float" office:value="321.385" calcext:value-type="float">
            <text:p>321.385</text:p>
          </table:table-cell>
          <table:table-cell table:number-columns-repeated="4" office:value-type="float" office:value="324.386" calcext:value-type="float">
            <text:p>324.386</text:p>
          </table:table-cell>
          <table:table-cell office:value-type="float" office:value="563.387" calcext:value-type="float">
            <text:p>563.387</text:p>
          </table:table-cell>
          <table:table-cell table:number-columns-repeated="2" office:value-type="float" office:value="569.383" calcext:value-type="float">
            <text:p>569.383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1.382" calcext:value-type="float">
            <text:p>571.382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3.386" calcext:value-type="float">
            <text:p>573.386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6.385" calcext:value-type="float">
            <text:p>576.385</text:p>
          </table:table-cell>
          <table:table-cell office:value-type="float" office:value="578.383" calcext:value-type="float">
            <text:p>578.383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9.382" calcext:value-type="float">
            <text:p>579.382</text:p>
          </table:table-cell>
          <table:table-cell office:value-type="float" office:value="579.385" calcext:value-type="float">
            <text:p>579.385</text:p>
          </table:table-cell>
          <table:table-cell office:value-type="float" office:value="580.379" calcext:value-type="float">
            <text:p>580.379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2.383" calcext:value-type="float">
            <text:p>582.383</text:p>
          </table:table-cell>
          <table:table-cell office:value-type="float" office:value="585.384" calcext:value-type="float">
            <text:p>585.384</text:p>
          </table:table-cell>
          <table:table-cell office:value-type="float" office:value="586.38" calcext:value-type="float">
            <text:p>586.38</text:p>
          </table:table-cell>
          <table:table-cell office:value-type="float" office:value="586.385" calcext:value-type="float">
            <text:p>586.385</text:p>
          </table:table-cell>
          <table:table-cell office:value-type="float" office:value="586.386" calcext:value-type="float">
            <text:p>586.386</text:p>
          </table:table-cell>
          <table:table-cell office:value-type="float" office:value="587.381" calcext:value-type="float">
            <text:p>587.381</text:p>
          </table:table-cell>
          <table:table-cell office:value-type="float" office:value="588.384" calcext:value-type="float">
            <text:p>588.384</text:p>
          </table:table-cell>
          <table:table-cell office:value-type="float" office:value="589.382" calcext:value-type="float">
            <text:p>589.382</text:p>
          </table:table-cell>
          <table:table-cell table:number-columns-repeated="2" office:value-type="float" office:value="590.382" calcext:value-type="float">
            <text:p>590.382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605.382" calcext:value-type="float">
            <text:p>605.382</text:p>
          </table:table-cell>
          <table:table-cell table:number-columns-repeated="2" office:value-type="float" office:value="605.384" calcext:value-type="float">
            <text:p>605.384</text:p>
          </table:table-cell>
          <table:table-cell office:value-type="float" office:value="606.383" calcext:value-type="float">
            <text:p>606.383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777.373" calcext:value-type="float">
            <text:p>777.373</text:p>
          </table:table-cell>
          <table:table-cell office:value-type="float" office:value="780.377" calcext:value-type="float">
            <text:p>780.377</text:p>
          </table:table-cell>
          <table:table-cell office:value-type="float" office:value="781.372" calcext:value-type="float">
            <text:p>781.372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1031.377" calcext:value-type="float">
            <text:p>1031.377</text:p>
          </table:table-cell>
          <table:table-cell office:value-type="float" office:value="1306.364" calcext:value-type="float">
            <text:p>1306.364</text:p>
          </table:table-cell>
          <table:table-cell office:value-type="float" office:value="1307.367" calcext:value-type="float">
            <text:p>1307.367</text:p>
          </table:table-cell>
          <table:table-cell table:number-columns-repeated="2" office:value-type="float" office:value="1311.366" calcext:value-type="float">
            <text:p>1311.366</text:p>
          </table:table-cell>
          <table:table-cell office:value-type="float" office:value="1312.369" calcext:value-type="float">
            <text:p>1312.369</text:p>
          </table:table-cell>
          <table:table-cell office:value-type="float" office:value="1313.37" calcext:value-type="float">
            <text:p>1313.37</text:p>
          </table:table-cell>
          <table:table-cell office:value-type="float" office:value="1314.374" calcext:value-type="float">
            <text:p>1314.374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17.372" calcext:value-type="float">
            <text:p>1317.372</text:p>
          </table:table-cell>
          <table:table-cell office:value-type="float" office:value="1397.371" calcext:value-type="float">
            <text:p>1397.371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549.361" calcext:value-type="float">
            <text:p>1549.361</text:p>
          </table:table-cell>
          <table:table-cell office:value-type="float" office:value="1674.361" calcext:value-type="float">
            <text:p>1674.361</text:p>
          </table:table-cell>
          <table:table-cell table:number-columns-repeated="2" office:value-type="float" office:value="3250" calcext:value-type="float">
            <text:p>3250</text:p>
          </table:table-cell>
          <table:table-cell/>
          <table:table-cell table:formula="of:=MIN([.A51:.CV51])" office:value-type="float" office:value="182.393" calcext:value-type="float">
            <text:p>182.393</text:p>
          </table:table-cell>
          <table:table-cell table:formula="of:=AVERAGE([.A51:.CT51])" office:value-type="float" office:value="514.334765306123" calcext:value-type="float">
            <text:p>514.3347653061</text:p>
          </table:table-cell>
          <table:table-cell table:formula="of:=AVERAGE([.A51:.CV51])" office:value-type="float" office:value="569.04807" calcext:value-type="float">
            <text:p>569.04807</text:p>
          </table:table-cell>
          <table:table-cell table:formula="of:=MAX([.A51:.CV51])"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186.393" calcext:value-type="float">
            <text:p>186.393</text:p>
          </table:table-cell>
          <table:table-cell table:number-columns-repeated="2" office:value-type="float" office:value="187.393" calcext:value-type="float">
            <text:p>187.393</text:p>
          </table:table-cell>
          <table:table-cell office:value-type="float" office:value="191.394" calcext:value-type="float">
            <text:p>191.394</text:p>
          </table:table-cell>
          <table:table-cell office:value-type="float" office:value="193.394" calcext:value-type="float">
            <text:p>193.394</text:p>
          </table:table-cell>
          <table:table-cell office:value-type="float" office:value="195.395" calcext:value-type="float">
            <text:p>195.395</text:p>
          </table:table-cell>
          <table:table-cell office:value-type="float" office:value="196.394" calcext:value-type="float">
            <text:p>196.394</text:p>
          </table:table-cell>
          <table:table-cell office:value-type="float" office:value="197.393" calcext:value-type="float">
            <text:p>197.393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15" office:value-type="float" office:value="197.395" calcext:value-type="float">
            <text:p>197.395</text:p>
          </table:table-cell>
          <table:table-cell table:number-columns-repeated="4" office:value-type="float" office:value="198.394" calcext:value-type="float">
            <text:p>198.394</text:p>
          </table:table-cell>
          <table:table-cell office:value-type="float" office:value="198.395" calcext:value-type="float">
            <text:p>198.395</text:p>
          </table:table-cell>
          <table:table-cell office:value-type="float" office:value="199.394" calcext:value-type="float">
            <text:p>199.394</text:p>
          </table:table-cell>
          <table:table-cell table:number-columns-repeated="8" office:value-type="float" office:value="200.394" calcext:value-type="float">
            <text:p>200.394</text:p>
          </table:table-cell>
          <table:table-cell table:number-columns-repeated="16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21.385" calcext:value-type="float">
            <text:p>321.385</text:p>
          </table:table-cell>
          <table:table-cell table:number-columns-repeated="3" office:value-type="float" office:value="324.386" calcext:value-type="float">
            <text:p>324.386</text:p>
          </table:table-cell>
          <table:table-cell office:value-type="float" office:value="564.387" calcext:value-type="float">
            <text:p>564.387</text:p>
          </table:table-cell>
          <table:table-cell office:value-type="float" office:value="566.385" calcext:value-type="float">
            <text:p>566.385</text:p>
          </table:table-cell>
          <table:table-cell office:value-type="float" office:value="569.383" calcext:value-type="float">
            <text:p>569.383</text:p>
          </table:table-cell>
          <table:table-cell office:value-type="float" office:value="571.385" calcext:value-type="float">
            <text:p>571.385</text:p>
          </table:table-cell>
          <table:table-cell office:value-type="float" office:value="578.383" calcext:value-type="float">
            <text:p>578.383</text:p>
          </table:table-cell>
          <table:table-cell office:value-type="float" office:value="579.386" calcext:value-type="float">
            <text:p>579.386</text:p>
          </table:table-cell>
          <table:table-cell office:value-type="float" office:value="581.381" calcext:value-type="float">
            <text:p>581.381</text:p>
          </table:table-cell>
          <table:table-cell office:value-type="float" office:value="582.385" calcext:value-type="float">
            <text:p>582.385</text:p>
          </table:table-cell>
          <table:table-cell office:value-type="float" office:value="582.386" calcext:value-type="float">
            <text:p>582.386</text:p>
          </table:table-cell>
          <table:table-cell office:value-type="float" office:value="583.381" calcext:value-type="float">
            <text:p>583.381</text:p>
          </table:table-cell>
          <table:table-cell office:value-type="float" office:value="589.381" calcext:value-type="float">
            <text:p>589.381</text:p>
          </table:table-cell>
          <table:table-cell office:value-type="float" office:value="589.384" calcext:value-type="float">
            <text:p>589.384</text:p>
          </table:table-cell>
          <table:table-cell office:value-type="float" office:value="590.382" calcext:value-type="float">
            <text:p>590.382</text:p>
          </table:table-cell>
          <table:table-cell office:value-type="float" office:value="591.384" calcext:value-type="float">
            <text:p>591.384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593.383" calcext:value-type="float">
            <text:p>593.383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602.384" calcext:value-type="float">
            <text:p>602.384</text:p>
          </table:table-cell>
          <table:table-cell office:value-type="float" office:value="603.383" calcext:value-type="float">
            <text:p>603.383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4.383" calcext:value-type="float">
            <text:p>604.383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05.383" calcext:value-type="float">
            <text:p>605.383</text:p>
          </table:table-cell>
          <table:table-cell office:value-type="float" office:value="784.372" calcext:value-type="float">
            <text:p>784.372</text:p>
          </table:table-cell>
          <table:table-cell office:value-type="float" office:value="1000.37" calcext:value-type="float">
            <text:p>1000.37</text:p>
          </table:table-cell>
          <table:table-cell office:value-type="float" office:value="1003.374" calcext:value-type="float">
            <text:p>1003.374</text:p>
          </table:table-cell>
          <table:table-cell office:value-type="float" office:value="1005.372" calcext:value-type="float">
            <text:p>1005.372</text:p>
          </table:table-cell>
          <table:table-cell office:value-type="float" office:value="1285.365" calcext:value-type="float">
            <text:p>1285.365</text:p>
          </table:table-cell>
          <table:table-cell office:value-type="float" office:value="1286.366" calcext:value-type="float">
            <text:p>1286.366</text:p>
          </table:table-cell>
          <table:table-cell office:value-type="float" office:value="1308.368" calcext:value-type="float">
            <text:p>1308.368</text:p>
          </table:table-cell>
          <table:table-cell office:value-type="float" office:value="1312.365" calcext:value-type="float">
            <text:p>1312.365</text:p>
          </table:table-cell>
          <table:table-cell office:value-type="float" office:value="1314.368" calcext:value-type="float">
            <text:p>1314.368</text:p>
          </table:table-cell>
          <table:table-cell office:value-type="float" office:value="1314.37" calcext:value-type="float">
            <text:p>1314.37</text:p>
          </table:table-cell>
          <table:table-cell office:value-type="float" office:value="1401.368" calcext:value-type="float">
            <text:p>1401.368</text:p>
          </table:table-cell>
          <table:table-cell office:value-type="float" office:value="1549.364" calcext:value-type="float">
            <text:p>1549.364</text:p>
          </table:table-cell>
          <table:table-cell office:value-type="float" office:value="1550.363" calcext:value-type="float">
            <text:p>1550.363</text:p>
          </table:table-cell>
          <table:table-cell office:value-type="float" office:value="1893.354" calcext:value-type="float">
            <text:p>1893.354</text:p>
          </table:table-cell>
          <table:table-cell office:value-type="float" office:value="2325.331" calcext:value-type="float">
            <text:p>2325.331</text:p>
          </table:table-cell>
          <table:table-cell table:number-columns-repeated="2" office:value-type="float" office:value="3250" calcext:value-type="float">
            <text:p>3250</text:p>
          </table:table-cell>
          <table:table-cell/>
          <table:table-cell table:formula="of:=MIN([.A52:.CV52])" office:value-type="float" office:value="186.393" calcext:value-type="float">
            <text:p>186.393</text:p>
          </table:table-cell>
          <table:table-cell table:formula="of:=AVERAGE([.A52:.CT52])" office:value-type="float" office:value="472.070520408163" calcext:value-type="float">
            <text:p>472.0705204082</text:p>
          </table:table-cell>
          <table:table-cell table:formula="of:=AVERAGE([.A52:.CV52])" office:value-type="float" office:value="527.62911" calcext:value-type="float">
            <text:p>527.62911</text:p>
          </table:table-cell>
          <table:table-cell table:formula="of:=MAX([.A52:.CV52])" office:value-type="float" office:value="3250" calcext:value-type="float">
            <text:p>3250</text:p>
          </table:table-cell>
        </table:table-row>
        <table:table-row table:style-name="ro1">
          <table:table-cell table:number-columns-repeated="2" office:value-type="float" office:value="183.393" calcext:value-type="float">
            <text:p>183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93.395" calcext:value-type="float">
            <text:p>193.395</text:p>
          </table:table-cell>
          <table:table-cell table:number-columns-repeated="2" office:value-type="float" office:value="196.394" calcext:value-type="float">
            <text:p>196.394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8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4"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15" office:value-type="float" office:value="201.394" calcext:value-type="float">
            <text:p>201.394</text:p>
          </table:table-cell>
          <table:table-cell office:value-type="float" office:value="317.385" calcext:value-type="float">
            <text:p>317.385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3.385" calcext:value-type="float">
            <text:p>323.385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564.385" calcext:value-type="float">
            <text:p>564.385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2.385" calcext:value-type="float">
            <text:p>572.385</text:p>
          </table:table-cell>
          <table:table-cell office:value-type="float" office:value="572.386" calcext:value-type="float">
            <text:p>572.386</text:p>
          </table:table-cell>
          <table:table-cell office:value-type="float" office:value="573.383" calcext:value-type="float">
            <text:p>573.383</text:p>
          </table:table-cell>
          <table:table-cell office:value-type="float" office:value="573.386" calcext:value-type="float">
            <text:p>573.386</text:p>
          </table:table-cell>
          <table:table-cell office:value-type="float" office:value="575.382" calcext:value-type="float">
            <text:p>575.382</text:p>
          </table:table-cell>
          <table:table-cell office:value-type="float" office:value="575.383" calcext:value-type="float">
            <text:p>575.383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7.382" calcext:value-type="float">
            <text:p>577.382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3.381" calcext:value-type="float">
            <text:p>583.381</text:p>
          </table:table-cell>
          <table:table-cell table:number-columns-repeated="2" office:value-type="float" office:value="583.384" calcext:value-type="float">
            <text:p>583.384</text:p>
          </table:table-cell>
          <table:table-cell office:value-type="float" office:value="584.382" calcext:value-type="float">
            <text:p>584.382</text:p>
          </table:table-cell>
          <table:table-cell office:value-type="float" office:value="586.38" calcext:value-type="float">
            <text:p>586.38</text:p>
          </table:table-cell>
          <table:table-cell office:value-type="float" office:value="586.385" calcext:value-type="float">
            <text:p>586.385</text:p>
          </table:table-cell>
          <table:table-cell office:value-type="float" office:value="588.383" calcext:value-type="float">
            <text:p>588.383</text:p>
          </table:table-cell>
          <table:table-cell office:value-type="float" office:value="591.384" calcext:value-type="float">
            <text:p>591.384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593.382" calcext:value-type="float">
            <text:p>593.382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0.385" calcext:value-type="float">
            <text:p>610.385</text:p>
          </table:table-cell>
          <table:table-cell office:value-type="float" office:value="782.375" calcext:value-type="float">
            <text:p>782.375</text:p>
          </table:table-cell>
          <table:table-cell office:value-type="float" office:value="1000.37" calcext:value-type="float">
            <text:p>1000.37</text:p>
          </table:table-cell>
          <table:table-cell office:value-type="float" office:value="1293.366" calcext:value-type="float">
            <text:p>1293.366</text:p>
          </table:table-cell>
          <table:table-cell office:value-type="float" office:value="1306.368" calcext:value-type="float">
            <text:p>1306.368</text:p>
          </table:table-cell>
          <table:table-cell office:value-type="float" office:value="1308.37" calcext:value-type="float">
            <text:p>1308.37</text:p>
          </table:table-cell>
          <table:table-cell office:value-type="float" office:value="1312.37" calcext:value-type="float">
            <text:p>1312.37</text:p>
          </table:table-cell>
          <table:table-cell office:value-type="float" office:value="1314.366" calcext:value-type="float">
            <text:p>1314.366</text:p>
          </table:table-cell>
          <table:table-cell office:value-type="float" office:value="1314.369" calcext:value-type="float">
            <text:p>1314.369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16.367" calcext:value-type="float">
            <text:p>1316.367</text:p>
          </table:table-cell>
          <table:table-cell office:value-type="float" office:value="1317.369" calcext:value-type="float">
            <text:p>1317.369</text:p>
          </table:table-cell>
          <table:table-cell office:value-type="float" office:value="1396.364" calcext:value-type="float">
            <text:p>1396.364</text:p>
          </table:table-cell>
          <table:table-cell office:value-type="float" office:value="1399.363" calcext:value-type="float">
            <text:p>1399.363</text:p>
          </table:table-cell>
          <table:table-cell office:value-type="float" office:value="1399.371" calcext:value-type="float">
            <text:p>1399.371</text:p>
          </table:table-cell>
          <table:table-cell office:value-type="float" office:value="1404.135" calcext:value-type="float">
            <text:p>1404.135</text:p>
          </table:table-cell>
          <table:table-cell office:value-type="float" office:value="1406.369" calcext:value-type="float">
            <text:p>1406.369</text:p>
          </table:table-cell>
          <table:table-cell office:value-type="float" office:value="1417.363" calcext:value-type="float">
            <text:p>1417.363</text:p>
          </table:table-cell>
          <table:table-cell office:value-type="float" office:value="1654.362" calcext:value-type="float">
            <text:p>1654.362</text:p>
          </table:table-cell>
          <table:table-cell office:value-type="float" office:value="1665.359" calcext:value-type="float">
            <text:p>1665.359</text:p>
          </table:table-cell>
          <table:table-cell office:value-type="float" office:value="1823.355" calcext:value-type="float">
            <text:p>1823.355</text:p>
          </table:table-cell>
          <table:table-cell office:value-type="float" office:value="2326.33" calcext:value-type="float">
            <text:p>2326.33</text:p>
          </table:table-cell>
          <table:table-cell office:value-type="float" office:value="2334.337" calcext:value-type="float">
            <text:p>2334.337</text:p>
          </table:table-cell>
          <table:table-cell table:number-columns-repeated="2" office:value-type="float" office:value="3250" calcext:value-type="float">
            <text:p>3250</text:p>
          </table:table-cell>
          <table:table-cell/>
          <table:table-cell table:formula="of:=MIN([.A53:.CV53])" office:value-type="float" office:value="183.393" calcext:value-type="float">
            <text:p>183.393</text:p>
          </table:table-cell>
          <table:table-cell table:formula="of:=AVERAGE([.A53:.CT53])" office:value-type="float" office:value="606.472908163265" calcext:value-type="float">
            <text:p>606.4729081633</text:p>
          </table:table-cell>
          <table:table-cell table:formula="of:=AVERAGE([.A53:.CV53])" office:value-type="float" office:value="659.34345" calcext:value-type="float">
            <text:p>659.34345</text:p>
          </table:table-cell>
          <table:table-cell table:formula="of:=MAX([.A53:.CV53])" office:value-type="float" office:value="3250" calcext:value-type="float">
            <text:p>3250</text:p>
          </table:table-cell>
        </table:table-row>
        <table:table-row table:style-name="ro1">
          <table:table-cell table:number-columns-repeated="2" office:value-type="float" office:value="0.394" calcext:value-type="float">
            <text:p>0.394</text:p>
          </table:table-cell>
          <table:table-cell office:value-type="float" office:value="183.394" calcext:value-type="float">
            <text:p>183.394</text:p>
          </table:table-cell>
          <table:table-cell office:value-type="float" office:value="185.393" calcext:value-type="float">
            <text:p>185.393</text:p>
          </table:table-cell>
          <table:table-cell table:number-columns-repeated="2" office:value-type="float" office:value="185.394" calcext:value-type="float">
            <text:p>185.394</text:p>
          </table:table-cell>
          <table:table-cell table:number-columns-repeated="2" office:value-type="float" office:value="186.393" calcext:value-type="float">
            <text:p>186.393</text:p>
          </table:table-cell>
          <table:table-cell office:value-type="float" office:value="187.394" calcext:value-type="float">
            <text:p>187.394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9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table:number-columns-repeated="5" office:value-type="float" office:value="199.394" calcext:value-type="float">
            <text:p>199.394</text:p>
          </table:table-cell>
          <table:table-cell table:number-columns-repeated="16" office:value-type="float" office:value="201.394" calcext:value-type="float">
            <text:p>201.394</text:p>
          </table:table-cell>
          <table:table-cell office:value-type="float" office:value="321.385" calcext:value-type="float">
            <text:p>321.385</text:p>
          </table:table-cell>
          <table:table-cell office:value-type="float" office:value="322.386" calcext:value-type="float">
            <text:p>322.386</text:p>
          </table:table-cell>
          <table:table-cell table:number-columns-repeated="3" office:value-type="float" office:value="324.386" calcext:value-type="float">
            <text:p>324.386</text:p>
          </table:table-cell>
          <table:table-cell office:value-type="float" office:value="482.377" calcext:value-type="float">
            <text:p>482.377</text:p>
          </table:table-cell>
          <table:table-cell office:value-type="float" office:value="568.382" calcext:value-type="float">
            <text:p>568.382</text:p>
          </table:table-cell>
          <table:table-cell office:value-type="float" office:value="568.383" calcext:value-type="float">
            <text:p>568.383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3.383" calcext:value-type="float">
            <text:p>573.383</text:p>
          </table:table-cell>
          <table:table-cell office:value-type="float" office:value="575.382" calcext:value-type="float">
            <text:p>575.382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7.386" calcext:value-type="float">
            <text:p>577.386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9.383" calcext:value-type="float">
            <text:p>579.383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1" calcext:value-type="float">
            <text:p>581.381</text:p>
          </table:table-cell>
          <table:table-cell office:value-type="float" office:value="584.382" calcext:value-type="float">
            <text:p>584.382</text:p>
          </table:table-cell>
          <table:table-cell office:value-type="float" office:value="586.38" calcext:value-type="float">
            <text:p>586.38</text:p>
          </table:table-cell>
          <table:table-cell office:value-type="float" office:value="587.38" calcext:value-type="float">
            <text:p>587.38</text:p>
          </table:table-cell>
          <table:table-cell office:value-type="float" office:value="587.386" calcext:value-type="float">
            <text:p>587.386</text:p>
          </table:table-cell>
          <table:table-cell office:value-type="float" office:value="588.382" calcext:value-type="float">
            <text:p>588.382</text:p>
          </table:table-cell>
          <table:table-cell office:value-type="float" office:value="590.381" calcext:value-type="float">
            <text:p>590.381</text:p>
          </table:table-cell>
          <table:table-cell office:value-type="float" office:value="590.384" calcext:value-type="float">
            <text:p>590.384</text:p>
          </table:table-cell>
          <table:table-cell office:value-type="float" office:value="591.384" calcext:value-type="float">
            <text:p>591.384</text:p>
          </table:table-cell>
          <table:table-cell table:number-columns-repeated="2" office:value-type="float" office:value="593.384" calcext:value-type="float">
            <text:p>593.384</text:p>
          </table:table-cell>
          <table:table-cell office:value-type="float" office:value="604.383" calcext:value-type="float">
            <text:p>604.383</text:p>
          </table:table-cell>
          <table:table-cell office:value-type="float" office:value="604.384" calcext:value-type="float">
            <text:p>604.384</text:p>
          </table:table-cell>
          <table:table-cell table:number-columns-repeated="2" office:value-type="float" office:value="605.382" calcext:value-type="float">
            <text:p>605.382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11.382" calcext:value-type="float">
            <text:p>611.382</text:p>
          </table:table-cell>
          <table:table-cell office:value-type="float" office:value="781.372" calcext:value-type="float">
            <text:p>781.372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3.372" calcext:value-type="float">
            <text:p>783.372</text:p>
          </table:table-cell>
          <table:table-cell office:value-type="float" office:value="784.372" calcext:value-type="float">
            <text:p>784.372</text:p>
          </table:table-cell>
          <table:table-cell office:value-type="float" office:value="785.371" calcext:value-type="float">
            <text:p>785.371</text:p>
          </table:table-cell>
          <table:table-cell office:value-type="float" office:value="792.273" calcext:value-type="float">
            <text:p>792.273</text:p>
          </table:table-cell>
          <table:table-cell office:value-type="float" office:value="1001.378" calcext:value-type="float">
            <text:p>1001.378</text:p>
          </table:table-cell>
          <table:table-cell office:value-type="float" office:value="1293.367" calcext:value-type="float">
            <text:p>1293.367</text:p>
          </table:table-cell>
          <table:table-cell office:value-type="float" office:value="1310.368" calcext:value-type="float">
            <text:p>1310.368</text:p>
          </table:table-cell>
          <table:table-cell office:value-type="float" office:value="1315.372" calcext:value-type="float">
            <text:p>1315.372</text:p>
          </table:table-cell>
          <table:table-cell office:value-type="float" office:value="1316.366" calcext:value-type="float">
            <text:p>1316.366</text:p>
          </table:table-cell>
          <table:table-cell office:value-type="float" office:value="1394.364" calcext:value-type="float">
            <text:p>1394.364</text:p>
          </table:table-cell>
          <table:table-cell table:number-columns-repeated="2" office:value-type="float" office:value="1400.364" calcext:value-type="float">
            <text:p>1400.364</text:p>
          </table:table-cell>
          <table:table-cell office:value-type="float" office:value="1644.363" calcext:value-type="float">
            <text:p>1644.363</text:p>
          </table:table-cell>
          <table:table-cell office:value-type="float" office:value="1668.363" calcext:value-type="float">
            <text:p>1668.363</text:p>
          </table:table-cell>
          <table:table-cell office:value-type="float" office:value="2331.342" calcext:value-type="float">
            <text:p>2331.342</text:p>
          </table:table-cell>
          <table:table-cell office:value-type="float" office:value="2336.342" calcext:value-type="float">
            <text:p>2336.342</text:p>
          </table:table-cell>
          <table:table-cell office:value-type="float" office:value="3150" calcext:value-type="float">
            <text:p>3150</text:p>
          </table:table-cell>
          <table:table-cell table:number-columns-repeated="2" office:value-type="float" office:value="3250" calcext:value-type="float">
            <text:p>3250</text:p>
          </table:table-cell>
          <table:table-cell/>
          <table:table-cell table:formula="of:=MIN([.A54:.CV54])" office:value-type="float" office:value="0.394" calcext:value-type="float">
            <text:p>0.394</text:p>
          </table:table-cell>
          <table:table-cell table:formula="of:=AVERAGE([.A54:.CT54])" office:value-type="float" office:value="551.78806122449" calcext:value-type="float">
            <text:p>551.7880612245</text:p>
          </table:table-cell>
          <table:table-cell table:formula="of:=AVERAGE([.A54:.CV54])" office:value-type="float" office:value="605.7523" calcext:value-type="float">
            <text:p>605.7523</text:p>
          </table:table-cell>
          <table:table-cell table:formula="of:=MAX([.A54:.CV54])"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180.394" calcext:value-type="float">
            <text:p>180.394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5.394" calcext:value-type="float">
            <text:p>185.394</text:p>
          </table:table-cell>
          <table:table-cell table:number-columns-repeated="2" office:value-type="float" office:value="186.394" calcext:value-type="float">
            <text:p>186.394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93.394" calcext:value-type="float">
            <text:p>193.394</text:p>
          </table:table-cell>
          <table:table-cell table:number-columns-repeated="14" office:value-type="float" office:value="197.395" calcext:value-type="float">
            <text:p>197.395</text:p>
          </table:table-cell>
          <table:table-cell table:number-columns-repeated="4" office:value-type="float" office:value="198.394" calcext:value-type="float">
            <text:p>198.394</text:p>
          </table:table-cell>
          <table:table-cell office:value-type="float" office:value="199.394" calcext:value-type="float">
            <text:p>199.394</text:p>
          </table:table-cell>
          <table:table-cell office:value-type="float" office:value="200.394" calcext:value-type="float">
            <text:p>200.394</text:p>
          </table:table-cell>
          <table:table-cell table:number-columns-repeated="14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19.385" calcext:value-type="float">
            <text:p>319.385</text:p>
          </table:table-cell>
          <table:table-cell office:value-type="float" office:value="322.386" calcext:value-type="float">
            <text:p>322.386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54.386" calcext:value-type="float">
            <text:p>554.386</text:p>
          </table:table-cell>
          <table:table-cell office:value-type="float" office:value="557.385" calcext:value-type="float">
            <text:p>557.385</text:p>
          </table:table-cell>
          <table:table-cell office:value-type="float" office:value="567.381" calcext:value-type="float">
            <text:p>567.381</text:p>
          </table:table-cell>
          <table:table-cell office:value-type="float" office:value="568.387" calcext:value-type="float">
            <text:p>568.387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1.384" calcext:value-type="float">
            <text:p>571.384</text:p>
          </table:table-cell>
          <table:table-cell office:value-type="float" office:value="571.385" calcext:value-type="float">
            <text:p>571.385</text:p>
          </table:table-cell>
          <table:table-cell table:number-columns-repeated="2" office:value-type="float" office:value="574.383" calcext:value-type="float">
            <text:p>574.383</text:p>
          </table:table-cell>
          <table:table-cell office:value-type="float" office:value="574.384" calcext:value-type="float">
            <text:p>574.384</text:p>
          </table:table-cell>
          <table:table-cell office:value-type="float" office:value="575.381" calcext:value-type="float">
            <text:p>575.381</text:p>
          </table:table-cell>
          <table:table-cell office:value-type="float" office:value="577.386" calcext:value-type="float">
            <text:p>577.386</text:p>
          </table:table-cell>
          <table:table-cell table:number-columns-repeated="2" office:value-type="float" office:value="581.385" calcext:value-type="float">
            <text:p>581.385</text:p>
          </table:table-cell>
          <table:table-cell office:value-type="float" office:value="582.381" calcext:value-type="float">
            <text:p>582.381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3.382" calcext:value-type="float">
            <text:p>583.382</text:p>
          </table:table-cell>
          <table:table-cell office:value-type="float" office:value="583.384" calcext:value-type="float">
            <text:p>583.384</text:p>
          </table:table-cell>
          <table:table-cell office:value-type="float" office:value="584.382" calcext:value-type="float">
            <text:p>584.382</text:p>
          </table:table-cell>
          <table:table-cell office:value-type="float" office:value="586.381" calcext:value-type="float">
            <text:p>586.381</text:p>
          </table:table-cell>
          <table:table-cell office:value-type="float" office:value="588.382" calcext:value-type="float">
            <text:p>588.382</text:p>
          </table:table-cell>
          <table:table-cell office:value-type="float" office:value="588.385" calcext:value-type="float">
            <text:p>588.385</text:p>
          </table:table-cell>
          <table:table-cell office:value-type="float" office:value="589.382" calcext:value-type="float">
            <text:p>589.382</text:p>
          </table:table-cell>
          <table:table-cell office:value-type="float" office:value="589.383" calcext:value-type="float">
            <text:p>589.383</text:p>
          </table:table-cell>
          <table:table-cell office:value-type="float" office:value="590.384" calcext:value-type="float">
            <text:p>590.384</text:p>
          </table:table-cell>
          <table:table-cell table:number-columns-repeated="2" office:value-type="float" office:value="590.386" calcext:value-type="float">
            <text:p>590.386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9.382" calcext:value-type="float">
            <text:p>609.382</text:p>
          </table:table-cell>
          <table:table-cell office:value-type="float" office:value="782.371" calcext:value-type="float">
            <text:p>782.371</text:p>
          </table:table-cell>
          <table:table-cell office:value-type="float" office:value="783.37" calcext:value-type="float">
            <text:p>783.37</text:p>
          </table:table-cell>
          <table:table-cell office:value-type="float" office:value="1004.372" calcext:value-type="float">
            <text:p>1004.372</text:p>
          </table:table-cell>
          <table:table-cell office:value-type="float" office:value="1290.37" calcext:value-type="float">
            <text:p>1290.37</text:p>
          </table:table-cell>
          <table:table-cell office:value-type="float" office:value="1296.372" calcext:value-type="float">
            <text:p>1296.372</text:p>
          </table:table-cell>
          <table:table-cell office:value-type="float" office:value="1307.367" calcext:value-type="float">
            <text:p>1307.367</text:p>
          </table:table-cell>
          <table:table-cell office:value-type="float" office:value="1313.37" calcext:value-type="float">
            <text:p>1313.37</text:p>
          </table:table-cell>
          <table:table-cell office:value-type="float" office:value="1314.366" calcext:value-type="float">
            <text:p>1314.366</text:p>
          </table:table-cell>
          <table:table-cell office:value-type="float" office:value="1314.37" calcext:value-type="float">
            <text:p>1314.37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15.369" calcext:value-type="float">
            <text:p>1315.369</text:p>
          </table:table-cell>
          <table:table-cell office:value-type="float" office:value="1317.366" calcext:value-type="float">
            <text:p>1317.366</text:p>
          </table:table-cell>
          <table:table-cell office:value-type="float" office:value="1318.368" calcext:value-type="float">
            <text:p>1318.368</text:p>
          </table:table-cell>
          <table:table-cell office:value-type="float" office:value="1399.365" calcext:value-type="float">
            <text:p>1399.365</text:p>
          </table:table-cell>
          <table:table-cell office:value-type="float" office:value="1400.365" calcext:value-type="float">
            <text:p>1400.365</text:p>
          </table:table-cell>
          <table:table-cell office:value-type="float" office:value="1403.265" calcext:value-type="float">
            <text:p>1403.265</text:p>
          </table:table-cell>
          <table:table-cell office:value-type="float" office:value="1533.357" calcext:value-type="float">
            <text:p>1533.357</text:p>
          </table:table-cell>
          <table:table-cell office:value-type="float" office:value="1544.364" calcext:value-type="float">
            <text:p>1544.364</text:p>
          </table:table-cell>
          <table:table-cell office:value-type="float" office:value="1545.364" calcext:value-type="float">
            <text:p>1545.364</text:p>
          </table:table-cell>
          <table:table-cell office:value-type="float" office:value="1548.367" calcext:value-type="float">
            <text:p>1548.367</text:p>
          </table:table-cell>
          <table:table-cell office:value-type="float" office:value="1658.361" calcext:value-type="float">
            <text:p>1658.361</text:p>
          </table:table-cell>
          <table:table-cell office:value-type="float" office:value="2341.341" calcext:value-type="float">
            <text:p>2341.341</text:p>
          </table:table-cell>
          <table:table-cell table:number-columns-repeated="3" office:value-type="float" office:value="3250" calcext:value-type="float">
            <text:p>3250</text:p>
          </table:table-cell>
          <table:table-cell/>
          <table:table-cell table:formula="of:=MIN([.A55:.CV55])" office:value-type="float" office:value="180.394" calcext:value-type="float">
            <text:p>180.394</text:p>
          </table:table-cell>
          <table:table-cell table:formula="of:=AVERAGE([.A55:.CT55])" office:value-type="float" office:value="612.052775510204" calcext:value-type="float">
            <text:p>612.0527755102</text:p>
          </table:table-cell>
          <table:table-cell table:formula="of:=AVERAGE([.A55:.CV55])" office:value-type="float" office:value="664.81172" calcext:value-type="float">
            <text:p>664.81172</text:p>
          </table:table-cell>
          <table:table-cell table:formula="of:=MAX([.A55:.CV55])"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183.393" calcext:value-type="float">
            <text:p>183.393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92.394" calcext:value-type="float">
            <text:p>192.394</text:p>
          </table:table-cell>
          <table:table-cell office:value-type="float" office:value="196.394" calcext:value-type="float">
            <text:p>196.394</text:p>
          </table:table-cell>
          <table:table-cell office:value-type="float" office:value="197.394" calcext:value-type="float">
            <text:p>197.394</text:p>
          </table:table-cell>
          <table:table-cell table:number-columns-repeated="12" office:value-type="float" office:value="197.395" calcext:value-type="float">
            <text:p>197.395</text:p>
          </table:table-cell>
          <table:table-cell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21" office:value-type="float" office:value="201.394" calcext:value-type="float">
            <text:p>201.394</text:p>
          </table:table-cell>
          <table:table-cell table:number-columns-repeated="3" office:value-type="float" office:value="324.386" calcext:value-type="float">
            <text:p>324.386</text:p>
          </table:table-cell>
          <table:table-cell office:value-type="float" office:value="326.377" calcext:value-type="float">
            <text:p>326.377</text:p>
          </table:table-cell>
          <table:table-cell office:value-type="float" office:value="476.376" calcext:value-type="float">
            <text:p>476.376</text:p>
          </table:table-cell>
          <table:table-cell office:value-type="float" office:value="563.385" calcext:value-type="float">
            <text:p>563.385</text:p>
          </table:table-cell>
          <table:table-cell office:value-type="float" office:value="568.384" calcext:value-type="float">
            <text:p>568.384</text:p>
          </table:table-cell>
          <table:table-cell table:number-columns-repeated="2" office:value-type="float" office:value="569.383" calcext:value-type="float">
            <text:p>569.383</text:p>
          </table:table-cell>
          <table:table-cell office:value-type="float" office:value="574.385" calcext:value-type="float">
            <text:p>574.385</text:p>
          </table:table-cell>
          <table:table-cell table:number-columns-repeated="2" office:value-type="float" office:value="574.387" calcext:value-type="float">
            <text:p>574.387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5.386" calcext:value-type="float">
            <text:p>575.386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8.381" calcext:value-type="float">
            <text:p>578.381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0.384" calcext:value-type="float">
            <text:p>580.384</text:p>
          </table:table-cell>
          <table:table-cell table:number-columns-repeated="2" office:value-type="float" office:value="580.385" calcext:value-type="float">
            <text:p>580.385</text:p>
          </table:table-cell>
          <table:table-cell office:value-type="float" office:value="583.382" calcext:value-type="float">
            <text:p>583.382</text:p>
          </table:table-cell>
          <table:table-cell office:value-type="float" office:value="583.386" calcext:value-type="float">
            <text:p>583.386</text:p>
          </table:table-cell>
          <table:table-cell office:value-type="float" office:value="584.384" calcext:value-type="float">
            <text:p>584.384</text:p>
          </table:table-cell>
          <table:table-cell office:value-type="float" office:value="585.384" calcext:value-type="float">
            <text:p>585.384</text:p>
          </table:table-cell>
          <table:table-cell office:value-type="float" office:value="587.382" calcext:value-type="float">
            <text:p>587.382</text:p>
          </table:table-cell>
          <table:table-cell office:value-type="float" office:value="590.382" calcext:value-type="float">
            <text:p>590.382</text:p>
          </table:table-cell>
          <table:table-cell office:value-type="float" office:value="590.384" calcext:value-type="float">
            <text:p>590.384</text:p>
          </table:table-cell>
          <table:table-cell office:value-type="float" office:value="591.382" calcext:value-type="float">
            <text:p>591.382</text:p>
          </table:table-cell>
          <table:table-cell office:value-type="float" office:value="591.384" calcext:value-type="float">
            <text:p>591.384</text:p>
          </table:table-cell>
          <table:table-cell office:value-type="float" office:value="594.385" calcext:value-type="float">
            <text:p>594.385</text:p>
          </table:table-cell>
          <table:table-cell office:value-type="float" office:value="603.384" calcext:value-type="float">
            <text:p>603.384</text:p>
          </table:table-cell>
          <table:table-cell office:value-type="float" office:value="605.385" calcext:value-type="float">
            <text:p>605.385</text:p>
          </table:table-cell>
          <table:table-cell table:number-columns-repeated="2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09.385" calcext:value-type="float">
            <text:p>609.385</text:p>
          </table:table-cell>
          <table:table-cell office:value-type="float" office:value="611.383" calcext:value-type="float">
            <text:p>611.383</text:p>
          </table:table-cell>
          <table:table-cell office:value-type="float" office:value="779.375" calcext:value-type="float">
            <text:p>779.375</text:p>
          </table:table-cell>
          <table:table-cell office:value-type="float" office:value="782.369" calcext:value-type="float">
            <text:p>782.369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1001.371" calcext:value-type="float">
            <text:p>1001.371</text:p>
          </table:table-cell>
          <table:table-cell table:number-columns-repeated="2" office:value-type="float" office:value="1004.376" calcext:value-type="float">
            <text:p>1004.376</text:p>
          </table:table-cell>
          <table:table-cell office:value-type="float" office:value="1293.374" calcext:value-type="float">
            <text:p>1293.374</text:p>
          </table:table-cell>
          <table:table-cell office:value-type="float" office:value="1294.366" calcext:value-type="float">
            <text:p>1294.366</text:p>
          </table:table-cell>
          <table:table-cell office:value-type="float" office:value="1310.369" calcext:value-type="float">
            <text:p>1310.369</text:p>
          </table:table-cell>
          <table:table-cell office:value-type="float" office:value="1311.366" calcext:value-type="float">
            <text:p>1311.366</text:p>
          </table:table-cell>
          <table:table-cell office:value-type="float" office:value="1317.368" calcext:value-type="float">
            <text:p>1317.368</text:p>
          </table:table-cell>
          <table:table-cell office:value-type="float" office:value="1318.366" calcext:value-type="float">
            <text:p>1318.366</text:p>
          </table:table-cell>
          <table:table-cell office:value-type="float" office:value="1397.364" calcext:value-type="float">
            <text:p>1397.364</text:p>
          </table:table-cell>
          <table:table-cell office:value-type="float" office:value="1400.367" calcext:value-type="float">
            <text:p>1400.367</text:p>
          </table:table-cell>
          <table:table-cell office:value-type="float" office:value="1403.371" calcext:value-type="float">
            <text:p>1403.371</text:p>
          </table:table-cell>
          <table:table-cell office:value-type="float" office:value="1404.371" calcext:value-type="float">
            <text:p>1404.371</text:p>
          </table:table-cell>
          <table:table-cell office:value-type="float" office:value="1546.363" calcext:value-type="float">
            <text:p>1546.363</text:p>
          </table:table-cell>
          <table:table-cell office:value-type="float" office:value="1548.363" calcext:value-type="float">
            <text:p>1548.363</text:p>
          </table:table-cell>
          <table:table-cell office:value-type="float" office:value="2326.344" calcext:value-type="float">
            <text:p>2326.344</text:p>
          </table:table-cell>
          <table:table-cell table:number-columns-repeated="2" office:value-type="float" office:value="3250" calcext:value-type="float">
            <text:p>3250</text:p>
          </table:table-cell>
          <table:table-cell/>
          <table:table-cell table:formula="of:=MIN([.A56:.CV56])" office:value-type="float" office:value="183.393" calcext:value-type="float">
            <text:p>183.393</text:p>
          </table:table-cell>
          <table:table-cell table:formula="of:=AVERAGE([.A56:.CT56])" office:value-type="float" office:value="541.732153061225" calcext:value-type="float">
            <text:p>541.7321530612</text:p>
          </table:table-cell>
          <table:table-cell table:formula="of:=AVERAGE([.A56:.CV56])" office:value-type="float" office:value="595.89751" calcext:value-type="float">
            <text:p>595.89751</text:p>
          </table:table-cell>
          <table:table-cell table:formula="of:=MAX([.A56:.CV56])"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185.393" calcext:value-type="float">
            <text:p>185.393</text:p>
          </table:table-cell>
          <table:table-cell office:value-type="float" office:value="196.394" calcext:value-type="float">
            <text:p>196.394</text:p>
          </table:table-cell>
          <table:table-cell office:value-type="float" office:value="196.395" calcext:value-type="float">
            <text:p>196.395</text:p>
          </table:table-cell>
          <table:table-cell office:value-type="float" office:value="197.394" calcext:value-type="float">
            <text:p>197.394</text:p>
          </table:table-cell>
          <table:table-cell table:number-columns-repeated="12" office:value-type="float" office:value="197.395" calcext:value-type="float">
            <text:p>197.395</text:p>
          </table:table-cell>
          <table:table-cell table:number-columns-repeated="2" office:value-type="float" office:value="199.394" calcext:value-type="float">
            <text:p>199.394</text:p>
          </table:table-cell>
          <table:table-cell table:number-columns-repeated="2" office:value-type="float" office:value="200.393" calcext:value-type="float">
            <text:p>200.393</text:p>
          </table:table-cell>
          <table:table-cell table:number-columns-repeated="18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23.386" calcext:value-type="float">
            <text:p>323.386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483.378" calcext:value-type="float">
            <text:p>483.378</text:p>
          </table:table-cell>
          <table:table-cell office:value-type="float" office:value="568.383" calcext:value-type="float">
            <text:p>568.383</text:p>
          </table:table-cell>
          <table:table-cell office:value-type="float" office:value="569.383" calcext:value-type="float">
            <text:p>569.383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2.387" calcext:value-type="float">
            <text:p>572.387</text:p>
          </table:table-cell>
          <table:table-cell office:value-type="float" office:value="573.382" calcext:value-type="float">
            <text:p>573.382</text:p>
          </table:table-cell>
          <table:table-cell office:value-type="float" office:value="574.383" calcext:value-type="float">
            <text:p>574.383</text:p>
          </table:table-cell>
          <table:table-cell table:number-columns-repeated="2" office:value-type="float" office:value="575.384" calcext:value-type="float">
            <text:p>575.384</text:p>
          </table:table-cell>
          <table:table-cell office:value-type="float" office:value="576.382" calcext:value-type="float">
            <text:p>576.382</text:p>
          </table:table-cell>
          <table:table-cell table:number-columns-repeated="2" office:value-type="float" office:value="576.384" calcext:value-type="float">
            <text:p>576.384</text:p>
          </table:table-cell>
          <table:table-cell office:value-type="float" office:value="576.386" calcext:value-type="float">
            <text:p>576.386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9.384" calcext:value-type="float">
            <text:p>579.384</text:p>
          </table:table-cell>
          <table:table-cell table:number-columns-repeated="2" office:value-type="float" office:value="581.385" calcext:value-type="float">
            <text:p>581.385</text:p>
          </table:table-cell>
          <table:table-cell office:value-type="float" office:value="581.386" calcext:value-type="float">
            <text:p>581.386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6.379" calcext:value-type="float">
            <text:p>586.379</text:p>
          </table:table-cell>
          <table:table-cell office:value-type="float" office:value="587.382" calcext:value-type="float">
            <text:p>587.382</text:p>
          </table:table-cell>
          <table:table-cell office:value-type="float" office:value="587.384" calcext:value-type="float">
            <text:p>587.384</text:p>
          </table:table-cell>
          <table:table-cell office:value-type="float" office:value="588.382" calcext:value-type="float">
            <text:p>588.382</text:p>
          </table:table-cell>
          <table:table-cell office:value-type="float" office:value="589.383" calcext:value-type="float">
            <text:p>589.383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594.383" calcext:value-type="float">
            <text:p>594.383</text:p>
          </table:table-cell>
          <table:table-cell office:value-type="float" office:value="594.385" calcext:value-type="float">
            <text:p>594.385</text:p>
          </table:table-cell>
          <table:table-cell office:value-type="float" office:value="602.382" calcext:value-type="float">
            <text:p>602.382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3.384" calcext:value-type="float">
            <text:p>603.384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5.383" calcext:value-type="float">
            <text:p>605.383</text:p>
          </table:table-cell>
          <table:table-cell office:value-type="float" office:value="609.382" calcext:value-type="float">
            <text:p>609.382</text:p>
          </table:table-cell>
          <table:table-cell office:value-type="float" office:value="781.372" calcext:value-type="float">
            <text:p>781.372</text:p>
          </table:table-cell>
          <table:table-cell office:value-type="float" office:value="783.371" calcext:value-type="float">
            <text:p>783.371</text:p>
          </table:table-cell>
          <table:table-cell office:value-type="float" office:value="1003.373" calcext:value-type="float">
            <text:p>1003.373</text:p>
          </table:table-cell>
          <table:table-cell office:value-type="float" office:value="1005.377" calcext:value-type="float">
            <text:p>1005.377</text:p>
          </table:table-cell>
          <table:table-cell office:value-type="float" office:value="1286.366" calcext:value-type="float">
            <text:p>1286.366</text:p>
          </table:table-cell>
          <table:table-cell office:value-type="float" office:value="1286.369" calcext:value-type="float">
            <text:p>1286.369</text:p>
          </table:table-cell>
          <table:table-cell office:value-type="float" office:value="1291.369" calcext:value-type="float">
            <text:p>1291.369</text:p>
          </table:table-cell>
          <table:table-cell office:value-type="float" office:value="1292.369" calcext:value-type="float">
            <text:p>1292.369</text:p>
          </table:table-cell>
          <table:table-cell office:value-type="float" office:value="1311.369" calcext:value-type="float">
            <text:p>1311.369</text:p>
          </table:table-cell>
          <table:table-cell office:value-type="float" office:value="1313.366" calcext:value-type="float">
            <text:p>1313.366</text:p>
          </table:table-cell>
          <table:table-cell office:value-type="float" office:value="1313.368" calcext:value-type="float">
            <text:p>1313.368</text:p>
          </table:table-cell>
          <table:table-cell office:value-type="float" office:value="1314.366" calcext:value-type="float">
            <text:p>1314.366</text:p>
          </table:table-cell>
          <table:table-cell table:number-columns-repeated="2" office:value-type="float" office:value="1315.366" calcext:value-type="float">
            <text:p>1315.366</text:p>
          </table:table-cell>
          <table:table-cell office:value-type="float" office:value="1316.372" calcext:value-type="float">
            <text:p>1316.372</text:p>
          </table:table-cell>
          <table:table-cell office:value-type="float" office:value="1400.366" calcext:value-type="float">
            <text:p>1400.366</text:p>
          </table:table-cell>
          <table:table-cell office:value-type="float" office:value="1402.371" calcext:value-type="float">
            <text:p>1402.371</text:p>
          </table:table-cell>
          <table:table-cell office:value-type="float" office:value="1403.365" calcext:value-type="float">
            <text:p>1403.365</text:p>
          </table:table-cell>
          <table:table-cell office:value-type="float" office:value="1546.364" calcext:value-type="float">
            <text:p>1546.364</text:p>
          </table:table-cell>
          <table:table-cell office:value-type="float" office:value="1552.362" calcext:value-type="float">
            <text:p>1552.362</text:p>
          </table:table-cell>
          <table:table-cell office:value-type="float" office:value="1823.357" calcext:value-type="float">
            <text:p>1823.357</text:p>
          </table:table-cell>
          <table:table-cell office:value-type="float" office:value="1831.358" calcext:value-type="float">
            <text:p>1831.358</text:p>
          </table:table-cell>
          <table:table-cell office:value-type="float" office:value="1889.356" calcext:value-type="float">
            <text:p>1889.356</text:p>
          </table:table-cell>
          <table:table-cell table:number-columns-repeated="2" office:value-type="float" office:value="3250" calcext:value-type="float">
            <text:p>3250</text:p>
          </table:table-cell>
          <table:table-cell/>
          <table:table-cell table:formula="of:=MIN([.A57:.CV57])" office:value-type="float" office:value="185.393" calcext:value-type="float">
            <text:p>185.393</text:p>
          </table:table-cell>
          <table:table-cell table:formula="of:=AVERAGE([.A57:.CT57])" office:value-type="float" office:value="601.751193877551" calcext:value-type="float">
            <text:p>601.7511938776</text:p>
          </table:table-cell>
          <table:table-cell table:formula="of:=AVERAGE([.A57:.CV57])" office:value-type="float" office:value="654.71617" calcext:value-type="float">
            <text:p>654.71617</text:p>
          </table:table-cell>
          <table:table-cell table:formula="of:=MAX([.A57:.CV57])"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171.39" calcext:value-type="float">
            <text:p>171.39</text:p>
          </table:table-cell>
          <table:table-cell office:value-type="float" office:value="183.393" calcext:value-type="float">
            <text:p>183.393</text:p>
          </table:table-cell>
          <table:table-cell office:value-type="float" office:value="183.394" calcext:value-type="float">
            <text:p>183.394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97.394" calcext:value-type="float">
            <text:p>197.394</text:p>
          </table:table-cell>
          <table:table-cell table:number-columns-repeated="8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office:value-type="float" office:value="199.393" calcext:value-type="float">
            <text:p>199.393</text:p>
          </table:table-cell>
          <table:table-cell table:number-columns-repeated="2" office:value-type="float" office:value="199.394" calcext:value-type="float">
            <text:p>199.394</text:p>
          </table:table-cell>
          <table:table-cell table:number-columns-repeated="3" office:value-type="float" office:value="200.394" calcext:value-type="float">
            <text:p>200.394</text:p>
          </table:table-cell>
          <table:table-cell table:number-columns-repeated="9" office:value-type="float" office:value="201.394" calcext:value-type="float">
            <text:p>201.394</text:p>
          </table:table-cell>
          <table:table-cell table:number-columns-repeated="2" office:value-type="float" office:value="202.394" calcext:value-type="float">
            <text:p>202.394</text:p>
          </table:table-cell>
          <table:table-cell office:value-type="float" office:value="319.385" calcext:value-type="float">
            <text:p>319.385</text:p>
          </table:table-cell>
          <table:table-cell office:value-type="float" office:value="321.385" calcext:value-type="float">
            <text:p>321.385</text:p>
          </table:table-cell>
          <table:table-cell table:number-columns-repeated="3" office:value-type="float" office:value="324.386" calcext:value-type="float">
            <text:p>324.386</text:p>
          </table:table-cell>
          <table:table-cell office:value-type="float" office:value="560.384" calcext:value-type="float">
            <text:p>560.384</text:p>
          </table:table-cell>
          <table:table-cell office:value-type="float" office:value="570.382" calcext:value-type="float">
            <text:p>570.382</text:p>
          </table:table-cell>
          <table:table-cell office:value-type="float" office:value="572.382" calcext:value-type="float">
            <text:p>572.382</text:p>
          </table:table-cell>
          <table:table-cell office:value-type="float" office:value="573.383" calcext:value-type="float">
            <text:p>573.383</text:p>
          </table:table-cell>
          <table:table-cell office:value-type="float" office:value="574.383" calcext:value-type="float">
            <text:p>574.383</text:p>
          </table:table-cell>
          <table:table-cell office:value-type="float" office:value="574.384" calcext:value-type="float">
            <text:p>574.384</text:p>
          </table:table-cell>
          <table:table-cell office:value-type="float" office:value="575.387" calcext:value-type="float">
            <text:p>575.387</text:p>
          </table:table-cell>
          <table:table-cell office:value-type="float" office:value="576.382" calcext:value-type="float">
            <text:p>576.382</text:p>
          </table:table-cell>
          <table:table-cell office:value-type="float" office:value="576.386" calcext:value-type="float">
            <text:p>576.386</text:p>
          </table:table-cell>
          <table:table-cell office:value-type="float" office:value="577.387" calcext:value-type="float">
            <text:p>577.387</text:p>
          </table:table-cell>
          <table:table-cell office:value-type="float" office:value="578.383" calcext:value-type="float">
            <text:p>578.383</text:p>
          </table:table-cell>
          <table:table-cell table:number-columns-repeated="2" office:value-type="float" office:value="578.384" calcext:value-type="float">
            <text:p>578.384</text:p>
          </table:table-cell>
          <table:table-cell table:number-columns-repeated="2" office:value-type="float" office:value="578.385" calcext:value-type="float">
            <text:p>578.385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0.382" calcext:value-type="float">
            <text:p>580.382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2.386" calcext:value-type="float">
            <text:p>582.386</text:p>
          </table:table-cell>
          <table:table-cell office:value-type="float" office:value="586.385" calcext:value-type="float">
            <text:p>586.385</text:p>
          </table:table-cell>
          <table:table-cell office:value-type="float" office:value="587.381" calcext:value-type="float">
            <text:p>587.381</text:p>
          </table:table-cell>
          <table:table-cell office:value-type="float" office:value="587.386" calcext:value-type="float">
            <text:p>587.386</text:p>
          </table:table-cell>
          <table:table-cell office:value-type="float" office:value="588.382" calcext:value-type="float">
            <text:p>588.382</text:p>
          </table:table-cell>
          <table:table-cell office:value-type="float" office:value="590.382" calcext:value-type="float">
            <text:p>590.382</text:p>
          </table:table-cell>
          <table:table-cell office:value-type="float" office:value="590.383" calcext:value-type="float">
            <text:p>590.383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603.383" calcext:value-type="float">
            <text:p>603.383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10.382" calcext:value-type="float">
            <text:p>610.382</text:p>
          </table:table-cell>
          <table:table-cell office:value-type="float" office:value="610.383" calcext:value-type="float">
            <text:p>610.383</text:p>
          </table:table-cell>
          <table:table-cell office:value-type="float" office:value="781.374" calcext:value-type="float">
            <text:p>781.374</text:p>
          </table:table-cell>
          <table:table-cell office:value-type="float" office:value="784.372" calcext:value-type="float">
            <text:p>784.372</text:p>
          </table:table-cell>
          <table:table-cell office:value-type="float" office:value="801.293" calcext:value-type="float">
            <text:p>801.293</text:p>
          </table:table-cell>
          <table:table-cell office:value-type="float" office:value="1002.378" calcext:value-type="float">
            <text:p>1002.378</text:p>
          </table:table-cell>
          <table:table-cell office:value-type="float" office:value="1005.374" calcext:value-type="float">
            <text:p>1005.374</text:p>
          </table:table-cell>
          <table:table-cell office:value-type="float" office:value="1290.368" calcext:value-type="float">
            <text:p>1290.368</text:p>
          </table:table-cell>
          <table:table-cell office:value-type="float" office:value="1293.37" calcext:value-type="float">
            <text:p>1293.37</text:p>
          </table:table-cell>
          <table:table-cell office:value-type="float" office:value="1310.368" calcext:value-type="float">
            <text:p>1310.368</text:p>
          </table:table-cell>
          <table:table-cell office:value-type="float" office:value="1311.366" calcext:value-type="float">
            <text:p>1311.366</text:p>
          </table:table-cell>
          <table:table-cell office:value-type="float" office:value="1312.368" calcext:value-type="float">
            <text:p>1312.368</text:p>
          </table:table-cell>
          <table:table-cell office:value-type="float" office:value="1313.365" calcext:value-type="float">
            <text:p>1313.365</text:p>
          </table:table-cell>
          <table:table-cell office:value-type="float" office:value="1318.37" calcext:value-type="float">
            <text:p>1318.37</text:p>
          </table:table-cell>
          <table:table-cell office:value-type="float" office:value="1393.368" calcext:value-type="float">
            <text:p>1393.368</text:p>
          </table:table-cell>
          <table:table-cell office:value-type="float" office:value="1395.364" calcext:value-type="float">
            <text:p>1395.364</text:p>
          </table:table-cell>
          <table:table-cell office:value-type="float" office:value="1395.367" calcext:value-type="float">
            <text:p>1395.367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399.372" calcext:value-type="float">
            <text:p>1399.372</text:p>
          </table:table-cell>
          <table:table-cell office:value-type="float" office:value="1400.365" calcext:value-type="float">
            <text:p>1400.365</text:p>
          </table:table-cell>
          <table:table-cell office:value-type="float" office:value="1400.366" calcext:value-type="float">
            <text:p>1400.366</text:p>
          </table:table-cell>
          <table:table-cell office:value-type="float" office:value="1400.371" calcext:value-type="float">
            <text:p>1400.371</text:p>
          </table:table-cell>
          <table:table-cell office:value-type="float" office:value="1544.361" calcext:value-type="float">
            <text:p>1544.361</text:p>
          </table:table-cell>
          <table:table-cell office:value-type="float" office:value="1659.361" calcext:value-type="float">
            <text:p>1659.361</text:p>
          </table:table-cell>
          <table:table-cell office:value-type="float" office:value="1888.354" calcext:value-type="float">
            <text:p>1888.354</text:p>
          </table:table-cell>
          <table:table-cell office:value-type="float" office:value="2329.337" calcext:value-type="float">
            <text:p>2329.337</text:p>
          </table:table-cell>
          <table:table-cell office:value-type="float" office:value="2333.34" calcext:value-type="float">
            <text:p>2333.34</text:p>
          </table:table-cell>
          <table:table-cell office:value-type="float" office:value="2341.345" calcext:value-type="float">
            <text:p>2341.345</text:p>
          </table:table-cell>
          <table:table-cell office:value-type="float" office:value="3003.312" calcext:value-type="float">
            <text:p>3003.312</text:p>
          </table:table-cell>
          <table:table-cell table:number-columns-repeated="2" office:value-type="float" office:value="3250" calcext:value-type="float">
            <text:p>3250</text:p>
          </table:table-cell>
          <table:table-cell/>
          <table:table-cell table:formula="of:=MIN([.A58:.CV58])" office:value-type="float" office:value="0.394" calcext:value-type="float">
            <text:p>0.394</text:p>
          </table:table-cell>
          <table:table-cell table:formula="of:=AVERAGE([.A58:.CT58])" office:value-type="float" office:value="679.697153061225" calcext:value-type="float">
            <text:p>679.6971530612</text:p>
          </table:table-cell>
          <table:table-cell table:formula="of:=AVERAGE([.A58:.CV58])" office:value-type="float" office:value="731.10321" calcext:value-type="float">
            <text:p>731.10321</text:p>
          </table:table-cell>
          <table:table-cell table:formula="of:=MAX([.A58:.CV58])"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183.394" calcext:value-type="float">
            <text:p>183.394</text:p>
          </table:table-cell>
          <table:table-cell table:number-columns-repeated="2" office:value-type="float" office:value="185.394" calcext:value-type="float">
            <text:p>185.394</text:p>
          </table:table-cell>
          <table:table-cell table:number-columns-repeated="2" office:value-type="float" office:value="186.393" calcext:value-type="float">
            <text:p>186.393</text:p>
          </table:table-cell>
          <table:table-cell office:value-type="float" office:value="196.394" calcext:value-type="float">
            <text:p>196.394</text:p>
          </table:table-cell>
          <table:table-cell office:value-type="float" office:value="197.394" calcext:value-type="float">
            <text:p>197.394</text:p>
          </table:table-cell>
          <table:table-cell table:number-columns-repeated="9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table:number-columns-repeated="2" office:value-type="float" office:value="199.394" calcext:value-type="float">
            <text:p>199.394</text:p>
          </table:table-cell>
          <table:table-cell office:value-type="float" office:value="199.395" calcext:value-type="float">
            <text:p>199.395</text:p>
          </table:table-cell>
          <table:table-cell table:number-columns-repeated="3" office:value-type="float" office:value="200.394" calcext:value-type="float">
            <text:p>200.394</text:p>
          </table:table-cell>
          <table:table-cell table:number-columns-repeated="14" office:value-type="float" office:value="201.394" calcext:value-type="float">
            <text:p>201.394</text:p>
          </table:table-cell>
          <table:table-cell office:value-type="float" office:value="320.385" calcext:value-type="float">
            <text:p>320.385</text:p>
          </table:table-cell>
          <table:table-cell table:number-columns-repeated="6" office:value-type="float" office:value="324.386" calcext:value-type="float">
            <text:p>324.386</text:p>
          </table:table-cell>
          <table:table-cell office:value-type="float" office:value="562.386" calcext:value-type="float">
            <text:p>562.386</text:p>
          </table:table-cell>
          <table:table-cell office:value-type="float" office:value="567.383" calcext:value-type="float">
            <text:p>567.383</text:p>
          </table:table-cell>
          <table:table-cell office:value-type="float" office:value="574.385" calcext:value-type="float">
            <text:p>574.385</text:p>
          </table:table-cell>
          <table:table-cell office:value-type="float" office:value="574.386" calcext:value-type="float">
            <text:p>574.386</text:p>
          </table:table-cell>
          <table:table-cell office:value-type="float" office:value="575.38" calcext:value-type="float">
            <text:p>575.38</text:p>
          </table:table-cell>
          <table:table-cell office:value-type="float" office:value="575.384" calcext:value-type="float">
            <text:p>575.384</text:p>
          </table:table-cell>
          <table:table-cell table:number-columns-repeated="2" office:value-type="float" office:value="576.384" calcext:value-type="float">
            <text:p>576.384</text:p>
          </table:table-cell>
          <table:table-cell office:value-type="float" office:value="576.386" calcext:value-type="float">
            <text:p>576.386</text:p>
          </table:table-cell>
          <table:table-cell office:value-type="float" office:value="577.382" calcext:value-type="float">
            <text:p>577.382</text:p>
          </table:table-cell>
          <table:table-cell office:value-type="float" office:value="577.387" calcext:value-type="float">
            <text:p>577.387</text:p>
          </table:table-cell>
          <table:table-cell office:value-type="float" office:value="579.385" calcext:value-type="float">
            <text:p>579.385</text:p>
          </table:table-cell>
          <table:table-cell office:value-type="float" office:value="581.382" calcext:value-type="float">
            <text:p>581.382</text:p>
          </table:table-cell>
          <table:table-cell office:value-type="float" office:value="581.385" calcext:value-type="float">
            <text:p>581.385</text:p>
          </table:table-cell>
          <table:table-cell office:value-type="float" office:value="582.382" calcext:value-type="float">
            <text:p>582.382</text:p>
          </table:table-cell>
          <table:table-cell office:value-type="float" office:value="583.379" calcext:value-type="float">
            <text:p>583.379</text:p>
          </table:table-cell>
          <table:table-cell office:value-type="float" office:value="583.384" calcext:value-type="float">
            <text:p>583.384</text:p>
          </table:table-cell>
          <table:table-cell office:value-type="float" office:value="585.382" calcext:value-type="float">
            <text:p>585.382</text:p>
          </table:table-cell>
          <table:table-cell office:value-type="float" office:value="588.382" calcext:value-type="float">
            <text:p>588.382</text:p>
          </table:table-cell>
          <table:table-cell office:value-type="float" office:value="588.386" calcext:value-type="float">
            <text:p>588.386</text:p>
          </table:table-cell>
          <table:table-cell office:value-type="float" office:value="589.386" calcext:value-type="float">
            <text:p>589.386</text:p>
          </table:table-cell>
          <table:table-cell office:value-type="float" office:value="590.384" calcext:value-type="float">
            <text:p>590.384</text:p>
          </table:table-cell>
          <table:table-cell office:value-type="float" office:value="590.386" calcext:value-type="float">
            <text:p>590.386</text:p>
          </table:table-cell>
          <table:table-cell office:value-type="float" office:value="591.383" calcext:value-type="float">
            <text:p>591.383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594.384" calcext:value-type="float">
            <text:p>594.384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8.383" calcext:value-type="float">
            <text:p>608.383</text:p>
          </table:table-cell>
          <table:table-cell office:value-type="float" office:value="608.384" calcext:value-type="float">
            <text:p>608.384</text:p>
          </table:table-cell>
          <table:table-cell office:value-type="float" office:value="609.382" calcext:value-type="float">
            <text:p>609.382</text:p>
          </table:table-cell>
          <table:table-cell office:value-type="float" office:value="781.371" calcext:value-type="float">
            <text:p>781.371</text:p>
          </table:table-cell>
          <table:table-cell office:value-type="float" office:value="782.374" calcext:value-type="float">
            <text:p>782.374</text:p>
          </table:table-cell>
          <table:table-cell office:value-type="float" office:value="1001.377" calcext:value-type="float">
            <text:p>1001.377</text:p>
          </table:table-cell>
          <table:table-cell office:value-type="float" office:value="1004.373" calcext:value-type="float">
            <text:p>1004.373</text:p>
          </table:table-cell>
          <table:table-cell office:value-type="float" office:value="1286.365" calcext:value-type="float">
            <text:p>1286.365</text:p>
          </table:table-cell>
          <table:table-cell office:value-type="float" office:value="1308.369" calcext:value-type="float">
            <text:p>1308.369</text:p>
          </table:table-cell>
          <table:table-cell office:value-type="float" office:value="1313.365" calcext:value-type="float">
            <text:p>1313.365</text:p>
          </table:table-cell>
          <table:table-cell office:value-type="float" office:value="1313.368" calcext:value-type="float">
            <text:p>1313.368</text:p>
          </table:table-cell>
          <table:table-cell office:value-type="float" office:value="1313.369" calcext:value-type="float">
            <text:p>1313.369</text:p>
          </table:table-cell>
          <table:table-cell office:value-type="float" office:value="1314.366" calcext:value-type="float">
            <text:p>1314.366</text:p>
          </table:table-cell>
          <table:table-cell table:number-columns-repeated="2" office:value-type="float" office:value="1314.368" calcext:value-type="float">
            <text:p>1314.368</text:p>
          </table:table-cell>
          <table:table-cell office:value-type="float" office:value="1316.365" calcext:value-type="float">
            <text:p>1316.365</text:p>
          </table:table-cell>
          <table:table-cell office:value-type="float" office:value="1317.366" calcext:value-type="float">
            <text:p>1317.366</text:p>
          </table:table-cell>
          <table:table-cell office:value-type="float" office:value="1317.37" calcext:value-type="float">
            <text:p>1317.37</text:p>
          </table:table-cell>
          <table:table-cell office:value-type="float" office:value="1318.369" calcext:value-type="float">
            <text:p>1318.369</text:p>
          </table:table-cell>
          <table:table-cell office:value-type="float" office:value="1394.364" calcext:value-type="float">
            <text:p>1394.364</text:p>
          </table:table-cell>
          <table:table-cell office:value-type="float" office:value="1397.367" calcext:value-type="float">
            <text:p>1397.367</text:p>
          </table:table-cell>
          <table:table-cell office:value-type="float" office:value="1398.362" calcext:value-type="float">
            <text:p>1398.362</text:p>
          </table:table-cell>
          <table:table-cell office:value-type="float" office:value="1398.368" calcext:value-type="float">
            <text:p>1398.368</text:p>
          </table:table-cell>
          <table:table-cell office:value-type="float" office:value="1889.358" calcext:value-type="float">
            <text:p>1889.358</text:p>
          </table:table-cell>
          <table:table-cell office:value-type="float" office:value="2092.348" calcext:value-type="float">
            <text:p>2092.348</text:p>
          </table:table-cell>
          <table:table-cell office:value-type="float" office:value="2329.341" calcext:value-type="float">
            <text:p>2329.341</text:p>
          </table:table-cell>
          <table:table-cell office:value-type="float" office:value="2338.345" calcext:value-type="float">
            <text:p>2338.345</text:p>
          </table:table-cell>
          <table:table-cell table:number-columns-repeated="2" office:value-type="float" office:value="3250" calcext:value-type="float">
            <text:p>3250</text:p>
          </table:table-cell>
          <table:table-cell/>
          <table:table-cell table:formula="of:=MIN([.A59:.CV59])" office:value-type="float" office:value="183.394" calcext:value-type="float">
            <text:p>183.394</text:p>
          </table:table-cell>
          <table:table-cell table:formula="of:=AVERAGE([.A59:.CT59])" office:value-type="float" office:value="619.219969387755" calcext:value-type="float">
            <text:p>619.2199693878</text:p>
          </table:table-cell>
          <table:table-cell table:formula="of:=AVERAGE([.A59:.CV59])" office:value-type="float" office:value="671.83557" calcext:value-type="float">
            <text:p>671.83557</text:p>
          </table:table-cell>
          <table:table-cell table:formula="of:=MAX([.A59:.CV59])"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183.393" calcext:value-type="float">
            <text:p>183.393</text:p>
          </table:table-cell>
          <table:table-cell office:value-type="float" office:value="185.394" calcext:value-type="float">
            <text:p>185.394</text:p>
          </table:table-cell>
          <table:table-cell office:value-type="float" office:value="186.394" calcext:value-type="float">
            <text:p>186.394</text:p>
          </table:table-cell>
          <table:table-cell office:value-type="float" office:value="196.395" calcext:value-type="float">
            <text:p>196.395</text:p>
          </table:table-cell>
          <table:table-cell table:number-columns-repeated="3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table:number-columns-repeated="2" office:value-type="float" office:value="199.394" calcext:value-type="float">
            <text:p>199.394</text:p>
          </table:table-cell>
          <table:table-cell table:number-columns-repeated="12" office:value-type="float" office:value="201.394" calcext:value-type="float">
            <text:p>201.394</text:p>
          </table:table-cell>
          <table:table-cell table:number-columns-repeated="2" office:value-type="float" office:value="202.394" calcext:value-type="float">
            <text:p>202.394</text:p>
          </table:table-cell>
          <table:table-cell table:number-columns-repeated="2" office:value-type="float" office:value="322.386" calcext:value-type="float">
            <text:p>322.386</text:p>
          </table:table-cell>
          <table:table-cell office:value-type="float" office:value="323.385" calcext:value-type="float">
            <text:p>323.385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481.377" calcext:value-type="float">
            <text:p>481.377</text:p>
          </table:table-cell>
          <table:table-cell office:value-type="float" office:value="567.383" calcext:value-type="float">
            <text:p>567.383</text:p>
          </table:table-cell>
          <table:table-cell office:value-type="float" office:value="571.387" calcext:value-type="float">
            <text:p>571.387</text:p>
          </table:table-cell>
          <table:table-cell table:number-columns-repeated="2" office:value-type="float" office:value="572.385" calcext:value-type="float">
            <text:p>572.385</text:p>
          </table:table-cell>
          <table:table-cell office:value-type="float" office:value="573.383" calcext:value-type="float">
            <text:p>573.383</text:p>
          </table:table-cell>
          <table:table-cell office:value-type="float" office:value="573.384" calcext:value-type="float">
            <text:p>573.384</text:p>
          </table:table-cell>
          <table:table-cell office:value-type="float" office:value="574.387" calcext:value-type="float">
            <text:p>574.387</text:p>
          </table:table-cell>
          <table:table-cell office:value-type="float" office:value="575.386" calcext:value-type="float">
            <text:p>575.386</text:p>
          </table:table-cell>
          <table:table-cell office:value-type="float" office:value="576.382" calcext:value-type="float">
            <text:p>576.382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7.385" calcext:value-type="float">
            <text:p>577.385</text:p>
          </table:table-cell>
          <table:table-cell office:value-type="float" office:value="579.383" calcext:value-type="float">
            <text:p>579.383</text:p>
          </table:table-cell>
          <table:table-cell table:number-columns-repeated="3" office:value-type="float" office:value="579.384" calcext:value-type="float">
            <text:p>579.384</text:p>
          </table:table-cell>
          <table:table-cell office:value-type="float" office:value="581.385" calcext:value-type="float">
            <text:p>581.385</text:p>
          </table:table-cell>
          <table:table-cell table:number-columns-repeated="2" office:value-type="float" office:value="582.386" calcext:value-type="float">
            <text:p>582.386</text:p>
          </table:table-cell>
          <table:table-cell office:value-type="float" office:value="583.382" calcext:value-type="float">
            <text:p>583.382</text:p>
          </table:table-cell>
          <table:table-cell office:value-type="float" office:value="583.383" calcext:value-type="float">
            <text:p>583.383</text:p>
          </table:table-cell>
          <table:table-cell office:value-type="float" office:value="583.385" calcext:value-type="float">
            <text:p>583.385</text:p>
          </table:table-cell>
          <table:table-cell office:value-type="float" office:value="584.384" calcext:value-type="float">
            <text:p>584.384</text:p>
          </table:table-cell>
          <table:table-cell table:number-columns-repeated="2" office:value-type="float" office:value="589.384" calcext:value-type="float">
            <text:p>589.384</text:p>
          </table:table-cell>
          <table:table-cell office:value-type="float" office:value="590.383" calcext:value-type="float">
            <text:p>590.383</text:p>
          </table:table-cell>
          <table:table-cell office:value-type="float" office:value="591.383" calcext:value-type="float">
            <text:p>591.383</text:p>
          </table:table-cell>
          <table:table-cell office:value-type="float" office:value="594.384" calcext:value-type="float">
            <text:p>594.384</text:p>
          </table:table-cell>
          <table:table-cell office:value-type="float" office:value="594.385" calcext:value-type="float">
            <text:p>594.385</text:p>
          </table:table-cell>
          <table:table-cell office:value-type="float" office:value="602.382" calcext:value-type="float">
            <text:p>602.382</text:p>
          </table:table-cell>
          <table:table-cell office:value-type="float" office:value="603.381" calcext:value-type="float">
            <text:p>603.381</text:p>
          </table:table-cell>
          <table:table-cell table:number-columns-repeated="2" office:value-type="float" office:value="605.382" calcext:value-type="float">
            <text:p>605.382</text:p>
          </table:table-cell>
          <table:table-cell office:value-type="float" office:value="780.373" calcext:value-type="float">
            <text:p>780.373</text:p>
          </table:table-cell>
          <table:table-cell office:value-type="float" office:value="784.374" calcext:value-type="float">
            <text:p>784.374</text:p>
          </table:table-cell>
          <table:table-cell office:value-type="float" office:value="1029.373" calcext:value-type="float">
            <text:p>1029.373</text:p>
          </table:table-cell>
          <table:table-cell office:value-type="float" office:value="1293.373" calcext:value-type="float">
            <text:p>1293.373</text:p>
          </table:table-cell>
          <table:table-cell office:value-type="float" office:value="1296.37" calcext:value-type="float">
            <text:p>1296.37</text:p>
          </table:table-cell>
          <table:table-cell office:value-type="float" office:value="1309.365" calcext:value-type="float">
            <text:p>1309.365</text:p>
          </table:table-cell>
          <table:table-cell office:value-type="float" office:value="1311.367" calcext:value-type="float">
            <text:p>1311.367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13.372" calcext:value-type="float">
            <text:p>1313.372</text:p>
          </table:table-cell>
          <table:table-cell office:value-type="float" office:value="1314.366" calcext:value-type="float">
            <text:p>1314.366</text:p>
          </table:table-cell>
          <table:table-cell office:value-type="float" office:value="1314.368" calcext:value-type="float">
            <text:p>1314.368</text:p>
          </table:table-cell>
          <table:table-cell office:value-type="float" office:value="1314.37" calcext:value-type="float">
            <text:p>1314.37</text:p>
          </table:table-cell>
          <table:table-cell office:value-type="float" office:value="1315.365" calcext:value-type="float">
            <text:p>1315.365</text:p>
          </table:table-cell>
          <table:table-cell table:number-columns-repeated="2" office:value-type="float" office:value="1315.366" calcext:value-type="float">
            <text:p>1315.366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6.364" calcext:value-type="float">
            <text:p>1316.364</text:p>
          </table:table-cell>
          <table:table-cell office:value-type="float" office:value="1316.374" calcext:value-type="float">
            <text:p>1316.374</text:p>
          </table:table-cell>
          <table:table-cell office:value-type="float" office:value="1395.365" calcext:value-type="float">
            <text:p>1395.365</text:p>
          </table:table-cell>
          <table:table-cell office:value-type="float" office:value="1397.364" calcext:value-type="float">
            <text:p>1397.364</text:p>
          </table:table-cell>
          <table:table-cell office:value-type="float" office:value="1397.365" calcext:value-type="float">
            <text:p>1397.365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399.366" calcext:value-type="float">
            <text:p>1399.366</text:p>
          </table:table-cell>
          <table:table-cell office:value-type="float" office:value="1400.37" calcext:value-type="float">
            <text:p>1400.37</text:p>
          </table:table-cell>
          <table:table-cell office:value-type="float" office:value="1401.367" calcext:value-type="float">
            <text:p>1401.367</text:p>
          </table:table-cell>
          <table:table-cell office:value-type="float" office:value="1404.365" calcext:value-type="float">
            <text:p>1404.365</text:p>
          </table:table-cell>
          <table:table-cell office:value-type="float" office:value="1544.363" calcext:value-type="float">
            <text:p>1544.363</text:p>
          </table:table-cell>
          <table:table-cell office:value-type="float" office:value="1547.367" calcext:value-type="float">
            <text:p>1547.367</text:p>
          </table:table-cell>
          <table:table-cell office:value-type="float" office:value="1549.366" calcext:value-type="float">
            <text:p>1549.366</text:p>
          </table:table-cell>
          <table:table-cell office:value-type="float" office:value="1549.368" calcext:value-type="float">
            <text:p>1549.368</text:p>
          </table:table-cell>
          <table:table-cell office:value-type="float" office:value="1677.36" calcext:value-type="float">
            <text:p>1677.36</text:p>
          </table:table-cell>
          <table:table-cell office:value-type="float" office:value="1822.359" calcext:value-type="float">
            <text:p>1822.359</text:p>
          </table:table-cell>
          <table:table-cell office:value-type="float" office:value="1826.359" calcext:value-type="float">
            <text:p>1826.359</text:p>
          </table:table-cell>
          <table:table-cell office:value-type="float" office:value="1893.355" calcext:value-type="float">
            <text:p>1893.355</text:p>
          </table:table-cell>
          <table:table-cell office:value-type="float" office:value="2327.339" calcext:value-type="float">
            <text:p>2327.339</text:p>
          </table:table-cell>
          <table:table-cell office:value-type="float" office:value="3230" calcext:value-type="float">
            <text:p>3230</text:p>
          </table:table-cell>
          <table:table-cell table:number-columns-repeated="2" office:value-type="float" office:value="3250" calcext:value-type="float">
            <text:p>3250</text:p>
          </table:table-cell>
          <table:table-cell/>
          <table:table-cell table:formula="of:=MIN([.A60:.CV60])" office:value-type="float" office:value="183.393" calcext:value-type="float">
            <text:p>183.393</text:p>
          </table:table-cell>
          <table:table-cell table:formula="of:=AVERAGE([.A60:.CT60])" office:value-type="float" office:value="795.559744897959" calcext:value-type="float">
            <text:p>795.559744898</text:p>
          </table:table-cell>
          <table:table-cell table:formula="of:=AVERAGE([.A60:.CV60])" office:value-type="float" office:value="844.64855" calcext:value-type="float">
            <text:p>844.64855</text:p>
          </table:table-cell>
          <table:table-cell table:formula="of:=MAX([.A60:.CV60])" office:value-type="float" office:value="3250" calcext:value-type="float">
            <text:p>3250</text:p>
          </table:table-cell>
        </table:table-row>
        <table:table-row table:style-name="ro1">
          <table:table-cell table:number-columns-repeated="2" office:value-type="float" office:value="185.393" calcext:value-type="float">
            <text:p>185.393</text:p>
          </table:table-cell>
          <table:table-cell office:value-type="float" office:value="188.393" calcext:value-type="float">
            <text:p>188.393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7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office:value-type="float" office:value="200.394" calcext:value-type="float">
            <text:p>200.394</text:p>
          </table:table-cell>
          <table:table-cell table:number-columns-repeated="15" office:value-type="float" office:value="201.394" calcext:value-type="float">
            <text:p>201.394</text:p>
          </table:table-cell>
          <table:table-cell office:value-type="float" office:value="319.385" calcext:value-type="float">
            <text:p>319.385</text:p>
          </table:table-cell>
          <table:table-cell office:value-type="float" office:value="323.386" calcext:value-type="float">
            <text:p>323.386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566.383" calcext:value-type="float">
            <text:p>566.383</text:p>
          </table:table-cell>
          <table:table-cell office:value-type="float" office:value="567.386" calcext:value-type="float">
            <text:p>567.386</text:p>
          </table:table-cell>
          <table:table-cell table:number-columns-repeated="2" office:value-type="float" office:value="569.383" calcext:value-type="float">
            <text:p>569.383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2.385" calcext:value-type="float">
            <text:p>572.385</text:p>
          </table:table-cell>
          <table:table-cell office:value-type="float" office:value="572.387" calcext:value-type="float">
            <text:p>572.387</text:p>
          </table:table-cell>
          <table:table-cell table:number-columns-repeated="2" office:value-type="float" office:value="573.383" calcext:value-type="float">
            <text:p>573.383</text:p>
          </table:table-cell>
          <table:table-cell office:value-type="float" office:value="574.387" calcext:value-type="float">
            <text:p>574.387</text:p>
          </table:table-cell>
          <table:table-cell office:value-type="float" office:value="577.37" calcext:value-type="float">
            <text:p>577.37</text:p>
          </table:table-cell>
          <table:table-cell table:number-columns-repeated="2" office:value-type="float" office:value="577.384" calcext:value-type="float">
            <text:p>577.384</text:p>
          </table:table-cell>
          <table:table-cell office:value-type="float" office:value="577.386" calcext:value-type="float">
            <text:p>577.386</text:p>
          </table:table-cell>
          <table:table-cell table:number-columns-repeated="2" office:value-type="float" office:value="578.383" calcext:value-type="float">
            <text:p>578.383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9.382" calcext:value-type="float">
            <text:p>579.382</text:p>
          </table:table-cell>
          <table:table-cell office:value-type="float" office:value="579.383" calcext:value-type="float">
            <text:p>579.383</text:p>
          </table:table-cell>
          <table:table-cell table:number-columns-repeated="3" office:value-type="float" office:value="579.384" calcext:value-type="float">
            <text:p>579.384</text:p>
          </table:table-cell>
          <table:table-cell office:value-type="float" office:value="579.385" calcext:value-type="float">
            <text:p>579.385</text:p>
          </table:table-cell>
          <table:table-cell table:number-columns-repeated="2" office:value-type="float" office:value="580.384" calcext:value-type="float">
            <text:p>580.384</text:p>
          </table:table-cell>
          <table:table-cell office:value-type="float" office:value="583.384" calcext:value-type="float">
            <text:p>583.384</text:p>
          </table:table-cell>
          <table:table-cell office:value-type="float" office:value="585.386" calcext:value-type="float">
            <text:p>585.386</text:p>
          </table:table-cell>
          <table:table-cell office:value-type="float" office:value="586.385" calcext:value-type="float">
            <text:p>586.385</text:p>
          </table:table-cell>
          <table:table-cell office:value-type="float" office:value="587.386" calcext:value-type="float">
            <text:p>587.386</text:p>
          </table:table-cell>
          <table:table-cell office:value-type="float" office:value="588.38" calcext:value-type="float">
            <text:p>588.38</text:p>
          </table:table-cell>
          <table:table-cell office:value-type="float" office:value="588.383" calcext:value-type="float">
            <text:p>588.383</text:p>
          </table:table-cell>
          <table:table-cell office:value-type="float" office:value="589.386" calcext:value-type="float">
            <text:p>589.386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4.383" calcext:value-type="float">
            <text:p>604.383</text:p>
          </table:table-cell>
          <table:table-cell table:number-columns-repeated="2" office:value-type="float" office:value="605.382" calcext:value-type="float">
            <text:p>605.382</text:p>
          </table:table-cell>
          <table:table-cell office:value-type="float" office:value="605.384" calcext:value-type="float">
            <text:p>605.384</text:p>
          </table:table-cell>
          <table:table-cell table:number-columns-repeated="2" office:value-type="float" office:value="605.385" calcext:value-type="float">
            <text:p>605.385</text:p>
          </table:table-cell>
          <table:table-cell office:value-type="float" office:value="606.382" calcext:value-type="float">
            <text:p>606.382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7.384" calcext:value-type="float">
            <text:p>607.384</text:p>
          </table:table-cell>
          <table:table-cell office:value-type="float" office:value="781.372" calcext:value-type="float">
            <text:p>781.372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783.373" calcext:value-type="float">
            <text:p>783.373</text:p>
          </table:table-cell>
          <table:table-cell office:value-type="float" office:value="1307.367" calcext:value-type="float">
            <text:p>1307.367</text:p>
          </table:table-cell>
          <table:table-cell office:value-type="float" office:value="1310.369" calcext:value-type="float">
            <text:p>1310.369</text:p>
          </table:table-cell>
          <table:table-cell table:number-columns-repeated="2" office:value-type="float" office:value="1311.368" calcext:value-type="float">
            <text:p>1311.368</text:p>
          </table:table-cell>
          <table:table-cell office:value-type="float" office:value="1312.366" calcext:value-type="float">
            <text:p>1312.366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14.365" calcext:value-type="float">
            <text:p>1314.365</text:p>
          </table:table-cell>
          <table:table-cell office:value-type="float" office:value="1314.369" calcext:value-type="float">
            <text:p>1314.369</text:p>
          </table:table-cell>
          <table:table-cell office:value-type="float" office:value="1317.369" calcext:value-type="float">
            <text:p>1317.369</text:p>
          </table:table-cell>
          <table:table-cell office:value-type="float" office:value="1400.364" calcext:value-type="float">
            <text:p>1400.364</text:p>
          </table:table-cell>
          <table:table-cell office:value-type="float" office:value="1400.366" calcext:value-type="float">
            <text:p>1400.366</text:p>
          </table:table-cell>
          <table:table-cell office:value-type="float" office:value="1546.365" calcext:value-type="float">
            <text:p>1546.365</text:p>
          </table:table-cell>
          <table:table-cell office:value-type="float" office:value="1547.361" calcext:value-type="float">
            <text:p>1547.361</text:p>
          </table:table-cell>
          <table:table-cell office:value-type="float" office:value="1548.362" calcext:value-type="float">
            <text:p>1548.362</text:p>
          </table:table-cell>
          <table:table-cell office:value-type="float" office:value="1549.362" calcext:value-type="float">
            <text:p>1549.362</text:p>
          </table:table-cell>
          <table:table-cell office:value-type="float" office:value="1661.359" calcext:value-type="float">
            <text:p>1661.359</text:p>
          </table:table-cell>
          <table:table-cell office:value-type="float" office:value="1663.36" calcext:value-type="float">
            <text:p>1663.36</text:p>
          </table:table-cell>
          <table:table-cell office:value-type="float" office:value="2338.343" calcext:value-type="float">
            <text:p>2338.343</text:p>
          </table:table-cell>
          <table:table-cell office:value-type="float" office:value="3160" calcext:value-type="float">
            <text:p>3160</text:p>
          </table:table-cell>
          <table:table-cell table:number-columns-repeated="2" office:value-type="float" office:value="3250" calcext:value-type="float">
            <text:p>3250</text:p>
          </table:table-cell>
          <table:table-cell office:value-type="float" office:value="3270" calcext:value-type="float">
            <text:p>3270</text:p>
          </table:table-cell>
          <table:table-cell/>
          <table:table-cell table:formula="of:=MIN([.A61:.CV61])" office:value-type="float" office:value="185.393" calcext:value-type="float">
            <text:p>185.393</text:p>
          </table:table-cell>
          <table:table-cell table:formula="of:=AVERAGE([.A61:.CT61])" office:value-type="float" office:value="681.915816326531" calcext:value-type="float">
            <text:p>681.9158163265</text:p>
          </table:table-cell>
          <table:table-cell table:formula="of:=AVERAGE([.A61:.CV61])" office:value-type="float" office:value="733.4775" calcext:value-type="float">
            <text:p>733.4775</text:p>
          </table:table-cell>
          <table:table-cell table:formula="of:=MAX([.A61:.CV61])"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181.393" calcext:value-type="float">
            <text:p>181.393</text:p>
          </table:table-cell>
          <table:table-cell office:value-type="float" office:value="187.394" calcext:value-type="float">
            <text:p>187.394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3" office:value-type="float" office:value="197.395" calcext:value-type="float">
            <text:p>197.395</text:p>
          </table:table-cell>
          <table:table-cell table:number-columns-repeated="4" office:value-type="float" office:value="198.394" calcext:value-type="float">
            <text:p>198.394</text:p>
          </table:table-cell>
          <table:table-cell table:number-columns-repeated="2" office:value-type="float" office:value="199.394" calcext:value-type="float">
            <text:p>199.394</text:p>
          </table:table-cell>
          <table:table-cell office:value-type="float" office:value="200.394" calcext:value-type="float">
            <text:p>200.394</text:p>
          </table:table-cell>
          <table:table-cell table:number-columns-repeated="20" office:value-type="float" office:value="201.394" calcext:value-type="float">
            <text:p>201.394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1.385" calcext:value-type="float">
            <text:p>321.385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333.349" calcext:value-type="float">
            <text:p>333.349</text:p>
          </table:table-cell>
          <table:table-cell office:value-type="float" office:value="482.377" calcext:value-type="float">
            <text:p>482.377</text:p>
          </table:table-cell>
          <table:table-cell office:value-type="float" office:value="557.385" calcext:value-type="float">
            <text:p>557.385</text:p>
          </table:table-cell>
          <table:table-cell office:value-type="float" office:value="563.383" calcext:value-type="float">
            <text:p>563.383</text:p>
          </table:table-cell>
          <table:table-cell office:value-type="float" office:value="568.383" calcext:value-type="float">
            <text:p>568.383</text:p>
          </table:table-cell>
          <table:table-cell office:value-type="float" office:value="569.383" calcext:value-type="float">
            <text:p>569.383</text:p>
          </table:table-cell>
          <table:table-cell office:value-type="float" office:value="569.387" calcext:value-type="float">
            <text:p>569.387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1.383" calcext:value-type="float">
            <text:p>571.383</text:p>
          </table:table-cell>
          <table:table-cell table:number-columns-repeated="2" office:value-type="float" office:value="572.383" calcext:value-type="float">
            <text:p>572.383</text:p>
          </table:table-cell>
          <table:table-cell office:value-type="float" office:value="573.387" calcext:value-type="float">
            <text:p>573.387</text:p>
          </table:table-cell>
          <table:table-cell office:value-type="float" office:value="574.384" calcext:value-type="float">
            <text:p>574.384</text:p>
          </table:table-cell>
          <table:table-cell table:number-columns-repeated="2" office:value-type="float" office:value="575.384" calcext:value-type="float">
            <text:p>575.384</text:p>
          </table:table-cell>
          <table:table-cell office:value-type="float" office:value="575.386" calcext:value-type="float">
            <text:p>575.386</text:p>
          </table:table-cell>
          <table:table-cell table:number-columns-repeated="3" office:value-type="float" office:value="576.384" calcext:value-type="float">
            <text:p>576.384</text:p>
          </table:table-cell>
          <table:table-cell table:number-columns-repeated="2" office:value-type="float" office:value="576.385" calcext:value-type="float">
            <text:p>576.385</text:p>
          </table:table-cell>
          <table:table-cell table:number-columns-repeated="2" office:value-type="float" office:value="578.384" calcext:value-type="float">
            <text:p>578.384</text:p>
          </table:table-cell>
          <table:table-cell table:number-columns-repeated="2" office:value-type="float" office:value="579.384" calcext:value-type="float">
            <text:p>579.384</text:p>
          </table:table-cell>
          <table:table-cell office:value-type="float" office:value="580.384" calcext:value-type="float">
            <text:p>580.384</text:p>
          </table:table-cell>
          <table:table-cell table:number-columns-repeated="2" office:value-type="float" office:value="581.384" calcext:value-type="float">
            <text:p>581.384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3.383" calcext:value-type="float">
            <text:p>583.383</text:p>
          </table:table-cell>
          <table:table-cell office:value-type="float" office:value="583.384" calcext:value-type="float">
            <text:p>583.384</text:p>
          </table:table-cell>
          <table:table-cell office:value-type="float" office:value="584.381" calcext:value-type="float">
            <text:p>584.381</text:p>
          </table:table-cell>
          <table:table-cell table:number-columns-repeated="2" office:value-type="float" office:value="584.384" calcext:value-type="float">
            <text:p>584.384</text:p>
          </table:table-cell>
          <table:table-cell office:value-type="float" office:value="588.382" calcext:value-type="float">
            <text:p>588.382</text:p>
          </table:table-cell>
          <table:table-cell office:value-type="float" office:value="589.381" calcext:value-type="float">
            <text:p>589.381</text:p>
          </table:table-cell>
          <table:table-cell office:value-type="float" office:value="589.386" calcext:value-type="float">
            <text:p>589.386</text:p>
          </table:table-cell>
          <table:table-cell office:value-type="float" office:value="591.383" calcext:value-type="float">
            <text:p>591.383</text:p>
          </table:table-cell>
          <table:table-cell table:number-columns-repeated="2" office:value-type="float" office:value="592.384" calcext:value-type="float">
            <text:p>592.384</text:p>
          </table:table-cell>
          <table:table-cell office:value-type="float" office:value="594.382" calcext:value-type="float">
            <text:p>594.382</text:p>
          </table:table-cell>
          <table:table-cell table:number-columns-repeated="3" office:value-type="float" office:value="602.382" calcext:value-type="float">
            <text:p>602.382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5.383" calcext:value-type="float">
            <text:p>605.383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8.385" calcext:value-type="float">
            <text:p>608.385</text:p>
          </table:table-cell>
          <table:table-cell office:value-type="float" office:value="610.382" calcext:value-type="float">
            <text:p>610.382</text:p>
          </table:table-cell>
          <table:table-cell office:value-type="float" office:value="1291.369" calcext:value-type="float">
            <text:p>1291.369</text:p>
          </table:table-cell>
          <table:table-cell office:value-type="float" office:value="1316.367" calcext:value-type="float">
            <text:p>1316.367</text:p>
          </table:table-cell>
          <table:table-cell office:value-type="float" office:value="1397.366" calcext:value-type="float">
            <text:p>1397.366</text:p>
          </table:table-cell>
          <table:table-cell office:value-type="float" office:value="1398.364" calcext:value-type="float">
            <text:p>1398.364</text:p>
          </table:table-cell>
          <table:table-cell office:value-type="float" office:value="1401.364" calcext:value-type="float">
            <text:p>1401.364</text:p>
          </table:table-cell>
          <table:table-cell office:value-type="float" office:value="1547.361" calcext:value-type="float">
            <text:p>1547.361</text:p>
          </table:table-cell>
          <table:table-cell office:value-type="float" office:value="1550.363" calcext:value-type="float">
            <text:p>1550.363</text:p>
          </table:table-cell>
          <table:table-cell office:value-type="float" office:value="1829.357" calcext:value-type="float">
            <text:p>1829.357</text:p>
          </table:table-cell>
          <table:table-cell office:value-type="float" office:value="1890.358" calcext:value-type="float">
            <text:p>1890.358</text:p>
          </table:table-cell>
          <table:table-cell office:value-type="float" office:value="2335.342" calcext:value-type="float">
            <text:p>2335.342</text:p>
          </table:table-cell>
          <table:table-cell office:value-type="float" office:value="3210" calcext:value-type="float">
            <text:p>3210</text:p>
          </table:table-cell>
          <table:table-cell office:value-type="float" office:value="3220" calcext:value-type="float">
            <text:p>3220</text:p>
          </table:table-cell>
          <table:table-cell office:value-type="float" office:value="3250" calcext:value-type="float">
            <text:p>3250</text:p>
          </table:table-cell>
          <table:table-cell office:value-type="float" office:value="3270" calcext:value-type="float">
            <text:p>3270</text:p>
          </table:table-cell>
          <table:table-cell/>
          <table:table-cell table:formula="of:=MIN([.A62:.CV62])" office:value-type="float" office:value="181.393" calcext:value-type="float">
            <text:p>181.393</text:p>
          </table:table-cell>
          <table:table-cell table:formula="of:=AVERAGE([.A62:.CT62])" office:value-type="float" office:value="595.468602040816" calcext:value-type="float">
            <text:p>595.4686020408</text:p>
          </table:table-cell>
          <table:table-cell table:formula="of:=AVERAGE([.A62:.CV62])" office:value-type="float" office:value="648.75923" calcext:value-type="float">
            <text:p>648.75923</text:p>
          </table:table-cell>
          <table:table-cell table:formula="of:=MAX([.A62:.CV62])"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183.393" calcext:value-type="float">
            <text:p>183.393</text:p>
          </table:table-cell>
          <table:table-cell table:number-columns-repeated="3" office:value-type="float" office:value="185.393" calcext:value-type="float">
            <text:p>185.393</text:p>
          </table:table-cell>
          <table:table-cell office:value-type="float" office:value="187.393" calcext:value-type="float">
            <text:p>187.393</text:p>
          </table:table-cell>
          <table:table-cell office:value-type="float" office:value="196.394" calcext:value-type="float">
            <text:p>196.394</text:p>
          </table:table-cell>
          <table:table-cell table:number-columns-repeated="8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14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19.385" calcext:value-type="float">
            <text:p>319.385</text:p>
          </table:table-cell>
          <table:table-cell table:number-columns-repeated="3" office:value-type="float" office:value="324.386" calcext:value-type="float">
            <text:p>324.386</text:p>
          </table:table-cell>
          <table:table-cell office:value-type="float" office:value="564.383" calcext:value-type="float">
            <text:p>564.383</text:p>
          </table:table-cell>
          <table:table-cell office:value-type="float" office:value="571.381" calcext:value-type="float">
            <text:p>571.381</text:p>
          </table:table-cell>
          <table:table-cell office:value-type="float" office:value="571.385" calcext:value-type="float">
            <text:p>571.385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3.384" calcext:value-type="float">
            <text:p>573.384</text:p>
          </table:table-cell>
          <table:table-cell office:value-type="float" office:value="575.382" calcext:value-type="float">
            <text:p>575.382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5.385" calcext:value-type="float">
            <text:p>575.385</text:p>
          </table:table-cell>
          <table:table-cell office:value-type="float" office:value="575.386" calcext:value-type="float">
            <text:p>575.386</text:p>
          </table:table-cell>
          <table:table-cell table:number-columns-repeated="2" office:value-type="float" office:value="576.384" calcext:value-type="float">
            <text:p>576.384</text:p>
          </table:table-cell>
          <table:table-cell office:value-type="float" office:value="576.386" calcext:value-type="float">
            <text:p>576.386</text:p>
          </table:table-cell>
          <table:table-cell office:value-type="float" office:value="578.382" calcext:value-type="float">
            <text:p>578.382</text:p>
          </table:table-cell>
          <table:table-cell office:value-type="float" office:value="578.385" calcext:value-type="float">
            <text:p>578.385</text:p>
          </table:table-cell>
          <table:table-cell office:value-type="float" office:value="578.386" calcext:value-type="float">
            <text:p>578.386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2" calcext:value-type="float">
            <text:p>581.382</text:p>
          </table:table-cell>
          <table:table-cell office:value-type="float" office:value="582.383" calcext:value-type="float">
            <text:p>582.383</text:p>
          </table:table-cell>
          <table:table-cell table:number-columns-repeated="2" office:value-type="float" office:value="582.384" calcext:value-type="float">
            <text:p>582.384</text:p>
          </table:table-cell>
          <table:table-cell office:value-type="float" office:value="584.384" calcext:value-type="float">
            <text:p>584.384</text:p>
          </table:table-cell>
          <table:table-cell office:value-type="float" office:value="584.385" calcext:value-type="float">
            <text:p>584.385</text:p>
          </table:table-cell>
          <table:table-cell office:value-type="float" office:value="586.383" calcext:value-type="float">
            <text:p>586.383</text:p>
          </table:table-cell>
          <table:table-cell table:number-columns-repeated="2" office:value-type="float" office:value="588.383" calcext:value-type="float">
            <text:p>588.383</text:p>
          </table:table-cell>
          <table:table-cell office:value-type="float" office:value="589.384" calcext:value-type="float">
            <text:p>589.384</text:p>
          </table:table-cell>
          <table:table-cell office:value-type="float" office:value="590.381" calcext:value-type="float">
            <text:p>590.381</text:p>
          </table:table-cell>
          <table:table-cell office:value-type="float" office:value="590.384" calcext:value-type="float">
            <text:p>590.384</text:p>
          </table:table-cell>
          <table:table-cell office:value-type="float" office:value="592.385" calcext:value-type="float">
            <text:p>592.385</text:p>
          </table:table-cell>
          <table:table-cell office:value-type="float" office:value="604.385" calcext:value-type="float">
            <text:p>604.385</text:p>
          </table:table-cell>
          <table:table-cell office:value-type="float" office:value="605.383" calcext:value-type="float">
            <text:p>605.383</text:p>
          </table:table-cell>
          <table:table-cell office:value-type="float" office:value="606.381" calcext:value-type="float">
            <text:p>606.381</text:p>
          </table:table-cell>
          <table:table-cell office:value-type="float" office:value="606.382" calcext:value-type="float">
            <text:p>606.382</text:p>
          </table:table-cell>
          <table:table-cell table:number-columns-repeated="2" office:value-type="float" office:value="606.384" calcext:value-type="float">
            <text:p>606.384</text:p>
          </table:table-cell>
          <table:table-cell office:value-type="float" office:value="609.385" calcext:value-type="float">
            <text:p>609.385</text:p>
          </table:table-cell>
          <table:table-cell office:value-type="float" office:value="610.383" calcext:value-type="float">
            <text:p>610.383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783.374" calcext:value-type="float">
            <text:p>783.374</text:p>
          </table:table-cell>
          <table:table-cell office:value-type="float" office:value="784.369" calcext:value-type="float">
            <text:p>784.369</text:p>
          </table:table-cell>
          <table:table-cell office:value-type="float" office:value="784.371" calcext:value-type="float">
            <text:p>784.371</text:p>
          </table:table-cell>
          <table:table-cell office:value-type="float" office:value="998.376" calcext:value-type="float">
            <text:p>998.376</text:p>
          </table:table-cell>
          <table:table-cell office:value-type="float" office:value="1035.376" calcext:value-type="float">
            <text:p>1035.376</text:p>
          </table:table-cell>
          <table:table-cell office:value-type="float" office:value="1308.37" calcext:value-type="float">
            <text:p>1308.37</text:p>
          </table:table-cell>
          <table:table-cell office:value-type="float" office:value="1310.367" calcext:value-type="float">
            <text:p>1310.367</text:p>
          </table:table-cell>
          <table:table-cell office:value-type="float" office:value="1313.368" calcext:value-type="float">
            <text:p>1313.368</text:p>
          </table:table-cell>
          <table:table-cell office:value-type="float" office:value="1316.366" calcext:value-type="float">
            <text:p>1316.366</text:p>
          </table:table-cell>
          <table:table-cell office:value-type="float" office:value="1317.37" calcext:value-type="float">
            <text:p>1317.37</text:p>
          </table:table-cell>
          <table:table-cell office:value-type="float" office:value="1319.365" calcext:value-type="float">
            <text:p>1319.365</text:p>
          </table:table-cell>
          <table:table-cell office:value-type="float" office:value="1386.367" calcext:value-type="float">
            <text:p>1386.367</text:p>
          </table:table-cell>
          <table:table-cell office:value-type="float" office:value="1397.368" calcext:value-type="float">
            <text:p>1397.368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405.365" calcext:value-type="float">
            <text:p>1405.365</text:p>
          </table:table-cell>
          <table:table-cell office:value-type="float" office:value="1545.362" calcext:value-type="float">
            <text:p>1545.362</text:p>
          </table:table-cell>
          <table:table-cell office:value-type="float" office:value="1547.366" calcext:value-type="float">
            <text:p>1547.366</text:p>
          </table:table-cell>
          <table:table-cell office:value-type="float" office:value="1548.366" calcext:value-type="float">
            <text:p>1548.366</text:p>
          </table:table-cell>
          <table:table-cell office:value-type="float" office:value="2086.342" calcext:value-type="float">
            <text:p>2086.342</text:p>
          </table:table-cell>
          <table:table-cell office:value-type="float" office:value="3230" calcext:value-type="float">
            <text:p>3230</text:p>
          </table:table-cell>
          <table:table-cell office:value-type="float" office:value="3250" calcext:value-type="float">
            <text:p>3250</text:p>
          </table:table-cell>
          <table:table-cell office:value-type="float" office:value="3270" calcext:value-type="float">
            <text:p>3270</text:p>
          </table:table-cell>
          <table:table-cell/>
          <table:table-cell table:formula="of:=MIN([.A63:.CV63])" office:value-type="float" office:value="183.393" calcext:value-type="float">
            <text:p>183.393</text:p>
          </table:table-cell>
          <table:table-cell table:formula="of:=AVERAGE([.A63:.CT63])" office:value-type="float" office:value="598.859908163265" calcext:value-type="float">
            <text:p>598.8599081633</text:p>
          </table:table-cell>
          <table:table-cell table:formula="of:=AVERAGE([.A63:.CV63])" office:value-type="float" office:value="652.08271" calcext:value-type="float">
            <text:p>652.08271</text:p>
          </table:table-cell>
          <table:table-cell table:formula="of:=MAX([.A63:.CV63])"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182.393" calcext:value-type="float">
            <text:p>182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96.394" calcext:value-type="float">
            <text:p>196.394</text:p>
          </table:table-cell>
          <table:table-cell office:value-type="float" office:value="197.394" calcext:value-type="float">
            <text:p>197.394</text:p>
          </table:table-cell>
          <table:table-cell table:number-columns-repeated="4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20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566.381" calcext:value-type="float">
            <text:p>566.381</text:p>
          </table:table-cell>
          <table:table-cell office:value-type="float" office:value="566.384" calcext:value-type="float">
            <text:p>566.384</text:p>
          </table:table-cell>
          <table:table-cell office:value-type="float" office:value="567.382" calcext:value-type="float">
            <text:p>567.382</text:p>
          </table:table-cell>
          <table:table-cell office:value-type="float" office:value="569.382" calcext:value-type="float">
            <text:p>569.382</text:p>
          </table:table-cell>
          <table:table-cell office:value-type="float" office:value="573.382" calcext:value-type="float">
            <text:p>573.382</text:p>
          </table:table-cell>
          <table:table-cell office:value-type="float" office:value="574.384" calcext:value-type="float">
            <text:p>574.384</text:p>
          </table:table-cell>
          <table:table-cell office:value-type="float" office:value="575.383" calcext:value-type="float">
            <text:p>575.383</text:p>
          </table:table-cell>
          <table:table-cell table:number-columns-repeated="2" office:value-type="float" office:value="575.384" calcext:value-type="float">
            <text:p>575.384</text:p>
          </table:table-cell>
          <table:table-cell office:value-type="float" office:value="575.387" calcext:value-type="float">
            <text:p>575.387</text:p>
          </table:table-cell>
          <table:table-cell office:value-type="float" office:value="576.383" calcext:value-type="float">
            <text:p>576.383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3.386" calcext:value-type="float">
            <text:p>583.386</text:p>
          </table:table-cell>
          <table:table-cell table:number-columns-repeated="2" office:value-type="float" office:value="584.381" calcext:value-type="float">
            <text:p>584.381</text:p>
          </table:table-cell>
          <table:table-cell office:value-type="float" office:value="584.382" calcext:value-type="float">
            <text:p>584.382</text:p>
          </table:table-cell>
          <table:table-cell office:value-type="float" office:value="587.381" calcext:value-type="float">
            <text:p>587.381</text:p>
          </table:table-cell>
          <table:table-cell office:value-type="float" office:value="587.384" calcext:value-type="float">
            <text:p>587.384</text:p>
          </table:table-cell>
          <table:table-cell office:value-type="float" office:value="589.38" calcext:value-type="float">
            <text:p>589.38</text:p>
          </table:table-cell>
          <table:table-cell office:value-type="float" office:value="589.384" calcext:value-type="float">
            <text:p>589.384</text:p>
          </table:table-cell>
          <table:table-cell office:value-type="float" office:value="590.382" calcext:value-type="float">
            <text:p>590.382</text:p>
          </table:table-cell>
          <table:table-cell office:value-type="float" office:value="591.384" calcext:value-type="float">
            <text:p>591.384</text:p>
          </table:table-cell>
          <table:table-cell office:value-type="float" office:value="592.383" calcext:value-type="float">
            <text:p>592.383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596.382" calcext:value-type="float">
            <text:p>596.382</text:p>
          </table:table-cell>
          <table:table-cell table:number-columns-repeated="2" office:value-type="float" office:value="605.382" calcext:value-type="float">
            <text:p>605.382</text:p>
          </table:table-cell>
          <table:table-cell office:value-type="float" office:value="605.383" calcext:value-type="float">
            <text:p>605.383</text:p>
          </table:table-cell>
          <table:table-cell table:number-columns-repeated="3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09.384" calcext:value-type="float">
            <text:p>609.384</text:p>
          </table:table-cell>
          <table:table-cell office:value-type="float" office:value="610.383" calcext:value-type="float">
            <text:p>610.383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3.371" calcext:value-type="float">
            <text:p>783.371</text:p>
          </table:table-cell>
          <table:table-cell office:value-type="float" office:value="1003.373" calcext:value-type="float">
            <text:p>1003.373</text:p>
          </table:table-cell>
          <table:table-cell office:value-type="float" office:value="1292.366" calcext:value-type="float">
            <text:p>1292.366</text:p>
          </table:table-cell>
          <table:table-cell office:value-type="float" office:value="1309.366" calcext:value-type="float">
            <text:p>1309.366</text:p>
          </table:table-cell>
          <table:table-cell office:value-type="float" office:value="1310.366" calcext:value-type="float">
            <text:p>1310.366</text:p>
          </table:table-cell>
          <table:table-cell office:value-type="float" office:value="1312.366" calcext:value-type="float">
            <text:p>1312.366</text:p>
          </table:table-cell>
          <table:table-cell office:value-type="float" office:value="1313.371" calcext:value-type="float">
            <text:p>1313.371</text:p>
          </table:table-cell>
          <table:table-cell office:value-type="float" office:value="1314.366" calcext:value-type="float">
            <text:p>1314.366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4.368" calcext:value-type="float">
            <text:p>1314.368</text:p>
          </table:table-cell>
          <table:table-cell office:value-type="float" office:value="1315.369" calcext:value-type="float">
            <text:p>1315.369</text:p>
          </table:table-cell>
          <table:table-cell office:value-type="float" office:value="1317.37" calcext:value-type="float">
            <text:p>1317.37</text:p>
          </table:table-cell>
          <table:table-cell office:value-type="float" office:value="1318.366" calcext:value-type="float">
            <text:p>1318.366</text:p>
          </table:table-cell>
          <table:table-cell office:value-type="float" office:value="1395.364" calcext:value-type="float">
            <text:p>1395.364</text:p>
          </table:table-cell>
          <table:table-cell office:value-type="float" office:value="1401.366" calcext:value-type="float">
            <text:p>1401.366</text:p>
          </table:table-cell>
          <table:table-cell office:value-type="float" office:value="1549.363" calcext:value-type="float">
            <text:p>1549.363</text:p>
          </table:table-cell>
          <table:table-cell office:value-type="float" office:value="1550.363" calcext:value-type="float">
            <text:p>1550.363</text:p>
          </table:table-cell>
          <table:table-cell office:value-type="float" office:value="1659.362" calcext:value-type="float">
            <text:p>1659.362</text:p>
          </table:table-cell>
          <table:table-cell office:value-type="float" office:value="1826.358" calcext:value-type="float">
            <text:p>1826.358</text:p>
          </table:table-cell>
          <table:table-cell office:value-type="float" office:value="1827.361" calcext:value-type="float">
            <text:p>1827.361</text:p>
          </table:table-cell>
          <table:table-cell office:value-type="float" office:value="1827.362" calcext:value-type="float">
            <text:p>1827.362</text:p>
          </table:table-cell>
          <table:table-cell office:value-type="float" office:value="2332.341" calcext:value-type="float">
            <text:p>2332.341</text:p>
          </table:table-cell>
          <table:table-cell office:value-type="float" office:value="2339.343" calcext:value-type="float">
            <text:p>2339.343</text:p>
          </table:table-cell>
          <table:table-cell office:value-type="float" office:value="3250" calcext:value-type="float">
            <text:p>3250</text:p>
          </table:table-cell>
          <table:table-cell office:value-type="float" office:value="3270" calcext:value-type="float">
            <text:p>3270</text:p>
          </table:table-cell>
          <table:table-cell/>
          <table:table-cell table:formula="of:=MIN([.A64:.CV64])" office:value-type="float" office:value="182.393" calcext:value-type="float">
            <text:p>182.393</text:p>
          </table:table-cell>
          <table:table-cell table:formula="of:=AVERAGE([.A64:.CT64])" office:value-type="float" office:value="649.994816326531" calcext:value-type="float">
            <text:p>649.9948163265</text:p>
          </table:table-cell>
          <table:table-cell table:formula="of:=AVERAGE([.A64:.CV64])" office:value-type="float" office:value="702.19492" calcext:value-type="float">
            <text:p>702.19492</text:p>
          </table:table-cell>
          <table:table-cell table:formula="of:=MAX([.A64:.CV64])" office:value-type="float" office:value="3270" calcext:value-type="float">
            <text:p>3270</text:p>
          </table:table-cell>
        </table:table-row>
        <table:table-row table:style-name="ro1">
          <table:table-cell table:number-columns-repeated="2" office:value-type="float" office:value="185.393" calcext:value-type="float">
            <text:p>185.393</text:p>
          </table:table-cell>
          <table:table-cell office:value-type="float" office:value="185.394" calcext:value-type="float">
            <text:p>185.394</text:p>
          </table:table-cell>
          <table:table-cell office:value-type="float" office:value="197.394" calcext:value-type="float">
            <text:p>197.394</text:p>
          </table:table-cell>
          <table:table-cell table:number-columns-repeated="5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office:value-type="float" office:value="199.394" calcext:value-type="float">
            <text:p>199.394</text:p>
          </table:table-cell>
          <table:table-cell office:value-type="float" office:value="200.394" calcext:value-type="float">
            <text:p>200.394</text:p>
          </table:table-cell>
          <table:table-cell table:number-columns-repeated="16" office:value-type="float" office:value="201.394" calcext:value-type="float">
            <text:p>201.394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562.386" calcext:value-type="float">
            <text:p>562.386</text:p>
          </table:table-cell>
          <table:table-cell office:value-type="float" office:value="563.386" calcext:value-type="float">
            <text:p>563.386</text:p>
          </table:table-cell>
          <table:table-cell office:value-type="float" office:value="567.382" calcext:value-type="float">
            <text:p>567.382</text:p>
          </table:table-cell>
          <table:table-cell office:value-type="float" office:value="568.383" calcext:value-type="float">
            <text:p>568.383</text:p>
          </table:table-cell>
          <table:table-cell office:value-type="float" office:value="571.386" calcext:value-type="float">
            <text:p>571.386</text:p>
          </table:table-cell>
          <table:table-cell office:value-type="float" office:value="572.382" calcext:value-type="float">
            <text:p>572.382</text:p>
          </table:table-cell>
          <table:table-cell office:value-type="float" office:value="573.383" calcext:value-type="float">
            <text:p>573.383</text:p>
          </table:table-cell>
          <table:table-cell table:number-columns-repeated="2" office:value-type="float" office:value="574.383" calcext:value-type="float">
            <text:p>574.383</text:p>
          </table:table-cell>
          <table:table-cell table:number-columns-repeated="2" office:value-type="float" office:value="576.384" calcext:value-type="float">
            <text:p>576.384</text:p>
          </table:table-cell>
          <table:table-cell office:value-type="float" office:value="576.385" calcext:value-type="float">
            <text:p>576.385</text:p>
          </table:table-cell>
          <table:table-cell office:value-type="float" office:value="577.382" calcext:value-type="float">
            <text:p>577.382</text:p>
          </table:table-cell>
          <table:table-cell office:value-type="float" office:value="577.386" calcext:value-type="float">
            <text:p>577.386</text:p>
          </table:table-cell>
          <table:table-cell office:value-type="float" office:value="578.383" calcext:value-type="float">
            <text:p>578.383</text:p>
          </table:table-cell>
          <table:table-cell office:value-type="float" office:value="580.381" calcext:value-type="float">
            <text:p>580.381</text:p>
          </table:table-cell>
          <table:table-cell office:value-type="float" office:value="581.382" calcext:value-type="float">
            <text:p>581.382</text:p>
          </table:table-cell>
          <table:table-cell office:value-type="float" office:value="581.386" calcext:value-type="float">
            <text:p>581.386</text:p>
          </table:table-cell>
          <table:table-cell table:number-columns-repeated="2" office:value-type="float" office:value="582.384" calcext:value-type="float">
            <text:p>582.384</text:p>
          </table:table-cell>
          <table:table-cell office:value-type="float" office:value="583.381" calcext:value-type="float">
            <text:p>583.381</text:p>
          </table:table-cell>
          <table:table-cell office:value-type="float" office:value="583.384" calcext:value-type="float">
            <text:p>583.384</text:p>
          </table:table-cell>
          <table:table-cell office:value-type="float" office:value="585.382" calcext:value-type="float">
            <text:p>585.382</text:p>
          </table:table-cell>
          <table:table-cell office:value-type="float" office:value="585.386" calcext:value-type="float">
            <text:p>585.386</text:p>
          </table:table-cell>
          <table:table-cell table:number-columns-repeated="2" office:value-type="float" office:value="587.385" calcext:value-type="float">
            <text:p>587.385</text:p>
          </table:table-cell>
          <table:table-cell office:value-type="float" office:value="588.382" calcext:value-type="float">
            <text:p>588.382</text:p>
          </table:table-cell>
          <table:table-cell office:value-type="float" office:value="588.383" calcext:value-type="float">
            <text:p>588.383</text:p>
          </table:table-cell>
          <table:table-cell office:value-type="float" office:value="588.384" calcext:value-type="float">
            <text:p>588.384</text:p>
          </table:table-cell>
          <table:table-cell office:value-type="float" office:value="589.382" calcext:value-type="float">
            <text:p>589.382</text:p>
          </table:table-cell>
          <table:table-cell office:value-type="float" office:value="589.384" calcext:value-type="float">
            <text:p>589.384</text:p>
          </table:table-cell>
          <table:table-cell table:number-columns-repeated="2" office:value-type="float" office:value="590.383" calcext:value-type="float">
            <text:p>590.383</text:p>
          </table:table-cell>
          <table:table-cell office:value-type="float" office:value="591.383" calcext:value-type="float">
            <text:p>591.383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593.384" calcext:value-type="float">
            <text:p>593.384</text:p>
          </table:table-cell>
          <table:table-cell table:number-columns-repeated="2" office:value-type="float" office:value="594.384" calcext:value-type="float">
            <text:p>594.384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3.383" calcext:value-type="float">
            <text:p>603.383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5.381" calcext:value-type="float">
            <text:p>605.381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06.382" calcext:value-type="float">
            <text:p>606.382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09.383" calcext:value-type="float">
            <text:p>609.383</text:p>
          </table:table-cell>
          <table:table-cell office:value-type="float" office:value="782.371" calcext:value-type="float">
            <text:p>782.371</text:p>
          </table:table-cell>
          <table:table-cell office:value-type="float" office:value="783.372" calcext:value-type="float">
            <text:p>783.372</text:p>
          </table:table-cell>
          <table:table-cell office:value-type="float" office:value="1310.368" calcext:value-type="float">
            <text:p>1310.368</text:p>
          </table:table-cell>
          <table:table-cell office:value-type="float" office:value="1313.368" calcext:value-type="float">
            <text:p>1313.368</text:p>
          </table:table-cell>
          <table:table-cell office:value-type="float" office:value="1316.367" calcext:value-type="float">
            <text:p>1316.367</text:p>
          </table:table-cell>
          <table:table-cell office:value-type="float" office:value="1316.37" calcext:value-type="float">
            <text:p>1316.37</text:p>
          </table:table-cell>
          <table:table-cell office:value-type="float" office:value="1316.372" calcext:value-type="float">
            <text:p>1316.372</text:p>
          </table:table-cell>
          <table:table-cell office:value-type="float" office:value="1317.365" calcext:value-type="float">
            <text:p>1317.365</text:p>
          </table:table-cell>
          <table:table-cell office:value-type="float" office:value="1318.365" calcext:value-type="float">
            <text:p>1318.365</text:p>
          </table:table-cell>
          <table:table-cell office:value-type="float" office:value="1393.366" calcext:value-type="float">
            <text:p>1393.366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548.364" calcext:value-type="float">
            <text:p>1548.364</text:p>
          </table:table-cell>
          <table:table-cell office:value-type="float" office:value="1552.361" calcext:value-type="float">
            <text:p>1552.361</text:p>
          </table:table-cell>
          <table:table-cell office:value-type="float" office:value="1657.361" calcext:value-type="float">
            <text:p>1657.361</text:p>
          </table:table-cell>
          <table:table-cell office:value-type="float" office:value="2328.343" calcext:value-type="float">
            <text:p>2328.343</text:p>
          </table:table-cell>
          <table:table-cell office:value-type="float" office:value="2334.344" calcext:value-type="float">
            <text:p>2334.344</text:p>
          </table:table-cell>
          <table:table-cell office:value-type="float" office:value="2336.347" calcext:value-type="float">
            <text:p>2336.347</text:p>
          </table:table-cell>
          <table:table-cell table:number-columns-repeated="2" office:value-type="float" office:value="3240" calcext:value-type="float">
            <text:p>3240</text:p>
          </table:table-cell>
          <table:table-cell office:value-type="float" office:value="3250" calcext:value-type="float">
            <text:p>3250</text:p>
          </table:table-cell>
          <table:table-cell office:value-type="float" office:value="3270" calcext:value-type="float">
            <text:p>3270</text:p>
          </table:table-cell>
          <table:table-cell/>
          <table:table-cell table:formula="of:=MIN([.A65:.CV65])" office:value-type="float" office:value="185.393" calcext:value-type="float">
            <text:p>185.393</text:p>
          </table:table-cell>
          <table:table-cell table:formula="of:=AVERAGE([.A65:.CT65])" office:value-type="float" office:value="673.069244897959" calcext:value-type="float">
            <text:p>673.069244898</text:p>
          </table:table-cell>
          <table:table-cell table:formula="of:=AVERAGE([.A65:.CV65])" office:value-type="float" office:value="724.80786" calcext:value-type="float">
            <text:p>724.80786</text:p>
          </table:table-cell>
          <table:table-cell table:formula="of:=MAX([.A65:.CV65])"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183.393" calcext:value-type="float">
            <text:p>183.393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96.394" calcext:value-type="float">
            <text:p>196.394</text:p>
          </table:table-cell>
          <table:table-cell table:number-columns-repeated="6" office:value-type="float" office:value="197.395" calcext:value-type="float">
            <text:p>197.395</text:p>
          </table:table-cell>
          <table:table-cell table:number-columns-repeated="2" office:value-type="float" office:value="199.394" calcext:value-type="float">
            <text:p>199.394</text:p>
          </table:table-cell>
          <table:table-cell table:number-columns-repeated="4" office:value-type="float" office:value="200.394" calcext:value-type="float">
            <text:p>200.394</text:p>
          </table:table-cell>
          <table:table-cell table:number-columns-repeated="21" office:value-type="float" office:value="201.394" calcext:value-type="float">
            <text:p>201.394</text:p>
          </table:table-cell>
          <table:table-cell office:value-type="float" office:value="323.386" calcext:value-type="float">
            <text:p>323.386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482.379" calcext:value-type="float">
            <text:p>482.379</text:p>
          </table:table-cell>
          <table:table-cell office:value-type="float" office:value="564.386" calcext:value-type="float">
            <text:p>564.386</text:p>
          </table:table-cell>
          <table:table-cell office:value-type="float" office:value="571.383" calcext:value-type="float">
            <text:p>571.383</text:p>
          </table:table-cell>
          <table:table-cell table:number-columns-repeated="2" office:value-type="float" office:value="575.384" calcext:value-type="float">
            <text:p>575.384</text:p>
          </table:table-cell>
          <table:table-cell table:number-columns-repeated="2" office:value-type="float" office:value="576.382" calcext:value-type="float">
            <text:p>576.382</text:p>
          </table:table-cell>
          <table:table-cell office:value-type="float" office:value="576.384" calcext:value-type="float">
            <text:p>576.384</text:p>
          </table:table-cell>
          <table:table-cell table:number-columns-repeated="2" office:value-type="float" office:value="577.384" calcext:value-type="float">
            <text:p>577.384</text:p>
          </table:table-cell>
          <table:table-cell office:value-type="float" office:value="577.386" calcext:value-type="float">
            <text:p>577.386</text:p>
          </table:table-cell>
          <table:table-cell table:number-columns-repeated="3" office:value-type="float" office:value="578.384" calcext:value-type="float">
            <text:p>578.384</text:p>
          </table:table-cell>
          <table:table-cell office:value-type="float" office:value="579.383" calcext:value-type="float">
            <text:p>579.383</text:p>
          </table:table-cell>
          <table:table-cell office:value-type="float" office:value="581.383" calcext:value-type="float">
            <text:p>581.383</text:p>
          </table:table-cell>
          <table:table-cell office:value-type="float" office:value="582.38" calcext:value-type="float">
            <text:p>582.38</text:p>
          </table:table-cell>
          <table:table-cell office:value-type="float" office:value="582.382" calcext:value-type="float">
            <text:p>582.382</text:p>
          </table:table-cell>
          <table:table-cell table:number-columns-repeated="2" office:value-type="float" office:value="583.385" calcext:value-type="float">
            <text:p>583.385</text:p>
          </table:table-cell>
          <table:table-cell table:number-columns-repeated="2" office:value-type="float" office:value="584.383" calcext:value-type="float">
            <text:p>584.383</text:p>
          </table:table-cell>
          <table:table-cell office:value-type="float" office:value="586.384" calcext:value-type="float">
            <text:p>586.384</text:p>
          </table:table-cell>
          <table:table-cell office:value-type="float" office:value="588.384" calcext:value-type="float">
            <text:p>588.384</text:p>
          </table:table-cell>
          <table:table-cell office:value-type="float" office:value="588.386" calcext:value-type="float">
            <text:p>588.386</text:p>
          </table:table-cell>
          <table:table-cell office:value-type="float" office:value="589.38" calcext:value-type="float">
            <text:p>589.38</text:p>
          </table:table-cell>
          <table:table-cell office:value-type="float" office:value="589.382" calcext:value-type="float">
            <text:p>589.382</text:p>
          </table:table-cell>
          <table:table-cell office:value-type="float" office:value="591.382" calcext:value-type="float">
            <text:p>591.382</text:p>
          </table:table-cell>
          <table:table-cell table:number-columns-repeated="2" office:value-type="float" office:value="591.383" calcext:value-type="float">
            <text:p>591.383</text:p>
          </table:table-cell>
          <table:table-cell office:value-type="float" office:value="591.384" calcext:value-type="float">
            <text:p>591.384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5.383" calcext:value-type="float">
            <text:p>605.383</text:p>
          </table:table-cell>
          <table:table-cell table:number-columns-repeated="2" office:value-type="float" office:value="605.385" calcext:value-type="float">
            <text:p>605.385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9.383" calcext:value-type="float">
            <text:p>609.383</text:p>
          </table:table-cell>
          <table:table-cell office:value-type="float" office:value="611.384" calcext:value-type="float">
            <text:p>611.384</text:p>
          </table:table-cell>
          <table:table-cell office:value-type="float" office:value="783.371" calcext:value-type="float">
            <text:p>783.371</text:p>
          </table:table-cell>
          <table:table-cell office:value-type="float" office:value="784.371" calcext:value-type="float">
            <text:p>784.371</text:p>
          </table:table-cell>
          <table:table-cell office:value-type="float" office:value="784.372" calcext:value-type="float">
            <text:p>784.372</text:p>
          </table:table-cell>
          <table:table-cell office:value-type="float" office:value="1006.372" calcext:value-type="float">
            <text:p>1006.372</text:p>
          </table:table-cell>
          <table:table-cell office:value-type="float" office:value="1312.368" calcext:value-type="float">
            <text:p>1312.368</text:p>
          </table:table-cell>
          <table:table-cell office:value-type="float" office:value="1313.371" calcext:value-type="float">
            <text:p>1313.371</text:p>
          </table:table-cell>
          <table:table-cell office:value-type="float" office:value="1315.365" calcext:value-type="float">
            <text:p>1315.365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16.37" calcext:value-type="float">
            <text:p>1316.37</text:p>
          </table:table-cell>
          <table:table-cell office:value-type="float" office:value="1317.372" calcext:value-type="float">
            <text:p>1317.372</text:p>
          </table:table-cell>
          <table:table-cell office:value-type="float" office:value="1392.367" calcext:value-type="float">
            <text:p>1392.367</text:p>
          </table:table-cell>
          <table:table-cell office:value-type="float" office:value="1395.364" calcext:value-type="float">
            <text:p>1395.364</text:p>
          </table:table-cell>
          <table:table-cell office:value-type="float" office:value="1402.366" calcext:value-type="float">
            <text:p>1402.366</text:p>
          </table:table-cell>
          <table:table-cell office:value-type="float" office:value="1541.364" calcext:value-type="float">
            <text:p>1541.364</text:p>
          </table:table-cell>
          <table:table-cell office:value-type="float" office:value="1551.361" calcext:value-type="float">
            <text:p>1551.361</text:p>
          </table:table-cell>
          <table:table-cell office:value-type="float" office:value="1554.37" calcext:value-type="float">
            <text:p>1554.37</text:p>
          </table:table-cell>
          <table:table-cell office:value-type="float" office:value="1555.366" calcext:value-type="float">
            <text:p>1555.366</text:p>
          </table:table-cell>
          <table:table-cell office:value-type="float" office:value="3140" calcext:value-type="float">
            <text:p>3140</text:p>
          </table:table-cell>
          <table:table-cell office:value-type="float" office:value="3240" calcext:value-type="float">
            <text:p>3240</text:p>
          </table:table-cell>
          <table:table-cell office:value-type="float" office:value="3250" calcext:value-type="float">
            <text:p>3250</text:p>
          </table:table-cell>
          <table:table-cell office:value-type="float" office:value="3270" calcext:value-type="float">
            <text:p>3270</text:p>
          </table:table-cell>
          <table:table-cell/>
          <table:table-cell table:formula="of:=MIN([.A66:.CV66])" office:value-type="float" office:value="183.393" calcext:value-type="float">
            <text:p>183.393</text:p>
          </table:table-cell>
          <table:table-cell table:formula="of:=AVERAGE([.A66:.CT66])" office:value-type="float" office:value="597.836367346939" calcext:value-type="float">
            <text:p>597.8363673469</text:p>
          </table:table-cell>
          <table:table-cell table:formula="of:=AVERAGE([.A66:.CV66])" office:value-type="float" office:value="651.07964" calcext:value-type="float">
            <text:p>651.07964</text:p>
          </table:table-cell>
          <table:table-cell table:formula="of:=MAX([.A66:.CV66])"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181.393" calcext:value-type="float">
            <text:p>181.393</text:p>
          </table:table-cell>
          <table:table-cell office:value-type="float" office:value="182.394" calcext:value-type="float">
            <text:p>182.394</text:p>
          </table:table-cell>
          <table:table-cell office:value-type="float" office:value="186.393" calcext:value-type="float">
            <text:p>186.393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7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4" office:value-type="float" office:value="200.394" calcext:value-type="float">
            <text:p>200.394</text:p>
          </table:table-cell>
          <table:table-cell table:number-columns-repeated="14" office:value-type="float" office:value="201.394" calcext:value-type="float">
            <text:p>201.394</text:p>
          </table:table-cell>
          <table:table-cell table:number-columns-repeated="3" office:value-type="float" office:value="324.386" calcext:value-type="float">
            <text:p>324.386</text:p>
          </table:table-cell>
          <table:table-cell office:value-type="float" office:value="481.377" calcext:value-type="float">
            <text:p>481.377</text:p>
          </table:table-cell>
          <table:table-cell office:value-type="float" office:value="564.382" calcext:value-type="float">
            <text:p>564.382</text:p>
          </table:table-cell>
          <table:table-cell office:value-type="float" office:value="564.386" calcext:value-type="float">
            <text:p>564.386</text:p>
          </table:table-cell>
          <table:table-cell office:value-type="float" office:value="570.385" calcext:value-type="float">
            <text:p>570.385</text:p>
          </table:table-cell>
          <table:table-cell table:number-columns-repeated="2" office:value-type="float" office:value="571.383" calcext:value-type="float">
            <text:p>571.383</text:p>
          </table:table-cell>
          <table:table-cell office:value-type="float" office:value="572.385" calcext:value-type="float">
            <text:p>572.385</text:p>
          </table:table-cell>
          <table:table-cell office:value-type="float" office:value="574.382" calcext:value-type="float">
            <text:p>574.382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6.382" calcext:value-type="float">
            <text:p>576.382</text:p>
          </table:table-cell>
          <table:table-cell office:value-type="float" office:value="576.383" calcext:value-type="float">
            <text:p>576.383</text:p>
          </table:table-cell>
          <table:table-cell table:number-columns-repeated="2" office:value-type="float" office:value="576.386" calcext:value-type="float">
            <text:p>576.386</text:p>
          </table:table-cell>
          <table:table-cell office:value-type="float" office:value="577.382" calcext:value-type="float">
            <text:p>577.382</text:p>
          </table:table-cell>
          <table:table-cell office:value-type="float" office:value="578.386" calcext:value-type="float">
            <text:p>578.386</text:p>
          </table:table-cell>
          <table:table-cell office:value-type="float" office:value="579.382" calcext:value-type="float">
            <text:p>579.382</text:p>
          </table:table-cell>
          <table:table-cell table:number-columns-repeated="2" office:value-type="float" office:value="579.383" calcext:value-type="float">
            <text:p>579.383</text:p>
          </table:table-cell>
          <table:table-cell office:value-type="float" office:value="580.382" calcext:value-type="float">
            <text:p>580.382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3.383" calcext:value-type="float">
            <text:p>583.383</text:p>
          </table:table-cell>
          <table:table-cell office:value-type="float" office:value="584.385" calcext:value-type="float">
            <text:p>584.385</text:p>
          </table:table-cell>
          <table:table-cell office:value-type="float" office:value="588.383" calcext:value-type="float">
            <text:p>588.383</text:p>
          </table:table-cell>
          <table:table-cell office:value-type="float" office:value="588.384" calcext:value-type="float">
            <text:p>588.384</text:p>
          </table:table-cell>
          <table:table-cell office:value-type="float" office:value="588.386" calcext:value-type="float">
            <text:p>588.386</text:p>
          </table:table-cell>
          <table:table-cell office:value-type="float" office:value="590.381" calcext:value-type="float">
            <text:p>590.381</text:p>
          </table:table-cell>
          <table:table-cell office:value-type="float" office:value="591.382" calcext:value-type="float">
            <text:p>591.382</text:p>
          </table:table-cell>
          <table:table-cell table:number-columns-repeated="2" office:value-type="float" office:value="592.384" calcext:value-type="float">
            <text:p>592.384</text:p>
          </table:table-cell>
          <table:table-cell office:value-type="float" office:value="593.385" calcext:value-type="float">
            <text:p>593.385</text:p>
          </table:table-cell>
          <table:table-cell office:value-type="float" office:value="605.38" calcext:value-type="float">
            <text:p>605.38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06.382" calcext:value-type="float">
            <text:p>606.382</text:p>
          </table:table-cell>
          <table:table-cell table:number-columns-repeated="2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780.371" calcext:value-type="float">
            <text:p>780.371</text:p>
          </table:table-cell>
          <table:table-cell office:value-type="float" office:value="782.37" calcext:value-type="float">
            <text:p>782.37</text:p>
          </table:table-cell>
          <table:table-cell office:value-type="float" office:value="782.371" calcext:value-type="float">
            <text:p>782.371</text:p>
          </table:table-cell>
          <table:table-cell office:value-type="float" office:value="783.373" calcext:value-type="float">
            <text:p>783.373</text:p>
          </table:table-cell>
          <table:table-cell office:value-type="float" office:value="784.371" calcext:value-type="float">
            <text:p>784.371</text:p>
          </table:table-cell>
          <table:table-cell office:value-type="float" office:value="785.371" calcext:value-type="float">
            <text:p>785.371</text:p>
          </table:table-cell>
          <table:table-cell office:value-type="float" office:value="786.369" calcext:value-type="float">
            <text:p>786.369</text:p>
          </table:table-cell>
          <table:table-cell office:value-type="float" office:value="1004.374" calcext:value-type="float">
            <text:p>1004.374</text:p>
          </table:table-cell>
          <table:table-cell office:value-type="float" office:value="1288.368" calcext:value-type="float">
            <text:p>1288.368</text:p>
          </table:table-cell>
          <table:table-cell office:value-type="float" office:value="1292.365" calcext:value-type="float">
            <text:p>1292.365</text:p>
          </table:table-cell>
          <table:table-cell office:value-type="float" office:value="1310.367" calcext:value-type="float">
            <text:p>1310.367</text:p>
          </table:table-cell>
          <table:table-cell office:value-type="float" office:value="1312.37" calcext:value-type="float">
            <text:p>1312.37</text:p>
          </table:table-cell>
          <table:table-cell office:value-type="float" office:value="1313.368" calcext:value-type="float">
            <text:p>1313.368</text:p>
          </table:table-cell>
          <table:table-cell office:value-type="float" office:value="1314.366" calcext:value-type="float">
            <text:p>1314.366</text:p>
          </table:table-cell>
          <table:table-cell office:value-type="float" office:value="1316.367" calcext:value-type="float">
            <text:p>1316.367</text:p>
          </table:table-cell>
          <table:table-cell office:value-type="float" office:value="1317.367" calcext:value-type="float">
            <text:p>1317.367</text:p>
          </table:table-cell>
          <table:table-cell office:value-type="float" office:value="1317.373" calcext:value-type="float">
            <text:p>1317.373</text:p>
          </table:table-cell>
          <table:table-cell office:value-type="float" office:value="1318.37" calcext:value-type="float">
            <text:p>1318.37</text:p>
          </table:table-cell>
          <table:table-cell office:value-type="float" office:value="1320.366" calcext:value-type="float">
            <text:p>1320.366</text:p>
          </table:table-cell>
          <table:table-cell office:value-type="float" office:value="1399.366" calcext:value-type="float">
            <text:p>1399.366</text:p>
          </table:table-cell>
          <table:table-cell office:value-type="float" office:value="1401.366" calcext:value-type="float">
            <text:p>1401.366</text:p>
          </table:table-cell>
          <table:table-cell office:value-type="float" office:value="1541.36" calcext:value-type="float">
            <text:p>1541.36</text:p>
          </table:table-cell>
          <table:table-cell office:value-type="float" office:value="1665.36" calcext:value-type="float">
            <text:p>1665.36</text:p>
          </table:table-cell>
          <table:table-cell office:value-type="float" office:value="1822.355" calcext:value-type="float">
            <text:p>1822.355</text:p>
          </table:table-cell>
          <table:table-cell office:value-type="float" office:value="1888.352" calcext:value-type="float">
            <text:p>1888.352</text:p>
          </table:table-cell>
          <table:table-cell office:value-type="float" office:value="3250" calcext:value-type="float">
            <text:p>3250</text:p>
          </table:table-cell>
          <table:table-cell office:value-type="float" office:value="3270" calcext:value-type="float">
            <text:p>3270</text:p>
          </table:table-cell>
          <table:table-cell/>
          <table:table-cell table:formula="of:=MIN([.A67:.CV67])" office:value-type="float" office:value="181.393" calcext:value-type="float">
            <text:p>181.393</text:p>
          </table:table-cell>
          <table:table-cell table:formula="of:=AVERAGE([.A67:.CT67])" office:value-type="float" office:value="604.91362244898" calcext:value-type="float">
            <text:p>604.913622449</text:p>
          </table:table-cell>
          <table:table-cell table:formula="of:=AVERAGE([.A67:.CV67])" office:value-type="float" office:value="658.01535" calcext:value-type="float">
            <text:p>658.01535</text:p>
          </table:table-cell>
          <table:table-cell table:formula="of:=MAX([.A67:.CV67])"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183.393" calcext:value-type="float">
            <text:p>183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96.394" calcext:value-type="float">
            <text:p>196.394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14" office:value-type="float" office:value="197.395" calcext:value-type="float">
            <text:p>197.395</text:p>
          </table:table-cell>
          <table:table-cell table:number-columns-repeated="5" office:value-type="float" office:value="198.394" calcext:value-type="float">
            <text:p>198.394</text:p>
          </table:table-cell>
          <table:table-cell office:value-type="float" office:value="200.394" calcext:value-type="float">
            <text:p>200.394</text:p>
          </table:table-cell>
          <table:table-cell table:number-columns-repeated="15" office:value-type="float" office:value="201.394" calcext:value-type="float">
            <text:p>201.394</text:p>
          </table:table-cell>
          <table:table-cell office:value-type="float" office:value="321.385" calcext:value-type="float">
            <text:p>321.385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63.383" calcext:value-type="float">
            <text:p>563.383</text:p>
          </table:table-cell>
          <table:table-cell office:value-type="float" office:value="566.381" calcext:value-type="float">
            <text:p>566.381</text:p>
          </table:table-cell>
          <table:table-cell office:value-type="float" office:value="573.384" calcext:value-type="float">
            <text:p>573.384</text:p>
          </table:table-cell>
          <table:table-cell office:value-type="float" office:value="574.383" calcext:value-type="float">
            <text:p>574.383</text:p>
          </table:table-cell>
          <table:table-cell office:value-type="float" office:value="575.386" calcext:value-type="float">
            <text:p>575.386</text:p>
          </table:table-cell>
          <table:table-cell office:value-type="float" office:value="576.385" calcext:value-type="float">
            <text:p>576.385</text:p>
          </table:table-cell>
          <table:table-cell office:value-type="float" office:value="577.381" calcext:value-type="float">
            <text:p>577.381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7.386" calcext:value-type="float">
            <text:p>577.386</text:p>
          </table:table-cell>
          <table:table-cell office:value-type="float" office:value="578.384" calcext:value-type="float">
            <text:p>578.384</text:p>
          </table:table-cell>
          <table:table-cell table:number-columns-repeated="2" office:value-type="float" office:value="579.383" calcext:value-type="float">
            <text:p>579.383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79.385" calcext:value-type="float">
            <text:p>579.385</text:p>
          </table:table-cell>
          <table:table-cell table:number-columns-repeated="2" office:value-type="float" office:value="580.384" calcext:value-type="float">
            <text:p>580.384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1.379" calcext:value-type="float">
            <text:p>581.379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1.385" calcext:value-type="float">
            <text:p>581.385</text:p>
          </table:table-cell>
          <table:table-cell table:number-columns-repeated="2" office:value-type="float" office:value="583.384" calcext:value-type="float">
            <text:p>583.384</text:p>
          </table:table-cell>
          <table:table-cell office:value-type="float" office:value="583.385" calcext:value-type="float">
            <text:p>583.385</text:p>
          </table:table-cell>
          <table:table-cell office:value-type="float" office:value="585.382" calcext:value-type="float">
            <text:p>585.382</text:p>
          </table:table-cell>
          <table:table-cell office:value-type="float" office:value="587.381" calcext:value-type="float">
            <text:p>587.381</text:p>
          </table:table-cell>
          <table:table-cell office:value-type="float" office:value="587.382" calcext:value-type="float">
            <text:p>587.382</text:p>
          </table:table-cell>
          <table:table-cell office:value-type="float" office:value="588.381" calcext:value-type="float">
            <text:p>588.381</text:p>
          </table:table-cell>
          <table:table-cell office:value-type="float" office:value="588.383" calcext:value-type="float">
            <text:p>588.383</text:p>
          </table:table-cell>
          <table:table-cell office:value-type="float" office:value="590.383" calcext:value-type="float">
            <text:p>590.383</text:p>
          </table:table-cell>
          <table:table-cell office:value-type="float" office:value="590.384" calcext:value-type="float">
            <text:p>590.384</text:p>
          </table:table-cell>
          <table:table-cell office:value-type="float" office:value="592.383" calcext:value-type="float">
            <text:p>592.383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06.382" calcext:value-type="float">
            <text:p>606.382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3.372" calcext:value-type="float">
            <text:p>783.372</text:p>
          </table:table-cell>
          <table:table-cell office:value-type="float" office:value="784.371" calcext:value-type="float">
            <text:p>784.371</text:p>
          </table:table-cell>
          <table:table-cell office:value-type="float" office:value="998.37" calcext:value-type="float">
            <text:p>998.37</text:p>
          </table:table-cell>
          <table:table-cell office:value-type="float" office:value="1033.379" calcext:value-type="float">
            <text:p>1033.379</text:p>
          </table:table-cell>
          <table:table-cell office:value-type="float" office:value="1290.367" calcext:value-type="float">
            <text:p>1290.367</text:p>
          </table:table-cell>
          <table:table-cell office:value-type="float" office:value="1291.367" calcext:value-type="float">
            <text:p>1291.367</text:p>
          </table:table-cell>
          <table:table-cell office:value-type="float" office:value="1313.37" calcext:value-type="float">
            <text:p>1313.37</text:p>
          </table:table-cell>
          <table:table-cell office:value-type="float" office:value="1314.366" calcext:value-type="float">
            <text:p>1314.366</text:p>
          </table:table-cell>
          <table:table-cell office:value-type="float" office:value="1315.369" calcext:value-type="float">
            <text:p>1315.369</text:p>
          </table:table-cell>
          <table:table-cell office:value-type="float" office:value="1317.366" calcext:value-type="float">
            <text:p>1317.366</text:p>
          </table:table-cell>
          <table:table-cell office:value-type="float" office:value="1398.368" calcext:value-type="float">
            <text:p>1398.368</text:p>
          </table:table-cell>
          <table:table-cell office:value-type="float" office:value="1549.362" calcext:value-type="float">
            <text:p>1549.362</text:p>
          </table:table-cell>
          <table:table-cell office:value-type="float" office:value="1654.358" calcext:value-type="float">
            <text:p>1654.358</text:p>
          </table:table-cell>
          <table:table-cell office:value-type="float" office:value="1656.362" calcext:value-type="float">
            <text:p>1656.362</text:p>
          </table:table-cell>
          <table:table-cell office:value-type="float" office:value="1674.362" calcext:value-type="float">
            <text:p>1674.362</text:p>
          </table:table-cell>
          <table:table-cell office:value-type="float" office:value="1825.359" calcext:value-type="float">
            <text:p>1825.359</text:p>
          </table:table-cell>
          <table:table-cell office:value-type="float" office:value="1826.354" calcext:value-type="float">
            <text:p>1826.354</text:p>
          </table:table-cell>
          <table:table-cell office:value-type="float" office:value="2096.343" calcext:value-type="float">
            <text:p>2096.343</text:p>
          </table:table-cell>
          <table:table-cell office:value-type="float" office:value="2337.348" calcext:value-type="float">
            <text:p>2337.348</text:p>
          </table:table-cell>
          <table:table-cell office:value-type="float" office:value="3140" calcext:value-type="float">
            <text:p>3140</text:p>
          </table:table-cell>
          <table:table-cell office:value-type="float" office:value="3230" calcext:value-type="float">
            <text:p>3230</text:p>
          </table:table-cell>
          <table:table-cell office:value-type="float" office:value="3250" calcext:value-type="float">
            <text:p>3250</text:p>
          </table:table-cell>
          <table:table-cell office:value-type="float" office:value="3270" calcext:value-type="float">
            <text:p>3270</text:p>
          </table:table-cell>
          <table:table-cell/>
          <table:table-cell table:formula="of:=MIN([.A68:.CV68])" office:value-type="float" office:value="183.393" calcext:value-type="float">
            <text:p>183.393</text:p>
          </table:table-cell>
          <table:table-cell table:formula="of:=AVERAGE([.A68:.CT68])" office:value-type="float" office:value="642.896551020408" calcext:value-type="float">
            <text:p>642.8965510204</text:p>
          </table:table-cell>
          <table:table-cell table:formula="of:=AVERAGE([.A68:.CV68])" office:value-type="float" office:value="695.23862" calcext:value-type="float">
            <text:p>695.23862</text:p>
          </table:table-cell>
          <table:table-cell table:formula="of:=MAX([.A68:.CV68])" office:value-type="float" office:value="3270" calcext:value-type="float">
            <text:p>3270</text:p>
          </table:table-cell>
        </table:table-row>
        <table:table-row table:style-name="ro1">
          <table:table-cell table:number-columns-repeated="2" office:value-type="float" office:value="181.393" calcext:value-type="float">
            <text:p>181.393</text:p>
          </table:table-cell>
          <table:table-cell office:value-type="float" office:value="186.393" calcext:value-type="float">
            <text:p>186.393</text:p>
          </table:table-cell>
          <table:table-cell table:number-columns-repeated="8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office:value-type="float" office:value="199.394" calcext:value-type="float">
            <text:p>199.394</text:p>
          </table:table-cell>
          <table:table-cell table:number-columns-repeated="3" office:value-type="float" office:value="200.394" calcext:value-type="float">
            <text:p>200.394</text:p>
          </table:table-cell>
          <table:table-cell table:number-columns-repeated="12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52.386" calcext:value-type="float">
            <text:p>552.386</text:p>
          </table:table-cell>
          <table:table-cell office:value-type="float" office:value="564.383" calcext:value-type="float">
            <text:p>564.383</text:p>
          </table:table-cell>
          <table:table-cell office:value-type="float" office:value="568.383" calcext:value-type="float">
            <text:p>568.383</text:p>
          </table:table-cell>
          <table:table-cell office:value-type="float" office:value="568.387" calcext:value-type="float">
            <text:p>568.387</text:p>
          </table:table-cell>
          <table:table-cell office:value-type="float" office:value="570.385" calcext:value-type="float">
            <text:p>570.385</text:p>
          </table:table-cell>
          <table:table-cell office:value-type="float" office:value="573.384" calcext:value-type="float">
            <text:p>573.384</text:p>
          </table:table-cell>
          <table:table-cell table:number-columns-repeated="2" office:value-type="float" office:value="575.384" calcext:value-type="float">
            <text:p>575.384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6.385" calcext:value-type="float">
            <text:p>576.385</text:p>
          </table:table-cell>
          <table:table-cell office:value-type="float" office:value="577.383" calcext:value-type="float">
            <text:p>577.383</text:p>
          </table:table-cell>
          <table:table-cell office:value-type="float" office:value="578.382" calcext:value-type="float">
            <text:p>578.382</text:p>
          </table:table-cell>
          <table:table-cell table:number-columns-repeated="3" office:value-type="float" office:value="578.384" calcext:value-type="float">
            <text:p>578.384</text:p>
          </table:table-cell>
          <table:table-cell table:number-columns-repeated="2" office:value-type="float" office:value="579.384" calcext:value-type="float">
            <text:p>579.384</text:p>
          </table:table-cell>
          <table:table-cell office:value-type="float" office:value="579.385" calcext:value-type="float">
            <text:p>579.385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5" calcext:value-type="float">
            <text:p>581.385</text:p>
          </table:table-cell>
          <table:table-cell office:value-type="float" office:value="581.386" calcext:value-type="float">
            <text:p>581.386</text:p>
          </table:table-cell>
          <table:table-cell table:number-columns-repeated="2" office:value-type="float" office:value="582.383" calcext:value-type="float">
            <text:p>582.383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2.385" calcext:value-type="float">
            <text:p>582.385</text:p>
          </table:table-cell>
          <table:table-cell office:value-type="float" office:value="583.382" calcext:value-type="float">
            <text:p>583.382</text:p>
          </table:table-cell>
          <table:table-cell table:number-columns-repeated="2" office:value-type="float" office:value="583.384" calcext:value-type="float">
            <text:p>583.384</text:p>
          </table:table-cell>
          <table:table-cell office:value-type="float" office:value="584.382" calcext:value-type="float">
            <text:p>584.382</text:p>
          </table:table-cell>
          <table:table-cell office:value-type="float" office:value="585.383" calcext:value-type="float">
            <text:p>585.383</text:p>
          </table:table-cell>
          <table:table-cell office:value-type="float" office:value="585.386" calcext:value-type="float">
            <text:p>585.386</text:p>
          </table:table-cell>
          <table:table-cell office:value-type="float" office:value="586.382" calcext:value-type="float">
            <text:p>586.382</text:p>
          </table:table-cell>
          <table:table-cell office:value-type="float" office:value="586.384" calcext:value-type="float">
            <text:p>586.384</text:p>
          </table:table-cell>
          <table:table-cell office:value-type="float" office:value="586.386" calcext:value-type="float">
            <text:p>586.386</text:p>
          </table:table-cell>
          <table:table-cell office:value-type="float" office:value="587.381" calcext:value-type="float">
            <text:p>587.381</text:p>
          </table:table-cell>
          <table:table-cell office:value-type="float" office:value="587.383" calcext:value-type="float">
            <text:p>587.383</text:p>
          </table:table-cell>
          <table:table-cell office:value-type="float" office:value="589.386" calcext:value-type="float">
            <text:p>589.386</text:p>
          </table:table-cell>
          <table:table-cell office:value-type="float" office:value="590.381" calcext:value-type="float">
            <text:p>590.381</text:p>
          </table:table-cell>
          <table:table-cell office:value-type="float" office:value="590.382" calcext:value-type="float">
            <text:p>590.382</text:p>
          </table:table-cell>
          <table:table-cell office:value-type="float" office:value="590.384" calcext:value-type="float">
            <text:p>590.384</text:p>
          </table:table-cell>
          <table:table-cell office:value-type="float" office:value="590.386" calcext:value-type="float">
            <text:p>590.386</text:p>
          </table:table-cell>
          <table:table-cell office:value-type="float" office:value="591.384" calcext:value-type="float">
            <text:p>591.384</text:p>
          </table:table-cell>
          <table:table-cell office:value-type="float" office:value="592.383" calcext:value-type="float">
            <text:p>592.383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593.385" calcext:value-type="float">
            <text:p>593.385</text:p>
          </table:table-cell>
          <table:table-cell office:value-type="float" office:value="595.385" calcext:value-type="float">
            <text:p>595.385</text:p>
          </table:table-cell>
          <table:table-cell office:value-type="float" office:value="602.382" calcext:value-type="float">
            <text:p>602.382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1293.374" calcext:value-type="float">
            <text:p>1293.374</text:p>
          </table:table-cell>
          <table:table-cell office:value-type="float" office:value="1310.369" calcext:value-type="float">
            <text:p>1310.369</text:p>
          </table:table-cell>
          <table:table-cell office:value-type="float" office:value="1312.364" calcext:value-type="float">
            <text:p>1312.364</text:p>
          </table:table-cell>
          <table:table-cell office:value-type="float" office:value="1312.368" calcext:value-type="float">
            <text:p>1312.368</text:p>
          </table:table-cell>
          <table:table-cell office:value-type="float" office:value="1313.366" calcext:value-type="float">
            <text:p>1313.366</text:p>
          </table:table-cell>
          <table:table-cell office:value-type="float" office:value="1313.369" calcext:value-type="float">
            <text:p>1313.369</text:p>
          </table:table-cell>
          <table:table-cell office:value-type="float" office:value="1315.369" calcext:value-type="float">
            <text:p>1315.369</text:p>
          </table:table-cell>
          <table:table-cell office:value-type="float" office:value="1316.367" calcext:value-type="float">
            <text:p>1316.367</text:p>
          </table:table-cell>
          <table:table-cell office:value-type="float" office:value="1548.363" calcext:value-type="float">
            <text:p>1548.363</text:p>
          </table:table-cell>
          <table:table-cell office:value-type="float" office:value="1548.365" calcext:value-type="float">
            <text:p>1548.365</text:p>
          </table:table-cell>
          <table:table-cell office:value-type="float" office:value="1661.359" calcext:value-type="float">
            <text:p>1661.359</text:p>
          </table:table-cell>
          <table:table-cell office:value-type="float" office:value="1661.36" calcext:value-type="float">
            <text:p>1661.36</text:p>
          </table:table-cell>
          <table:table-cell office:value-type="float" office:value="1674.364" calcext:value-type="float">
            <text:p>1674.364</text:p>
          </table:table-cell>
          <table:table-cell office:value-type="float" office:value="2327.34" calcext:value-type="float">
            <text:p>2327.34</text:p>
          </table:table-cell>
          <table:table-cell office:value-type="float" office:value="2336.343" calcext:value-type="float">
            <text:p>2336.343</text:p>
          </table:table-cell>
          <table:table-cell office:value-type="float" office:value="2337.339" calcext:value-type="float">
            <text:p>2337.339</text:p>
          </table:table-cell>
          <table:table-cell office:value-type="float" office:value="3250" calcext:value-type="float">
            <text:p>3250</text:p>
          </table:table-cell>
          <table:table-cell office:value-type="float" office:value="3260" calcext:value-type="float">
            <text:p>3260</text:p>
          </table:table-cell>
          <table:table-cell office:value-type="float" office:value="3270" calcext:value-type="float">
            <text:p>3270</text:p>
          </table:table-cell>
          <table:table-cell/>
          <table:table-cell table:formula="of:=MIN([.A69:.CV69])" office:value-type="float" office:value="181.393" calcext:value-type="float">
            <text:p>181.393</text:p>
          </table:table-cell>
          <table:table-cell table:formula="of:=AVERAGE([.A69:.CT69])" office:value-type="float" office:value="655.920275510204" calcext:value-type="float">
            <text:p>655.9202755102</text:p>
          </table:table-cell>
          <table:table-cell table:formula="of:=AVERAGE([.A69:.CV69])" office:value-type="float" office:value="708.10187" calcext:value-type="float">
            <text:p>708.10187</text:p>
          </table:table-cell>
          <table:table-cell table:formula="of:=MAX([.A69:.CV69])"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7.393" calcext:value-type="float">
            <text:p>187.393</text:p>
          </table:table-cell>
          <table:table-cell office:value-type="float" office:value="197.394" calcext:value-type="float">
            <text:p>197.394</text:p>
          </table:table-cell>
          <table:table-cell table:number-columns-repeated="5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4" office:value-type="float" office:value="200.394" calcext:value-type="float">
            <text:p>200.394</text:p>
          </table:table-cell>
          <table:table-cell table:number-columns-repeated="21" office:value-type="float" office:value="201.394" calcext:value-type="float">
            <text:p>201.394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63.387" calcext:value-type="float">
            <text:p>563.387</text:p>
          </table:table-cell>
          <table:table-cell office:value-type="float" office:value="566.382" calcext:value-type="float">
            <text:p>566.382</text:p>
          </table:table-cell>
          <table:table-cell office:value-type="float" office:value="568.382" calcext:value-type="float">
            <text:p>568.382</text:p>
          </table:table-cell>
          <table:table-cell office:value-type="float" office:value="569.387" calcext:value-type="float">
            <text:p>569.387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3.383" calcext:value-type="float">
            <text:p>573.383</text:p>
          </table:table-cell>
          <table:table-cell office:value-type="float" office:value="573.387" calcext:value-type="float">
            <text:p>573.387</text:p>
          </table:table-cell>
          <table:table-cell office:value-type="float" office:value="574.384" calcext:value-type="float">
            <text:p>574.384</text:p>
          </table:table-cell>
          <table:table-cell office:value-type="float" office:value="579.383" calcext:value-type="float">
            <text:p>579.383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0.382" calcext:value-type="float">
            <text:p>580.382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5.385" calcext:value-type="float">
            <text:p>585.385</text:p>
          </table:table-cell>
          <table:table-cell office:value-type="float" office:value="585.386" calcext:value-type="float">
            <text:p>585.386</text:p>
          </table:table-cell>
          <table:table-cell office:value-type="float" office:value="586.383" calcext:value-type="float">
            <text:p>586.383</text:p>
          </table:table-cell>
          <table:table-cell office:value-type="float" office:value="587.383" calcext:value-type="float">
            <text:p>587.383</text:p>
          </table:table-cell>
          <table:table-cell office:value-type="float" office:value="588.381" calcext:value-type="float">
            <text:p>588.381</text:p>
          </table:table-cell>
          <table:table-cell office:value-type="float" office:value="588.385" calcext:value-type="float">
            <text:p>588.385</text:p>
          </table:table-cell>
          <table:table-cell office:value-type="float" office:value="589.383" calcext:value-type="float">
            <text:p>589.383</text:p>
          </table:table-cell>
          <table:table-cell office:value-type="float" office:value="590.383" calcext:value-type="float">
            <text:p>590.383</text:p>
          </table:table-cell>
          <table:table-cell office:value-type="float" office:value="590.385" calcext:value-type="float">
            <text:p>590.385</text:p>
          </table:table-cell>
          <table:table-cell office:value-type="float" office:value="591.383" calcext:value-type="float">
            <text:p>591.383</text:p>
          </table:table-cell>
          <table:table-cell office:value-type="float" office:value="591.386" calcext:value-type="float">
            <text:p>591.386</text:p>
          </table:table-cell>
          <table:table-cell office:value-type="float" office:value="593.382" calcext:value-type="float">
            <text:p>593.382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596.384" calcext:value-type="float">
            <text:p>596.384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4.382" calcext:value-type="float">
            <text:p>604.382</text:p>
          </table:table-cell>
          <table:table-cell table:number-columns-repeated="2" office:value-type="float" office:value="605.382" calcext:value-type="float">
            <text:p>605.382</text:p>
          </table:table-cell>
          <table:table-cell office:value-type="float" office:value="605.383" calcext:value-type="float">
            <text:p>605.383</text:p>
          </table:table-cell>
          <table:table-cell office:value-type="float" office:value="606.382" calcext:value-type="float">
            <text:p>606.382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7.384" calcext:value-type="float">
            <text:p>607.384</text:p>
          </table:table-cell>
          <table:table-cell office:value-type="float" office:value="607.385" calcext:value-type="float">
            <text:p>607.385</text:p>
          </table:table-cell>
          <table:table-cell table:number-columns-repeated="2" office:value-type="float" office:value="608.384" calcext:value-type="float">
            <text:p>608.384</text:p>
          </table:table-cell>
          <table:table-cell office:value-type="float" office:value="611.384" calcext:value-type="float">
            <text:p>611.384</text:p>
          </table:table-cell>
          <table:table-cell office:value-type="float" office:value="781.372" calcext:value-type="float">
            <text:p>781.372</text:p>
          </table:table-cell>
          <table:table-cell office:value-type="float" office:value="996.372" calcext:value-type="float">
            <text:p>996.372</text:p>
          </table:table-cell>
          <table:table-cell office:value-type="float" office:value="1001.371" calcext:value-type="float">
            <text:p>1001.371</text:p>
          </table:table-cell>
          <table:table-cell office:value-type="float" office:value="1289.368" calcext:value-type="float">
            <text:p>1289.368</text:p>
          </table:table-cell>
          <table:table-cell office:value-type="float" office:value="1290.368" calcext:value-type="float">
            <text:p>1290.368</text:p>
          </table:table-cell>
          <table:table-cell office:value-type="float" office:value="1312.371" calcext:value-type="float">
            <text:p>1312.371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17.372" calcext:value-type="float">
            <text:p>1317.372</text:p>
          </table:table-cell>
          <table:table-cell office:value-type="float" office:value="1317.374" calcext:value-type="float">
            <text:p>1317.374</text:p>
          </table:table-cell>
          <table:table-cell office:value-type="float" office:value="1319.366" calcext:value-type="float">
            <text:p>1319.366</text:p>
          </table:table-cell>
          <table:table-cell office:value-type="float" office:value="1402.364" calcext:value-type="float">
            <text:p>1402.364</text:p>
          </table:table-cell>
          <table:table-cell office:value-type="float" office:value="1893.353" calcext:value-type="float">
            <text:p>1893.353</text:p>
          </table:table-cell>
          <table:table-cell office:value-type="float" office:value="2325.338" calcext:value-type="float">
            <text:p>2325.338</text:p>
          </table:table-cell>
          <table:table-cell office:value-type="float" office:value="2340.341" calcext:value-type="float">
            <text:p>2340.341</text:p>
          </table:table-cell>
          <table:table-cell office:value-type="float" office:value="3160" calcext:value-type="float">
            <text:p>3160</text:p>
          </table:table-cell>
          <table:table-cell office:value-type="float" office:value="3210" calcext:value-type="float">
            <text:p>3210</text:p>
          </table:table-cell>
          <table:table-cell office:value-type="float" office:value="3260" calcext:value-type="float">
            <text:p>3260</text:p>
          </table:table-cell>
          <table:table-cell office:value-type="float" office:value="3270" calcext:value-type="float">
            <text:p>3270</text:p>
          </table:table-cell>
          <table:table-cell/>
          <table:table-cell table:formula="of:=MIN([.A70:.CV70])" office:value-type="float" office:value="185.393" calcext:value-type="float">
            <text:p>185.393</text:p>
          </table:table-cell>
          <table:table-cell table:formula="of:=AVERAGE([.A70:.CT70])" office:value-type="float" office:value="606.622010204082" calcext:value-type="float">
            <text:p>606.6220102041</text:p>
          </table:table-cell>
          <table:table-cell table:formula="of:=AVERAGE([.A70:.CV70])" office:value-type="float" office:value="659.78957" calcext:value-type="float">
            <text:p>659.78957</text:p>
          </table:table-cell>
          <table:table-cell table:formula="of:=MAX([.A70:.CV70])"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183.394" calcext:value-type="float">
            <text:p>183.394</text:p>
          </table:table-cell>
          <table:table-cell office:value-type="float" office:value="185.394" calcext:value-type="float">
            <text:p>185.394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3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2" office:value-type="float" office:value="199.394" calcext:value-type="float">
            <text:p>199.394</text:p>
          </table:table-cell>
          <table:table-cell table:number-columns-repeated="4" office:value-type="float" office:value="200.394" calcext:value-type="float">
            <text:p>200.394</text:p>
          </table:table-cell>
          <table:table-cell table:number-columns-repeated="16" office:value-type="float" office:value="201.394" calcext:value-type="float">
            <text:p>201.394</text:p>
          </table:table-cell>
          <table:table-cell office:value-type="float" office:value="323.386" calcext:value-type="float">
            <text:p>323.386</text:p>
          </table:table-cell>
          <table:table-cell office:value-type="float" office:value="565.385" calcext:value-type="float">
            <text:p>565.385</text:p>
          </table:table-cell>
          <table:table-cell office:value-type="float" office:value="565.386" calcext:value-type="float">
            <text:p>565.386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2.384" calcext:value-type="float">
            <text:p>572.384</text:p>
          </table:table-cell>
          <table:table-cell office:value-type="float" office:value="574.382" calcext:value-type="float">
            <text:p>574.382</text:p>
          </table:table-cell>
          <table:table-cell office:value-type="float" office:value="574.385" calcext:value-type="float">
            <text:p>574.385</text:p>
          </table:table-cell>
          <table:table-cell office:value-type="float" office:value="575.385" calcext:value-type="float">
            <text:p>575.385</text:p>
          </table:table-cell>
          <table:table-cell table:number-columns-repeated="2" office:value-type="float" office:value="577.384" calcext:value-type="float">
            <text:p>577.384</text:p>
          </table:table-cell>
          <table:table-cell office:value-type="float" office:value="578.384" calcext:value-type="float">
            <text:p>578.384</text:p>
          </table:table-cell>
          <table:table-cell table:number-columns-repeated="2" office:value-type="float" office:value="579.383" calcext:value-type="float">
            <text:p>579.383</text:p>
          </table:table-cell>
          <table:table-cell office:value-type="float" office:value="580.385" calcext:value-type="float">
            <text:p>580.385</text:p>
          </table:table-cell>
          <table:table-cell table:number-columns-repeated="2" office:value-type="float" office:value="581.384" calcext:value-type="float">
            <text:p>581.384</text:p>
          </table:table-cell>
          <table:table-cell office:value-type="float" office:value="581.386" calcext:value-type="float">
            <text:p>581.386</text:p>
          </table:table-cell>
          <table:table-cell office:value-type="float" office:value="582.382" calcext:value-type="float">
            <text:p>582.382</text:p>
          </table:table-cell>
          <table:table-cell office:value-type="float" office:value="582.385" calcext:value-type="float">
            <text:p>582.385</text:p>
          </table:table-cell>
          <table:table-cell office:value-type="float" office:value="585.382" calcext:value-type="float">
            <text:p>585.382</text:p>
          </table:table-cell>
          <table:table-cell office:value-type="float" office:value="586.383" calcext:value-type="float">
            <text:p>586.383</text:p>
          </table:table-cell>
          <table:table-cell office:value-type="float" office:value="586.384" calcext:value-type="float">
            <text:p>586.384</text:p>
          </table:table-cell>
          <table:table-cell office:value-type="float" office:value="587.384" calcext:value-type="float">
            <text:p>587.384</text:p>
          </table:table-cell>
          <table:table-cell office:value-type="float" office:value="588.385" calcext:value-type="float">
            <text:p>588.385</text:p>
          </table:table-cell>
          <table:table-cell office:value-type="float" office:value="588.386" calcext:value-type="float">
            <text:p>588.386</text:p>
          </table:table-cell>
          <table:table-cell office:value-type="float" office:value="589.381" calcext:value-type="float">
            <text:p>589.381</text:p>
          </table:table-cell>
          <table:table-cell office:value-type="float" office:value="589.384" calcext:value-type="float">
            <text:p>589.384</text:p>
          </table:table-cell>
          <table:table-cell table:number-columns-repeated="2" office:value-type="float" office:value="590.384" calcext:value-type="float">
            <text:p>590.384</text:p>
          </table:table-cell>
          <table:table-cell table:number-columns-repeated="2" office:value-type="float" office:value="591.383" calcext:value-type="float">
            <text:p>591.383</text:p>
          </table:table-cell>
          <table:table-cell office:value-type="float" office:value="591.385" calcext:value-type="float">
            <text:p>591.385</text:p>
          </table:table-cell>
          <table:table-cell office:value-type="float" office:value="592.386" calcext:value-type="float">
            <text:p>592.386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595.385" calcext:value-type="float">
            <text:p>595.385</text:p>
          </table:table-cell>
          <table:table-cell office:value-type="float" office:value="603.38" calcext:value-type="float">
            <text:p>603.38</text:p>
          </table:table-cell>
          <table:table-cell table:number-columns-repeated="2" office:value-type="float" office:value="603.382" calcext:value-type="float">
            <text:p>603.382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4.384" calcext:value-type="float">
            <text:p>604.384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06.382" calcext:value-type="float">
            <text:p>606.382</text:p>
          </table:table-cell>
          <table:table-cell office:value-type="float" office:value="606.383" calcext:value-type="float">
            <text:p>606.383</text:p>
          </table:table-cell>
          <table:table-cell office:value-type="float" office:value="609.383" calcext:value-type="float">
            <text:p>609.383</text:p>
          </table:table-cell>
          <table:table-cell office:value-type="float" office:value="1289.369" calcext:value-type="float">
            <text:p>1289.369</text:p>
          </table:table-cell>
          <table:table-cell office:value-type="float" office:value="1308.368" calcext:value-type="float">
            <text:p>1308.368</text:p>
          </table:table-cell>
          <table:table-cell office:value-type="float" office:value="1313.366" calcext:value-type="float">
            <text:p>1313.366</text:p>
          </table:table-cell>
          <table:table-cell office:value-type="float" office:value="1314.366" calcext:value-type="float">
            <text:p>1314.366</text:p>
          </table:table-cell>
          <table:table-cell table:number-columns-repeated="2" office:value-type="float" office:value="1315.366" calcext:value-type="float">
            <text:p>1315.366</text:p>
          </table:table-cell>
          <table:table-cell office:value-type="float" office:value="1316.37" calcext:value-type="float">
            <text:p>1316.37</text:p>
          </table:table-cell>
          <table:table-cell office:value-type="float" office:value="1397.365" calcext:value-type="float">
            <text:p>1397.365</text:p>
          </table:table-cell>
          <table:table-cell office:value-type="float" office:value="1397.366" calcext:value-type="float">
            <text:p>1397.366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399.364" calcext:value-type="float">
            <text:p>1399.364</text:p>
          </table:table-cell>
          <table:table-cell office:value-type="float" office:value="1400.366" calcext:value-type="float">
            <text:p>1400.366</text:p>
          </table:table-cell>
          <table:table-cell office:value-type="float" office:value="1549.363" calcext:value-type="float">
            <text:p>1549.363</text:p>
          </table:table-cell>
          <table:table-cell office:value-type="float" office:value="1823.355" calcext:value-type="float">
            <text:p>1823.355</text:p>
          </table:table-cell>
          <table:table-cell office:value-type="float" office:value="1824.355" calcext:value-type="float">
            <text:p>1824.355</text:p>
          </table:table-cell>
          <table:table-cell office:value-type="float" office:value="1825.353" calcext:value-type="float">
            <text:p>1825.353</text:p>
          </table:table-cell>
          <table:table-cell office:value-type="float" office:value="1892.353" calcext:value-type="float">
            <text:p>1892.353</text:p>
          </table:table-cell>
          <table:table-cell office:value-type="float" office:value="1898.357" calcext:value-type="float">
            <text:p>1898.357</text:p>
          </table:table-cell>
          <table:table-cell office:value-type="float" office:value="2332.344" calcext:value-type="float">
            <text:p>2332.344</text:p>
          </table:table-cell>
          <table:table-cell office:value-type="float" office:value="2338.346" calcext:value-type="float">
            <text:p>2338.346</text:p>
          </table:table-cell>
          <table:table-cell office:value-type="float" office:value="2343.346" calcext:value-type="float">
            <text:p>2343.346</text:p>
          </table:table-cell>
          <table:table-cell office:value-type="float" office:value="3260" calcext:value-type="float">
            <text:p>3260</text:p>
          </table:table-cell>
          <table:table-cell office:value-type="float" office:value="3270" calcext:value-type="float">
            <text:p>3270</text:p>
          </table:table-cell>
          <table:table-cell office:value-type="float" office:value="3280" calcext:value-type="float">
            <text:p>3280</text:p>
          </table:table-cell>
          <table:table-cell/>
          <table:table-cell table:formula="of:=MIN([.A71:.CV71])" office:value-type="float" office:value="183.394" calcext:value-type="float">
            <text:p>183.394</text:p>
          </table:table-cell>
          <table:table-cell table:formula="of:=AVERAGE([.A71:.CT71])" office:value-type="float" office:value="706.255744897959" calcext:value-type="float">
            <text:p>706.255744898</text:p>
          </table:table-cell>
          <table:table-cell table:formula="of:=AVERAGE([.A71:.CV71])" office:value-type="float" office:value="757.63063" calcext:value-type="float">
            <text:p>757.63063</text:p>
          </table:table-cell>
          <table:table-cell table:formula="of:=MAX([.A71:.CV71])"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181.393" calcext:value-type="float">
            <text:p>181.393</text:p>
          </table:table-cell>
          <table:table-cell office:value-type="float" office:value="185.393" calcext:value-type="float">
            <text:p>185.393</text:p>
          </table:table-cell>
          <table:table-cell table:number-columns-repeated="4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table:number-columns-repeated="13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569.387" calcext:value-type="float">
            <text:p>569.387</text:p>
          </table:table-cell>
          <table:table-cell office:value-type="float" office:value="571.382" calcext:value-type="float">
            <text:p>571.382</text:p>
          </table:table-cell>
          <table:table-cell office:value-type="float" office:value="572.387" calcext:value-type="float">
            <text:p>572.387</text:p>
          </table:table-cell>
          <table:table-cell office:value-type="float" office:value="574.383" calcext:value-type="float">
            <text:p>574.383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7.386" calcext:value-type="float">
            <text:p>577.386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0.382" calcext:value-type="float">
            <text:p>580.382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1.383" calcext:value-type="float">
            <text:p>581.383</text:p>
          </table:table-cell>
          <table:table-cell office:value-type="float" office:value="581.385" calcext:value-type="float">
            <text:p>581.385</text:p>
          </table:table-cell>
          <table:table-cell table:number-columns-repeated="2" office:value-type="float" office:value="582.383" calcext:value-type="float">
            <text:p>582.383</text:p>
          </table:table-cell>
          <table:table-cell table:number-columns-repeated="2" office:value-type="float" office:value="582.384" calcext:value-type="float">
            <text:p>582.384</text:p>
          </table:table-cell>
          <table:table-cell office:value-type="float" office:value="584.381" calcext:value-type="float">
            <text:p>584.381</text:p>
          </table:table-cell>
          <table:table-cell office:value-type="float" office:value="584.383" calcext:value-type="float">
            <text:p>584.383</text:p>
          </table:table-cell>
          <table:table-cell office:value-type="float" office:value="585.386" calcext:value-type="float">
            <text:p>585.386</text:p>
          </table:table-cell>
          <table:table-cell table:number-columns-repeated="2" office:value-type="float" office:value="586.385" calcext:value-type="float">
            <text:p>586.385</text:p>
          </table:table-cell>
          <table:table-cell office:value-type="float" office:value="587.383" calcext:value-type="float">
            <text:p>587.383</text:p>
          </table:table-cell>
          <table:table-cell office:value-type="float" office:value="587.384" calcext:value-type="float">
            <text:p>587.384</text:p>
          </table:table-cell>
          <table:table-cell office:value-type="float" office:value="588.383" calcext:value-type="float">
            <text:p>588.383</text:p>
          </table:table-cell>
          <table:table-cell office:value-type="float" office:value="588.384" calcext:value-type="float">
            <text:p>588.384</text:p>
          </table:table-cell>
          <table:table-cell table:number-columns-repeated="2" office:value-type="float" office:value="589.383" calcext:value-type="float">
            <text:p>589.383</text:p>
          </table:table-cell>
          <table:table-cell table:number-columns-repeated="2" office:value-type="float" office:value="591.383" calcext:value-type="float">
            <text:p>591.383</text:p>
          </table:table-cell>
          <table:table-cell office:value-type="float" office:value="591.384" calcext:value-type="float">
            <text:p>591.384</text:p>
          </table:table-cell>
          <table:table-cell office:value-type="float" office:value="591.385" calcext:value-type="float">
            <text:p>591.385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603.382" calcext:value-type="float">
            <text:p>603.382</text:p>
          </table:table-cell>
          <table:table-cell table:number-columns-repeated="2" office:value-type="float" office:value="604.381" calcext:value-type="float">
            <text:p>604.381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05.385" calcext:value-type="float">
            <text:p>605.385</text:p>
          </table:table-cell>
          <table:table-cell table:number-columns-repeated="2" office:value-type="float" office:value="606.384" calcext:value-type="float">
            <text:p>606.384</text:p>
          </table:table-cell>
          <table:table-cell office:value-type="float" office:value="607.384" calcext:value-type="float">
            <text:p>607.384</text:p>
          </table:table-cell>
          <table:table-cell office:value-type="float" office:value="782.373" calcext:value-type="float">
            <text:p>782.373</text:p>
          </table:table-cell>
          <table:table-cell table:number-columns-repeated="2" office:value-type="float" office:value="783.372" calcext:value-type="float">
            <text:p>783.372</text:p>
          </table:table-cell>
          <table:table-cell office:value-type="float" office:value="783.373" calcext:value-type="float">
            <text:p>783.373</text:p>
          </table:table-cell>
          <table:table-cell office:value-type="float" office:value="785.373" calcext:value-type="float">
            <text:p>785.373</text:p>
          </table:table-cell>
          <table:table-cell office:value-type="float" office:value="1003.373" calcext:value-type="float">
            <text:p>1003.373</text:p>
          </table:table-cell>
          <table:table-cell office:value-type="float" office:value="1314.366" calcext:value-type="float">
            <text:p>1314.366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5.365" calcext:value-type="float">
            <text:p>1315.365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16.367" calcext:value-type="float">
            <text:p>1316.367</text:p>
          </table:table-cell>
          <table:table-cell office:value-type="float" office:value="1317.366" calcext:value-type="float">
            <text:p>1317.366</text:p>
          </table:table-cell>
          <table:table-cell table:number-columns-repeated="2" office:value-type="float" office:value="1317.367" calcext:value-type="float">
            <text:p>1317.367</text:p>
          </table:table-cell>
          <table:table-cell office:value-type="float" office:value="1390.368" calcext:value-type="float">
            <text:p>1390.368</text:p>
          </table:table-cell>
          <table:table-cell office:value-type="float" office:value="1397.366" calcext:value-type="float">
            <text:p>1397.366</text:p>
          </table:table-cell>
          <table:table-cell office:value-type="float" office:value="1400.361" calcext:value-type="float">
            <text:p>1400.361</text:p>
          </table:table-cell>
          <table:table-cell office:value-type="float" office:value="1400.365" calcext:value-type="float">
            <text:p>1400.365</text:p>
          </table:table-cell>
          <table:table-cell office:value-type="float" office:value="1400.366" calcext:value-type="float">
            <text:p>1400.366</text:p>
          </table:table-cell>
          <table:table-cell office:value-type="float" office:value="1548.364" calcext:value-type="float">
            <text:p>1548.364</text:p>
          </table:table-cell>
          <table:table-cell office:value-type="float" office:value="1549.362" calcext:value-type="float">
            <text:p>1549.362</text:p>
          </table:table-cell>
          <table:table-cell office:value-type="float" office:value="1653.359" calcext:value-type="float">
            <text:p>1653.359</text:p>
          </table:table-cell>
          <table:table-cell office:value-type="float" office:value="1659.362" calcext:value-type="float">
            <text:p>1659.362</text:p>
          </table:table-cell>
          <table:table-cell office:value-type="float" office:value="1827.358" calcext:value-type="float">
            <text:p>1827.358</text:p>
          </table:table-cell>
          <table:table-cell office:value-type="float" office:value="2051.346" calcext:value-type="float">
            <text:p>2051.346</text:p>
          </table:table-cell>
          <table:table-cell office:value-type="float" office:value="2329.336" calcext:value-type="float">
            <text:p>2329.336</text:p>
          </table:table-cell>
          <table:table-cell office:value-type="float" office:value="2332.341" calcext:value-type="float">
            <text:p>2332.341</text:p>
          </table:table-cell>
          <table:table-cell office:value-type="float" office:value="2335.344" calcext:value-type="float">
            <text:p>2335.344</text:p>
          </table:table-cell>
          <table:table-cell office:value-type="float" office:value="2338.342" calcext:value-type="float">
            <text:p>2338.342</text:p>
          </table:table-cell>
          <table:table-cell office:value-type="float" office:value="3016.318" calcext:value-type="float">
            <text:p>3016.318</text:p>
          </table:table-cell>
          <table:table-cell office:value-type="float" office:value="3200" calcext:value-type="float">
            <text:p>3200</text:p>
          </table:table-cell>
          <table:table-cell office:value-type="float" office:value="3210" calcext:value-type="float">
            <text:p>3210</text:p>
          </table:table-cell>
          <table:table-cell office:value-type="float" office:value="3270" calcext:value-type="float">
            <text:p>3270</text:p>
          </table:table-cell>
          <table:table-cell office:value-type="float" office:value="3280" calcext:value-type="float">
            <text:p>3280</text:p>
          </table:table-cell>
          <table:table-cell/>
          <table:table-cell table:formula="of:=MIN([.A72:.CV72])" office:value-type="float" office:value="181.393" calcext:value-type="float">
            <text:p>181.393</text:p>
          </table:table-cell>
          <table:table-cell table:formula="of:=AVERAGE([.A72:.CT72])" office:value-type="float" office:value="828.350846938776" calcext:value-type="float">
            <text:p>828.3508469388</text:p>
          </table:table-cell>
          <table:table-cell table:formula="of:=AVERAGE([.A72:.CV72])" office:value-type="float" office:value="877.28383" calcext:value-type="float">
            <text:p>877.28383</text:p>
          </table:table-cell>
          <table:table-cell table:formula="of:=MAX([.A72:.CV72])"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181.393" calcext:value-type="float">
            <text:p>181.393</text:p>
          </table:table-cell>
          <table:table-cell office:value-type="float" office:value="183.393" calcext:value-type="float">
            <text:p>183.393</text:p>
          </table:table-cell>
          <table:table-cell table:number-columns-repeated="3" office:value-type="float" office:value="184.393" calcext:value-type="float">
            <text:p>184.393</text:p>
          </table:table-cell>
          <table:table-cell office:value-type="float" office:value="197.394" calcext:value-type="float">
            <text:p>197.394</text:p>
          </table:table-cell>
          <table:table-cell table:number-columns-repeated="7" office:value-type="float" office:value="197.395" calcext:value-type="float">
            <text:p>197.395</text:p>
          </table:table-cell>
          <table:table-cell table:number-columns-repeated="5" office:value-type="float" office:value="198.394" calcext:value-type="float">
            <text:p>198.394</text:p>
          </table:table-cell>
          <table:table-cell table:number-columns-repeated="2" office:value-type="float" office:value="199.394" calcext:value-type="float">
            <text:p>199.394</text:p>
          </table:table-cell>
          <table:table-cell table:number-columns-repeated="4" office:value-type="float" office:value="200.394" calcext:value-type="float">
            <text:p>200.394</text:p>
          </table:table-cell>
          <table:table-cell table:number-columns-repeated="8" office:value-type="float" office:value="201.394" calcext:value-type="float">
            <text:p>201.394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62.38" calcext:value-type="float">
            <text:p>562.38</text:p>
          </table:table-cell>
          <table:table-cell office:value-type="float" office:value="569.386" calcext:value-type="float">
            <text:p>569.386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2.385" calcext:value-type="float">
            <text:p>572.385</text:p>
          </table:table-cell>
          <table:table-cell office:value-type="float" office:value="574.387" calcext:value-type="float">
            <text:p>574.387</text:p>
          </table:table-cell>
          <table:table-cell table:number-columns-repeated="3" office:value-type="float" office:value="576.384" calcext:value-type="float">
            <text:p>576.384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8.383" calcext:value-type="float">
            <text:p>578.383</text:p>
          </table:table-cell>
          <table:table-cell office:value-type="float" office:value="578.384" calcext:value-type="float">
            <text:p>578.384</text:p>
          </table:table-cell>
          <table:table-cell table:number-columns-repeated="3" office:value-type="float" office:value="579.384" calcext:value-type="float">
            <text:p>579.384</text:p>
          </table:table-cell>
          <table:table-cell office:value-type="float" office:value="580.383" calcext:value-type="float">
            <text:p>580.383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2.382" calcext:value-type="float">
            <text:p>582.382</text:p>
          </table:table-cell>
          <table:table-cell table:number-columns-repeated="2" office:value-type="float" office:value="582.385" calcext:value-type="float">
            <text:p>582.385</text:p>
          </table:table-cell>
          <table:table-cell office:value-type="float" office:value="584.382" calcext:value-type="float">
            <text:p>584.382</text:p>
          </table:table-cell>
          <table:table-cell office:value-type="float" office:value="585.384" calcext:value-type="float">
            <text:p>585.384</text:p>
          </table:table-cell>
          <table:table-cell office:value-type="float" office:value="586.383" calcext:value-type="float">
            <text:p>586.383</text:p>
          </table:table-cell>
          <table:table-cell table:number-columns-repeated="2" office:value-type="float" office:value="586.384" calcext:value-type="float">
            <text:p>586.384</text:p>
          </table:table-cell>
          <table:table-cell office:value-type="float" office:value="587.386" calcext:value-type="float">
            <text:p>587.386</text:p>
          </table:table-cell>
          <table:table-cell office:value-type="float" office:value="589.385" calcext:value-type="float">
            <text:p>589.385</text:p>
          </table:table-cell>
          <table:table-cell office:value-type="float" office:value="590.384" calcext:value-type="float">
            <text:p>590.384</text:p>
          </table:table-cell>
          <table:table-cell office:value-type="float" office:value="591.385" calcext:value-type="float">
            <text:p>591.385</text:p>
          </table:table-cell>
          <table:table-cell office:value-type="float" office:value="592.384" calcext:value-type="float">
            <text:p>592.384</text:p>
          </table:table-cell>
          <table:table-cell table:number-columns-repeated="2" office:value-type="float" office:value="605.382" calcext:value-type="float">
            <text:p>605.382</text:p>
          </table:table-cell>
          <table:table-cell office:value-type="float" office:value="606.383" calcext:value-type="float">
            <text:p>606.383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9.383" calcext:value-type="float">
            <text:p>609.383</text:p>
          </table:table-cell>
          <table:table-cell office:value-type="float" office:value="609.384" calcext:value-type="float">
            <text:p>609.384</text:p>
          </table:table-cell>
          <table:table-cell office:value-type="float" office:value="611.384" calcext:value-type="float">
            <text:p>611.384</text:p>
          </table:table-cell>
          <table:table-cell office:value-type="float" office:value="784.372" calcext:value-type="float">
            <text:p>784.372</text:p>
          </table:table-cell>
          <table:table-cell office:value-type="float" office:value="784.376" calcext:value-type="float">
            <text:p>784.376</text:p>
          </table:table-cell>
          <table:table-cell office:value-type="float" office:value="1312.366" calcext:value-type="float">
            <text:p>1312.366</text:p>
          </table:table-cell>
          <table:table-cell office:value-type="float" office:value="1312.369" calcext:value-type="float">
            <text:p>1312.369</text:p>
          </table:table-cell>
          <table:table-cell office:value-type="float" office:value="1313.365" calcext:value-type="float">
            <text:p>1313.365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14.366" calcext:value-type="float">
            <text:p>1314.366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6.365" calcext:value-type="float">
            <text:p>1316.365</text:p>
          </table:table-cell>
          <table:table-cell office:value-type="float" office:value="1317.371" calcext:value-type="float">
            <text:p>1317.371</text:p>
          </table:table-cell>
          <table:table-cell office:value-type="float" office:value="1317.372" calcext:value-type="float">
            <text:p>1317.372</text:p>
          </table:table-cell>
          <table:table-cell office:value-type="float" office:value="1318.372" calcext:value-type="float">
            <text:p>1318.372</text:p>
          </table:table-cell>
          <table:table-cell office:value-type="float" office:value="1395.363" calcext:value-type="float">
            <text:p>1395.363</text:p>
          </table:table-cell>
          <table:table-cell office:value-type="float" office:value="1398.364" calcext:value-type="float">
            <text:p>1398.364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399.366" calcext:value-type="float">
            <text:p>1399.366</text:p>
          </table:table-cell>
          <table:table-cell office:value-type="float" office:value="1549.363" calcext:value-type="float">
            <text:p>1549.363</text:p>
          </table:table-cell>
          <table:table-cell office:value-type="float" office:value="1551.363" calcext:value-type="float">
            <text:p>1551.363</text:p>
          </table:table-cell>
          <table:table-cell office:value-type="float" office:value="1658.363" calcext:value-type="float">
            <text:p>1658.363</text:p>
          </table:table-cell>
          <table:table-cell office:value-type="float" office:value="1661.357" calcext:value-type="float">
            <text:p>1661.357</text:p>
          </table:table-cell>
          <table:table-cell office:value-type="float" office:value="1661.359" calcext:value-type="float">
            <text:p>1661.359</text:p>
          </table:table-cell>
          <table:table-cell office:value-type="float" office:value="1662.364" calcext:value-type="float">
            <text:p>1662.364</text:p>
          </table:table-cell>
          <table:table-cell office:value-type="float" office:value="1825.355" calcext:value-type="float">
            <text:p>1825.355</text:p>
          </table:table-cell>
          <table:table-cell office:value-type="float" office:value="1827.355" calcext:value-type="float">
            <text:p>1827.355</text:p>
          </table:table-cell>
          <table:table-cell office:value-type="float" office:value="1830.356" calcext:value-type="float">
            <text:p>1830.356</text:p>
          </table:table-cell>
          <table:table-cell office:value-type="float" office:value="1889.357" calcext:value-type="float">
            <text:p>1889.357</text:p>
          </table:table-cell>
          <table:table-cell office:value-type="float" office:value="2097.345" calcext:value-type="float">
            <text:p>2097.345</text:p>
          </table:table-cell>
          <table:table-cell office:value-type="float" office:value="3210" calcext:value-type="float">
            <text:p>3210</text:p>
          </table:table-cell>
          <table:table-cell office:value-type="float" office:value="3270" calcext:value-type="float">
            <text:p>3270</text:p>
          </table:table-cell>
          <table:table-cell office:value-type="float" office:value="3280" calcext:value-type="float">
            <text:p>3280</text:p>
          </table:table-cell>
          <table:table-cell/>
          <table:table-cell table:formula="of:=MIN([.A73:.CV73])" office:value-type="float" office:value="181.393" calcext:value-type="float">
            <text:p>181.393</text:p>
          </table:table-cell>
          <table:table-cell table:formula="of:=AVERAGE([.A73:.CT73])" office:value-type="float" office:value="724.734908163265" calcext:value-type="float">
            <text:p>724.7349081633</text:p>
          </table:table-cell>
          <table:table-cell table:formula="of:=AVERAGE([.A73:.CV73])" office:value-type="float" office:value="775.74021" calcext:value-type="float">
            <text:p>775.74021</text:p>
          </table:table-cell>
          <table:table-cell table:formula="of:=MAX([.A73:.CV73])" office:value-type="float" office:value="3280" calcext:value-type="float">
            <text:p>3280</text:p>
          </table:table-cell>
        </table:table-row>
        <table:table-row table:style-name="ro1">
          <table:table-cell table:number-columns-repeated="2" office:value-type="float" office:value="182.393" calcext:value-type="float">
            <text:p>182.393</text:p>
          </table:table-cell>
          <table:table-cell table:number-columns-repeated="2" office:value-type="float" office:value="185.393" calcext:value-type="float">
            <text:p>185.393</text:p>
          </table:table-cell>
          <table:table-cell table:number-columns-repeated="2" office:value-type="float" office:value="186.393" calcext:value-type="float">
            <text:p>186.393</text:p>
          </table:table-cell>
          <table:table-cell office:value-type="float" office:value="197.394" calcext:value-type="float">
            <text:p>197.394</text:p>
          </table:table-cell>
          <table:table-cell table:number-columns-repeated="7" office:value-type="float" office:value="197.395" calcext:value-type="float">
            <text:p>197.395</text:p>
          </table:table-cell>
          <table:table-cell table:number-columns-repeated="5" office:value-type="float" office:value="198.394" calcext:value-type="float">
            <text:p>198.394</text:p>
          </table:table-cell>
          <table:table-cell table:number-columns-repeated="5" office:value-type="float" office:value="199.394" calcext:value-type="float">
            <text:p>199.394</text:p>
          </table:table-cell>
          <table:table-cell table:number-columns-repeated="3" office:value-type="float" office:value="200.394" calcext:value-type="float">
            <text:p>200.394</text:p>
          </table:table-cell>
          <table:table-cell table:number-columns-repeated="8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563.381" calcext:value-type="float">
            <text:p>563.381</text:p>
          </table:table-cell>
          <table:table-cell office:value-type="float" office:value="566.383" calcext:value-type="float">
            <text:p>566.383</text:p>
          </table:table-cell>
          <table:table-cell office:value-type="float" office:value="569.383" calcext:value-type="float">
            <text:p>569.383</text:p>
          </table:table-cell>
          <table:table-cell office:value-type="float" office:value="571.387" calcext:value-type="float">
            <text:p>571.387</text:p>
          </table:table-cell>
          <table:table-cell office:value-type="float" office:value="573.385" calcext:value-type="float">
            <text:p>573.385</text:p>
          </table:table-cell>
          <table:table-cell table:number-columns-repeated="3" office:value-type="float" office:value="575.387" calcext:value-type="float">
            <text:p>575.387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6.385" calcext:value-type="float">
            <text:p>576.385</text:p>
          </table:table-cell>
          <table:table-cell office:value-type="float" office:value="577.384" calcext:value-type="float">
            <text:p>577.384</text:p>
          </table:table-cell>
          <table:table-cell table:number-columns-repeated="2" office:value-type="float" office:value="577.386" calcext:value-type="float">
            <text:p>577.386</text:p>
          </table:table-cell>
          <table:table-cell table:number-columns-repeated="3" office:value-type="float" office:value="578.384" calcext:value-type="float">
            <text:p>578.384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1.382" calcext:value-type="float">
            <text:p>581.382</text:p>
          </table:table-cell>
          <table:table-cell office:value-type="float" office:value="581.383" calcext:value-type="float">
            <text:p>581.383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2.386" calcext:value-type="float">
            <text:p>582.386</text:p>
          </table:table-cell>
          <table:table-cell office:value-type="float" office:value="585.385" calcext:value-type="float">
            <text:p>585.385</text:p>
          </table:table-cell>
          <table:table-cell office:value-type="float" office:value="586.382" calcext:value-type="float">
            <text:p>586.382</text:p>
          </table:table-cell>
          <table:table-cell office:value-type="float" office:value="588.383" calcext:value-type="float">
            <text:p>588.383</text:p>
          </table:table-cell>
          <table:table-cell office:value-type="float" office:value="589.385" calcext:value-type="float">
            <text:p>589.385</text:p>
          </table:table-cell>
          <table:table-cell office:value-type="float" office:value="593.382" calcext:value-type="float">
            <text:p>593.382</text:p>
          </table:table-cell>
          <table:table-cell office:value-type="float" office:value="594.385" calcext:value-type="float">
            <text:p>594.385</text:p>
          </table:table-cell>
          <table:table-cell table:number-columns-repeated="3" office:value-type="float" office:value="603.382" calcext:value-type="float">
            <text:p>603.382</text:p>
          </table:table-cell>
          <table:table-cell office:value-type="float" office:value="604.381" calcext:value-type="float">
            <text:p>604.381</text:p>
          </table:table-cell>
          <table:table-cell office:value-type="float" office:value="604.384" calcext:value-type="float">
            <text:p>604.384</text:p>
          </table:table-cell>
          <table:table-cell office:value-type="float" office:value="606.382" calcext:value-type="float">
            <text:p>606.382</text:p>
          </table:table-cell>
          <table:table-cell office:value-type="float" office:value="606.383" calcext:value-type="float">
            <text:p>606.383</text:p>
          </table:table-cell>
          <table:table-cell table:number-columns-repeated="2" office:value-type="float" office:value="606.384" calcext:value-type="float">
            <text:p>606.384</text:p>
          </table:table-cell>
          <table:table-cell office:value-type="float" office:value="609.383" calcext:value-type="float">
            <text:p>609.383</text:p>
          </table:table-cell>
          <table:table-cell office:value-type="float" office:value="783.369" calcext:value-type="float">
            <text:p>783.369</text:p>
          </table:table-cell>
          <table:table-cell office:value-type="float" office:value="1004.371" calcext:value-type="float">
            <text:p>1004.371</text:p>
          </table:table-cell>
          <table:table-cell office:value-type="float" office:value="1291.368" calcext:value-type="float">
            <text:p>1291.368</text:p>
          </table:table-cell>
          <table:table-cell office:value-type="float" office:value="1308.364" calcext:value-type="float">
            <text:p>1308.364</text:p>
          </table:table-cell>
          <table:table-cell office:value-type="float" office:value="1308.366" calcext:value-type="float">
            <text:p>1308.366</text:p>
          </table:table-cell>
          <table:table-cell office:value-type="float" office:value="1309.369" calcext:value-type="float">
            <text:p>1309.369</text:p>
          </table:table-cell>
          <table:table-cell office:value-type="float" office:value="1314.367" calcext:value-type="float">
            <text:p>1314.367</text:p>
          </table:table-cell>
          <table:table-cell table:number-columns-repeated="2" office:value-type="float" office:value="1315.367" calcext:value-type="float">
            <text:p>1315.367</text:p>
          </table:table-cell>
          <table:table-cell office:value-type="float" office:value="1316.366" calcext:value-type="float">
            <text:p>1316.366</text:p>
          </table:table-cell>
          <table:table-cell office:value-type="float" office:value="1316.367" calcext:value-type="float">
            <text:p>1316.367</text:p>
          </table:table-cell>
          <table:table-cell office:value-type="float" office:value="1316.369" calcext:value-type="float">
            <text:p>1316.369</text:p>
          </table:table-cell>
          <table:table-cell office:value-type="float" office:value="1316.371" calcext:value-type="float">
            <text:p>1316.371</text:p>
          </table:table-cell>
          <table:table-cell office:value-type="float" office:value="1317.367" calcext:value-type="float">
            <text:p>1317.367</text:p>
          </table:table-cell>
          <table:table-cell office:value-type="float" office:value="1397.364" calcext:value-type="float">
            <text:p>1397.364</text:p>
          </table:table-cell>
          <table:table-cell office:value-type="float" office:value="1403.366" calcext:value-type="float">
            <text:p>1403.366</text:p>
          </table:table-cell>
          <table:table-cell office:value-type="float" office:value="1657.36" calcext:value-type="float">
            <text:p>1657.36</text:p>
          </table:table-cell>
          <table:table-cell office:value-type="float" office:value="1674.362" calcext:value-type="float">
            <text:p>1674.362</text:p>
          </table:table-cell>
          <table:table-cell office:value-type="float" office:value="1833.36" calcext:value-type="float">
            <text:p>1833.36</text:p>
          </table:table-cell>
          <table:table-cell office:value-type="float" office:value="1891.358" calcext:value-type="float">
            <text:p>1891.358</text:p>
          </table:table-cell>
          <table:table-cell office:value-type="float" office:value="2089.341" calcext:value-type="float">
            <text:p>2089.341</text:p>
          </table:table-cell>
          <table:table-cell office:value-type="float" office:value="2092.345" calcext:value-type="float">
            <text:p>2092.345</text:p>
          </table:table-cell>
          <table:table-cell office:value-type="float" office:value="2332.339" calcext:value-type="float">
            <text:p>2332.339</text:p>
          </table:table-cell>
          <table:table-cell office:value-type="float" office:value="2338.343" calcext:value-type="float">
            <text:p>2338.343</text:p>
          </table:table-cell>
          <table:table-cell office:value-type="float" office:value="3150" calcext:value-type="float">
            <text:p>3150</text:p>
          </table:table-cell>
          <table:table-cell office:value-type="float" office:value="3270" calcext:value-type="float">
            <text:p>3270</text:p>
          </table:table-cell>
          <table:table-cell office:value-type="float" office:value="3280" calcext:value-type="float">
            <text:p>3280</text:p>
          </table:table-cell>
          <table:table-cell/>
          <table:table-cell table:formula="of:=MIN([.A74:.CV74])" office:value-type="float" office:value="182.393" calcext:value-type="float">
            <text:p>182.393</text:p>
          </table:table-cell>
          <table:table-cell table:formula="of:=AVERAGE([.A74:.CT74])" office:value-type="float" office:value="695.633428571429" calcext:value-type="float">
            <text:p>695.6334285714</text:p>
          </table:table-cell>
          <table:table-cell table:formula="of:=AVERAGE([.A74:.CV74])" office:value-type="float" office:value="747.22076" calcext:value-type="float">
            <text:p>747.22076</text:p>
          </table:table-cell>
          <table:table-cell table:formula="of:=MAX([.A74:.CV74])"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183.393" calcext:value-type="float">
            <text:p>183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7.393" calcext:value-type="float">
            <text:p>187.393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8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table:number-columns-repeated="2" office:value-type="float" office:value="199.394" calcext:value-type="float">
            <text:p>199.394</text:p>
          </table:table-cell>
          <table:table-cell table:number-columns-repeated="4" office:value-type="float" office:value="200.394" calcext:value-type="float">
            <text:p>200.394</text:p>
          </table:table-cell>
          <table:table-cell table:number-columns-repeated="9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table:number-columns-repeated="2" office:value-type="float" office:value="571.385" calcext:value-type="float">
            <text:p>571.385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2.384" calcext:value-type="float">
            <text:p>572.384</text:p>
          </table:table-cell>
          <table:table-cell office:value-type="float" office:value="573.387" calcext:value-type="float">
            <text:p>573.387</text:p>
          </table:table-cell>
          <table:table-cell office:value-type="float" office:value="574.384" calcext:value-type="float">
            <text:p>574.384</text:p>
          </table:table-cell>
          <table:table-cell office:value-type="float" office:value="574.386" calcext:value-type="float">
            <text:p>574.386</text:p>
          </table:table-cell>
          <table:table-cell office:value-type="float" office:value="575.386" calcext:value-type="float">
            <text:p>575.386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0.382" calcext:value-type="float">
            <text:p>580.382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2" calcext:value-type="float">
            <text:p>581.382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2.382" calcext:value-type="float">
            <text:p>582.382</text:p>
          </table:table-cell>
          <table:table-cell office:value-type="float" office:value="582.383" calcext:value-type="float">
            <text:p>582.383</text:p>
          </table:table-cell>
          <table:table-cell table:number-columns-repeated="2" office:value-type="float" office:value="582.384" calcext:value-type="float">
            <text:p>582.384</text:p>
          </table:table-cell>
          <table:table-cell office:value-type="float" office:value="583.383" calcext:value-type="float">
            <text:p>583.383</text:p>
          </table:table-cell>
          <table:table-cell office:value-type="float" office:value="583.384" calcext:value-type="float">
            <text:p>583.384</text:p>
          </table:table-cell>
          <table:table-cell office:value-type="float" office:value="584.384" calcext:value-type="float">
            <text:p>584.384</text:p>
          </table:table-cell>
          <table:table-cell table:number-columns-repeated="2" office:value-type="float" office:value="587.383" calcext:value-type="float">
            <text:p>587.383</text:p>
          </table:table-cell>
          <table:table-cell office:value-type="float" office:value="588.384" calcext:value-type="float">
            <text:p>588.384</text:p>
          </table:table-cell>
          <table:table-cell table:number-columns-repeated="2" office:value-type="float" office:value="589.383" calcext:value-type="float">
            <text:p>589.383</text:p>
          </table:table-cell>
          <table:table-cell office:value-type="float" office:value="589.385" calcext:value-type="float">
            <text:p>589.385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4.384" calcext:value-type="float">
            <text:p>604.384</text:p>
          </table:table-cell>
          <table:table-cell office:value-type="float" office:value="605.381" calcext:value-type="float">
            <text:p>605.381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08.384" calcext:value-type="float">
            <text:p>608.384</text:p>
          </table:table-cell>
          <table:table-cell office:value-type="float" office:value="609.385" calcext:value-type="float">
            <text:p>609.385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1286.367" calcext:value-type="float">
            <text:p>1286.367</text:p>
          </table:table-cell>
          <table:table-cell office:value-type="float" office:value="1291.368" calcext:value-type="float">
            <text:p>1291.368</text:p>
          </table:table-cell>
          <table:table-cell office:value-type="float" office:value="1310.369" calcext:value-type="float">
            <text:p>1310.369</text:p>
          </table:table-cell>
          <table:table-cell office:value-type="float" office:value="1312.369" calcext:value-type="float">
            <text:p>1312.369</text:p>
          </table:table-cell>
          <table:table-cell office:value-type="float" office:value="1313.365" calcext:value-type="float">
            <text:p>1313.365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6.366" calcext:value-type="float">
            <text:p>1316.366</text:p>
          </table:table-cell>
          <table:table-cell office:value-type="float" office:value="1316.369" calcext:value-type="float">
            <text:p>1316.369</text:p>
          </table:table-cell>
          <table:table-cell office:value-type="float" office:value="1317.368" calcext:value-type="float">
            <text:p>1317.368</text:p>
          </table:table-cell>
          <table:table-cell office:value-type="float" office:value="1318.368" calcext:value-type="float">
            <text:p>1318.368</text:p>
          </table:table-cell>
          <table:table-cell office:value-type="float" office:value="1318.37" calcext:value-type="float">
            <text:p>1318.37</text:p>
          </table:table-cell>
          <table:table-cell table:number-columns-repeated="2" office:value-type="float" office:value="1396.364" calcext:value-type="float">
            <text:p>1396.364</text:p>
          </table:table-cell>
          <table:table-cell office:value-type="float" office:value="1397.364" calcext:value-type="float">
            <text:p>1397.364</text:p>
          </table:table-cell>
          <table:table-cell office:value-type="float" office:value="1397.365" calcext:value-type="float">
            <text:p>1397.365</text:p>
          </table:table-cell>
          <table:table-cell office:value-type="float" office:value="1398.364" calcext:value-type="float">
            <text:p>1398.364</text:p>
          </table:table-cell>
          <table:table-cell office:value-type="float" office:value="1399.365" calcext:value-type="float">
            <text:p>1399.365</text:p>
          </table:table-cell>
          <table:table-cell office:value-type="float" office:value="1400.366" calcext:value-type="float">
            <text:p>1400.366</text:p>
          </table:table-cell>
          <table:table-cell office:value-type="float" office:value="1546.363" calcext:value-type="float">
            <text:p>1546.363</text:p>
          </table:table-cell>
          <table:table-cell office:value-type="float" office:value="1548.364" calcext:value-type="float">
            <text:p>1548.364</text:p>
          </table:table-cell>
          <table:table-cell office:value-type="float" office:value="1552.364" calcext:value-type="float">
            <text:p>1552.364</text:p>
          </table:table-cell>
          <table:table-cell office:value-type="float" office:value="1656.361" calcext:value-type="float">
            <text:p>1656.361</text:p>
          </table:table-cell>
          <table:table-cell office:value-type="float" office:value="1824.354" calcext:value-type="float">
            <text:p>1824.354</text:p>
          </table:table-cell>
          <table:table-cell office:value-type="float" office:value="1827.354" calcext:value-type="float">
            <text:p>1827.354</text:p>
          </table:table-cell>
          <table:table-cell office:value-type="float" office:value="1832.356" calcext:value-type="float">
            <text:p>1832.356</text:p>
          </table:table-cell>
          <table:table-cell office:value-type="float" office:value="1885.357" calcext:value-type="float">
            <text:p>1885.357</text:p>
          </table:table-cell>
          <table:table-cell office:value-type="float" office:value="1886.355" calcext:value-type="float">
            <text:p>1886.355</text:p>
          </table:table-cell>
          <table:table-cell office:value-type="float" office:value="1892.355" calcext:value-type="float">
            <text:p>1892.355</text:p>
          </table:table-cell>
          <table:table-cell office:value-type="float" office:value="2324.335" calcext:value-type="float">
            <text:p>2324.335</text:p>
          </table:table-cell>
          <table:table-cell office:value-type="float" office:value="3120" calcext:value-type="float">
            <text:p>3120</text:p>
          </table:table-cell>
          <table:table-cell office:value-type="float" office:value="3270" calcext:value-type="float">
            <text:p>3270</text:p>
          </table:table-cell>
          <table:table-cell office:value-type="float" office:value="3280" calcext:value-type="float">
            <text:p>3280</text:p>
          </table:table-cell>
          <table:table-cell/>
          <table:table-cell table:formula="of:=MIN([.A75:.CV75])" office:value-type="float" office:value="183.393" calcext:value-type="float">
            <text:p>183.393</text:p>
          </table:table-cell>
          <table:table-cell table:formula="of:=AVERAGE([.A75:.CT75])" office:value-type="float" office:value="781.345775510204" calcext:value-type="float">
            <text:p>781.3457755102</text:p>
          </table:table-cell>
          <table:table-cell table:formula="of:=AVERAGE([.A75:.CV75])" office:value-type="float" office:value="831.21886" calcext:value-type="float">
            <text:p>831.21886</text:p>
          </table:table-cell>
          <table:table-cell table:formula="of:=MAX([.A75:.CV75])" office:value-type="float" office:value="3280" calcext:value-type="float">
            <text:p>3280</text:p>
          </table:table-cell>
        </table:table-row>
        <table:table-row table:style-name="ro1">
          <table:table-cell table:number-columns-repeated="2" office:value-type="float" office:value="183.393" calcext:value-type="float">
            <text:p>183.393</text:p>
          </table:table-cell>
          <table:table-cell table:number-columns-repeated="2" office:value-type="float" office:value="185.393" calcext:value-type="float">
            <text:p>185.393</text:p>
          </table:table-cell>
          <table:table-cell table:number-columns-repeated="2" office:value-type="float" office:value="186.393" calcext:value-type="float">
            <text:p>186.393</text:p>
          </table:table-cell>
          <table:table-cell office:value-type="float" office:value="187.394" calcext:value-type="float">
            <text:p>187.394</text:p>
          </table:table-cell>
          <table:table-cell table:number-columns-repeated="3" office:value-type="float" office:value="197.394" calcext:value-type="float">
            <text:p>197.394</text:p>
          </table:table-cell>
          <table:table-cell table:number-columns-repeated="5" office:value-type="float" office:value="197.395" calcext:value-type="float">
            <text:p>197.395</text:p>
          </table:table-cell>
          <table:table-cell table:number-columns-repeated="7" office:value-type="float" office:value="198.394" calcext:value-type="float">
            <text:p>198.394</text:p>
          </table:table-cell>
          <table:table-cell table:number-columns-repeated="2" office:value-type="float" office:value="199.394" calcext:value-type="float">
            <text:p>199.394</text:p>
          </table:table-cell>
          <table:table-cell table:number-columns-repeated="3" office:value-type="float" office:value="200.394" calcext:value-type="float">
            <text:p>200.394</text:p>
          </table:table-cell>
          <table:table-cell table:number-columns-repeated="13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562.386" calcext:value-type="float">
            <text:p>562.386</text:p>
          </table:table-cell>
          <table:table-cell office:value-type="float" office:value="563.381" calcext:value-type="float">
            <text:p>563.381</text:p>
          </table:table-cell>
          <table:table-cell office:value-type="float" office:value="566.383" calcext:value-type="float">
            <text:p>566.383</text:p>
          </table:table-cell>
          <table:table-cell office:value-type="float" office:value="568.384" calcext:value-type="float">
            <text:p>568.384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4.384" calcext:value-type="float">
            <text:p>574.384</text:p>
          </table:table-cell>
          <table:table-cell office:value-type="float" office:value="574.387" calcext:value-type="float">
            <text:p>574.387</text:p>
          </table:table-cell>
          <table:table-cell office:value-type="float" office:value="575.384" calcext:value-type="float">
            <text:p>575.384</text:p>
          </table:table-cell>
          <table:table-cell table:number-columns-repeated="2" office:value-type="float" office:value="576.382" calcext:value-type="float">
            <text:p>576.382</text:p>
          </table:table-cell>
          <table:table-cell office:value-type="float" office:value="576.386" calcext:value-type="float">
            <text:p>576.386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8.385" calcext:value-type="float">
            <text:p>578.385</text:p>
          </table:table-cell>
          <table:table-cell office:value-type="float" office:value="579.385" calcext:value-type="float">
            <text:p>579.385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2.383" calcext:value-type="float">
            <text:p>582.383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3.383" calcext:value-type="float">
            <text:p>583.383</text:p>
          </table:table-cell>
          <table:table-cell office:value-type="float" office:value="586.382" calcext:value-type="float">
            <text:p>586.382</text:p>
          </table:table-cell>
          <table:table-cell office:value-type="float" office:value="589.383" calcext:value-type="float">
            <text:p>589.383</text:p>
          </table:table-cell>
          <table:table-cell office:value-type="float" office:value="589.384" calcext:value-type="float">
            <text:p>589.384</text:p>
          </table:table-cell>
          <table:table-cell office:value-type="float" office:value="593.383" calcext:value-type="float">
            <text:p>593.383</text:p>
          </table:table-cell>
          <table:table-cell office:value-type="float" office:value="602.382" calcext:value-type="float">
            <text:p>602.382</text:p>
          </table:table-cell>
          <table:table-cell office:value-type="float" office:value="603.382" calcext:value-type="float">
            <text:p>603.382</text:p>
          </table:table-cell>
          <table:table-cell table:number-columns-repeated="3" office:value-type="float" office:value="604.382" calcext:value-type="float">
            <text:p>604.382</text:p>
          </table:table-cell>
          <table:table-cell office:value-type="float" office:value="604.384" calcext:value-type="float">
            <text:p>604.384</text:p>
          </table:table-cell>
          <table:table-cell office:value-type="float" office:value="606.382" calcext:value-type="float">
            <text:p>606.382</text:p>
          </table:table-cell>
          <table:table-cell table:number-columns-repeated="2" office:value-type="float" office:value="606.384" calcext:value-type="float">
            <text:p>606.384</text:p>
          </table:table-cell>
          <table:table-cell table:number-columns-repeated="2" office:value-type="float" office:value="610.383" calcext:value-type="float">
            <text:p>610.383</text:p>
          </table:table-cell>
          <table:table-cell office:value-type="float" office:value="1006.372" calcext:value-type="float">
            <text:p>1006.372</text:p>
          </table:table-cell>
          <table:table-cell office:value-type="float" office:value="1110.37" calcext:value-type="float">
            <text:p>1110.37</text:p>
          </table:table-cell>
          <table:table-cell office:value-type="float" office:value="1311.366" calcext:value-type="float">
            <text:p>1311.366</text:p>
          </table:table-cell>
          <table:table-cell office:value-type="float" office:value="1313.371" calcext:value-type="float">
            <text:p>1313.371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17.373" calcext:value-type="float">
            <text:p>1317.373</text:p>
          </table:table-cell>
          <table:table-cell office:value-type="float" office:value="1318.37" calcext:value-type="float">
            <text:p>1318.37</text:p>
          </table:table-cell>
          <table:table-cell office:value-type="float" office:value="1318.372" calcext:value-type="float">
            <text:p>1318.372</text:p>
          </table:table-cell>
          <table:table-cell office:value-type="float" office:value="1399.365" calcext:value-type="float">
            <text:p>1399.365</text:p>
          </table:table-cell>
          <table:table-cell office:value-type="float" office:value="1661.359" calcext:value-type="float">
            <text:p>1661.359</text:p>
          </table:table-cell>
          <table:table-cell office:value-type="float" office:value="1663.36" calcext:value-type="float">
            <text:p>1663.36</text:p>
          </table:table-cell>
          <table:table-cell office:value-type="float" office:value="1812.354" calcext:value-type="float">
            <text:p>1812.354</text:p>
          </table:table-cell>
          <table:table-cell office:value-type="float" office:value="1822.355" calcext:value-type="float">
            <text:p>1822.355</text:p>
          </table:table-cell>
          <table:table-cell office:value-type="float" office:value="1825.354" calcext:value-type="float">
            <text:p>1825.354</text:p>
          </table:table-cell>
          <table:table-cell office:value-type="float" office:value="1830.361" calcext:value-type="float">
            <text:p>1830.361</text:p>
          </table:table-cell>
          <table:table-cell office:value-type="float" office:value="1895.354" calcext:value-type="float">
            <text:p>1895.354</text:p>
          </table:table-cell>
          <table:table-cell office:value-type="float" office:value="2330.339" calcext:value-type="float">
            <text:p>2330.339</text:p>
          </table:table-cell>
          <table:table-cell office:value-type="float" office:value="2332.344" calcext:value-type="float">
            <text:p>2332.344</text:p>
          </table:table-cell>
          <table:table-cell office:value-type="float" office:value="2333.342" calcext:value-type="float">
            <text:p>2333.342</text:p>
          </table:table-cell>
          <table:table-cell office:value-type="float" office:value="2337.342" calcext:value-type="float">
            <text:p>2337.342</text:p>
          </table:table-cell>
          <table:table-cell table:number-columns-repeated="2" office:value-type="float" office:value="3140" calcext:value-type="float">
            <text:p>3140</text:p>
          </table:table-cell>
          <table:table-cell office:value-type="float" office:value="3180" calcext:value-type="float">
            <text:p>3180</text:p>
          </table:table-cell>
          <table:table-cell office:value-type="float" office:value="3270" calcext:value-type="float">
            <text:p>3270</text:p>
          </table:table-cell>
          <table:table-cell office:value-type="float" office:value="3280" calcext:value-type="float">
            <text:p>3280</text:p>
          </table:table-cell>
          <table:table-cell/>
          <table:table-cell table:formula="of:=MIN([.A76:.CV76])" office:value-type="float" office:value="183.393" calcext:value-type="float">
            <text:p>183.393</text:p>
          </table:table-cell>
          <table:table-cell table:formula="of:=AVERAGE([.A76:.CT76])" office:value-type="float" office:value="721.963040816327" calcext:value-type="float">
            <text:p>721.9630408163</text:p>
          </table:table-cell>
          <table:table-cell table:formula="of:=AVERAGE([.A76:.CV76])" office:value-type="float" office:value="773.02378" calcext:value-type="float">
            <text:p>773.02378</text:p>
          </table:table-cell>
          <table:table-cell table:formula="of:=MAX([.A76:.CV76])"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183.394" calcext:value-type="float">
            <text:p>183.394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88.393" calcext:value-type="float">
            <text:p>188.393</text:p>
          </table:table-cell>
          <table:table-cell office:value-type="float" office:value="196.394" calcext:value-type="float">
            <text:p>196.394</text:p>
          </table:table-cell>
          <table:table-cell table:number-columns-repeated="6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3" office:value-type="float" office:value="200.394" calcext:value-type="float">
            <text:p>200.394</text:p>
          </table:table-cell>
          <table:table-cell table:number-columns-repeated="10" office:value-type="float" office:value="201.394" calcext:value-type="float">
            <text:p>201.394</text:p>
          </table:table-cell>
          <table:table-cell table:number-columns-repeated="2" office:value-type="float" office:value="202.394" calcext:value-type="float">
            <text:p>202.394</text:p>
          </table:table-cell>
          <table:table-cell office:value-type="float" office:value="556.386" calcext:value-type="float">
            <text:p>556.386</text:p>
          </table:table-cell>
          <table:table-cell office:value-type="float" office:value="565.383" calcext:value-type="float">
            <text:p>565.383</text:p>
          </table:table-cell>
          <table:table-cell office:value-type="float" office:value="567.384" calcext:value-type="float">
            <text:p>567.384</text:p>
          </table:table-cell>
          <table:table-cell office:value-type="float" office:value="571.384" calcext:value-type="float">
            <text:p>571.384</text:p>
          </table:table-cell>
          <table:table-cell office:value-type="float" office:value="571.385" calcext:value-type="float">
            <text:p>571.385</text:p>
          </table:table-cell>
          <table:table-cell office:value-type="float" office:value="576.386" calcext:value-type="float">
            <text:p>576.386</text:p>
          </table:table-cell>
          <table:table-cell office:value-type="float" office:value="577.382" calcext:value-type="float">
            <text:p>577.382</text:p>
          </table:table-cell>
          <table:table-cell table:number-columns-repeated="2" office:value-type="float" office:value="577.384" calcext:value-type="float">
            <text:p>577.384</text:p>
          </table:table-cell>
          <table:table-cell office:value-type="float" office:value="578.384" calcext:value-type="float">
            <text:p>578.384</text:p>
          </table:table-cell>
          <table:table-cell table:number-columns-repeated="2" office:value-type="float" office:value="579.382" calcext:value-type="float">
            <text:p>579.382</text:p>
          </table:table-cell>
          <table:table-cell office:value-type="float" office:value="579.383" calcext:value-type="float">
            <text:p>579.383</text:p>
          </table:table-cell>
          <table:table-cell table:number-columns-repeated="3" office:value-type="float" office:value="579.384" calcext:value-type="float">
            <text:p>579.384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1.383" calcext:value-type="float">
            <text:p>581.383</text:p>
          </table:table-cell>
          <table:table-cell office:value-type="float" office:value="581.385" calcext:value-type="float">
            <text:p>581.385</text:p>
          </table:table-cell>
          <table:table-cell office:value-type="float" office:value="582.382" calcext:value-type="float">
            <text:p>582.382</text:p>
          </table:table-cell>
          <table:table-cell office:value-type="float" office:value="582.385" calcext:value-type="float">
            <text:p>582.385</text:p>
          </table:table-cell>
          <table:table-cell table:number-columns-repeated="2" office:value-type="float" office:value="583.384" calcext:value-type="float">
            <text:p>583.384</text:p>
          </table:table-cell>
          <table:table-cell office:value-type="float" office:value="584.382" calcext:value-type="float">
            <text:p>584.382</text:p>
          </table:table-cell>
          <table:table-cell office:value-type="float" office:value="585.382" calcext:value-type="float">
            <text:p>585.382</text:p>
          </table:table-cell>
          <table:table-cell office:value-type="float" office:value="585.384" calcext:value-type="float">
            <text:p>585.384</text:p>
          </table:table-cell>
          <table:table-cell office:value-type="float" office:value="587.384" calcext:value-type="float">
            <text:p>587.384</text:p>
          </table:table-cell>
          <table:table-cell office:value-type="float" office:value="590.383" calcext:value-type="float">
            <text:p>590.383</text:p>
          </table:table-cell>
          <table:table-cell office:value-type="float" office:value="591.383" calcext:value-type="float">
            <text:p>591.383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602.382" calcext:value-type="float">
            <text:p>602.382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5.385" calcext:value-type="float">
            <text:p>605.385</text:p>
          </table:table-cell>
          <table:table-cell table:number-columns-repeated="2" office:value-type="float" office:value="606.383" calcext:value-type="float">
            <text:p>606.383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784.371" calcext:value-type="float">
            <text:p>784.371</text:p>
          </table:table-cell>
          <table:table-cell office:value-type="float" office:value="1034.375" calcext:value-type="float">
            <text:p>1034.375</text:p>
          </table:table-cell>
          <table:table-cell office:value-type="float" office:value="1153.368" calcext:value-type="float">
            <text:p>1153.368</text:p>
          </table:table-cell>
          <table:table-cell office:value-type="float" office:value="1294.364" calcext:value-type="float">
            <text:p>1294.364</text:p>
          </table:table-cell>
          <table:table-cell office:value-type="float" office:value="1295.369" calcext:value-type="float">
            <text:p>1295.369</text:p>
          </table:table-cell>
          <table:table-cell office:value-type="float" office:value="1310.366" calcext:value-type="float">
            <text:p>1310.366</text:p>
          </table:table-cell>
          <table:table-cell office:value-type="float" office:value="1310.367" calcext:value-type="float">
            <text:p>1310.367</text:p>
          </table:table-cell>
          <table:table-cell office:value-type="float" office:value="1312.366" calcext:value-type="float">
            <text:p>1312.366</text:p>
          </table:table-cell>
          <table:table-cell office:value-type="float" office:value="1313.366" calcext:value-type="float">
            <text:p>1313.366</text:p>
          </table:table-cell>
          <table:table-cell office:value-type="float" office:value="1317.369" calcext:value-type="float">
            <text:p>1317.369</text:p>
          </table:table-cell>
          <table:table-cell office:value-type="float" office:value="1395.364" calcext:value-type="float">
            <text:p>1395.364</text:p>
          </table:table-cell>
          <table:table-cell office:value-type="float" office:value="1401.364" calcext:value-type="float">
            <text:p>1401.364</text:p>
          </table:table-cell>
          <table:table-cell office:value-type="float" office:value="1401.365" calcext:value-type="float">
            <text:p>1401.365</text:p>
          </table:table-cell>
          <table:table-cell office:value-type="float" office:value="1403.364" calcext:value-type="float">
            <text:p>1403.364</text:p>
          </table:table-cell>
          <table:table-cell office:value-type="float" office:value="1545.362" calcext:value-type="float">
            <text:p>1545.362</text:p>
          </table:table-cell>
          <table:table-cell office:value-type="float" office:value="1549.36" calcext:value-type="float">
            <text:p>1549.36</text:p>
          </table:table-cell>
          <table:table-cell office:value-type="float" office:value="1549.362" calcext:value-type="float">
            <text:p>1549.362</text:p>
          </table:table-cell>
          <table:table-cell office:value-type="float" office:value="1670.361" calcext:value-type="float">
            <text:p>1670.361</text:p>
          </table:table-cell>
          <table:table-cell office:value-type="float" office:value="1825.359" calcext:value-type="float">
            <text:p>1825.359</text:p>
          </table:table-cell>
          <table:table-cell office:value-type="float" office:value="1826.353" calcext:value-type="float">
            <text:p>1826.353</text:p>
          </table:table-cell>
          <table:table-cell office:value-type="float" office:value="1826.356" calcext:value-type="float">
            <text:p>1826.356</text:p>
          </table:table-cell>
          <table:table-cell office:value-type="float" office:value="1827.356" calcext:value-type="float">
            <text:p>1827.356</text:p>
          </table:table-cell>
          <table:table-cell office:value-type="float" office:value="1828.356" calcext:value-type="float">
            <text:p>1828.356</text:p>
          </table:table-cell>
          <table:table-cell office:value-type="float" office:value="2053.346" calcext:value-type="float">
            <text:p>2053.346</text:p>
          </table:table-cell>
          <table:table-cell office:value-type="float" office:value="2335.342" calcext:value-type="float">
            <text:p>2335.342</text:p>
          </table:table-cell>
          <table:table-cell office:value-type="float" office:value="2336.344" calcext:value-type="float">
            <text:p>2336.344</text:p>
          </table:table-cell>
          <table:table-cell office:value-type="float" office:value="3120" calcext:value-type="float">
            <text:p>3120</text:p>
          </table:table-cell>
          <table:table-cell office:value-type="float" office:value="3150" calcext:value-type="float">
            <text:p>3150</text:p>
          </table:table-cell>
          <table:table-cell office:value-type="float" office:value="3230" calcext:value-type="float">
            <text:p>3230</text:p>
          </table:table-cell>
          <table:table-cell office:value-type="float" office:value="3270" calcext:value-type="float">
            <text:p>3270</text:p>
          </table:table-cell>
          <table:table-cell office:value-type="float" office:value="3280" calcext:value-type="float">
            <text:p>3280</text:p>
          </table:table-cell>
          <table:table-cell/>
          <table:table-cell table:formula="of:=MIN([.A77:.CV77])" office:value-type="float" office:value="183.394" calcext:value-type="float">
            <text:p>183.394</text:p>
          </table:table-cell>
          <table:table-cell table:formula="of:=AVERAGE([.A77:.CT77])" office:value-type="float" office:value="797.828357142857" calcext:value-type="float">
            <text:p>797.8283571429</text:p>
          </table:table-cell>
          <table:table-cell table:formula="of:=AVERAGE([.A77:.CV77])" office:value-type="float" office:value="847.37179" calcext:value-type="float">
            <text:p>847.37179</text:p>
          </table:table-cell>
          <table:table-cell table:formula="of:=MAX([.A77:.CV77])"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183.393" calcext:value-type="float">
            <text:p>183.393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8.393" calcext:value-type="float">
            <text:p>188.393</text:p>
          </table:table-cell>
          <table:table-cell table:number-columns-repeated="6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3" office:value-type="float" office:value="200.394" calcext:value-type="float">
            <text:p>200.394</text:p>
          </table:table-cell>
          <table:table-cell table:number-columns-repeated="9" office:value-type="float" office:value="201.394" calcext:value-type="float">
            <text:p>201.394</text:p>
          </table:table-cell>
          <table:table-cell office:value-type="float" office:value="569.383" calcext:value-type="float">
            <text:p>569.383</text:p>
          </table:table-cell>
          <table:table-cell table:number-columns-repeated="3" office:value-type="float" office:value="571.387" calcext:value-type="float">
            <text:p>571.387</text:p>
          </table:table-cell>
          <table:table-cell office:value-type="float" office:value="574.385" calcext:value-type="float">
            <text:p>574.385</text:p>
          </table:table-cell>
          <table:table-cell office:value-type="float" office:value="574.386" calcext:value-type="float">
            <text:p>574.386</text:p>
          </table:table-cell>
          <table:table-cell office:value-type="float" office:value="575.382" calcext:value-type="float">
            <text:p>575.382</text:p>
          </table:table-cell>
          <table:table-cell office:value-type="float" office:value="575.383" calcext:value-type="float">
            <text:p>575.383</text:p>
          </table:table-cell>
          <table:table-cell office:value-type="float" office:value="575.385" calcext:value-type="float">
            <text:p>575.385</text:p>
          </table:table-cell>
          <table:table-cell office:value-type="float" office:value="576.383" calcext:value-type="float">
            <text:p>576.383</text:p>
          </table:table-cell>
          <table:table-cell office:value-type="float" office:value="577.383" calcext:value-type="float">
            <text:p>577.383</text:p>
          </table:table-cell>
          <table:table-cell table:number-columns-repeated="2" office:value-type="float" office:value="577.384" calcext:value-type="float">
            <text:p>577.384</text:p>
          </table:table-cell>
          <table:table-cell office:value-type="float" office:value="577.385" calcext:value-type="float">
            <text:p>577.385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0.382" calcext:value-type="float">
            <text:p>580.382</text:p>
          </table:table-cell>
          <table:table-cell office:value-type="float" office:value="581.382" calcext:value-type="float">
            <text:p>581.382</text:p>
          </table:table-cell>
          <table:table-cell office:value-type="float" office:value="581.385" calcext:value-type="float">
            <text:p>581.385</text:p>
          </table:table-cell>
          <table:table-cell office:value-type="float" office:value="581.386" calcext:value-type="float">
            <text:p>581.386</text:p>
          </table:table-cell>
          <table:table-cell office:value-type="float" office:value="582.382" calcext:value-type="float">
            <text:p>582.382</text:p>
          </table:table-cell>
          <table:table-cell table:number-columns-repeated="2" office:value-type="float" office:value="583.384" calcext:value-type="float">
            <text:p>583.384</text:p>
          </table:table-cell>
          <table:table-cell office:value-type="float" office:value="584.384" calcext:value-type="float">
            <text:p>584.384</text:p>
          </table:table-cell>
          <table:table-cell office:value-type="float" office:value="584.385" calcext:value-type="float">
            <text:p>584.385</text:p>
          </table:table-cell>
          <table:table-cell office:value-type="float" office:value="585.382" calcext:value-type="float">
            <text:p>585.382</text:p>
          </table:table-cell>
          <table:table-cell office:value-type="float" office:value="585.386" calcext:value-type="float">
            <text:p>585.386</text:p>
          </table:table-cell>
          <table:table-cell office:value-type="float" office:value="590.381" calcext:value-type="float">
            <text:p>590.381</text:p>
          </table:table-cell>
          <table:table-cell table:number-columns-repeated="2" office:value-type="float" office:value="596.382" calcext:value-type="float">
            <text:p>596.382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4.385" calcext:value-type="float">
            <text:p>604.385</text:p>
          </table:table-cell>
          <table:table-cell office:value-type="float" office:value="605.381" calcext:value-type="float">
            <text:p>605.381</text:p>
          </table:table-cell>
          <table:table-cell table:number-columns-repeated="2" office:value-type="float" office:value="605.382" calcext:value-type="float">
            <text:p>605.382</text:p>
          </table:table-cell>
          <table:table-cell office:value-type="float" office:value="606.381" calcext:value-type="float">
            <text:p>606.381</text:p>
          </table:table-cell>
          <table:table-cell table:number-columns-repeated="4" office:value-type="float" office:value="606.384" calcext:value-type="float">
            <text:p>606.384</text:p>
          </table:table-cell>
          <table:table-cell table:number-columns-repeated="2" office:value-type="float" office:value="606.385" calcext:value-type="float">
            <text:p>606.385</text:p>
          </table:table-cell>
          <table:table-cell office:value-type="float" office:value="610.384" calcext:value-type="float">
            <text:p>610.384</text:p>
          </table:table-cell>
          <table:table-cell office:value-type="float" office:value="611.384" calcext:value-type="float">
            <text:p>611.384</text:p>
          </table:table-cell>
          <table:table-cell office:value-type="float" office:value="783.372" calcext:value-type="float">
            <text:p>783.372</text:p>
          </table:table-cell>
          <table:table-cell office:value-type="float" office:value="784.373" calcext:value-type="float">
            <text:p>784.373</text:p>
          </table:table-cell>
          <table:table-cell office:value-type="float" office:value="1001.371" calcext:value-type="float">
            <text:p>1001.371</text:p>
          </table:table-cell>
          <table:table-cell office:value-type="float" office:value="1308.367" calcext:value-type="float">
            <text:p>1308.367</text:p>
          </table:table-cell>
          <table:table-cell office:value-type="float" office:value="1309.366" calcext:value-type="float">
            <text:p>1309.366</text:p>
          </table:table-cell>
          <table:table-cell office:value-type="float" office:value="1310.367" calcext:value-type="float">
            <text:p>1310.367</text:p>
          </table:table-cell>
          <table:table-cell office:value-type="float" office:value="1311.365" calcext:value-type="float">
            <text:p>1311.365</text:p>
          </table:table-cell>
          <table:table-cell office:value-type="float" office:value="1313.372" calcext:value-type="float">
            <text:p>1313.372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5.365" calcext:value-type="float">
            <text:p>1315.365</text:p>
          </table:table-cell>
          <table:table-cell office:value-type="float" office:value="1316.369" calcext:value-type="float">
            <text:p>1316.369</text:p>
          </table:table-cell>
          <table:table-cell office:value-type="float" office:value="1319.371" calcext:value-type="float">
            <text:p>1319.371</text:p>
          </table:table-cell>
          <table:table-cell office:value-type="float" office:value="1398.366" calcext:value-type="float">
            <text:p>1398.366</text:p>
          </table:table-cell>
          <table:table-cell office:value-type="float" office:value="1399.364" calcext:value-type="float">
            <text:p>1399.364</text:p>
          </table:table-cell>
          <table:table-cell office:value-type="float" office:value="1548.364" calcext:value-type="float">
            <text:p>1548.364</text:p>
          </table:table-cell>
          <table:table-cell office:value-type="float" office:value="1553.362" calcext:value-type="float">
            <text:p>1553.362</text:p>
          </table:table-cell>
          <table:table-cell office:value-type="float" office:value="1658.361" calcext:value-type="float">
            <text:p>1658.361</text:p>
          </table:table-cell>
          <table:table-cell office:value-type="float" office:value="1662.366" calcext:value-type="float">
            <text:p>1662.366</text:p>
          </table:table-cell>
          <table:table-cell office:value-type="float" office:value="1821.352" calcext:value-type="float">
            <text:p>1821.352</text:p>
          </table:table-cell>
          <table:table-cell office:value-type="float" office:value="1886.354" calcext:value-type="float">
            <text:p>1886.354</text:p>
          </table:table-cell>
          <table:table-cell office:value-type="float" office:value="1887.359" calcext:value-type="float">
            <text:p>1887.359</text:p>
          </table:table-cell>
          <table:table-cell office:value-type="float" office:value="2092.344" calcext:value-type="float">
            <text:p>2092.344</text:p>
          </table:table-cell>
          <table:table-cell office:value-type="float" office:value="2332.338" calcext:value-type="float">
            <text:p>2332.338</text:p>
          </table:table-cell>
          <table:table-cell office:value-type="float" office:value="3200" calcext:value-type="float">
            <text:p>3200</text:p>
          </table:table-cell>
          <table:table-cell office:value-type="float" office:value="3240" calcext:value-type="float">
            <text:p>3240</text:p>
          </table:table-cell>
          <table:table-cell office:value-type="float" office:value="3270" calcext:value-type="float">
            <text:p>3270</text:p>
          </table:table-cell>
          <table:table-cell table:number-columns-repeated="2" office:value-type="float" office:value="3280" calcext:value-type="float">
            <text:p>3280</text:p>
          </table:table-cell>
          <table:table-cell/>
          <table:table-cell table:formula="of:=MIN([.A78:.CV78])" office:value-type="float" office:value="183.393" calcext:value-type="float">
            <text:p>183.393</text:p>
          </table:table-cell>
          <table:table-cell table:formula="of:=AVERAGE([.A78:.CT78])" office:value-type="float" office:value="762.849744897959" calcext:value-type="float">
            <text:p>762.849744898</text:p>
          </table:table-cell>
          <table:table-cell table:formula="of:=AVERAGE([.A78:.CV78])" office:value-type="float" office:value="813.19275" calcext:value-type="float">
            <text:p>813.19275</text:p>
          </table:table-cell>
          <table:table-cell table:formula="of:=MAX([.A78:.CV78])"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97.394" calcext:value-type="float">
            <text:p>197.394</text:p>
          </table:table-cell>
          <table:table-cell table:number-columns-repeated="6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11" office:value-type="float" office:value="201.394" calcext:value-type="float">
            <text:p>201.394</text:p>
          </table:table-cell>
          <table:table-cell table:number-columns-repeated="2" office:value-type="float" office:value="202.394" calcext:value-type="float">
            <text:p>202.394</text:p>
          </table:table-cell>
          <table:table-cell office:value-type="float" office:value="564.382" calcext:value-type="float">
            <text:p>564.382</text:p>
          </table:table-cell>
          <table:table-cell office:value-type="float" office:value="568.381" calcext:value-type="float">
            <text:p>568.381</text:p>
          </table:table-cell>
          <table:table-cell office:value-type="float" office:value="569.385" calcext:value-type="float">
            <text:p>569.385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3.383" calcext:value-type="float">
            <text:p>573.383</text:p>
          </table:table-cell>
          <table:table-cell office:value-type="float" office:value="574.384" calcext:value-type="float">
            <text:p>574.384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5.385" calcext:value-type="float">
            <text:p>575.385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9.383" calcext:value-type="float">
            <text:p>579.383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79.385" calcext:value-type="float">
            <text:p>579.385</text:p>
          </table:table-cell>
          <table:table-cell office:value-type="float" office:value="579.386" calcext:value-type="float">
            <text:p>579.386</text:p>
          </table:table-cell>
          <table:table-cell table:number-columns-repeated="3" office:value-type="float" office:value="580.384" calcext:value-type="float">
            <text:p>580.384</text:p>
          </table:table-cell>
          <table:table-cell office:value-type="float" office:value="581.382" calcext:value-type="float">
            <text:p>581.382</text:p>
          </table:table-cell>
          <table:table-cell table:number-columns-repeated="2" office:value-type="float" office:value="582.384" calcext:value-type="float">
            <text:p>582.384</text:p>
          </table:table-cell>
          <table:table-cell office:value-type="float" office:value="582.385" calcext:value-type="float">
            <text:p>582.385</text:p>
          </table:table-cell>
          <table:table-cell office:value-type="float" office:value="583.382" calcext:value-type="float">
            <text:p>583.382</text:p>
          </table:table-cell>
          <table:table-cell office:value-type="float" office:value="584.381" calcext:value-type="float">
            <text:p>584.381</text:p>
          </table:table-cell>
          <table:table-cell office:value-type="float" office:value="585.383" calcext:value-type="float">
            <text:p>585.383</text:p>
          </table:table-cell>
          <table:table-cell office:value-type="float" office:value="588.385" calcext:value-type="float">
            <text:p>588.385</text:p>
          </table:table-cell>
          <table:table-cell office:value-type="float" office:value="590.382" calcext:value-type="float">
            <text:p>590.382</text:p>
          </table:table-cell>
          <table:table-cell office:value-type="float" office:value="592.382" calcext:value-type="float">
            <text:p>592.382</text:p>
          </table:table-cell>
          <table:table-cell office:value-type="float" office:value="594.384" calcext:value-type="float">
            <text:p>594.384</text:p>
          </table:table-cell>
          <table:table-cell office:value-type="float" office:value="603.382" calcext:value-type="float">
            <text:p>603.382</text:p>
          </table:table-cell>
          <table:table-cell table:number-columns-repeated="3" office:value-type="float" office:value="604.382" calcext:value-type="float">
            <text:p>604.382</text:p>
          </table:table-cell>
          <table:table-cell office:value-type="float" office:value="604.384" calcext:value-type="float">
            <text:p>604.384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5.385" calcext:value-type="float">
            <text:p>605.385</text:p>
          </table:table-cell>
          <table:table-cell office:value-type="float" office:value="606.38" calcext:value-type="float">
            <text:p>606.38</text:p>
          </table:table-cell>
          <table:table-cell office:value-type="float" office:value="606.381" calcext:value-type="float">
            <text:p>606.381</text:p>
          </table:table-cell>
          <table:table-cell office:value-type="float" office:value="606.382" calcext:value-type="float">
            <text:p>606.382</text:p>
          </table:table-cell>
          <table:table-cell table:number-columns-repeated="2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08.384" calcext:value-type="float">
            <text:p>608.384</text:p>
          </table:table-cell>
          <table:table-cell office:value-type="float" office:value="611.381" calcext:value-type="float">
            <text:p>611.381</text:p>
          </table:table-cell>
          <table:table-cell office:value-type="float" office:value="781.372" calcext:value-type="float">
            <text:p>781.372</text:p>
          </table:table-cell>
          <table:table-cell office:value-type="float" office:value="784.37" calcext:value-type="float">
            <text:p>784.37</text:p>
          </table:table-cell>
          <table:table-cell office:value-type="float" office:value="1291.368" calcext:value-type="float">
            <text:p>1291.368</text:p>
          </table:table-cell>
          <table:table-cell office:value-type="float" office:value="1311.365" calcext:value-type="float">
            <text:p>1311.365</text:p>
          </table:table-cell>
          <table:table-cell table:number-columns-repeated="2" office:value-type="float" office:value="1313.366" calcext:value-type="float">
            <text:p>1313.366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4.368" calcext:value-type="float">
            <text:p>1314.368</text:p>
          </table:table-cell>
          <table:table-cell office:value-type="float" office:value="1315.369" calcext:value-type="float">
            <text:p>1315.369</text:p>
          </table:table-cell>
          <table:table-cell office:value-type="float" office:value="1318.369" calcext:value-type="float">
            <text:p>1318.369</text:p>
          </table:table-cell>
          <table:table-cell office:value-type="float" office:value="1392.364" calcext:value-type="float">
            <text:p>1392.364</text:p>
          </table:table-cell>
          <table:table-cell office:value-type="float" office:value="1394.364" calcext:value-type="float">
            <text:p>1394.364</text:p>
          </table:table-cell>
          <table:table-cell office:value-type="float" office:value="1399.364" calcext:value-type="float">
            <text:p>1399.364</text:p>
          </table:table-cell>
          <table:table-cell office:value-type="float" office:value="1401.364" calcext:value-type="float">
            <text:p>1401.364</text:p>
          </table:table-cell>
          <table:table-cell office:value-type="float" office:value="1404.366" calcext:value-type="float">
            <text:p>1404.366</text:p>
          </table:table-cell>
          <table:table-cell office:value-type="float" office:value="1546.364" calcext:value-type="float">
            <text:p>1546.364</text:p>
          </table:table-cell>
          <table:table-cell office:value-type="float" office:value="1547.362" calcext:value-type="float">
            <text:p>1547.362</text:p>
          </table:table-cell>
          <table:table-cell office:value-type="float" office:value="1548.362" calcext:value-type="float">
            <text:p>1548.362</text:p>
          </table:table-cell>
          <table:table-cell office:value-type="float" office:value="1549.363" calcext:value-type="float">
            <text:p>1549.363</text:p>
          </table:table-cell>
          <table:table-cell office:value-type="float" office:value="1552.363" calcext:value-type="float">
            <text:p>1552.363</text:p>
          </table:table-cell>
          <table:table-cell office:value-type="float" office:value="1657.358" calcext:value-type="float">
            <text:p>1657.358</text:p>
          </table:table-cell>
          <table:table-cell office:value-type="float" office:value="1813.355" calcext:value-type="float">
            <text:p>1813.355</text:p>
          </table:table-cell>
          <table:table-cell office:value-type="float" office:value="1824.354" calcext:value-type="float">
            <text:p>1824.354</text:p>
          </table:table-cell>
          <table:table-cell office:value-type="float" office:value="1831.356" calcext:value-type="float">
            <text:p>1831.356</text:p>
          </table:table-cell>
          <table:table-cell office:value-type="float" office:value="1886.357" calcext:value-type="float">
            <text:p>1886.357</text:p>
          </table:table-cell>
          <table:table-cell office:value-type="float" office:value="1893.355" calcext:value-type="float">
            <text:p>1893.355</text:p>
          </table:table-cell>
          <table:table-cell office:value-type="float" office:value="2340.342" calcext:value-type="float">
            <text:p>2340.342</text:p>
          </table:table-cell>
          <table:table-cell office:value-type="float" office:value="2837.31" calcext:value-type="float">
            <text:p>2837.31</text:p>
          </table:table-cell>
          <table:table-cell office:value-type="float" office:value="3010.313" calcext:value-type="float">
            <text:p>3010.313</text:p>
          </table:table-cell>
          <table:table-cell table:number-columns-repeated="2" office:value-type="float" office:value="3280" calcext:value-type="float">
            <text:p>3280</text:p>
          </table:table-cell>
          <table:table-cell/>
          <table:table-cell table:formula="of:=MIN([.A79:.CV79])" office:value-type="float" office:value="184.393" calcext:value-type="float">
            <text:p>184.393</text:p>
          </table:table-cell>
          <table:table-cell table:formula="of:=AVERAGE([.A79:.CT79])" office:value-type="float" office:value="775.511785714286" calcext:value-type="float">
            <text:p>775.5117857143</text:p>
          </table:table-cell>
          <table:table-cell table:formula="of:=AVERAGE([.A79:.CV79])" office:value-type="float" office:value="825.60155" calcext:value-type="float">
            <text:p>825.60155</text:p>
          </table:table-cell>
          <table:table-cell table:formula="of:=MAX([.A79:.CV79])" office:value-type="float" office:value="3280" calcext:value-type="float">
            <text:p>3280</text:p>
          </table:table-cell>
        </table:table-row>
        <table:table-row table:style-name="ro1">
          <table:table-cell table:number-columns-repeated="2"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7.394" calcext:value-type="float">
            <text:p>187.394</text:p>
          </table:table-cell>
          <table:table-cell table:number-columns-repeated="2" office:value-type="float" office:value="196.394" calcext:value-type="float">
            <text:p>196.394</text:p>
          </table:table-cell>
          <table:table-cell office:value-type="float" office:value="197.394" calcext:value-type="float">
            <text:p>197.394</text:p>
          </table:table-cell>
          <table:table-cell table:number-columns-repeated="3" office:value-type="float" office:value="197.395" calcext:value-type="float">
            <text:p>197.395</text:p>
          </table:table-cell>
          <table:table-cell table:number-columns-repeated="4" office:value-type="float" office:value="198.394" calcext:value-type="float">
            <text:p>198.394</text:p>
          </table:table-cell>
          <table:table-cell table:number-columns-repeated="2" office:value-type="float" office:value="199.394" calcext:value-type="float">
            <text:p>199.394</text:p>
          </table:table-cell>
          <table:table-cell office:value-type="float" office:value="200.394" calcext:value-type="float">
            <text:p>200.394</text:p>
          </table:table-cell>
          <table:table-cell table:number-columns-repeated="8" office:value-type="float" office:value="201.394" calcext:value-type="float">
            <text:p>201.394</text:p>
          </table:table-cell>
          <table:table-cell office:value-type="float" office:value="319.385" calcext:value-type="float">
            <text:p>319.385</text:p>
          </table:table-cell>
          <table:table-cell office:value-type="float" office:value="568.382" calcext:value-type="float">
            <text:p>568.382</text:p>
          </table:table-cell>
          <table:table-cell office:value-type="float" office:value="570.382" calcext:value-type="float">
            <text:p>570.382</text:p>
          </table:table-cell>
          <table:table-cell table:number-columns-repeated="2" office:value-type="float" office:value="570.383" calcext:value-type="float">
            <text:p>570.383</text:p>
          </table:table-cell>
          <table:table-cell office:value-type="float" office:value="572.385" calcext:value-type="float">
            <text:p>572.385</text:p>
          </table:table-cell>
          <table:table-cell office:value-type="float" office:value="574.383" calcext:value-type="float">
            <text:p>574.383</text:p>
          </table:table-cell>
          <table:table-cell table:number-columns-repeated="2" office:value-type="float" office:value="575.384" calcext:value-type="float">
            <text:p>575.384</text:p>
          </table:table-cell>
          <table:table-cell office:value-type="float" office:value="577.382" calcext:value-type="float">
            <text:p>577.382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7.386" calcext:value-type="float">
            <text:p>577.386</text:p>
          </table:table-cell>
          <table:table-cell office:value-type="float" office:value="578.381" calcext:value-type="float">
            <text:p>578.381</text:p>
          </table:table-cell>
          <table:table-cell table:number-columns-repeated="2" office:value-type="float" office:value="578.384" calcext:value-type="float">
            <text:p>578.384</text:p>
          </table:table-cell>
          <table:table-cell table:number-columns-repeated="2" office:value-type="float" office:value="579.383" calcext:value-type="float">
            <text:p>579.383</text:p>
          </table:table-cell>
          <table:table-cell table:number-columns-repeated="4" office:value-type="float" office:value="579.384" calcext:value-type="float">
            <text:p>579.384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1.383" calcext:value-type="float">
            <text:p>581.383</text:p>
          </table:table-cell>
          <table:table-cell office:value-type="float" office:value="581.386" calcext:value-type="float">
            <text:p>581.386</text:p>
          </table:table-cell>
          <table:table-cell office:value-type="float" office:value="583.382" calcext:value-type="float">
            <text:p>583.382</text:p>
          </table:table-cell>
          <table:table-cell office:value-type="float" office:value="583.384" calcext:value-type="float">
            <text:p>583.384</text:p>
          </table:table-cell>
          <table:table-cell office:value-type="float" office:value="583.386" calcext:value-type="float">
            <text:p>583.386</text:p>
          </table:table-cell>
          <table:table-cell office:value-type="float" office:value="584.385" calcext:value-type="float">
            <text:p>584.385</text:p>
          </table:table-cell>
          <table:table-cell office:value-type="float" office:value="585.382" calcext:value-type="float">
            <text:p>585.382</text:p>
          </table:table-cell>
          <table:table-cell office:value-type="float" office:value="587.383" calcext:value-type="float">
            <text:p>587.383</text:p>
          </table:table-cell>
          <table:table-cell office:value-type="float" office:value="590.384" calcext:value-type="float">
            <text:p>590.384</text:p>
          </table:table-cell>
          <table:table-cell table:number-columns-repeated="3" office:value-type="float" office:value="591.383" calcext:value-type="float">
            <text:p>591.383</text:p>
          </table:table-cell>
          <table:table-cell office:value-type="float" office:value="592.382" calcext:value-type="float">
            <text:p>592.382</text:p>
          </table:table-cell>
          <table:table-cell table:number-columns-repeated="2" office:value-type="float" office:value="603.382" calcext:value-type="float">
            <text:p>603.382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5.38" calcext:value-type="float">
            <text:p>605.38</text:p>
          </table:table-cell>
          <table:table-cell table:number-columns-repeated="2" office:value-type="float" office:value="606.381" calcext:value-type="float">
            <text:p>606.381</text:p>
          </table:table-cell>
          <table:table-cell table:number-columns-repeated="4" office:value-type="float" office:value="606.384" calcext:value-type="float">
            <text:p>606.384</text:p>
          </table:table-cell>
          <table:table-cell office:value-type="float" office:value="780.372" calcext:value-type="float">
            <text:p>780.372</text:p>
          </table:table-cell>
          <table:table-cell office:value-type="float" office:value="784.37" calcext:value-type="float">
            <text:p>784.37</text:p>
          </table:table-cell>
          <table:table-cell office:value-type="float" office:value="786.37" calcext:value-type="float">
            <text:p>786.37</text:p>
          </table:table-cell>
          <table:table-cell office:value-type="float" office:value="1276.27" calcext:value-type="float">
            <text:p>1276.27</text:p>
          </table:table-cell>
          <table:table-cell office:value-type="float" office:value="1308.365" calcext:value-type="float">
            <text:p>1308.365</text:p>
          </table:table-cell>
          <table:table-cell office:value-type="float" office:value="1309.366" calcext:value-type="float">
            <text:p>1309.366</text:p>
          </table:table-cell>
          <table:table-cell office:value-type="float" office:value="1310.365" calcext:value-type="float">
            <text:p>1310.365</text:p>
          </table:table-cell>
          <table:table-cell office:value-type="float" office:value="1311.367" calcext:value-type="float">
            <text:p>1311.367</text:p>
          </table:table-cell>
          <table:table-cell office:value-type="float" office:value="1315.369" calcext:value-type="float">
            <text:p>1315.369</text:p>
          </table:table-cell>
          <table:table-cell office:value-type="float" office:value="1316.369" calcext:value-type="float">
            <text:p>1316.369</text:p>
          </table:table-cell>
          <table:table-cell office:value-type="float" office:value="1317.37" calcext:value-type="float">
            <text:p>1317.37</text:p>
          </table:table-cell>
          <table:table-cell office:value-type="float" office:value="1399.364" calcext:value-type="float">
            <text:p>1399.364</text:p>
          </table:table-cell>
          <table:table-cell office:value-type="float" office:value="1399.365" calcext:value-type="float">
            <text:p>1399.365</text:p>
          </table:table-cell>
          <table:table-cell office:value-type="float" office:value="1400.367" calcext:value-type="float">
            <text:p>1400.367</text:p>
          </table:table-cell>
          <table:table-cell office:value-type="float" office:value="1401.369" calcext:value-type="float">
            <text:p>1401.369</text:p>
          </table:table-cell>
          <table:table-cell office:value-type="float" office:value="1544.362" calcext:value-type="float">
            <text:p>1544.362</text:p>
          </table:table-cell>
          <table:table-cell office:value-type="float" office:value="1549.363" calcext:value-type="float">
            <text:p>1549.363</text:p>
          </table:table-cell>
          <table:table-cell office:value-type="float" office:value="1551.365" calcext:value-type="float">
            <text:p>1551.365</text:p>
          </table:table-cell>
          <table:table-cell office:value-type="float" office:value="1656.358" calcext:value-type="float">
            <text:p>1656.358</text:p>
          </table:table-cell>
          <table:table-cell office:value-type="float" office:value="1659.361" calcext:value-type="float">
            <text:p>1659.361</text:p>
          </table:table-cell>
          <table:table-cell office:value-type="float" office:value="1660.361" calcext:value-type="float">
            <text:p>1660.361</text:p>
          </table:table-cell>
          <table:table-cell office:value-type="float" office:value="1661.361" calcext:value-type="float">
            <text:p>1661.361</text:p>
          </table:table-cell>
          <table:table-cell office:value-type="float" office:value="1672.362" calcext:value-type="float">
            <text:p>1672.362</text:p>
          </table:table-cell>
          <table:table-cell office:value-type="float" office:value="1675.359" calcext:value-type="float">
            <text:p>1675.359</text:p>
          </table:table-cell>
          <table:table-cell office:value-type="float" office:value="1889.356" calcext:value-type="float">
            <text:p>1889.356</text:p>
          </table:table-cell>
          <table:table-cell office:value-type="float" office:value="3270" calcext:value-type="float">
            <text:p>3270</text:p>
          </table:table-cell>
          <table:table-cell table:number-columns-repeated="2" office:value-type="float" office:value="3280" calcext:value-type="float">
            <text:p>3280</text:p>
          </table:table-cell>
          <table:table-cell/>
          <table:table-cell table:formula="of:=MIN([.A80:.CV80])" office:value-type="float" office:value="184.393" calcext:value-type="float">
            <text:p>184.393</text:p>
          </table:table-cell>
          <table:table-cell table:formula="of:=AVERAGE([.A80:.CT80])" office:value-type="float" office:value="714.315326530612" calcext:value-type="float">
            <text:p>714.3153265306</text:p>
          </table:table-cell>
          <table:table-cell table:formula="of:=AVERAGE([.A80:.CV80])" office:value-type="float" office:value="765.62902" calcext:value-type="float">
            <text:p>765.62902</text:p>
          </table:table-cell>
          <table:table-cell table:formula="of:=MAX([.A80:.CV80])"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183.393" calcext:value-type="float">
            <text:p>183.393</text:p>
          </table:table-cell>
          <table:table-cell table:number-columns-repeated="2"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7.393" calcext:value-type="float">
            <text:p>187.393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89.393" calcext:value-type="float">
            <text:p>189.393</text:p>
          </table:table-cell>
          <table:table-cell office:value-type="float" office:value="197.394" calcext:value-type="float">
            <text:p>197.394</text:p>
          </table:table-cell>
          <table:table-cell table:number-columns-repeated="4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office:value-type="float" office:value="199.394" calcext:value-type="float">
            <text:p>199.394</text:p>
          </table:table-cell>
          <table:table-cell table:number-columns-repeated="3" office:value-type="float" office:value="200.394" calcext:value-type="float">
            <text:p>200.394</text:p>
          </table:table-cell>
          <table:table-cell table:number-columns-repeated="14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21.385" calcext:value-type="float">
            <text:p>321.385</text:p>
          </table:table-cell>
          <table:table-cell office:value-type="float" office:value="324.386" calcext:value-type="float">
            <text:p>324.386</text:p>
          </table:table-cell>
          <table:table-cell table:number-columns-repeated="2" office:value-type="float" office:value="571.383" calcext:value-type="float">
            <text:p>571.383</text:p>
          </table:table-cell>
          <table:table-cell office:value-type="float" office:value="573.385" calcext:value-type="float">
            <text:p>573.385</text:p>
          </table:table-cell>
          <table:table-cell office:value-type="float" office:value="574.383" calcext:value-type="float">
            <text:p>574.383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8.384" calcext:value-type="float">
            <text:p>578.384</text:p>
          </table:table-cell>
          <table:table-cell table:number-columns-repeated="2" office:value-type="float" office:value="579.384" calcext:value-type="float">
            <text:p>579.384</text:p>
          </table:table-cell>
          <table:table-cell office:value-type="float" office:value="581.383" calcext:value-type="float">
            <text:p>581.383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2.385" calcext:value-type="float">
            <text:p>582.385</text:p>
          </table:table-cell>
          <table:table-cell table:number-columns-repeated="2" office:value-type="float" office:value="583.384" calcext:value-type="float">
            <text:p>583.384</text:p>
          </table:table-cell>
          <table:table-cell office:value-type="float" office:value="585.383" calcext:value-type="float">
            <text:p>585.383</text:p>
          </table:table-cell>
          <table:table-cell office:value-type="float" office:value="586.384" calcext:value-type="float">
            <text:p>586.384</text:p>
          </table:table-cell>
          <table:table-cell office:value-type="float" office:value="589.381" calcext:value-type="float">
            <text:p>589.381</text:p>
          </table:table-cell>
          <table:table-cell office:value-type="float" office:value="590.383" calcext:value-type="float">
            <text:p>590.383</text:p>
          </table:table-cell>
          <table:table-cell table:number-columns-repeated="2" office:value-type="float" office:value="592.383" calcext:value-type="float">
            <text:p>592.383</text:p>
          </table:table-cell>
          <table:table-cell office:value-type="float" office:value="594.385" calcext:value-type="float">
            <text:p>594.385</text:p>
          </table:table-cell>
          <table:table-cell office:value-type="float" office:value="602.382" calcext:value-type="float">
            <text:p>602.382</text:p>
          </table:table-cell>
          <table:table-cell table:number-columns-repeated="2" office:value-type="float" office:value="605.382" calcext:value-type="float">
            <text:p>605.382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6.382" calcext:value-type="float">
            <text:p>606.382</text:p>
          </table:table-cell>
          <table:table-cell table:number-columns-repeated="3" office:value-type="float" office:value="606.384" calcext:value-type="float">
            <text:p>606.384</text:p>
          </table:table-cell>
          <table:table-cell office:value-type="float" office:value="608.384" calcext:value-type="float">
            <text:p>608.384</text:p>
          </table:table-cell>
          <table:table-cell table:number-columns-repeated="2" office:value-type="float" office:value="609.383" calcext:value-type="float">
            <text:p>609.383</text:p>
          </table:table-cell>
          <table:table-cell office:value-type="float" office:value="780.371" calcext:value-type="float">
            <text:p>780.371</text:p>
          </table:table-cell>
          <table:table-cell office:value-type="float" office:value="781.371" calcext:value-type="float">
            <text:p>781.371</text:p>
          </table:table-cell>
          <table:table-cell table:number-columns-repeated="3" office:value-type="float" office:value="782.372" calcext:value-type="float">
            <text:p>782.372</text:p>
          </table:table-cell>
          <table:table-cell office:value-type="float" office:value="1291.367" calcext:value-type="float">
            <text:p>1291.367</text:p>
          </table:table-cell>
          <table:table-cell office:value-type="float" office:value="1309.367" calcext:value-type="float">
            <text:p>1309.367</text:p>
          </table:table-cell>
          <table:table-cell office:value-type="float" office:value="1310.364" calcext:value-type="float">
            <text:p>1310.364</text:p>
          </table:table-cell>
          <table:table-cell office:value-type="float" office:value="1310.37" calcext:value-type="float">
            <text:p>1310.37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13.368" calcext:value-type="float">
            <text:p>1313.368</text:p>
          </table:table-cell>
          <table:table-cell office:value-type="float" office:value="1314.366" calcext:value-type="float">
            <text:p>1314.366</text:p>
          </table:table-cell>
          <table:table-cell table:number-columns-repeated="3" office:value-type="float" office:value="1314.367" calcext:value-type="float">
            <text:p>1314.367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6.366" calcext:value-type="float">
            <text:p>1316.366</text:p>
          </table:table-cell>
          <table:table-cell office:value-type="float" office:value="1317.369" calcext:value-type="float">
            <text:p>1317.369</text:p>
          </table:table-cell>
          <table:table-cell office:value-type="float" office:value="1317.37" calcext:value-type="float">
            <text:p>1317.37</text:p>
          </table:table-cell>
          <table:table-cell office:value-type="float" office:value="1377.364" calcext:value-type="float">
            <text:p>1377.364</text:p>
          </table:table-cell>
          <table:table-cell office:value-type="float" office:value="1392.364" calcext:value-type="float">
            <text:p>1392.364</text:p>
          </table:table-cell>
          <table:table-cell office:value-type="float" office:value="1398.366" calcext:value-type="float">
            <text:p>1398.366</text:p>
          </table:table-cell>
          <table:table-cell office:value-type="float" office:value="1401.363" calcext:value-type="float">
            <text:p>1401.363</text:p>
          </table:table-cell>
          <table:table-cell office:value-type="float" office:value="1401.367" calcext:value-type="float">
            <text:p>1401.367</text:p>
          </table:table-cell>
          <table:table-cell office:value-type="float" office:value="1404.365" calcext:value-type="float">
            <text:p>1404.365</text:p>
          </table:table-cell>
          <table:table-cell office:value-type="float" office:value="1551.363" calcext:value-type="float">
            <text:p>1551.363</text:p>
          </table:table-cell>
          <table:table-cell office:value-type="float" office:value="1826.356" calcext:value-type="float">
            <text:p>1826.356</text:p>
          </table:table-cell>
          <table:table-cell office:value-type="float" office:value="1828.354" calcext:value-type="float">
            <text:p>1828.354</text:p>
          </table:table-cell>
          <table:table-cell office:value-type="float" office:value="1833.36" calcext:value-type="float">
            <text:p>1833.36</text:p>
          </table:table-cell>
          <table:table-cell office:value-type="float" office:value="1892.354" calcext:value-type="float">
            <text:p>1892.354</text:p>
          </table:table-cell>
          <table:table-cell office:value-type="float" office:value="3210" calcext:value-type="float">
            <text:p>3210</text:p>
          </table:table-cell>
          <table:table-cell table:number-columns-repeated="2" office:value-type="float" office:value="3280" calcext:value-type="float">
            <text:p>3280</text:p>
          </table:table-cell>
          <table:table-cell/>
          <table:table-cell table:formula="of:=MIN([.A81:.CV81])" office:value-type="float" office:value="183.393" calcext:value-type="float">
            <text:p>183.393</text:p>
          </table:table-cell>
          <table:table-cell table:formula="of:=AVERAGE([.A81:.CT81])" office:value-type="float" office:value="702.551193877551" calcext:value-type="float">
            <text:p>702.5511938776</text:p>
          </table:table-cell>
          <table:table-cell table:formula="of:=AVERAGE([.A81:.CV81])" office:value-type="float" office:value="754.10017" calcext:value-type="float">
            <text:p>754.10017</text:p>
          </table:table-cell>
          <table:table-cell table:formula="of:=MAX([.A81:.CV81])"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180.393" calcext:value-type="float">
            <text:p>180.393</text:p>
          </table:table-cell>
          <table:table-cell office:value-type="float" office:value="182.393" calcext:value-type="float">
            <text:p>182.393</text:p>
          </table:table-cell>
          <table:table-cell office:value-type="float" office:value="184.393" calcext:value-type="float">
            <text:p>184.393</text:p>
          </table:table-cell>
          <table:table-cell table:number-columns-repeated="2"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8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office:value-type="float" office:value="199.394" calcext:value-type="float">
            <text:p>199.394</text:p>
          </table:table-cell>
          <table:table-cell table:number-columns-repeated="3" office:value-type="float" office:value="200.394" calcext:value-type="float">
            <text:p>200.394</text:p>
          </table:table-cell>
          <table:table-cell table:number-columns-repeated="11" office:value-type="float" office:value="201.394" calcext:value-type="float">
            <text:p>201.394</text:p>
          </table:table-cell>
          <table:table-cell table:number-columns-repeated="2" office:value-type="float" office:value="202.394" calcext:value-type="float">
            <text:p>202.394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481.377" calcext:value-type="float">
            <text:p>481.377</text:p>
          </table:table-cell>
          <table:table-cell office:value-type="float" office:value="568.383" calcext:value-type="float">
            <text:p>568.383</text:p>
          </table:table-cell>
          <table:table-cell table:number-columns-repeated="2" office:value-type="float" office:value="570.383" calcext:value-type="float">
            <text:p>570.383</text:p>
          </table:table-cell>
          <table:table-cell office:value-type="float" office:value="571.386" calcext:value-type="float">
            <text:p>571.386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3.383" calcext:value-type="float">
            <text:p>573.383</text:p>
          </table:table-cell>
          <table:table-cell office:value-type="float" office:value="574.385" calcext:value-type="float">
            <text:p>574.385</text:p>
          </table:table-cell>
          <table:table-cell office:value-type="float" office:value="575.383" calcext:value-type="float">
            <text:p>575.383</text:p>
          </table:table-cell>
          <table:table-cell table:number-columns-repeated="2" office:value-type="float" office:value="575.384" calcext:value-type="float">
            <text:p>575.384</text:p>
          </table:table-cell>
          <table:table-cell office:value-type="float" office:value="576.382" calcext:value-type="float">
            <text:p>576.382</text:p>
          </table:table-cell>
          <table:table-cell office:value-type="float" office:value="576.387" calcext:value-type="float">
            <text:p>576.387</text:p>
          </table:table-cell>
          <table:table-cell office:value-type="float" office:value="577.385" calcext:value-type="float">
            <text:p>577.385</text:p>
          </table:table-cell>
          <table:table-cell office:value-type="float" office:value="578.385" calcext:value-type="float">
            <text:p>578.385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3" calcext:value-type="float">
            <text:p>581.383</text:p>
          </table:table-cell>
          <table:table-cell office:value-type="float" office:value="582.381" calcext:value-type="float">
            <text:p>582.381</text:p>
          </table:table-cell>
          <table:table-cell office:value-type="float" office:value="582.382" calcext:value-type="float">
            <text:p>582.382</text:p>
          </table:table-cell>
          <table:table-cell office:value-type="float" office:value="582.386" calcext:value-type="float">
            <text:p>582.386</text:p>
          </table:table-cell>
          <table:table-cell office:value-type="float" office:value="583.386" calcext:value-type="float">
            <text:p>583.386</text:p>
          </table:table-cell>
          <table:table-cell office:value-type="float" office:value="591.382" calcext:value-type="float">
            <text:p>591.382</text:p>
          </table:table-cell>
          <table:table-cell office:value-type="float" office:value="591.384" calcext:value-type="float">
            <text:p>591.384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602.382" calcext:value-type="float">
            <text:p>602.382</text:p>
          </table:table-cell>
          <table:table-cell office:value-type="float" office:value="605.382" calcext:value-type="float">
            <text:p>605.382</text:p>
          </table:table-cell>
          <table:table-cell table:number-columns-repeated="2" office:value-type="float" office:value="605.383" calcext:value-type="float">
            <text:p>605.383</text:p>
          </table:table-cell>
          <table:table-cell table:number-columns-repeated="2" office:value-type="float" office:value="606.384" calcext:value-type="float">
            <text:p>606.384</text:p>
          </table:table-cell>
          <table:table-cell office:value-type="float" office:value="609.383" calcext:value-type="float">
            <text:p>609.383</text:p>
          </table:table-cell>
          <table:table-cell office:value-type="float" office:value="781.372" calcext:value-type="float">
            <text:p>781.372</text:p>
          </table:table-cell>
          <table:table-cell office:value-type="float" office:value="784.372" calcext:value-type="float">
            <text:p>784.372</text:p>
          </table:table-cell>
          <table:table-cell office:value-type="float" office:value="1292.367" calcext:value-type="float">
            <text:p>1292.367</text:p>
          </table:table-cell>
          <table:table-cell office:value-type="float" office:value="1293.367" calcext:value-type="float">
            <text:p>1293.367</text:p>
          </table:table-cell>
          <table:table-cell office:value-type="float" office:value="1307.367" calcext:value-type="float">
            <text:p>1307.367</text:p>
          </table:table-cell>
          <table:table-cell office:value-type="float" office:value="1309.366" calcext:value-type="float">
            <text:p>1309.366</text:p>
          </table:table-cell>
          <table:table-cell office:value-type="float" office:value="1310.369" calcext:value-type="float">
            <text:p>1310.369</text:p>
          </table:table-cell>
          <table:table-cell office:value-type="float" office:value="1311.372" calcext:value-type="float">
            <text:p>1311.372</text:p>
          </table:table-cell>
          <table:table-cell office:value-type="float" office:value="1312.366" calcext:value-type="float">
            <text:p>1312.366</text:p>
          </table:table-cell>
          <table:table-cell office:value-type="float" office:value="1312.372" calcext:value-type="float">
            <text:p>1312.372</text:p>
          </table:table-cell>
          <table:table-cell office:value-type="float" office:value="1313.364" calcext:value-type="float">
            <text:p>1313.364</text:p>
          </table:table-cell>
          <table:table-cell office:value-type="float" office:value="1314.368" calcext:value-type="float">
            <text:p>1314.368</text:p>
          </table:table-cell>
          <table:table-cell office:value-type="float" office:value="1314.37" calcext:value-type="float">
            <text:p>1314.37</text:p>
          </table:table-cell>
          <table:table-cell office:value-type="float" office:value="1317.366" calcext:value-type="float">
            <text:p>1317.366</text:p>
          </table:table-cell>
          <table:table-cell office:value-type="float" office:value="1317.37" calcext:value-type="float">
            <text:p>1317.37</text:p>
          </table:table-cell>
          <table:table-cell office:value-type="float" office:value="1392.367" calcext:value-type="float">
            <text:p>1392.367</text:p>
          </table:table-cell>
          <table:table-cell office:value-type="float" office:value="1394.365" calcext:value-type="float">
            <text:p>1394.365</text:p>
          </table:table-cell>
          <table:table-cell office:value-type="float" office:value="1399.364" calcext:value-type="float">
            <text:p>1399.364</text:p>
          </table:table-cell>
          <table:table-cell office:value-type="float" office:value="1400.365" calcext:value-type="float">
            <text:p>1400.365</text:p>
          </table:table-cell>
          <table:table-cell office:value-type="float" office:value="1404.368" calcext:value-type="float">
            <text:p>1404.368</text:p>
          </table:table-cell>
          <table:table-cell office:value-type="float" office:value="1550.361" calcext:value-type="float">
            <text:p>1550.361</text:p>
          </table:table-cell>
          <table:table-cell office:value-type="float" office:value="1658.359" calcext:value-type="float">
            <text:p>1658.359</text:p>
          </table:table-cell>
          <table:table-cell office:value-type="float" office:value="1820.356" calcext:value-type="float">
            <text:p>1820.356</text:p>
          </table:table-cell>
          <table:table-cell office:value-type="float" office:value="1823.355" calcext:value-type="float">
            <text:p>1823.355</text:p>
          </table:table-cell>
          <table:table-cell office:value-type="float" office:value="1827.354" calcext:value-type="float">
            <text:p>1827.354</text:p>
          </table:table-cell>
          <table:table-cell office:value-type="float" office:value="2096.344" calcext:value-type="float">
            <text:p>2096.344</text:p>
          </table:table-cell>
          <table:table-cell office:value-type="float" office:value="2334.34" calcext:value-type="float">
            <text:p>2334.34</text:p>
          </table:table-cell>
          <table:table-cell office:value-type="float" office:value="2335.342" calcext:value-type="float">
            <text:p>2335.342</text:p>
          </table:table-cell>
          <table:table-cell table:number-columns-repeated="2" office:value-type="float" office:value="3280" calcext:value-type="float">
            <text:p>3280</text:p>
          </table:table-cell>
          <table:table-cell office:value-type="float" office:value="3290" calcext:value-type="float">
            <text:p>3290</text:p>
          </table:table-cell>
          <table:table-cell office:value-type="float" office:value="3300" calcext:value-type="float">
            <text:p>3300</text:p>
          </table:table-cell>
          <table:table-cell/>
          <table:table-cell table:formula="of:=MIN([.A82:.CV82])" office:value-type="float" office:value="180.393" calcext:value-type="float">
            <text:p>180.393</text:p>
          </table:table-cell>
          <table:table-cell table:formula="of:=AVERAGE([.A82:.CT82])" office:value-type="float" office:value="749.118530612245" calcext:value-type="float">
            <text:p>749.1185306122</text:p>
          </table:table-cell>
          <table:table-cell table:formula="of:=AVERAGE([.A82:.CV82])" office:value-type="float" office:value="800.03616" calcext:value-type="float">
            <text:p>800.03616</text:p>
          </table:table-cell>
          <table:table-cell table:formula="of:=MAX([.A82:.CV82])"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182.393" calcext:value-type="float">
            <text:p>182.393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4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9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23.385" calcext:value-type="float">
            <text:p>323.385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64.383" calcext:value-type="float">
            <text:p>564.383</text:p>
          </table:table-cell>
          <table:table-cell office:value-type="float" office:value="569.383" calcext:value-type="float">
            <text:p>569.383</text:p>
          </table:table-cell>
          <table:table-cell office:value-type="float" office:value="573.385" calcext:value-type="float">
            <text:p>573.385</text:p>
          </table:table-cell>
          <table:table-cell office:value-type="float" office:value="574.384" calcext:value-type="float">
            <text:p>574.384</text:p>
          </table:table-cell>
          <table:table-cell office:value-type="float" office:value="574.387" calcext:value-type="float">
            <text:p>574.387</text:p>
          </table:table-cell>
          <table:table-cell table:number-columns-repeated="2" office:value-type="float" office:value="575.384" calcext:value-type="float">
            <text:p>575.384</text:p>
          </table:table-cell>
          <table:table-cell office:value-type="float" office:value="576.384" calcext:value-type="float">
            <text:p>576.384</text:p>
          </table:table-cell>
          <table:table-cell table:number-columns-repeated="2" office:value-type="float" office:value="576.386" calcext:value-type="float">
            <text:p>576.386</text:p>
          </table:table-cell>
          <table:table-cell office:value-type="float" office:value="577.382" calcext:value-type="float">
            <text:p>577.382</text:p>
          </table:table-cell>
          <table:table-cell office:value-type="float" office:value="577.385" calcext:value-type="float">
            <text:p>577.385</text:p>
          </table:table-cell>
          <table:table-cell office:value-type="float" office:value="578.382" calcext:value-type="float">
            <text:p>578.382</text:p>
          </table:table-cell>
          <table:table-cell table:number-columns-repeated="2" office:value-type="float" office:value="578.384" calcext:value-type="float">
            <text:p>578.384</text:p>
          </table:table-cell>
          <table:table-cell office:value-type="float" office:value="579.383" calcext:value-type="float">
            <text:p>579.383</text:p>
          </table:table-cell>
          <table:table-cell table:number-columns-repeated="2" office:value-type="float" office:value="579.384" calcext:value-type="float">
            <text:p>579.384</text:p>
          </table:table-cell>
          <table:table-cell office:value-type="float" office:value="580.381" calcext:value-type="float">
            <text:p>580.381</text:p>
          </table:table-cell>
          <table:table-cell table:number-columns-repeated="2" office:value-type="float" office:value="580.384" calcext:value-type="float">
            <text:p>580.384</text:p>
          </table:table-cell>
          <table:table-cell office:value-type="float" office:value="581.382" calcext:value-type="float">
            <text:p>581.382</text:p>
          </table:table-cell>
          <table:table-cell office:value-type="float" office:value="582.383" calcext:value-type="float">
            <text:p>582.383</text:p>
          </table:table-cell>
          <table:table-cell table:number-columns-repeated="2" office:value-type="float" office:value="582.384" calcext:value-type="float">
            <text:p>582.384</text:p>
          </table:table-cell>
          <table:table-cell office:value-type="float" office:value="584.384" calcext:value-type="float">
            <text:p>584.384</text:p>
          </table:table-cell>
          <table:table-cell office:value-type="float" office:value="585.383" calcext:value-type="float">
            <text:p>585.383</text:p>
          </table:table-cell>
          <table:table-cell office:value-type="float" office:value="592.383" calcext:value-type="float">
            <text:p>592.383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4.38" calcext:value-type="float">
            <text:p>604.38</text:p>
          </table:table-cell>
          <table:table-cell office:value-type="float" office:value="604.381" calcext:value-type="float">
            <text:p>604.381</text:p>
          </table:table-cell>
          <table:table-cell office:value-type="float" office:value="604.382" calcext:value-type="float">
            <text:p>604.382</text:p>
          </table:table-cell>
          <table:table-cell table:number-columns-repeated="2" office:value-type="float" office:value="604.384" calcext:value-type="float">
            <text:p>604.384</text:p>
          </table:table-cell>
          <table:table-cell office:value-type="float" office:value="606.382" calcext:value-type="float">
            <text:p>606.382</text:p>
          </table:table-cell>
          <table:table-cell table:number-columns-repeated="2" office:value-type="float" office:value="606.383" calcext:value-type="float">
            <text:p>606.383</text:p>
          </table:table-cell>
          <table:table-cell table:number-columns-repeated="3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08.383" calcext:value-type="float">
            <text:p>608.383</text:p>
          </table:table-cell>
          <table:table-cell office:value-type="float" office:value="781.374" calcext:value-type="float">
            <text:p>781.374</text:p>
          </table:table-cell>
          <table:table-cell table:number-columns-repeated="2" office:value-type="float" office:value="782.373" calcext:value-type="float">
            <text:p>782.373</text:p>
          </table:table-cell>
          <table:table-cell table:number-columns-repeated="2" office:value-type="float" office:value="783.372" calcext:value-type="float">
            <text:p>783.372</text:p>
          </table:table-cell>
          <table:table-cell office:value-type="float" office:value="784.372" calcext:value-type="float">
            <text:p>784.372</text:p>
          </table:table-cell>
          <table:table-cell office:value-type="float" office:value="1292.366" calcext:value-type="float">
            <text:p>1292.366</text:p>
          </table:table-cell>
          <table:table-cell office:value-type="float" office:value="1292.367" calcext:value-type="float">
            <text:p>1292.367</text:p>
          </table:table-cell>
          <table:table-cell office:value-type="float" office:value="1310.366" calcext:value-type="float">
            <text:p>1310.366</text:p>
          </table:table-cell>
          <table:table-cell office:value-type="float" office:value="1313.366" calcext:value-type="float">
            <text:p>1313.366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15.368" calcext:value-type="float">
            <text:p>1315.368</text:p>
          </table:table-cell>
          <table:table-cell office:value-type="float" office:value="1317.37" calcext:value-type="float">
            <text:p>1317.37</text:p>
          </table:table-cell>
          <table:table-cell office:value-type="float" office:value="1397.366" calcext:value-type="float">
            <text:p>1397.366</text:p>
          </table:table-cell>
          <table:table-cell office:value-type="float" office:value="1552.365" calcext:value-type="float">
            <text:p>1552.365</text:p>
          </table:table-cell>
          <table:table-cell office:value-type="float" office:value="1657.357" calcext:value-type="float">
            <text:p>1657.357</text:p>
          </table:table-cell>
          <table:table-cell office:value-type="float" office:value="1831.356" calcext:value-type="float">
            <text:p>1831.356</text:p>
          </table:table-cell>
          <table:table-cell office:value-type="float" office:value="1895.355" calcext:value-type="float">
            <text:p>1895.355</text:p>
          </table:table-cell>
          <table:table-cell office:value-type="float" office:value="2099.345" calcext:value-type="float">
            <text:p>2099.345</text:p>
          </table:table-cell>
          <table:table-cell office:value-type="float" office:value="2321.335" calcext:value-type="float">
            <text:p>2321.335</text:p>
          </table:table-cell>
          <table:table-cell office:value-type="float" office:value="2331.343" calcext:value-type="float">
            <text:p>2331.343</text:p>
          </table:table-cell>
          <table:table-cell office:value-type="float" office:value="2333.345" calcext:value-type="float">
            <text:p>2333.345</text:p>
          </table:table-cell>
          <table:table-cell office:value-type="float" office:value="2337.345" calcext:value-type="float">
            <text:p>2337.345</text:p>
          </table:table-cell>
          <table:table-cell office:value-type="float" office:value="2338.346" calcext:value-type="float">
            <text:p>2338.346</text:p>
          </table:table-cell>
          <table:table-cell office:value-type="float" office:value="3120" calcext:value-type="float">
            <text:p>3120</text:p>
          </table:table-cell>
          <table:table-cell office:value-type="float" office:value="3170" calcext:value-type="float">
            <text:p>3170</text:p>
          </table:table-cell>
          <table:table-cell office:value-type="float" office:value="3230" calcext:value-type="float">
            <text:p>3230</text:p>
          </table:table-cell>
          <table:table-cell office:value-type="float" office:value="3290" calcext:value-type="float">
            <text:p>3290</text:p>
          </table:table-cell>
          <table:table-cell office:value-type="float" office:value="3300" calcext:value-type="float">
            <text:p>3300</text:p>
          </table:table-cell>
          <table:table-cell/>
          <table:table-cell table:formula="of:=MIN([.A83:.CV83])" office:value-type="float" office:value="182.393" calcext:value-type="float">
            <text:p>182.393</text:p>
          </table:table-cell>
          <table:table-cell table:formula="of:=AVERAGE([.A83:.CT83])" office:value-type="float" office:value="776.879397959184" calcext:value-type="float">
            <text:p>776.8793979592</text:p>
          </table:table-cell>
          <table:table-cell table:formula="of:=AVERAGE([.A83:.CV83])" office:value-type="float" office:value="827.24181" calcext:value-type="float">
            <text:p>827.24181</text:p>
          </table:table-cell>
          <table:table-cell table:formula="of:=MAX([.A83:.CV83])" office:value-type="float" office:value="3300" calcext:value-type="float">
            <text:p>3300</text:p>
          </table:table-cell>
        </table:table-row>
        <table:table-row table:style-name="ro1">
          <table:table-cell table:number-columns-repeated="2" office:value-type="float" office:value="183.393" calcext:value-type="float">
            <text:p>183.393</text:p>
          </table:table-cell>
          <table:table-cell table:number-columns-repeated="5" office:value-type="float" office:value="185.393" calcext:value-type="float">
            <text:p>185.393</text:p>
          </table:table-cell>
          <table:table-cell table:number-columns-repeated="2" office:value-type="float" office:value="186.393" calcext:value-type="float">
            <text:p>186.393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89.393" calcext:value-type="float">
            <text:p>189.393</text:p>
          </table:table-cell>
          <table:table-cell office:value-type="float" office:value="197.394" calcext:value-type="float">
            <text:p>197.394</text:p>
          </table:table-cell>
          <table:table-cell table:number-columns-repeated="8" office:value-type="float" office:value="197.395" calcext:value-type="float">
            <text:p>197.395</text:p>
          </table:table-cell>
          <table:table-cell table:number-columns-repeated="7" office:value-type="float" office:value="198.394" calcext:value-type="float">
            <text:p>198.394</text:p>
          </table:table-cell>
          <table:table-cell table:number-columns-repeated="3" office:value-type="float" office:value="200.394" calcext:value-type="float">
            <text:p>200.394</text:p>
          </table:table-cell>
          <table:table-cell table:number-columns-repeated="6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22.386" calcext:value-type="float">
            <text:p>322.386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2.387" calcext:value-type="float">
            <text:p>572.387</text:p>
          </table:table-cell>
          <table:table-cell office:value-type="float" office:value="573.384" calcext:value-type="float">
            <text:p>573.384</text:p>
          </table:table-cell>
          <table:table-cell office:value-type="float" office:value="573.385" calcext:value-type="float">
            <text:p>573.385</text:p>
          </table:table-cell>
          <table:table-cell office:value-type="float" office:value="575.386" calcext:value-type="float">
            <text:p>575.386</text:p>
          </table:table-cell>
          <table:table-cell table:number-columns-repeated="2" office:value-type="float" office:value="576.384" calcext:value-type="float">
            <text:p>576.384</text:p>
          </table:table-cell>
          <table:table-cell office:value-type="float" office:value="576.385" calcext:value-type="float">
            <text:p>576.385</text:p>
          </table:table-cell>
          <table:table-cell table:number-columns-repeated="2" office:value-type="float" office:value="577.384" calcext:value-type="float">
            <text:p>577.384</text:p>
          </table:table-cell>
          <table:table-cell table:number-columns-repeated="2" office:value-type="float" office:value="577.386" calcext:value-type="float">
            <text:p>577.386</text:p>
          </table:table-cell>
          <table:table-cell office:value-type="float" office:value="579.382" calcext:value-type="float">
            <text:p>579.382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79.385" calcext:value-type="float">
            <text:p>579.385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3" calcext:value-type="float">
            <text:p>581.383</text:p>
          </table:table-cell>
          <table:table-cell office:value-type="float" office:value="584.384" calcext:value-type="float">
            <text:p>584.384</text:p>
          </table:table-cell>
          <table:table-cell office:value-type="float" office:value="584.386" calcext:value-type="float">
            <text:p>584.386</text:p>
          </table:table-cell>
          <table:table-cell office:value-type="float" office:value="603.381" calcext:value-type="float">
            <text:p>603.381</text:p>
          </table:table-cell>
          <table:table-cell office:value-type="float" office:value="604.38" calcext:value-type="float">
            <text:p>604.38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4.383" calcext:value-type="float">
            <text:p>604.383</text:p>
          </table:table-cell>
          <table:table-cell office:value-type="float" office:value="604.384" calcext:value-type="float">
            <text:p>604.384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05.383" calcext:value-type="float">
            <text:p>605.383</text:p>
          </table:table-cell>
          <table:table-cell office:value-type="float" office:value="606.382" calcext:value-type="float">
            <text:p>606.382</text:p>
          </table:table-cell>
          <table:table-cell table:number-columns-repeated="2" office:value-type="float" office:value="606.383" calcext:value-type="float">
            <text:p>606.383</text:p>
          </table:table-cell>
          <table:table-cell table:number-columns-repeated="2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08.384" calcext:value-type="float">
            <text:p>608.384</text:p>
          </table:table-cell>
          <table:table-cell office:value-type="float" office:value="609.383" calcext:value-type="float">
            <text:p>609.383</text:p>
          </table:table-cell>
          <table:table-cell office:value-type="float" office:value="781.372" calcext:value-type="float">
            <text:p>781.372</text:p>
          </table:table-cell>
          <table:table-cell office:value-type="float" office:value="782.377" calcext:value-type="float">
            <text:p>782.377</text:p>
          </table:table-cell>
          <table:table-cell office:value-type="float" office:value="785.372" calcext:value-type="float">
            <text:p>785.372</text:p>
          </table:table-cell>
          <table:table-cell office:value-type="float" office:value="1109.368" calcext:value-type="float">
            <text:p>1109.368</text:p>
          </table:table-cell>
          <table:table-cell office:value-type="float" office:value="1291.37" calcext:value-type="float">
            <text:p>1291.37</text:p>
          </table:table-cell>
          <table:table-cell office:value-type="float" office:value="1314.365" calcext:value-type="float">
            <text:p>1314.365</text:p>
          </table:table-cell>
          <table:table-cell office:value-type="float" office:value="1314.368" calcext:value-type="float">
            <text:p>1314.368</text:p>
          </table:table-cell>
          <table:table-cell office:value-type="float" office:value="1314.37" calcext:value-type="float">
            <text:p>1314.37</text:p>
          </table:table-cell>
          <table:table-cell office:value-type="float" office:value="1314.371" calcext:value-type="float">
            <text:p>1314.371</text:p>
          </table:table-cell>
          <table:table-cell office:value-type="float" office:value="1314.372" calcext:value-type="float">
            <text:p>1314.372</text:p>
          </table:table-cell>
          <table:table-cell office:value-type="float" office:value="1315.369" calcext:value-type="float">
            <text:p>1315.369</text:p>
          </table:table-cell>
          <table:table-cell office:value-type="float" office:value="1319.366" calcext:value-type="float">
            <text:p>1319.366</text:p>
          </table:table-cell>
          <table:table-cell office:value-type="float" office:value="1394.361" calcext:value-type="float">
            <text:p>1394.361</text:p>
          </table:table-cell>
          <table:table-cell table:number-columns-repeated="2" office:value-type="float" office:value="1397.365" calcext:value-type="float">
            <text:p>1397.365</text:p>
          </table:table-cell>
          <table:table-cell office:value-type="float" office:value="1400.364" calcext:value-type="float">
            <text:p>1400.364</text:p>
          </table:table-cell>
          <table:table-cell office:value-type="float" office:value="1824.354" calcext:value-type="float">
            <text:p>1824.354</text:p>
          </table:table-cell>
          <table:table-cell office:value-type="float" office:value="1827.36" calcext:value-type="float">
            <text:p>1827.36</text:p>
          </table:table-cell>
          <table:table-cell office:value-type="float" office:value="1887.355" calcext:value-type="float">
            <text:p>1887.355</text:p>
          </table:table-cell>
          <table:table-cell office:value-type="float" office:value="1892.355" calcext:value-type="float">
            <text:p>1892.355</text:p>
          </table:table-cell>
          <table:table-cell office:value-type="float" office:value="2009.346" calcext:value-type="float">
            <text:p>2009.346</text:p>
          </table:table-cell>
          <table:table-cell office:value-type="float" office:value="2327.339" calcext:value-type="float">
            <text:p>2327.339</text:p>
          </table:table-cell>
          <table:table-cell office:value-type="float" office:value="2329.339" calcext:value-type="float">
            <text:p>2329.339</text:p>
          </table:table-cell>
          <table:table-cell office:value-type="float" office:value="2334.338" calcext:value-type="float">
            <text:p>2334.338</text:p>
          </table:table-cell>
          <table:table-cell office:value-type="float" office:value="2338.346" calcext:value-type="float">
            <text:p>2338.346</text:p>
          </table:table-cell>
          <table:table-cell office:value-type="float" office:value="3290" calcext:value-type="float">
            <text:p>3290</text:p>
          </table:table-cell>
          <table:table-cell office:value-type="float" office:value="3300" calcext:value-type="float">
            <text:p>3300</text:p>
          </table:table-cell>
          <table:table-cell/>
          <table:table-cell table:formula="of:=MIN([.A84:.CV84])" office:value-type="float" office:value="183.393" calcext:value-type="float">
            <text:p>183.393</text:p>
          </table:table-cell>
          <table:table-cell table:formula="of:=AVERAGE([.A84:.CT84])" office:value-type="float" office:value="675.953306122449" calcext:value-type="float">
            <text:p>675.9533061225</text:p>
          </table:table-cell>
          <table:table-cell table:formula="of:=AVERAGE([.A84:.CV84])" office:value-type="float" office:value="728.33424" calcext:value-type="float">
            <text:p>728.33424</text:p>
          </table:table-cell>
          <table:table-cell table:formula="of:=MAX([.A84:.CV84])"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table:number-columns-repeated="7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3" office:value-type="float" office:value="200.394" calcext:value-type="float">
            <text:p>200.394</text:p>
          </table:table-cell>
          <table:table-cell table:number-columns-repeated="11" office:value-type="float" office:value="201.394" calcext:value-type="float">
            <text:p>201.394</text:p>
          </table:table-cell>
          <table:table-cell office:value-type="float" office:value="571.385" calcext:value-type="float">
            <text:p>571.385</text:p>
          </table:table-cell>
          <table:table-cell office:value-type="float" office:value="573.385" calcext:value-type="float">
            <text:p>573.385</text:p>
          </table:table-cell>
          <table:table-cell office:value-type="float" office:value="574.384" calcext:value-type="float">
            <text:p>574.384</text:p>
          </table:table-cell>
          <table:table-cell office:value-type="float" office:value="574.385" calcext:value-type="float">
            <text:p>574.385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6.386" calcext:value-type="float">
            <text:p>576.386</text:p>
          </table:table-cell>
          <table:table-cell table:number-columns-repeated="2" office:value-type="float" office:value="577.384" calcext:value-type="float">
            <text:p>577.384</text:p>
          </table:table-cell>
          <table:table-cell office:value-type="float" office:value="578.382" calcext:value-type="float">
            <text:p>578.382</text:p>
          </table:table-cell>
          <table:table-cell table:number-columns-repeated="2" office:value-type="float" office:value="579.384" calcext:value-type="float">
            <text:p>579.384</text:p>
          </table:table-cell>
          <table:table-cell office:value-type="float" office:value="579.385" calcext:value-type="float">
            <text:p>579.385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1.385" calcext:value-type="float">
            <text:p>581.385</text:p>
          </table:table-cell>
          <table:table-cell office:value-type="float" office:value="583.383" calcext:value-type="float">
            <text:p>583.383</text:p>
          </table:table-cell>
          <table:table-cell office:value-type="float" office:value="583.384" calcext:value-type="float">
            <text:p>583.384</text:p>
          </table:table-cell>
          <table:table-cell office:value-type="float" office:value="586.383" calcext:value-type="float">
            <text:p>586.383</text:p>
          </table:table-cell>
          <table:table-cell office:value-type="float" office:value="591.383" calcext:value-type="float">
            <text:p>591.383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603.381" calcext:value-type="float">
            <text:p>603.381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05.383" calcext:value-type="float">
            <text:p>605.383</text:p>
          </table:table-cell>
          <table:table-cell office:value-type="float" office:value="606.383" calcext:value-type="float">
            <text:p>606.383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10.383" calcext:value-type="float">
            <text:p>610.383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3.371" calcext:value-type="float">
            <text:p>783.371</text:p>
          </table:table-cell>
          <table:table-cell office:value-type="float" office:value="783.372" calcext:value-type="float">
            <text:p>783.372</text:p>
          </table:table-cell>
          <table:table-cell office:value-type="float" office:value="784.374" calcext:value-type="float">
            <text:p>784.374</text:p>
          </table:table-cell>
          <table:table-cell office:value-type="float" office:value="1004.374" calcext:value-type="float">
            <text:p>1004.374</text:p>
          </table:table-cell>
          <table:table-cell office:value-type="float" office:value="1291.373" calcext:value-type="float">
            <text:p>1291.373</text:p>
          </table:table-cell>
          <table:table-cell office:value-type="float" office:value="1309.368" calcext:value-type="float">
            <text:p>1309.368</text:p>
          </table:table-cell>
          <table:table-cell office:value-type="float" office:value="1311.366" calcext:value-type="float">
            <text:p>1311.366</text:p>
          </table:table-cell>
          <table:table-cell office:value-type="float" office:value="1311.367" calcext:value-type="float">
            <text:p>1311.367</text:p>
          </table:table-cell>
          <table:table-cell office:value-type="float" office:value="1311.371" calcext:value-type="float">
            <text:p>1311.371</text:p>
          </table:table-cell>
          <table:table-cell office:value-type="float" office:value="1312.365" calcext:value-type="float">
            <text:p>1312.365</text:p>
          </table:table-cell>
          <table:table-cell table:number-columns-repeated="2" office:value-type="float" office:value="1313.367" calcext:value-type="float">
            <text:p>1313.367</text:p>
          </table:table-cell>
          <table:table-cell office:value-type="float" office:value="1313.369" calcext:value-type="float">
            <text:p>1313.369</text:p>
          </table:table-cell>
          <table:table-cell table:number-columns-repeated="2" office:value-type="float" office:value="1314.367" calcext:value-type="float">
            <text:p>1314.367</text:p>
          </table:table-cell>
          <table:table-cell office:value-type="float" office:value="1316.367" calcext:value-type="float">
            <text:p>1316.367</text:p>
          </table:table-cell>
          <table:table-cell office:value-type="float" office:value="1318.372" calcext:value-type="float">
            <text:p>1318.372</text:p>
          </table:table-cell>
          <table:table-cell office:value-type="float" office:value="1395.366" calcext:value-type="float">
            <text:p>1395.366</text:p>
          </table:table-cell>
          <table:table-cell office:value-type="float" office:value="1395.368" calcext:value-type="float">
            <text:p>1395.368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401.365" calcext:value-type="float">
            <text:p>1401.365</text:p>
          </table:table-cell>
          <table:table-cell office:value-type="float" office:value="1402.365" calcext:value-type="float">
            <text:p>1402.365</text:p>
          </table:table-cell>
          <table:table-cell office:value-type="float" office:value="1403.365" calcext:value-type="float">
            <text:p>1403.365</text:p>
          </table:table-cell>
          <table:table-cell office:value-type="float" office:value="1403.369" calcext:value-type="float">
            <text:p>1403.369</text:p>
          </table:table-cell>
          <table:table-cell office:value-type="float" office:value="1547.364" calcext:value-type="float">
            <text:p>1547.364</text:p>
          </table:table-cell>
          <table:table-cell office:value-type="float" office:value="1551.362" calcext:value-type="float">
            <text:p>1551.362</text:p>
          </table:table-cell>
          <table:table-cell office:value-type="float" office:value="1551.368" calcext:value-type="float">
            <text:p>1551.368</text:p>
          </table:table-cell>
          <table:table-cell office:value-type="float" office:value="1660.362" calcext:value-type="float">
            <text:p>1660.362</text:p>
          </table:table-cell>
          <table:table-cell office:value-type="float" office:value="1819.355" calcext:value-type="float">
            <text:p>1819.355</text:p>
          </table:table-cell>
          <table:table-cell office:value-type="float" office:value="1825.354" calcext:value-type="float">
            <text:p>1825.354</text:p>
          </table:table-cell>
          <table:table-cell office:value-type="float" office:value="1828.357" calcext:value-type="float">
            <text:p>1828.357</text:p>
          </table:table-cell>
          <table:table-cell office:value-type="float" office:value="1851.357" calcext:value-type="float">
            <text:p>1851.357</text:p>
          </table:table-cell>
          <table:table-cell office:value-type="float" office:value="1886.355" calcext:value-type="float">
            <text:p>1886.355</text:p>
          </table:table-cell>
          <table:table-cell office:value-type="float" office:value="1889.358" calcext:value-type="float">
            <text:p>1889.358</text:p>
          </table:table-cell>
          <table:table-cell office:value-type="float" office:value="2325.337" calcext:value-type="float">
            <text:p>2325.337</text:p>
          </table:table-cell>
          <table:table-cell office:value-type="float" office:value="2331.34" calcext:value-type="float">
            <text:p>2331.34</text:p>
          </table:table-cell>
          <table:table-cell office:value-type="float" office:value="2337.341" calcext:value-type="float">
            <text:p>2337.341</text:p>
          </table:table-cell>
          <table:table-cell office:value-type="float" office:value="2338.341" calcext:value-type="float">
            <text:p>2338.341</text:p>
          </table:table-cell>
          <table:table-cell office:value-type="float" office:value="3009.307" calcext:value-type="float">
            <text:p>3009.307</text:p>
          </table:table-cell>
          <table:table-cell office:value-type="float" office:value="3290" calcext:value-type="float">
            <text:p>3290</text:p>
          </table:table-cell>
          <table:table-cell office:value-type="float" office:value="3300" calcext:value-type="float">
            <text:p>3300</text:p>
          </table:table-cell>
          <table:table-cell/>
          <table:table-cell table:formula="of:=MIN([.A85:.CV85])" office:value-type="float" office:value="184.393" calcext:value-type="float">
            <text:p>184.393</text:p>
          </table:table-cell>
          <table:table-cell table:formula="of:=AVERAGE([.A85:.CT85])" office:value-type="float" office:value="849.867653061224" calcext:value-type="float">
            <text:p>849.8676530612</text:p>
          </table:table-cell>
          <table:table-cell table:formula="of:=AVERAGE([.A85:.CV85])" office:value-type="float" office:value="898.7703" calcext:value-type="float">
            <text:p>898.7703</text:p>
          </table:table-cell>
          <table:table-cell table:formula="of:=MAX([.A85:.CV85])"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183.393" calcext:value-type="float">
            <text:p>183.393</text:p>
          </table:table-cell>
          <table:table-cell office:value-type="float" office:value="185.393" calcext:value-type="float">
            <text:p>185.393</text:p>
          </table:table-cell>
          <table:table-cell table:number-columns-repeated="2" office:value-type="float" office:value="186.393" calcext:value-type="float">
            <text:p>186.393</text:p>
          </table:table-cell>
          <table:table-cell office:value-type="float" office:value="187.393" calcext:value-type="float">
            <text:p>187.393</text:p>
          </table:table-cell>
          <table:table-cell office:value-type="float" office:value="189.393" calcext:value-type="float">
            <text:p>189.393</text:p>
          </table:table-cell>
          <table:table-cell office:value-type="float" office:value="197.394" calcext:value-type="float">
            <text:p>197.394</text:p>
          </table:table-cell>
          <table:table-cell table:number-columns-repeated="4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table:number-columns-repeated="4" office:value-type="float" office:value="199.394" calcext:value-type="float">
            <text:p>199.394</text:p>
          </table:table-cell>
          <table:table-cell table:number-columns-repeated="6" office:value-type="float" office:value="200.394" calcext:value-type="float">
            <text:p>200.394</text:p>
          </table:table-cell>
          <table:table-cell table:number-columns-repeated="11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64.383" calcext:value-type="float">
            <text:p>564.383</text:p>
          </table:table-cell>
          <table:table-cell office:value-type="float" office:value="568.383" calcext:value-type="float">
            <text:p>568.383</text:p>
          </table:table-cell>
          <table:table-cell table:number-columns-repeated="2" office:value-type="float" office:value="569.383" calcext:value-type="float">
            <text:p>569.383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0.385" calcext:value-type="float">
            <text:p>570.385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3.387" calcext:value-type="float">
            <text:p>573.387</text:p>
          </table:table-cell>
          <table:table-cell office:value-type="float" office:value="574.383" calcext:value-type="float">
            <text:p>574.383</text:p>
          </table:table-cell>
          <table:table-cell office:value-type="float" office:value="574.386" calcext:value-type="float">
            <text:p>574.386</text:p>
          </table:table-cell>
          <table:table-cell office:value-type="float" office:value="576.383" calcext:value-type="float">
            <text:p>576.383</text:p>
          </table:table-cell>
          <table:table-cell office:value-type="float" office:value="576.387" calcext:value-type="float">
            <text:p>576.387</text:p>
          </table:table-cell>
          <table:table-cell office:value-type="float" office:value="577.383" calcext:value-type="float">
            <text:p>577.383</text:p>
          </table:table-cell>
          <table:table-cell office:value-type="float" office:value="577.386" calcext:value-type="float">
            <text:p>577.386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0.382" calcext:value-type="float">
            <text:p>580.382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0.386" calcext:value-type="float">
            <text:p>580.386</text:p>
          </table:table-cell>
          <table:table-cell office:value-type="float" office:value="581.385" calcext:value-type="float">
            <text:p>581.385</text:p>
          </table:table-cell>
          <table:table-cell office:value-type="float" office:value="582.383" calcext:value-type="float">
            <text:p>582.383</text:p>
          </table:table-cell>
          <table:table-cell office:value-type="float" office:value="583.382" calcext:value-type="float">
            <text:p>583.382</text:p>
          </table:table-cell>
          <table:table-cell office:value-type="float" office:value="586.382" calcext:value-type="float">
            <text:p>586.382</text:p>
          </table:table-cell>
          <table:table-cell office:value-type="float" office:value="587.381" calcext:value-type="float">
            <text:p>587.381</text:p>
          </table:table-cell>
          <table:table-cell office:value-type="float" office:value="588.384" calcext:value-type="float">
            <text:p>588.384</text:p>
          </table:table-cell>
          <table:table-cell office:value-type="float" office:value="592.383" calcext:value-type="float">
            <text:p>592.383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594.382" calcext:value-type="float">
            <text:p>594.382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3.384" calcext:value-type="float">
            <text:p>603.384</text:p>
          </table:table-cell>
          <table:table-cell office:value-type="float" office:value="604.383" calcext:value-type="float">
            <text:p>604.383</text:p>
          </table:table-cell>
          <table:table-cell table:number-columns-repeated="2" office:value-type="float" office:value="604.384" calcext:value-type="float">
            <text:p>604.384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05.383" calcext:value-type="float">
            <text:p>605.383</text:p>
          </table:table-cell>
          <table:table-cell office:value-type="float" office:value="606.382" calcext:value-type="float">
            <text:p>606.382</text:p>
          </table:table-cell>
          <table:table-cell table:number-columns-repeated="2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07.383" calcext:value-type="float">
            <text:p>607.383</text:p>
          </table:table-cell>
          <table:table-cell office:value-type="float" office:value="784.372" calcext:value-type="float">
            <text:p>784.372</text:p>
          </table:table-cell>
          <table:table-cell office:value-type="float" office:value="1288.368" calcext:value-type="float">
            <text:p>1288.368</text:p>
          </table:table-cell>
          <table:table-cell office:value-type="float" office:value="1311.367" calcext:value-type="float">
            <text:p>1311.367</text:p>
          </table:table-cell>
          <table:table-cell office:value-type="float" office:value="1312.372" calcext:value-type="float">
            <text:p>1312.372</text:p>
          </table:table-cell>
          <table:table-cell office:value-type="float" office:value="1313.371" calcext:value-type="float">
            <text:p>1313.371</text:p>
          </table:table-cell>
          <table:table-cell office:value-type="float" office:value="1314.366" calcext:value-type="float">
            <text:p>1314.366</text:p>
          </table:table-cell>
          <table:table-cell office:value-type="float" office:value="1396.362" calcext:value-type="float">
            <text:p>1396.362</text:p>
          </table:table-cell>
          <table:table-cell office:value-type="float" office:value="1401.364" calcext:value-type="float">
            <text:p>1401.364</text:p>
          </table:table-cell>
          <table:table-cell office:value-type="float" office:value="1401.366" calcext:value-type="float">
            <text:p>1401.366</text:p>
          </table:table-cell>
          <table:table-cell table:number-columns-repeated="2" office:value-type="float" office:value="1552.364" calcext:value-type="float">
            <text:p>1552.364</text:p>
          </table:table-cell>
          <table:table-cell office:value-type="float" office:value="1662.362" calcext:value-type="float">
            <text:p>1662.362</text:p>
          </table:table-cell>
          <table:table-cell office:value-type="float" office:value="1822.356" calcext:value-type="float">
            <text:p>1822.356</text:p>
          </table:table-cell>
          <table:table-cell office:value-type="float" office:value="1823.354" calcext:value-type="float">
            <text:p>1823.354</text:p>
          </table:table-cell>
          <table:table-cell office:value-type="float" office:value="1825.353" calcext:value-type="float">
            <text:p>1825.353</text:p>
          </table:table-cell>
          <table:table-cell table:number-columns-repeated="2" office:value-type="float" office:value="1831.357" calcext:value-type="float">
            <text:p>1831.357</text:p>
          </table:table-cell>
          <table:table-cell office:value-type="float" office:value="1884.354" calcext:value-type="float">
            <text:p>1884.354</text:p>
          </table:table-cell>
          <table:table-cell office:value-type="float" office:value="1886.354" calcext:value-type="float">
            <text:p>1886.354</text:p>
          </table:table-cell>
          <table:table-cell office:value-type="float" office:value="2331.333" calcext:value-type="float">
            <text:p>2331.333</text:p>
          </table:table-cell>
          <table:table-cell office:value-type="float" office:value="2339.345" calcext:value-type="float">
            <text:p>2339.345</text:p>
          </table:table-cell>
          <table:table-cell office:value-type="float" office:value="3150" calcext:value-type="float">
            <text:p>3150</text:p>
          </table:table-cell>
          <table:table-cell office:value-type="float" office:value="3290" calcext:value-type="float">
            <text:p>3290</text:p>
          </table:table-cell>
          <table:table-cell office:value-type="float" office:value="3300" calcext:value-type="float">
            <text:p>330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86:.CV86])" office:value-type="float" office:value="183.393" calcext:value-type="float">
            <text:p>183.393</text:p>
          </table:table-cell>
          <table:table-cell table:formula="of:=AVERAGE([.A86:.CT86])" office:value-type="float" office:value="718.752" calcext:value-type="float">
            <text:p>718.752</text:p>
          </table:table-cell>
          <table:table-cell table:formula="of:=AVERAGE([.A86:.CV86])" office:value-type="float" office:value="770.67696" calcext:value-type="float">
            <text:p>770.67696</text:p>
          </table:table-cell>
          <table:table-cell table:formula="of:=MAX([.A86:.CV86])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82.393" calcext:value-type="float">
            <text:p>182.393</text:p>
          </table:table-cell>
          <table:table-cell office:value-type="float" office:value="183.393" calcext:value-type="float">
            <text:p>183.393</text:p>
          </table:table-cell>
          <table:table-cell table:number-columns-repeated="2" office:value-type="float" office:value="196.394" calcext:value-type="float">
            <text:p>196.394</text:p>
          </table:table-cell>
          <table:table-cell table:number-columns-repeated="3" office:value-type="float" office:value="197.394" calcext:value-type="float">
            <text:p>197.394</text:p>
          </table:table-cell>
          <table:table-cell table:number-columns-repeated="4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5" office:value-type="float" office:value="199.394" calcext:value-type="float">
            <text:p>199.394</text:p>
          </table:table-cell>
          <table:table-cell table:number-columns-repeated="3" office:value-type="float" office:value="200.394" calcext:value-type="float">
            <text:p>200.394</text:p>
          </table:table-cell>
          <table:table-cell table:number-columns-repeated="8" office:value-type="float" office:value="201.394" calcext:value-type="float">
            <text:p>201.394</text:p>
          </table:table-cell>
          <table:table-cell office:value-type="float" office:value="321.385" calcext:value-type="float">
            <text:p>321.385</text:p>
          </table:table-cell>
          <table:table-cell office:value-type="float" office:value="323.385" calcext:value-type="float">
            <text:p>323.385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565.386" calcext:value-type="float">
            <text:p>565.386</text:p>
          </table:table-cell>
          <table:table-cell office:value-type="float" office:value="566.383" calcext:value-type="float">
            <text:p>566.383</text:p>
          </table:table-cell>
          <table:table-cell office:value-type="float" office:value="567.383" calcext:value-type="float">
            <text:p>567.383</text:p>
          </table:table-cell>
          <table:table-cell office:value-type="float" office:value="568.381" calcext:value-type="float">
            <text:p>568.381</text:p>
          </table:table-cell>
          <table:table-cell office:value-type="float" office:value="569.381" calcext:value-type="float">
            <text:p>569.381</text:p>
          </table:table-cell>
          <table:table-cell office:value-type="float" office:value="569.382" calcext:value-type="float">
            <text:p>569.382</text:p>
          </table:table-cell>
          <table:table-cell office:value-type="float" office:value="573.383" calcext:value-type="float">
            <text:p>573.383</text:p>
          </table:table-cell>
          <table:table-cell office:value-type="float" office:value="573.385" calcext:value-type="float">
            <text:p>573.385</text:p>
          </table:table-cell>
          <table:table-cell office:value-type="float" office:value="575.382" calcext:value-type="float">
            <text:p>575.382</text:p>
          </table:table-cell>
          <table:table-cell office:value-type="float" office:value="575.385" calcext:value-type="float">
            <text:p>575.385</text:p>
          </table:table-cell>
          <table:table-cell table:number-columns-repeated="2" office:value-type="float" office:value="576.384" calcext:value-type="float">
            <text:p>576.384</text:p>
          </table:table-cell>
          <table:table-cell table:number-columns-repeated="2" office:value-type="float" office:value="576.385" calcext:value-type="float">
            <text:p>576.385</text:p>
          </table:table-cell>
          <table:table-cell table:number-columns-repeated="2" office:value-type="float" office:value="577.384" calcext:value-type="float">
            <text:p>577.384</text:p>
          </table:table-cell>
          <table:table-cell office:value-type="float" office:value="578.384" calcext:value-type="float">
            <text:p>578.384</text:p>
          </table:table-cell>
          <table:table-cell table:number-columns-repeated="2" office:value-type="float" office:value="579.384" calcext:value-type="float">
            <text:p>579.384</text:p>
          </table:table-cell>
          <table:table-cell office:value-type="float" office:value="580.385" calcext:value-type="float">
            <text:p>580.385</text:p>
          </table:table-cell>
          <table:table-cell table:number-columns-repeated="3" office:value-type="float" office:value="581.384" calcext:value-type="float">
            <text:p>581.384</text:p>
          </table:table-cell>
          <table:table-cell office:value-type="float" office:value="582.382" calcext:value-type="float">
            <text:p>582.382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4.384" calcext:value-type="float">
            <text:p>584.384</text:p>
          </table:table-cell>
          <table:table-cell office:value-type="float" office:value="587.383" calcext:value-type="float">
            <text:p>587.383</text:p>
          </table:table-cell>
          <table:table-cell office:value-type="float" office:value="587.384" calcext:value-type="float">
            <text:p>587.384</text:p>
          </table:table-cell>
          <table:table-cell table:number-columns-repeated="2" office:value-type="float" office:value="591.383" calcext:value-type="float">
            <text:p>591.383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602.381" calcext:value-type="float">
            <text:p>602.381</text:p>
          </table:table-cell>
          <table:table-cell table:number-columns-repeated="2" office:value-type="float" office:value="605.382" calcext:value-type="float">
            <text:p>605.382</text:p>
          </table:table-cell>
          <table:table-cell office:value-type="float" office:value="606.381" calcext:value-type="float">
            <text:p>606.381</text:p>
          </table:table-cell>
          <table:table-cell office:value-type="float" office:value="606.382" calcext:value-type="float">
            <text:p>606.382</text:p>
          </table:table-cell>
          <table:table-cell table:number-columns-repeated="3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11.383" calcext:value-type="float">
            <text:p>611.383</text:p>
          </table:table-cell>
          <table:table-cell office:value-type="float" office:value="781.374" calcext:value-type="float">
            <text:p>781.374</text:p>
          </table:table-cell>
          <table:table-cell office:value-type="float" office:value="783.372" calcext:value-type="float">
            <text:p>783.372</text:p>
          </table:table-cell>
          <table:table-cell office:value-type="float" office:value="1008.374" calcext:value-type="float">
            <text:p>1008.374</text:p>
          </table:table-cell>
          <table:table-cell office:value-type="float" office:value="1307.367" calcext:value-type="float">
            <text:p>1307.367</text:p>
          </table:table-cell>
          <table:table-cell office:value-type="float" office:value="1310.368" calcext:value-type="float">
            <text:p>1310.368</text:p>
          </table:table-cell>
          <table:table-cell table:number-columns-repeated="2" office:value-type="float" office:value="1312.367" calcext:value-type="float">
            <text:p>1312.367</text:p>
          </table:table-cell>
          <table:table-cell table:number-columns-repeated="2" office:value-type="float" office:value="1313.37" calcext:value-type="float">
            <text:p>1313.37</text:p>
          </table:table-cell>
          <table:table-cell office:value-type="float" office:value="1315.365" calcext:value-type="float">
            <text:p>1315.365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95.365" calcext:value-type="float">
            <text:p>1395.365</text:p>
          </table:table-cell>
          <table:table-cell office:value-type="float" office:value="1397.365" calcext:value-type="float">
            <text:p>1397.365</text:p>
          </table:table-cell>
          <table:table-cell office:value-type="float" office:value="1400.364" calcext:value-type="float">
            <text:p>1400.364</text:p>
          </table:table-cell>
          <table:table-cell office:value-type="float" office:value="1401.366" calcext:value-type="float">
            <text:p>1401.366</text:p>
          </table:table-cell>
          <table:table-cell office:value-type="float" office:value="1661.364" calcext:value-type="float">
            <text:p>1661.364</text:p>
          </table:table-cell>
          <table:table-cell office:value-type="float" office:value="1809.355" calcext:value-type="float">
            <text:p>1809.355</text:p>
          </table:table-cell>
          <table:table-cell office:value-type="float" office:value="1821.358" calcext:value-type="float">
            <text:p>1821.358</text:p>
          </table:table-cell>
          <table:table-cell office:value-type="float" office:value="1824.358" calcext:value-type="float">
            <text:p>1824.358</text:p>
          </table:table-cell>
          <table:table-cell office:value-type="float" office:value="1894.359" calcext:value-type="float">
            <text:p>1894.359</text:p>
          </table:table-cell>
          <table:table-cell office:value-type="float" office:value="2334.34" calcext:value-type="float">
            <text:p>2334.34</text:p>
          </table:table-cell>
          <table:table-cell office:value-type="float" office:value="3220" calcext:value-type="float">
            <text:p>3220</text:p>
          </table:table-cell>
          <table:table-cell office:value-type="float" office:value="3250" calcext:value-type="float">
            <text:p>3250</text:p>
          </table:table-cell>
          <table:table-cell office:value-type="float" office:value="3300" calcext:value-type="float">
            <text:p>330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87:.CV87])" office:value-type="float" office:value="182.393" calcext:value-type="float">
            <text:p>182.393</text:p>
          </table:table-cell>
          <table:table-cell table:formula="of:=AVERAGE([.A87:.CT87])" office:value-type="float" office:value="690.915714285714" calcext:value-type="float">
            <text:p>690.9157142857</text:p>
          </table:table-cell>
          <table:table-cell table:formula="of:=AVERAGE([.A87:.CV87])" office:value-type="float" office:value="743.3974" calcext:value-type="float">
            <text:p>743.3974</text:p>
          </table:table-cell>
          <table:table-cell table:formula="of:=MAX([.A87:.CV87])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97.394" calcext:value-type="float">
            <text:p>197.394</text:p>
          </table:table-cell>
          <table:table-cell table:number-columns-repeated="2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4" office:value-type="float" office:value="200.394" calcext:value-type="float">
            <text:p>200.394</text:p>
          </table:table-cell>
          <table:table-cell table:number-columns-repeated="7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23.385" calcext:value-type="float">
            <text:p>323.385</text:p>
          </table:table-cell>
          <table:table-cell office:value-type="float" office:value="564.383" calcext:value-type="float">
            <text:p>564.383</text:p>
          </table:table-cell>
          <table:table-cell office:value-type="float" office:value="566.384" calcext:value-type="float">
            <text:p>566.384</text:p>
          </table:table-cell>
          <table:table-cell table:number-columns-repeated="3" office:value-type="float" office:value="567.383" calcext:value-type="float">
            <text:p>567.383</text:p>
          </table:table-cell>
          <table:table-cell office:value-type="float" office:value="568.383" calcext:value-type="float">
            <text:p>568.383</text:p>
          </table:table-cell>
          <table:table-cell office:value-type="float" office:value="570.385" calcext:value-type="float">
            <text:p>570.385</text:p>
          </table:table-cell>
          <table:table-cell office:value-type="float" office:value="573.385" calcext:value-type="float">
            <text:p>573.385</text:p>
          </table:table-cell>
          <table:table-cell office:value-type="float" office:value="574.383" calcext:value-type="float">
            <text:p>574.383</text:p>
          </table:table-cell>
          <table:table-cell office:value-type="float" office:value="575.384" calcext:value-type="float">
            <text:p>575.384</text:p>
          </table:table-cell>
          <table:table-cell table:number-columns-repeated="2" office:value-type="float" office:value="576.384" calcext:value-type="float">
            <text:p>576.384</text:p>
          </table:table-cell>
          <table:table-cell table:number-columns-repeated="2" office:value-type="float" office:value="577.382" calcext:value-type="float">
            <text:p>577.382</text:p>
          </table:table-cell>
          <table:table-cell office:value-type="float" office:value="577.385" calcext:value-type="float">
            <text:p>577.385</text:p>
          </table:table-cell>
          <table:table-cell table:number-columns-repeated="2" office:value-type="float" office:value="579.384" calcext:value-type="float">
            <text:p>579.384</text:p>
          </table:table-cell>
          <table:table-cell office:value-type="float" office:value="580.382" calcext:value-type="float">
            <text:p>580.382</text:p>
          </table:table-cell>
          <table:table-cell office:value-type="float" office:value="581.385" calcext:value-type="float">
            <text:p>581.385</text:p>
          </table:table-cell>
          <table:table-cell table:number-columns-repeated="2" office:value-type="float" office:value="582.383" calcext:value-type="float">
            <text:p>582.383</text:p>
          </table:table-cell>
          <table:table-cell table:number-columns-repeated="2" office:value-type="float" office:value="582.384" calcext:value-type="float">
            <text:p>582.384</text:p>
          </table:table-cell>
          <table:table-cell office:value-type="float" office:value="586.381" calcext:value-type="float">
            <text:p>586.381</text:p>
          </table:table-cell>
          <table:table-cell office:value-type="float" office:value="591.383" calcext:value-type="float">
            <text:p>591.383</text:p>
          </table:table-cell>
          <table:table-cell office:value-type="float" office:value="593.385" calcext:value-type="float">
            <text:p>593.385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06.382" calcext:value-type="float">
            <text:p>606.382</text:p>
          </table:table-cell>
          <table:table-cell table:number-columns-repeated="3" office:value-type="float" office:value="606.384" calcext:value-type="float">
            <text:p>606.384</text:p>
          </table:table-cell>
          <table:table-cell table:number-columns-repeated="2" office:value-type="float" office:value="606.385" calcext:value-type="float">
            <text:p>606.385</text:p>
          </table:table-cell>
          <table:table-cell office:value-type="float" office:value="609.383" calcext:value-type="float">
            <text:p>609.383</text:p>
          </table:table-cell>
          <table:table-cell office:value-type="float" office:value="609.385" calcext:value-type="float">
            <text:p>609.385</text:p>
          </table:table-cell>
          <table:table-cell office:value-type="float" office:value="782.372" calcext:value-type="float">
            <text:p>782.372</text:p>
          </table:table-cell>
          <table:table-cell table:number-columns-repeated="2" office:value-type="float" office:value="782.375" calcext:value-type="float">
            <text:p>782.375</text:p>
          </table:table-cell>
          <table:table-cell office:value-type="float" office:value="783.373" calcext:value-type="float">
            <text:p>783.373</text:p>
          </table:table-cell>
          <table:table-cell table:number-columns-repeated="2" office:value-type="float" office:value="784.372" calcext:value-type="float">
            <text:p>784.372</text:p>
          </table:table-cell>
          <table:table-cell office:value-type="float" office:value="1002.372" calcext:value-type="float">
            <text:p>1002.372</text:p>
          </table:table-cell>
          <table:table-cell office:value-type="float" office:value="1291.367" calcext:value-type="float">
            <text:p>1291.367</text:p>
          </table:table-cell>
          <table:table-cell office:value-type="float" office:value="1309.365" calcext:value-type="float">
            <text:p>1309.365</text:p>
          </table:table-cell>
          <table:table-cell office:value-type="float" office:value="1310.366" calcext:value-type="float">
            <text:p>1310.366</text:p>
          </table:table-cell>
          <table:table-cell office:value-type="float" office:value="1310.367" calcext:value-type="float">
            <text:p>1310.367</text:p>
          </table:table-cell>
          <table:table-cell office:value-type="float" office:value="1310.369" calcext:value-type="float">
            <text:p>1310.369</text:p>
          </table:table-cell>
          <table:table-cell office:value-type="float" office:value="1311.367" calcext:value-type="float">
            <text:p>1311.367</text:p>
          </table:table-cell>
          <table:table-cell office:value-type="float" office:value="1312.365" calcext:value-type="float">
            <text:p>1312.365</text:p>
          </table:table-cell>
          <table:table-cell office:value-type="float" office:value="1312.37" calcext:value-type="float">
            <text:p>1312.37</text:p>
          </table:table-cell>
          <table:table-cell office:value-type="float" office:value="1396.364" calcext:value-type="float">
            <text:p>1396.364</text:p>
          </table:table-cell>
          <table:table-cell office:value-type="float" office:value="1398.364" calcext:value-type="float">
            <text:p>1398.364</text:p>
          </table:table-cell>
          <table:table-cell office:value-type="float" office:value="1403.363" calcext:value-type="float">
            <text:p>1403.363</text:p>
          </table:table-cell>
          <table:table-cell office:value-type="float" office:value="1545.366" calcext:value-type="float">
            <text:p>1545.366</text:p>
          </table:table-cell>
          <table:table-cell office:value-type="float" office:value="1546.364" calcext:value-type="float">
            <text:p>1546.364</text:p>
          </table:table-cell>
          <table:table-cell office:value-type="float" office:value="1547.364" calcext:value-type="float">
            <text:p>1547.364</text:p>
          </table:table-cell>
          <table:table-cell office:value-type="float" office:value="1548.365" calcext:value-type="float">
            <text:p>1548.365</text:p>
          </table:table-cell>
          <table:table-cell office:value-type="float" office:value="1551.362" calcext:value-type="float">
            <text:p>1551.362</text:p>
          </table:table-cell>
          <table:table-cell office:value-type="float" office:value="1655.362" calcext:value-type="float">
            <text:p>1655.362</text:p>
          </table:table-cell>
          <table:table-cell office:value-type="float" office:value="1668.36" calcext:value-type="float">
            <text:p>1668.36</text:p>
          </table:table-cell>
          <table:table-cell office:value-type="float" office:value="1670.36" calcext:value-type="float">
            <text:p>1670.36</text:p>
          </table:table-cell>
          <table:table-cell office:value-type="float" office:value="1737.25" calcext:value-type="float">
            <text:p>1737.25</text:p>
          </table:table-cell>
          <table:table-cell office:value-type="float" office:value="1804.354" calcext:value-type="float">
            <text:p>1804.354</text:p>
          </table:table-cell>
          <table:table-cell office:value-type="float" office:value="1810.356" calcext:value-type="float">
            <text:p>1810.356</text:p>
          </table:table-cell>
          <table:table-cell office:value-type="float" office:value="1811.358" calcext:value-type="float">
            <text:p>1811.358</text:p>
          </table:table-cell>
          <table:table-cell office:value-type="float" office:value="1888.355" calcext:value-type="float">
            <text:p>1888.355</text:p>
          </table:table-cell>
          <table:table-cell office:value-type="float" office:value="1892.358" calcext:value-type="float">
            <text:p>1892.358</text:p>
          </table:table-cell>
          <table:table-cell office:value-type="float" office:value="1893.353" calcext:value-type="float">
            <text:p>1893.353</text:p>
          </table:table-cell>
          <table:table-cell office:value-type="float" office:value="1894.356" calcext:value-type="float">
            <text:p>1894.356</text:p>
          </table:table-cell>
          <table:table-cell office:value-type="float" office:value="2327.341" calcext:value-type="float">
            <text:p>2327.341</text:p>
          </table:table-cell>
          <table:table-cell office:value-type="float" office:value="2332.341" calcext:value-type="float">
            <text:p>2332.341</text:p>
          </table:table-cell>
          <table:table-cell table:number-columns-repeated="2" office:value-type="float" office:value="2332.343" calcext:value-type="float">
            <text:p>2332.343</text:p>
          </table:table-cell>
          <table:table-cell office:value-type="float" office:value="2336.339" calcext:value-type="float">
            <text:p>2336.339</text:p>
          </table:table-cell>
          <table:table-cell office:value-type="float" office:value="2344.349" calcext:value-type="float">
            <text:p>2344.349</text:p>
          </table:table-cell>
          <table:table-cell office:value-type="float" office:value="3230" calcext:value-type="float">
            <text:p>3230</text:p>
          </table:table-cell>
          <table:table-cell office:value-type="float" office:value="3300" calcext:value-type="float">
            <text:p>330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88:.CV88])" office:value-type="float" office:value="197.394" calcext:value-type="float">
            <text:p>197.394</text:p>
          </table:table-cell>
          <table:table-cell table:formula="of:=AVERAGE([.A88:.CT88])" office:value-type="float" office:value="918.912479591837" calcext:value-type="float">
            <text:p>918.9124795918</text:p>
          </table:table-cell>
          <table:table-cell table:formula="of:=AVERAGE([.A88:.CV88])" office:value-type="float" office:value="966.83423" calcext:value-type="float">
            <text:p>966.83423</text:p>
          </table:table-cell>
          <table:table-cell table:formula="of:=MAX([.A88:.CV88])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83.393" calcext:value-type="float">
            <text:p>183.393</text:p>
          </table:table-cell>
          <table:table-cell office:value-type="float" office:value="185.393" calcext:value-type="float">
            <text:p>185.393</text:p>
          </table:table-cell>
          <table:table-cell table:number-columns-repeated="2" office:value-type="float" office:value="186.393" calcext:value-type="float">
            <text:p>186.393</text:p>
          </table:table-cell>
          <table:table-cell office:value-type="float" office:value="196.394" calcext:value-type="float">
            <text:p>196.394</text:p>
          </table:table-cell>
          <table:table-cell office:value-type="float" office:value="197.394" calcext:value-type="float">
            <text:p>197.394</text:p>
          </table:table-cell>
          <table:table-cell table:number-columns-repeated="5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table:number-columns-repeated="4"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3" office:value-type="float" office:value="201.394" calcext:value-type="float">
            <text:p>201.394</text:p>
          </table:table-cell>
          <table:table-cell office:value-type="float" office:value="567.386" calcext:value-type="float">
            <text:p>567.386</text:p>
          </table:table-cell>
          <table:table-cell office:value-type="float" office:value="569.384" calcext:value-type="float">
            <text:p>569.384</text:p>
          </table:table-cell>
          <table:table-cell office:value-type="float" office:value="571.385" calcext:value-type="float">
            <text:p>571.385</text:p>
          </table:table-cell>
          <table:table-cell table:number-columns-repeated="2" office:value-type="float" office:value="573.383" calcext:value-type="float">
            <text:p>573.383</text:p>
          </table:table-cell>
          <table:table-cell office:value-type="float" office:value="573.385" calcext:value-type="float">
            <text:p>573.385</text:p>
          </table:table-cell>
          <table:table-cell office:value-type="float" office:value="577.382" calcext:value-type="float">
            <text:p>577.382</text:p>
          </table:table-cell>
          <table:table-cell office:value-type="float" office:value="577.383" calcext:value-type="float">
            <text:p>577.383</text:p>
          </table:table-cell>
          <table:table-cell office:value-type="float" office:value="577.384" calcext:value-type="float">
            <text:p>577.384</text:p>
          </table:table-cell>
          <table:table-cell table:number-columns-repeated="3" office:value-type="float" office:value="578.384" calcext:value-type="float">
            <text:p>578.384</text:p>
          </table:table-cell>
          <table:table-cell office:value-type="float" office:value="578.385" calcext:value-type="float">
            <text:p>578.385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2.382" calcext:value-type="float">
            <text:p>582.382</text:p>
          </table:table-cell>
          <table:table-cell office:value-type="float" office:value="583.384" calcext:value-type="float">
            <text:p>583.384</text:p>
          </table:table-cell>
          <table:table-cell office:value-type="float" office:value="584.382" calcext:value-type="float">
            <text:p>584.382</text:p>
          </table:table-cell>
          <table:table-cell office:value-type="float" office:value="585.386" calcext:value-type="float">
            <text:p>585.386</text:p>
          </table:table-cell>
          <table:table-cell office:value-type="float" office:value="587.382" calcext:value-type="float">
            <text:p>587.382</text:p>
          </table:table-cell>
          <table:table-cell office:value-type="float" office:value="589.381" calcext:value-type="float">
            <text:p>589.381</text:p>
          </table:table-cell>
          <table:table-cell table:number-columns-repeated="2" office:value-type="float" office:value="590.384" calcext:value-type="float">
            <text:p>590.384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594.384" calcext:value-type="float">
            <text:p>594.384</text:p>
          </table:table-cell>
          <table:table-cell office:value-type="float" office:value="604.383" calcext:value-type="float">
            <text:p>604.383</text:p>
          </table:table-cell>
          <table:table-cell table:number-columns-repeated="2" office:value-type="float" office:value="605.382" calcext:value-type="float">
            <text:p>605.382</text:p>
          </table:table-cell>
          <table:table-cell office:value-type="float" office:value="606.382" calcext:value-type="float">
            <text:p>606.382</text:p>
          </table:table-cell>
          <table:table-cell table:number-columns-repeated="6" office:value-type="float" office:value="606.384" calcext:value-type="float">
            <text:p>606.384</text:p>
          </table:table-cell>
          <table:table-cell table:number-columns-repeated="3" office:value-type="float" office:value="606.385" calcext:value-type="float">
            <text:p>606.385</text:p>
          </table:table-cell>
          <table:table-cell office:value-type="float" office:value="608.385" calcext:value-type="float">
            <text:p>608.385</text:p>
          </table:table-cell>
          <table:table-cell office:value-type="float" office:value="609.383" calcext:value-type="float">
            <text:p>609.383</text:p>
          </table:table-cell>
          <table:table-cell office:value-type="float" office:value="778.373" calcext:value-type="float">
            <text:p>778.373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1005.375" calcext:value-type="float">
            <text:p>1005.375</text:p>
          </table:table-cell>
          <table:table-cell office:value-type="float" office:value="1306.368" calcext:value-type="float">
            <text:p>1306.368</text:p>
          </table:table-cell>
          <table:table-cell office:value-type="float" office:value="1307.368" calcext:value-type="float">
            <text:p>1307.368</text:p>
          </table:table-cell>
          <table:table-cell office:value-type="float" office:value="1308.368" calcext:value-type="float">
            <text:p>1308.368</text:p>
          </table:table-cell>
          <table:table-cell office:value-type="float" office:value="1310.367" calcext:value-type="float">
            <text:p>1310.367</text:p>
          </table:table-cell>
          <table:table-cell office:value-type="float" office:value="1312.367" calcext:value-type="float">
            <text:p>1312.367</text:p>
          </table:table-cell>
          <table:table-cell office:value-type="float" office:value="1313.365" calcext:value-type="float">
            <text:p>1313.365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14.365" calcext:value-type="float">
            <text:p>1314.365</text:p>
          </table:table-cell>
          <table:table-cell office:value-type="float" office:value="1315.368" calcext:value-type="float">
            <text:p>1315.368</text:p>
          </table:table-cell>
          <table:table-cell office:value-type="float" office:value="1319.369" calcext:value-type="float">
            <text:p>1319.369</text:p>
          </table:table-cell>
          <table:table-cell office:value-type="float" office:value="1395.364" calcext:value-type="float">
            <text:p>1395.364</text:p>
          </table:table-cell>
          <table:table-cell office:value-type="float" office:value="1397.367" calcext:value-type="float">
            <text:p>1397.367</text:p>
          </table:table-cell>
          <table:table-cell office:value-type="float" office:value="1398.364" calcext:value-type="float">
            <text:p>1398.364</text:p>
          </table:table-cell>
          <table:table-cell office:value-type="float" office:value="1398.366" calcext:value-type="float">
            <text:p>1398.366</text:p>
          </table:table-cell>
          <table:table-cell office:value-type="float" office:value="1398.367" calcext:value-type="float">
            <text:p>1398.367</text:p>
          </table:table-cell>
          <table:table-cell office:value-type="float" office:value="1399.366" calcext:value-type="float">
            <text:p>1399.366</text:p>
          </table:table-cell>
          <table:table-cell office:value-type="float" office:value="1401.366" calcext:value-type="float">
            <text:p>1401.366</text:p>
          </table:table-cell>
          <table:table-cell office:value-type="float" office:value="1403.368" calcext:value-type="float">
            <text:p>1403.368</text:p>
          </table:table-cell>
          <table:table-cell office:value-type="float" office:value="1549.362" calcext:value-type="float">
            <text:p>1549.362</text:p>
          </table:table-cell>
          <table:table-cell office:value-type="float" office:value="1549.366" calcext:value-type="float">
            <text:p>1549.366</text:p>
          </table:table-cell>
          <table:table-cell office:value-type="float" office:value="1552.362" calcext:value-type="float">
            <text:p>1552.362</text:p>
          </table:table-cell>
          <table:table-cell office:value-type="float" office:value="1659.36" calcext:value-type="float">
            <text:p>1659.36</text:p>
          </table:table-cell>
          <table:table-cell office:value-type="float" office:value="1662.36" calcext:value-type="float">
            <text:p>1662.36</text:p>
          </table:table-cell>
          <table:table-cell office:value-type="float" office:value="1672.359" calcext:value-type="float">
            <text:p>1672.359</text:p>
          </table:table-cell>
          <table:table-cell office:value-type="float" office:value="1820.357" calcext:value-type="float">
            <text:p>1820.357</text:p>
          </table:table-cell>
          <table:table-cell office:value-type="float" office:value="1822.356" calcext:value-type="float">
            <text:p>1822.356</text:p>
          </table:table-cell>
          <table:table-cell office:value-type="float" office:value="1825.355" calcext:value-type="float">
            <text:p>1825.355</text:p>
          </table:table-cell>
          <table:table-cell office:value-type="float" office:value="1890.357" calcext:value-type="float">
            <text:p>1890.357</text:p>
          </table:table-cell>
          <table:table-cell office:value-type="float" office:value="2334.34" calcext:value-type="float">
            <text:p>2334.34</text:p>
          </table:table-cell>
          <table:table-cell office:value-type="float" office:value="3210" calcext:value-type="float">
            <text:p>3210</text:p>
          </table:table-cell>
          <table:table-cell office:value-type="float" office:value="3230" calcext:value-type="float">
            <text:p>3230</text:p>
          </table:table-cell>
          <table:table-cell office:value-type="float" office:value="3250" calcext:value-type="float">
            <text:p>3250</text:p>
          </table:table-cell>
          <table:table-cell office:value-type="float" office:value="3300" calcext:value-type="float">
            <text:p>330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89:.CV89])" office:value-type="float" office:value="183.393" calcext:value-type="float">
            <text:p>183.393</text:p>
          </table:table-cell>
          <table:table-cell table:formula="of:=AVERAGE([.A89:.CT89])" office:value-type="float" office:value="867.398316326531" calcext:value-type="float">
            <text:p>867.3983163265</text:p>
          </table:table-cell>
          <table:table-cell table:formula="of:=AVERAGE([.A89:.CV89])" office:value-type="float" office:value="916.35035" calcext:value-type="float">
            <text:p>916.35035</text:p>
          </table:table-cell>
          <table:table-cell table:formula="of:=MAX([.A89:.CV89])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84.393" calcext:value-type="float">
            <text:p>184.393</text:p>
          </table:table-cell>
          <table:table-cell table:number-columns-repeated="2" office:value-type="float" office:value="185.393" calcext:value-type="float">
            <text:p>185.393</text:p>
          </table:table-cell>
          <table:table-cell table:number-columns-repeated="2" office:value-type="float" office:value="186.393" calcext:value-type="float">
            <text:p>186.393</text:p>
          </table:table-cell>
          <table:table-cell office:value-type="float" office:value="186.394" calcext:value-type="float">
            <text:p>186.394</text:p>
          </table:table-cell>
          <table:table-cell office:value-type="float" office:value="187.393" calcext:value-type="float">
            <text:p>187.393</text:p>
          </table:table-cell>
          <table:table-cell office:value-type="float" office:value="187.394" calcext:value-type="float">
            <text:p>187.394</text:p>
          </table:table-cell>
          <table:table-cell table:number-columns-repeated="5" office:value-type="float" office:value="197.394" calcext:value-type="float">
            <text:p>197.394</text:p>
          </table:table-cell>
          <table:table-cell table:number-columns-repeated="6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table:number-columns-repeated="4" office:value-type="float" office:value="199.394" calcext:value-type="float">
            <text:p>199.394</text:p>
          </table:table-cell>
          <table:table-cell table:number-columns-repeated="3" office:value-type="float" office:value="200.394" calcext:value-type="float">
            <text:p>200.394</text:p>
          </table:table-cell>
          <table:table-cell table:number-columns-repeated="7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23.385" calcext:value-type="float">
            <text:p>323.385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483.378" calcext:value-type="float">
            <text:p>483.378</text:p>
          </table:table-cell>
          <table:table-cell office:value-type="float" office:value="565.383" calcext:value-type="float">
            <text:p>565.383</text:p>
          </table:table-cell>
          <table:table-cell office:value-type="float" office:value="568.385" calcext:value-type="float">
            <text:p>568.385</text:p>
          </table:table-cell>
          <table:table-cell office:value-type="float" office:value="569.383" calcext:value-type="float">
            <text:p>569.383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1.386" calcext:value-type="float">
            <text:p>571.386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5.387" calcext:value-type="float">
            <text:p>575.387</text:p>
          </table:table-cell>
          <table:table-cell office:value-type="float" office:value="578.385" calcext:value-type="float">
            <text:p>578.385</text:p>
          </table:table-cell>
          <table:table-cell office:value-type="float" office:value="579.382" calcext:value-type="float">
            <text:p>579.382</text:p>
          </table:table-cell>
          <table:table-cell office:value-type="float" office:value="579.383" calcext:value-type="float">
            <text:p>579.383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79.385" calcext:value-type="float">
            <text:p>579.385</text:p>
          </table:table-cell>
          <table:table-cell office:value-type="float" office:value="581.385" calcext:value-type="float">
            <text:p>581.385</text:p>
          </table:table-cell>
          <table:table-cell office:value-type="float" office:value="584.385" calcext:value-type="float">
            <text:p>584.385</text:p>
          </table:table-cell>
          <table:table-cell office:value-type="float" office:value="585.384" calcext:value-type="float">
            <text:p>585.384</text:p>
          </table:table-cell>
          <table:table-cell office:value-type="float" office:value="586.385" calcext:value-type="float">
            <text:p>586.385</text:p>
          </table:table-cell>
          <table:table-cell office:value-type="float" office:value="587.382" calcext:value-type="float">
            <text:p>587.382</text:p>
          </table:table-cell>
          <table:table-cell office:value-type="float" office:value="588.384" calcext:value-type="float">
            <text:p>588.384</text:p>
          </table:table-cell>
          <table:table-cell office:value-type="float" office:value="588.385" calcext:value-type="float">
            <text:p>588.385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5.385" calcext:value-type="float">
            <text:p>605.385</text:p>
          </table:table-cell>
          <table:table-cell office:value-type="float" office:value="606.381" calcext:value-type="float">
            <text:p>606.381</text:p>
          </table:table-cell>
          <table:table-cell office:value-type="float" office:value="606.383" calcext:value-type="float">
            <text:p>606.383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9.383" calcext:value-type="float">
            <text:p>609.383</text:p>
          </table:table-cell>
          <table:table-cell office:value-type="float" office:value="610.385" calcext:value-type="float">
            <text:p>610.385</text:p>
          </table:table-cell>
          <table:table-cell office:value-type="float" office:value="784.372" calcext:value-type="float">
            <text:p>784.372</text:p>
          </table:table-cell>
          <table:table-cell office:value-type="float" office:value="784.373" calcext:value-type="float">
            <text:p>784.373</text:p>
          </table:table-cell>
          <table:table-cell office:value-type="float" office:value="996.371" calcext:value-type="float">
            <text:p>996.371</text:p>
          </table:table-cell>
          <table:table-cell office:value-type="float" office:value="1003.371" calcext:value-type="float">
            <text:p>1003.371</text:p>
          </table:table-cell>
          <table:table-cell office:value-type="float" office:value="1004.376" calcext:value-type="float">
            <text:p>1004.376</text:p>
          </table:table-cell>
          <table:table-cell office:value-type="float" office:value="1306.37" calcext:value-type="float">
            <text:p>1306.37</text:p>
          </table:table-cell>
          <table:table-cell table:number-columns-repeated="2" office:value-type="float" office:value="1308.366" calcext:value-type="float">
            <text:p>1308.366</text:p>
          </table:table-cell>
          <table:table-cell office:value-type="float" office:value="1311.365" calcext:value-type="float">
            <text:p>1311.365</text:p>
          </table:table-cell>
          <table:table-cell office:value-type="float" office:value="1311.366" calcext:value-type="float">
            <text:p>1311.366</text:p>
          </table:table-cell>
          <table:table-cell office:value-type="float" office:value="1311.367" calcext:value-type="float">
            <text:p>1311.367</text:p>
          </table:table-cell>
          <table:table-cell office:value-type="float" office:value="1312.367" calcext:value-type="float">
            <text:p>1312.367</text:p>
          </table:table-cell>
          <table:table-cell office:value-type="float" office:value="1312.371" calcext:value-type="float">
            <text:p>1312.371</text:p>
          </table:table-cell>
          <table:table-cell office:value-type="float" office:value="1315.369" calcext:value-type="float">
            <text:p>1315.369</text:p>
          </table:table-cell>
          <table:table-cell office:value-type="float" office:value="1318.373" calcext:value-type="float">
            <text:p>1318.373</text:p>
          </table:table-cell>
          <table:table-cell office:value-type="float" office:value="1392.364" calcext:value-type="float">
            <text:p>1392.364</text:p>
          </table:table-cell>
          <table:table-cell office:value-type="float" office:value="1395.368" calcext:value-type="float">
            <text:p>1395.368</text:p>
          </table:table-cell>
          <table:table-cell table:number-columns-repeated="2" office:value-type="float" office:value="1397.363" calcext:value-type="float">
            <text:p>1397.363</text:p>
          </table:table-cell>
          <table:table-cell office:value-type="float" office:value="1397.366" calcext:value-type="float">
            <text:p>1397.366</text:p>
          </table:table-cell>
          <table:table-cell office:value-type="float" office:value="1399.367" calcext:value-type="float">
            <text:p>1399.367</text:p>
          </table:table-cell>
          <table:table-cell office:value-type="float" office:value="1549.364" calcext:value-type="float">
            <text:p>1549.364</text:p>
          </table:table-cell>
          <table:table-cell office:value-type="float" office:value="1662.36" calcext:value-type="float">
            <text:p>1662.36</text:p>
          </table:table-cell>
          <table:table-cell office:value-type="float" office:value="1827.356" calcext:value-type="float">
            <text:p>1827.356</text:p>
          </table:table-cell>
          <table:table-cell office:value-type="float" office:value="1831.359" calcext:value-type="float">
            <text:p>1831.359</text:p>
          </table:table-cell>
          <table:table-cell office:value-type="float" office:value="1890.355" calcext:value-type="float">
            <text:p>1890.355</text:p>
          </table:table-cell>
          <table:table-cell office:value-type="float" office:value="2331.34" calcext:value-type="float">
            <text:p>2331.34</text:p>
          </table:table-cell>
          <table:table-cell office:value-type="float" office:value="3220" calcext:value-type="float">
            <text:p>3220</text:p>
          </table:table-cell>
          <table:table-cell office:value-type="float" office:value="3240" calcext:value-type="float">
            <text:p>3240</text:p>
          </table:table-cell>
          <table:table-cell office:value-type="float" office:value="3250" calcext:value-type="float">
            <text:p>3250</text:p>
          </table:table-cell>
          <table:table-cell office:value-type="float" office:value="3300" calcext:value-type="float">
            <text:p>330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90:.CV90])" office:value-type="float" office:value="184.393" calcext:value-type="float">
            <text:p>184.393</text:p>
          </table:table-cell>
          <table:table-cell table:formula="of:=AVERAGE([.A90:.CT90])" office:value-type="float" office:value="732.993244897959" calcext:value-type="float">
            <text:p>732.993244898</text:p>
          </table:table-cell>
          <table:table-cell table:formula="of:=AVERAGE([.A90:.CV90])" office:value-type="float" office:value="784.63338" calcext:value-type="float">
            <text:p>784.63338</text:p>
          </table:table-cell>
          <table:table-cell table:formula="of:=MAX([.A90:.CV90])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44.39" calcext:value-type="float">
            <text:p>144.39</text:p>
          </table:table-cell>
          <table:table-cell office:value-type="float" office:value="183.393" calcext:value-type="float">
            <text:p>183.393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6.394" calcext:value-type="float">
            <text:p>186.394</text:p>
          </table:table-cell>
          <table:table-cell office:value-type="float" office:value="187.393" calcext:value-type="float">
            <text:p>187.393</text:p>
          </table:table-cell>
          <table:table-cell table:number-columns-repeated="2" office:value-type="float" office:value="187.394" calcext:value-type="float">
            <text:p>187.394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2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office:value-type="float" office:value="200.394" calcext:value-type="float">
            <text:p>200.394</text:p>
          </table:table-cell>
          <table:table-cell table:number-columns-repeated="2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564.381" calcext:value-type="float">
            <text:p>564.381</text:p>
          </table:table-cell>
          <table:table-cell office:value-type="float" office:value="564.384" calcext:value-type="float">
            <text:p>564.384</text:p>
          </table:table-cell>
          <table:table-cell office:value-type="float" office:value="565.387" calcext:value-type="float">
            <text:p>565.387</text:p>
          </table:table-cell>
          <table:table-cell office:value-type="float" office:value="566.383" calcext:value-type="float">
            <text:p>566.383</text:p>
          </table:table-cell>
          <table:table-cell office:value-type="float" office:value="568.383" calcext:value-type="float">
            <text:p>568.383</text:p>
          </table:table-cell>
          <table:table-cell office:value-type="float" office:value="571.383" calcext:value-type="float">
            <text:p>571.383</text:p>
          </table:table-cell>
          <table:table-cell table:number-columns-repeated="2" office:value-type="float" office:value="575.384" calcext:value-type="float">
            <text:p>575.384</text:p>
          </table:table-cell>
          <table:table-cell office:value-type="float" office:value="578.386" calcext:value-type="float">
            <text:p>578.386</text:p>
          </table:table-cell>
          <table:table-cell office:value-type="float" office:value="579.382" calcext:value-type="float">
            <text:p>579.382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2" calcext:value-type="float">
            <text:p>581.382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2.383" calcext:value-type="float">
            <text:p>582.383</text:p>
          </table:table-cell>
          <table:table-cell office:value-type="float" office:value="585.381" calcext:value-type="float">
            <text:p>585.381</text:p>
          </table:table-cell>
          <table:table-cell office:value-type="float" office:value="585.382" calcext:value-type="float">
            <text:p>585.382</text:p>
          </table:table-cell>
          <table:table-cell office:value-type="float" office:value="585.383" calcext:value-type="float">
            <text:p>585.383</text:p>
          </table:table-cell>
          <table:table-cell office:value-type="float" office:value="585.385" calcext:value-type="float">
            <text:p>585.385</text:p>
          </table:table-cell>
          <table:table-cell office:value-type="float" office:value="585.386" calcext:value-type="float">
            <text:p>585.386</text:p>
          </table:table-cell>
          <table:table-cell office:value-type="float" office:value="586.386" calcext:value-type="float">
            <text:p>586.386</text:p>
          </table:table-cell>
          <table:table-cell office:value-type="float" office:value="587.386" calcext:value-type="float">
            <text:p>587.386</text:p>
          </table:table-cell>
          <table:table-cell office:value-type="float" office:value="588.382" calcext:value-type="float">
            <text:p>588.382</text:p>
          </table:table-cell>
          <table:table-cell office:value-type="float" office:value="589.386" calcext:value-type="float">
            <text:p>589.386</text:p>
          </table:table-cell>
          <table:table-cell office:value-type="float" office:value="590.384" calcext:value-type="float">
            <text:p>590.384</text:p>
          </table:table-cell>
          <table:table-cell office:value-type="float" office:value="590.385" calcext:value-type="float">
            <text:p>590.385</text:p>
          </table:table-cell>
          <table:table-cell office:value-type="float" office:value="594.385" calcext:value-type="float">
            <text:p>594.385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4.384" calcext:value-type="float">
            <text:p>604.384</text:p>
          </table:table-cell>
          <table:table-cell office:value-type="float" office:value="604.385" calcext:value-type="float">
            <text:p>604.385</text:p>
          </table:table-cell>
          <table:table-cell office:value-type="float" office:value="605.383" calcext:value-type="float">
            <text:p>605.383</text:p>
          </table:table-cell>
          <table:table-cell office:value-type="float" office:value="605.384" calcext:value-type="float">
            <text:p>605.384</text:p>
          </table:table-cell>
          <table:table-cell table:number-columns-repeated="2" office:value-type="float" office:value="606.383" calcext:value-type="float">
            <text:p>606.383</text:p>
          </table:table-cell>
          <table:table-cell table:number-columns-repeated="5" office:value-type="float" office:value="606.384" calcext:value-type="float">
            <text:p>606.384</text:p>
          </table:table-cell>
          <table:table-cell office:value-type="float" office:value="608.385" calcext:value-type="float">
            <text:p>608.385</text:p>
          </table:table-cell>
          <table:table-cell office:value-type="float" office:value="611.384" calcext:value-type="float">
            <text:p>611.384</text:p>
          </table:table-cell>
          <table:table-cell office:value-type="float" office:value="780.372" calcext:value-type="float">
            <text:p>780.372</text:p>
          </table:table-cell>
          <table:table-cell table:number-columns-repeated="3" office:value-type="float" office:value="782.372" calcext:value-type="float">
            <text:p>782.372</text:p>
          </table:table-cell>
          <table:table-cell office:value-type="float" office:value="783.372" calcext:value-type="float">
            <text:p>783.372</text:p>
          </table:table-cell>
          <table:table-cell office:value-type="float" office:value="784.373" calcext:value-type="float">
            <text:p>784.373</text:p>
          </table:table-cell>
          <table:table-cell office:value-type="float" office:value="1003.373" calcext:value-type="float">
            <text:p>1003.373</text:p>
          </table:table-cell>
          <table:table-cell office:value-type="float" office:value="1031.375" calcext:value-type="float">
            <text:p>1031.375</text:p>
          </table:table-cell>
          <table:table-cell office:value-type="float" office:value="1309.368" calcext:value-type="float">
            <text:p>1309.368</text:p>
          </table:table-cell>
          <table:table-cell office:value-type="float" office:value="1311.366" calcext:value-type="float">
            <text:p>1311.366</text:p>
          </table:table-cell>
          <table:table-cell office:value-type="float" office:value="1312.364" calcext:value-type="float">
            <text:p>1312.364</text:p>
          </table:table-cell>
          <table:table-cell office:value-type="float" office:value="1312.366" calcext:value-type="float">
            <text:p>1312.366</text:p>
          </table:table-cell>
          <table:table-cell office:value-type="float" office:value="1312.369" calcext:value-type="float">
            <text:p>1312.369</text:p>
          </table:table-cell>
          <table:table-cell office:value-type="float" office:value="1313.37" calcext:value-type="float">
            <text:p>1313.37</text:p>
          </table:table-cell>
          <table:table-cell office:value-type="float" office:value="1313.371" calcext:value-type="float">
            <text:p>1313.371</text:p>
          </table:table-cell>
          <table:table-cell office:value-type="float" office:value="1314.366" calcext:value-type="float">
            <text:p>1314.366</text:p>
          </table:table-cell>
          <table:table-cell office:value-type="float" office:value="1315.368" calcext:value-type="float">
            <text:p>1315.368</text:p>
          </table:table-cell>
          <table:table-cell office:value-type="float" office:value="1315.371" calcext:value-type="float">
            <text:p>1315.371</text:p>
          </table:table-cell>
          <table:table-cell office:value-type="float" office:value="1394.362" calcext:value-type="float">
            <text:p>1394.362</text:p>
          </table:table-cell>
          <table:table-cell office:value-type="float" office:value="1397.364" calcext:value-type="float">
            <text:p>1397.364</text:p>
          </table:table-cell>
          <table:table-cell office:value-type="float" office:value="1398.364" calcext:value-type="float">
            <text:p>1398.364</text:p>
          </table:table-cell>
          <table:table-cell office:value-type="float" office:value="1401.364" calcext:value-type="float">
            <text:p>1401.364</text:p>
          </table:table-cell>
          <table:table-cell office:value-type="float" office:value="1544.366" calcext:value-type="float">
            <text:p>1544.366</text:p>
          </table:table-cell>
          <table:table-cell office:value-type="float" office:value="1548.364" calcext:value-type="float">
            <text:p>1548.364</text:p>
          </table:table-cell>
          <table:table-cell office:value-type="float" office:value="1549.363" calcext:value-type="float">
            <text:p>1549.363</text:p>
          </table:table-cell>
          <table:table-cell office:value-type="float" office:value="1552.363" calcext:value-type="float">
            <text:p>1552.363</text:p>
          </table:table-cell>
          <table:table-cell office:value-type="float" office:value="1674.358" calcext:value-type="float">
            <text:p>1674.358</text:p>
          </table:table-cell>
          <table:table-cell office:value-type="float" office:value="1824.356" calcext:value-type="float">
            <text:p>1824.356</text:p>
          </table:table-cell>
          <table:table-cell office:value-type="float" office:value="1825.358" calcext:value-type="float">
            <text:p>1825.358</text:p>
          </table:table-cell>
          <table:table-cell office:value-type="float" office:value="1893.356" calcext:value-type="float">
            <text:p>1893.356</text:p>
          </table:table-cell>
          <table:table-cell office:value-type="float" office:value="1896.355" calcext:value-type="float">
            <text:p>1896.355</text:p>
          </table:table-cell>
          <table:table-cell office:value-type="float" office:value="1918.358" calcext:value-type="float">
            <text:p>1918.358</text:p>
          </table:table-cell>
          <table:table-cell office:value-type="float" office:value="2329.34" calcext:value-type="float">
            <text:p>2329.34</text:p>
          </table:table-cell>
          <table:table-cell office:value-type="float" office:value="2330.342" calcext:value-type="float">
            <text:p>2330.342</text:p>
          </table:table-cell>
          <table:table-cell office:value-type="float" office:value="2333.341" calcext:value-type="float">
            <text:p>2333.341</text:p>
          </table:table-cell>
          <table:table-cell office:value-type="float" office:value="2335.345" calcext:value-type="float">
            <text:p>2335.345</text:p>
          </table:table-cell>
          <table:table-cell office:value-type="float" office:value="2339.343" calcext:value-type="float">
            <text:p>2339.343</text:p>
          </table:table-cell>
          <table:table-cell office:value-type="float" office:value="3300" calcext:value-type="float">
            <text:p>330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91:.CV91])" office:value-type="float" office:value="144.39" calcext:value-type="float">
            <text:p>144.39</text:p>
          </table:table-cell>
          <table:table-cell table:formula="of:=AVERAGE([.A91:.CT91])" office:value-type="float" office:value="836.184112244898" calcext:value-type="float">
            <text:p>836.1841122449</text:p>
          </table:table-cell>
          <table:table-cell table:formula="of:=AVERAGE([.A91:.CV91])" office:value-type="float" office:value="885.76043" calcext:value-type="float">
            <text:p>885.76043</text:p>
          </table:table-cell>
          <table:table-cell table:formula="of:=MAX([.A91:.CV91])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83.393" calcext:value-type="float">
            <text:p>183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89.393" calcext:value-type="float">
            <text:p>189.393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8" office:value-type="float" office:value="197.395" calcext:value-type="float">
            <text:p>197.395</text:p>
          </table:table-cell>
          <table:table-cell table:number-columns-repeated="4" office:value-type="float" office:value="198.394" calcext:value-type="float">
            <text:p>198.394</text:p>
          </table:table-cell>
          <table:table-cell table:number-columns-repeated="2" office:value-type="float" office:value="199.394" calcext:value-type="float">
            <text:p>199.394</text:p>
          </table:table-cell>
          <table:table-cell office:value-type="float" office:value="200.394" calcext:value-type="float">
            <text:p>200.394</text:p>
          </table:table-cell>
          <table:table-cell table:number-columns-repeated="7" office:value-type="float" office:value="201.394" calcext:value-type="float">
            <text:p>201.394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1.385" calcext:value-type="float">
            <text:p>321.385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481.377" calcext:value-type="float">
            <text:p>481.377</text:p>
          </table:table-cell>
          <table:table-cell office:value-type="float" office:value="568.385" calcext:value-type="float">
            <text:p>568.385</text:p>
          </table:table-cell>
          <table:table-cell office:value-type="float" office:value="568.386" calcext:value-type="float">
            <text:p>568.386</text:p>
          </table:table-cell>
          <table:table-cell office:value-type="float" office:value="570.385" calcext:value-type="float">
            <text:p>570.385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1.385" calcext:value-type="float">
            <text:p>571.385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2.385" calcext:value-type="float">
            <text:p>572.385</text:p>
          </table:table-cell>
          <table:table-cell office:value-type="float" office:value="572.387" calcext:value-type="float">
            <text:p>572.387</text:p>
          </table:table-cell>
          <table:table-cell table:number-columns-repeated="2" office:value-type="float" office:value="576.384" calcext:value-type="float">
            <text:p>576.384</text:p>
          </table:table-cell>
          <table:table-cell table:number-columns-repeated="2" office:value-type="float" office:value="576.387" calcext:value-type="float">
            <text:p>576.387</text:p>
          </table:table-cell>
          <table:table-cell office:value-type="float" office:value="577.382" calcext:value-type="float">
            <text:p>577.382</text:p>
          </table:table-cell>
          <table:table-cell office:value-type="float" office:value="577.385" calcext:value-type="float">
            <text:p>577.385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9.384" calcext:value-type="float">
            <text:p>579.384</text:p>
          </table:table-cell>
          <table:table-cell table:number-columns-repeated="2" office:value-type="float" office:value="580.383" calcext:value-type="float">
            <text:p>580.383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4" calcext:value-type="float">
            <text:p>581.384</text:p>
          </table:table-cell>
          <table:table-cell table:number-columns-repeated="2" office:value-type="float" office:value="582.384" calcext:value-type="float">
            <text:p>582.384</text:p>
          </table:table-cell>
          <table:table-cell office:value-type="float" office:value="583.382" calcext:value-type="float">
            <text:p>583.382</text:p>
          </table:table-cell>
          <table:table-cell office:value-type="float" office:value="584.386" calcext:value-type="float">
            <text:p>584.386</text:p>
          </table:table-cell>
          <table:table-cell office:value-type="float" office:value="586.384" calcext:value-type="float">
            <text:p>586.384</text:p>
          </table:table-cell>
          <table:table-cell office:value-type="float" office:value="586.385" calcext:value-type="float">
            <text:p>586.385</text:p>
          </table:table-cell>
          <table:table-cell office:value-type="float" office:value="588.381" calcext:value-type="float">
            <text:p>588.381</text:p>
          </table:table-cell>
          <table:table-cell office:value-type="float" office:value="588.383" calcext:value-type="float">
            <text:p>588.383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602.384" calcext:value-type="float">
            <text:p>602.384</text:p>
          </table:table-cell>
          <table:table-cell office:value-type="float" office:value="604.382" calcext:value-type="float">
            <text:p>604.382</text:p>
          </table:table-cell>
          <table:table-cell table:number-columns-repeated="2" office:value-type="float" office:value="606.384" calcext:value-type="float">
            <text:p>606.384</text:p>
          </table:table-cell>
          <table:table-cell office:value-type="float" office:value="780.371" calcext:value-type="float">
            <text:p>780.371</text:p>
          </table:table-cell>
          <table:table-cell office:value-type="float" office:value="780.372" calcext:value-type="float">
            <text:p>780.372</text:p>
          </table:table-cell>
          <table:table-cell office:value-type="float" office:value="782.372" calcext:value-type="float">
            <text:p>782.372</text:p>
          </table:table-cell>
          <table:table-cell table:number-columns-repeated="2" office:value-type="float" office:value="783.372" calcext:value-type="float">
            <text:p>783.372</text:p>
          </table:table-cell>
          <table:table-cell office:value-type="float" office:value="784.374" calcext:value-type="float">
            <text:p>784.374</text:p>
          </table:table-cell>
          <table:table-cell office:value-type="float" office:value="1309.367" calcext:value-type="float">
            <text:p>1309.367</text:p>
          </table:table-cell>
          <table:table-cell office:value-type="float" office:value="1309.371" calcext:value-type="float">
            <text:p>1309.371</text:p>
          </table:table-cell>
          <table:table-cell office:value-type="float" office:value="1311.372" calcext:value-type="float">
            <text:p>1311.372</text:p>
          </table:table-cell>
          <table:table-cell table:number-columns-repeated="2" office:value-type="float" office:value="1312.367" calcext:value-type="float">
            <text:p>1312.367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13.37" calcext:value-type="float">
            <text:p>1313.37</text:p>
          </table:table-cell>
          <table:table-cell office:value-type="float" office:value="1313.372" calcext:value-type="float">
            <text:p>1313.372</text:p>
          </table:table-cell>
          <table:table-cell table:number-columns-repeated="2" office:value-type="float" office:value="1314.367" calcext:value-type="float">
            <text:p>1314.367</text:p>
          </table:table-cell>
          <table:table-cell office:value-type="float" office:value="1316.366" calcext:value-type="float">
            <text:p>1316.366</text:p>
          </table:table-cell>
          <table:table-cell office:value-type="float" office:value="1316.373" calcext:value-type="float">
            <text:p>1316.373</text:p>
          </table:table-cell>
          <table:table-cell office:value-type="float" office:value="1397.366" calcext:value-type="float">
            <text:p>1397.366</text:p>
          </table:table-cell>
          <table:table-cell office:value-type="float" office:value="1403.369" calcext:value-type="float">
            <text:p>1403.369</text:p>
          </table:table-cell>
          <table:table-cell office:value-type="float" office:value="1546.365" calcext:value-type="float">
            <text:p>1546.365</text:p>
          </table:table-cell>
          <table:table-cell office:value-type="float" office:value="1548.363" calcext:value-type="float">
            <text:p>1548.363</text:p>
          </table:table-cell>
          <table:table-cell office:value-type="float" office:value="1552.363" calcext:value-type="float">
            <text:p>1552.363</text:p>
          </table:table-cell>
          <table:table-cell office:value-type="float" office:value="1661.362" calcext:value-type="float">
            <text:p>1661.362</text:p>
          </table:table-cell>
          <table:table-cell office:value-type="float" office:value="1812.355" calcext:value-type="float">
            <text:p>1812.355</text:p>
          </table:table-cell>
          <table:table-cell office:value-type="float" office:value="1820.356" calcext:value-type="float">
            <text:p>1820.356</text:p>
          </table:table-cell>
          <table:table-cell office:value-type="float" office:value="1891.356" calcext:value-type="float">
            <text:p>1891.356</text:p>
          </table:table-cell>
          <table:table-cell office:value-type="float" office:value="1895.359" calcext:value-type="float">
            <text:p>1895.359</text:p>
          </table:table-cell>
          <table:table-cell office:value-type="float" office:value="2331.337" calcext:value-type="float">
            <text:p>2331.337</text:p>
          </table:table-cell>
          <table:table-cell office:value-type="float" office:value="2331.341" calcext:value-type="float">
            <text:p>2331.341</text:p>
          </table:table-cell>
          <table:table-cell office:value-type="float" office:value="2333.341" calcext:value-type="float">
            <text:p>2333.341</text:p>
          </table:table-cell>
          <table:table-cell office:value-type="float" office:value="2334.337" calcext:value-type="float">
            <text:p>2334.337</text:p>
          </table:table-cell>
          <table:table-cell office:value-type="float" office:value="3300" calcext:value-type="float">
            <text:p>330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92:.CV92])" office:value-type="float" office:value="183.393" calcext:value-type="float">
            <text:p>183.393</text:p>
          </table:table-cell>
          <table:table-cell table:formula="of:=AVERAGE([.A92:.CT92])" office:value-type="float" office:value="741.502744897959" calcext:value-type="float">
            <text:p>741.502744898</text:p>
          </table:table-cell>
          <table:table-cell table:formula="of:=AVERAGE([.A92:.CV92])" office:value-type="float" office:value="792.97269" calcext:value-type="float">
            <text:p>792.97269</text:p>
          </table:table-cell>
          <table:table-cell table:formula="of:=MAX([.A92:.CV92])" office:value-type="float" office:value="3330" calcext:value-type="float">
            <text:p>3330</text:p>
          </table:table-cell>
        </table:table-row>
        <table:table-row table:style-name="ro1">
          <table:table-cell table:number-columns-repeated="2" office:value-type="float" office:value="184.393" calcext:value-type="float">
            <text:p>184.393</text:p>
          </table:table-cell>
          <table:table-cell table:number-columns-repeated="2" office:value-type="float" office:value="186.393" calcext:value-type="float">
            <text:p>186.393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97.394" calcext:value-type="float">
            <text:p>197.394</text:p>
          </table:table-cell>
          <table:table-cell table:number-columns-repeated="5" office:value-type="float" office:value="197.395" calcext:value-type="float">
            <text:p>197.395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7" office:value-type="float" office:value="201.394" calcext:value-type="float">
            <text:p>201.394</text:p>
          </table:table-cell>
          <table:table-cell table:number-columns-repeated="2" office:value-type="float" office:value="202.394" calcext:value-type="float">
            <text:p>202.394</text:p>
          </table:table-cell>
          <table:table-cell office:value-type="float" office:value="323.386" calcext:value-type="float">
            <text:p>323.386</text:p>
          </table:table-cell>
          <table:table-cell office:value-type="float" office:value="566.383" calcext:value-type="float">
            <text:p>566.383</text:p>
          </table:table-cell>
          <table:table-cell office:value-type="float" office:value="566.384" calcext:value-type="float">
            <text:p>566.384</text:p>
          </table:table-cell>
          <table:table-cell office:value-type="float" office:value="568.383" calcext:value-type="float">
            <text:p>568.383</text:p>
          </table:table-cell>
          <table:table-cell table:number-columns-repeated="2" office:value-type="float" office:value="570.383" calcext:value-type="float">
            <text:p>570.383</text:p>
          </table:table-cell>
          <table:table-cell table:number-columns-repeated="3" office:value-type="float" office:value="571.383" calcext:value-type="float">
            <text:p>571.383</text:p>
          </table:table-cell>
          <table:table-cell office:value-type="float" office:value="571.387" calcext:value-type="float">
            <text:p>571.387</text:p>
          </table:table-cell>
          <table:table-cell table:number-columns-repeated="2" office:value-type="float" office:value="572.383" calcext:value-type="float">
            <text:p>572.383</text:p>
          </table:table-cell>
          <table:table-cell office:value-type="float" office:value="573.385" calcext:value-type="float">
            <text:p>573.385</text:p>
          </table:table-cell>
          <table:table-cell office:value-type="float" office:value="574.384" calcext:value-type="float">
            <text:p>574.384</text:p>
          </table:table-cell>
          <table:table-cell table:number-columns-repeated="3" office:value-type="float" office:value="575.384" calcext:value-type="float">
            <text:p>575.384</text:p>
          </table:table-cell>
          <table:table-cell office:value-type="float" office:value="575.387" calcext:value-type="float">
            <text:p>575.387</text:p>
          </table:table-cell>
          <table:table-cell office:value-type="float" office:value="576.383" calcext:value-type="float">
            <text:p>576.383</text:p>
          </table:table-cell>
          <table:table-cell office:value-type="float" office:value="576.386" calcext:value-type="float">
            <text:p>576.386</text:p>
          </table:table-cell>
          <table:table-cell office:value-type="float" office:value="577.385" calcext:value-type="float">
            <text:p>577.385</text:p>
          </table:table-cell>
          <table:table-cell office:value-type="float" office:value="577.386" calcext:value-type="float">
            <text:p>577.386</text:p>
          </table:table-cell>
          <table:table-cell office:value-type="float" office:value="579.384" calcext:value-type="float">
            <text:p>579.384</text:p>
          </table:table-cell>
          <table:table-cell table:number-columns-repeated="4" office:value-type="float" office:value="580.384" calcext:value-type="float">
            <text:p>580.384</text:p>
          </table:table-cell>
          <table:table-cell office:value-type="float" office:value="582.383" calcext:value-type="float">
            <text:p>582.383</text:p>
          </table:table-cell>
          <table:table-cell office:value-type="float" office:value="583.382" calcext:value-type="float">
            <text:p>583.382</text:p>
          </table:table-cell>
          <table:table-cell office:value-type="float" office:value="584.385" calcext:value-type="float">
            <text:p>584.385</text:p>
          </table:table-cell>
          <table:table-cell office:value-type="float" office:value="590.384" calcext:value-type="float">
            <text:p>590.384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603.383" calcext:value-type="float">
            <text:p>603.383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6.383" calcext:value-type="float">
            <text:p>606.383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08.383" calcext:value-type="float">
            <text:p>608.383</text:p>
          </table:table-cell>
          <table:table-cell office:value-type="float" office:value="610.382" calcext:value-type="float">
            <text:p>610.382</text:p>
          </table:table-cell>
          <table:table-cell office:value-type="float" office:value="780.372" calcext:value-type="float">
            <text:p>780.372</text:p>
          </table:table-cell>
          <table:table-cell office:value-type="float" office:value="781.372" calcext:value-type="float">
            <text:p>781.372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3.372" calcext:value-type="float">
            <text:p>783.372</text:p>
          </table:table-cell>
          <table:table-cell office:value-type="float" office:value="784.375" calcext:value-type="float">
            <text:p>784.375</text:p>
          </table:table-cell>
          <table:table-cell office:value-type="float" office:value="1003.371" calcext:value-type="float">
            <text:p>1003.371</text:p>
          </table:table-cell>
          <table:table-cell office:value-type="float" office:value="1005.375" calcext:value-type="float">
            <text:p>1005.375</text:p>
          </table:table-cell>
          <table:table-cell office:value-type="float" office:value="1006.374" calcext:value-type="float">
            <text:p>1006.374</text:p>
          </table:table-cell>
          <table:table-cell office:value-type="float" office:value="1007.371" calcext:value-type="float">
            <text:p>1007.371</text:p>
          </table:table-cell>
          <table:table-cell office:value-type="float" office:value="1293.367" calcext:value-type="float">
            <text:p>1293.367</text:p>
          </table:table-cell>
          <table:table-cell office:value-type="float" office:value="1309.367" calcext:value-type="float">
            <text:p>1309.367</text:p>
          </table:table-cell>
          <table:table-cell office:value-type="float" office:value="1310.366" calcext:value-type="float">
            <text:p>1310.366</text:p>
          </table:table-cell>
          <table:table-cell office:value-type="float" office:value="1310.368" calcext:value-type="float">
            <text:p>1310.368</text:p>
          </table:table-cell>
          <table:table-cell office:value-type="float" office:value="1311.367" calcext:value-type="float">
            <text:p>1311.367</text:p>
          </table:table-cell>
          <table:table-cell office:value-type="float" office:value="1312.368" calcext:value-type="float">
            <text:p>1312.368</text:p>
          </table:table-cell>
          <table:table-cell office:value-type="float" office:value="1314.366" calcext:value-type="float">
            <text:p>1314.366</text:p>
          </table:table-cell>
          <table:table-cell office:value-type="float" office:value="1315.37" calcext:value-type="float">
            <text:p>1315.37</text:p>
          </table:table-cell>
          <table:table-cell office:value-type="float" office:value="1317.368" calcext:value-type="float">
            <text:p>1317.368</text:p>
          </table:table-cell>
          <table:table-cell office:value-type="float" office:value="1317.369" calcext:value-type="float">
            <text:p>1317.369</text:p>
          </table:table-cell>
          <table:table-cell office:value-type="float" office:value="1319.369" calcext:value-type="float">
            <text:p>1319.369</text:p>
          </table:table-cell>
          <table:table-cell office:value-type="float" office:value="1396.368" calcext:value-type="float">
            <text:p>1396.368</text:p>
          </table:table-cell>
          <table:table-cell office:value-type="float" office:value="1397.365" calcext:value-type="float">
            <text:p>1397.365</text:p>
          </table:table-cell>
          <table:table-cell office:value-type="float" office:value="1402.369" calcext:value-type="float">
            <text:p>1402.369</text:p>
          </table:table-cell>
          <table:table-cell office:value-type="float" office:value="1548.367" calcext:value-type="float">
            <text:p>1548.367</text:p>
          </table:table-cell>
          <table:table-cell office:value-type="float" office:value="1674.362" calcext:value-type="float">
            <text:p>1674.362</text:p>
          </table:table-cell>
          <table:table-cell office:value-type="float" office:value="1831.357" calcext:value-type="float">
            <text:p>1831.357</text:p>
          </table:table-cell>
          <table:table-cell office:value-type="float" office:value="1888.356" calcext:value-type="float">
            <text:p>1888.356</text:p>
          </table:table-cell>
          <table:table-cell office:value-type="float" office:value="2335.345" calcext:value-type="float">
            <text:p>2335.345</text:p>
          </table:table-cell>
          <table:table-cell office:value-type="float" office:value="2336.343" calcext:value-type="float">
            <text:p>2336.343</text:p>
          </table:table-cell>
          <table:table-cell office:value-type="float" office:value="2343.344" calcext:value-type="float">
            <text:p>2343.344</text:p>
          </table:table-cell>
          <table:table-cell office:value-type="float" office:value="3008.314" calcext:value-type="float">
            <text:p>3008.314</text:p>
          </table:table-cell>
          <table:table-cell office:value-type="float" office:value="3160" calcext:value-type="float">
            <text:p>3160</text:p>
          </table:table-cell>
          <table:table-cell office:value-type="float" office:value="3270" calcext:value-type="float">
            <text:p>3270</text:p>
          </table:table-cell>
          <table:table-cell office:value-type="float" office:value="3300" calcext:value-type="float">
            <text:p>330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93:.CV93])" office:value-type="float" office:value="184.393" calcext:value-type="float">
            <text:p>184.393</text:p>
          </table:table-cell>
          <table:table-cell table:formula="of:=AVERAGE([.A93:.CT93])" office:value-type="float" office:value="796.933540816326" calcext:value-type="float">
            <text:p>796.9335408163</text:p>
          </table:table-cell>
          <table:table-cell table:formula="of:=AVERAGE([.A93:.CV93])" office:value-type="float" office:value="847.29487" calcext:value-type="float">
            <text:p>847.29487</text:p>
          </table:table-cell>
          <table:table-cell table:formula="of:=MAX([.A93:.CV93])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85.393" calcext:value-type="float">
            <text:p>185.393</text:p>
          </table:table-cell>
          <table:table-cell table:number-columns-repeated="2" office:value-type="float" office:value="186.393" calcext:value-type="float">
            <text:p>186.393</text:p>
          </table:table-cell>
          <table:table-cell table:number-columns-repeated="2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office:value-type="float" office:value="199.394" calcext:value-type="float">
            <text:p>199.394</text:p>
          </table:table-cell>
          <table:table-cell office:value-type="float" office:value="200.394" calcext:value-type="float">
            <text:p>200.394</text:p>
          </table:table-cell>
          <table:table-cell table:number-columns-repeated="11" office:value-type="float" office:value="201.394" calcext:value-type="float">
            <text:p>201.394</text:p>
          </table:table-cell>
          <table:table-cell office:value-type="float" office:value="318.385" calcext:value-type="float">
            <text:p>318.385</text:p>
          </table:table-cell>
          <table:table-cell table:number-columns-repeated="2" office:value-type="float" office:value="320.385" calcext:value-type="float">
            <text:p>320.385</text:p>
          </table:table-cell>
          <table:table-cell office:value-type="float" office:value="321.385" calcext:value-type="float">
            <text:p>321.385</text:p>
          </table:table-cell>
          <table:table-cell office:value-type="float" office:value="322.386" calcext:value-type="float">
            <text:p>322.386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482.379" calcext:value-type="float">
            <text:p>482.379</text:p>
          </table:table-cell>
          <table:table-cell table:number-columns-repeated="2" office:value-type="float" office:value="570.383" calcext:value-type="float">
            <text:p>570.383</text:p>
          </table:table-cell>
          <table:table-cell office:value-type="float" office:value="571.383" calcext:value-type="float">
            <text:p>571.383</text:p>
          </table:table-cell>
          <table:table-cell table:number-columns-repeated="2" office:value-type="float" office:value="572.383" calcext:value-type="float">
            <text:p>572.383</text:p>
          </table:table-cell>
          <table:table-cell office:value-type="float" office:value="573.382" calcext:value-type="float">
            <text:p>573.382</text:p>
          </table:table-cell>
          <table:table-cell office:value-type="float" office:value="574.383" calcext:value-type="float">
            <text:p>574.383</text:p>
          </table:table-cell>
          <table:table-cell office:value-type="float" office:value="574.387" calcext:value-type="float">
            <text:p>574.387</text:p>
          </table:table-cell>
          <table:table-cell table:number-columns-repeated="2" office:value-type="float" office:value="576.384" calcext:value-type="float">
            <text:p>576.384</text:p>
          </table:table-cell>
          <table:table-cell office:value-type="float" office:value="577.381" calcext:value-type="float">
            <text:p>577.381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7.385" calcext:value-type="float">
            <text:p>577.385</text:p>
          </table:table-cell>
          <table:table-cell office:value-type="float" office:value="577.386" calcext:value-type="float">
            <text:p>577.386</text:p>
          </table:table-cell>
          <table:table-cell office:value-type="float" office:value="578.382" calcext:value-type="float">
            <text:p>578.382</text:p>
          </table:table-cell>
          <table:table-cell office:value-type="float" office:value="578.385" calcext:value-type="float">
            <text:p>578.385</text:p>
          </table:table-cell>
          <table:table-cell office:value-type="float" office:value="578.386" calcext:value-type="float">
            <text:p>578.386</text:p>
          </table:table-cell>
          <table:table-cell table:number-columns-repeated="2" office:value-type="float" office:value="579.383" calcext:value-type="float">
            <text:p>579.383</text:p>
          </table:table-cell>
          <table:table-cell table:number-columns-repeated="2" office:value-type="float" office:value="579.384" calcext:value-type="float">
            <text:p>579.384</text:p>
          </table:table-cell>
          <table:table-cell office:value-type="float" office:value="580.382" calcext:value-type="float">
            <text:p>580.382</text:p>
          </table:table-cell>
          <table:table-cell table:number-columns-repeated="2" office:value-type="float" office:value="580.384" calcext:value-type="float">
            <text:p>580.384</text:p>
          </table:table-cell>
          <table:table-cell office:value-type="float" office:value="581.382" calcext:value-type="float">
            <text:p>581.382</text:p>
          </table:table-cell>
          <table:table-cell office:value-type="float" office:value="581.386" calcext:value-type="float">
            <text:p>581.386</text:p>
          </table:table-cell>
          <table:table-cell office:value-type="float" office:value="582.383" calcext:value-type="float">
            <text:p>582.383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3.383" calcext:value-type="float">
            <text:p>583.383</text:p>
          </table:table-cell>
          <table:table-cell office:value-type="float" office:value="586.386" calcext:value-type="float">
            <text:p>586.386</text:p>
          </table:table-cell>
          <table:table-cell office:value-type="float" office:value="587.383" calcext:value-type="float">
            <text:p>587.383</text:p>
          </table:table-cell>
          <table:table-cell office:value-type="float" office:value="588.385" calcext:value-type="float">
            <text:p>588.385</text:p>
          </table:table-cell>
          <table:table-cell office:value-type="float" office:value="588.386" calcext:value-type="float">
            <text:p>588.386</text:p>
          </table:table-cell>
          <table:table-cell office:value-type="float" office:value="598.384" calcext:value-type="float">
            <text:p>598.384</text:p>
          </table:table-cell>
          <table:table-cell table:number-columns-repeated="2" office:value-type="float" office:value="604.382" calcext:value-type="float">
            <text:p>604.382</text:p>
          </table:table-cell>
          <table:table-cell office:value-type="float" office:value="605.381" calcext:value-type="float">
            <text:p>605.381</text:p>
          </table:table-cell>
          <table:table-cell table:number-columns-repeated="2" office:value-type="float" office:value="605.382" calcext:value-type="float">
            <text:p>605.382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08.383" calcext:value-type="float">
            <text:p>608.383</text:p>
          </table:table-cell>
          <table:table-cell table:number-columns-repeated="2" office:value-type="float" office:value="782.372" calcext:value-type="float">
            <text:p>782.372</text:p>
          </table:table-cell>
          <table:table-cell office:value-type="float" office:value="786.372" calcext:value-type="float">
            <text:p>786.372</text:p>
          </table:table-cell>
          <table:table-cell office:value-type="float" office:value="1006.371" calcext:value-type="float">
            <text:p>1006.371</text:p>
          </table:table-cell>
          <table:table-cell office:value-type="float" office:value="1007.375" calcext:value-type="float">
            <text:p>1007.375</text:p>
          </table:table-cell>
          <table:table-cell office:value-type="float" office:value="1289.365" calcext:value-type="float">
            <text:p>1289.365</text:p>
          </table:table-cell>
          <table:table-cell office:value-type="float" office:value="1290.369" calcext:value-type="float">
            <text:p>1290.369</text:p>
          </table:table-cell>
          <table:table-cell office:value-type="float" office:value="1292.367" calcext:value-type="float">
            <text:p>1292.367</text:p>
          </table:table-cell>
          <table:table-cell office:value-type="float" office:value="1292.368" calcext:value-type="float">
            <text:p>1292.368</text:p>
          </table:table-cell>
          <table:table-cell office:value-type="float" office:value="1309.371" calcext:value-type="float">
            <text:p>1309.371</text:p>
          </table:table-cell>
          <table:table-cell office:value-type="float" office:value="1310.367" calcext:value-type="float">
            <text:p>1310.367</text:p>
          </table:table-cell>
          <table:table-cell table:number-columns-repeated="2" office:value-type="float" office:value="1314.367" calcext:value-type="float">
            <text:p>1314.367</text:p>
          </table:table-cell>
          <table:table-cell office:value-type="float" office:value="1318.369" calcext:value-type="float">
            <text:p>1318.369</text:p>
          </table:table-cell>
          <table:table-cell office:value-type="float" office:value="1394.365" calcext:value-type="float">
            <text:p>1394.365</text:p>
          </table:table-cell>
          <table:table-cell office:value-type="float" office:value="1395.365" calcext:value-type="float">
            <text:p>1395.365</text:p>
          </table:table-cell>
          <table:table-cell office:value-type="float" office:value="1545.361" calcext:value-type="float">
            <text:p>1545.361</text:p>
          </table:table-cell>
          <table:table-cell office:value-type="float" office:value="1547.365" calcext:value-type="float">
            <text:p>1547.365</text:p>
          </table:table-cell>
          <table:table-cell office:value-type="float" office:value="1552.363" calcext:value-type="float">
            <text:p>1552.363</text:p>
          </table:table-cell>
          <table:table-cell office:value-type="float" office:value="1682.359" calcext:value-type="float">
            <text:p>1682.359</text:p>
          </table:table-cell>
          <table:table-cell office:value-type="float" office:value="1821.358" calcext:value-type="float">
            <text:p>1821.358</text:p>
          </table:table-cell>
          <table:table-cell office:value-type="float" office:value="1822.357" calcext:value-type="float">
            <text:p>1822.357</text:p>
          </table:table-cell>
          <table:table-cell office:value-type="float" office:value="1824.354" calcext:value-type="float">
            <text:p>1824.354</text:p>
          </table:table-cell>
          <table:table-cell office:value-type="float" office:value="1890.355" calcext:value-type="float">
            <text:p>1890.355</text:p>
          </table:table-cell>
          <table:table-cell office:value-type="float" office:value="2338.348" calcext:value-type="float">
            <text:p>2338.348</text:p>
          </table:table-cell>
          <table:table-cell office:value-type="float" office:value="2339.343" calcext:value-type="float">
            <text:p>2339.343</text:p>
          </table:table-cell>
          <table:table-cell office:value-type="float" office:value="2341.346" calcext:value-type="float">
            <text:p>2341.346</text:p>
          </table:table-cell>
          <table:table-cell office:value-type="float" office:value="2346.345" calcext:value-type="float">
            <text:p>2346.345</text:p>
          </table:table-cell>
          <table:table-cell office:value-type="float" office:value="3006.307" calcext:value-type="float">
            <text:p>3006.307</text:p>
          </table:table-cell>
          <table:table-cell office:value-type="float" office:value="3140" calcext:value-type="float">
            <text:p>3140</text:p>
          </table:table-cell>
          <table:table-cell office:value-type="float" office:value="3300" calcext:value-type="float">
            <text:p>330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94:.CV94])" office:value-type="float" office:value="185.393" calcext:value-type="float">
            <text:p>185.393</text:p>
          </table:table-cell>
          <table:table-cell table:formula="of:=AVERAGE([.A94:.CT94])" office:value-type="float" office:value="801.211755102041" calcext:value-type="float">
            <text:p>801.211755102</text:p>
          </table:table-cell>
          <table:table-cell table:formula="of:=AVERAGE([.A94:.CV94])" office:value-type="float" office:value="851.48752" calcext:value-type="float">
            <text:p>851.48752</text:p>
          </table:table-cell>
          <table:table-cell table:formula="of:=MAX([.A94:.CV94])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82.393" calcext:value-type="float">
            <text:p>182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table:number-columns-repeated="3" office:value-type="float" office:value="197.394" calcext:value-type="float">
            <text:p>197.394</text:p>
          </table:table-cell>
          <table:table-cell table:number-columns-repeated="6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table:number-columns-repeated="4" office:value-type="float" office:value="199.394" calcext:value-type="float">
            <text:p>199.394</text:p>
          </table:table-cell>
          <table:table-cell table:number-columns-repeated="6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20.384" calcext:value-type="float">
            <text:p>320.384</text:p>
          </table:table-cell>
          <table:table-cell office:value-type="float" office:value="322.386" calcext:value-type="float">
            <text:p>322.386</text:p>
          </table:table-cell>
          <table:table-cell table:number-columns-repeated="3" office:value-type="float" office:value="324.386" calcext:value-type="float">
            <text:p>324.386</text:p>
          </table:table-cell>
          <table:table-cell office:value-type="float" office:value="482.377" calcext:value-type="float">
            <text:p>482.377</text:p>
          </table:table-cell>
          <table:table-cell office:value-type="float" office:value="484.377" calcext:value-type="float">
            <text:p>484.377</text:p>
          </table:table-cell>
          <table:table-cell office:value-type="float" office:value="561.385" calcext:value-type="float">
            <text:p>561.385</text:p>
          </table:table-cell>
          <table:table-cell table:number-columns-repeated="2" office:value-type="float" office:value="564.383" calcext:value-type="float">
            <text:p>564.383</text:p>
          </table:table-cell>
          <table:table-cell office:value-type="float" office:value="571.382" calcext:value-type="float">
            <text:p>571.382</text:p>
          </table:table-cell>
          <table:table-cell office:value-type="float" office:value="571.385" calcext:value-type="float">
            <text:p>571.385</text:p>
          </table:table-cell>
          <table:table-cell office:value-type="float" office:value="571.387" calcext:value-type="float">
            <text:p>571.387</text:p>
          </table:table-cell>
          <table:table-cell office:value-type="float" office:value="572.385" calcext:value-type="float">
            <text:p>572.385</text:p>
          </table:table-cell>
          <table:table-cell office:value-type="float" office:value="573.383" calcext:value-type="float">
            <text:p>573.383</text:p>
          </table:table-cell>
          <table:table-cell office:value-type="float" office:value="575.385" calcext:value-type="float">
            <text:p>575.385</text:p>
          </table:table-cell>
          <table:table-cell office:value-type="float" office:value="577.382" calcext:value-type="float">
            <text:p>577.382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9.386" calcext:value-type="float">
            <text:p>579.386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3.383" calcext:value-type="float">
            <text:p>583.383</text:p>
          </table:table-cell>
          <table:table-cell office:value-type="float" office:value="584.381" calcext:value-type="float">
            <text:p>584.381</text:p>
          </table:table-cell>
          <table:table-cell office:value-type="float" office:value="585.385" calcext:value-type="float">
            <text:p>585.385</text:p>
          </table:table-cell>
          <table:table-cell office:value-type="float" office:value="586.386" calcext:value-type="float">
            <text:p>586.386</text:p>
          </table:table-cell>
          <table:table-cell office:value-type="float" office:value="587.384" calcext:value-type="float">
            <text:p>587.384</text:p>
          </table:table-cell>
          <table:table-cell office:value-type="float" office:value="588.384" calcext:value-type="float">
            <text:p>588.384</text:p>
          </table:table-cell>
          <table:table-cell office:value-type="float" office:value="588.386" calcext:value-type="float">
            <text:p>588.386</text:p>
          </table:table-cell>
          <table:table-cell office:value-type="float" office:value="589.383" calcext:value-type="float">
            <text:p>589.383</text:p>
          </table:table-cell>
          <table:table-cell office:value-type="float" office:value="590.384" calcext:value-type="float">
            <text:p>590.384</text:p>
          </table:table-cell>
          <table:table-cell office:value-type="float" office:value="591.386" calcext:value-type="float">
            <text:p>591.386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06.382" calcext:value-type="float">
            <text:p>606.382</text:p>
          </table:table-cell>
          <table:table-cell office:value-type="float" office:value="608.384" calcext:value-type="float">
            <text:p>608.384</text:p>
          </table:table-cell>
          <table:table-cell office:value-type="float" office:value="781.371" calcext:value-type="float">
            <text:p>781.371</text:p>
          </table:table-cell>
          <table:table-cell office:value-type="float" office:value="781.376" calcext:value-type="float">
            <text:p>781.376</text:p>
          </table:table-cell>
          <table:table-cell table:number-columns-repeated="2" office:value-type="float" office:value="782.372" calcext:value-type="float">
            <text:p>782.372</text:p>
          </table:table-cell>
          <table:table-cell table:number-columns-repeated="2" office:value-type="float" office:value="782.373" calcext:value-type="float">
            <text:p>782.373</text:p>
          </table:table-cell>
          <table:table-cell table:number-columns-repeated="2" office:value-type="float" office:value="782.374" calcext:value-type="float">
            <text:p>782.374</text:p>
          </table:table-cell>
          <table:table-cell office:value-type="float" office:value="783.37" calcext:value-type="float">
            <text:p>783.37</text:p>
          </table:table-cell>
          <table:table-cell office:value-type="float" office:value="785.371" calcext:value-type="float">
            <text:p>785.371</text:p>
          </table:table-cell>
          <table:table-cell table:number-columns-repeated="2" office:value-type="float" office:value="1290.367" calcext:value-type="float">
            <text:p>1290.367</text:p>
          </table:table-cell>
          <table:table-cell office:value-type="float" office:value="1306.369" calcext:value-type="float">
            <text:p>1306.369</text:p>
          </table:table-cell>
          <table:table-cell office:value-type="float" office:value="1308.369" calcext:value-type="float">
            <text:p>1308.369</text:p>
          </table:table-cell>
          <table:table-cell office:value-type="float" office:value="1309.367" calcext:value-type="float">
            <text:p>1309.367</text:p>
          </table:table-cell>
          <table:table-cell office:value-type="float" office:value="1310.371" calcext:value-type="float">
            <text:p>1310.371</text:p>
          </table:table-cell>
          <table:table-cell office:value-type="float" office:value="1312.367" calcext:value-type="float">
            <text:p>1312.367</text:p>
          </table:table-cell>
          <table:table-cell office:value-type="float" office:value="1312.368" calcext:value-type="float">
            <text:p>1312.368</text:p>
          </table:table-cell>
          <table:table-cell office:value-type="float" office:value="1312.37" calcext:value-type="float">
            <text:p>1312.37</text:p>
          </table:table-cell>
          <table:table-cell office:value-type="float" office:value="1315.368" calcext:value-type="float">
            <text:p>1315.368</text:p>
          </table:table-cell>
          <table:table-cell office:value-type="float" office:value="1316.371" calcext:value-type="float">
            <text:p>1316.371</text:p>
          </table:table-cell>
          <table:table-cell office:value-type="float" office:value="1316.372" calcext:value-type="float">
            <text:p>1316.372</text:p>
          </table:table-cell>
          <table:table-cell office:value-type="float" office:value="1317.366" calcext:value-type="float">
            <text:p>1317.366</text:p>
          </table:table-cell>
          <table:table-cell office:value-type="float" office:value="1317.371" calcext:value-type="float">
            <text:p>1317.371</text:p>
          </table:table-cell>
          <table:table-cell office:value-type="float" office:value="1395.365" calcext:value-type="float">
            <text:p>1395.365</text:p>
          </table:table-cell>
          <table:table-cell office:value-type="float" office:value="1397.365" calcext:value-type="float">
            <text:p>1397.365</text:p>
          </table:table-cell>
          <table:table-cell office:value-type="float" office:value="1399.366" calcext:value-type="float">
            <text:p>1399.366</text:p>
          </table:table-cell>
          <table:table-cell office:value-type="float" office:value="1402.371" calcext:value-type="float">
            <text:p>1402.371</text:p>
          </table:table-cell>
          <table:table-cell office:value-type="float" office:value="1547.363" calcext:value-type="float">
            <text:p>1547.363</text:p>
          </table:table-cell>
          <table:table-cell office:value-type="float" office:value="1551.364" calcext:value-type="float">
            <text:p>1551.364</text:p>
          </table:table-cell>
          <table:table-cell office:value-type="float" office:value="1551.366" calcext:value-type="float">
            <text:p>1551.366</text:p>
          </table:table-cell>
          <table:table-cell office:value-type="float" office:value="1552.366" calcext:value-type="float">
            <text:p>1552.366</text:p>
          </table:table-cell>
          <table:table-cell office:value-type="float" office:value="1661.359" calcext:value-type="float">
            <text:p>1661.359</text:p>
          </table:table-cell>
          <table:table-cell office:value-type="float" office:value="1828.356" calcext:value-type="float">
            <text:p>1828.356</text:p>
          </table:table-cell>
          <table:table-cell office:value-type="float" office:value="1831.357" calcext:value-type="float">
            <text:p>1831.357</text:p>
          </table:table-cell>
          <table:table-cell office:value-type="float" office:value="2330.336" calcext:value-type="float">
            <text:p>2330.336</text:p>
          </table:table-cell>
          <table:table-cell office:value-type="float" office:value="2340.347" calcext:value-type="float">
            <text:p>2340.347</text:p>
          </table:table-cell>
          <table:table-cell office:value-type="float" office:value="2341.345" calcext:value-type="float">
            <text:p>2341.345</text:p>
          </table:table-cell>
          <table:table-cell office:value-type="float" office:value="3300" calcext:value-type="float">
            <text:p>330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95:.CV95])" office:value-type="float" office:value="182.393" calcext:value-type="float">
            <text:p>182.393</text:p>
          </table:table-cell>
          <table:table-cell table:formula="of:=AVERAGE([.A95:.CT95])" office:value-type="float" office:value="756.665295918367" calcext:value-type="float">
            <text:p>756.6652959184</text:p>
          </table:table-cell>
          <table:table-cell table:formula="of:=AVERAGE([.A95:.CV95])" office:value-type="float" office:value="807.83199" calcext:value-type="float">
            <text:p>807.83199</text:p>
          </table:table-cell>
          <table:table-cell table:formula="of:=MAX([.A95:.CV95])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83.393" calcext:value-type="float">
            <text:p>183.393</text:p>
          </table:table-cell>
          <table:table-cell office:value-type="float" office:value="183.394" calcext:value-type="float">
            <text:p>183.394</text:p>
          </table:table-cell>
          <table:table-cell office:value-type="float" office:value="197.394" calcext:value-type="float">
            <text:p>197.394</text:p>
          </table:table-cell>
          <table:table-cell table:number-columns-repeated="2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office:value-type="float" office:value="199.394" calcext:value-type="float">
            <text:p>199.394</text:p>
          </table:table-cell>
          <table:table-cell table:number-columns-repeated="4" office:value-type="float" office:value="200.394" calcext:value-type="float">
            <text:p>200.394</text:p>
          </table:table-cell>
          <table:table-cell table:number-columns-repeated="7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3.386" calcext:value-type="float">
            <text:p>323.386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565.381" calcext:value-type="float">
            <text:p>565.381</text:p>
          </table:table-cell>
          <table:table-cell office:value-type="float" office:value="569.383" calcext:value-type="float">
            <text:p>569.383</text:p>
          </table:table-cell>
          <table:table-cell office:value-type="float" office:value="569.385" calcext:value-type="float">
            <text:p>569.385</text:p>
          </table:table-cell>
          <table:table-cell office:value-type="float" office:value="569.387" calcext:value-type="float">
            <text:p>569.387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1.385" calcext:value-type="float">
            <text:p>571.385</text:p>
          </table:table-cell>
          <table:table-cell office:value-type="float" office:value="573.382" calcext:value-type="float">
            <text:p>573.382</text:p>
          </table:table-cell>
          <table:table-cell office:value-type="float" office:value="575.385" calcext:value-type="float">
            <text:p>575.385</text:p>
          </table:table-cell>
          <table:table-cell table:number-columns-repeated="2" office:value-type="float" office:value="576.384" calcext:value-type="float">
            <text:p>576.384</text:p>
          </table:table-cell>
          <table:table-cell office:value-type="float" office:value="577.387" calcext:value-type="float">
            <text:p>577.387</text:p>
          </table:table-cell>
          <table:table-cell table:number-columns-repeated="2" office:value-type="float" office:value="578.384" calcext:value-type="float">
            <text:p>578.384</text:p>
          </table:table-cell>
          <table:table-cell office:value-type="float" office:value="578.385" calcext:value-type="float">
            <text:p>578.385</text:p>
          </table:table-cell>
          <table:table-cell table:number-columns-repeated="3" office:value-type="float" office:value="579.384" calcext:value-type="float">
            <text:p>579.384</text:p>
          </table:table-cell>
          <table:table-cell office:value-type="float" office:value="580.382" calcext:value-type="float">
            <text:p>580.382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3" calcext:value-type="float">
            <text:p>581.383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2.384" calcext:value-type="float">
            <text:p>582.384</text:p>
          </table:table-cell>
          <table:table-cell table:number-columns-repeated="2" office:value-type="float" office:value="583.383" calcext:value-type="float">
            <text:p>583.383</text:p>
          </table:table-cell>
          <table:table-cell office:value-type="float" office:value="583.386" calcext:value-type="float">
            <text:p>583.386</text:p>
          </table:table-cell>
          <table:table-cell office:value-type="float" office:value="586.382" calcext:value-type="float">
            <text:p>586.382</text:p>
          </table:table-cell>
          <table:table-cell office:value-type="float" office:value="586.385" calcext:value-type="float">
            <text:p>586.385</text:p>
          </table:table-cell>
          <table:table-cell office:value-type="float" office:value="603.384" calcext:value-type="float">
            <text:p>603.384</text:p>
          </table:table-cell>
          <table:table-cell table:number-columns-repeated="2" office:value-type="float" office:value="604.382" calcext:value-type="float">
            <text:p>604.382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780.372" calcext:value-type="float">
            <text:p>780.372</text:p>
          </table:table-cell>
          <table:table-cell office:value-type="float" office:value="781.37" calcext:value-type="float">
            <text:p>781.37</text:p>
          </table:table-cell>
          <table:table-cell office:value-type="float" office:value="781.372" calcext:value-type="float">
            <text:p>781.372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4.369" calcext:value-type="float">
            <text:p>784.369</text:p>
          </table:table-cell>
          <table:table-cell office:value-type="float" office:value="785.372" calcext:value-type="float">
            <text:p>785.372</text:p>
          </table:table-cell>
          <table:table-cell office:value-type="float" office:value="1004.372" calcext:value-type="float">
            <text:p>1004.372</text:p>
          </table:table-cell>
          <table:table-cell office:value-type="float" office:value="1024.371" calcext:value-type="float">
            <text:p>1024.371</text:p>
          </table:table-cell>
          <table:table-cell office:value-type="float" office:value="1289.37" calcext:value-type="float">
            <text:p>1289.37</text:p>
          </table:table-cell>
          <table:table-cell office:value-type="float" office:value="1293.365" calcext:value-type="float">
            <text:p>1293.365</text:p>
          </table:table-cell>
          <table:table-cell office:value-type="float" office:value="1310.365" calcext:value-type="float">
            <text:p>1310.365</text:p>
          </table:table-cell>
          <table:table-cell office:value-type="float" office:value="1310.367" calcext:value-type="float">
            <text:p>1310.367</text:p>
          </table:table-cell>
          <table:table-cell office:value-type="float" office:value="1311.368" calcext:value-type="float">
            <text:p>1311.368</text:p>
          </table:table-cell>
          <table:table-cell office:value-type="float" office:value="1312.367" calcext:value-type="float">
            <text:p>1312.367</text:p>
          </table:table-cell>
          <table:table-cell office:value-type="float" office:value="1313.369" calcext:value-type="float">
            <text:p>1313.369</text:p>
          </table:table-cell>
          <table:table-cell table:number-columns-repeated="3" office:value-type="float" office:value="1314.367" calcext:value-type="float">
            <text:p>1314.367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6.37" calcext:value-type="float">
            <text:p>1316.37</text:p>
          </table:table-cell>
          <table:table-cell office:value-type="float" office:value="1400.364" calcext:value-type="float">
            <text:p>1400.364</text:p>
          </table:table-cell>
          <table:table-cell office:value-type="float" office:value="1400.368" calcext:value-type="float">
            <text:p>1400.368</text:p>
          </table:table-cell>
          <table:table-cell office:value-type="float" office:value="1546.363" calcext:value-type="float">
            <text:p>1546.363</text:p>
          </table:table-cell>
          <table:table-cell office:value-type="float" office:value="1549.364" calcext:value-type="float">
            <text:p>1549.364</text:p>
          </table:table-cell>
          <table:table-cell office:value-type="float" office:value="1551.367" calcext:value-type="float">
            <text:p>1551.367</text:p>
          </table:table-cell>
          <table:table-cell office:value-type="float" office:value="1553.367" calcext:value-type="float">
            <text:p>1553.367</text:p>
          </table:table-cell>
          <table:table-cell office:value-type="float" office:value="1650.361" calcext:value-type="float">
            <text:p>1650.361</text:p>
          </table:table-cell>
          <table:table-cell office:value-type="float" office:value="1822.354" calcext:value-type="float">
            <text:p>1822.354</text:p>
          </table:table-cell>
          <table:table-cell office:value-type="float" office:value="1822.359" calcext:value-type="float">
            <text:p>1822.359</text:p>
          </table:table-cell>
          <table:table-cell office:value-type="float" office:value="1823.354" calcext:value-type="float">
            <text:p>1823.354</text:p>
          </table:table-cell>
          <table:table-cell office:value-type="float" office:value="1826.354" calcext:value-type="float">
            <text:p>1826.354</text:p>
          </table:table-cell>
          <table:table-cell office:value-type="float" office:value="1827.359" calcext:value-type="float">
            <text:p>1827.359</text:p>
          </table:table-cell>
          <table:table-cell office:value-type="float" office:value="1828.36" calcext:value-type="float">
            <text:p>1828.36</text:p>
          </table:table-cell>
          <table:table-cell office:value-type="float" office:value="2089.345" calcext:value-type="float">
            <text:p>2089.345</text:p>
          </table:table-cell>
          <table:table-cell office:value-type="float" office:value="2329.337" calcext:value-type="float">
            <text:p>2329.337</text:p>
          </table:table-cell>
          <table:table-cell table:number-columns-repeated="2" office:value-type="float" office:value="2337.343" calcext:value-type="float">
            <text:p>2337.343</text:p>
          </table:table-cell>
          <table:table-cell office:value-type="float" office:value="2337.344" calcext:value-type="float">
            <text:p>2337.344</text:p>
          </table:table-cell>
          <table:table-cell office:value-type="float" office:value="3200" calcext:value-type="float">
            <text:p>3200</text:p>
          </table:table-cell>
          <table:table-cell office:value-type="float" office:value="3210" calcext:value-type="float">
            <text:p>3210</text:p>
          </table:table-cell>
          <table:table-cell office:value-type="float" office:value="3300" calcext:value-type="float">
            <text:p>330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96:.CV96])" office:value-type="float" office:value="183.393" calcext:value-type="float">
            <text:p>183.393</text:p>
          </table:table-cell>
          <table:table-cell table:formula="of:=AVERAGE([.A96:.CT96])" office:value-type="float" office:value="890.594397959183" calcext:value-type="float">
            <text:p>890.5943979592</text:p>
          </table:table-cell>
          <table:table-cell table:formula="of:=AVERAGE([.A96:.CV96])" office:value-type="float" office:value="939.08251" calcext:value-type="float">
            <text:p>939.08251</text:p>
          </table:table-cell>
          <table:table-cell table:formula="of:=MAX([.A96:.CV96])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82.393" calcext:value-type="float">
            <text:p>182.393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6.394" calcext:value-type="float">
            <text:p>186.394</text:p>
          </table:table-cell>
          <table:table-cell office:value-type="float" office:value="197.394" calcext:value-type="float">
            <text:p>197.394</text:p>
          </table:table-cell>
          <table:table-cell table:number-columns-repeated="3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table:number-columns-repeated="2" office:value-type="float" office:value="199.394" calcext:value-type="float">
            <text:p>199.394</text:p>
          </table:table-cell>
          <table:table-cell table:number-columns-repeated="6" office:value-type="float" office:value="200.394" calcext:value-type="float">
            <text:p>200.394</text:p>
          </table:table-cell>
          <table:table-cell table:number-columns-repeated="5" office:value-type="float" office:value="201.394" calcext:value-type="float">
            <text:p>201.394</text:p>
          </table:table-cell>
          <table:table-cell table:number-columns-repeated="2" office:value-type="float" office:value="319.385" calcext:value-type="float">
            <text:p>319.385</text:p>
          </table:table-cell>
          <table:table-cell office:value-type="float" office:value="320.385" calcext:value-type="float">
            <text:p>320.385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560.383" calcext:value-type="float">
            <text:p>560.383</text:p>
          </table:table-cell>
          <table:table-cell office:value-type="float" office:value="567.384" calcext:value-type="float">
            <text:p>567.384</text:p>
          </table:table-cell>
          <table:table-cell office:value-type="float" office:value="571.387" calcext:value-type="float">
            <text:p>571.387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2.386" calcext:value-type="float">
            <text:p>572.386</text:p>
          </table:table-cell>
          <table:table-cell office:value-type="float" office:value="574.383" calcext:value-type="float">
            <text:p>574.383</text:p>
          </table:table-cell>
          <table:table-cell office:value-type="float" office:value="574.386" calcext:value-type="float">
            <text:p>574.386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6.382" calcext:value-type="float">
            <text:p>576.382</text:p>
          </table:table-cell>
          <table:table-cell office:value-type="float" office:value="576.383" calcext:value-type="float">
            <text:p>576.383</text:p>
          </table:table-cell>
          <table:table-cell table:number-columns-repeated="3" office:value-type="float" office:value="579.384" calcext:value-type="float">
            <text:p>579.384</text:p>
          </table:table-cell>
          <table:table-cell office:value-type="float" office:value="581.385" calcext:value-type="float">
            <text:p>581.385</text:p>
          </table:table-cell>
          <table:table-cell office:value-type="float" office:value="584.384" calcext:value-type="float">
            <text:p>584.384</text:p>
          </table:table-cell>
          <table:table-cell office:value-type="float" office:value="585.386" calcext:value-type="float">
            <text:p>585.386</text:p>
          </table:table-cell>
          <table:table-cell office:value-type="float" office:value="590.382" calcext:value-type="float">
            <text:p>590.382</text:p>
          </table:table-cell>
          <table:table-cell office:value-type="float" office:value="591.382" calcext:value-type="float">
            <text:p>591.382</text:p>
          </table:table-cell>
          <table:table-cell office:value-type="float" office:value="592.385" calcext:value-type="float">
            <text:p>592.385</text:p>
          </table:table-cell>
          <table:table-cell office:value-type="float" office:value="603.381" calcext:value-type="float">
            <text:p>603.381</text:p>
          </table:table-cell>
          <table:table-cell office:value-type="float" office:value="604.382" calcext:value-type="float">
            <text:p>604.382</text:p>
          </table:table-cell>
          <table:table-cell table:number-columns-repeated="2" office:value-type="float" office:value="605.382" calcext:value-type="float">
            <text:p>605.382</text:p>
          </table:table-cell>
          <table:table-cell office:value-type="float" office:value="606.384" calcext:value-type="float">
            <text:p>606.384</text:p>
          </table:table-cell>
          <table:table-cell table:number-columns-repeated="2" office:value-type="float" office:value="606.385" calcext:value-type="float">
            <text:p>606.385</text:p>
          </table:table-cell>
          <table:table-cell office:value-type="float" office:value="608.385" calcext:value-type="float">
            <text:p>608.385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783.372" calcext:value-type="float">
            <text:p>783.372</text:p>
          </table:table-cell>
          <table:table-cell office:value-type="float" office:value="785.372" calcext:value-type="float">
            <text:p>785.372</text:p>
          </table:table-cell>
          <table:table-cell office:value-type="float" office:value="1309.368" calcext:value-type="float">
            <text:p>1309.368</text:p>
          </table:table-cell>
          <table:table-cell office:value-type="float" office:value="1310.367" calcext:value-type="float">
            <text:p>1310.367</text:p>
          </table:table-cell>
          <table:table-cell table:number-columns-repeated="2" office:value-type="float" office:value="1312.366" calcext:value-type="float">
            <text:p>1312.366</text:p>
          </table:table-cell>
          <table:table-cell table:number-columns-repeated="2" office:value-type="float" office:value="1312.367" calcext:value-type="float">
            <text:p>1312.367</text:p>
          </table:table-cell>
          <table:table-cell table:number-columns-repeated="3" office:value-type="float" office:value="1313.366" calcext:value-type="float">
            <text:p>1313.366</text:p>
          </table:table-cell>
          <table:table-cell table:number-columns-repeated="2" office:value-type="float" office:value="1313.367" calcext:value-type="float">
            <text:p>1313.367</text:p>
          </table:table-cell>
          <table:table-cell office:value-type="float" office:value="1313.368" calcext:value-type="float">
            <text:p>1313.368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4.368" calcext:value-type="float">
            <text:p>1314.368</text:p>
          </table:table-cell>
          <table:table-cell office:value-type="float" office:value="1314.369" calcext:value-type="float">
            <text:p>1314.369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6.37" calcext:value-type="float">
            <text:p>1316.37</text:p>
          </table:table-cell>
          <table:table-cell office:value-type="float" office:value="1317.372" calcext:value-type="float">
            <text:p>1317.372</text:p>
          </table:table-cell>
          <table:table-cell office:value-type="float" office:value="1392.365" calcext:value-type="float">
            <text:p>1392.365</text:p>
          </table:table-cell>
          <table:table-cell office:value-type="float" office:value="1396.364" calcext:value-type="float">
            <text:p>1396.364</text:p>
          </table:table-cell>
          <table:table-cell office:value-type="float" office:value="1397.365" calcext:value-type="float">
            <text:p>1397.365</text:p>
          </table:table-cell>
          <table:table-cell office:value-type="float" office:value="1398.364" calcext:value-type="float">
            <text:p>1398.364</text:p>
          </table:table-cell>
          <table:table-cell office:value-type="float" office:value="1403.366" calcext:value-type="float">
            <text:p>1403.366</text:p>
          </table:table-cell>
          <table:table-cell table:number-columns-repeated="2" office:value-type="float" office:value="1550.363" calcext:value-type="float">
            <text:p>1550.363</text:p>
          </table:table-cell>
          <table:table-cell office:value-type="float" office:value="1656.361" calcext:value-type="float">
            <text:p>1656.361</text:p>
          </table:table-cell>
          <table:table-cell office:value-type="float" office:value="1663.361" calcext:value-type="float">
            <text:p>1663.361</text:p>
          </table:table-cell>
          <table:table-cell office:value-type="float" office:value="1817.353" calcext:value-type="float">
            <text:p>1817.353</text:p>
          </table:table-cell>
          <table:table-cell office:value-type="float" office:value="1824.36" calcext:value-type="float">
            <text:p>1824.36</text:p>
          </table:table-cell>
          <table:table-cell office:value-type="float" office:value="1883.357" calcext:value-type="float">
            <text:p>1883.357</text:p>
          </table:table-cell>
          <table:table-cell office:value-type="float" office:value="1892.357" calcext:value-type="float">
            <text:p>1892.357</text:p>
          </table:table-cell>
          <table:table-cell office:value-type="float" office:value="2092.343" calcext:value-type="float">
            <text:p>2092.343</text:p>
          </table:table-cell>
          <table:table-cell office:value-type="float" office:value="2326.341" calcext:value-type="float">
            <text:p>2326.341</text:p>
          </table:table-cell>
          <table:table-cell office:value-type="float" office:value="2328.337" calcext:value-type="float">
            <text:p>2328.337</text:p>
          </table:table-cell>
          <table:table-cell office:value-type="float" office:value="2330.342" calcext:value-type="float">
            <text:p>2330.342</text:p>
          </table:table-cell>
          <table:table-cell office:value-type="float" office:value="2333.338" calcext:value-type="float">
            <text:p>2333.338</text:p>
          </table:table-cell>
          <table:table-cell office:value-type="float" office:value="2336.34" calcext:value-type="float">
            <text:p>2336.34</text:p>
          </table:table-cell>
          <table:table-cell office:value-type="float" office:value="2336.345" calcext:value-type="float">
            <text:p>2336.345</text:p>
          </table:table-cell>
          <table:table-cell office:value-type="float" office:value="2338.344" calcext:value-type="float">
            <text:p>2338.344</text:p>
          </table:table-cell>
          <table:table-cell office:value-type="float" office:value="2338.345" calcext:value-type="float">
            <text:p>2338.345</text:p>
          </table:table-cell>
          <table:table-cell office:value-type="float" office:value="3220" calcext:value-type="float">
            <text:p>3220</text:p>
          </table:table-cell>
          <table:table-cell office:value-type="float" office:value="3300" calcext:value-type="float">
            <text:p>330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97:.CV97])" office:value-type="float" office:value="182.393" calcext:value-type="float">
            <text:p>182.393</text:p>
          </table:table-cell>
          <table:table-cell table:formula="of:=AVERAGE([.A97:.CT97])" office:value-type="float" office:value="944.739418367347" calcext:value-type="float">
            <text:p>944.7394183673</text:p>
          </table:table-cell>
          <table:table-cell table:formula="of:=AVERAGE([.A97:.CV97])" office:value-type="float" office:value="992.14463" calcext:value-type="float">
            <text:p>992.14463</text:p>
          </table:table-cell>
          <table:table-cell table:formula="of:=MAX([.A97:.CV97])" office:value-type="float" office:value="3330" calcext:value-type="float">
            <text:p>3330</text:p>
          </table:table-cell>
        </table:table-row>
        <table:table-row table:style-name="ro1">
          <table:table-cell table:number-columns-repeated="2" office:value-type="float" office:value="184.393" calcext:value-type="float">
            <text:p>184.393</text:p>
          </table:table-cell>
          <table:table-cell table:number-columns-repeated="2"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7.394" calcext:value-type="float">
            <text:p>187.394</text:p>
          </table:table-cell>
          <table:table-cell table:number-columns-repeated="2" office:value-type="float" office:value="196.394" calcext:value-type="float">
            <text:p>196.394</text:p>
          </table:table-cell>
          <table:table-cell office:value-type="float" office:value="197.394" calcext:value-type="float">
            <text:p>197.394</text:p>
          </table:table-cell>
          <table:table-cell table:number-columns-repeated="2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5" office:value-type="float" office:value="200.394" calcext:value-type="float">
            <text:p>200.394</text:p>
          </table:table-cell>
          <table:table-cell table:number-columns-repeated="6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3.385" calcext:value-type="float">
            <text:p>323.385</text:p>
          </table:table-cell>
          <table:table-cell office:value-type="float" office:value="323.386" calcext:value-type="float">
            <text:p>323.386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61.384" calcext:value-type="float">
            <text:p>561.384</text:p>
          </table:table-cell>
          <table:table-cell office:value-type="float" office:value="566.383" calcext:value-type="float">
            <text:p>566.383</text:p>
          </table:table-cell>
          <table:table-cell office:value-type="float" office:value="569.383" calcext:value-type="float">
            <text:p>569.383</text:p>
          </table:table-cell>
          <table:table-cell office:value-type="float" office:value="572.384" calcext:value-type="float">
            <text:p>572.384</text:p>
          </table:table-cell>
          <table:table-cell office:value-type="float" office:value="578.379" calcext:value-type="float">
            <text:p>578.379</text:p>
          </table:table-cell>
          <table:table-cell office:value-type="float" office:value="578.384" calcext:value-type="float">
            <text:p>578.384</text:p>
          </table:table-cell>
          <table:table-cell table:number-columns-repeated="2" office:value-type="float" office:value="579.382" calcext:value-type="float">
            <text:p>579.382</text:p>
          </table:table-cell>
          <table:table-cell office:value-type="float" office:value="579.385" calcext:value-type="float">
            <text:p>579.385</text:p>
          </table:table-cell>
          <table:table-cell office:value-type="float" office:value="580.384" calcext:value-type="float">
            <text:p>580.384</text:p>
          </table:table-cell>
          <table:table-cell table:number-columns-repeated="2" office:value-type="float" office:value="581.384" calcext:value-type="float">
            <text:p>581.384</text:p>
          </table:table-cell>
          <table:table-cell office:value-type="float" office:value="581.386" calcext:value-type="float">
            <text:p>581.386</text:p>
          </table:table-cell>
          <table:table-cell office:value-type="float" office:value="582.386" calcext:value-type="float">
            <text:p>582.386</text:p>
          </table:table-cell>
          <table:table-cell office:value-type="float" office:value="583.384" calcext:value-type="float">
            <text:p>583.384</text:p>
          </table:table-cell>
          <table:table-cell office:value-type="float" office:value="591.384" calcext:value-type="float">
            <text:p>591.384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602.382" calcext:value-type="float">
            <text:p>602.382</text:p>
          </table:table-cell>
          <table:table-cell office:value-type="float" office:value="603.381" calcext:value-type="float">
            <text:p>603.381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4.384" calcext:value-type="float">
            <text:p>604.384</text:p>
          </table:table-cell>
          <table:table-cell office:value-type="float" office:value="605.384" calcext:value-type="float">
            <text:p>605.384</text:p>
          </table:table-cell>
          <table:table-cell table:number-columns-repeated="3" office:value-type="float" office:value="606.384" calcext:value-type="float">
            <text:p>606.384</text:p>
          </table:table-cell>
          <table:table-cell table:number-columns-repeated="2" office:value-type="float" office:value="606.385" calcext:value-type="float">
            <text:p>606.385</text:p>
          </table:table-cell>
          <table:table-cell office:value-type="float" office:value="609.383" calcext:value-type="float">
            <text:p>609.383</text:p>
          </table:table-cell>
          <table:table-cell office:value-type="float" office:value="611.383" calcext:value-type="float">
            <text:p>611.383</text:p>
          </table:table-cell>
          <table:table-cell office:value-type="float" office:value="781.372" calcext:value-type="float">
            <text:p>781.372</text:p>
          </table:table-cell>
          <table:table-cell office:value-type="float" office:value="782.372" calcext:value-type="float">
            <text:p>782.372</text:p>
          </table:table-cell>
          <table:table-cell table:number-columns-repeated="2" office:value-type="float" office:value="782.373" calcext:value-type="float">
            <text:p>782.373</text:p>
          </table:table-cell>
          <table:table-cell office:value-type="float" office:value="785.376" calcext:value-type="float">
            <text:p>785.376</text:p>
          </table:table-cell>
          <table:table-cell office:value-type="float" office:value="1009.376" calcext:value-type="float">
            <text:p>1009.376</text:p>
          </table:table-cell>
          <table:table-cell office:value-type="float" office:value="1286.367" calcext:value-type="float">
            <text:p>1286.367</text:p>
          </table:table-cell>
          <table:table-cell office:value-type="float" office:value="1292.367" calcext:value-type="float">
            <text:p>1292.367</text:p>
          </table:table-cell>
          <table:table-cell office:value-type="float" office:value="1292.371" calcext:value-type="float">
            <text:p>1292.371</text:p>
          </table:table-cell>
          <table:table-cell office:value-type="float" office:value="1308.367" calcext:value-type="float">
            <text:p>1308.367</text:p>
          </table:table-cell>
          <table:table-cell office:value-type="float" office:value="1309.369" calcext:value-type="float">
            <text:p>1309.369</text:p>
          </table:table-cell>
          <table:table-cell office:value-type="float" office:value="1310.365" calcext:value-type="float">
            <text:p>1310.365</text:p>
          </table:table-cell>
          <table:table-cell office:value-type="float" office:value="1312.367" calcext:value-type="float">
            <text:p>1312.367</text:p>
          </table:table-cell>
          <table:table-cell office:value-type="float" office:value="1312.372" calcext:value-type="float">
            <text:p>1312.372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15.368" calcext:value-type="float">
            <text:p>1315.368</text:p>
          </table:table-cell>
          <table:table-cell office:value-type="float" office:value="1317.369" calcext:value-type="float">
            <text:p>1317.369</text:p>
          </table:table-cell>
          <table:table-cell office:value-type="float" office:value="1319.372" calcext:value-type="float">
            <text:p>1319.372</text:p>
          </table:table-cell>
          <table:table-cell office:value-type="float" office:value="1392.365" calcext:value-type="float">
            <text:p>1392.365</text:p>
          </table:table-cell>
          <table:table-cell office:value-type="float" office:value="1393.366" calcext:value-type="float">
            <text:p>1393.366</text:p>
          </table:table-cell>
          <table:table-cell office:value-type="float" office:value="1397.362" calcext:value-type="float">
            <text:p>1397.362</text:p>
          </table:table-cell>
          <table:table-cell office:value-type="float" office:value="1400.366" calcext:value-type="float">
            <text:p>1400.366</text:p>
          </table:table-cell>
          <table:table-cell office:value-type="float" office:value="1401.364" calcext:value-type="float">
            <text:p>1401.364</text:p>
          </table:table-cell>
          <table:table-cell office:value-type="float" office:value="1401.369" calcext:value-type="float">
            <text:p>1401.369</text:p>
          </table:table-cell>
          <table:table-cell office:value-type="float" office:value="1655.358" calcext:value-type="float">
            <text:p>1655.358</text:p>
          </table:table-cell>
          <table:table-cell office:value-type="float" office:value="1655.364" calcext:value-type="float">
            <text:p>1655.364</text:p>
          </table:table-cell>
          <table:table-cell office:value-type="float" office:value="1658.363" calcext:value-type="float">
            <text:p>1658.363</text:p>
          </table:table-cell>
          <table:table-cell office:value-type="float" office:value="1662.361" calcext:value-type="float">
            <text:p>1662.361</text:p>
          </table:table-cell>
          <table:table-cell office:value-type="float" office:value="1680.363" calcext:value-type="float">
            <text:p>1680.363</text:p>
          </table:table-cell>
          <table:table-cell office:value-type="float" office:value="1825.359" calcext:value-type="float">
            <text:p>1825.359</text:p>
          </table:table-cell>
          <table:table-cell office:value-type="float" office:value="2327.339" calcext:value-type="float">
            <text:p>2327.339</text:p>
          </table:table-cell>
          <table:table-cell office:value-type="float" office:value="2333.34" calcext:value-type="float">
            <text:p>2333.34</text:p>
          </table:table-cell>
          <table:table-cell table:number-columns-repeated="2" office:value-type="float" office:value="2336.344" calcext:value-type="float">
            <text:p>2336.344</text:p>
          </table:table-cell>
          <table:table-cell office:value-type="float" office:value="2337.345" calcext:value-type="float">
            <text:p>2337.345</text:p>
          </table:table-cell>
          <table:table-cell office:value-type="float" office:value="2342.349" calcext:value-type="float">
            <text:p>2342.349</text:p>
          </table:table-cell>
          <table:table-cell office:value-type="float" office:value="3300" calcext:value-type="float">
            <text:p>330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98:.CV98])" office:value-type="float" office:value="184.393" calcext:value-type="float">
            <text:p>184.393</text:p>
          </table:table-cell>
          <table:table-cell table:formula="of:=AVERAGE([.A98:.CT98])" office:value-type="float" office:value="788.348683673469" calcext:value-type="float">
            <text:p>788.3486836735</text:p>
          </table:table-cell>
          <table:table-cell table:formula="of:=AVERAGE([.A98:.CV98])" office:value-type="float" office:value="838.88171" calcext:value-type="float">
            <text:p>838.88171</text:p>
          </table:table-cell>
          <table:table-cell table:formula="of:=MAX([.A98:.CV98])" office:value-type="float" office:value="3330" calcext:value-type="float">
            <text:p>3330</text:p>
          </table:table-cell>
        </table:table-row>
        <table:table-row table:style-name="ro1">
          <table:table-cell table:number-columns-repeated="4" office:value-type="float" office:value="182.393" calcext:value-type="float">
            <text:p>182.393</text:p>
          </table:table-cell>
          <table:table-cell office:value-type="float" office:value="186.393" calcext:value-type="float">
            <text:p>186.393</text:p>
          </table:table-cell>
          <table:table-cell table:number-columns-repeated="2" office:value-type="float" office:value="187.394" calcext:value-type="float">
            <text:p>187.394</text:p>
          </table:table-cell>
          <table:table-cell table:number-columns-repeated="2" office:value-type="float" office:value="196.394" calcext:value-type="float">
            <text:p>196.394</text:p>
          </table:table-cell>
          <table:table-cell table:number-columns-repeated="5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6" office:value-type="float" office:value="201.394" calcext:value-type="float">
            <text:p>201.394</text:p>
          </table:table-cell>
          <table:table-cell office:value-type="float" office:value="319.385" calcext:value-type="float">
            <text:p>319.385</text:p>
          </table:table-cell>
          <table:table-cell office:value-type="float" office:value="322.386" calcext:value-type="float">
            <text:p>322.386</text:p>
          </table:table-cell>
          <table:table-cell office:value-type="float" office:value="323.386" calcext:value-type="float">
            <text:p>323.386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72.385" calcext:value-type="float">
            <text:p>572.385</text:p>
          </table:table-cell>
          <table:table-cell office:value-type="float" office:value="573.387" calcext:value-type="float">
            <text:p>573.387</text:p>
          </table:table-cell>
          <table:table-cell table:number-columns-repeated="2" office:value-type="float" office:value="575.384" calcext:value-type="float">
            <text:p>575.384</text:p>
          </table:table-cell>
          <table:table-cell office:value-type="float" office:value="576.385" calcext:value-type="float">
            <text:p>576.385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2.385" calcext:value-type="float">
            <text:p>582.385</text:p>
          </table:table-cell>
          <table:table-cell office:value-type="float" office:value="583.386" calcext:value-type="float">
            <text:p>583.386</text:p>
          </table:table-cell>
          <table:table-cell office:value-type="float" office:value="586.383" calcext:value-type="float">
            <text:p>586.383</text:p>
          </table:table-cell>
          <table:table-cell office:value-type="float" office:value="586.386" calcext:value-type="float">
            <text:p>586.386</text:p>
          </table:table-cell>
          <table:table-cell office:value-type="float" office:value="589.381" calcext:value-type="float">
            <text:p>589.381</text:p>
          </table:table-cell>
          <table:table-cell office:value-type="float" office:value="589.383" calcext:value-type="float">
            <text:p>589.383</text:p>
          </table:table-cell>
          <table:table-cell office:value-type="float" office:value="590.383" calcext:value-type="float">
            <text:p>590.383</text:p>
          </table:table-cell>
          <table:table-cell office:value-type="float" office:value="590.385" calcext:value-type="float">
            <text:p>590.385</text:p>
          </table:table-cell>
          <table:table-cell office:value-type="float" office:value="602.38" calcext:value-type="float">
            <text:p>602.38</text:p>
          </table:table-cell>
          <table:table-cell office:value-type="float" office:value="603.382" calcext:value-type="float">
            <text:p>603.382</text:p>
          </table:table-cell>
          <table:table-cell table:number-columns-repeated="2" office:value-type="float" office:value="606.383" calcext:value-type="float">
            <text:p>606.383</text:p>
          </table:table-cell>
          <table:table-cell table:number-columns-repeated="2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09.384" calcext:value-type="float">
            <text:p>609.384</text:p>
          </table:table-cell>
          <table:table-cell office:value-type="float" office:value="611.383" calcext:value-type="float">
            <text:p>611.383</text:p>
          </table:table-cell>
          <table:table-cell office:value-type="float" office:value="781.373" calcext:value-type="float">
            <text:p>781.373</text:p>
          </table:table-cell>
          <table:table-cell office:value-type="float" office:value="781.374" calcext:value-type="float">
            <text:p>781.374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783.374" calcext:value-type="float">
            <text:p>783.374</text:p>
          </table:table-cell>
          <table:table-cell office:value-type="float" office:value="1006.371" calcext:value-type="float">
            <text:p>1006.371</text:p>
          </table:table-cell>
          <table:table-cell office:value-type="float" office:value="1028.372" calcext:value-type="float">
            <text:p>1028.372</text:p>
          </table:table-cell>
          <table:table-cell office:value-type="float" office:value="1290.368" calcext:value-type="float">
            <text:p>1290.368</text:p>
          </table:table-cell>
          <table:table-cell office:value-type="float" office:value="1292.367" calcext:value-type="float">
            <text:p>1292.367</text:p>
          </table:table-cell>
          <table:table-cell office:value-type="float" office:value="1311.37" calcext:value-type="float">
            <text:p>1311.37</text:p>
          </table:table-cell>
          <table:table-cell office:value-type="float" office:value="1312.367" calcext:value-type="float">
            <text:p>1312.367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15.369" calcext:value-type="float">
            <text:p>1315.369</text:p>
          </table:table-cell>
          <table:table-cell table:number-columns-repeated="2" office:value-type="float" office:value="1394.365" calcext:value-type="float">
            <text:p>1394.365</text:p>
          </table:table-cell>
          <table:table-cell office:value-type="float" office:value="1396.364" calcext:value-type="float">
            <text:p>1396.364</text:p>
          </table:table-cell>
          <table:table-cell office:value-type="float" office:value="1397.363" calcext:value-type="float">
            <text:p>1397.363</text:p>
          </table:table-cell>
          <table:table-cell office:value-type="float" office:value="1397.365" calcext:value-type="float">
            <text:p>1397.365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398.366" calcext:value-type="float">
            <text:p>1398.366</text:p>
          </table:table-cell>
          <table:table-cell office:value-type="float" office:value="1399.364" calcext:value-type="float">
            <text:p>1399.364</text:p>
          </table:table-cell>
          <table:table-cell office:value-type="float" office:value="1400.366" calcext:value-type="float">
            <text:p>1400.366</text:p>
          </table:table-cell>
          <table:table-cell office:value-type="float" office:value="1550.363" calcext:value-type="float">
            <text:p>1550.363</text:p>
          </table:table-cell>
          <table:table-cell office:value-type="float" office:value="1652.36" calcext:value-type="float">
            <text:p>1652.36</text:p>
          </table:table-cell>
          <table:table-cell office:value-type="float" office:value="1657.355" calcext:value-type="float">
            <text:p>1657.355</text:p>
          </table:table-cell>
          <table:table-cell office:value-type="float" office:value="1662.363" calcext:value-type="float">
            <text:p>1662.363</text:p>
          </table:table-cell>
          <table:table-cell office:value-type="float" office:value="1663.362" calcext:value-type="float">
            <text:p>1663.362</text:p>
          </table:table-cell>
          <table:table-cell office:value-type="float" office:value="1822.357" calcext:value-type="float">
            <text:p>1822.357</text:p>
          </table:table-cell>
          <table:table-cell office:value-type="float" office:value="1825.359" calcext:value-type="float">
            <text:p>1825.359</text:p>
          </table:table-cell>
          <table:table-cell office:value-type="float" office:value="1826.358" calcext:value-type="float">
            <text:p>1826.358</text:p>
          </table:table-cell>
          <table:table-cell office:value-type="float" office:value="1828.356" calcext:value-type="float">
            <text:p>1828.356</text:p>
          </table:table-cell>
          <table:table-cell office:value-type="float" office:value="1830.357" calcext:value-type="float">
            <text:p>1830.357</text:p>
          </table:table-cell>
          <table:table-cell office:value-type="float" office:value="1891.356" calcext:value-type="float">
            <text:p>1891.356</text:p>
          </table:table-cell>
          <table:table-cell office:value-type="float" office:value="1892.354" calcext:value-type="float">
            <text:p>1892.354</text:p>
          </table:table-cell>
          <table:table-cell office:value-type="float" office:value="1897.354" calcext:value-type="float">
            <text:p>1897.354</text:p>
          </table:table-cell>
          <table:table-cell office:value-type="float" office:value="2334.339" calcext:value-type="float">
            <text:p>2334.339</text:p>
          </table:table-cell>
          <table:table-cell office:value-type="float" office:value="2335.34" calcext:value-type="float">
            <text:p>2335.34</text:p>
          </table:table-cell>
          <table:table-cell office:value-type="float" office:value="2337.34" calcext:value-type="float">
            <text:p>2337.34</text:p>
          </table:table-cell>
          <table:table-cell office:value-type="float" office:value="2337.343" calcext:value-type="float">
            <text:p>2337.343</text:p>
          </table:table-cell>
          <table:table-cell office:value-type="float" office:value="2337.346" calcext:value-type="float">
            <text:p>2337.346</text:p>
          </table:table-cell>
          <table:table-cell office:value-type="float" office:value="2339.345" calcext:value-type="float">
            <text:p>2339.345</text:p>
          </table:table-cell>
          <table:table-cell office:value-type="float" office:value="2340.345" calcext:value-type="float">
            <text:p>2340.345</text:p>
          </table:table-cell>
          <table:table-cell office:value-type="float" office:value="3014.318" calcext:value-type="float">
            <text:p>3014.318</text:p>
          </table:table-cell>
          <table:table-cell office:value-type="float" office:value="3260" calcext:value-type="float">
            <text:p>3260</text:p>
          </table:table-cell>
          <table:table-cell office:value-type="float" office:value="3300" calcext:value-type="float">
            <text:p>330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99:.CV99])" office:value-type="float" office:value="182.393" calcext:value-type="float">
            <text:p>182.393</text:p>
          </table:table-cell>
          <table:table-cell table:formula="of:=AVERAGE([.A99:.CT99])" office:value-type="float" office:value="938.443775510204" calcext:value-type="float">
            <text:p>938.4437755102</text:p>
          </table:table-cell>
          <table:table-cell table:formula="of:=AVERAGE([.A99:.CV99])" office:value-type="float" office:value="985.9749" calcext:value-type="float">
            <text:p>985.9749</text:p>
          </table:table-cell>
          <table:table-cell table:formula="of:=MAX([.A99:.CV99])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81.393" calcext:value-type="float">
            <text:p>181.393</text:p>
          </table:table-cell>
          <table:table-cell table:number-columns-repeated="2" office:value-type="float" office:value="182.393" calcext:value-type="float">
            <text:p>182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6.394" calcext:value-type="float">
            <text:p>186.394</text:p>
          </table:table-cell>
          <table:table-cell office:value-type="float" office:value="187.393" calcext:value-type="float">
            <text:p>187.393</text:p>
          </table:table-cell>
          <table:table-cell table:number-columns-repeated="2" office:value-type="float" office:value="196.394" calcext:value-type="float">
            <text:p>196.394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2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table:number-columns-repeated="8" office:value-type="float" office:value="199.394" calcext:value-type="float">
            <text:p>199.394</text:p>
          </table:table-cell>
          <table:table-cell table:number-columns-repeated="5" office:value-type="float" office:value="200.394" calcext:value-type="float">
            <text:p>200.394</text:p>
          </table:table-cell>
          <table:table-cell table:number-columns-repeated="6" office:value-type="float" office:value="201.394" calcext:value-type="float">
            <text:p>201.394</text:p>
          </table:table-cell>
          <table:table-cell table:number-columns-repeated="2" office:value-type="float" office:value="202.394" calcext:value-type="float">
            <text:p>202.394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3.385" calcext:value-type="float">
            <text:p>323.385</text:p>
          </table:table-cell>
          <table:table-cell office:value-type="float" office:value="568.385" calcext:value-type="float">
            <text:p>568.385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1.387" calcext:value-type="float">
            <text:p>571.387</text:p>
          </table:table-cell>
          <table:table-cell office:value-type="float" office:value="573.384" calcext:value-type="float">
            <text:p>573.384</text:p>
          </table:table-cell>
          <table:table-cell office:value-type="float" office:value="576.383" calcext:value-type="float">
            <text:p>576.383</text:p>
          </table:table-cell>
          <table:table-cell table:number-columns-repeated="2" office:value-type="float" office:value="576.384" calcext:value-type="float">
            <text:p>576.384</text:p>
          </table:table-cell>
          <table:table-cell office:value-type="float" office:value="577.383" calcext:value-type="float">
            <text:p>577.383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9.384" calcext:value-type="float">
            <text:p>579.384</text:p>
          </table:table-cell>
          <table:table-cell table:number-columns-repeated="2" office:value-type="float" office:value="580.384" calcext:value-type="float">
            <text:p>580.384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2.385" calcext:value-type="float">
            <text:p>582.385</text:p>
          </table:table-cell>
          <table:table-cell office:value-type="float" office:value="584.384" calcext:value-type="float">
            <text:p>584.384</text:p>
          </table:table-cell>
          <table:table-cell office:value-type="float" office:value="585.385" calcext:value-type="float">
            <text:p>585.385</text:p>
          </table:table-cell>
          <table:table-cell office:value-type="float" office:value="587.386" calcext:value-type="float">
            <text:p>587.386</text:p>
          </table:table-cell>
          <table:table-cell office:value-type="float" office:value="602.382" calcext:value-type="float">
            <text:p>602.382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4.384" calcext:value-type="float">
            <text:p>604.384</text:p>
          </table:table-cell>
          <table:table-cell table:number-columns-repeated="2" office:value-type="float" office:value="605.382" calcext:value-type="float">
            <text:p>605.382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6.383" calcext:value-type="float">
            <text:p>606.383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779.374" calcext:value-type="float">
            <text:p>779.374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3.374" calcext:value-type="float">
            <text:p>783.374</text:p>
          </table:table-cell>
          <table:table-cell office:value-type="float" office:value="784.372" calcext:value-type="float">
            <text:p>784.372</text:p>
          </table:table-cell>
          <table:table-cell office:value-type="float" office:value="1287.365" calcext:value-type="float">
            <text:p>1287.365</text:p>
          </table:table-cell>
          <table:table-cell office:value-type="float" office:value="1293.368" calcext:value-type="float">
            <text:p>1293.368</text:p>
          </table:table-cell>
          <table:table-cell office:value-type="float" office:value="1298.367" calcext:value-type="float">
            <text:p>1298.367</text:p>
          </table:table-cell>
          <table:table-cell office:value-type="float" office:value="1303.368" calcext:value-type="float">
            <text:p>1303.368</text:p>
          </table:table-cell>
          <table:table-cell table:number-columns-repeated="2" office:value-type="float" office:value="1310.366" calcext:value-type="float">
            <text:p>1310.366</text:p>
          </table:table-cell>
          <table:table-cell office:value-type="float" office:value="1311.368" calcext:value-type="float">
            <text:p>1311.368</text:p>
          </table:table-cell>
          <table:table-cell office:value-type="float" office:value="1313.369" calcext:value-type="float">
            <text:p>1313.369</text:p>
          </table:table-cell>
          <table:table-cell office:value-type="float" office:value="1314.366" calcext:value-type="float">
            <text:p>1314.366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5.368" calcext:value-type="float">
            <text:p>1315.368</text:p>
          </table:table-cell>
          <table:table-cell office:value-type="float" office:value="1317.37" calcext:value-type="float">
            <text:p>1317.37</text:p>
          </table:table-cell>
          <table:table-cell office:value-type="float" office:value="1392.365" calcext:value-type="float">
            <text:p>1392.365</text:p>
          </table:table-cell>
          <table:table-cell office:value-type="float" office:value="1395.364" calcext:value-type="float">
            <text:p>1395.364</text:p>
          </table:table-cell>
          <table:table-cell office:value-type="float" office:value="1396.365" calcext:value-type="float">
            <text:p>1396.365</text:p>
          </table:table-cell>
          <table:table-cell office:value-type="float" office:value="1397.365" calcext:value-type="float">
            <text:p>1397.365</text:p>
          </table:table-cell>
          <table:table-cell office:value-type="float" office:value="1397.367" calcext:value-type="float">
            <text:p>1397.367</text:p>
          </table:table-cell>
          <table:table-cell office:value-type="float" office:value="1398.366" calcext:value-type="float">
            <text:p>1398.366</text:p>
          </table:table-cell>
          <table:table-cell office:value-type="float" office:value="1400.367" calcext:value-type="float">
            <text:p>1400.367</text:p>
          </table:table-cell>
          <table:table-cell office:value-type="float" office:value="1401.367" calcext:value-type="float">
            <text:p>1401.367</text:p>
          </table:table-cell>
          <table:table-cell office:value-type="float" office:value="1402.368" calcext:value-type="float">
            <text:p>1402.368</text:p>
          </table:table-cell>
          <table:table-cell office:value-type="float" office:value="1403.366" calcext:value-type="float">
            <text:p>1403.366</text:p>
          </table:table-cell>
          <table:table-cell office:value-type="float" office:value="1657.358" calcext:value-type="float">
            <text:p>1657.358</text:p>
          </table:table-cell>
          <table:table-cell office:value-type="float" office:value="1657.362" calcext:value-type="float">
            <text:p>1657.362</text:p>
          </table:table-cell>
          <table:table-cell office:value-type="float" office:value="1662.362" calcext:value-type="float">
            <text:p>1662.362</text:p>
          </table:table-cell>
          <table:table-cell office:value-type="float" office:value="1822.355" calcext:value-type="float">
            <text:p>1822.355</text:p>
          </table:table-cell>
          <table:table-cell office:value-type="float" office:value="1889.358" calcext:value-type="float">
            <text:p>1889.358</text:p>
          </table:table-cell>
          <table:table-cell office:value-type="float" office:value="2049.345" calcext:value-type="float">
            <text:p>2049.345</text:p>
          </table:table-cell>
          <table:table-cell office:value-type="float" office:value="2330.338" calcext:value-type="float">
            <text:p>2330.338</text:p>
          </table:table-cell>
          <table:table-cell office:value-type="float" office:value="3300" calcext:value-type="float">
            <text:p>330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100:.CV100])" office:value-type="float" office:value="181.393" calcext:value-type="float">
            <text:p>181.393</text:p>
          </table:table-cell>
          <table:table-cell table:formula="of:=AVERAGE([.A100:.CT100])" office:value-type="float" office:value="714.7585" calcext:value-type="float">
            <text:p>714.7585</text:p>
          </table:table-cell>
          <table:table-cell table:formula="of:=AVERAGE([.A100:.CV100])" office:value-type="float" office:value="766.76333" calcext:value-type="float">
            <text:p>766.76333</text:p>
          </table:table-cell>
          <table:table-cell table:formula="of:=MAX([.A100:.CV100])" office:value-type="float" office:value="3330" calcext:value-type="float">
            <text:p>3330</text:p>
          </table:table-cell>
        </table:table-row>
        <table:table-row table:style-name="ro1">
          <table:table-cell table:number-columns-repeated="3"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table:number-columns-repeated="6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4" office:value-type="float" office:value="199.394" calcext:value-type="float">
            <text:p>199.394</text:p>
          </table:table-cell>
          <table:table-cell office:value-type="float" office:value="200.394" calcext:value-type="float">
            <text:p>200.394</text:p>
          </table:table-cell>
          <table:table-cell table:number-columns-repeated="7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18.385" calcext:value-type="float">
            <text:p>318.385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3.383" calcext:value-type="float">
            <text:p>573.383</text:p>
          </table:table-cell>
          <table:table-cell office:value-type="float" office:value="573.385" calcext:value-type="float">
            <text:p>573.385</text:p>
          </table:table-cell>
          <table:table-cell table:number-columns-repeated="2" office:value-type="float" office:value="574.383" calcext:value-type="float">
            <text:p>574.383</text:p>
          </table:table-cell>
          <table:table-cell office:value-type="float" office:value="575.383" calcext:value-type="float">
            <text:p>575.383</text:p>
          </table:table-cell>
          <table:table-cell office:value-type="float" office:value="575.384" calcext:value-type="float">
            <text:p>575.384</text:p>
          </table:table-cell>
          <table:table-cell table:number-columns-repeated="3" office:value-type="float" office:value="576.384" calcext:value-type="float">
            <text:p>576.384</text:p>
          </table:table-cell>
          <table:table-cell office:value-type="float" office:value="578.382" calcext:value-type="float">
            <text:p>578.382</text:p>
          </table:table-cell>
          <table:table-cell office:value-type="float" office:value="578.385" calcext:value-type="float">
            <text:p>578.385</text:p>
          </table:table-cell>
          <table:table-cell office:value-type="float" office:value="579.384" calcext:value-type="float">
            <text:p>579.384</text:p>
          </table:table-cell>
          <table:table-cell table:number-columns-repeated="2" office:value-type="float" office:value="582.384" calcext:value-type="float">
            <text:p>582.384</text:p>
          </table:table-cell>
          <table:table-cell office:value-type="float" office:value="585.383" calcext:value-type="float">
            <text:p>585.383</text:p>
          </table:table-cell>
          <table:table-cell office:value-type="float" office:value="588.386" calcext:value-type="float">
            <text:p>588.386</text:p>
          </table:table-cell>
          <table:table-cell office:value-type="float" office:value="603.382" calcext:value-type="float">
            <text:p>603.382</text:p>
          </table:table-cell>
          <table:table-cell table:number-columns-repeated="2" office:value-type="float" office:value="604.382" calcext:value-type="float">
            <text:p>604.382</text:p>
          </table:table-cell>
          <table:table-cell office:value-type="float" office:value="604.383" calcext:value-type="float">
            <text:p>604.383</text:p>
          </table:table-cell>
          <table:table-cell table:number-columns-repeated="2" office:value-type="float" office:value="604.384" calcext:value-type="float">
            <text:p>604.384</text:p>
          </table:table-cell>
          <table:table-cell office:value-type="float" office:value="604.385" calcext:value-type="float">
            <text:p>604.385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5.385" calcext:value-type="float">
            <text:p>605.385</text:p>
          </table:table-cell>
          <table:table-cell office:value-type="float" office:value="606.383" calcext:value-type="float">
            <text:p>606.383</text:p>
          </table:table-cell>
          <table:table-cell table:number-columns-repeated="3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4.372" calcext:value-type="float">
            <text:p>784.372</text:p>
          </table:table-cell>
          <table:table-cell office:value-type="float" office:value="785.373" calcext:value-type="float">
            <text:p>785.373</text:p>
          </table:table-cell>
          <table:table-cell office:value-type="float" office:value="1008.372" calcext:value-type="float">
            <text:p>1008.372</text:p>
          </table:table-cell>
          <table:table-cell office:value-type="float" office:value="1104.368" calcext:value-type="float">
            <text:p>1104.368</text:p>
          </table:table-cell>
          <table:table-cell office:value-type="float" office:value="1307.366" calcext:value-type="float">
            <text:p>1307.366</text:p>
          </table:table-cell>
          <table:table-cell office:value-type="float" office:value="1309.366" calcext:value-type="float">
            <text:p>1309.366</text:p>
          </table:table-cell>
          <table:table-cell office:value-type="float" office:value="1309.367" calcext:value-type="float">
            <text:p>1309.367</text:p>
          </table:table-cell>
          <table:table-cell office:value-type="float" office:value="1311.366" calcext:value-type="float">
            <text:p>1311.366</text:p>
          </table:table-cell>
          <table:table-cell office:value-type="float" office:value="1311.368" calcext:value-type="float">
            <text:p>1311.368</text:p>
          </table:table-cell>
          <table:table-cell office:value-type="float" office:value="1312.369" calcext:value-type="float">
            <text:p>1312.369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14.368" calcext:value-type="float">
            <text:p>1314.368</text:p>
          </table:table-cell>
          <table:table-cell office:value-type="float" office:value="1314.372" calcext:value-type="float">
            <text:p>1314.372</text:p>
          </table:table-cell>
          <table:table-cell office:value-type="float" office:value="1316.366" calcext:value-type="float">
            <text:p>1316.366</text:p>
          </table:table-cell>
          <table:table-cell office:value-type="float" office:value="1317.366" calcext:value-type="float">
            <text:p>1317.366</text:p>
          </table:table-cell>
          <table:table-cell office:value-type="float" office:value="1317.367" calcext:value-type="float">
            <text:p>1317.367</text:p>
          </table:table-cell>
          <table:table-cell office:value-type="float" office:value="1318.369" calcext:value-type="float">
            <text:p>1318.369</text:p>
          </table:table-cell>
          <table:table-cell office:value-type="float" office:value="1392.366" calcext:value-type="float">
            <text:p>1392.366</text:p>
          </table:table-cell>
          <table:table-cell office:value-type="float" office:value="1394.365" calcext:value-type="float">
            <text:p>1394.365</text:p>
          </table:table-cell>
          <table:table-cell office:value-type="float" office:value="1395.364" calcext:value-type="float">
            <text:p>1395.364</text:p>
          </table:table-cell>
          <table:table-cell office:value-type="float" office:value="1398.367" calcext:value-type="float">
            <text:p>1398.367</text:p>
          </table:table-cell>
          <table:table-cell office:value-type="float" office:value="1549.365" calcext:value-type="float">
            <text:p>1549.365</text:p>
          </table:table-cell>
          <table:table-cell office:value-type="float" office:value="1550.363" calcext:value-type="float">
            <text:p>1550.363</text:p>
          </table:table-cell>
          <table:table-cell office:value-type="float" office:value="1658.36" calcext:value-type="float">
            <text:p>1658.36</text:p>
          </table:table-cell>
          <table:table-cell office:value-type="float" office:value="1666.357" calcext:value-type="float">
            <text:p>1666.357</text:p>
          </table:table-cell>
          <table:table-cell office:value-type="float" office:value="1815.36" calcext:value-type="float">
            <text:p>1815.36</text:p>
          </table:table-cell>
          <table:table-cell office:value-type="float" office:value="1823.355" calcext:value-type="float">
            <text:p>1823.355</text:p>
          </table:table-cell>
          <table:table-cell office:value-type="float" office:value="1824.356" calcext:value-type="float">
            <text:p>1824.356</text:p>
          </table:table-cell>
          <table:table-cell office:value-type="float" office:value="1893.355" calcext:value-type="float">
            <text:p>1893.355</text:p>
          </table:table-cell>
          <table:table-cell office:value-type="float" office:value="2323.338" calcext:value-type="float">
            <text:p>2323.338</text:p>
          </table:table-cell>
          <table:table-cell office:value-type="float" office:value="2335.344" calcext:value-type="float">
            <text:p>2335.344</text:p>
          </table:table-cell>
          <table:table-cell office:value-type="float" office:value="2337.342" calcext:value-type="float">
            <text:p>2337.342</text:p>
          </table:table-cell>
          <table:table-cell table:number-columns-repeated="2" office:value-type="float" office:value="2337.347" calcext:value-type="float">
            <text:p>2337.347</text:p>
          </table:table-cell>
          <table:table-cell office:value-type="float" office:value="3002.31" calcext:value-type="float">
            <text:p>3002.31</text:p>
          </table:table-cell>
          <table:table-cell office:value-type="float" office:value="3003.308" calcext:value-type="float">
            <text:p>3003.308</text:p>
          </table:table-cell>
          <table:table-cell office:value-type="float" office:value="3220" calcext:value-type="float">
            <text:p>3220</text:p>
          </table:table-cell>
          <table:table-cell office:value-type="float" office:value="3250" calcext:value-type="float">
            <text:p>3250</text:p>
          </table:table-cell>
          <table:table-cell office:value-type="float" office:value="3300" calcext:value-type="float">
            <text:p>330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101:.CV101])" office:value-type="float" office:value="184.393" calcext:value-type="float">
            <text:p>184.393</text:p>
          </table:table-cell>
          <table:table-cell table:formula="of:=AVERAGE([.A101:.CT101])" office:value-type="float" office:value="912.165428571429" calcext:value-type="float">
            <text:p>912.1654285714</text:p>
          </table:table-cell>
          <table:table-cell table:formula="of:=AVERAGE([.A101:.CV101])" office:value-type="float" office:value="960.22212" calcext:value-type="float">
            <text:p>960.22212</text:p>
          </table:table-cell>
          <table:table-cell table:formula="of:=MAX([.A101:.CV101])" office:value-type="float" office:value="3330" calcext:value-type="float">
            <text:p>3330</text:p>
          </table:table-cell>
        </table:table-row>
        <table:table-row table:style-name="ro1">
          <table:table-cell table:number-columns-repeated="2" office:value-type="float" office:value="182.393" calcext:value-type="float">
            <text:p>182.393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96.394" calcext:value-type="float">
            <text:p>196.394</text:p>
          </table:table-cell>
          <table:table-cell table:number-columns-repeated="3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5" office:value-type="float" office:value="200.394" calcext:value-type="float">
            <text:p>200.394</text:p>
          </table:table-cell>
          <table:table-cell table:number-columns-repeated="9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21.385" calcext:value-type="float">
            <text:p>321.385</text:p>
          </table:table-cell>
          <table:table-cell office:value-type="float" office:value="481.378" calcext:value-type="float">
            <text:p>481.378</text:p>
          </table:table-cell>
          <table:table-cell office:value-type="float" office:value="558.385" calcext:value-type="float">
            <text:p>558.385</text:p>
          </table:table-cell>
          <table:table-cell office:value-type="float" office:value="562.385" calcext:value-type="float">
            <text:p>562.385</text:p>
          </table:table-cell>
          <table:table-cell office:value-type="float" office:value="566.381" calcext:value-type="float">
            <text:p>566.381</text:p>
          </table:table-cell>
          <table:table-cell office:value-type="float" office:value="568.383" calcext:value-type="float">
            <text:p>568.383</text:p>
          </table:table-cell>
          <table:table-cell table:number-columns-repeated="2" office:value-type="float" office:value="571.385" calcext:value-type="float">
            <text:p>571.385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6.386" calcext:value-type="float">
            <text:p>576.386</text:p>
          </table:table-cell>
          <table:table-cell office:value-type="float" office:value="577.385" calcext:value-type="float">
            <text:p>577.385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2" calcext:value-type="float">
            <text:p>581.382</text:p>
          </table:table-cell>
          <table:table-cell office:value-type="float" office:value="583.383" calcext:value-type="float">
            <text:p>583.383</text:p>
          </table:table-cell>
          <table:table-cell office:value-type="float" office:value="588.383" calcext:value-type="float">
            <text:p>588.383</text:p>
          </table:table-cell>
          <table:table-cell office:value-type="float" office:value="589.382" calcext:value-type="float">
            <text:p>589.382</text:p>
          </table:table-cell>
          <table:table-cell office:value-type="float" office:value="589.385" calcext:value-type="float">
            <text:p>589.385</text:p>
          </table:table-cell>
          <table:table-cell office:value-type="float" office:value="591.385" calcext:value-type="float">
            <text:p>591.385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5.382" calcext:value-type="float">
            <text:p>605.382</text:p>
          </table:table-cell>
          <table:table-cell table:number-columns-repeated="2" office:value-type="float" office:value="605.384" calcext:value-type="float">
            <text:p>605.384</text:p>
          </table:table-cell>
          <table:table-cell table:number-columns-repeated="5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10.38" calcext:value-type="float">
            <text:p>610.38</text:p>
          </table:table-cell>
          <table:table-cell office:value-type="float" office:value="779.374" calcext:value-type="float">
            <text:p>779.374</text:p>
          </table:table-cell>
          <table:table-cell office:value-type="float" office:value="781.37" calcext:value-type="float">
            <text:p>781.37</text:p>
          </table:table-cell>
          <table:table-cell office:value-type="float" office:value="782.374" calcext:value-type="float">
            <text:p>782.374</text:p>
          </table:table-cell>
          <table:table-cell office:value-type="float" office:value="1001.373" calcext:value-type="float">
            <text:p>1001.373</text:p>
          </table:table-cell>
          <table:table-cell office:value-type="float" office:value="1293.368" calcext:value-type="float">
            <text:p>1293.368</text:p>
          </table:table-cell>
          <table:table-cell office:value-type="float" office:value="1308.363" calcext:value-type="float">
            <text:p>1308.363</text:p>
          </table:table-cell>
          <table:table-cell office:value-type="float" office:value="1310.366" calcext:value-type="float">
            <text:p>1310.366</text:p>
          </table:table-cell>
          <table:table-cell office:value-type="float" office:value="1310.367" calcext:value-type="float">
            <text:p>1310.367</text:p>
          </table:table-cell>
          <table:table-cell office:value-type="float" office:value="1310.372" calcext:value-type="float">
            <text:p>1310.372</text:p>
          </table:table-cell>
          <table:table-cell office:value-type="float" office:value="1311.369" calcext:value-type="float">
            <text:p>1311.369</text:p>
          </table:table-cell>
          <table:table-cell office:value-type="float" office:value="1312.365" calcext:value-type="float">
            <text:p>1312.365</text:p>
          </table:table-cell>
          <table:table-cell office:value-type="float" office:value="1313.369" calcext:value-type="float">
            <text:p>1313.369</text:p>
          </table:table-cell>
          <table:table-cell table:number-columns-repeated="2" office:value-type="float" office:value="1314.368" calcext:value-type="float">
            <text:p>1314.368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5.368" calcext:value-type="float">
            <text:p>1315.368</text:p>
          </table:table-cell>
          <table:table-cell office:value-type="float" office:value="1316.366" calcext:value-type="float">
            <text:p>1316.366</text:p>
          </table:table-cell>
          <table:table-cell office:value-type="float" office:value="1317.369" calcext:value-type="float">
            <text:p>1317.369</text:p>
          </table:table-cell>
          <table:table-cell office:value-type="float" office:value="1317.37" calcext:value-type="float">
            <text:p>1317.37</text:p>
          </table:table-cell>
          <table:table-cell table:number-columns-repeated="2" office:value-type="float" office:value="1397.364" calcext:value-type="float">
            <text:p>1397.364</text:p>
          </table:table-cell>
          <table:table-cell office:value-type="float" office:value="1399.365" calcext:value-type="float">
            <text:p>1399.365</text:p>
          </table:table-cell>
          <table:table-cell office:value-type="float" office:value="1548.364" calcext:value-type="float">
            <text:p>1548.364</text:p>
          </table:table-cell>
          <table:table-cell office:value-type="float" office:value="1550.363" calcext:value-type="float">
            <text:p>1550.363</text:p>
          </table:table-cell>
          <table:table-cell office:value-type="float" office:value="1550.366" calcext:value-type="float">
            <text:p>1550.366</text:p>
          </table:table-cell>
          <table:table-cell office:value-type="float" office:value="1552.363" calcext:value-type="float">
            <text:p>1552.363</text:p>
          </table:table-cell>
          <table:table-cell office:value-type="float" office:value="1659.362" calcext:value-type="float">
            <text:p>1659.362</text:p>
          </table:table-cell>
          <table:table-cell office:value-type="float" office:value="1662.361" calcext:value-type="float">
            <text:p>1662.361</text:p>
          </table:table-cell>
          <table:table-cell office:value-type="float" office:value="1665.362" calcext:value-type="float">
            <text:p>1665.362</text:p>
          </table:table-cell>
          <table:table-cell office:value-type="float" office:value="1820.357" calcext:value-type="float">
            <text:p>1820.357</text:p>
          </table:table-cell>
          <table:table-cell office:value-type="float" office:value="1823.358" calcext:value-type="float">
            <text:p>1823.358</text:p>
          </table:table-cell>
          <table:table-cell office:value-type="float" office:value="1825.354" calcext:value-type="float">
            <text:p>1825.354</text:p>
          </table:table-cell>
          <table:table-cell office:value-type="float" office:value="1825.361" calcext:value-type="float">
            <text:p>1825.361</text:p>
          </table:table-cell>
          <table:table-cell office:value-type="float" office:value="1828.356" calcext:value-type="float">
            <text:p>1828.356</text:p>
          </table:table-cell>
          <table:table-cell office:value-type="float" office:value="2324.34" calcext:value-type="float">
            <text:p>2324.34</text:p>
          </table:table-cell>
          <table:table-cell office:value-type="float" office:value="2333.34" calcext:value-type="float">
            <text:p>2333.34</text:p>
          </table:table-cell>
          <table:table-cell office:value-type="float" office:value="2339.346" calcext:value-type="float">
            <text:p>2339.346</text:p>
          </table:table-cell>
          <table:table-cell office:value-type="float" office:value="2339.348" calcext:value-type="float">
            <text:p>2339.348</text:p>
          </table:table-cell>
          <table:table-cell office:value-type="float" office:value="2340.346" calcext:value-type="float">
            <text:p>2340.346</text:p>
          </table:table-cell>
          <table:table-cell office:value-type="float" office:value="2342.346" calcext:value-type="float">
            <text:p>2342.346</text:p>
          </table:table-cell>
          <table:table-cell office:value-type="float" office:value="3240" calcext:value-type="float">
            <text:p>3240</text:p>
          </table:table-cell>
          <table:table-cell office:value-type="float" office:value="3300" calcext:value-type="float">
            <text:p>330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102:.CV102])" office:value-type="float" office:value="182.393" calcext:value-type="float">
            <text:p>182.393</text:p>
          </table:table-cell>
          <table:table-cell table:formula="of:=AVERAGE([.A102:.CT102])" office:value-type="float" office:value="888.169867346939" calcext:value-type="float">
            <text:p>888.1698673469</text:p>
          </table:table-cell>
          <table:table-cell table:formula="of:=AVERAGE([.A102:.CV102])" office:value-type="float" office:value="936.70647" calcext:value-type="float">
            <text:p>936.70647</text:p>
          </table:table-cell>
          <table:table-cell table:formula="of:=MAX([.A102:.CV102])" office:value-type="float" office:value="3330" calcext:value-type="float">
            <text:p>3330</text:p>
          </table:table-cell>
        </table:table-row>
        <table:table-row table:style-name="ro1">
          <table:table-cell table:number-columns-repeated="2" office:value-type="float" office:value="182.393" calcext:value-type="float">
            <text:p>182.393</text:p>
          </table:table-cell>
          <table:table-cell office:value-type="float" office:value="183.393" calcext:value-type="float">
            <text:p>183.393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96.394" calcext:value-type="float">
            <text:p>196.394</text:p>
          </table:table-cell>
          <table:table-cell office:value-type="float" office:value="197.394" calcext:value-type="float">
            <text:p>197.394</text:p>
          </table:table-cell>
          <table:table-cell table:number-columns-repeated="2" office:value-type="float" office:value="197.395" calcext:value-type="float">
            <text:p>197.395</text:p>
          </table:table-cell>
          <table:table-cell table:number-columns-repeated="6"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9" office:value-type="float" office:value="201.394" calcext:value-type="float">
            <text:p>201.394</text:p>
          </table:table-cell>
          <table:table-cell office:value-type="float" office:value="323.386" calcext:value-type="float">
            <text:p>323.386</text:p>
          </table:table-cell>
          <table:table-cell office:value-type="float" office:value="482.378" calcext:value-type="float">
            <text:p>482.378</text:p>
          </table:table-cell>
          <table:table-cell office:value-type="float" office:value="568.383" calcext:value-type="float">
            <text:p>568.383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3.387" calcext:value-type="float">
            <text:p>573.387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7.386" calcext:value-type="float">
            <text:p>577.386</text:p>
          </table:table-cell>
          <table:table-cell table:number-columns-repeated="2" office:value-type="float" office:value="578.384" calcext:value-type="float">
            <text:p>578.384</text:p>
          </table:table-cell>
          <table:table-cell office:value-type="float" office:value="579.382" calcext:value-type="float">
            <text:p>579.382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9.381" calcext:value-type="float">
            <text:p>589.381</text:p>
          </table:table-cell>
          <table:table-cell office:value-type="float" office:value="603.38" calcext:value-type="float">
            <text:p>603.38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5.385" calcext:value-type="float">
            <text:p>605.385</text:p>
          </table:table-cell>
          <table:table-cell office:value-type="float" office:value="606.381" calcext:value-type="float">
            <text:p>606.381</text:p>
          </table:table-cell>
          <table:table-cell office:value-type="float" office:value="606.383" calcext:value-type="float">
            <text:p>606.383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11.383" calcext:value-type="float">
            <text:p>611.383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783.372" calcext:value-type="float">
            <text:p>783.372</text:p>
          </table:table-cell>
          <table:table-cell office:value-type="float" office:value="784.372" calcext:value-type="float">
            <text:p>784.372</text:p>
          </table:table-cell>
          <table:table-cell office:value-type="float" office:value="1000.376" calcext:value-type="float">
            <text:p>1000.376</text:p>
          </table:table-cell>
          <table:table-cell office:value-type="float" office:value="1008.371" calcext:value-type="float">
            <text:p>1008.371</text:p>
          </table:table-cell>
          <table:table-cell office:value-type="float" office:value="1027.374" calcext:value-type="float">
            <text:p>1027.374</text:p>
          </table:table-cell>
          <table:table-cell office:value-type="float" office:value="1290.367" calcext:value-type="float">
            <text:p>1290.367</text:p>
          </table:table-cell>
          <table:table-cell office:value-type="float" office:value="1310.364" calcext:value-type="float">
            <text:p>1310.364</text:p>
          </table:table-cell>
          <table:table-cell office:value-type="float" office:value="1311.363" calcext:value-type="float">
            <text:p>1311.363</text:p>
          </table:table-cell>
          <table:table-cell office:value-type="float" office:value="1311.364" calcext:value-type="float">
            <text:p>1311.364</text:p>
          </table:table-cell>
          <table:table-cell office:value-type="float" office:value="1311.367" calcext:value-type="float">
            <text:p>1311.367</text:p>
          </table:table-cell>
          <table:table-cell office:value-type="float" office:value="1311.37" calcext:value-type="float">
            <text:p>1311.37</text:p>
          </table:table-cell>
          <table:table-cell table:number-columns-repeated="2" office:value-type="float" office:value="1313.368" calcext:value-type="float">
            <text:p>1313.368</text:p>
          </table:table-cell>
          <table:table-cell table:number-columns-repeated="2" office:value-type="float" office:value="1314.367" calcext:value-type="float">
            <text:p>1314.367</text:p>
          </table:table-cell>
          <table:table-cell office:value-type="float" office:value="1314.368" calcext:value-type="float">
            <text:p>1314.368</text:p>
          </table:table-cell>
          <table:table-cell table:number-columns-repeated="2" office:value-type="float" office:value="1315.366" calcext:value-type="float">
            <text:p>1315.366</text:p>
          </table:table-cell>
          <table:table-cell office:value-type="float" office:value="1315.369" calcext:value-type="float">
            <text:p>1315.369</text:p>
          </table:table-cell>
          <table:table-cell office:value-type="float" office:value="1315.371" calcext:value-type="float">
            <text:p>1315.371</text:p>
          </table:table-cell>
          <table:table-cell office:value-type="float" office:value="1316.366" calcext:value-type="float">
            <text:p>1316.366</text:p>
          </table:table-cell>
          <table:table-cell office:value-type="float" office:value="1316.37" calcext:value-type="float">
            <text:p>1316.37</text:p>
          </table:table-cell>
          <table:table-cell office:value-type="float" office:value="1394.364" calcext:value-type="float">
            <text:p>1394.364</text:p>
          </table:table-cell>
          <table:table-cell office:value-type="float" office:value="1395.364" calcext:value-type="float">
            <text:p>1395.364</text:p>
          </table:table-cell>
          <table:table-cell office:value-type="float" office:value="1397.363" calcext:value-type="float">
            <text:p>1397.363</text:p>
          </table:table-cell>
          <table:table-cell office:value-type="float" office:value="1399.365" calcext:value-type="float">
            <text:p>1399.365</text:p>
          </table:table-cell>
          <table:table-cell office:value-type="float" office:value="1546.363" calcext:value-type="float">
            <text:p>1546.363</text:p>
          </table:table-cell>
          <table:table-cell office:value-type="float" office:value="1660.362" calcext:value-type="float">
            <text:p>1660.362</text:p>
          </table:table-cell>
          <table:table-cell office:value-type="float" office:value="1663.36" calcext:value-type="float">
            <text:p>1663.36</text:p>
          </table:table-cell>
          <table:table-cell office:value-type="float" office:value="1665.36" calcext:value-type="float">
            <text:p>1665.36</text:p>
          </table:table-cell>
          <table:table-cell office:value-type="float" office:value="1671.36" calcext:value-type="float">
            <text:p>1671.36</text:p>
          </table:table-cell>
          <table:table-cell office:value-type="float" office:value="1811.359" calcext:value-type="float">
            <text:p>1811.359</text:p>
          </table:table-cell>
          <table:table-cell office:value-type="float" office:value="1820.358" calcext:value-type="float">
            <text:p>1820.358</text:p>
          </table:table-cell>
          <table:table-cell office:value-type="float" office:value="1822.356" calcext:value-type="float">
            <text:p>1822.356</text:p>
          </table:table-cell>
          <table:table-cell office:value-type="float" office:value="1892.353" calcext:value-type="float">
            <text:p>1892.353</text:p>
          </table:table-cell>
          <table:table-cell office:value-type="float" office:value="2323.339" calcext:value-type="float">
            <text:p>2323.339</text:p>
          </table:table-cell>
          <table:table-cell office:value-type="float" office:value="2329.341" calcext:value-type="float">
            <text:p>2329.341</text:p>
          </table:table-cell>
          <table:table-cell office:value-type="float" office:value="2332.342" calcext:value-type="float">
            <text:p>2332.342</text:p>
          </table:table-cell>
          <table:table-cell office:value-type="float" office:value="2334.346" calcext:value-type="float">
            <text:p>2334.346</text:p>
          </table:table-cell>
          <table:table-cell office:value-type="float" office:value="2337.342" calcext:value-type="float">
            <text:p>2337.342</text:p>
          </table:table-cell>
          <table:table-cell office:value-type="float" office:value="2344.346" calcext:value-type="float">
            <text:p>2344.346</text:p>
          </table:table-cell>
          <table:table-cell office:value-type="float" office:value="3009.311" calcext:value-type="float">
            <text:p>3009.311</text:p>
          </table:table-cell>
          <table:table-cell office:value-type="float" office:value="3160" calcext:value-type="float">
            <text:p>3160</text:p>
          </table:table-cell>
          <table:table-cell office:value-type="float" office:value="3190" calcext:value-type="float">
            <text:p>3190</text:p>
          </table:table-cell>
          <table:table-cell table:number-columns-repeated="2" office:value-type="float" office:value="3240" calcext:value-type="float">
            <text:p>3240</text:p>
          </table:table-cell>
          <table:table-cell office:value-type="float" office:value="3300" calcext:value-type="float">
            <text:p>330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103:.CV103])" office:value-type="float" office:value="182.393" calcext:value-type="float">
            <text:p>182.393</text:p>
          </table:table-cell>
          <table:table-cell table:formula="of:=AVERAGE([.A103:.CT103])" office:value-type="float" office:value="989.269265306123" calcext:value-type="float">
            <text:p>989.2692653061</text:p>
          </table:table-cell>
          <table:table-cell table:formula="of:=AVERAGE([.A103:.CV103])" office:value-type="float" office:value="1035.78388" calcext:value-type="float">
            <text:p>1035.78388</text:p>
          </table:table-cell>
          <table:table-cell table:formula="of:=MAX([.A103:.CV103])" office:value-type="float" office:value="3330" calcext:value-type="float">
            <text:p>3330</text:p>
          </table:table-cell>
        </table:table-row>
        <table:table-row table:style-name="ro1">
          <table:table-cell table:number-columns-repeated="2" office:value-type="float" office:value="182.393" calcext:value-type="float">
            <text:p>182.393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6.394" calcext:value-type="float">
            <text:p>186.394</text:p>
          </table:table-cell>
          <table:table-cell office:value-type="float" office:value="187.393" calcext:value-type="float">
            <text:p>187.393</text:p>
          </table:table-cell>
          <table:table-cell table:number-columns-repeated="4" office:value-type="float" office:value="197.395" calcext:value-type="float">
            <text:p>197.395</text:p>
          </table:table-cell>
          <table:table-cell table:number-columns-repeated="5" office:value-type="float" office:value="198.394" calcext:value-type="float">
            <text:p>198.394</text:p>
          </table:table-cell>
          <table:table-cell table:number-columns-repeated="6" office:value-type="float" office:value="200.394" calcext:value-type="float">
            <text:p>200.394</text:p>
          </table:table-cell>
          <table:table-cell table:number-columns-repeated="7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569.383" calcext:value-type="float">
            <text:p>569.383</text:p>
          </table:table-cell>
          <table:table-cell table:number-columns-repeated="2" office:value-type="float" office:value="574.387" calcext:value-type="float">
            <text:p>574.387</text:p>
          </table:table-cell>
          <table:table-cell office:value-type="float" office:value="575.383" calcext:value-type="float">
            <text:p>575.383</text:p>
          </table:table-cell>
          <table:table-cell office:value-type="float" office:value="575.384" calcext:value-type="float">
            <text:p>575.384</text:p>
          </table:table-cell>
          <table:table-cell table:number-columns-repeated="2" office:value-type="float" office:value="575.386" calcext:value-type="float">
            <text:p>575.386</text:p>
          </table:table-cell>
          <table:table-cell office:value-type="float" office:value="576.386" calcext:value-type="float">
            <text:p>576.386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7.386" calcext:value-type="float">
            <text:p>577.386</text:p>
          </table:table-cell>
          <table:table-cell office:value-type="float" office:value="577.387" calcext:value-type="float">
            <text:p>577.387</text:p>
          </table:table-cell>
          <table:table-cell office:value-type="float" office:value="578.384" calcext:value-type="float">
            <text:p>578.384</text:p>
          </table:table-cell>
          <table:table-cell table:number-columns-repeated="2" office:value-type="float" office:value="579.384" calcext:value-type="float">
            <text:p>579.384</text:p>
          </table:table-cell>
          <table:table-cell office:value-type="float" office:value="580.385" calcext:value-type="float">
            <text:p>580.385</text:p>
          </table:table-cell>
          <table:table-cell table:number-columns-repeated="3" office:value-type="float" office:value="582.384" calcext:value-type="float">
            <text:p>582.384</text:p>
          </table:table-cell>
          <table:table-cell office:value-type="float" office:value="585.383" calcext:value-type="float">
            <text:p>585.383</text:p>
          </table:table-cell>
          <table:table-cell office:value-type="float" office:value="586.383" calcext:value-type="float">
            <text:p>586.383</text:p>
          </table:table-cell>
          <table:table-cell office:value-type="float" office:value="590.382" calcext:value-type="float">
            <text:p>590.382</text:p>
          </table:table-cell>
          <table:table-cell office:value-type="float" office:value="590.384" calcext:value-type="float">
            <text:p>590.384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6.381" calcext:value-type="float">
            <text:p>606.381</text:p>
          </table:table-cell>
          <table:table-cell office:value-type="float" office:value="606.383" calcext:value-type="float">
            <text:p>606.383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89.384" calcext:value-type="float">
            <text:p>689.384</text:p>
          </table:table-cell>
          <table:table-cell office:value-type="float" office:value="781.374" calcext:value-type="float">
            <text:p>781.374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2.376" calcext:value-type="float">
            <text:p>782.376</text:p>
          </table:table-cell>
          <table:table-cell office:value-type="float" office:value="1003.372" calcext:value-type="float">
            <text:p>1003.372</text:p>
          </table:table-cell>
          <table:table-cell office:value-type="float" office:value="1305.364" calcext:value-type="float">
            <text:p>1305.364</text:p>
          </table:table-cell>
          <table:table-cell office:value-type="float" office:value="1308.367" calcext:value-type="float">
            <text:p>1308.367</text:p>
          </table:table-cell>
          <table:table-cell office:value-type="float" office:value="1309.366" calcext:value-type="float">
            <text:p>1309.366</text:p>
          </table:table-cell>
          <table:table-cell office:value-type="float" office:value="1311.37" calcext:value-type="float">
            <text:p>1311.37</text:p>
          </table:table-cell>
          <table:table-cell office:value-type="float" office:value="1312.367" calcext:value-type="float">
            <text:p>1312.367</text:p>
          </table:table-cell>
          <table:table-cell office:value-type="float" office:value="1313.365" calcext:value-type="float">
            <text:p>1313.365</text:p>
          </table:table-cell>
          <table:table-cell office:value-type="float" office:value="1314.37" calcext:value-type="float">
            <text:p>1314.37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16.367" calcext:value-type="float">
            <text:p>1316.367</text:p>
          </table:table-cell>
          <table:table-cell table:number-columns-repeated="2" office:value-type="float" office:value="1316.37" calcext:value-type="float">
            <text:p>1316.37</text:p>
          </table:table-cell>
          <table:table-cell office:value-type="float" office:value="1393.367" calcext:value-type="float">
            <text:p>1393.367</text:p>
          </table:table-cell>
          <table:table-cell office:value-type="float" office:value="1394.364" calcext:value-type="float">
            <text:p>1394.364</text:p>
          </table:table-cell>
          <table:table-cell office:value-type="float" office:value="1397.368" calcext:value-type="float">
            <text:p>1397.368</text:p>
          </table:table-cell>
          <table:table-cell office:value-type="float" office:value="1399.366" calcext:value-type="float">
            <text:p>1399.366</text:p>
          </table:table-cell>
          <table:table-cell office:value-type="float" office:value="1548.365" calcext:value-type="float">
            <text:p>1548.365</text:p>
          </table:table-cell>
          <table:table-cell office:value-type="float" office:value="1663.363" calcext:value-type="float">
            <text:p>1663.363</text:p>
          </table:table-cell>
          <table:table-cell office:value-type="float" office:value="1664.361" calcext:value-type="float">
            <text:p>1664.361</text:p>
          </table:table-cell>
          <table:table-cell office:value-type="float" office:value="1822.357" calcext:value-type="float">
            <text:p>1822.357</text:p>
          </table:table-cell>
          <table:table-cell office:value-type="float" office:value="1826.357" calcext:value-type="float">
            <text:p>1826.357</text:p>
          </table:table-cell>
          <table:table-cell office:value-type="float" office:value="1827.356" calcext:value-type="float">
            <text:p>1827.356</text:p>
          </table:table-cell>
          <table:table-cell office:value-type="float" office:value="1830.359" calcext:value-type="float">
            <text:p>1830.359</text:p>
          </table:table-cell>
          <table:table-cell office:value-type="float" office:value="1833.361" calcext:value-type="float">
            <text:p>1833.361</text:p>
          </table:table-cell>
          <table:table-cell office:value-type="float" office:value="2091.344" calcext:value-type="float">
            <text:p>2091.344</text:p>
          </table:table-cell>
          <table:table-cell office:value-type="float" office:value="2099.349" calcext:value-type="float">
            <text:p>2099.349</text:p>
          </table:table-cell>
          <table:table-cell office:value-type="float" office:value="2329.344" calcext:value-type="float">
            <text:p>2329.344</text:p>
          </table:table-cell>
          <table:table-cell office:value-type="float" office:value="2331.339" calcext:value-type="float">
            <text:p>2331.339</text:p>
          </table:table-cell>
          <table:table-cell office:value-type="float" office:value="2331.345" calcext:value-type="float">
            <text:p>2331.345</text:p>
          </table:table-cell>
          <table:table-cell office:value-type="float" office:value="2332.34" calcext:value-type="float">
            <text:p>2332.34</text:p>
          </table:table-cell>
          <table:table-cell office:value-type="float" office:value="2332.345" calcext:value-type="float">
            <text:p>2332.345</text:p>
          </table:table-cell>
          <table:table-cell office:value-type="float" office:value="2335.346" calcext:value-type="float">
            <text:p>2335.346</text:p>
          </table:table-cell>
          <table:table-cell office:value-type="float" office:value="2335.348" calcext:value-type="float">
            <text:p>2335.348</text:p>
          </table:table-cell>
          <table:table-cell office:value-type="float" office:value="3010.311" calcext:value-type="float">
            <text:p>3010.311</text:p>
          </table:table-cell>
          <table:table-cell office:value-type="float" office:value="3220" calcext:value-type="float">
            <text:p>3220</text:p>
          </table:table-cell>
          <table:table-cell office:value-type="float" office:value="3290" calcext:value-type="float">
            <text:p>3290</text:p>
          </table:table-cell>
          <table:table-cell office:value-type="float" office:value="3300" calcext:value-type="float">
            <text:p>3300</text:p>
          </table:table-cell>
          <table:table-cell office:value-type="float" office:value="3310" calcext:value-type="float">
            <text:p>331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104:.CV104])" office:value-type="float" office:value="182.393" calcext:value-type="float">
            <text:p>182.393</text:p>
          </table:table-cell>
          <table:table-cell table:formula="of:=AVERAGE([.A104:.CT104])" office:value-type="float" office:value="949.702765306122" calcext:value-type="float">
            <text:p>949.7027653061</text:p>
          </table:table-cell>
          <table:table-cell table:formula="of:=AVERAGE([.A104:.CV104])" office:value-type="float" office:value="997.10871" calcext:value-type="float">
            <text:p>997.10871</text:p>
          </table:table-cell>
          <table:table-cell table:formula="of:=MAX([.A104:.CV104])" office:value-type="float" office:value="3330" calcext:value-type="float">
            <text:p>3330</text:p>
          </table:table-cell>
        </table:table-row>
        <table:table-row table:style-name="ro1">
          <table:table-cell table:number-columns-repeated="2" office:value-type="float" office:value="183.393" calcext:value-type="float">
            <text:p>183.393</text:p>
          </table:table-cell>
          <table:table-cell office:value-type="float" office:value="184.393" calcext:value-type="float">
            <text:p>184.393</text:p>
          </table:table-cell>
          <table:table-cell table:number-columns-repeated="2" office:value-type="float" office:value="185.393" calcext:value-type="float">
            <text:p>185.393</text:p>
          </table:table-cell>
          <table:table-cell table:number-columns-repeated="3" office:value-type="float" office:value="187.394" calcext:value-type="float">
            <text:p>187.394</text:p>
          </table:table-cell>
          <table:table-cell office:value-type="float" office:value="197.394" calcext:value-type="float">
            <text:p>197.394</text:p>
          </table:table-cell>
          <table:table-cell table:number-columns-repeated="2" office:value-type="float" office:value="197.395" calcext:value-type="float">
            <text:p>197.395</text:p>
          </table:table-cell>
          <table:table-cell table:number-columns-repeated="4" office:value-type="float" office:value="198.394" calcext:value-type="float">
            <text:p>198.394</text:p>
          </table:table-cell>
          <table:table-cell table:number-columns-repeated="2" office:value-type="float" office:value="199.394" calcext:value-type="float">
            <text:p>199.394</text:p>
          </table:table-cell>
          <table:table-cell table:number-columns-repeated="9" office:value-type="float" office:value="200.394" calcext:value-type="float">
            <text:p>200.394</text:p>
          </table:table-cell>
          <table:table-cell table:number-columns-repeated="6" office:value-type="float" office:value="201.394" calcext:value-type="float">
            <text:p>201.394</text:p>
          </table:table-cell>
          <table:table-cell table:number-columns-repeated="2" office:value-type="float" office:value="202.394" calcext:value-type="float">
            <text:p>202.394</text:p>
          </table:table-cell>
          <table:table-cell office:value-type="float" office:value="319.385" calcext:value-type="float">
            <text:p>319.385</text:p>
          </table:table-cell>
          <table:table-cell table:number-columns-repeated="2" office:value-type="float" office:value="322.386" calcext:value-type="float">
            <text:p>322.386</text:p>
          </table:table-cell>
          <table:table-cell office:value-type="float" office:value="323.385" calcext:value-type="float">
            <text:p>323.385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65.386" calcext:value-type="float">
            <text:p>565.386</text:p>
          </table:table-cell>
          <table:table-cell office:value-type="float" office:value="566.383" calcext:value-type="float">
            <text:p>566.383</text:p>
          </table:table-cell>
          <table:table-cell office:value-type="float" office:value="569.383" calcext:value-type="float">
            <text:p>569.383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5.386" calcext:value-type="float">
            <text:p>575.386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7.386" calcext:value-type="float">
            <text:p>577.386</text:p>
          </table:table-cell>
          <table:table-cell office:value-type="float" office:value="578.384" calcext:value-type="float">
            <text:p>578.384</text:p>
          </table:table-cell>
          <table:table-cell table:number-columns-repeated="2" office:value-type="float" office:value="580.384" calcext:value-type="float">
            <text:p>580.384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5.386" calcext:value-type="float">
            <text:p>585.386</text:p>
          </table:table-cell>
          <table:table-cell office:value-type="float" office:value="586.379" calcext:value-type="float">
            <text:p>586.379</text:p>
          </table:table-cell>
          <table:table-cell office:value-type="float" office:value="587.384" calcext:value-type="float">
            <text:p>587.384</text:p>
          </table:table-cell>
          <table:table-cell office:value-type="float" office:value="589.386" calcext:value-type="float">
            <text:p>589.386</text:p>
          </table:table-cell>
          <table:table-cell table:number-columns-repeated="2" office:value-type="float" office:value="603.383" calcext:value-type="float">
            <text:p>603.383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6.384" calcext:value-type="float">
            <text:p>606.384</text:p>
          </table:table-cell>
          <table:table-cell table:number-columns-repeated="3" office:value-type="float" office:value="606.385" calcext:value-type="float">
            <text:p>606.385</text:p>
          </table:table-cell>
          <table:table-cell office:value-type="float" office:value="608.383" calcext:value-type="float">
            <text:p>608.383</text:p>
          </table:table-cell>
          <table:table-cell office:value-type="float" office:value="608.384" calcext:value-type="float">
            <text:p>608.384</text:p>
          </table:table-cell>
          <table:table-cell office:value-type="float" office:value="777.371" calcext:value-type="float">
            <text:p>777.371</text:p>
          </table:table-cell>
          <table:table-cell office:value-type="float" office:value="782.371" calcext:value-type="float">
            <text:p>782.371</text:p>
          </table:table-cell>
          <table:table-cell office:value-type="float" office:value="998.371" calcext:value-type="float">
            <text:p>998.371</text:p>
          </table:table-cell>
          <table:table-cell office:value-type="float" office:value="1286.369" calcext:value-type="float">
            <text:p>1286.369</text:p>
          </table:table-cell>
          <table:table-cell office:value-type="float" office:value="1293.37" calcext:value-type="float">
            <text:p>1293.37</text:p>
          </table:table-cell>
          <table:table-cell office:value-type="float" office:value="1308.366" calcext:value-type="float">
            <text:p>1308.366</text:p>
          </table:table-cell>
          <table:table-cell office:value-type="float" office:value="1309.367" calcext:value-type="float">
            <text:p>1309.367</text:p>
          </table:table-cell>
          <table:table-cell office:value-type="float" office:value="1309.368" calcext:value-type="float">
            <text:p>1309.368</text:p>
          </table:table-cell>
          <table:table-cell office:value-type="float" office:value="1312.371" calcext:value-type="float">
            <text:p>1312.371</text:p>
          </table:table-cell>
          <table:table-cell office:value-type="float" office:value="1312.372" calcext:value-type="float">
            <text:p>1312.372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14.368" calcext:value-type="float">
            <text:p>1314.368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5.37" calcext:value-type="float">
            <text:p>1315.37</text:p>
          </table:table-cell>
          <table:table-cell office:value-type="float" office:value="1317.37" calcext:value-type="float">
            <text:p>1317.37</text:p>
          </table:table-cell>
          <table:table-cell office:value-type="float" office:value="1393.367" calcext:value-type="float">
            <text:p>1393.367</text:p>
          </table:table-cell>
          <table:table-cell office:value-type="float" office:value="1394.366" calcext:value-type="float">
            <text:p>1394.366</text:p>
          </table:table-cell>
          <table:table-cell office:value-type="float" office:value="1395.365" calcext:value-type="float">
            <text:p>1395.365</text:p>
          </table:table-cell>
          <table:table-cell office:value-type="float" office:value="1395.366" calcext:value-type="float">
            <text:p>1395.366</text:p>
          </table:table-cell>
          <table:table-cell office:value-type="float" office:value="1396.365" calcext:value-type="float">
            <text:p>1396.365</text:p>
          </table:table-cell>
          <table:table-cell office:value-type="float" office:value="1397.366" calcext:value-type="float">
            <text:p>1397.366</text:p>
          </table:table-cell>
          <table:table-cell office:value-type="float" office:value="1398.364" calcext:value-type="float">
            <text:p>1398.364</text:p>
          </table:table-cell>
          <table:table-cell office:value-type="float" office:value="1399.365" calcext:value-type="float">
            <text:p>1399.365</text:p>
          </table:table-cell>
          <table:table-cell table:number-columns-repeated="2" office:value-type="float" office:value="1399.366" calcext:value-type="float">
            <text:p>1399.366</text:p>
          </table:table-cell>
          <table:table-cell office:value-type="float" office:value="1549.362" calcext:value-type="float">
            <text:p>1549.362</text:p>
          </table:table-cell>
          <table:table-cell office:value-type="float" office:value="1552.362" calcext:value-type="float">
            <text:p>1552.362</text:p>
          </table:table-cell>
          <table:table-cell office:value-type="float" office:value="1664.358" calcext:value-type="float">
            <text:p>1664.358</text:p>
          </table:table-cell>
          <table:table-cell office:value-type="float" office:value="1880.353" calcext:value-type="float">
            <text:p>1880.353</text:p>
          </table:table-cell>
          <table:table-cell office:value-type="float" office:value="2099.342" calcext:value-type="float">
            <text:p>2099.342</text:p>
          </table:table-cell>
          <table:table-cell office:value-type="float" office:value="2332.341" calcext:value-type="float">
            <text:p>2332.341</text:p>
          </table:table-cell>
          <table:table-cell office:value-type="float" office:value="2334.343" calcext:value-type="float">
            <text:p>2334.343</text:p>
          </table:table-cell>
          <table:table-cell office:value-type="float" office:value="2341.342" calcext:value-type="float">
            <text:p>2341.342</text:p>
          </table:table-cell>
          <table:table-cell office:value-type="float" office:value="2341.347" calcext:value-type="float">
            <text:p>2341.347</text:p>
          </table:table-cell>
          <table:table-cell office:value-type="float" office:value="3190" calcext:value-type="float">
            <text:p>3190</text:p>
          </table:table-cell>
          <table:table-cell office:value-type="float" office:value="3310" calcext:value-type="float">
            <text:p>331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105:.CV105])" office:value-type="float" office:value="183.393" calcext:value-type="float">
            <text:p>183.393</text:p>
          </table:table-cell>
          <table:table-cell table:formula="of:=AVERAGE([.A105:.CT105])" office:value-type="float" office:value="774.906959183673" calcext:value-type="float">
            <text:p>774.9069591837</text:p>
          </table:table-cell>
          <table:table-cell table:formula="of:=AVERAGE([.A105:.CV105])" office:value-type="float" office:value="825.80882" calcext:value-type="float">
            <text:p>825.80882</text:p>
          </table:table-cell>
          <table:table-cell table:formula="of:=MAX([.A105:.CV105])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81.393" calcext:value-type="float">
            <text:p>181.393</text:p>
          </table:table-cell>
          <table:table-cell office:value-type="float" office:value="182.393" calcext:value-type="float">
            <text:p>182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97.394" calcext:value-type="float">
            <text:p>197.394</text:p>
          </table:table-cell>
          <table:table-cell table:number-columns-repeated="3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5" office:value-type="float" office:value="201.394" calcext:value-type="float">
            <text:p>201.394</text:p>
          </table:table-cell>
          <table:table-cell table:number-columns-repeated="2" office:value-type="float" office:value="202.394" calcext:value-type="float">
            <text:p>202.394</text:p>
          </table:table-cell>
          <table:table-cell office:value-type="float" office:value="324.386" calcext:value-type="float">
            <text:p>324.386</text:p>
          </table:table-cell>
          <table:table-cell table:number-columns-repeated="2" office:value-type="float" office:value="567.383" calcext:value-type="float">
            <text:p>567.383</text:p>
          </table:table-cell>
          <table:table-cell office:value-type="float" office:value="569.385" calcext:value-type="float">
            <text:p>569.385</text:p>
          </table:table-cell>
          <table:table-cell office:value-type="float" office:value="570.383" calcext:value-type="float">
            <text:p>570.383</text:p>
          </table:table-cell>
          <table:table-cell table:number-columns-repeated="2" office:value-type="float" office:value="570.385" calcext:value-type="float">
            <text:p>570.385</text:p>
          </table:table-cell>
          <table:table-cell office:value-type="float" office:value="573.386" calcext:value-type="float">
            <text:p>573.386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5.387" calcext:value-type="float">
            <text:p>575.387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7.385" calcext:value-type="float">
            <text:p>577.385</text:p>
          </table:table-cell>
          <table:table-cell office:value-type="float" office:value="578.384" calcext:value-type="float">
            <text:p>578.384</text:p>
          </table:table-cell>
          <table:table-cell table:number-columns-repeated="3" office:value-type="float" office:value="579.384" calcext:value-type="float">
            <text:p>579.384</text:p>
          </table:table-cell>
          <table:table-cell office:value-type="float" office:value="580.382" calcext:value-type="float">
            <text:p>580.382</text:p>
          </table:table-cell>
          <table:table-cell table:number-columns-repeated="3" office:value-type="float" office:value="580.384" calcext:value-type="float">
            <text:p>580.384</text:p>
          </table:table-cell>
          <table:table-cell office:value-type="float" office:value="581.382" calcext:value-type="float">
            <text:p>581.382</text:p>
          </table:table-cell>
          <table:table-cell office:value-type="float" office:value="582.382" calcext:value-type="float">
            <text:p>582.382</text:p>
          </table:table-cell>
          <table:table-cell table:number-columns-repeated="2" office:value-type="float" office:value="582.384" calcext:value-type="float">
            <text:p>582.384</text:p>
          </table:table-cell>
          <table:table-cell office:value-type="float" office:value="583.382" calcext:value-type="float">
            <text:p>583.382</text:p>
          </table:table-cell>
          <table:table-cell office:value-type="float" office:value="584.382" calcext:value-type="float">
            <text:p>584.382</text:p>
          </table:table-cell>
          <table:table-cell office:value-type="float" office:value="584.385" calcext:value-type="float">
            <text:p>584.385</text:p>
          </table:table-cell>
          <table:table-cell office:value-type="float" office:value="585.384" calcext:value-type="float">
            <text:p>585.384</text:p>
          </table:table-cell>
          <table:table-cell office:value-type="float" office:value="590.385" calcext:value-type="float">
            <text:p>590.385</text:p>
          </table:table-cell>
          <table:table-cell office:value-type="float" office:value="591.383" calcext:value-type="float">
            <text:p>591.383</text:p>
          </table:table-cell>
          <table:table-cell office:value-type="float" office:value="592.385" calcext:value-type="float">
            <text:p>592.385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602.383" calcext:value-type="float">
            <text:p>602.383</text:p>
          </table:table-cell>
          <table:table-cell office:value-type="float" office:value="604.383" calcext:value-type="float">
            <text:p>604.383</text:p>
          </table:table-cell>
          <table:table-cell office:value-type="float" office:value="605.383" calcext:value-type="float">
            <text:p>605.383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6.382" calcext:value-type="float">
            <text:p>606.382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784.372" calcext:value-type="float">
            <text:p>784.372</text:p>
          </table:table-cell>
          <table:table-cell table:number-columns-repeated="2" office:value-type="float" office:value="784.373" calcext:value-type="float">
            <text:p>784.373</text:p>
          </table:table-cell>
          <table:table-cell office:value-type="float" office:value="785.373" calcext:value-type="float">
            <text:p>785.373</text:p>
          </table:table-cell>
          <table:table-cell office:value-type="float" office:value="1005.372" calcext:value-type="float">
            <text:p>1005.372</text:p>
          </table:table-cell>
          <table:table-cell office:value-type="float" office:value="1288.369" calcext:value-type="float">
            <text:p>1288.369</text:p>
          </table:table-cell>
          <table:table-cell office:value-type="float" office:value="1309.367" calcext:value-type="float">
            <text:p>1309.367</text:p>
          </table:table-cell>
          <table:table-cell office:value-type="float" office:value="1309.369" calcext:value-type="float">
            <text:p>1309.369</text:p>
          </table:table-cell>
          <table:table-cell office:value-type="float" office:value="1310.368" calcext:value-type="float">
            <text:p>1310.368</text:p>
          </table:table-cell>
          <table:table-cell office:value-type="float" office:value="1312.369" calcext:value-type="float">
            <text:p>1312.369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14.371" calcext:value-type="float">
            <text:p>1314.371</text:p>
          </table:table-cell>
          <table:table-cell office:value-type="float" office:value="1316.365" calcext:value-type="float">
            <text:p>1316.365</text:p>
          </table:table-cell>
          <table:table-cell office:value-type="float" office:value="1316.366" calcext:value-type="float">
            <text:p>1316.366</text:p>
          </table:table-cell>
          <table:table-cell office:value-type="float" office:value="1316.369" calcext:value-type="float">
            <text:p>1316.369</text:p>
          </table:table-cell>
          <table:table-cell office:value-type="float" office:value="1317.368" calcext:value-type="float">
            <text:p>1317.368</text:p>
          </table:table-cell>
          <table:table-cell office:value-type="float" office:value="1396.365" calcext:value-type="float">
            <text:p>1396.365</text:p>
          </table:table-cell>
          <table:table-cell office:value-type="float" office:value="1397.363" calcext:value-type="float">
            <text:p>1397.363</text:p>
          </table:table-cell>
          <table:table-cell office:value-type="float" office:value="1397.365" calcext:value-type="float">
            <text:p>1397.365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400.365" calcext:value-type="float">
            <text:p>1400.365</text:p>
          </table:table-cell>
          <table:table-cell office:value-type="float" office:value="1401.365" calcext:value-type="float">
            <text:p>1401.365</text:p>
          </table:table-cell>
          <table:table-cell office:value-type="float" office:value="1403.365" calcext:value-type="float">
            <text:p>1403.365</text:p>
          </table:table-cell>
          <table:table-cell office:value-type="float" office:value="1549.361" calcext:value-type="float">
            <text:p>1549.361</text:p>
          </table:table-cell>
          <table:table-cell office:value-type="float" office:value="1655.359" calcext:value-type="float">
            <text:p>1655.359</text:p>
          </table:table-cell>
          <table:table-cell office:value-type="float" office:value="1658.362" calcext:value-type="float">
            <text:p>1658.362</text:p>
          </table:table-cell>
          <table:table-cell office:value-type="float" office:value="1661.362" calcext:value-type="float">
            <text:p>1661.362</text:p>
          </table:table-cell>
          <table:table-cell office:value-type="float" office:value="1665.358" calcext:value-type="float">
            <text:p>1665.358</text:p>
          </table:table-cell>
          <table:table-cell office:value-type="float" office:value="1826.355" calcext:value-type="float">
            <text:p>1826.355</text:p>
          </table:table-cell>
          <table:table-cell office:value-type="float" office:value="1826.357" calcext:value-type="float">
            <text:p>1826.357</text:p>
          </table:table-cell>
          <table:table-cell office:value-type="float" office:value="1829.356" calcext:value-type="float">
            <text:p>1829.356</text:p>
          </table:table-cell>
          <table:table-cell office:value-type="float" office:value="1886.355" calcext:value-type="float">
            <text:p>1886.355</text:p>
          </table:table-cell>
          <table:table-cell office:value-type="float" office:value="1889.353" calcext:value-type="float">
            <text:p>1889.353</text:p>
          </table:table-cell>
          <table:table-cell office:value-type="float" office:value="1889.355" calcext:value-type="float">
            <text:p>1889.355</text:p>
          </table:table-cell>
          <table:table-cell office:value-type="float" office:value="1889.357" calcext:value-type="float">
            <text:p>1889.357</text:p>
          </table:table-cell>
          <table:table-cell office:value-type="float" office:value="2333.343" calcext:value-type="float">
            <text:p>2333.343</text:p>
          </table:table-cell>
          <table:table-cell office:value-type="float" office:value="2336.341" calcext:value-type="float">
            <text:p>2336.341</text:p>
          </table:table-cell>
          <table:table-cell office:value-type="float" office:value="3220" calcext:value-type="float">
            <text:p>3220</text:p>
          </table:table-cell>
          <table:table-cell office:value-type="float" office:value="3240" calcext:value-type="float">
            <text:p>3240</text:p>
          </table:table-cell>
          <table:table-cell office:value-type="float" office:value="3250" calcext:value-type="float">
            <text:p>3250</text:p>
          </table:table-cell>
          <table:table-cell office:value-type="float" office:value="3280" calcext:value-type="float">
            <text:p>3280</text:p>
          </table:table-cell>
          <table:table-cell office:value-type="float" office:value="3310" calcext:value-type="float">
            <text:p>331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106:.CV106])" office:value-type="float" office:value="181.393" calcext:value-type="float">
            <text:p>181.393</text:p>
          </table:table-cell>
          <table:table-cell table:formula="of:=AVERAGE([.A106:.CT106])" office:value-type="float" office:value="948.127663265306" calcext:value-type="float">
            <text:p>948.1276632653</text:p>
          </table:table-cell>
          <table:table-cell table:formula="of:=AVERAGE([.A106:.CV106])" office:value-type="float" office:value="995.56511" calcext:value-type="float">
            <text:p>995.56511</text:p>
          </table:table-cell>
          <table:table-cell table:formula="of:=MAX([.A106:.CV106])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82.393" calcext:value-type="float">
            <text:p>182.393</text:p>
          </table:table-cell>
          <table:table-cell table:number-columns-repeated="2" office:value-type="float" office:value="183.393" calcext:value-type="float">
            <text:p>183.393</text:p>
          </table:table-cell>
          <table:table-cell table:number-columns-repeated="2"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96.394" calcext:value-type="float">
            <text:p>196.394</text:p>
          </table:table-cell>
          <table:table-cell table:number-columns-repeated="3" office:value-type="float" office:value="197.394" calcext:value-type="float">
            <text:p>197.394</text:p>
          </table:table-cell>
          <table:table-cell table:number-columns-repeated="4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table:number-columns-repeated="7"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3" office:value-type="float" office:value="201.394" calcext:value-type="float">
            <text:p>201.394</text:p>
          </table:table-cell>
          <table:table-cell table:number-columns-repeated="2" office:value-type="float" office:value="320.385" calcext:value-type="float">
            <text:p>320.385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568.383" calcext:value-type="float">
            <text:p>568.383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4.383" calcext:value-type="float">
            <text:p>574.383</text:p>
          </table:table-cell>
          <table:table-cell office:value-type="float" office:value="574.386" calcext:value-type="float">
            <text:p>574.386</text:p>
          </table:table-cell>
          <table:table-cell table:number-columns-repeated="3" office:value-type="float" office:value="575.384" calcext:value-type="float">
            <text:p>575.384</text:p>
          </table:table-cell>
          <table:table-cell office:value-type="float" office:value="576.382" calcext:value-type="float">
            <text:p>576.382</text:p>
          </table:table-cell>
          <table:table-cell table:number-columns-repeated="3" office:value-type="float" office:value="576.384" calcext:value-type="float">
            <text:p>576.384</text:p>
          </table:table-cell>
          <table:table-cell office:value-type="float" office:value="577.385" calcext:value-type="float">
            <text:p>577.385</text:p>
          </table:table-cell>
          <table:table-cell office:value-type="float" office:value="577.386" calcext:value-type="float">
            <text:p>577.386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5" calcext:value-type="float">
            <text:p>581.385</text:p>
          </table:table-cell>
          <table:table-cell table:number-columns-repeated="2" office:value-type="float" office:value="582.384" calcext:value-type="float">
            <text:p>582.384</text:p>
          </table:table-cell>
          <table:table-cell office:value-type="float" office:value="585.385" calcext:value-type="float">
            <text:p>585.385</text:p>
          </table:table-cell>
          <table:table-cell office:value-type="float" office:value="586.383" calcext:value-type="float">
            <text:p>586.383</text:p>
          </table:table-cell>
          <table:table-cell office:value-type="float" office:value="588.383" calcext:value-type="float">
            <text:p>588.383</text:p>
          </table:table-cell>
          <table:table-cell office:value-type="float" office:value="589.384" calcext:value-type="float">
            <text:p>589.384</text:p>
          </table:table-cell>
          <table:table-cell office:value-type="float" office:value="590.382" calcext:value-type="float">
            <text:p>590.382</text:p>
          </table:table-cell>
          <table:table-cell office:value-type="float" office:value="590.385" calcext:value-type="float">
            <text:p>590.385</text:p>
          </table:table-cell>
          <table:table-cell office:value-type="float" office:value="603.382" calcext:value-type="float">
            <text:p>603.382</text:p>
          </table:table-cell>
          <table:table-cell table:number-columns-repeated="2" office:value-type="float" office:value="604.382" calcext:value-type="float">
            <text:p>604.382</text:p>
          </table:table-cell>
          <table:table-cell office:value-type="float" office:value="604.383" calcext:value-type="float">
            <text:p>604.383</text:p>
          </table:table-cell>
          <table:table-cell table:number-columns-repeated="2" office:value-type="float" office:value="604.384" calcext:value-type="float">
            <text:p>604.384</text:p>
          </table:table-cell>
          <table:table-cell office:value-type="float" office:value="605.381" calcext:value-type="float">
            <text:p>605.381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05.384" calcext:value-type="float">
            <text:p>605.384</text:p>
          </table:table-cell>
          <table:table-cell table:number-columns-repeated="4" office:value-type="float" office:value="606.384" calcext:value-type="float">
            <text:p>606.384</text:p>
          </table:table-cell>
          <table:table-cell office:value-type="float" office:value="608.38" calcext:value-type="float">
            <text:p>608.38</text:p>
          </table:table-cell>
          <table:table-cell office:value-type="float" office:value="608.384" calcext:value-type="float">
            <text:p>608.384</text:p>
          </table:table-cell>
          <table:table-cell table:number-columns-repeated="2" office:value-type="float" office:value="780.372" calcext:value-type="float">
            <text:p>780.372</text:p>
          </table:table-cell>
          <table:table-cell office:value-type="float" office:value="784.372" calcext:value-type="float">
            <text:p>784.372</text:p>
          </table:table-cell>
          <table:table-cell office:value-type="float" office:value="1002.371" calcext:value-type="float">
            <text:p>1002.371</text:p>
          </table:table-cell>
          <table:table-cell office:value-type="float" office:value="1292.364" calcext:value-type="float">
            <text:p>1292.364</text:p>
          </table:table-cell>
          <table:table-cell office:value-type="float" office:value="1292.368" calcext:value-type="float">
            <text:p>1292.368</text:p>
          </table:table-cell>
          <table:table-cell office:value-type="float" office:value="1309.366" calcext:value-type="float">
            <text:p>1309.366</text:p>
          </table:table-cell>
          <table:table-cell office:value-type="float" office:value="1314.365" calcext:value-type="float">
            <text:p>1314.365</text:p>
          </table:table-cell>
          <table:table-cell office:value-type="float" office:value="1317.366" calcext:value-type="float">
            <text:p>1317.366</text:p>
          </table:table-cell>
          <table:table-cell office:value-type="float" office:value="1394.365" calcext:value-type="float">
            <text:p>1394.365</text:p>
          </table:table-cell>
          <table:table-cell office:value-type="float" office:value="1397.365" calcext:value-type="float">
            <text:p>1397.365</text:p>
          </table:table-cell>
          <table:table-cell office:value-type="float" office:value="1400.367" calcext:value-type="float">
            <text:p>1400.367</text:p>
          </table:table-cell>
          <table:table-cell office:value-type="float" office:value="1401.364" calcext:value-type="float">
            <text:p>1401.364</text:p>
          </table:table-cell>
          <table:table-cell office:value-type="float" office:value="1419.368" calcext:value-type="float">
            <text:p>1419.368</text:p>
          </table:table-cell>
          <table:table-cell office:value-type="float" office:value="1548.365" calcext:value-type="float">
            <text:p>1548.365</text:p>
          </table:table-cell>
          <table:table-cell office:value-type="float" office:value="1657.363" calcext:value-type="float">
            <text:p>1657.363</text:p>
          </table:table-cell>
          <table:table-cell office:value-type="float" office:value="1826.355" calcext:value-type="float">
            <text:p>1826.355</text:p>
          </table:table-cell>
          <table:table-cell office:value-type="float" office:value="1827.36" calcext:value-type="float">
            <text:p>1827.36</text:p>
          </table:table-cell>
          <table:table-cell office:value-type="float" office:value="1890.357" calcext:value-type="float">
            <text:p>1890.357</text:p>
          </table:table-cell>
          <table:table-cell office:value-type="float" office:value="2098.345" calcext:value-type="float">
            <text:p>2098.345</text:p>
          </table:table-cell>
          <table:table-cell office:value-type="float" office:value="2321.34" calcext:value-type="float">
            <text:p>2321.34</text:p>
          </table:table-cell>
          <table:table-cell office:value-type="float" office:value="2330.344" calcext:value-type="float">
            <text:p>2330.344</text:p>
          </table:table-cell>
          <table:table-cell office:value-type="float" office:value="2330.345" calcext:value-type="float">
            <text:p>2330.345</text:p>
          </table:table-cell>
          <table:table-cell office:value-type="float" office:value="3170" calcext:value-type="float">
            <text:p>3170</text:p>
          </table:table-cell>
          <table:table-cell office:value-type="float" office:value="3180" calcext:value-type="float">
            <text:p>3180</text:p>
          </table:table-cell>
          <table:table-cell office:value-type="float" office:value="3310" calcext:value-type="float">
            <text:p>331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107:.CV107])" office:value-type="float" office:value="182.393" calcext:value-type="float">
            <text:p>182.393</text:p>
          </table:table-cell>
          <table:table-cell table:formula="of:=AVERAGE([.A107:.CT107])" office:value-type="float" office:value="734.383846938776" calcext:value-type="float">
            <text:p>734.3838469388</text:p>
          </table:table-cell>
          <table:table-cell table:formula="of:=AVERAGE([.A107:.CV107])" office:value-type="float" office:value="786.09617" calcext:value-type="float">
            <text:p>786.09617</text:p>
          </table:table-cell>
          <table:table-cell table:formula="of:=MAX([.A107:.CV107])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84.393" calcext:value-type="float">
            <text:p>184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7.393" calcext:value-type="float">
            <text:p>187.393</text:p>
          </table:table-cell>
          <table:table-cell office:value-type="float" office:value="187.394" calcext:value-type="float">
            <text:p>187.394</text:p>
          </table:table-cell>
          <table:table-cell table:number-columns-repeated="2" office:value-type="float" office:value="196.394" calcext:value-type="float">
            <text:p>196.394</text:p>
          </table:table-cell>
          <table:table-cell office:value-type="float" office:value="197.394" calcext:value-type="float">
            <text:p>197.394</text:p>
          </table:table-cell>
          <table:table-cell table:number-columns-repeated="6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3" office:value-type="float" office:value="200.394" calcext:value-type="float">
            <text:p>200.394</text:p>
          </table:table-cell>
          <table:table-cell table:number-columns-repeated="4" office:value-type="float" office:value="201.394" calcext:value-type="float">
            <text:p>201.394</text:p>
          </table:table-cell>
          <table:table-cell office:value-type="float" office:value="318.385" calcext:value-type="float">
            <text:p>318.385</text:p>
          </table:table-cell>
          <table:table-cell office:value-type="float" office:value="321.387" calcext:value-type="float">
            <text:p>321.387</text:p>
          </table:table-cell>
          <table:table-cell office:value-type="float" office:value="323.386" calcext:value-type="float">
            <text:p>323.386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65.383" calcext:value-type="float">
            <text:p>565.383</text:p>
          </table:table-cell>
          <table:table-cell office:value-type="float" office:value="569.383" calcext:value-type="float">
            <text:p>569.383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2.387" calcext:value-type="float">
            <text:p>572.387</text:p>
          </table:table-cell>
          <table:table-cell office:value-type="float" office:value="574.387" calcext:value-type="float">
            <text:p>574.387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5.386" calcext:value-type="float">
            <text:p>575.386</text:p>
          </table:table-cell>
          <table:table-cell office:value-type="float" office:value="575.387" calcext:value-type="float">
            <text:p>575.387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8.384" calcext:value-type="float">
            <text:p>578.384</text:p>
          </table:table-cell>
          <table:table-cell table:number-columns-repeated="2" office:value-type="float" office:value="579.384" calcext:value-type="float">
            <text:p>579.384</text:p>
          </table:table-cell>
          <table:table-cell office:value-type="float" office:value="579.385" calcext:value-type="float">
            <text:p>579.385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2" calcext:value-type="float">
            <text:p>581.382</text:p>
          </table:table-cell>
          <table:table-cell office:value-type="float" office:value="584.386" calcext:value-type="float">
            <text:p>584.386</text:p>
          </table:table-cell>
          <table:table-cell office:value-type="float" office:value="589.385" calcext:value-type="float">
            <text:p>589.385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3.383" calcext:value-type="float">
            <text:p>603.383</text:p>
          </table:table-cell>
          <table:table-cell office:value-type="float" office:value="605.378" calcext:value-type="float">
            <text:p>605.378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6.377" calcext:value-type="float">
            <text:p>606.377</text:p>
          </table:table-cell>
          <table:table-cell office:value-type="float" office:value="606.382" calcext:value-type="float">
            <text:p>606.382</text:p>
          </table:table-cell>
          <table:table-cell table:number-columns-repeated="3" office:value-type="float" office:value="606.384" calcext:value-type="float">
            <text:p>606.384</text:p>
          </table:table-cell>
          <table:table-cell office:value-type="float" office:value="609.383" calcext:value-type="float">
            <text:p>609.383</text:p>
          </table:table-cell>
          <table:table-cell office:value-type="float" office:value="781.372" calcext:value-type="float">
            <text:p>781.372</text:p>
          </table:table-cell>
          <table:table-cell table:number-columns-repeated="2" office:value-type="float" office:value="782.372" calcext:value-type="float">
            <text:p>782.372</text:p>
          </table:table-cell>
          <table:table-cell table:number-columns-repeated="2" office:value-type="float" office:value="782.373" calcext:value-type="float">
            <text:p>782.373</text:p>
          </table:table-cell>
          <table:table-cell table:number-columns-repeated="2" office:value-type="float" office:value="784.372" calcext:value-type="float">
            <text:p>784.372</text:p>
          </table:table-cell>
          <table:table-cell office:value-type="float" office:value="785.372" calcext:value-type="float">
            <text:p>785.372</text:p>
          </table:table-cell>
          <table:table-cell office:value-type="float" office:value="1006.373" calcext:value-type="float">
            <text:p>1006.373</text:p>
          </table:table-cell>
          <table:table-cell office:value-type="float" office:value="1289.367" calcext:value-type="float">
            <text:p>1289.367</text:p>
          </table:table-cell>
          <table:table-cell office:value-type="float" office:value="1290.367" calcext:value-type="float">
            <text:p>1290.367</text:p>
          </table:table-cell>
          <table:table-cell office:value-type="float" office:value="1292.367" calcext:value-type="float">
            <text:p>1292.367</text:p>
          </table:table-cell>
          <table:table-cell office:value-type="float" office:value="1306.369" calcext:value-type="float">
            <text:p>1306.369</text:p>
          </table:table-cell>
          <table:table-cell office:value-type="float" office:value="1308.366" calcext:value-type="float">
            <text:p>1308.366</text:p>
          </table:table-cell>
          <table:table-cell office:value-type="float" office:value="1308.368" calcext:value-type="float">
            <text:p>1308.368</text:p>
          </table:table-cell>
          <table:table-cell office:value-type="float" office:value="1309.366" calcext:value-type="float">
            <text:p>1309.366</text:p>
          </table:table-cell>
          <table:table-cell office:value-type="float" office:value="1310.369" calcext:value-type="float">
            <text:p>1310.369</text:p>
          </table:table-cell>
          <table:table-cell office:value-type="float" office:value="1311.363" calcext:value-type="float">
            <text:p>1311.363</text:p>
          </table:table-cell>
          <table:table-cell office:value-type="float" office:value="1311.365" calcext:value-type="float">
            <text:p>1311.365</text:p>
          </table:table-cell>
          <table:table-cell table:number-columns-repeated="2" office:value-type="float" office:value="1313.368" calcext:value-type="float">
            <text:p>1313.368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4.369" calcext:value-type="float">
            <text:p>1314.369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8.368" calcext:value-type="float">
            <text:p>1318.368</text:p>
          </table:table-cell>
          <table:table-cell office:value-type="float" office:value="1388.365" calcext:value-type="float">
            <text:p>1388.365</text:p>
          </table:table-cell>
          <table:table-cell office:value-type="float" office:value="1397.366" calcext:value-type="float">
            <text:p>1397.366</text:p>
          </table:table-cell>
          <table:table-cell office:value-type="float" office:value="1397.367" calcext:value-type="float">
            <text:p>1397.367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399.365" calcext:value-type="float">
            <text:p>1399.365</text:p>
          </table:table-cell>
          <table:table-cell office:value-type="float" office:value="1403.364" calcext:value-type="float">
            <text:p>1403.364</text:p>
          </table:table-cell>
          <table:table-cell office:value-type="float" office:value="1656.361" calcext:value-type="float">
            <text:p>1656.361</text:p>
          </table:table-cell>
          <table:table-cell office:value-type="float" office:value="1890.353" calcext:value-type="float">
            <text:p>1890.353</text:p>
          </table:table-cell>
          <table:table-cell office:value-type="float" office:value="2329.341" calcext:value-type="float">
            <text:p>2329.341</text:p>
          </table:table-cell>
          <table:table-cell office:value-type="float" office:value="2333.343" calcext:value-type="float">
            <text:p>2333.343</text:p>
          </table:table-cell>
          <table:table-cell office:value-type="float" office:value="2334.341" calcext:value-type="float">
            <text:p>2334.341</text:p>
          </table:table-cell>
          <table:table-cell office:value-type="float" office:value="2335.34" calcext:value-type="float">
            <text:p>2335.34</text:p>
          </table:table-cell>
          <table:table-cell office:value-type="float" office:value="2337.343" calcext:value-type="float">
            <text:p>2337.343</text:p>
          </table:table-cell>
          <table:table-cell office:value-type="float" office:value="2340.342" calcext:value-type="float">
            <text:p>2340.342</text:p>
          </table:table-cell>
          <table:table-cell office:value-type="float" office:value="3280" calcext:value-type="float">
            <text:p>3280</text:p>
          </table:table-cell>
          <table:table-cell office:value-type="float" office:value="3310" calcext:value-type="float">
            <text:p>331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108:.CV108])" office:value-type="float" office:value="184.393" calcext:value-type="float">
            <text:p>184.393</text:p>
          </table:table-cell>
          <table:table-cell table:formula="of:=AVERAGE([.A108:.CT108])" office:value-type="float" office:value="834.445673469388" calcext:value-type="float">
            <text:p>834.4456734694</text:p>
          </table:table-cell>
          <table:table-cell table:formula="of:=AVERAGE([.A108:.CV108])" office:value-type="float" office:value="884.15676" calcext:value-type="float">
            <text:p>884.15676</text:p>
          </table:table-cell>
          <table:table-cell table:formula="of:=MAX([.A108:.CV108])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82.393" calcext:value-type="float">
            <text:p>182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97.394" calcext:value-type="float">
            <text:p>197.394</text:p>
          </table:table-cell>
          <table:table-cell table:number-columns-repeated="2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5" office:value-type="float" office:value="200.394" calcext:value-type="float">
            <text:p>200.394</text:p>
          </table:table-cell>
          <table:table-cell table:number-columns-repeated="6" office:value-type="float" office:value="201.394" calcext:value-type="float">
            <text:p>201.394</text:p>
          </table:table-cell>
          <table:table-cell table:number-columns-repeated="2" office:value-type="float" office:value="320.385" calcext:value-type="float">
            <text:p>320.385</text:p>
          </table:table-cell>
          <table:table-cell table:number-columns-repeated="2" office:value-type="float" office:value="322.386" calcext:value-type="float">
            <text:p>322.386</text:p>
          </table:table-cell>
          <table:table-cell table:number-columns-repeated="2" office:value-type="float" office:value="323.385" calcext:value-type="float">
            <text:p>323.385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63.382" calcext:value-type="float">
            <text:p>563.382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1.385" calcext:value-type="float">
            <text:p>571.385</text:p>
          </table:table-cell>
          <table:table-cell office:value-type="float" office:value="575.387" calcext:value-type="float">
            <text:p>575.387</text:p>
          </table:table-cell>
          <table:table-cell office:value-type="float" office:value="576.383" calcext:value-type="float">
            <text:p>576.383</text:p>
          </table:table-cell>
          <table:table-cell office:value-type="float" office:value="577.382" calcext:value-type="float">
            <text:p>577.382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7.385" calcext:value-type="float">
            <text:p>577.385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0.384" calcext:value-type="float">
            <text:p>580.384</text:p>
          </table:table-cell>
          <table:table-cell table:number-columns-repeated="2" office:value-type="float" office:value="581.385" calcext:value-type="float">
            <text:p>581.385</text:p>
          </table:table-cell>
          <table:table-cell table:number-columns-repeated="2" office:value-type="float" office:value="582.386" calcext:value-type="float">
            <text:p>582.386</text:p>
          </table:table-cell>
          <table:table-cell office:value-type="float" office:value="584.384" calcext:value-type="float">
            <text:p>584.384</text:p>
          </table:table-cell>
          <table:table-cell office:value-type="float" office:value="586.384" calcext:value-type="float">
            <text:p>586.384</text:p>
          </table:table-cell>
          <table:table-cell office:value-type="float" office:value="588.386" calcext:value-type="float">
            <text:p>588.386</text:p>
          </table:table-cell>
          <table:table-cell office:value-type="float" office:value="590.381" calcext:value-type="float">
            <text:p>590.381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6.382" calcext:value-type="float">
            <text:p>606.382</text:p>
          </table:table-cell>
          <table:table-cell table:number-columns-repeated="3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10.383" calcext:value-type="float">
            <text:p>610.383</text:p>
          </table:table-cell>
          <table:table-cell office:value-type="float" office:value="611.381" calcext:value-type="float">
            <text:p>611.381</text:p>
          </table:table-cell>
          <table:table-cell office:value-type="float" office:value="611.384" calcext:value-type="float">
            <text:p>611.384</text:p>
          </table:table-cell>
          <table:table-cell office:value-type="float" office:value="780.372" calcext:value-type="float">
            <text:p>780.372</text:p>
          </table:table-cell>
          <table:table-cell office:value-type="float" office:value="781.371" calcext:value-type="float">
            <text:p>781.371</text:p>
          </table:table-cell>
          <table:table-cell table:number-columns-repeated="2" office:value-type="float" office:value="782.373" calcext:value-type="float">
            <text:p>782.373</text:p>
          </table:table-cell>
          <table:table-cell table:number-columns-repeated="2" office:value-type="float" office:value="783.372" calcext:value-type="float">
            <text:p>783.372</text:p>
          </table:table-cell>
          <table:table-cell office:value-type="float" office:value="783.375" calcext:value-type="float">
            <text:p>783.375</text:p>
          </table:table-cell>
          <table:table-cell office:value-type="float" office:value="785.376" calcext:value-type="float">
            <text:p>785.376</text:p>
          </table:table-cell>
          <table:table-cell office:value-type="float" office:value="998.371" calcext:value-type="float">
            <text:p>998.371</text:p>
          </table:table-cell>
          <table:table-cell office:value-type="float" office:value="999.372" calcext:value-type="float">
            <text:p>999.372</text:p>
          </table:table-cell>
          <table:table-cell office:value-type="float" office:value="1003.373" calcext:value-type="float">
            <text:p>1003.373</text:p>
          </table:table-cell>
          <table:table-cell office:value-type="float" office:value="1004.375" calcext:value-type="float">
            <text:p>1004.375</text:p>
          </table:table-cell>
          <table:table-cell office:value-type="float" office:value="1306.366" calcext:value-type="float">
            <text:p>1306.366</text:p>
          </table:table-cell>
          <table:table-cell office:value-type="float" office:value="1308.366" calcext:value-type="float">
            <text:p>1308.366</text:p>
          </table:table-cell>
          <table:table-cell office:value-type="float" office:value="1309.365" calcext:value-type="float">
            <text:p>1309.365</text:p>
          </table:table-cell>
          <table:table-cell office:value-type="float" office:value="1310.366" calcext:value-type="float">
            <text:p>1310.366</text:p>
          </table:table-cell>
          <table:table-cell office:value-type="float" office:value="1311.362" calcext:value-type="float">
            <text:p>1311.362</text:p>
          </table:table-cell>
          <table:table-cell office:value-type="float" office:value="1311.367" calcext:value-type="float">
            <text:p>1311.367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6.367" calcext:value-type="float">
            <text:p>1316.367</text:p>
          </table:table-cell>
          <table:table-cell office:value-type="float" office:value="1317.367" calcext:value-type="float">
            <text:p>1317.367</text:p>
          </table:table-cell>
          <table:table-cell office:value-type="float" office:value="1318.366" calcext:value-type="float">
            <text:p>1318.366</text:p>
          </table:table-cell>
          <table:table-cell office:value-type="float" office:value="1320.364" calcext:value-type="float">
            <text:p>1320.364</text:p>
          </table:table-cell>
          <table:table-cell office:value-type="float" office:value="1394.365" calcext:value-type="float">
            <text:p>1394.365</text:p>
          </table:table-cell>
          <table:table-cell office:value-type="float" office:value="1398.364" calcext:value-type="float">
            <text:p>1398.364</text:p>
          </table:table-cell>
          <table:table-cell office:value-type="float" office:value="1401.363" calcext:value-type="float">
            <text:p>1401.363</text:p>
          </table:table-cell>
          <table:table-cell office:value-type="float" office:value="1546.365" calcext:value-type="float">
            <text:p>1546.365</text:p>
          </table:table-cell>
          <table:table-cell office:value-type="float" office:value="1547.365" calcext:value-type="float">
            <text:p>1547.365</text:p>
          </table:table-cell>
          <table:table-cell office:value-type="float" office:value="1548.369" calcext:value-type="float">
            <text:p>1548.369</text:p>
          </table:table-cell>
          <table:table-cell office:value-type="float" office:value="1549.362" calcext:value-type="float">
            <text:p>1549.362</text:p>
          </table:table-cell>
          <table:table-cell office:value-type="float" office:value="1551.364" calcext:value-type="float">
            <text:p>1551.364</text:p>
          </table:table-cell>
          <table:table-cell office:value-type="float" office:value="1652.359" calcext:value-type="float">
            <text:p>1652.359</text:p>
          </table:table-cell>
          <table:table-cell office:value-type="float" office:value="1823.356" calcext:value-type="float">
            <text:p>1823.356</text:p>
          </table:table-cell>
          <table:table-cell office:value-type="float" office:value="1824.358" calcext:value-type="float">
            <text:p>1824.358</text:p>
          </table:table-cell>
          <table:table-cell office:value-type="float" office:value="1825.359" calcext:value-type="float">
            <text:p>1825.359</text:p>
          </table:table-cell>
          <table:table-cell office:value-type="float" office:value="1829.356" calcext:value-type="float">
            <text:p>1829.356</text:p>
          </table:table-cell>
          <table:table-cell office:value-type="float" office:value="1882.352" calcext:value-type="float">
            <text:p>1882.352</text:p>
          </table:table-cell>
          <table:table-cell office:value-type="float" office:value="1888.354" calcext:value-type="float">
            <text:p>1888.354</text:p>
          </table:table-cell>
          <table:table-cell office:value-type="float" office:value="2333.339" calcext:value-type="float">
            <text:p>2333.339</text:p>
          </table:table-cell>
          <table:table-cell office:value-type="float" office:value="3210" calcext:value-type="float">
            <text:p>3210</text:p>
          </table:table-cell>
          <table:table-cell office:value-type="float" office:value="3310" calcext:value-type="float">
            <text:p>331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109:.CV109])" office:value-type="float" office:value="182.393" calcext:value-type="float">
            <text:p>182.393</text:p>
          </table:table-cell>
          <table:table-cell table:formula="of:=AVERAGE([.A109:.CT109])" office:value-type="float" office:value="802.364765306123" calcext:value-type="float">
            <text:p>802.3647653061</text:p>
          </table:table-cell>
          <table:table-cell table:formula="of:=AVERAGE([.A109:.CV109])" office:value-type="float" office:value="852.71747" calcext:value-type="float">
            <text:p>852.71747</text:p>
          </table:table-cell>
          <table:table-cell table:formula="of:=MAX([.A109:.CV109])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81.393" calcext:value-type="float">
            <text:p>181.393</text:p>
          </table:table-cell>
          <table:table-cell office:value-type="float" office:value="182.393" calcext:value-type="float">
            <text:p>182.393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89.393" calcext:value-type="float">
            <text:p>189.393</text:p>
          </table:table-cell>
          <table:table-cell office:value-type="float" office:value="197.394" calcext:value-type="float">
            <text:p>197.394</text:p>
          </table:table-cell>
          <table:table-cell table:number-columns-repeated="5" office:value-type="float" office:value="197.395" calcext:value-type="float">
            <text:p>197.395</text:p>
          </table:table-cell>
          <table:table-cell table:number-columns-repeated="8" office:value-type="float" office:value="198.394" calcext:value-type="float">
            <text:p>198.394</text:p>
          </table:table-cell>
          <table:table-cell table:number-columns-repeated="2" office:value-type="float" office:value="199.394" calcext:value-type="float">
            <text:p>199.394</text:p>
          </table:table-cell>
          <table:table-cell table:number-columns-repeated="2" office:value-type="float" office:value="201.394" calcext:value-type="float">
            <text:p>201.394</text:p>
          </table:table-cell>
          <table:table-cell table:number-columns-repeated="2" office:value-type="float" office:value="320.385" calcext:value-type="float">
            <text:p>320.385</text:p>
          </table:table-cell>
          <table:table-cell office:value-type="float" office:value="323.385" calcext:value-type="float">
            <text:p>323.385</text:p>
          </table:table-cell>
          <table:table-cell office:value-type="float" office:value="561.386" calcext:value-type="float">
            <text:p>561.386</text:p>
          </table:table-cell>
          <table:table-cell office:value-type="float" office:value="570.385" calcext:value-type="float">
            <text:p>570.385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4.383" calcext:value-type="float">
            <text:p>574.383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6.386" calcext:value-type="float">
            <text:p>576.386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8.385" calcext:value-type="float">
            <text:p>578.385</text:p>
          </table:table-cell>
          <table:table-cell table:number-columns-repeated="2" office:value-type="float" office:value="579.383" calcext:value-type="float">
            <text:p>579.383</text:p>
          </table:table-cell>
          <table:table-cell office:value-type="float" office:value="580.382" calcext:value-type="float">
            <text:p>580.382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1.385" calcext:value-type="float">
            <text:p>581.385</text:p>
          </table:table-cell>
          <table:table-cell office:value-type="float" office:value="583.382" calcext:value-type="float">
            <text:p>583.382</text:p>
          </table:table-cell>
          <table:table-cell office:value-type="float" office:value="586.382" calcext:value-type="float">
            <text:p>586.382</text:p>
          </table:table-cell>
          <table:table-cell office:value-type="float" office:value="589.381" calcext:value-type="float">
            <text:p>589.381</text:p>
          </table:table-cell>
          <table:table-cell office:value-type="float" office:value="589.384" calcext:value-type="float">
            <text:p>589.384</text:p>
          </table:table-cell>
          <table:table-cell office:value-type="float" office:value="602.383" calcext:value-type="float">
            <text:p>602.383</text:p>
          </table:table-cell>
          <table:table-cell office:value-type="float" office:value="604.384" calcext:value-type="float">
            <text:p>604.384</text:p>
          </table:table-cell>
          <table:table-cell office:value-type="float" office:value="606.381" calcext:value-type="float">
            <text:p>606.381</text:p>
          </table:table-cell>
          <table:table-cell table:number-columns-repeated="2" office:value-type="float" office:value="606.382" calcext:value-type="float">
            <text:p>606.382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9.382" calcext:value-type="float">
            <text:p>609.382</text:p>
          </table:table-cell>
          <table:table-cell office:value-type="float" office:value="781.372" calcext:value-type="float">
            <text:p>781.372</text:p>
          </table:table-cell>
          <table:table-cell office:value-type="float" office:value="781.374" calcext:value-type="float">
            <text:p>781.374</text:p>
          </table:table-cell>
          <table:table-cell table:number-columns-repeated="5" office:value-type="float" office:value="782.372" calcext:value-type="float">
            <text:p>782.372</text:p>
          </table:table-cell>
          <table:table-cell office:value-type="float" office:value="784.374" calcext:value-type="float">
            <text:p>784.374</text:p>
          </table:table-cell>
          <table:table-cell office:value-type="float" office:value="1004.379" calcext:value-type="float">
            <text:p>1004.379</text:p>
          </table:table-cell>
          <table:table-cell office:value-type="float" office:value="1294.369" calcext:value-type="float">
            <text:p>1294.369</text:p>
          </table:table-cell>
          <table:table-cell office:value-type="float" office:value="1308.364" calcext:value-type="float">
            <text:p>1308.364</text:p>
          </table:table-cell>
          <table:table-cell office:value-type="float" office:value="1309.365" calcext:value-type="float">
            <text:p>1309.365</text:p>
          </table:table-cell>
          <table:table-cell office:value-type="float" office:value="1310.373" calcext:value-type="float">
            <text:p>1310.373</text:p>
          </table:table-cell>
          <table:table-cell table:number-columns-repeated="2" office:value-type="float" office:value="1311.366" calcext:value-type="float">
            <text:p>1311.366</text:p>
          </table:table-cell>
          <table:table-cell office:value-type="float" office:value="1312.366" calcext:value-type="float">
            <text:p>1312.366</text:p>
          </table:table-cell>
          <table:table-cell office:value-type="float" office:value="1312.372" calcext:value-type="float">
            <text:p>1312.372</text:p>
          </table:table-cell>
          <table:table-cell office:value-type="float" office:value="1313.369" calcext:value-type="float">
            <text:p>1313.369</text:p>
          </table:table-cell>
          <table:table-cell office:value-type="float" office:value="1313.371" calcext:value-type="float">
            <text:p>1313.371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4.368" calcext:value-type="float">
            <text:p>1314.368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5.37" calcext:value-type="float">
            <text:p>1315.37</text:p>
          </table:table-cell>
          <table:table-cell office:value-type="float" office:value="1315.371" calcext:value-type="float">
            <text:p>1315.371</text:p>
          </table:table-cell>
          <table:table-cell office:value-type="float" office:value="1317.37" calcext:value-type="float">
            <text:p>1317.37</text:p>
          </table:table-cell>
          <table:table-cell office:value-type="float" office:value="1319.373" calcext:value-type="float">
            <text:p>1319.373</text:p>
          </table:table-cell>
          <table:table-cell office:value-type="float" office:value="1394.365" calcext:value-type="float">
            <text:p>1394.365</text:p>
          </table:table-cell>
          <table:table-cell office:value-type="float" office:value="1395.369" calcext:value-type="float">
            <text:p>1395.369</text:p>
          </table:table-cell>
          <table:table-cell office:value-type="float" office:value="1397.365" calcext:value-type="float">
            <text:p>1397.365</text:p>
          </table:table-cell>
          <table:table-cell office:value-type="float" office:value="1397.367" calcext:value-type="float">
            <text:p>1397.367</text:p>
          </table:table-cell>
          <table:table-cell table:number-columns-repeated="2" office:value-type="float" office:value="1399.367" calcext:value-type="float">
            <text:p>1399.367</text:p>
          </table:table-cell>
          <table:table-cell office:value-type="float" office:value="1399.369" calcext:value-type="float">
            <text:p>1399.369</text:p>
          </table:table-cell>
          <table:table-cell office:value-type="float" office:value="1400.367" calcext:value-type="float">
            <text:p>1400.367</text:p>
          </table:table-cell>
          <table:table-cell office:value-type="float" office:value="1546.365" calcext:value-type="float">
            <text:p>1546.365</text:p>
          </table:table-cell>
          <table:table-cell office:value-type="float" office:value="1653.358" calcext:value-type="float">
            <text:p>1653.358</text:p>
          </table:table-cell>
          <table:table-cell office:value-type="float" office:value="1820.354" calcext:value-type="float">
            <text:p>1820.354</text:p>
          </table:table-cell>
          <table:table-cell office:value-type="float" office:value="1829.359" calcext:value-type="float">
            <text:p>1829.359</text:p>
          </table:table-cell>
          <table:table-cell office:value-type="float" office:value="1888.353" calcext:value-type="float">
            <text:p>1888.353</text:p>
          </table:table-cell>
          <table:table-cell office:value-type="float" office:value="1890.358" calcext:value-type="float">
            <text:p>1890.358</text:p>
          </table:table-cell>
          <table:table-cell office:value-type="float" office:value="2330.34" calcext:value-type="float">
            <text:p>2330.34</text:p>
          </table:table-cell>
          <table:table-cell office:value-type="float" office:value="2333.346" calcext:value-type="float">
            <text:p>2333.346</text:p>
          </table:table-cell>
          <table:table-cell office:value-type="float" office:value="2334.34" calcext:value-type="float">
            <text:p>2334.34</text:p>
          </table:table-cell>
          <table:table-cell office:value-type="float" office:value="3310" calcext:value-type="float">
            <text:p>331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110:.CV110])" office:value-type="float" office:value="181.393" calcext:value-type="float">
            <text:p>181.393</text:p>
          </table:table-cell>
          <table:table-cell table:formula="of:=AVERAGE([.A110:.CT110])" office:value-type="float" office:value="824.082367346939" calcext:value-type="float">
            <text:p>824.0823673469</text:p>
          </table:table-cell>
          <table:table-cell table:formula="of:=AVERAGE([.A110:.CV110])" office:value-type="float" office:value="874.00072" calcext:value-type="float">
            <text:p>874.00072</text:p>
          </table:table-cell>
          <table:table-cell table:formula="of:=MAX([.A110:.CV110])" office:value-type="float" office:value="3330" calcext:value-type="float">
            <text:p>3330</text:p>
          </table:table-cell>
        </table:table-row>
        <table:table-row table:style-name="ro1">
          <table:table-cell table:number-columns-repeated="2" office:value-type="float" office:value="197.394" calcext:value-type="float">
            <text:p>197.394</text:p>
          </table:table-cell>
          <table:table-cell table:number-columns-repeated="4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2"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5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2.386" calcext:value-type="float">
            <text:p>322.386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1.385" calcext:value-type="float">
            <text:p>571.385</text:p>
          </table:table-cell>
          <table:table-cell office:value-type="float" office:value="573.387" calcext:value-type="float">
            <text:p>573.387</text:p>
          </table:table-cell>
          <table:table-cell office:value-type="float" office:value="576.386" calcext:value-type="float">
            <text:p>576.386</text:p>
          </table:table-cell>
          <table:table-cell office:value-type="float" office:value="577.385" calcext:value-type="float">
            <text:p>577.385</text:p>
          </table:table-cell>
          <table:table-cell office:value-type="float" office:value="578.384" calcext:value-type="float">
            <text:p>578.384</text:p>
          </table:table-cell>
          <table:table-cell table:number-columns-repeated="2" office:value-type="float" office:value="579.384" calcext:value-type="float">
            <text:p>579.384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4.383" calcext:value-type="float">
            <text:p>584.383</text:p>
          </table:table-cell>
          <table:table-cell office:value-type="float" office:value="584.384" calcext:value-type="float">
            <text:p>584.384</text:p>
          </table:table-cell>
          <table:table-cell office:value-type="float" office:value="585.386" calcext:value-type="float">
            <text:p>585.386</text:p>
          </table:table-cell>
          <table:table-cell office:value-type="float" office:value="587.384" calcext:value-type="float">
            <text:p>587.384</text:p>
          </table:table-cell>
          <table:table-cell office:value-type="float" office:value="591.383" calcext:value-type="float">
            <text:p>591.383</text:p>
          </table:table-cell>
          <table:table-cell office:value-type="float" office:value="602.382" calcext:value-type="float">
            <text:p>602.382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3.383" calcext:value-type="float">
            <text:p>603.383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4.385" calcext:value-type="float">
            <text:p>604.385</text:p>
          </table:table-cell>
          <table:table-cell office:value-type="float" office:value="605.382" calcext:value-type="float">
            <text:p>605.382</text:p>
          </table:table-cell>
          <table:table-cell table:number-columns-repeated="2" office:value-type="float" office:value="605.384" calcext:value-type="float">
            <text:p>605.384</text:p>
          </table:table-cell>
          <table:table-cell office:value-type="float" office:value="606.382" calcext:value-type="float">
            <text:p>606.382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10.383" calcext:value-type="float">
            <text:p>610.383</text:p>
          </table:table-cell>
          <table:table-cell office:value-type="float" office:value="611.384" calcext:value-type="float">
            <text:p>611.384</text:p>
          </table:table-cell>
          <table:table-cell office:value-type="float" office:value="780.372" calcext:value-type="float">
            <text:p>780.372</text:p>
          </table:table-cell>
          <table:table-cell office:value-type="float" office:value="781.372" calcext:value-type="float">
            <text:p>781.372</text:p>
          </table:table-cell>
          <table:table-cell table:number-columns-repeated="2" office:value-type="float" office:value="782.372" calcext:value-type="float">
            <text:p>782.372</text:p>
          </table:table-cell>
          <table:table-cell office:value-type="float" office:value="782.374" calcext:value-type="float">
            <text:p>782.374</text:p>
          </table:table-cell>
          <table:table-cell office:value-type="float" office:value="783.37" calcext:value-type="float">
            <text:p>783.37</text:p>
          </table:table-cell>
          <table:table-cell table:number-columns-repeated="2" office:value-type="float" office:value="783.372" calcext:value-type="float">
            <text:p>783.372</text:p>
          </table:table-cell>
          <table:table-cell office:value-type="float" office:value="783.373" calcext:value-type="float">
            <text:p>783.373</text:p>
          </table:table-cell>
          <table:table-cell office:value-type="float" office:value="784.373" calcext:value-type="float">
            <text:p>784.373</text:p>
          </table:table-cell>
          <table:table-cell office:value-type="float" office:value="785.375" calcext:value-type="float">
            <text:p>785.375</text:p>
          </table:table-cell>
          <table:table-cell office:value-type="float" office:value="1291.365" calcext:value-type="float">
            <text:p>1291.365</text:p>
          </table:table-cell>
          <table:table-cell office:value-type="float" office:value="1308.366" calcext:value-type="float">
            <text:p>1308.366</text:p>
          </table:table-cell>
          <table:table-cell office:value-type="float" office:value="1308.368" calcext:value-type="float">
            <text:p>1308.368</text:p>
          </table:table-cell>
          <table:table-cell office:value-type="float" office:value="1311.366" calcext:value-type="float">
            <text:p>1311.366</text:p>
          </table:table-cell>
          <table:table-cell office:value-type="float" office:value="1311.368" calcext:value-type="float">
            <text:p>1311.368</text:p>
          </table:table-cell>
          <table:table-cell office:value-type="float" office:value="1312.366" calcext:value-type="float">
            <text:p>1312.366</text:p>
          </table:table-cell>
          <table:table-cell office:value-type="float" office:value="1312.369" calcext:value-type="float">
            <text:p>1312.369</text:p>
          </table:table-cell>
          <table:table-cell office:value-type="float" office:value="1313.365" calcext:value-type="float">
            <text:p>1313.365</text:p>
          </table:table-cell>
          <table:table-cell office:value-type="float" office:value="1313.372" calcext:value-type="float">
            <text:p>1313.372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5.368" calcext:value-type="float">
            <text:p>1315.368</text:p>
          </table:table-cell>
          <table:table-cell office:value-type="float" office:value="1316.367" calcext:value-type="float">
            <text:p>1316.367</text:p>
          </table:table-cell>
          <table:table-cell office:value-type="float" office:value="1316.37" calcext:value-type="float">
            <text:p>1316.37</text:p>
          </table:table-cell>
          <table:table-cell office:value-type="float" office:value="1317.371" calcext:value-type="float">
            <text:p>1317.371</text:p>
          </table:table-cell>
          <table:table-cell office:value-type="float" office:value="1318.372" calcext:value-type="float">
            <text:p>1318.372</text:p>
          </table:table-cell>
          <table:table-cell office:value-type="float" office:value="1393.365" calcext:value-type="float">
            <text:p>1393.365</text:p>
          </table:table-cell>
          <table:table-cell office:value-type="float" office:value="1397.364" calcext:value-type="float">
            <text:p>1397.364</text:p>
          </table:table-cell>
          <table:table-cell office:value-type="float" office:value="1398.367" calcext:value-type="float">
            <text:p>1398.367</text:p>
          </table:table-cell>
          <table:table-cell office:value-type="float" office:value="1400.365" calcext:value-type="float">
            <text:p>1400.365</text:p>
          </table:table-cell>
          <table:table-cell office:value-type="float" office:value="1401.366" calcext:value-type="float">
            <text:p>1401.366</text:p>
          </table:table-cell>
          <table:table-cell office:value-type="float" office:value="1548.366" calcext:value-type="float">
            <text:p>1548.366</text:p>
          </table:table-cell>
          <table:table-cell office:value-type="float" office:value="1552.365" calcext:value-type="float">
            <text:p>1552.365</text:p>
          </table:table-cell>
          <table:table-cell office:value-type="float" office:value="1653.359" calcext:value-type="float">
            <text:p>1653.359</text:p>
          </table:table-cell>
          <table:table-cell office:value-type="float" office:value="1658.362" calcext:value-type="float">
            <text:p>1658.362</text:p>
          </table:table-cell>
          <table:table-cell office:value-type="float" office:value="1669.364" calcext:value-type="float">
            <text:p>1669.364</text:p>
          </table:table-cell>
          <table:table-cell office:value-type="float" office:value="1814.356" calcext:value-type="float">
            <text:p>1814.356</text:p>
          </table:table-cell>
          <table:table-cell office:value-type="float" office:value="1845.356" calcext:value-type="float">
            <text:p>1845.356</text:p>
          </table:table-cell>
          <table:table-cell office:value-type="float" office:value="1851.359" calcext:value-type="float">
            <text:p>1851.359</text:p>
          </table:table-cell>
          <table:table-cell office:value-type="float" office:value="1883.354" calcext:value-type="float">
            <text:p>1883.354</text:p>
          </table:table-cell>
          <table:table-cell office:value-type="float" office:value="1893.356" calcext:value-type="float">
            <text:p>1893.356</text:p>
          </table:table-cell>
          <table:table-cell office:value-type="float" office:value="2325.339" calcext:value-type="float">
            <text:p>2325.339</text:p>
          </table:table-cell>
          <table:table-cell office:value-type="float" office:value="2333.338" calcext:value-type="float">
            <text:p>2333.338</text:p>
          </table:table-cell>
          <table:table-cell office:value-type="float" office:value="2333.345" calcext:value-type="float">
            <text:p>2333.345</text:p>
          </table:table-cell>
          <table:table-cell office:value-type="float" office:value="2334.345" calcext:value-type="float">
            <text:p>2334.345</text:p>
          </table:table-cell>
          <table:table-cell office:value-type="float" office:value="2338.35" calcext:value-type="float">
            <text:p>2338.35</text:p>
          </table:table-cell>
          <table:table-cell office:value-type="float" office:value="2339.338" calcext:value-type="float">
            <text:p>2339.338</text:p>
          </table:table-cell>
          <table:table-cell office:value-type="float" office:value="3006.315" calcext:value-type="float">
            <text:p>3006.315</text:p>
          </table:table-cell>
          <table:table-cell office:value-type="float" office:value="3310" calcext:value-type="float">
            <text:p>331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111:.CV111])" office:value-type="float" office:value="197.394" calcext:value-type="float">
            <text:p>197.394</text:p>
          </table:table-cell>
          <table:table-cell table:formula="of:=AVERAGE([.A111:.CT111])" office:value-type="float" office:value="925.661306122449" calcext:value-type="float">
            <text:p>925.6613061225</text:p>
          </table:table-cell>
          <table:table-cell table:formula="of:=AVERAGE([.A111:.CV111])" office:value-type="float" office:value="973.54808" calcext:value-type="float">
            <text:p>973.54808</text:p>
          </table:table-cell>
          <table:table-cell table:formula="of:=MAX([.A111:.CV111])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83.393" calcext:value-type="float">
            <text:p>183.393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89.393" calcext:value-type="float">
            <text:p>189.393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3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10" office:value-type="float" office:value="201.394" calcext:value-type="float">
            <text:p>201.394</text:p>
          </table:table-cell>
          <table:table-cell office:value-type="float" office:value="323.385" calcext:value-type="float">
            <text:p>323.385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564.38" calcext:value-type="float">
            <text:p>564.38</text:p>
          </table:table-cell>
          <table:table-cell office:value-type="float" office:value="564.385" calcext:value-type="float">
            <text:p>564.385</text:p>
          </table:table-cell>
          <table:table-cell table:number-columns-repeated="2" office:value-type="float" office:value="567.383" calcext:value-type="float">
            <text:p>567.383</text:p>
          </table:table-cell>
          <table:table-cell office:value-type="float" office:value="569.383" calcext:value-type="float">
            <text:p>569.383</text:p>
          </table:table-cell>
          <table:table-cell table:number-columns-repeated="2" office:value-type="float" office:value="570.383" calcext:value-type="float">
            <text:p>570.383</text:p>
          </table:table-cell>
          <table:table-cell table:number-columns-repeated="2" office:value-type="float" office:value="571.383" calcext:value-type="float">
            <text:p>571.383</text:p>
          </table:table-cell>
          <table:table-cell office:value-type="float" office:value="576.386" calcext:value-type="float">
            <text:p>576.386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7.387" calcext:value-type="float">
            <text:p>577.387</text:p>
          </table:table-cell>
          <table:table-cell table:number-columns-repeated="2" office:value-type="float" office:value="579.386" calcext:value-type="float">
            <text:p>579.386</text:p>
          </table:table-cell>
          <table:table-cell office:value-type="float" office:value="581.383" calcext:value-type="float">
            <text:p>581.383</text:p>
          </table:table-cell>
          <table:table-cell office:value-type="float" office:value="585.386" calcext:value-type="float">
            <text:p>585.386</text:p>
          </table:table-cell>
          <table:table-cell office:value-type="float" office:value="590.384" calcext:value-type="float">
            <text:p>590.384</text:p>
          </table:table-cell>
          <table:table-cell office:value-type="float" office:value="593.385" calcext:value-type="float">
            <text:p>593.385</text:p>
          </table:table-cell>
          <table:table-cell office:value-type="float" office:value="602.382" calcext:value-type="float">
            <text:p>602.382</text:p>
          </table:table-cell>
          <table:table-cell office:value-type="float" office:value="604.383" calcext:value-type="float">
            <text:p>604.383</text:p>
          </table:table-cell>
          <table:table-cell office:value-type="float" office:value="604.384" calcext:value-type="float">
            <text:p>604.384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6.382" calcext:value-type="float">
            <text:p>606.382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08.381" calcext:value-type="float">
            <text:p>608.381</text:p>
          </table:table-cell>
          <table:table-cell office:value-type="float" office:value="780.371" calcext:value-type="float">
            <text:p>780.371</text:p>
          </table:table-cell>
          <table:table-cell office:value-type="float" office:value="781.369" calcext:value-type="float">
            <text:p>781.369</text:p>
          </table:table-cell>
          <table:table-cell office:value-type="float" office:value="781.372" calcext:value-type="float">
            <text:p>781.372</text:p>
          </table:table-cell>
          <table:table-cell table:number-columns-repeated="2" office:value-type="float" office:value="782.373" calcext:value-type="float">
            <text:p>782.373</text:p>
          </table:table-cell>
          <table:table-cell office:value-type="float" office:value="782.374" calcext:value-type="float">
            <text:p>782.374</text:p>
          </table:table-cell>
          <table:table-cell office:value-type="float" office:value="783.367" calcext:value-type="float">
            <text:p>783.367</text:p>
          </table:table-cell>
          <table:table-cell office:value-type="float" office:value="783.37" calcext:value-type="float">
            <text:p>783.37</text:p>
          </table:table-cell>
          <table:table-cell office:value-type="float" office:value="1291.368" calcext:value-type="float">
            <text:p>1291.368</text:p>
          </table:table-cell>
          <table:table-cell office:value-type="float" office:value="1307.364" calcext:value-type="float">
            <text:p>1307.364</text:p>
          </table:table-cell>
          <table:table-cell office:value-type="float" office:value="1307.367" calcext:value-type="float">
            <text:p>1307.367</text:p>
          </table:table-cell>
          <table:table-cell office:value-type="float" office:value="1309.366" calcext:value-type="float">
            <text:p>1309.366</text:p>
          </table:table-cell>
          <table:table-cell office:value-type="float" office:value="1309.367" calcext:value-type="float">
            <text:p>1309.367</text:p>
          </table:table-cell>
          <table:table-cell office:value-type="float" office:value="1310.366" calcext:value-type="float">
            <text:p>1310.366</text:p>
          </table:table-cell>
          <table:table-cell office:value-type="float" office:value="1311.366" calcext:value-type="float">
            <text:p>1311.366</text:p>
          </table:table-cell>
          <table:table-cell office:value-type="float" office:value="1312.368" calcext:value-type="float">
            <text:p>1312.368</text:p>
          </table:table-cell>
          <table:table-cell office:value-type="float" office:value="1313.365" calcext:value-type="float">
            <text:p>1313.365</text:p>
          </table:table-cell>
          <table:table-cell table:number-columns-repeated="2" office:value-type="float" office:value="1313.368" calcext:value-type="float">
            <text:p>1313.368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4.368" calcext:value-type="float">
            <text:p>1314.368</text:p>
          </table:table-cell>
          <table:table-cell office:value-type="float" office:value="1316.369" calcext:value-type="float">
            <text:p>1316.369</text:p>
          </table:table-cell>
          <table:table-cell table:number-columns-repeated="3" office:value-type="float" office:value="1316.37" calcext:value-type="float">
            <text:p>1316.37</text:p>
          </table:table-cell>
          <table:table-cell office:value-type="float" office:value="1317.369" calcext:value-type="float">
            <text:p>1317.369</text:p>
          </table:table-cell>
          <table:table-cell office:value-type="float" office:value="1394.368" calcext:value-type="float">
            <text:p>1394.368</text:p>
          </table:table-cell>
          <table:table-cell office:value-type="float" office:value="1395.366" calcext:value-type="float">
            <text:p>1395.366</text:p>
          </table:table-cell>
          <table:table-cell office:value-type="float" office:value="1397.364" calcext:value-type="float">
            <text:p>1397.364</text:p>
          </table:table-cell>
          <table:table-cell office:value-type="float" office:value="1397.365" calcext:value-type="float">
            <text:p>1397.365</text:p>
          </table:table-cell>
          <table:table-cell office:value-type="float" office:value="1399.365" calcext:value-type="float">
            <text:p>1399.365</text:p>
          </table:table-cell>
          <table:table-cell office:value-type="float" office:value="1402.368" calcext:value-type="float">
            <text:p>1402.368</text:p>
          </table:table-cell>
          <table:table-cell office:value-type="float" office:value="1402.37" calcext:value-type="float">
            <text:p>1402.37</text:p>
          </table:table-cell>
          <table:table-cell office:value-type="float" office:value="1403.366" calcext:value-type="float">
            <text:p>1403.366</text:p>
          </table:table-cell>
          <table:table-cell office:value-type="float" office:value="1542.364" calcext:value-type="float">
            <text:p>1542.364</text:p>
          </table:table-cell>
          <table:table-cell office:value-type="float" office:value="1552.364" calcext:value-type="float">
            <text:p>1552.364</text:p>
          </table:table-cell>
          <table:table-cell office:value-type="float" office:value="1663.365" calcext:value-type="float">
            <text:p>1663.365</text:p>
          </table:table-cell>
          <table:table-cell office:value-type="float" office:value="1664.363" calcext:value-type="float">
            <text:p>1664.363</text:p>
          </table:table-cell>
          <table:table-cell office:value-type="float" office:value="2042.344" calcext:value-type="float">
            <text:p>2042.344</text:p>
          </table:table-cell>
          <table:table-cell office:value-type="float" office:value="2094.347" calcext:value-type="float">
            <text:p>2094.347</text:p>
          </table:table-cell>
          <table:table-cell office:value-type="float" office:value="2329.338" calcext:value-type="float">
            <text:p>2329.338</text:p>
          </table:table-cell>
          <table:table-cell office:value-type="float" office:value="2330.342" calcext:value-type="float">
            <text:p>2330.342</text:p>
          </table:table-cell>
          <table:table-cell office:value-type="float" office:value="2334.346" calcext:value-type="float">
            <text:p>2334.346</text:p>
          </table:table-cell>
          <table:table-cell office:value-type="float" office:value="3310" calcext:value-type="float">
            <text:p>331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112:.CV112])" office:value-type="float" office:value="183.393" calcext:value-type="float">
            <text:p>183.393</text:p>
          </table:table-cell>
          <table:table-cell table:formula="of:=AVERAGE([.A112:.CT112])" office:value-type="float" office:value="819.878142857143" calcext:value-type="float">
            <text:p>819.8781428571</text:p>
          </table:table-cell>
          <table:table-cell table:formula="of:=AVERAGE([.A112:.CV112])" office:value-type="float" office:value="869.88058" calcext:value-type="float">
            <text:p>869.88058</text:p>
          </table:table-cell>
          <table:table-cell table:formula="of:=MAX([.A112:.CV112])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84.393" calcext:value-type="float">
            <text:p>184.393</text:p>
          </table:table-cell>
          <table:table-cell table:number-columns-repeated="2" office:value-type="float" office:value="185.393" calcext:value-type="float">
            <text:p>185.393</text:p>
          </table:table-cell>
          <table:table-cell office:value-type="float" office:value="187.394" calcext:value-type="float">
            <text:p>187.394</text:p>
          </table:table-cell>
          <table:table-cell table:number-columns-repeated="2" office:value-type="float" office:value="196.394" calcext:value-type="float">
            <text:p>196.394</text:p>
          </table:table-cell>
          <table:table-cell table:number-columns-repeated="3" office:value-type="float" office:value="197.394" calcext:value-type="float">
            <text:p>197.394</text:p>
          </table:table-cell>
          <table:table-cell table:number-columns-repeated="4" office:value-type="float" office:value="197.395" calcext:value-type="float">
            <text:p>197.395</text:p>
          </table:table-cell>
          <table:table-cell table:number-columns-repeated="6" office:value-type="float" office:value="198.394" calcext:value-type="float">
            <text:p>198.394</text:p>
          </table:table-cell>
          <table:table-cell table:number-columns-repeated="4" office:value-type="float" office:value="199.394" calcext:value-type="float">
            <text:p>199.394</text:p>
          </table:table-cell>
          <table:table-cell table:number-columns-repeated="4" office:value-type="float" office:value="200.394" calcext:value-type="float">
            <text:p>200.394</text:p>
          </table:table-cell>
          <table:table-cell table:number-columns-repeated="7" office:value-type="float" office:value="201.394" calcext:value-type="float">
            <text:p>201.394</text:p>
          </table:table-cell>
          <table:table-cell office:value-type="float" office:value="318.385" calcext:value-type="float">
            <text:p>318.385</text:p>
          </table:table-cell>
          <table:table-cell office:value-type="float" office:value="323.385" calcext:value-type="float">
            <text:p>323.385</text:p>
          </table:table-cell>
          <table:table-cell office:value-type="float" office:value="565.384" calcext:value-type="float">
            <text:p>565.384</text:p>
          </table:table-cell>
          <table:table-cell office:value-type="float" office:value="566.383" calcext:value-type="float">
            <text:p>566.383</text:p>
          </table:table-cell>
          <table:table-cell office:value-type="float" office:value="569.383" calcext:value-type="float">
            <text:p>569.383</text:p>
          </table:table-cell>
          <table:table-cell office:value-type="float" office:value="573.385" calcext:value-type="float">
            <text:p>573.385</text:p>
          </table:table-cell>
          <table:table-cell office:value-type="float" office:value="573.387" calcext:value-type="float">
            <text:p>573.387</text:p>
          </table:table-cell>
          <table:table-cell table:number-columns-repeated="2" office:value-type="float" office:value="575.384" calcext:value-type="float">
            <text:p>575.384</text:p>
          </table:table-cell>
          <table:table-cell office:value-type="float" office:value="575.385" calcext:value-type="float">
            <text:p>575.385</text:p>
          </table:table-cell>
          <table:table-cell office:value-type="float" office:value="577.385" calcext:value-type="float">
            <text:p>577.385</text:p>
          </table:table-cell>
          <table:table-cell table:number-columns-repeated="2" office:value-type="float" office:value="578.384" calcext:value-type="float">
            <text:p>578.384</text:p>
          </table:table-cell>
          <table:table-cell office:value-type="float" office:value="580.383" calcext:value-type="float">
            <text:p>580.383</text:p>
          </table:table-cell>
          <table:table-cell office:value-type="float" office:value="580.386" calcext:value-type="float">
            <text:p>580.386</text:p>
          </table:table-cell>
          <table:table-cell office:value-type="float" office:value="581.383" calcext:value-type="float">
            <text:p>581.383</text:p>
          </table:table-cell>
          <table:table-cell office:value-type="float" office:value="582.386" calcext:value-type="float">
            <text:p>582.386</text:p>
          </table:table-cell>
          <table:table-cell office:value-type="float" office:value="584.386" calcext:value-type="float">
            <text:p>584.386</text:p>
          </table:table-cell>
          <table:table-cell office:value-type="float" office:value="586.385" calcext:value-type="float">
            <text:p>586.385</text:p>
          </table:table-cell>
          <table:table-cell office:value-type="float" office:value="588.384" calcext:value-type="float">
            <text:p>588.384</text:p>
          </table:table-cell>
          <table:table-cell office:value-type="float" office:value="604.383" calcext:value-type="float">
            <text:p>604.383</text:p>
          </table:table-cell>
          <table:table-cell office:value-type="float" office:value="606.383" calcext:value-type="float">
            <text:p>606.383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778.374" calcext:value-type="float">
            <text:p>778.374</text:p>
          </table:table-cell>
          <table:table-cell office:value-type="float" office:value="780.372" calcext:value-type="float">
            <text:p>780.372</text:p>
          </table:table-cell>
          <table:table-cell office:value-type="float" office:value="783.37" calcext:value-type="float">
            <text:p>783.37</text:p>
          </table:table-cell>
          <table:table-cell office:value-type="float" office:value="783.371" calcext:value-type="float">
            <text:p>783.371</text:p>
          </table:table-cell>
          <table:table-cell office:value-type="float" office:value="783.372" calcext:value-type="float">
            <text:p>783.372</text:p>
          </table:table-cell>
          <table:table-cell office:value-type="float" office:value="784.368" calcext:value-type="float">
            <text:p>784.368</text:p>
          </table:table-cell>
          <table:table-cell office:value-type="float" office:value="784.375" calcext:value-type="float">
            <text:p>784.375</text:p>
          </table:table-cell>
          <table:table-cell office:value-type="float" office:value="785.37" calcext:value-type="float">
            <text:p>785.37</text:p>
          </table:table-cell>
          <table:table-cell office:value-type="float" office:value="786.37" calcext:value-type="float">
            <text:p>786.37</text:p>
          </table:table-cell>
          <table:table-cell office:value-type="float" office:value="1311.368" calcext:value-type="float">
            <text:p>1311.368</text:p>
          </table:table-cell>
          <table:table-cell office:value-type="float" office:value="1312.366" calcext:value-type="float">
            <text:p>1312.366</text:p>
          </table:table-cell>
          <table:table-cell office:value-type="float" office:value="1313.368" calcext:value-type="float">
            <text:p>1313.368</text:p>
          </table:table-cell>
          <table:table-cell office:value-type="float" office:value="1314.368" calcext:value-type="float">
            <text:p>1314.368</text:p>
          </table:table-cell>
          <table:table-cell office:value-type="float" office:value="1315.368" calcext:value-type="float">
            <text:p>1315.368</text:p>
          </table:table-cell>
          <table:table-cell office:value-type="float" office:value="1315.369" calcext:value-type="float">
            <text:p>1315.369</text:p>
          </table:table-cell>
          <table:table-cell office:value-type="float" office:value="1315.37" calcext:value-type="float">
            <text:p>1315.37</text:p>
          </table:table-cell>
          <table:table-cell office:value-type="float" office:value="1316.368" calcext:value-type="float">
            <text:p>1316.368</text:p>
          </table:table-cell>
          <table:table-cell office:value-type="float" office:value="1317.37" calcext:value-type="float">
            <text:p>1317.37</text:p>
          </table:table-cell>
          <table:table-cell office:value-type="float" office:value="1387.367" calcext:value-type="float">
            <text:p>1387.367</text:p>
          </table:table-cell>
          <table:table-cell office:value-type="float" office:value="1390.365" calcext:value-type="float">
            <text:p>1390.365</text:p>
          </table:table-cell>
          <table:table-cell office:value-type="float" office:value="1394.365" calcext:value-type="float">
            <text:p>1394.365</text:p>
          </table:table-cell>
          <table:table-cell office:value-type="float" office:value="1395.365" calcext:value-type="float">
            <text:p>1395.365</text:p>
          </table:table-cell>
          <table:table-cell office:value-type="float" office:value="1395.366" calcext:value-type="float">
            <text:p>1395.366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399.367" calcext:value-type="float">
            <text:p>1399.367</text:p>
          </table:table-cell>
          <table:table-cell office:value-type="float" office:value="1399.368" calcext:value-type="float">
            <text:p>1399.368</text:p>
          </table:table-cell>
          <table:table-cell office:value-type="float" office:value="1404.365" calcext:value-type="float">
            <text:p>1404.365</text:p>
          </table:table-cell>
          <table:table-cell office:value-type="float" office:value="1546.364" calcext:value-type="float">
            <text:p>1546.364</text:p>
          </table:table-cell>
          <table:table-cell office:value-type="float" office:value="1548.363" calcext:value-type="float">
            <text:p>1548.363</text:p>
          </table:table-cell>
          <table:table-cell office:value-type="float" office:value="1556.363" calcext:value-type="float">
            <text:p>1556.363</text:p>
          </table:table-cell>
          <table:table-cell office:value-type="float" office:value="1825.354" calcext:value-type="float">
            <text:p>1825.354</text:p>
          </table:table-cell>
          <table:table-cell office:value-type="float" office:value="2090.343" calcext:value-type="float">
            <text:p>2090.343</text:p>
          </table:table-cell>
          <table:table-cell office:value-type="float" office:value="2331.34" calcext:value-type="float">
            <text:p>2331.34</text:p>
          </table:table-cell>
          <table:table-cell office:value-type="float" office:value="2331.345" calcext:value-type="float">
            <text:p>2331.345</text:p>
          </table:table-cell>
          <table:table-cell office:value-type="float" office:value="2335.34" calcext:value-type="float">
            <text:p>2335.34</text:p>
          </table:table-cell>
          <table:table-cell office:value-type="float" office:value="2335.346" calcext:value-type="float">
            <text:p>2335.346</text:p>
          </table:table-cell>
          <table:table-cell table:number-columns-repeated="2" office:value-type="float" office:value="2339.341" calcext:value-type="float">
            <text:p>2339.341</text:p>
          </table:table-cell>
          <table:table-cell office:value-type="float" office:value="3008.314" calcext:value-type="float">
            <text:p>3008.314</text:p>
          </table:table-cell>
          <table:table-cell office:value-type="float" office:value="3009.325" calcext:value-type="float">
            <text:p>3009.325</text:p>
          </table:table-cell>
          <table:table-cell office:value-type="float" office:value="3310" calcext:value-type="float">
            <text:p>331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113:.CV113])" office:value-type="float" office:value="184.393" calcext:value-type="float">
            <text:p>184.393</text:p>
          </table:table-cell>
          <table:table-cell table:formula="of:=AVERAGE([.A113:.CT113])" office:value-type="float" office:value="818.52093877551" calcext:value-type="float">
            <text:p>818.5209387755</text:p>
          </table:table-cell>
          <table:table-cell table:formula="of:=AVERAGE([.A113:.CV113])" office:value-type="float" office:value="868.55052" calcext:value-type="float">
            <text:p>868.55052</text:p>
          </table:table-cell>
          <table:table-cell table:formula="of:=MAX([.A113:.CV113])" office:value-type="float" office:value="3330" calcext:value-type="float">
            <text:p>3330</text:p>
          </table:table-cell>
        </table:table-row>
        <table:table-row table:style-name="ro1">
          <table:table-cell table:number-columns-repeated="2" office:value-type="float" office:value="183.393" calcext:value-type="float">
            <text:p>183.393</text:p>
          </table:table-cell>
          <table:table-cell table:number-columns-repeated="2"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table:number-columns-repeated="3" office:value-type="float" office:value="196.394" calcext:value-type="float">
            <text:p>196.394</text:p>
          </table:table-cell>
          <table:table-cell office:value-type="float" office:value="197.394" calcext:value-type="float">
            <text:p>197.394</text:p>
          </table:table-cell>
          <table:table-cell table:number-columns-repeated="9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table:number-columns-repeated="2" office:value-type="float" office:value="199.394" calcext:value-type="float">
            <text:p>199.394</text:p>
          </table:table-cell>
          <table:table-cell table:number-columns-repeated="4" office:value-type="float" office:value="200.394" calcext:value-type="float">
            <text:p>200.394</text:p>
          </table:table-cell>
          <table:table-cell table:number-columns-repeated="8" office:value-type="float" office:value="201.394" calcext:value-type="float">
            <text:p>201.394</text:p>
          </table:table-cell>
          <table:table-cell office:value-type="float" office:value="322.386" calcext:value-type="float">
            <text:p>322.386</text:p>
          </table:table-cell>
          <table:table-cell table:number-columns-repeated="3" office:value-type="float" office:value="324.386" calcext:value-type="float">
            <text:p>324.386</text:p>
          </table:table-cell>
          <table:table-cell office:value-type="float" office:value="557.386" calcext:value-type="float">
            <text:p>557.386</text:p>
          </table:table-cell>
          <table:table-cell office:value-type="float" office:value="563.383" calcext:value-type="float">
            <text:p>563.383</text:p>
          </table:table-cell>
          <table:table-cell office:value-type="float" office:value="568.383" calcext:value-type="float">
            <text:p>568.383</text:p>
          </table:table-cell>
          <table:table-cell office:value-type="float" office:value="568.385" calcext:value-type="float">
            <text:p>568.385</text:p>
          </table:table-cell>
          <table:table-cell office:value-type="float" office:value="569.385" calcext:value-type="float">
            <text:p>569.385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3.385" calcext:value-type="float">
            <text:p>573.385</text:p>
          </table:table-cell>
          <table:table-cell table:number-columns-repeated="2" office:value-type="float" office:value="575.385" calcext:value-type="float">
            <text:p>575.385</text:p>
          </table:table-cell>
          <table:table-cell office:value-type="float" office:value="575.386" calcext:value-type="float">
            <text:p>575.386</text:p>
          </table:table-cell>
          <table:table-cell table:number-columns-repeated="2" office:value-type="float" office:value="576.384" calcext:value-type="float">
            <text:p>576.384</text:p>
          </table:table-cell>
          <table:table-cell office:value-type="float" office:value="576.386" calcext:value-type="float">
            <text:p>576.386</text:p>
          </table:table-cell>
          <table:table-cell table:number-columns-repeated="2" office:value-type="float" office:value="579.384" calcext:value-type="float">
            <text:p>579.384</text:p>
          </table:table-cell>
          <table:table-cell office:value-type="float" office:value="584.386" calcext:value-type="float">
            <text:p>584.386</text:p>
          </table:table-cell>
          <table:table-cell office:value-type="float" office:value="588.386" calcext:value-type="float">
            <text:p>588.386</text:p>
          </table:table-cell>
          <table:table-cell office:value-type="float" office:value="589.381" calcext:value-type="float">
            <text:p>589.381</text:p>
          </table:table-cell>
          <table:table-cell office:value-type="float" office:value="590.385" calcext:value-type="float">
            <text:p>590.385</text:p>
          </table:table-cell>
          <table:table-cell office:value-type="float" office:value="604.384" calcext:value-type="float">
            <text:p>604.384</text:p>
          </table:table-cell>
          <table:table-cell table:number-columns-repeated="3" office:value-type="float" office:value="605.385" calcext:value-type="float">
            <text:p>605.385</text:p>
          </table:table-cell>
          <table:table-cell office:value-type="float" office:value="606.382" calcext:value-type="float">
            <text:p>606.382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11.382" calcext:value-type="float">
            <text:p>611.382</text:p>
          </table:table-cell>
          <table:table-cell office:value-type="float" office:value="778.375" calcext:value-type="float">
            <text:p>778.375</text:p>
          </table:table-cell>
          <table:table-cell office:value-type="float" office:value="781.375" calcext:value-type="float">
            <text:p>781.375</text:p>
          </table:table-cell>
          <table:table-cell office:value-type="float" office:value="784.373" calcext:value-type="float">
            <text:p>784.373</text:p>
          </table:table-cell>
          <table:table-cell office:value-type="float" office:value="786.372" calcext:value-type="float">
            <text:p>786.372</text:p>
          </table:table-cell>
          <table:table-cell office:value-type="float" office:value="996.377" calcext:value-type="float">
            <text:p>996.377</text:p>
          </table:table-cell>
          <table:table-cell office:value-type="float" office:value="1002.37" calcext:value-type="float">
            <text:p>1002.37</text:p>
          </table:table-cell>
          <table:table-cell office:value-type="float" office:value="1004.372" calcext:value-type="float">
            <text:p>1004.372</text:p>
          </table:table-cell>
          <table:table-cell office:value-type="float" office:value="1107.37" calcext:value-type="float">
            <text:p>1107.37</text:p>
          </table:table-cell>
          <table:table-cell office:value-type="float" office:value="1290.372" calcext:value-type="float">
            <text:p>1290.372</text:p>
          </table:table-cell>
          <table:table-cell office:value-type="float" office:value="1294.37" calcext:value-type="float">
            <text:p>1294.37</text:p>
          </table:table-cell>
          <table:table-cell office:value-type="float" office:value="1309.365" calcext:value-type="float">
            <text:p>1309.365</text:p>
          </table:table-cell>
          <table:table-cell office:value-type="float" office:value="1310.37" calcext:value-type="float">
            <text:p>1310.37</text:p>
          </table:table-cell>
          <table:table-cell office:value-type="float" office:value="1311.367" calcext:value-type="float">
            <text:p>1311.367</text:p>
          </table:table-cell>
          <table:table-cell office:value-type="float" office:value="1313.366" calcext:value-type="float">
            <text:p>1313.366</text:p>
          </table:table-cell>
          <table:table-cell office:value-type="float" office:value="1313.37" calcext:value-type="float">
            <text:p>1313.37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6.365" calcext:value-type="float">
            <text:p>1316.365</text:p>
          </table:table-cell>
          <table:table-cell office:value-type="float" office:value="1316.369" calcext:value-type="float">
            <text:p>1316.369</text:p>
          </table:table-cell>
          <table:table-cell office:value-type="float" office:value="1317.367" calcext:value-type="float">
            <text:p>1317.367</text:p>
          </table:table-cell>
          <table:table-cell office:value-type="float" office:value="1318.366" calcext:value-type="float">
            <text:p>1318.366</text:p>
          </table:table-cell>
          <table:table-cell office:value-type="float" office:value="1395.361" calcext:value-type="float">
            <text:p>1395.361</text:p>
          </table:table-cell>
          <table:table-cell office:value-type="float" office:value="1397.367" calcext:value-type="float">
            <text:p>1397.367</text:p>
          </table:table-cell>
          <table:table-cell office:value-type="float" office:value="1397.368" calcext:value-type="float">
            <text:p>1397.368</text:p>
          </table:table-cell>
          <table:table-cell office:value-type="float" office:value="1399.365" calcext:value-type="float">
            <text:p>1399.365</text:p>
          </table:table-cell>
          <table:table-cell office:value-type="float" office:value="1545.362" calcext:value-type="float">
            <text:p>1545.362</text:p>
          </table:table-cell>
          <table:table-cell office:value-type="float" office:value="1660.359" calcext:value-type="float">
            <text:p>1660.359</text:p>
          </table:table-cell>
          <table:table-cell office:value-type="float" office:value="1809.353" calcext:value-type="float">
            <text:p>1809.353</text:p>
          </table:table-cell>
          <table:table-cell office:value-type="float" office:value="1829.361" calcext:value-type="float">
            <text:p>1829.361</text:p>
          </table:table-cell>
          <table:table-cell office:value-type="float" office:value="1898.358" calcext:value-type="float">
            <text:p>1898.358</text:p>
          </table:table-cell>
          <table:table-cell office:value-type="float" office:value="2324.337" calcext:value-type="float">
            <text:p>2324.337</text:p>
          </table:table-cell>
          <table:table-cell office:value-type="float" office:value="2330.342" calcext:value-type="float">
            <text:p>2330.342</text:p>
          </table:table-cell>
          <table:table-cell office:value-type="float" office:value="2334.345" calcext:value-type="float">
            <text:p>2334.345</text:p>
          </table:table-cell>
          <table:table-cell office:value-type="float" office:value="3007.311" calcext:value-type="float">
            <text:p>3007.311</text:p>
          </table:table-cell>
          <table:table-cell office:value-type="float" office:value="3310" calcext:value-type="float">
            <text:p>331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114:.CV114])" office:value-type="float" office:value="183.393" calcext:value-type="float">
            <text:p>183.393</text:p>
          </table:table-cell>
          <table:table-cell table:formula="of:=AVERAGE([.A114:.CT114])" office:value-type="float" office:value="725.248051020408" calcext:value-type="float">
            <text:p>725.2480510204</text:p>
          </table:table-cell>
          <table:table-cell table:formula="of:=AVERAGE([.A114:.CV114])" office:value-type="float" office:value="777.14309" calcext:value-type="float">
            <text:p>777.14309</text:p>
          </table:table-cell>
          <table:table-cell table:formula="of:=MAX([.A114:.CV114])" office:value-type="float" office:value="3330" calcext:value-type="float">
            <text:p>3330</text:p>
          </table:table-cell>
        </table:table-row>
        <table:table-row table:style-name="ro1">
          <table:table-cell table:number-columns-repeated="6" office:value-type="float" office:value="183.393" calcext:value-type="float">
            <text:p>183.393</text:p>
          </table:table-cell>
          <table:table-cell office:value-type="float" office:value="185.393" calcext:value-type="float">
            <text:p>185.393</text:p>
          </table:table-cell>
          <table:table-cell table:number-columns-repeated="2" office:value-type="float" office:value="186.393" calcext:value-type="float">
            <text:p>186.393</text:p>
          </table:table-cell>
          <table:table-cell office:value-type="float" office:value="196.394" calcext:value-type="float">
            <text:p>196.394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5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5" office:value-type="float" office:value="201.394" calcext:value-type="float">
            <text:p>201.394</text:p>
          </table:table-cell>
          <table:table-cell office:value-type="float" office:value="201.395" calcext:value-type="float">
            <text:p>201.395</text:p>
          </table:table-cell>
          <table:table-cell office:value-type="float" office:value="202.394" calcext:value-type="float">
            <text:p>202.394</text:p>
          </table:table-cell>
          <table:table-cell table:number-columns-repeated="2" office:value-type="float" office:value="322.386" calcext:value-type="float">
            <text:p>322.386</text:p>
          </table:table-cell>
          <table:table-cell table:number-columns-repeated="2" office:value-type="float" office:value="323.385" calcext:value-type="float">
            <text:p>323.385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475.376" calcext:value-type="float">
            <text:p>475.376</text:p>
          </table:table-cell>
          <table:table-cell office:value-type="float" office:value="562.386" calcext:value-type="float">
            <text:p>562.386</text:p>
          </table:table-cell>
          <table:table-cell table:number-columns-repeated="2" office:value-type="float" office:value="566.383" calcext:value-type="float">
            <text:p>566.383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3.387" calcext:value-type="float">
            <text:p>573.387</text:p>
          </table:table-cell>
          <table:table-cell office:value-type="float" office:value="574.385" calcext:value-type="float">
            <text:p>574.385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5.386" calcext:value-type="float">
            <text:p>575.386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6.385" calcext:value-type="float">
            <text:p>576.385</text:p>
          </table:table-cell>
          <table:table-cell table:number-columns-repeated="2" office:value-type="float" office:value="578.384" calcext:value-type="float">
            <text:p>578.384</text:p>
          </table:table-cell>
          <table:table-cell table:number-columns-repeated="3" office:value-type="float" office:value="579.384" calcext:value-type="float">
            <text:p>579.384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1.385" calcext:value-type="float">
            <text:p>581.385</text:p>
          </table:table-cell>
          <table:table-cell table:number-columns-repeated="2" office:value-type="float" office:value="582.384" calcext:value-type="float">
            <text:p>582.384</text:p>
          </table:table-cell>
          <table:table-cell office:value-type="float" office:value="586.385" calcext:value-type="float">
            <text:p>586.385</text:p>
          </table:table-cell>
          <table:table-cell office:value-type="float" office:value="586.386" calcext:value-type="float">
            <text:p>586.386</text:p>
          </table:table-cell>
          <table:table-cell office:value-type="float" office:value="592.385" calcext:value-type="float">
            <text:p>592.385</text:p>
          </table:table-cell>
          <table:table-cell office:value-type="float" office:value="593.381" calcext:value-type="float">
            <text:p>593.381</text:p>
          </table:table-cell>
          <table:table-cell office:value-type="float" office:value="602.382" calcext:value-type="float">
            <text:p>602.382</text:p>
          </table:table-cell>
          <table:table-cell office:value-type="float" office:value="605.383" calcext:value-type="float">
            <text:p>605.383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9.385" calcext:value-type="float">
            <text:p>609.385</text:p>
          </table:table-cell>
          <table:table-cell office:value-type="float" office:value="781.372" calcext:value-type="float">
            <text:p>781.372</text:p>
          </table:table-cell>
          <table:table-cell office:value-type="float" office:value="781.375" calcext:value-type="float">
            <text:p>781.375</text:p>
          </table:table-cell>
          <table:table-cell office:value-type="float" office:value="782.373" calcext:value-type="float">
            <text:p>782.373</text:p>
          </table:table-cell>
          <table:table-cell table:number-columns-repeated="2" office:value-type="float" office:value="783.372" calcext:value-type="float">
            <text:p>783.372</text:p>
          </table:table-cell>
          <table:table-cell office:value-type="float" office:value="1006.372" calcext:value-type="float">
            <text:p>1006.372</text:p>
          </table:table-cell>
          <table:table-cell office:value-type="float" office:value="1107.37" calcext:value-type="float">
            <text:p>1107.37</text:p>
          </table:table-cell>
          <table:table-cell office:value-type="float" office:value="1308.365" calcext:value-type="float">
            <text:p>1308.365</text:p>
          </table:table-cell>
          <table:table-cell table:number-columns-repeated="2" office:value-type="float" office:value="1308.367" calcext:value-type="float">
            <text:p>1308.367</text:p>
          </table:table-cell>
          <table:table-cell office:value-type="float" office:value="1311.369" calcext:value-type="float">
            <text:p>1311.369</text:p>
          </table:table-cell>
          <table:table-cell office:value-type="float" office:value="1312.365" calcext:value-type="float">
            <text:p>1312.365</text:p>
          </table:table-cell>
          <table:table-cell office:value-type="float" office:value="1312.369" calcext:value-type="float">
            <text:p>1312.369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5.368" calcext:value-type="float">
            <text:p>1315.368</text:p>
          </table:table-cell>
          <table:table-cell office:value-type="float" office:value="1394.361" calcext:value-type="float">
            <text:p>1394.361</text:p>
          </table:table-cell>
          <table:table-cell office:value-type="float" office:value="1395.364" calcext:value-type="float">
            <text:p>1395.364</text:p>
          </table:table-cell>
          <table:table-cell office:value-type="float" office:value="1395.366" calcext:value-type="float">
            <text:p>1395.366</text:p>
          </table:table-cell>
          <table:table-cell office:value-type="float" office:value="1395.368" calcext:value-type="float">
            <text:p>1395.368</text:p>
          </table:table-cell>
          <table:table-cell office:value-type="float" office:value="1397.364" calcext:value-type="float">
            <text:p>1397.364</text:p>
          </table:table-cell>
          <table:table-cell office:value-type="float" office:value="1399.364" calcext:value-type="float">
            <text:p>1399.364</text:p>
          </table:table-cell>
          <table:table-cell office:value-type="float" office:value="1399.368" calcext:value-type="float">
            <text:p>1399.368</text:p>
          </table:table-cell>
          <table:table-cell office:value-type="float" office:value="1400.367" calcext:value-type="float">
            <text:p>1400.367</text:p>
          </table:table-cell>
          <table:table-cell office:value-type="float" office:value="1404.365" calcext:value-type="float">
            <text:p>1404.365</text:p>
          </table:table-cell>
          <table:table-cell office:value-type="float" office:value="1547.361" calcext:value-type="float">
            <text:p>1547.361</text:p>
          </table:table-cell>
          <table:table-cell office:value-type="float" office:value="1548.362" calcext:value-type="float">
            <text:p>1548.362</text:p>
          </table:table-cell>
          <table:table-cell office:value-type="float" office:value="1658.362" calcext:value-type="float">
            <text:p>1658.362</text:p>
          </table:table-cell>
          <table:table-cell office:value-type="float" office:value="1661.36" calcext:value-type="float">
            <text:p>1661.36</text:p>
          </table:table-cell>
          <table:table-cell office:value-type="float" office:value="1666.364" calcext:value-type="float">
            <text:p>1666.364</text:p>
          </table:table-cell>
          <table:table-cell office:value-type="float" office:value="1895.355" calcext:value-type="float">
            <text:p>1895.355</text:p>
          </table:table-cell>
          <table:table-cell office:value-type="float" office:value="2327.342" calcext:value-type="float">
            <text:p>2327.342</text:p>
          </table:table-cell>
          <table:table-cell office:value-type="float" office:value="2330.341" calcext:value-type="float">
            <text:p>2330.341</text:p>
          </table:table-cell>
          <table:table-cell office:value-type="float" office:value="2332.339" calcext:value-type="float">
            <text:p>2332.339</text:p>
          </table:table-cell>
          <table:table-cell office:value-type="float" office:value="3310" calcext:value-type="float">
            <text:p>331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115:.CV115])" office:value-type="float" office:value="183.393" calcext:value-type="float">
            <text:p>183.393</text:p>
          </table:table-cell>
          <table:table-cell table:formula="of:=AVERAGE([.A115:.CT115])" office:value-type="float" office:value="728.216969387755" calcext:value-type="float">
            <text:p>728.2169693878</text:p>
          </table:table-cell>
          <table:table-cell table:formula="of:=AVERAGE([.A115:.CV115])" office:value-type="float" office:value="780.05263" calcext:value-type="float">
            <text:p>780.05263</text:p>
          </table:table-cell>
          <table:table-cell table:formula="of:=MAX([.A115:.CV115])" office:value-type="float" office:value="3330" calcext:value-type="float">
            <text:p>3330</text:p>
          </table:table-cell>
        </table:table-row>
        <table:table-row table:style-name="ro1">
          <table:table-cell table:number-columns-repeated="4" office:value-type="float" office:value="183.393" calcext:value-type="float">
            <text:p>183.393</text:p>
          </table:table-cell>
          <table:table-cell office:value-type="float" office:value="185.393" calcext:value-type="float">
            <text:p>185.393</text:p>
          </table:table-cell>
          <table:table-cell table:number-columns-repeated="4" office:value-type="float" office:value="197.394" calcext:value-type="float">
            <text:p>197.394</text:p>
          </table:table-cell>
          <table:table-cell table:number-columns-repeated="4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2" office:value-type="float" office:value="199.394" calcext:value-type="float">
            <text:p>199.394</text:p>
          </table:table-cell>
          <table:table-cell table:number-columns-repeated="3" office:value-type="float" office:value="200.394" calcext:value-type="float">
            <text:p>200.394</text:p>
          </table:table-cell>
          <table:table-cell table:number-columns-repeated="10" office:value-type="float" office:value="201.394" calcext:value-type="float">
            <text:p>201.394</text:p>
          </table:table-cell>
          <table:table-cell table:number-columns-repeated="2" office:value-type="float" office:value="202.394" calcext:value-type="float">
            <text:p>202.394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481.377" calcext:value-type="float">
            <text:p>481.377</text:p>
          </table:table-cell>
          <table:table-cell office:value-type="float" office:value="558.385" calcext:value-type="float">
            <text:p>558.385</text:p>
          </table:table-cell>
          <table:table-cell office:value-type="float" office:value="565.381" calcext:value-type="float">
            <text:p>565.381</text:p>
          </table:table-cell>
          <table:table-cell office:value-type="float" office:value="566.383" calcext:value-type="float">
            <text:p>566.383</text:p>
          </table:table-cell>
          <table:table-cell office:value-type="float" office:value="568.383" calcext:value-type="float">
            <text:p>568.383</text:p>
          </table:table-cell>
          <table:table-cell office:value-type="float" office:value="569.386" calcext:value-type="float">
            <text:p>569.386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3.381" calcext:value-type="float">
            <text:p>573.381</text:p>
          </table:table-cell>
          <table:table-cell office:value-type="float" office:value="573.384" calcext:value-type="float">
            <text:p>573.384</text:p>
          </table:table-cell>
          <table:table-cell office:value-type="float" office:value="574.385" calcext:value-type="float">
            <text:p>574.385</text:p>
          </table:table-cell>
          <table:table-cell office:value-type="float" office:value="574.387" calcext:value-type="float">
            <text:p>574.387</text:p>
          </table:table-cell>
          <table:table-cell office:value-type="float" office:value="576.384" calcext:value-type="float">
            <text:p>576.384</text:p>
          </table:table-cell>
          <table:table-cell table:number-columns-repeated="2" office:value-type="float" office:value="577.382" calcext:value-type="float">
            <text:p>577.382</text:p>
          </table:table-cell>
          <table:table-cell table:number-columns-repeated="2" office:value-type="float" office:value="577.384" calcext:value-type="float">
            <text:p>577.384</text:p>
          </table:table-cell>
          <table:table-cell office:value-type="float" office:value="578.383" calcext:value-type="float">
            <text:p>578.383</text:p>
          </table:table-cell>
          <table:table-cell office:value-type="float" office:value="578.386" calcext:value-type="float">
            <text:p>578.386</text:p>
          </table:table-cell>
          <table:table-cell table:number-columns-repeated="2" office:value-type="float" office:value="579.385" calcext:value-type="float">
            <text:p>579.385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2.386" calcext:value-type="float">
            <text:p>582.386</text:p>
          </table:table-cell>
          <table:table-cell office:value-type="float" office:value="583.383" calcext:value-type="float">
            <text:p>583.383</text:p>
          </table:table-cell>
          <table:table-cell office:value-type="float" office:value="584.386" calcext:value-type="float">
            <text:p>584.386</text:p>
          </table:table-cell>
          <table:table-cell office:value-type="float" office:value="585.385" calcext:value-type="float">
            <text:p>585.385</text:p>
          </table:table-cell>
          <table:table-cell table:number-columns-repeated="2" office:value-type="float" office:value="604.384" calcext:value-type="float">
            <text:p>604.384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777.371" calcext:value-type="float">
            <text:p>777.371</text:p>
          </table:table-cell>
          <table:table-cell table:number-columns-repeated="2" office:value-type="float" office:value="782.372" calcext:value-type="float">
            <text:p>782.372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3.371" calcext:value-type="float">
            <text:p>783.371</text:p>
          </table:table-cell>
          <table:table-cell table:number-columns-repeated="2" office:value-type="float" office:value="783.372" calcext:value-type="float">
            <text:p>783.372</text:p>
          </table:table-cell>
          <table:table-cell office:value-type="float" office:value="785.371" calcext:value-type="float">
            <text:p>785.371</text:p>
          </table:table-cell>
          <table:table-cell office:value-type="float" office:value="1000.369" calcext:value-type="float">
            <text:p>1000.369</text:p>
          </table:table-cell>
          <table:table-cell office:value-type="float" office:value="1295.367" calcext:value-type="float">
            <text:p>1295.367</text:p>
          </table:table-cell>
          <table:table-cell office:value-type="float" office:value="1308.366" calcext:value-type="float">
            <text:p>1308.366</text:p>
          </table:table-cell>
          <table:table-cell office:value-type="float" office:value="1309.369" calcext:value-type="float">
            <text:p>1309.369</text:p>
          </table:table-cell>
          <table:table-cell office:value-type="float" office:value="1311.366" calcext:value-type="float">
            <text:p>1311.366</text:p>
          </table:table-cell>
          <table:table-cell office:value-type="float" office:value="1312.367" calcext:value-type="float">
            <text:p>1312.367</text:p>
          </table:table-cell>
          <table:table-cell office:value-type="float" office:value="1312.369" calcext:value-type="float">
            <text:p>1312.369</text:p>
          </table:table-cell>
          <table:table-cell table:number-columns-repeated="3" office:value-type="float" office:value="1313.367" calcext:value-type="float">
            <text:p>1313.367</text:p>
          </table:table-cell>
          <table:table-cell office:value-type="float" office:value="1313.368" calcext:value-type="float">
            <text:p>1313.368</text:p>
          </table:table-cell>
          <table:table-cell office:value-type="float" office:value="1316.365" calcext:value-type="float">
            <text:p>1316.365</text:p>
          </table:table-cell>
          <table:table-cell office:value-type="float" office:value="1316.37" calcext:value-type="float">
            <text:p>1316.37</text:p>
          </table:table-cell>
          <table:table-cell office:value-type="float" office:value="1317.366" calcext:value-type="float">
            <text:p>1317.366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399.366" calcext:value-type="float">
            <text:p>1399.366</text:p>
          </table:table-cell>
          <table:table-cell office:value-type="float" office:value="1399.369" calcext:value-type="float">
            <text:p>1399.369</text:p>
          </table:table-cell>
          <table:table-cell office:value-type="float" office:value="1400.37" calcext:value-type="float">
            <text:p>1400.37</text:p>
          </table:table-cell>
          <table:table-cell office:value-type="float" office:value="1401.365" calcext:value-type="float">
            <text:p>1401.365</text:p>
          </table:table-cell>
          <table:table-cell office:value-type="float" office:value="1547.365" calcext:value-type="float">
            <text:p>1547.365</text:p>
          </table:table-cell>
          <table:table-cell office:value-type="float" office:value="1548.361" calcext:value-type="float">
            <text:p>1548.361</text:p>
          </table:table-cell>
          <table:table-cell office:value-type="float" office:value="1895.357" calcext:value-type="float">
            <text:p>1895.357</text:p>
          </table:table-cell>
          <table:table-cell office:value-type="float" office:value="2094.343" calcext:value-type="float">
            <text:p>2094.343</text:p>
          </table:table-cell>
          <table:table-cell office:value-type="float" office:value="2331.337" calcext:value-type="float">
            <text:p>2331.337</text:p>
          </table:table-cell>
          <table:table-cell table:number-columns-repeated="2" office:value-type="float" office:value="3310" calcext:value-type="float">
            <text:p>331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116:.CV116])" office:value-type="float" office:value="183.393" calcext:value-type="float">
            <text:p>183.393</text:p>
          </table:table-cell>
          <table:table-cell table:formula="of:=AVERAGE([.A116:.CT116])" office:value-type="float" office:value="699.153081632653" calcext:value-type="float">
            <text:p>699.1530816327</text:p>
          </table:table-cell>
          <table:table-cell table:formula="of:=AVERAGE([.A116:.CV116])" office:value-type="float" office:value="751.57002" calcext:value-type="float">
            <text:p>751.57002</text:p>
          </table:table-cell>
          <table:table-cell table:formula="of:=MAX([.A116:.CV116])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7.394" calcext:value-type="float">
            <text:p>187.394</text:p>
          </table:table-cell>
          <table:table-cell table:number-columns-repeated="4" office:value-type="float" office:value="197.394" calcext:value-type="float">
            <text:p>197.394</text:p>
          </table:table-cell>
          <table:table-cell table:number-columns-repeated="10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table:number-columns-repeated="5"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7" office:value-type="float" office:value="201.394" calcext:value-type="float">
            <text:p>201.394</text:p>
          </table:table-cell>
          <table:table-cell office:value-type="float" office:value="317.385" calcext:value-type="float">
            <text:p>317.385</text:p>
          </table:table-cell>
          <table:table-cell office:value-type="float" office:value="322.386" calcext:value-type="float">
            <text:p>322.386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61.385" calcext:value-type="float">
            <text:p>561.385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3.385" calcext:value-type="float">
            <text:p>573.385</text:p>
          </table:table-cell>
          <table:table-cell office:value-type="float" office:value="573.387" calcext:value-type="float">
            <text:p>573.387</text:p>
          </table:table-cell>
          <table:table-cell office:value-type="float" office:value="576.384" calcext:value-type="float">
            <text:p>576.384</text:p>
          </table:table-cell>
          <table:table-cell table:number-columns-repeated="2" office:value-type="float" office:value="578.383" calcext:value-type="float">
            <text:p>578.383</text:p>
          </table:table-cell>
          <table:table-cell table:number-columns-repeated="2" office:value-type="float" office:value="578.384" calcext:value-type="float">
            <text:p>578.384</text:p>
          </table:table-cell>
          <table:table-cell office:value-type="float" office:value="579.383" calcext:value-type="float">
            <text:p>579.383</text:p>
          </table:table-cell>
          <table:table-cell table:number-columns-repeated="2" office:value-type="float" office:value="579.384" calcext:value-type="float">
            <text:p>579.384</text:p>
          </table:table-cell>
          <table:table-cell table:number-columns-repeated="2" office:value-type="float" office:value="581.384" calcext:value-type="float">
            <text:p>581.384</text:p>
          </table:table-cell>
          <table:table-cell office:value-type="float" office:value="581.385" calcext:value-type="float">
            <text:p>581.385</text:p>
          </table:table-cell>
          <table:table-cell office:value-type="float" office:value="584.385" calcext:value-type="float">
            <text:p>584.385</text:p>
          </table:table-cell>
          <table:table-cell office:value-type="float" office:value="587.386" calcext:value-type="float">
            <text:p>587.386</text:p>
          </table:table-cell>
          <table:table-cell office:value-type="float" office:value="588.385" calcext:value-type="float">
            <text:p>588.385</text:p>
          </table:table-cell>
          <table:table-cell office:value-type="float" office:value="589.384" calcext:value-type="float">
            <text:p>589.384</text:p>
          </table:table-cell>
          <table:table-cell office:value-type="float" office:value="592.386" calcext:value-type="float">
            <text:p>592.386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602.382" calcext:value-type="float">
            <text:p>602.382</text:p>
          </table:table-cell>
          <table:table-cell office:value-type="float" office:value="604.384" calcext:value-type="float">
            <text:p>604.384</text:p>
          </table:table-cell>
          <table:table-cell table:number-columns-repeated="3" office:value-type="float" office:value="606.384" calcext:value-type="float">
            <text:p>606.384</text:p>
          </table:table-cell>
          <table:table-cell office:value-type="float" office:value="779.373" calcext:value-type="float">
            <text:p>779.373</text:p>
          </table:table-cell>
          <table:table-cell office:value-type="float" office:value="780.374" calcext:value-type="float">
            <text:p>780.374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4.372" calcext:value-type="float">
            <text:p>784.372</text:p>
          </table:table-cell>
          <table:table-cell table:number-columns-repeated="2" office:value-type="float" office:value="785.372" calcext:value-type="float">
            <text:p>785.372</text:p>
          </table:table-cell>
          <table:table-cell office:value-type="float" office:value="998.371" calcext:value-type="float">
            <text:p>998.371</text:p>
          </table:table-cell>
          <table:table-cell office:value-type="float" office:value="1003.37" calcext:value-type="float">
            <text:p>1003.37</text:p>
          </table:table-cell>
          <table:table-cell office:value-type="float" office:value="1303.367" calcext:value-type="float">
            <text:p>1303.367</text:p>
          </table:table-cell>
          <table:table-cell office:value-type="float" office:value="1309.368" calcext:value-type="float">
            <text:p>1309.368</text:p>
          </table:table-cell>
          <table:table-cell office:value-type="float" office:value="1310.363" calcext:value-type="float">
            <text:p>1310.363</text:p>
          </table:table-cell>
          <table:table-cell office:value-type="float" office:value="1310.366" calcext:value-type="float">
            <text:p>1310.366</text:p>
          </table:table-cell>
          <table:table-cell office:value-type="float" office:value="1310.369" calcext:value-type="float">
            <text:p>1310.369</text:p>
          </table:table-cell>
          <table:table-cell office:value-type="float" office:value="1311.368" calcext:value-type="float">
            <text:p>1311.368</text:p>
          </table:table-cell>
          <table:table-cell office:value-type="float" office:value="1311.369" calcext:value-type="float">
            <text:p>1311.369</text:p>
          </table:table-cell>
          <table:table-cell office:value-type="float" office:value="1313.365" calcext:value-type="float">
            <text:p>1313.365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13.368" calcext:value-type="float">
            <text:p>1313.368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6.374" calcext:value-type="float">
            <text:p>1316.374</text:p>
          </table:table-cell>
          <table:table-cell office:value-type="float" office:value="1317.366" calcext:value-type="float">
            <text:p>1317.366</text:p>
          </table:table-cell>
          <table:table-cell office:value-type="float" office:value="1317.368" calcext:value-type="float">
            <text:p>1317.368</text:p>
          </table:table-cell>
          <table:table-cell office:value-type="float" office:value="1394.365" calcext:value-type="float">
            <text:p>1394.365</text:p>
          </table:table-cell>
          <table:table-cell office:value-type="float" office:value="1397.364" calcext:value-type="float">
            <text:p>1397.364</text:p>
          </table:table-cell>
          <table:table-cell office:value-type="float" office:value="1399.37" calcext:value-type="float">
            <text:p>1399.37</text:p>
          </table:table-cell>
          <table:table-cell table:number-columns-repeated="2" office:value-type="float" office:value="1400.366" calcext:value-type="float">
            <text:p>1400.366</text:p>
          </table:table-cell>
          <table:table-cell office:value-type="float" office:value="1401.366" calcext:value-type="float">
            <text:p>1401.366</text:p>
          </table:table-cell>
          <table:table-cell office:value-type="float" office:value="1672.364" calcext:value-type="float">
            <text:p>1672.364</text:p>
          </table:table-cell>
          <table:table-cell office:value-type="float" office:value="1695.364" calcext:value-type="float">
            <text:p>1695.364</text:p>
          </table:table-cell>
          <table:table-cell table:number-columns-repeated="2" office:value-type="float" office:value="1826.355" calcext:value-type="float">
            <text:p>1826.355</text:p>
          </table:table-cell>
          <table:table-cell office:value-type="float" office:value="2042.344" calcext:value-type="float">
            <text:p>2042.344</text:p>
          </table:table-cell>
          <table:table-cell office:value-type="float" office:value="2326.34" calcext:value-type="float">
            <text:p>2326.34</text:p>
          </table:table-cell>
          <table:table-cell office:value-type="float" office:value="2334.347" calcext:value-type="float">
            <text:p>2334.347</text:p>
          </table:table-cell>
          <table:table-cell office:value-type="float" office:value="2335.344" calcext:value-type="float">
            <text:p>2335.344</text:p>
          </table:table-cell>
          <table:table-cell office:value-type="float" office:value="3250" calcext:value-type="float">
            <text:p>3250</text:p>
          </table:table-cell>
          <table:table-cell office:value-type="float" office:value="3310" calcext:value-type="float">
            <text:p>3310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MIN([.A117:.CV117])" office:value-type="float" office:value="184.393" calcext:value-type="float">
            <text:p>184.393</text:p>
          </table:table-cell>
          <table:table-cell table:formula="of:=AVERAGE([.A117:.CT117])" office:value-type="float" office:value="768.141785714286" calcext:value-type="float">
            <text:p>768.1417857143</text:p>
          </table:table-cell>
          <table:table-cell table:formula="of:=AVERAGE([.A117:.CV117])" office:value-type="float" office:value="819.17895" calcext:value-type="float">
            <text:p>819.17895</text:p>
          </table:table-cell>
          <table:table-cell table:formula="of:=MAX([.A117:.CV117])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82.393" calcext:value-type="float">
            <text:p>182.393</text:p>
          </table:table-cell>
          <table:table-cell office:value-type="float" office:value="183.393" calcext:value-type="float">
            <text:p>183.393</text:p>
          </table:table-cell>
          <table:table-cell table:number-columns-repeated="3" office:value-type="float" office:value="185.393" calcext:value-type="float">
            <text:p>185.393</text:p>
          </table:table-cell>
          <table:table-cell office:value-type="float" office:value="185.394" calcext:value-type="float">
            <text:p>185.394</text:p>
          </table:table-cell>
          <table:table-cell table:number-columns-repeated="3" office:value-type="float" office:value="186.393" calcext:value-type="float">
            <text:p>186.393</text:p>
          </table:table-cell>
          <table:table-cell office:value-type="float" office:value="187.394" calcext:value-type="float">
            <text:p>187.394</text:p>
          </table:table-cell>
          <table:table-cell table:number-columns-repeated="2" office:value-type="float" office:value="196.394" calcext:value-type="float">
            <text:p>196.394</text:p>
          </table:table-cell>
          <table:table-cell office:value-type="float" office:value="197.394" calcext:value-type="float">
            <text:p>197.394</text:p>
          </table:table-cell>
          <table:table-cell table:number-columns-repeated="8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office:value-type="float" office:value="199.394" calcext:value-type="float">
            <text:p>199.394</text:p>
          </table:table-cell>
          <table:table-cell office:value-type="float" office:value="200.394" calcext:value-type="float">
            <text:p>200.394</text:p>
          </table:table-cell>
          <table:table-cell table:number-columns-repeated="9" office:value-type="float" office:value="201.394" calcext:value-type="float">
            <text:p>201.394</text:p>
          </table:table-cell>
          <table:table-cell table:number-columns-repeated="2" office:value-type="float" office:value="202.394" calcext:value-type="float">
            <text:p>202.394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2.386" calcext:value-type="float">
            <text:p>322.386</text:p>
          </table:table-cell>
          <table:table-cell office:value-type="float" office:value="323.386" calcext:value-type="float">
            <text:p>323.386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483.378" calcext:value-type="float">
            <text:p>483.378</text:p>
          </table:table-cell>
          <table:table-cell table:number-columns-repeated="2" office:value-type="float" office:value="563.387" calcext:value-type="float">
            <text:p>563.387</text:p>
          </table:table-cell>
          <table:table-cell office:value-type="float" office:value="566.383" calcext:value-type="float">
            <text:p>566.383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0.385" calcext:value-type="float">
            <text:p>570.385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5.385" calcext:value-type="float">
            <text:p>575.385</text:p>
          </table:table-cell>
          <table:table-cell office:value-type="float" office:value="577.384" calcext:value-type="float">
            <text:p>577.384</text:p>
          </table:table-cell>
          <table:table-cell table:number-columns-repeated="2" office:value-type="float" office:value="578.385" calcext:value-type="float">
            <text:p>578.385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5.383" calcext:value-type="float">
            <text:p>585.383</text:p>
          </table:table-cell>
          <table:table-cell office:value-type="float" office:value="596.382" calcext:value-type="float">
            <text:p>596.382</text:p>
          </table:table-cell>
          <table:table-cell table:number-columns-repeated="2" office:value-type="float" office:value="604.382" calcext:value-type="float">
            <text:p>604.382</text:p>
          </table:table-cell>
          <table:table-cell table:number-columns-repeated="3" office:value-type="float" office:value="605.384" calcext:value-type="float">
            <text:p>605.384</text:p>
          </table:table-cell>
          <table:table-cell office:value-type="float" office:value="606.383" calcext:value-type="float">
            <text:p>606.383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780.372" calcext:value-type="float">
            <text:p>780.372</text:p>
          </table:table-cell>
          <table:table-cell table:number-columns-repeated="2" office:value-type="float" office:value="782.372" calcext:value-type="float">
            <text:p>782.372</text:p>
          </table:table-cell>
          <table:table-cell office:value-type="float" office:value="783.372" calcext:value-type="float">
            <text:p>783.372</text:p>
          </table:table-cell>
          <table:table-cell office:value-type="float" office:value="783.374" calcext:value-type="float">
            <text:p>783.374</text:p>
          </table:table-cell>
          <table:table-cell office:value-type="float" office:value="784.372" calcext:value-type="float">
            <text:p>784.372</text:p>
          </table:table-cell>
          <table:table-cell table:number-columns-repeated="2" office:value-type="float" office:value="784.374" calcext:value-type="float">
            <text:p>784.374</text:p>
          </table:table-cell>
          <table:table-cell office:value-type="float" office:value="1004.37" calcext:value-type="float">
            <text:p>1004.37</text:p>
          </table:table-cell>
          <table:table-cell office:value-type="float" office:value="1307.365" calcext:value-type="float">
            <text:p>1307.365</text:p>
          </table:table-cell>
          <table:table-cell office:value-type="float" office:value="1310.369" calcext:value-type="float">
            <text:p>1310.369</text:p>
          </table:table-cell>
          <table:table-cell office:value-type="float" office:value="1312.369" calcext:value-type="float">
            <text:p>1312.369</text:p>
          </table:table-cell>
          <table:table-cell office:value-type="float" office:value="1313.366" calcext:value-type="float">
            <text:p>1313.366</text:p>
          </table:table-cell>
          <table:table-cell table:number-columns-repeated="2" office:value-type="float" office:value="1313.367" calcext:value-type="float">
            <text:p>1313.367</text:p>
          </table:table-cell>
          <table:table-cell office:value-type="float" office:value="1313.369" calcext:value-type="float">
            <text:p>1313.369</text:p>
          </table:table-cell>
          <table:table-cell table:number-columns-repeated="2" office:value-type="float" office:value="1314.367" calcext:value-type="float">
            <text:p>1314.367</text:p>
          </table:table-cell>
          <table:table-cell office:value-type="float" office:value="1314.368" calcext:value-type="float">
            <text:p>1314.368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6.367" calcext:value-type="float">
            <text:p>1316.367</text:p>
          </table:table-cell>
          <table:table-cell office:value-type="float" office:value="1319.374" calcext:value-type="float">
            <text:p>1319.374</text:p>
          </table:table-cell>
          <table:table-cell office:value-type="float" office:value="1398.366" calcext:value-type="float">
            <text:p>1398.366</text:p>
          </table:table-cell>
          <table:table-cell office:value-type="float" office:value="1546.363" calcext:value-type="float">
            <text:p>1546.363</text:p>
          </table:table-cell>
          <table:table-cell office:value-type="float" office:value="1655.36" calcext:value-type="float">
            <text:p>1655.36</text:p>
          </table:table-cell>
          <table:table-cell office:value-type="float" office:value="1670.363" calcext:value-type="float">
            <text:p>1670.363</text:p>
          </table:table-cell>
          <table:table-cell office:value-type="float" office:value="1808.356" calcext:value-type="float">
            <text:p>1808.356</text:p>
          </table:table-cell>
          <table:table-cell office:value-type="float" office:value="1824.355" calcext:value-type="float">
            <text:p>1824.355</text:p>
          </table:table-cell>
          <table:table-cell office:value-type="float" office:value="1887.356" calcext:value-type="float">
            <text:p>1887.356</text:p>
          </table:table-cell>
          <table:table-cell office:value-type="float" office:value="1918.358" calcext:value-type="float">
            <text:p>1918.358</text:p>
          </table:table-cell>
          <table:table-cell office:value-type="float" office:value="2328.339" calcext:value-type="float">
            <text:p>2328.339</text:p>
          </table:table-cell>
          <table:table-cell office:value-type="float" office:value="2340.342" calcext:value-type="float">
            <text:p>2340.342</text:p>
          </table:table-cell>
          <table:table-cell office:value-type="float" office:value="3008.31" calcext:value-type="float">
            <text:p>3008.31</text:p>
          </table:table-cell>
          <table:table-cell office:value-type="float" office:value="3190" calcext:value-type="float">
            <text:p>3190</text:p>
          </table:table-cell>
          <table:table-cell office:value-type="float" office:value="3310" calcext:value-type="float">
            <text:p>3310</text:p>
          </table:table-cell>
          <table:table-cell office:value-type="float" office:value="3330" calcext:value-type="float">
            <text:p>3330</text:p>
          </table:table-cell>
          <table:table-cell office:value-type="float" office:value="3350" calcext:value-type="float">
            <text:p>3350</text:p>
          </table:table-cell>
          <table:table-cell/>
          <table:table-cell table:formula="of:=MIN([.A118:.CV118])" office:value-type="float" office:value="182.393" calcext:value-type="float">
            <text:p>182.393</text:p>
          </table:table-cell>
          <table:table-cell table:formula="of:=AVERAGE([.A118:.CT118])" office:value-type="float" office:value="751.924051020408" calcext:value-type="float">
            <text:p>751.9240510204</text:p>
          </table:table-cell>
          <table:table-cell table:formula="of:=AVERAGE([.A118:.CV118])" office:value-type="float" office:value="803.68557" calcext:value-type="float">
            <text:p>803.68557</text:p>
          </table:table-cell>
          <table:table-cell table:formula="of:=MAX([.A118:.CV118])"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181.393" calcext:value-type="float">
            <text:p>181.393</text:p>
          </table:table-cell>
          <table:table-cell office:value-type="float" office:value="182.393" calcext:value-type="float">
            <text:p>182.393</text:p>
          </table:table-cell>
          <table:table-cell office:value-type="float" office:value="185.393" calcext:value-type="float">
            <text:p>185.393</text:p>
          </table:table-cell>
          <table:table-cell table:number-columns-repeated="2" office:value-type="float" office:value="185.394" calcext:value-type="float">
            <text:p>185.394</text:p>
          </table:table-cell>
          <table:table-cell office:value-type="float" office:value="186.394" calcext:value-type="float">
            <text:p>186.394</text:p>
          </table:table-cell>
          <table:table-cell office:value-type="float" office:value="196.394" calcext:value-type="float">
            <text:p>196.394</text:p>
          </table:table-cell>
          <table:table-cell office:value-type="float" office:value="197.394" calcext:value-type="float">
            <text:p>197.394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office:value-type="float" office:value="200.394" calcext:value-type="float">
            <text:p>200.394</text:p>
          </table:table-cell>
          <table:table-cell table:number-columns-repeated="4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2.386" calcext:value-type="float">
            <text:p>322.386</text:p>
          </table:table-cell>
          <table:table-cell office:value-type="float" office:value="564.385" calcext:value-type="float">
            <text:p>564.385</text:p>
          </table:table-cell>
          <table:table-cell office:value-type="float" office:value="565.383" calcext:value-type="float">
            <text:p>565.383</text:p>
          </table:table-cell>
          <table:table-cell office:value-type="float" office:value="566.386" calcext:value-type="float">
            <text:p>566.386</text:p>
          </table:table-cell>
          <table:table-cell office:value-type="float" office:value="569.383" calcext:value-type="float">
            <text:p>569.383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0.385" calcext:value-type="float">
            <text:p>570.385</text:p>
          </table:table-cell>
          <table:table-cell office:value-type="float" office:value="572.387" calcext:value-type="float">
            <text:p>572.387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7.386" calcext:value-type="float">
            <text:p>577.386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80.386" calcext:value-type="float">
            <text:p>580.386</text:p>
          </table:table-cell>
          <table:table-cell office:value-type="float" office:value="581.382" calcext:value-type="float">
            <text:p>581.382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3.385" calcext:value-type="float">
            <text:p>583.385</text:p>
          </table:table-cell>
          <table:table-cell office:value-type="float" office:value="586.385" calcext:value-type="float">
            <text:p>586.385</text:p>
          </table:table-cell>
          <table:table-cell office:value-type="float" office:value="590.386" calcext:value-type="float">
            <text:p>590.386</text:p>
          </table:table-cell>
          <table:table-cell table:number-columns-repeated="2" office:value-type="float" office:value="591.386" calcext:value-type="float">
            <text:p>591.386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5.385" calcext:value-type="float">
            <text:p>605.385</text:p>
          </table:table-cell>
          <table:table-cell table:number-columns-repeated="3" office:value-type="float" office:value="606.382" calcext:value-type="float">
            <text:p>606.382</text:p>
          </table:table-cell>
          <table:table-cell table:number-columns-repeated="2" office:value-type="float" office:value="606.384" calcext:value-type="float">
            <text:p>606.384</text:p>
          </table:table-cell>
          <table:table-cell table:number-columns-repeated="2" office:value-type="float" office:value="606.385" calcext:value-type="float">
            <text:p>606.385</text:p>
          </table:table-cell>
          <table:table-cell office:value-type="float" office:value="608.384" calcext:value-type="float">
            <text:p>608.384</text:p>
          </table:table-cell>
          <table:table-cell office:value-type="float" office:value="780.37" calcext:value-type="float">
            <text:p>780.37</text:p>
          </table:table-cell>
          <table:table-cell office:value-type="float" office:value="780.372" calcext:value-type="float">
            <text:p>780.372</text:p>
          </table:table-cell>
          <table:table-cell office:value-type="float" office:value="781.372" calcext:value-type="float">
            <text:p>781.372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2.374" calcext:value-type="float">
            <text:p>782.374</text:p>
          </table:table-cell>
          <table:table-cell table:number-columns-repeated="2" office:value-type="float" office:value="783.372" calcext:value-type="float">
            <text:p>783.372</text:p>
          </table:table-cell>
          <table:table-cell table:number-columns-repeated="2" office:value-type="float" office:value="785.372" calcext:value-type="float">
            <text:p>785.372</text:p>
          </table:table-cell>
          <table:table-cell office:value-type="float" office:value="1293.366" calcext:value-type="float">
            <text:p>1293.366</text:p>
          </table:table-cell>
          <table:table-cell table:number-columns-repeated="2" office:value-type="float" office:value="1310.366" calcext:value-type="float">
            <text:p>1310.366</text:p>
          </table:table-cell>
          <table:table-cell table:number-columns-repeated="2" office:value-type="float" office:value="1310.367" calcext:value-type="float">
            <text:p>1310.367</text:p>
          </table:table-cell>
          <table:table-cell office:value-type="float" office:value="1310.37" calcext:value-type="float">
            <text:p>1310.37</text:p>
          </table:table-cell>
          <table:table-cell office:value-type="float" office:value="1311.364" calcext:value-type="float">
            <text:p>1311.364</text:p>
          </table:table-cell>
          <table:table-cell table:number-columns-repeated="2" office:value-type="float" office:value="1311.368" calcext:value-type="float">
            <text:p>1311.368</text:p>
          </table:table-cell>
          <table:table-cell office:value-type="float" office:value="1312.367" calcext:value-type="float">
            <text:p>1312.367</text:p>
          </table:table-cell>
          <table:table-cell office:value-type="float" office:value="1313.371" calcext:value-type="float">
            <text:p>1313.371</text:p>
          </table:table-cell>
          <table:table-cell office:value-type="float" office:value="1313.373" calcext:value-type="float">
            <text:p>1313.373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6.368" calcext:value-type="float">
            <text:p>1316.368</text:p>
          </table:table-cell>
          <table:table-cell office:value-type="float" office:value="1317.366" calcext:value-type="float">
            <text:p>1317.366</text:p>
          </table:table-cell>
          <table:table-cell office:value-type="float" office:value="1318.367" calcext:value-type="float">
            <text:p>1318.367</text:p>
          </table:table-cell>
          <table:table-cell office:value-type="float" office:value="1396.367" calcext:value-type="float">
            <text:p>1396.367</text:p>
          </table:table-cell>
          <table:table-cell office:value-type="float" office:value="1397.366" calcext:value-type="float">
            <text:p>1397.366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398.367" calcext:value-type="float">
            <text:p>1398.367</text:p>
          </table:table-cell>
          <table:table-cell office:value-type="float" office:value="1399.365" calcext:value-type="float">
            <text:p>1399.365</text:p>
          </table:table-cell>
          <table:table-cell office:value-type="float" office:value="1400.366" calcext:value-type="float">
            <text:p>1400.366</text:p>
          </table:table-cell>
          <table:table-cell office:value-type="float" office:value="1544.356" calcext:value-type="float">
            <text:p>1544.356</text:p>
          </table:table-cell>
          <table:table-cell office:value-type="float" office:value="1549.363" calcext:value-type="float">
            <text:p>1549.363</text:p>
          </table:table-cell>
          <table:table-cell table:number-columns-repeated="2" office:value-type="float" office:value="1550.364" calcext:value-type="float">
            <text:p>1550.364</text:p>
          </table:table-cell>
          <table:table-cell office:value-type="float" office:value="1550.365" calcext:value-type="float">
            <text:p>1550.365</text:p>
          </table:table-cell>
          <table:table-cell office:value-type="float" office:value="1651.36" calcext:value-type="float">
            <text:p>1651.36</text:p>
          </table:table-cell>
          <table:table-cell office:value-type="float" office:value="1661.36" calcext:value-type="float">
            <text:p>1661.36</text:p>
          </table:table-cell>
          <table:table-cell office:value-type="float" office:value="1669.364" calcext:value-type="float">
            <text:p>1669.364</text:p>
          </table:table-cell>
          <table:table-cell office:value-type="float" office:value="1826.355" calcext:value-type="float">
            <text:p>1826.355</text:p>
          </table:table-cell>
          <table:table-cell office:value-type="float" office:value="1886.355" calcext:value-type="float">
            <text:p>1886.355</text:p>
          </table:table-cell>
          <table:table-cell office:value-type="float" office:value="2335.34" calcext:value-type="float">
            <text:p>2335.34</text:p>
          </table:table-cell>
          <table:table-cell office:value-type="float" office:value="2343.342" calcext:value-type="float">
            <text:p>2343.342</text:p>
          </table:table-cell>
          <table:table-cell office:value-type="float" office:value="3011.309" calcext:value-type="float">
            <text:p>3011.309</text:p>
          </table:table-cell>
          <table:table-cell office:value-type="float" office:value="3240" calcext:value-type="float">
            <text:p>3240</text:p>
          </table:table-cell>
          <table:table-cell office:value-type="float" office:value="3330" calcext:value-type="float">
            <text:p>3330</text:p>
          </table:table-cell>
          <table:table-cell office:value-type="float" office:value="3350" calcext:value-type="float">
            <text:p>3350</text:p>
          </table:table-cell>
          <table:table-cell/>
          <table:table-cell table:formula="of:=MIN([.A119:.CV119])" office:value-type="float" office:value="181.393" calcext:value-type="float">
            <text:p>181.393</text:p>
          </table:table-cell>
          <table:table-cell table:formula="of:=AVERAGE([.A119:.CT119])" office:value-type="float" office:value="885.301755102041" calcext:value-type="float">
            <text:p>885.301755102</text:p>
          </table:table-cell>
          <table:table-cell table:formula="of:=AVERAGE([.A119:.CV119])" office:value-type="float" office:value="934.39572" calcext:value-type="float">
            <text:p>934.39572</text:p>
          </table:table-cell>
          <table:table-cell table:formula="of:=MAX([.A119:.CV119])"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182.393" calcext:value-type="float">
            <text:p>182.393</text:p>
          </table:table-cell>
          <table:table-cell table:number-columns-repeated="2"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6.394" calcext:value-type="float">
            <text:p>186.394</text:p>
          </table:table-cell>
          <table:table-cell table:number-columns-repeated="3" office:value-type="float" office:value="197.394" calcext:value-type="float">
            <text:p>197.394</text:p>
          </table:table-cell>
          <table:table-cell table:number-columns-repeated="6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2" office:value-type="float" office:value="201.394" calcext:value-type="float">
            <text:p>201.394</text:p>
          </table:table-cell>
          <table:table-cell office:value-type="float" office:value="323.385" calcext:value-type="float">
            <text:p>323.385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4.387" calcext:value-type="float">
            <text:p>574.387</text:p>
          </table:table-cell>
          <table:table-cell office:value-type="float" office:value="575.383" calcext:value-type="float">
            <text:p>575.383</text:p>
          </table:table-cell>
          <table:table-cell office:value-type="float" office:value="575.384" calcext:value-type="float">
            <text:p>575.384</text:p>
          </table:table-cell>
          <table:table-cell table:number-columns-repeated="2" office:value-type="float" office:value="576.385" calcext:value-type="float">
            <text:p>576.385</text:p>
          </table:table-cell>
          <table:table-cell office:value-type="float" office:value="577.383" calcext:value-type="float">
            <text:p>577.383</text:p>
          </table:table-cell>
          <table:table-cell office:value-type="float" office:value="578.382" calcext:value-type="float">
            <text:p>578.382</text:p>
          </table:table-cell>
          <table:table-cell table:number-columns-repeated="2" office:value-type="float" office:value="578.384" calcext:value-type="float">
            <text:p>578.384</text:p>
          </table:table-cell>
          <table:table-cell office:value-type="float" office:value="578.386" calcext:value-type="float">
            <text:p>578.386</text:p>
          </table:table-cell>
          <table:table-cell office:value-type="float" office:value="579.382" calcext:value-type="float">
            <text:p>579.382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4.386" calcext:value-type="float">
            <text:p>584.386</text:p>
          </table:table-cell>
          <table:table-cell office:value-type="float" office:value="585.384" calcext:value-type="float">
            <text:p>585.384</text:p>
          </table:table-cell>
          <table:table-cell office:value-type="float" office:value="586.385" calcext:value-type="float">
            <text:p>586.385</text:p>
          </table:table-cell>
          <table:table-cell office:value-type="float" office:value="587.384" calcext:value-type="float">
            <text:p>587.384</text:p>
          </table:table-cell>
          <table:table-cell office:value-type="float" office:value="590.385" calcext:value-type="float">
            <text:p>590.385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602.382" calcext:value-type="float">
            <text:p>602.382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5.382" calcext:value-type="float">
            <text:p>605.382</text:p>
          </table:table-cell>
          <table:table-cell table:number-columns-repeated="2" office:value-type="float" office:value="605.383" calcext:value-type="float">
            <text:p>605.383</text:p>
          </table:table-cell>
          <table:table-cell table:number-columns-repeated="2" office:value-type="float" office:value="606.384" calcext:value-type="float">
            <text:p>606.384</text:p>
          </table:table-cell>
          <table:table-cell office:value-type="float" office:value="607.384" calcext:value-type="float">
            <text:p>607.384</text:p>
          </table:table-cell>
          <table:table-cell office:value-type="float" office:value="609.383" calcext:value-type="float">
            <text:p>609.383</text:p>
          </table:table-cell>
          <table:table-cell table:number-columns-repeated="2" office:value-type="float" office:value="782.372" calcext:value-type="float">
            <text:p>782.372</text:p>
          </table:table-cell>
          <table:table-cell office:value-type="float" office:value="782.373" calcext:value-type="float">
            <text:p>782.373</text:p>
          </table:table-cell>
          <table:table-cell table:number-columns-repeated="2" office:value-type="float" office:value="784.372" calcext:value-type="float">
            <text:p>784.372</text:p>
          </table:table-cell>
          <table:table-cell office:value-type="float" office:value="784.374" calcext:value-type="float">
            <text:p>784.374</text:p>
          </table:table-cell>
          <table:table-cell office:value-type="float" office:value="785.372" calcext:value-type="float">
            <text:p>785.372</text:p>
          </table:table-cell>
          <table:table-cell office:value-type="float" office:value="786.372" calcext:value-type="float">
            <text:p>786.372</text:p>
          </table:table-cell>
          <table:table-cell office:value-type="float" office:value="1003.375" calcext:value-type="float">
            <text:p>1003.375</text:p>
          </table:table-cell>
          <table:table-cell office:value-type="float" office:value="1027.37" calcext:value-type="float">
            <text:p>1027.37</text:p>
          </table:table-cell>
          <table:table-cell office:value-type="float" office:value="1031.373" calcext:value-type="float">
            <text:p>1031.373</text:p>
          </table:table-cell>
          <table:table-cell office:value-type="float" office:value="1308.366" calcext:value-type="float">
            <text:p>1308.366</text:p>
          </table:table-cell>
          <table:table-cell office:value-type="float" office:value="1309.366" calcext:value-type="float">
            <text:p>1309.366</text:p>
          </table:table-cell>
          <table:table-cell office:value-type="float" office:value="1310.366" calcext:value-type="float">
            <text:p>1310.366</text:p>
          </table:table-cell>
          <table:table-cell office:value-type="float" office:value="1311.366" calcext:value-type="float">
            <text:p>1311.366</text:p>
          </table:table-cell>
          <table:table-cell office:value-type="float" office:value="1313.368" calcext:value-type="float">
            <text:p>1313.368</text:p>
          </table:table-cell>
          <table:table-cell office:value-type="float" office:value="1313.371" calcext:value-type="float">
            <text:p>1313.371</text:p>
          </table:table-cell>
          <table:table-cell office:value-type="float" office:value="1314.369" calcext:value-type="float">
            <text:p>1314.369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7.371" calcext:value-type="float">
            <text:p>1317.371</text:p>
          </table:table-cell>
          <table:table-cell office:value-type="float" office:value="1318.37" calcext:value-type="float">
            <text:p>1318.37</text:p>
          </table:table-cell>
          <table:table-cell office:value-type="float" office:value="1394.366" calcext:value-type="float">
            <text:p>1394.366</text:p>
          </table:table-cell>
          <table:table-cell office:value-type="float" office:value="1394.367" calcext:value-type="float">
            <text:p>1394.367</text:p>
          </table:table-cell>
          <table:table-cell office:value-type="float" office:value="1397.362" calcext:value-type="float">
            <text:p>1397.362</text:p>
          </table:table-cell>
          <table:table-cell office:value-type="float" office:value="1399.367" calcext:value-type="float">
            <text:p>1399.367</text:p>
          </table:table-cell>
          <table:table-cell office:value-type="float" office:value="1401.363" calcext:value-type="float">
            <text:p>1401.363</text:p>
          </table:table-cell>
          <table:table-cell office:value-type="float" office:value="1401.367" calcext:value-type="float">
            <text:p>1401.367</text:p>
          </table:table-cell>
          <table:table-cell office:value-type="float" office:value="1548.363" calcext:value-type="float">
            <text:p>1548.363</text:p>
          </table:table-cell>
          <table:table-cell office:value-type="float" office:value="1548.367" calcext:value-type="float">
            <text:p>1548.367</text:p>
          </table:table-cell>
          <table:table-cell office:value-type="float" office:value="1659.36" calcext:value-type="float">
            <text:p>1659.36</text:p>
          </table:table-cell>
          <table:table-cell table:number-columns-repeated="2" office:value-type="float" office:value="1826.355" calcext:value-type="float">
            <text:p>1826.355</text:p>
          </table:table-cell>
          <table:table-cell office:value-type="float" office:value="2049.343" calcext:value-type="float">
            <text:p>2049.343</text:p>
          </table:table-cell>
          <table:table-cell office:value-type="float" office:value="2265.337" calcext:value-type="float">
            <text:p>2265.337</text:p>
          </table:table-cell>
          <table:table-cell office:value-type="float" office:value="2324.341" calcext:value-type="float">
            <text:p>2324.341</text:p>
          </table:table-cell>
          <table:table-cell office:value-type="float" office:value="2330.345" calcext:value-type="float">
            <text:p>2330.345</text:p>
          </table:table-cell>
          <table:table-cell office:value-type="float" office:value="2332.349" calcext:value-type="float">
            <text:p>2332.349</text:p>
          </table:table-cell>
          <table:table-cell office:value-type="float" office:value="2333.343" calcext:value-type="float">
            <text:p>2333.343</text:p>
          </table:table-cell>
          <table:table-cell office:value-type="float" office:value="2335.342" calcext:value-type="float">
            <text:p>2335.342</text:p>
          </table:table-cell>
          <table:table-cell office:value-type="float" office:value="2337.342" calcext:value-type="float">
            <text:p>2337.342</text:p>
          </table:table-cell>
          <table:table-cell office:value-type="float" office:value="3006.307" calcext:value-type="float">
            <text:p>3006.307</text:p>
          </table:table-cell>
          <table:table-cell office:value-type="float" office:value="3015.323" calcext:value-type="float">
            <text:p>3015.323</text:p>
          </table:table-cell>
          <table:table-cell office:value-type="float" office:value="3330" calcext:value-type="float">
            <text:p>3330</text:p>
          </table:table-cell>
          <table:table-cell office:value-type="float" office:value="3350" calcext:value-type="float">
            <text:p>3350</text:p>
          </table:table-cell>
          <table:table-cell/>
          <table:table-cell table:formula="of:=MIN([.A120:.CV120])" office:value-type="float" office:value="182.393" calcext:value-type="float">
            <text:p>182.393</text:p>
          </table:table-cell>
          <table:table-cell table:formula="of:=AVERAGE([.A120:.CT120])" office:value-type="float" office:value="887.090540816327" calcext:value-type="float">
            <text:p>887.0905408163</text:p>
          </table:table-cell>
          <table:table-cell table:formula="of:=AVERAGE([.A120:.CV120])" office:value-type="float" office:value="936.14873" calcext:value-type="float">
            <text:p>936.14873</text:p>
          </table:table-cell>
          <table:table-cell table:formula="of:=MAX([.A120:.CV120])"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182.393" calcext:value-type="float">
            <text:p>182.393</text:p>
          </table:table-cell>
          <table:table-cell table:number-columns-repeated="2" office:value-type="float" office:value="184.393" calcext:value-type="float">
            <text:p>184.393</text:p>
          </table:table-cell>
          <table:table-cell table:number-columns-repeated="2" office:value-type="float" office:value="186.393" calcext:value-type="float">
            <text:p>186.393</text:p>
          </table:table-cell>
          <table:table-cell office:value-type="float" office:value="186.394" calcext:value-type="float">
            <text:p>186.394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96.394" calcext:value-type="float">
            <text:p>196.394</text:p>
          </table:table-cell>
          <table:table-cell table:number-columns-repeated="3" office:value-type="float" office:value="197.394" calcext:value-type="float">
            <text:p>197.394</text:p>
          </table:table-cell>
          <table:table-cell table:number-columns-repeated="5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4" office:value-type="float" office:value="200.394" calcext:value-type="float">
            <text:p>200.394</text:p>
          </table:table-cell>
          <table:table-cell office:value-type="float" office:value="201.394" calcext:value-type="float">
            <text:p>201.394</text:p>
          </table:table-cell>
          <table:table-cell table:number-columns-repeated="2" office:value-type="float" office:value="202.394" calcext:value-type="float">
            <text:p>202.394</text:p>
          </table:table-cell>
          <table:table-cell office:value-type="float" office:value="318.385" calcext:value-type="float">
            <text:p>318.385</text:p>
          </table:table-cell>
          <table:table-cell office:value-type="float" office:value="323.385" calcext:value-type="float">
            <text:p>323.385</text:p>
          </table:table-cell>
          <table:table-cell table:number-columns-repeated="4" office:value-type="float" office:value="324.386" calcext:value-type="float">
            <text:p>324.386</text:p>
          </table:table-cell>
          <table:table-cell office:value-type="float" office:value="573.387" calcext:value-type="float">
            <text:p>573.387</text:p>
          </table:table-cell>
          <table:table-cell office:value-type="float" office:value="574.384" calcext:value-type="float">
            <text:p>574.384</text:p>
          </table:table-cell>
          <table:table-cell office:value-type="float" office:value="574.385" calcext:value-type="float">
            <text:p>574.385</text:p>
          </table:table-cell>
          <table:table-cell office:value-type="float" office:value="575.385" calcext:value-type="float">
            <text:p>575.385</text:p>
          </table:table-cell>
          <table:table-cell office:value-type="float" office:value="577.383" calcext:value-type="float">
            <text:p>577.383</text:p>
          </table:table-cell>
          <table:table-cell table:number-columns-repeated="2" office:value-type="float" office:value="577.386" calcext:value-type="float">
            <text:p>577.386</text:p>
          </table:table-cell>
          <table:table-cell office:value-type="float" office:value="578.385" calcext:value-type="float">
            <text:p>578.385</text:p>
          </table:table-cell>
          <table:table-cell office:value-type="float" office:value="579.382" calcext:value-type="float">
            <text:p>579.382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79.386" calcext:value-type="float">
            <text:p>579.386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2.382" calcext:value-type="float">
            <text:p>582.382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4.383" calcext:value-type="float">
            <text:p>604.383</text:p>
          </table:table-cell>
          <table:table-cell office:value-type="float" office:value="605.381" calcext:value-type="float">
            <text:p>605.381</text:p>
          </table:table-cell>
          <table:table-cell table:number-columns-repeated="2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table:number-columns-repeated="2" office:value-type="float" office:value="608.385" calcext:value-type="float">
            <text:p>608.385</text:p>
          </table:table-cell>
          <table:table-cell office:value-type="float" office:value="781.372" calcext:value-type="float">
            <text:p>781.372</text:p>
          </table:table-cell>
          <table:table-cell office:value-type="float" office:value="783.369" calcext:value-type="float">
            <text:p>783.369</text:p>
          </table:table-cell>
          <table:table-cell table:number-columns-repeated="2" office:value-type="float" office:value="783.372" calcext:value-type="float">
            <text:p>783.372</text:p>
          </table:table-cell>
          <table:table-cell table:number-columns-repeated="2" office:value-type="float" office:value="784.372" calcext:value-type="float">
            <text:p>784.372</text:p>
          </table:table-cell>
          <table:table-cell office:value-type="float" office:value="786.372" calcext:value-type="float">
            <text:p>786.372</text:p>
          </table:table-cell>
          <table:table-cell office:value-type="float" office:value="999.371" calcext:value-type="float">
            <text:p>999.371</text:p>
          </table:table-cell>
          <table:table-cell office:value-type="float" office:value="1288.368" calcext:value-type="float">
            <text:p>1288.368</text:p>
          </table:table-cell>
          <table:table-cell office:value-type="float" office:value="1290.368" calcext:value-type="float">
            <text:p>1290.368</text:p>
          </table:table-cell>
          <table:table-cell office:value-type="float" office:value="1306.365" calcext:value-type="float">
            <text:p>1306.365</text:p>
          </table:table-cell>
          <table:table-cell office:value-type="float" office:value="1307.364" calcext:value-type="float">
            <text:p>1307.364</text:p>
          </table:table-cell>
          <table:table-cell office:value-type="float" office:value="1308.366" calcext:value-type="float">
            <text:p>1308.366</text:p>
          </table:table-cell>
          <table:table-cell office:value-type="float" office:value="1311.37" calcext:value-type="float">
            <text:p>1311.37</text:p>
          </table:table-cell>
          <table:table-cell office:value-type="float" office:value="1312.365" calcext:value-type="float">
            <text:p>1312.365</text:p>
          </table:table-cell>
          <table:table-cell office:value-type="float" office:value="1312.372" calcext:value-type="float">
            <text:p>1312.372</text:p>
          </table:table-cell>
          <table:table-cell office:value-type="float" office:value="1313.368" calcext:value-type="float">
            <text:p>1313.368</text:p>
          </table:table-cell>
          <table:table-cell office:value-type="float" office:value="1313.37" calcext:value-type="float">
            <text:p>1313.37</text:p>
          </table:table-cell>
          <table:table-cell office:value-type="float" office:value="1314.365" calcext:value-type="float">
            <text:p>1314.365</text:p>
          </table:table-cell>
          <table:table-cell office:value-type="float" office:value="1316.366" calcext:value-type="float">
            <text:p>1316.366</text:p>
          </table:table-cell>
          <table:table-cell office:value-type="float" office:value="1317.365" calcext:value-type="float">
            <text:p>1317.365</text:p>
          </table:table-cell>
          <table:table-cell office:value-type="float" office:value="1317.371" calcext:value-type="float">
            <text:p>1317.371</text:p>
          </table:table-cell>
          <table:table-cell office:value-type="float" office:value="1318.367" calcext:value-type="float">
            <text:p>1318.367</text:p>
          </table:table-cell>
          <table:table-cell office:value-type="float" office:value="1399.361" calcext:value-type="float">
            <text:p>1399.361</text:p>
          </table:table-cell>
          <table:table-cell office:value-type="float" office:value="1399.366" calcext:value-type="float">
            <text:p>1399.366</text:p>
          </table:table-cell>
          <table:table-cell office:value-type="float" office:value="1399.371" calcext:value-type="float">
            <text:p>1399.371</text:p>
          </table:table-cell>
          <table:table-cell office:value-type="float" office:value="1400.364" calcext:value-type="float">
            <text:p>1400.364</text:p>
          </table:table-cell>
          <table:table-cell office:value-type="float" office:value="1401.363" calcext:value-type="float">
            <text:p>1401.363</text:p>
          </table:table-cell>
          <table:table-cell office:value-type="float" office:value="1401.367" calcext:value-type="float">
            <text:p>1401.367</text:p>
          </table:table-cell>
          <table:table-cell office:value-type="float" office:value="1552.366" calcext:value-type="float">
            <text:p>1552.366</text:p>
          </table:table-cell>
          <table:table-cell office:value-type="float" office:value="1663.366" calcext:value-type="float">
            <text:p>1663.366</text:p>
          </table:table-cell>
          <table:table-cell office:value-type="float" office:value="1669.36" calcext:value-type="float">
            <text:p>1669.36</text:p>
          </table:table-cell>
          <table:table-cell office:value-type="float" office:value="1672.362" calcext:value-type="float">
            <text:p>1672.362</text:p>
          </table:table-cell>
          <table:table-cell office:value-type="float" office:value="1820.355" calcext:value-type="float">
            <text:p>1820.355</text:p>
          </table:table-cell>
          <table:table-cell office:value-type="float" office:value="1823.354" calcext:value-type="float">
            <text:p>1823.354</text:p>
          </table:table-cell>
          <table:table-cell office:value-type="float" office:value="1826.355" calcext:value-type="float">
            <text:p>1826.355</text:p>
          </table:table-cell>
          <table:table-cell office:value-type="float" office:value="1828.356" calcext:value-type="float">
            <text:p>1828.356</text:p>
          </table:table-cell>
          <table:table-cell office:value-type="float" office:value="1889.357" calcext:value-type="float">
            <text:p>1889.357</text:p>
          </table:table-cell>
          <table:table-cell office:value-type="float" office:value="2332.339" calcext:value-type="float">
            <text:p>2332.339</text:p>
          </table:table-cell>
          <table:table-cell office:value-type="float" office:value="2337.345" calcext:value-type="float">
            <text:p>2337.345</text:p>
          </table:table-cell>
          <table:table-cell office:value-type="float" office:value="2338.342" calcext:value-type="float">
            <text:p>2338.342</text:p>
          </table:table-cell>
          <table:table-cell office:value-type="float" office:value="3230" calcext:value-type="float">
            <text:p>3230</text:p>
          </table:table-cell>
          <table:table-cell office:value-type="float" office:value="3270" calcext:value-type="float">
            <text:p>3270</text:p>
          </table:table-cell>
          <table:table-cell office:value-type="float" office:value="3330" calcext:value-type="float">
            <text:p>3330</text:p>
          </table:table-cell>
          <table:table-cell office:value-type="float" office:value="3350" calcext:value-type="float">
            <text:p>3350</text:p>
          </table:table-cell>
          <table:table-cell/>
          <table:table-cell table:formula="of:=MIN([.A121:.CV121])" office:value-type="float" office:value="182.393" calcext:value-type="float">
            <text:p>182.393</text:p>
          </table:table-cell>
          <table:table-cell table:formula="of:=AVERAGE([.A121:.CT121])" office:value-type="float" office:value="856.809530612245" calcext:value-type="float">
            <text:p>856.8095306122</text:p>
          </table:table-cell>
          <table:table-cell table:formula="of:=AVERAGE([.A121:.CV121])" office:value-type="float" office:value="906.47334" calcext:value-type="float">
            <text:p>906.47334</text:p>
          </table:table-cell>
          <table:table-cell table:formula="of:=MAX([.A121:.CV121])" office:value-type="float" office:value="3350" calcext:value-type="float">
            <text:p>3350</text:p>
          </table:table-cell>
        </table:table-row>
        <table:table-row table:style-name="ro1">
          <table:table-cell table:number-columns-repeated="2"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table:number-columns-repeated="2" office:value-type="float" office:value="187.393" calcext:value-type="float">
            <text:p>187.393</text:p>
          </table:table-cell>
          <table:table-cell office:value-type="float" office:value="196.394" calcext:value-type="float">
            <text:p>196.394</text:p>
          </table:table-cell>
          <table:table-cell office:value-type="float" office:value="197.394" calcext:value-type="float">
            <text:p>197.394</text:p>
          </table:table-cell>
          <table:table-cell table:number-columns-repeated="6" office:value-type="float" office:value="197.395" calcext:value-type="float">
            <text:p>197.395</text:p>
          </table:table-cell>
          <table:table-cell table:number-columns-repeated="4" office:value-type="float" office:value="198.394" calcext:value-type="float">
            <text:p>198.394</text:p>
          </table:table-cell>
          <table:table-cell table:number-columns-repeated="4"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6" office:value-type="float" office:value="201.394" calcext:value-type="float">
            <text:p>201.394</text:p>
          </table:table-cell>
          <table:table-cell table:number-columns-repeated="3" office:value-type="float" office:value="202.394" calcext:value-type="float">
            <text:p>202.394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1.387" calcext:value-type="float">
            <text:p>321.387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67.385" calcext:value-type="float">
            <text:p>567.385</text:p>
          </table:table-cell>
          <table:table-cell office:value-type="float" office:value="568.383" calcext:value-type="float">
            <text:p>568.383</text:p>
          </table:table-cell>
          <table:table-cell table:number-columns-repeated="2" office:value-type="float" office:value="571.383" calcext:value-type="float">
            <text:p>571.383</text:p>
          </table:table-cell>
          <table:table-cell table:number-columns-repeated="2" office:value-type="float" office:value="572.383" calcext:value-type="float">
            <text:p>572.383</text:p>
          </table:table-cell>
          <table:table-cell office:value-type="float" office:value="573.383" calcext:value-type="float">
            <text:p>573.383</text:p>
          </table:table-cell>
          <table:table-cell office:value-type="float" office:value="574.385" calcext:value-type="float">
            <text:p>574.385</text:p>
          </table:table-cell>
          <table:table-cell table:number-columns-repeated="2" office:value-type="float" office:value="575.383" calcext:value-type="float">
            <text:p>575.383</text:p>
          </table:table-cell>
          <table:table-cell table:number-columns-repeated="2" office:value-type="float" office:value="575.384" calcext:value-type="float">
            <text:p>575.384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2.385" calcext:value-type="float">
            <text:p>582.385</text:p>
          </table:table-cell>
          <table:table-cell office:value-type="float" office:value="583.382" calcext:value-type="float">
            <text:p>583.382</text:p>
          </table:table-cell>
          <table:table-cell office:value-type="float" office:value="585.386" calcext:value-type="float">
            <text:p>585.386</text:p>
          </table:table-cell>
          <table:table-cell office:value-type="float" office:value="586.382" calcext:value-type="float">
            <text:p>586.382</text:p>
          </table:table-cell>
          <table:table-cell office:value-type="float" office:value="587.385" calcext:value-type="float">
            <text:p>587.385</text:p>
          </table:table-cell>
          <table:table-cell office:value-type="float" office:value="588.381" calcext:value-type="float">
            <text:p>588.381</text:p>
          </table:table-cell>
          <table:table-cell office:value-type="float" office:value="588.383" calcext:value-type="float">
            <text:p>588.383</text:p>
          </table:table-cell>
          <table:table-cell office:value-type="float" office:value="588.386" calcext:value-type="float">
            <text:p>588.386</text:p>
          </table:table-cell>
          <table:table-cell office:value-type="float" office:value="590.385" calcext:value-type="float">
            <text:p>590.385</text:p>
          </table:table-cell>
          <table:table-cell office:value-type="float" office:value="591.384" calcext:value-type="float">
            <text:p>591.384</text:p>
          </table:table-cell>
          <table:table-cell office:value-type="float" office:value="602.383" calcext:value-type="float">
            <text:p>602.383</text:p>
          </table:table-cell>
          <table:table-cell office:value-type="float" office:value="604.385" calcext:value-type="float">
            <text:p>604.385</text:p>
          </table:table-cell>
          <table:table-cell office:value-type="float" office:value="605.384" calcext:value-type="float">
            <text:p>605.384</text:p>
          </table:table-cell>
          <table:table-cell table:number-columns-repeated="2" office:value-type="float" office:value="606.384" calcext:value-type="float">
            <text:p>606.384</text:p>
          </table:table-cell>
          <table:table-cell office:value-type="float" office:value="611.383" calcext:value-type="float">
            <text:p>611.383</text:p>
          </table:table-cell>
          <table:table-cell office:value-type="float" office:value="780.372" calcext:value-type="float">
            <text:p>780.372</text:p>
          </table:table-cell>
          <table:table-cell table:number-columns-repeated="2" office:value-type="float" office:value="781.372" calcext:value-type="float">
            <text:p>781.372</text:p>
          </table:table-cell>
          <table:table-cell office:value-type="float" office:value="781.374" calcext:value-type="float">
            <text:p>781.374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3.372" calcext:value-type="float">
            <text:p>783.372</text:p>
          </table:table-cell>
          <table:table-cell office:value-type="float" office:value="1033.373" calcext:value-type="float">
            <text:p>1033.373</text:p>
          </table:table-cell>
          <table:table-cell office:value-type="float" office:value="1311.366" calcext:value-type="float">
            <text:p>1311.366</text:p>
          </table:table-cell>
          <table:table-cell office:value-type="float" office:value="1312.368" calcext:value-type="float">
            <text:p>1312.368</text:p>
          </table:table-cell>
          <table:table-cell office:value-type="float" office:value="1312.369" calcext:value-type="float">
            <text:p>1312.369</text:p>
          </table:table-cell>
          <table:table-cell office:value-type="float" office:value="1314.367" calcext:value-type="float">
            <text:p>1314.367</text:p>
          </table:table-cell>
          <table:table-cell table:number-columns-repeated="2" office:value-type="float" office:value="1392.365" calcext:value-type="float">
            <text:p>1392.365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400.364" calcext:value-type="float">
            <text:p>1400.364</text:p>
          </table:table-cell>
          <table:table-cell office:value-type="float" office:value="1400.367" calcext:value-type="float">
            <text:p>1400.367</text:p>
          </table:table-cell>
          <table:table-cell office:value-type="float" office:value="1401.364" calcext:value-type="float">
            <text:p>1401.364</text:p>
          </table:table-cell>
          <table:table-cell office:value-type="float" office:value="1401.368" calcext:value-type="float">
            <text:p>1401.368</text:p>
          </table:table-cell>
          <table:table-cell office:value-type="float" office:value="1545.364" calcext:value-type="float">
            <text:p>1545.364</text:p>
          </table:table-cell>
          <table:table-cell office:value-type="float" office:value="1547.367" calcext:value-type="float">
            <text:p>1547.367</text:p>
          </table:table-cell>
          <table:table-cell office:value-type="float" office:value="1654.362" calcext:value-type="float">
            <text:p>1654.362</text:p>
          </table:table-cell>
          <table:table-cell office:value-type="float" office:value="1660.361" calcext:value-type="float">
            <text:p>1660.361</text:p>
          </table:table-cell>
          <table:table-cell office:value-type="float" office:value="1819.356" calcext:value-type="float">
            <text:p>1819.356</text:p>
          </table:table-cell>
          <table:table-cell office:value-type="float" office:value="1821.357" calcext:value-type="float">
            <text:p>1821.357</text:p>
          </table:table-cell>
          <table:table-cell office:value-type="float" office:value="1831.359" calcext:value-type="float">
            <text:p>1831.359</text:p>
          </table:table-cell>
          <table:table-cell office:value-type="float" office:value="1894.36" calcext:value-type="float">
            <text:p>1894.36</text:p>
          </table:table-cell>
          <table:table-cell office:value-type="float" office:value="2320.337" calcext:value-type="float">
            <text:p>2320.337</text:p>
          </table:table-cell>
          <table:table-cell office:value-type="float" office:value="2332.338" calcext:value-type="float">
            <text:p>2332.338</text:p>
          </table:table-cell>
          <table:table-cell office:value-type="float" office:value="3006.313" calcext:value-type="float">
            <text:p>3006.313</text:p>
          </table:table-cell>
          <table:table-cell office:value-type="float" office:value="3210" calcext:value-type="float">
            <text:p>3210</text:p>
          </table:table-cell>
          <table:table-cell office:value-type="float" office:value="3280" calcext:value-type="float">
            <text:p>3280</text:p>
          </table:table-cell>
          <table:table-cell office:value-type="float" office:value="3330" calcext:value-type="float">
            <text:p>3330</text:p>
          </table:table-cell>
          <table:table-cell office:value-type="float" office:value="3350" calcext:value-type="float">
            <text:p>3350</text:p>
          </table:table-cell>
          <table:table-cell/>
          <table:table-cell table:formula="of:=MIN([.A122:.CV122])" office:value-type="float" office:value="185.393" calcext:value-type="float">
            <text:p>185.393</text:p>
          </table:table-cell>
          <table:table-cell table:formula="of:=AVERAGE([.A122:.CT122])" office:value-type="float" office:value="761.873030612245" calcext:value-type="float">
            <text:p>761.8730306122</text:p>
          </table:table-cell>
          <table:table-cell table:formula="of:=AVERAGE([.A122:.CV122])" office:value-type="float" office:value="813.43557" calcext:value-type="float">
            <text:p>813.43557</text:p>
          </table:table-cell>
          <table:table-cell table:formula="of:=MAX([.A122:.CV122])"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183.393" calcext:value-type="float">
            <text:p>183.393</text:p>
          </table:table-cell>
          <table:table-cell office:value-type="float" office:value="185.393" calcext:value-type="float">
            <text:p>185.393</text:p>
          </table:table-cell>
          <table:table-cell table:number-columns-repeated="3" office:value-type="float" office:value="186.393" calcext:value-type="float">
            <text:p>186.393</text:p>
          </table:table-cell>
          <table:table-cell table:number-columns-repeated="2" office:value-type="float" office:value="187.394" calcext:value-type="float">
            <text:p>187.394</text:p>
          </table:table-cell>
          <table:table-cell table:number-columns-repeated="3" office:value-type="float" office:value="196.394" calcext:value-type="float">
            <text:p>196.394</text:p>
          </table:table-cell>
          <table:table-cell office:value-type="float" office:value="197.394" calcext:value-type="float">
            <text:p>197.394</text:p>
          </table:table-cell>
          <table:table-cell table:number-columns-repeated="11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table:number-columns-repeated="2" office:value-type="float" office:value="199.394" calcext:value-type="float">
            <text:p>199.394</text:p>
          </table:table-cell>
          <table:table-cell office:value-type="float" office:value="200.394" calcext:value-type="float">
            <text:p>200.394</text:p>
          </table:table-cell>
          <table:table-cell office:value-type="float" office:value="201.394" calcext:value-type="float">
            <text:p>201.394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2.385" calcext:value-type="float">
            <text:p>322.385</text:p>
          </table:table-cell>
          <table:table-cell office:value-type="float" office:value="322.386" calcext:value-type="float">
            <text:p>322.386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567.383" calcext:value-type="float">
            <text:p>567.383</text:p>
          </table:table-cell>
          <table:table-cell office:value-type="float" office:value="568.383" calcext:value-type="float">
            <text:p>568.383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2.386" calcext:value-type="float">
            <text:p>572.386</text:p>
          </table:table-cell>
          <table:table-cell office:value-type="float" office:value="573.384" calcext:value-type="float">
            <text:p>573.384</text:p>
          </table:table-cell>
          <table:table-cell office:value-type="float" office:value="574.387" calcext:value-type="float">
            <text:p>574.387</text:p>
          </table:table-cell>
          <table:table-cell office:value-type="float" office:value="575.384" calcext:value-type="float">
            <text:p>575.384</text:p>
          </table:table-cell>
          <table:table-cell table:number-columns-repeated="2" office:value-type="float" office:value="576.384" calcext:value-type="float">
            <text:p>576.384</text:p>
          </table:table-cell>
          <table:table-cell office:value-type="float" office:value="577.383" calcext:value-type="float">
            <text:p>577.383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2.382" calcext:value-type="float">
            <text:p>582.382</text:p>
          </table:table-cell>
          <table:table-cell office:value-type="float" office:value="587.385" calcext:value-type="float">
            <text:p>587.385</text:p>
          </table:table-cell>
          <table:table-cell office:value-type="float" office:value="590.385" calcext:value-type="float">
            <text:p>590.385</text:p>
          </table:table-cell>
          <table:table-cell office:value-type="float" office:value="591.382" calcext:value-type="float">
            <text:p>591.382</text:p>
          </table:table-cell>
          <table:table-cell office:value-type="float" office:value="594.385" calcext:value-type="float">
            <text:p>594.385</text:p>
          </table:table-cell>
          <table:table-cell table:number-columns-repeated="2" office:value-type="float" office:value="602.383" calcext:value-type="float">
            <text:p>602.383</text:p>
          </table:table-cell>
          <table:table-cell office:value-type="float" office:value="603.382" calcext:value-type="float">
            <text:p>603.382</text:p>
          </table:table-cell>
          <table:table-cell table:number-columns-repeated="2" office:value-type="float" office:value="605.382" calcext:value-type="float">
            <text:p>605.382</text:p>
          </table:table-cell>
          <table:table-cell table:number-columns-repeated="2" office:value-type="float" office:value="606.384" calcext:value-type="float">
            <text:p>606.384</text:p>
          </table:table-cell>
          <table:table-cell table:number-columns-repeated="2" office:value-type="float" office:value="606.385" calcext:value-type="float">
            <text:p>606.385</text:p>
          </table:table-cell>
          <table:table-cell office:value-type="float" office:value="780.372" calcext:value-type="float">
            <text:p>780.372</text:p>
          </table:table-cell>
          <table:table-cell table:number-columns-repeated="2" office:value-type="float" office:value="781.373" calcext:value-type="float">
            <text:p>781.373</text:p>
          </table:table-cell>
          <table:table-cell table:number-columns-repeated="2" office:value-type="float" office:value="782.372" calcext:value-type="float">
            <text:p>782.372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998.37" calcext:value-type="float">
            <text:p>998.37</text:p>
          </table:table-cell>
          <table:table-cell office:value-type="float" office:value="1293.367" calcext:value-type="float">
            <text:p>1293.367</text:p>
          </table:table-cell>
          <table:table-cell office:value-type="float" office:value="1307.366" calcext:value-type="float">
            <text:p>1307.366</text:p>
          </table:table-cell>
          <table:table-cell office:value-type="float" office:value="1307.369" calcext:value-type="float">
            <text:p>1307.369</text:p>
          </table:table-cell>
          <table:table-cell office:value-type="float" office:value="1308.367" calcext:value-type="float">
            <text:p>1308.367</text:p>
          </table:table-cell>
          <table:table-cell office:value-type="float" office:value="1309.368" calcext:value-type="float">
            <text:p>1309.368</text:p>
          </table:table-cell>
          <table:table-cell office:value-type="float" office:value="1311.369" calcext:value-type="float">
            <text:p>1311.369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15.368" calcext:value-type="float">
            <text:p>1315.368</text:p>
          </table:table-cell>
          <table:table-cell office:value-type="float" office:value="1394.366" calcext:value-type="float">
            <text:p>1394.366</text:p>
          </table:table-cell>
          <table:table-cell office:value-type="float" office:value="1398.368" calcext:value-type="float">
            <text:p>1398.368</text:p>
          </table:table-cell>
          <table:table-cell office:value-type="float" office:value="1549.363" calcext:value-type="float">
            <text:p>1549.363</text:p>
          </table:table-cell>
          <table:table-cell office:value-type="float" office:value="1551.365" calcext:value-type="float">
            <text:p>1551.365</text:p>
          </table:table-cell>
          <table:table-cell office:value-type="float" office:value="1661.36" calcext:value-type="float">
            <text:p>1661.36</text:p>
          </table:table-cell>
          <table:table-cell office:value-type="float" office:value="1662.363" calcext:value-type="float">
            <text:p>1662.363</text:p>
          </table:table-cell>
          <table:table-cell office:value-type="float" office:value="1677.362" calcext:value-type="float">
            <text:p>1677.362</text:p>
          </table:table-cell>
          <table:table-cell office:value-type="float" office:value="1811.354" calcext:value-type="float">
            <text:p>1811.354</text:p>
          </table:table-cell>
          <table:table-cell office:value-type="float" office:value="1820.354" calcext:value-type="float">
            <text:p>1820.354</text:p>
          </table:table-cell>
          <table:table-cell office:value-type="float" office:value="1822.354" calcext:value-type="float">
            <text:p>1822.354</text:p>
          </table:table-cell>
          <table:table-cell office:value-type="float" office:value="1825.356" calcext:value-type="float">
            <text:p>1825.356</text:p>
          </table:table-cell>
          <table:table-cell office:value-type="float" office:value="1826.354" calcext:value-type="float">
            <text:p>1826.354</text:p>
          </table:table-cell>
          <table:table-cell office:value-type="float" office:value="1895.358" calcext:value-type="float">
            <text:p>1895.358</text:p>
          </table:table-cell>
          <table:table-cell office:value-type="float" office:value="1898.358" calcext:value-type="float">
            <text:p>1898.358</text:p>
          </table:table-cell>
          <table:table-cell office:value-type="float" office:value="2090.342" calcext:value-type="float">
            <text:p>2090.342</text:p>
          </table:table-cell>
          <table:table-cell office:value-type="float" office:value="2329.339" calcext:value-type="float">
            <text:p>2329.339</text:p>
          </table:table-cell>
          <table:table-cell office:value-type="float" office:value="2330.34" calcext:value-type="float">
            <text:p>2330.34</text:p>
          </table:table-cell>
          <table:table-cell office:value-type="float" office:value="2335.34" calcext:value-type="float">
            <text:p>2335.34</text:p>
          </table:table-cell>
          <table:table-cell office:value-type="float" office:value="2336.344" calcext:value-type="float">
            <text:p>2336.344</text:p>
          </table:table-cell>
          <table:table-cell office:value-type="float" office:value="2337.341" calcext:value-type="float">
            <text:p>2337.341</text:p>
          </table:table-cell>
          <table:table-cell office:value-type="float" office:value="3160" calcext:value-type="float">
            <text:p>3160</text:p>
          </table:table-cell>
          <table:table-cell office:value-type="float" office:value="3270" calcext:value-type="float">
            <text:p>3270</text:p>
          </table:table-cell>
          <table:table-cell office:value-type="float" office:value="3330" calcext:value-type="float">
            <text:p>3330</text:p>
          </table:table-cell>
          <table:table-cell office:value-type="float" office:value="3350" calcext:value-type="float">
            <text:p>3350</text:p>
          </table:table-cell>
          <table:table-cell/>
          <table:table-cell table:formula="of:=MIN([.A123:.CV123])" office:value-type="float" office:value="183.393" calcext:value-type="float">
            <text:p>183.393</text:p>
          </table:table-cell>
          <table:table-cell table:formula="of:=AVERAGE([.A123:.CT123])" office:value-type="float" office:value="861.044091836735" calcext:value-type="float">
            <text:p>861.0440918367</text:p>
          </table:table-cell>
          <table:table-cell table:formula="of:=AVERAGE([.A123:.CV123])" office:value-type="float" office:value="910.62321" calcext:value-type="float">
            <text:p>910.62321</text:p>
          </table:table-cell>
          <table:table-cell table:formula="of:=MAX([.A123:.CV123])"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182.393" calcext:value-type="float">
            <text:p>182.393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96.394" calcext:value-type="float">
            <text:p>196.394</text:p>
          </table:table-cell>
          <table:table-cell office:value-type="float" office:value="197.394" calcext:value-type="float">
            <text:p>197.394</text:p>
          </table:table-cell>
          <table:table-cell table:number-columns-repeated="4" office:value-type="float" office:value="197.395" calcext:value-type="float">
            <text:p>197.395</text:p>
          </table:table-cell>
          <table:table-cell table:number-columns-repeated="5" office:value-type="float" office:value="198.394" calcext:value-type="float">
            <text:p>198.394</text:p>
          </table:table-cell>
          <table:table-cell table:number-columns-repeated="5" office:value-type="float" office:value="199.394" calcext:value-type="float">
            <text:p>199.394</text:p>
          </table:table-cell>
          <table:table-cell table:number-columns-repeated="5" office:value-type="float" office:value="200.394" calcext:value-type="float">
            <text:p>200.394</text:p>
          </table:table-cell>
          <table:table-cell table:number-columns-repeated="4" office:value-type="float" office:value="201.394" calcext:value-type="float">
            <text:p>201.394</text:p>
          </table:table-cell>
          <table:table-cell table:number-columns-repeated="2" office:value-type="float" office:value="320.385" calcext:value-type="float">
            <text:p>320.385</text:p>
          </table:table-cell>
          <table:table-cell office:value-type="float" office:value="481.377" calcext:value-type="float">
            <text:p>481.377</text:p>
          </table:table-cell>
          <table:table-cell office:value-type="float" office:value="561.386" calcext:value-type="float">
            <text:p>561.386</text:p>
          </table:table-cell>
          <table:table-cell office:value-type="float" office:value="566.385" calcext:value-type="float">
            <text:p>566.385</text:p>
          </table:table-cell>
          <table:table-cell office:value-type="float" office:value="567.382" calcext:value-type="float">
            <text:p>567.382</text:p>
          </table:table-cell>
          <table:table-cell table:number-columns-repeated="2" office:value-type="float" office:value="571.383" calcext:value-type="float">
            <text:p>571.383</text:p>
          </table:table-cell>
          <table:table-cell table:number-columns-repeated="2" office:value-type="float" office:value="572.383" calcext:value-type="float">
            <text:p>572.383</text:p>
          </table:table-cell>
          <table:table-cell office:value-type="float" office:value="573.385" calcext:value-type="float">
            <text:p>573.385</text:p>
          </table:table-cell>
          <table:table-cell office:value-type="float" office:value="575.385" calcext:value-type="float">
            <text:p>575.385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79.386" calcext:value-type="float">
            <text:p>579.386</text:p>
          </table:table-cell>
          <table:table-cell office:value-type="float" office:value="581.382" calcext:value-type="float">
            <text:p>581.382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2.386" calcext:value-type="float">
            <text:p>582.386</text:p>
          </table:table-cell>
          <table:table-cell office:value-type="float" office:value="583.384" calcext:value-type="float">
            <text:p>583.384</text:p>
          </table:table-cell>
          <table:table-cell office:value-type="float" office:value="585.385" calcext:value-type="float">
            <text:p>585.385</text:p>
          </table:table-cell>
          <table:table-cell office:value-type="float" office:value="588.386" calcext:value-type="float">
            <text:p>588.386</text:p>
          </table:table-cell>
          <table:table-cell office:value-type="float" office:value="589.386" calcext:value-type="float">
            <text:p>589.386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6.379" calcext:value-type="float">
            <text:p>606.379</text:p>
          </table:table-cell>
          <table:table-cell office:value-type="float" office:value="606.382" calcext:value-type="float">
            <text:p>606.382</text:p>
          </table:table-cell>
          <table:table-cell office:value-type="float" office:value="606.383" calcext:value-type="float">
            <text:p>606.383</text:p>
          </table:table-cell>
          <table:table-cell table:number-columns-repeated="3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10.383" calcext:value-type="float">
            <text:p>610.383</text:p>
          </table:table-cell>
          <table:table-cell office:value-type="float" office:value="780.372" calcext:value-type="float">
            <text:p>780.372</text:p>
          </table:table-cell>
          <table:table-cell office:value-type="float" office:value="781.372" calcext:value-type="float">
            <text:p>781.372</text:p>
          </table:table-cell>
          <table:table-cell office:value-type="float" office:value="784.374" calcext:value-type="float">
            <text:p>784.374</text:p>
          </table:table-cell>
          <table:table-cell office:value-type="float" office:value="1004.376" calcext:value-type="float">
            <text:p>1004.376</text:p>
          </table:table-cell>
          <table:table-cell office:value-type="float" office:value="1005.371" calcext:value-type="float">
            <text:p>1005.371</text:p>
          </table:table-cell>
          <table:table-cell office:value-type="float" office:value="1289.368" calcext:value-type="float">
            <text:p>1289.368</text:p>
          </table:table-cell>
          <table:table-cell office:value-type="float" office:value="1293.365" calcext:value-type="float">
            <text:p>1293.365</text:p>
          </table:table-cell>
          <table:table-cell office:value-type="float" office:value="1309.369" calcext:value-type="float">
            <text:p>1309.369</text:p>
          </table:table-cell>
          <table:table-cell office:value-type="float" office:value="1310.367" calcext:value-type="float">
            <text:p>1310.367</text:p>
          </table:table-cell>
          <table:table-cell office:value-type="float" office:value="1311.368" calcext:value-type="float">
            <text:p>1311.368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4.368" calcext:value-type="float">
            <text:p>1314.368</text:p>
          </table:table-cell>
          <table:table-cell office:value-type="float" office:value="1315.365" calcext:value-type="float">
            <text:p>1315.365</text:p>
          </table:table-cell>
          <table:table-cell office:value-type="float" office:value="1318.373" calcext:value-type="float">
            <text:p>1318.373</text:p>
          </table:table-cell>
          <table:table-cell office:value-type="float" office:value="1394.365" calcext:value-type="float">
            <text:p>1394.365</text:p>
          </table:table-cell>
          <table:table-cell office:value-type="float" office:value="1395.367" calcext:value-type="float">
            <text:p>1395.367</text:p>
          </table:table-cell>
          <table:table-cell office:value-type="float" office:value="1397.364" calcext:value-type="float">
            <text:p>1397.364</text:p>
          </table:table-cell>
          <table:table-cell office:value-type="float" office:value="1397.365" calcext:value-type="float">
            <text:p>1397.365</text:p>
          </table:table-cell>
          <table:table-cell table:number-columns-repeated="2" office:value-type="float" office:value="1397.366" calcext:value-type="float">
            <text:p>1397.366</text:p>
          </table:table-cell>
          <table:table-cell table:number-columns-repeated="2" office:value-type="float" office:value="1398.364" calcext:value-type="float">
            <text:p>1398.364</text:p>
          </table:table-cell>
          <table:table-cell office:value-type="float" office:value="1401.366" calcext:value-type="float">
            <text:p>1401.366</text:p>
          </table:table-cell>
          <table:table-cell office:value-type="float" office:value="1547.365" calcext:value-type="float">
            <text:p>1547.365</text:p>
          </table:table-cell>
          <table:table-cell office:value-type="float" office:value="1548.363" calcext:value-type="float">
            <text:p>1548.363</text:p>
          </table:table-cell>
          <table:table-cell office:value-type="float" office:value="1550.366" calcext:value-type="float">
            <text:p>1550.366</text:p>
          </table:table-cell>
          <table:table-cell office:value-type="float" office:value="1663.362" calcext:value-type="float">
            <text:p>1663.362</text:p>
          </table:table-cell>
          <table:table-cell office:value-type="float" office:value="1669.359" calcext:value-type="float">
            <text:p>1669.359</text:p>
          </table:table-cell>
          <table:table-cell office:value-type="float" office:value="1819.354" calcext:value-type="float">
            <text:p>1819.354</text:p>
          </table:table-cell>
          <table:table-cell office:value-type="float" office:value="1828.361" calcext:value-type="float">
            <text:p>1828.361</text:p>
          </table:table-cell>
          <table:table-cell office:value-type="float" office:value="1889.354" calcext:value-type="float">
            <text:p>1889.354</text:p>
          </table:table-cell>
          <table:table-cell office:value-type="float" office:value="1892.356" calcext:value-type="float">
            <text:p>1892.356</text:p>
          </table:table-cell>
          <table:table-cell office:value-type="float" office:value="2048.346" calcext:value-type="float">
            <text:p>2048.346</text:p>
          </table:table-cell>
          <table:table-cell office:value-type="float" office:value="2240.346" calcext:value-type="float">
            <text:p>2240.346</text:p>
          </table:table-cell>
          <table:table-cell office:value-type="float" office:value="2320.341" calcext:value-type="float">
            <text:p>2320.341</text:p>
          </table:table-cell>
          <table:table-cell office:value-type="float" office:value="2330.342" calcext:value-type="float">
            <text:p>2330.342</text:p>
          </table:table-cell>
          <table:table-cell office:value-type="float" office:value="2332.341" calcext:value-type="float">
            <text:p>2332.341</text:p>
          </table:table-cell>
          <table:table-cell office:value-type="float" office:value="2333.338" calcext:value-type="float">
            <text:p>2333.338</text:p>
          </table:table-cell>
          <table:table-cell office:value-type="float" office:value="3002.313" calcext:value-type="float">
            <text:p>3002.313</text:p>
          </table:table-cell>
          <table:table-cell office:value-type="float" office:value="3004.322" calcext:value-type="float">
            <text:p>3004.322</text:p>
          </table:table-cell>
          <table:table-cell office:value-type="float" office:value="3330" calcext:value-type="float">
            <text:p>3330</text:p>
          </table:table-cell>
          <table:table-cell office:value-type="float" office:value="3350" calcext:value-type="float">
            <text:p>3350</text:p>
          </table:table-cell>
          <table:table-cell/>
          <table:table-cell table:formula="of:=MIN([.A124:.CV124])" office:value-type="float" office:value="182.393" calcext:value-type="float">
            <text:p>182.393</text:p>
          </table:table-cell>
          <table:table-cell table:formula="of:=AVERAGE([.A124:.CT124])" office:value-type="float" office:value="891.36643877551" calcext:value-type="float">
            <text:p>891.3664387755</text:p>
          </table:table-cell>
          <table:table-cell table:formula="of:=AVERAGE([.A124:.CV124])" office:value-type="float" office:value="940.33911" calcext:value-type="float">
            <text:p>940.33911</text:p>
          </table:table-cell>
          <table:table-cell table:formula="of:=MAX([.A124:.CV124])"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184.393" calcext:value-type="float">
            <text:p>184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6.394" calcext:value-type="float">
            <text:p>186.394</text:p>
          </table:table-cell>
          <table:table-cell table:number-columns-repeated="2" office:value-type="float" office:value="187.394" calcext:value-type="float">
            <text:p>187.394</text:p>
          </table:table-cell>
          <table:table-cell table:number-columns-repeated="3" office:value-type="float" office:value="197.394" calcext:value-type="float">
            <text:p>197.394</text:p>
          </table:table-cell>
          <table:table-cell table:number-columns-repeated="5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5" office:value-type="float" office:value="199.394" calcext:value-type="float">
            <text:p>199.394</text:p>
          </table:table-cell>
          <table:table-cell table:number-columns-repeated="6" office:value-type="float" office:value="200.394" calcext:value-type="float">
            <text:p>200.394</text:p>
          </table:table-cell>
          <table:table-cell table:number-columns-repeated="4" office:value-type="float" office:value="201.394" calcext:value-type="float">
            <text:p>201.394</text:p>
          </table:table-cell>
          <table:table-cell table:number-columns-repeated="4" office:value-type="float" office:value="202.394" calcext:value-type="float">
            <text:p>202.394</text:p>
          </table:table-cell>
          <table:table-cell office:value-type="float" office:value="572.387" calcext:value-type="float">
            <text:p>572.387</text:p>
          </table:table-cell>
          <table:table-cell office:value-type="float" office:value="573.382" calcext:value-type="float">
            <text:p>573.382</text:p>
          </table:table-cell>
          <table:table-cell table:number-columns-repeated="2" office:value-type="float" office:value="575.384" calcext:value-type="float">
            <text:p>575.384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7.386" calcext:value-type="float">
            <text:p>577.386</text:p>
          </table:table-cell>
          <table:table-cell office:value-type="float" office:value="578.384" calcext:value-type="float">
            <text:p>578.384</text:p>
          </table:table-cell>
          <table:table-cell table:number-columns-repeated="2" office:value-type="float" office:value="579.384" calcext:value-type="float">
            <text:p>579.384</text:p>
          </table:table-cell>
          <table:table-cell office:value-type="float" office:value="581.385" calcext:value-type="float">
            <text:p>581.385</text:p>
          </table:table-cell>
          <table:table-cell office:value-type="float" office:value="584.385" calcext:value-type="float">
            <text:p>584.385</text:p>
          </table:table-cell>
          <table:table-cell office:value-type="float" office:value="591.386" calcext:value-type="float">
            <text:p>591.386</text:p>
          </table:table-cell>
          <table:table-cell table:number-columns-repeated="2" office:value-type="float" office:value="604.382" calcext:value-type="float">
            <text:p>604.382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05.386" calcext:value-type="float">
            <text:p>605.386</text:p>
          </table:table-cell>
          <table:table-cell table:number-columns-repeated="2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1003.377" calcext:value-type="float">
            <text:p>1003.377</text:p>
          </table:table-cell>
          <table:table-cell office:value-type="float" office:value="1005.371" calcext:value-type="float">
            <text:p>1005.371</text:p>
          </table:table-cell>
          <table:table-cell office:value-type="float" office:value="1290.37" calcext:value-type="float">
            <text:p>1290.37</text:p>
          </table:table-cell>
          <table:table-cell office:value-type="float" office:value="1308.367" calcext:value-type="float">
            <text:p>1308.367</text:p>
          </table:table-cell>
          <table:table-cell office:value-type="float" office:value="1310.365" calcext:value-type="float">
            <text:p>1310.365</text:p>
          </table:table-cell>
          <table:table-cell office:value-type="float" office:value="1310.369" calcext:value-type="float">
            <text:p>1310.369</text:p>
          </table:table-cell>
          <table:table-cell office:value-type="float" office:value="1311.362" calcext:value-type="float">
            <text:p>1311.362</text:p>
          </table:table-cell>
          <table:table-cell office:value-type="float" office:value="1313.365" calcext:value-type="float">
            <text:p>1313.365</text:p>
          </table:table-cell>
          <table:table-cell table:number-columns-repeated="2" office:value-type="float" office:value="1313.372" calcext:value-type="float">
            <text:p>1313.372</text:p>
          </table:table-cell>
          <table:table-cell office:value-type="float" office:value="1314.366" calcext:value-type="float">
            <text:p>1314.366</text:p>
          </table:table-cell>
          <table:table-cell table:number-columns-repeated="3" office:value-type="float" office:value="1315.366" calcext:value-type="float">
            <text:p>1315.366</text:p>
          </table:table-cell>
          <table:table-cell office:value-type="float" office:value="1319.367" calcext:value-type="float">
            <text:p>1319.367</text:p>
          </table:table-cell>
          <table:table-cell office:value-type="float" office:value="1395.364" calcext:value-type="float">
            <text:p>1395.364</text:p>
          </table:table-cell>
          <table:table-cell office:value-type="float" office:value="1395.366" calcext:value-type="float">
            <text:p>1395.366</text:p>
          </table:table-cell>
          <table:table-cell office:value-type="float" office:value="1398.364" calcext:value-type="float">
            <text:p>1398.364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398.366" calcext:value-type="float">
            <text:p>1398.366</text:p>
          </table:table-cell>
          <table:table-cell office:value-type="float" office:value="1399.366" calcext:value-type="float">
            <text:p>1399.366</text:p>
          </table:table-cell>
          <table:table-cell office:value-type="float" office:value="1400.366" calcext:value-type="float">
            <text:p>1400.366</text:p>
          </table:table-cell>
          <table:table-cell office:value-type="float" office:value="1549.362" calcext:value-type="float">
            <text:p>1549.362</text:p>
          </table:table-cell>
          <table:table-cell office:value-type="float" office:value="1549.364" calcext:value-type="float">
            <text:p>1549.364</text:p>
          </table:table-cell>
          <table:table-cell office:value-type="float" office:value="1551.363" calcext:value-type="float">
            <text:p>1551.363</text:p>
          </table:table-cell>
          <table:table-cell office:value-type="float" office:value="1551.366" calcext:value-type="float">
            <text:p>1551.366</text:p>
          </table:table-cell>
          <table:table-cell office:value-type="float" office:value="1554.366" calcext:value-type="float">
            <text:p>1554.366</text:p>
          </table:table-cell>
          <table:table-cell office:value-type="float" office:value="1666.365" calcext:value-type="float">
            <text:p>1666.365</text:p>
          </table:table-cell>
          <table:table-cell office:value-type="float" office:value="1669.36" calcext:value-type="float">
            <text:p>1669.36</text:p>
          </table:table-cell>
          <table:table-cell office:value-type="float" office:value="1670.361" calcext:value-type="float">
            <text:p>1670.361</text:p>
          </table:table-cell>
          <table:table-cell office:value-type="float" office:value="1825.357" calcext:value-type="float">
            <text:p>1825.357</text:p>
          </table:table-cell>
          <table:table-cell office:value-type="float" office:value="1882.353" calcext:value-type="float">
            <text:p>1882.353</text:p>
          </table:table-cell>
          <table:table-cell office:value-type="float" office:value="1886.355" calcext:value-type="float">
            <text:p>1886.355</text:p>
          </table:table-cell>
          <table:table-cell office:value-type="float" office:value="1892.355" calcext:value-type="float">
            <text:p>1892.355</text:p>
          </table:table-cell>
          <table:table-cell office:value-type="float" office:value="2243.347" calcext:value-type="float">
            <text:p>2243.347</text:p>
          </table:table-cell>
          <table:table-cell office:value-type="float" office:value="2255.342" calcext:value-type="float">
            <text:p>2255.342</text:p>
          </table:table-cell>
          <table:table-cell office:value-type="float" office:value="2327.341" calcext:value-type="float">
            <text:p>2327.341</text:p>
          </table:table-cell>
          <table:table-cell office:value-type="float" office:value="2332.341" calcext:value-type="float">
            <text:p>2332.341</text:p>
          </table:table-cell>
          <table:table-cell office:value-type="float" office:value="2333.34" calcext:value-type="float">
            <text:p>2333.34</text:p>
          </table:table-cell>
          <table:table-cell office:value-type="float" office:value="2335.344" calcext:value-type="float">
            <text:p>2335.344</text:p>
          </table:table-cell>
          <table:table-cell office:value-type="float" office:value="2338.341" calcext:value-type="float">
            <text:p>2338.341</text:p>
          </table:table-cell>
          <table:table-cell office:value-type="float" office:value="3230" calcext:value-type="float">
            <text:p>3230</text:p>
          </table:table-cell>
          <table:table-cell office:value-type="float" office:value="3260" calcext:value-type="float">
            <text:p>3260</text:p>
          </table:table-cell>
          <table:table-cell office:value-type="float" office:value="3330" calcext:value-type="float">
            <text:p>3330</text:p>
          </table:table-cell>
          <table:table-cell office:value-type="float" office:value="3350" calcext:value-type="float">
            <text:p>3350</text:p>
          </table:table-cell>
          <table:table-cell/>
          <table:table-cell table:formula="of:=MIN([.A125:.CV125])" office:value-type="float" office:value="184.393" calcext:value-type="float">
            <text:p>184.393</text:p>
          </table:table-cell>
          <table:table-cell table:formula="of:=AVERAGE([.A125:.CT125])" office:value-type="float" office:value="922.75793877551" calcext:value-type="float">
            <text:p>922.7579387755</text:p>
          </table:table-cell>
          <table:table-cell table:formula="of:=AVERAGE([.A125:.CV125])" office:value-type="float" office:value="971.10278" calcext:value-type="float">
            <text:p>971.10278</text:p>
          </table:table-cell>
          <table:table-cell table:formula="of:=MAX([.A125:.CV125])"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180.393" calcext:value-type="float">
            <text:p>180.393</text:p>
          </table:table-cell>
          <table:table-cell office:value-type="float" office:value="182.393" calcext:value-type="float">
            <text:p>182.393</text:p>
          </table:table-cell>
          <table:table-cell office:value-type="float" office:value="183.393" calcext:value-type="float">
            <text:p>183.393</text:p>
          </table:table-cell>
          <table:table-cell table:number-columns-repeated="2" office:value-type="float" office:value="184.393" calcext:value-type="float">
            <text:p>184.393</text:p>
          </table:table-cell>
          <table:table-cell table:number-columns-repeated="2" office:value-type="float" office:value="185.393" calcext:value-type="float">
            <text:p>185.393</text:p>
          </table:table-cell>
          <table:table-cell table:number-columns-repeated="2" office:value-type="float" office:value="187.394" calcext:value-type="float">
            <text:p>187.394</text:p>
          </table:table-cell>
          <table:table-cell office:value-type="float" office:value="197.394" calcext:value-type="float">
            <text:p>197.394</text:p>
          </table:table-cell>
          <table:table-cell table:number-columns-repeated="4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table:number-columns-repeated="4" office:value-type="float" office:value="199.394" calcext:value-type="float">
            <text:p>199.394</text:p>
          </table:table-cell>
          <table:table-cell table:number-columns-repeated="9" office:value-type="float" office:value="200.394" calcext:value-type="float">
            <text:p>200.394</text:p>
          </table:table-cell>
          <table:table-cell table:number-columns-repeated="6" office:value-type="float" office:value="201.394" calcext:value-type="float">
            <text:p>201.394</text:p>
          </table:table-cell>
          <table:table-cell table:number-columns-repeated="2" office:value-type="float" office:value="202.394" calcext:value-type="float">
            <text:p>202.394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61.38" calcext:value-type="float">
            <text:p>561.38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2.385" calcext:value-type="float">
            <text:p>572.385</text:p>
          </table:table-cell>
          <table:table-cell table:number-columns-repeated="2" office:value-type="float" office:value="573.383" calcext:value-type="float">
            <text:p>573.383</text:p>
          </table:table-cell>
          <table:table-cell office:value-type="float" office:value="574.386" calcext:value-type="float">
            <text:p>574.386</text:p>
          </table:table-cell>
          <table:table-cell office:value-type="float" office:value="574.387" calcext:value-type="float">
            <text:p>574.387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5" calcext:value-type="float">
            <text:p>581.385</text:p>
          </table:table-cell>
          <table:table-cell office:value-type="float" office:value="581.386" calcext:value-type="float">
            <text:p>581.386</text:p>
          </table:table-cell>
          <table:table-cell office:value-type="float" office:value="582.382" calcext:value-type="float">
            <text:p>582.382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5.383" calcext:value-type="float">
            <text:p>585.383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6.383" calcext:value-type="float">
            <text:p>606.383</text:p>
          </table:table-cell>
          <table:table-cell table:number-columns-repeated="3" office:value-type="float" office:value="606.385" calcext:value-type="float">
            <text:p>606.385</text:p>
          </table:table-cell>
          <table:table-cell office:value-type="float" office:value="782.372" calcext:value-type="float">
            <text:p>782.372</text:p>
          </table:table-cell>
          <table:table-cell table:number-columns-repeated="2" office:value-type="float" office:value="782.373" calcext:value-type="float">
            <text:p>782.373</text:p>
          </table:table-cell>
          <table:table-cell office:value-type="float" office:value="783.372" calcext:value-type="float">
            <text:p>783.372</text:p>
          </table:table-cell>
          <table:table-cell office:value-type="float" office:value="785.371" calcext:value-type="float">
            <text:p>785.371</text:p>
          </table:table-cell>
          <table:table-cell office:value-type="float" office:value="1000.37" calcext:value-type="float">
            <text:p>1000.37</text:p>
          </table:table-cell>
          <table:table-cell office:value-type="float" office:value="1289.367" calcext:value-type="float">
            <text:p>1289.367</text:p>
          </table:table-cell>
          <table:table-cell office:value-type="float" office:value="1291.368" calcext:value-type="float">
            <text:p>1291.368</text:p>
          </table:table-cell>
          <table:table-cell office:value-type="float" office:value="1294.367" calcext:value-type="float">
            <text:p>1294.367</text:p>
          </table:table-cell>
          <table:table-cell office:value-type="float" office:value="1310.37" calcext:value-type="float">
            <text:p>1310.37</text:p>
          </table:table-cell>
          <table:table-cell office:value-type="float" office:value="1311.372" calcext:value-type="float">
            <text:p>1311.372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14.368" calcext:value-type="float">
            <text:p>1314.368</text:p>
          </table:table-cell>
          <table:table-cell office:value-type="float" office:value="1315.365" calcext:value-type="float">
            <text:p>1315.365</text:p>
          </table:table-cell>
          <table:table-cell office:value-type="float" office:value="1316.37" calcext:value-type="float">
            <text:p>1316.37</text:p>
          </table:table-cell>
          <table:table-cell office:value-type="float" office:value="1318.372" calcext:value-type="float">
            <text:p>1318.372</text:p>
          </table:table-cell>
          <table:table-cell office:value-type="float" office:value="1394.365" calcext:value-type="float">
            <text:p>1394.365</text:p>
          </table:table-cell>
          <table:table-cell office:value-type="float" office:value="1395.361" calcext:value-type="float">
            <text:p>1395.361</text:p>
          </table:table-cell>
          <table:table-cell office:value-type="float" office:value="1395.365" calcext:value-type="float">
            <text:p>1395.365</text:p>
          </table:table-cell>
          <table:table-cell office:value-type="float" office:value="1395.366" calcext:value-type="float">
            <text:p>1395.366</text:p>
          </table:table-cell>
          <table:table-cell office:value-type="float" office:value="1396.367" calcext:value-type="float">
            <text:p>1396.367</text:p>
          </table:table-cell>
          <table:table-cell office:value-type="float" office:value="1397.365" calcext:value-type="float">
            <text:p>1397.365</text:p>
          </table:table-cell>
          <table:table-cell office:value-type="float" office:value="1397.366" calcext:value-type="float">
            <text:p>1397.366</text:p>
          </table:table-cell>
          <table:table-cell table:number-columns-repeated="2" office:value-type="float" office:value="1398.365" calcext:value-type="float">
            <text:p>1398.365</text:p>
          </table:table-cell>
          <table:table-cell office:value-type="float" office:value="1398.366" calcext:value-type="float">
            <text:p>1398.366</text:p>
          </table:table-cell>
          <table:table-cell office:value-type="float" office:value="1400.368" calcext:value-type="float">
            <text:p>1400.368</text:p>
          </table:table-cell>
          <table:table-cell office:value-type="float" office:value="1548.363" calcext:value-type="float">
            <text:p>1548.363</text:p>
          </table:table-cell>
          <table:table-cell office:value-type="float" office:value="1811.355" calcext:value-type="float">
            <text:p>1811.355</text:p>
          </table:table-cell>
          <table:table-cell office:value-type="float" office:value="2327.339" calcext:value-type="float">
            <text:p>2327.339</text:p>
          </table:table-cell>
          <table:table-cell office:value-type="float" office:value="2329.338" calcext:value-type="float">
            <text:p>2329.338</text:p>
          </table:table-cell>
          <table:table-cell office:value-type="float" office:value="2329.341" calcext:value-type="float">
            <text:p>2329.341</text:p>
          </table:table-cell>
          <table:table-cell office:value-type="float" office:value="2336.344" calcext:value-type="float">
            <text:p>2336.344</text:p>
          </table:table-cell>
          <table:table-cell office:value-type="float" office:value="3210" calcext:value-type="float">
            <text:p>3210</text:p>
          </table:table-cell>
          <table:table-cell office:value-type="float" office:value="3260" calcext:value-type="float">
            <text:p>3260</text:p>
          </table:table-cell>
          <table:table-cell office:value-type="float" office:value="3330" calcext:value-type="float">
            <text:p>3330</text:p>
          </table:table-cell>
          <table:table-cell office:value-type="float" office:value="3350" calcext:value-type="float">
            <text:p>3350</text:p>
          </table:table-cell>
          <table:table-cell/>
          <table:table-cell table:formula="of:=MIN([.A126:.CV126])" office:value-type="float" office:value="180.393" calcext:value-type="float">
            <text:p>180.393</text:p>
          </table:table-cell>
          <table:table-cell table:formula="of:=AVERAGE([.A126:.CT126])" office:value-type="float" office:value="759.403816326531" calcext:value-type="float">
            <text:p>759.4038163265</text:p>
          </table:table-cell>
          <table:table-cell table:formula="of:=AVERAGE([.A126:.CV126])" office:value-type="float" office:value="811.01574" calcext:value-type="float">
            <text:p>811.01574</text:p>
          </table:table-cell>
          <table:table-cell table:formula="of:=MAX([.A126:.CV126])" office:value-type="float" office:value="3350" calcext:value-type="float">
            <text:p>3350</text:p>
          </table:table-cell>
        </table:table-row>
        <table:table-row table:style-name="ro1">
          <table:table-cell table:number-columns-repeated="2" office:value-type="float" office:value="182.393" calcext:value-type="float">
            <text:p>182.393</text:p>
          </table:table-cell>
          <table:table-cell office:value-type="float" office:value="183.393" calcext:value-type="float">
            <text:p>183.393</text:p>
          </table:table-cell>
          <table:table-cell table:number-columns-repeated="2" office:value-type="float" office:value="184.393" calcext:value-type="float">
            <text:p>184.393</text:p>
          </table:table-cell>
          <table:table-cell office:value-type="float" office:value="187.394" calcext:value-type="float">
            <text:p>187.394</text:p>
          </table:table-cell>
          <table:table-cell table:number-columns-repeated="6" office:value-type="float" office:value="197.395" calcext:value-type="float">
            <text:p>197.395</text:p>
          </table:table-cell>
          <table:table-cell table:number-columns-repeated="4"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5" office:value-type="float" office:value="200.394" calcext:value-type="float">
            <text:p>200.394</text:p>
          </table:table-cell>
          <table:table-cell table:number-columns-repeated="2" office:value-type="float" office:value="201.394" calcext:value-type="float">
            <text:p>201.394</text:p>
          </table:table-cell>
          <table:table-cell office:value-type="float" office:value="321.385" calcext:value-type="float">
            <text:p>321.385</text:p>
          </table:table-cell>
          <table:table-cell office:value-type="float" office:value="323.386" calcext:value-type="float">
            <text:p>323.386</text:p>
          </table:table-cell>
          <table:table-cell office:value-type="float" office:value="483.377" calcext:value-type="float">
            <text:p>483.377</text:p>
          </table:table-cell>
          <table:table-cell office:value-type="float" office:value="562.381" calcext:value-type="float">
            <text:p>562.381</text:p>
          </table:table-cell>
          <table:table-cell office:value-type="float" office:value="565.385" calcext:value-type="float">
            <text:p>565.385</text:p>
          </table:table-cell>
          <table:table-cell table:number-columns-repeated="2" office:value-type="float" office:value="571.383" calcext:value-type="float">
            <text:p>571.383</text:p>
          </table:table-cell>
          <table:table-cell office:value-type="float" office:value="572.385" calcext:value-type="float">
            <text:p>572.385</text:p>
          </table:table-cell>
          <table:table-cell office:value-type="float" office:value="573.384" calcext:value-type="float">
            <text:p>573.384</text:p>
          </table:table-cell>
          <table:table-cell office:value-type="float" office:value="574.385" calcext:value-type="float">
            <text:p>574.385</text:p>
          </table:table-cell>
          <table:table-cell office:value-type="float" office:value="575.383" calcext:value-type="float">
            <text:p>575.383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8.386" calcext:value-type="float">
            <text:p>578.386</text:p>
          </table:table-cell>
          <table:table-cell table:number-columns-repeated="4" office:value-type="float" office:value="579.384" calcext:value-type="float">
            <text:p>579.384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1.385" calcext:value-type="float">
            <text:p>581.385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5.386" calcext:value-type="float">
            <text:p>585.386</text:p>
          </table:table-cell>
          <table:table-cell office:value-type="float" office:value="586.386" calcext:value-type="float">
            <text:p>586.386</text:p>
          </table:table-cell>
          <table:table-cell office:value-type="float" office:value="588.384" calcext:value-type="float">
            <text:p>588.384</text:p>
          </table:table-cell>
          <table:table-cell office:value-type="float" office:value="589.382" calcext:value-type="float">
            <text:p>589.382</text:p>
          </table:table-cell>
          <table:table-cell office:value-type="float" office:value="591.382" calcext:value-type="float">
            <text:p>591.382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05.383" calcext:value-type="float">
            <text:p>605.383</text:p>
          </table:table-cell>
          <table:table-cell table:number-columns-repeated="2" office:value-type="float" office:value="605.385" calcext:value-type="float">
            <text:p>605.385</text:p>
          </table:table-cell>
          <table:table-cell table:number-columns-repeated="2" office:value-type="float" office:value="606.384" calcext:value-type="float">
            <text:p>606.384</text:p>
          </table:table-cell>
          <table:table-cell office:value-type="float" office:value="610.385" calcext:value-type="float">
            <text:p>610.385</text:p>
          </table:table-cell>
          <table:table-cell table:number-columns-repeated="2" office:value-type="float" office:value="780.372" calcext:value-type="float">
            <text:p>780.372</text:p>
          </table:table-cell>
          <table:table-cell office:value-type="float" office:value="781.372" calcext:value-type="float">
            <text:p>781.372</text:p>
          </table:table-cell>
          <table:table-cell office:value-type="float" office:value="782.372" calcext:value-type="float">
            <text:p>782.372</text:p>
          </table:table-cell>
          <table:table-cell table:number-columns-repeated="2" office:value-type="float" office:value="782.373" calcext:value-type="float">
            <text:p>782.373</text:p>
          </table:table-cell>
          <table:table-cell table:number-columns-repeated="2" office:value-type="float" office:value="784.372" calcext:value-type="float">
            <text:p>784.372</text:p>
          </table:table-cell>
          <table:table-cell office:value-type="float" office:value="1001.37" calcext:value-type="float">
            <text:p>1001.37</text:p>
          </table:table-cell>
          <table:table-cell office:value-type="float" office:value="1004.373" calcext:value-type="float">
            <text:p>1004.373</text:p>
          </table:table-cell>
          <table:table-cell office:value-type="float" office:value="1291.367" calcext:value-type="float">
            <text:p>1291.367</text:p>
          </table:table-cell>
          <table:table-cell office:value-type="float" office:value="1307.37" calcext:value-type="float">
            <text:p>1307.37</text:p>
          </table:table-cell>
          <table:table-cell office:value-type="float" office:value="1310.371" calcext:value-type="float">
            <text:p>1310.371</text:p>
          </table:table-cell>
          <table:table-cell office:value-type="float" office:value="1312.365" calcext:value-type="float">
            <text:p>1312.365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4.368" calcext:value-type="float">
            <text:p>1314.368</text:p>
          </table:table-cell>
          <table:table-cell office:value-type="float" office:value="1314.371" calcext:value-type="float">
            <text:p>1314.371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92.365" calcext:value-type="float">
            <text:p>1392.365</text:p>
          </table:table-cell>
          <table:table-cell office:value-type="float" office:value="1394.367" calcext:value-type="float">
            <text:p>1394.367</text:p>
          </table:table-cell>
          <table:table-cell office:value-type="float" office:value="1396.364" calcext:value-type="float">
            <text:p>1396.364</text:p>
          </table:table-cell>
          <table:table-cell office:value-type="float" office:value="1396.365" calcext:value-type="float">
            <text:p>1396.365</text:p>
          </table:table-cell>
          <table:table-cell office:value-type="float" office:value="1397.366" calcext:value-type="float">
            <text:p>1397.366</text:p>
          </table:table-cell>
          <table:table-cell table:number-columns-repeated="3" office:value-type="float" office:value="1400.367" calcext:value-type="float">
            <text:p>1400.367</text:p>
          </table:table-cell>
          <table:table-cell office:value-type="float" office:value="1545.362" calcext:value-type="float">
            <text:p>1545.362</text:p>
          </table:table-cell>
          <table:table-cell office:value-type="float" office:value="1551.362" calcext:value-type="float">
            <text:p>1551.362</text:p>
          </table:table-cell>
          <table:table-cell office:value-type="float" office:value="1667.36" calcext:value-type="float">
            <text:p>1667.36</text:p>
          </table:table-cell>
          <table:table-cell office:value-type="float" office:value="1672.361" calcext:value-type="float">
            <text:p>1672.361</text:p>
          </table:table-cell>
          <table:table-cell office:value-type="float" office:value="1827.355" calcext:value-type="float">
            <text:p>1827.355</text:p>
          </table:table-cell>
          <table:table-cell office:value-type="float" office:value="1828.357" calcext:value-type="float">
            <text:p>1828.357</text:p>
          </table:table-cell>
          <table:table-cell office:value-type="float" office:value="1831.355" calcext:value-type="float">
            <text:p>1831.355</text:p>
          </table:table-cell>
          <table:table-cell office:value-type="float" office:value="1886.355" calcext:value-type="float">
            <text:p>1886.355</text:p>
          </table:table-cell>
          <table:table-cell office:value-type="float" office:value="1887.355" calcext:value-type="float">
            <text:p>1887.355</text:p>
          </table:table-cell>
          <table:table-cell office:value-type="float" office:value="2331.336" calcext:value-type="float">
            <text:p>2331.336</text:p>
          </table:table-cell>
          <table:table-cell office:value-type="float" office:value="3210" calcext:value-type="float">
            <text:p>3210</text:p>
          </table:table-cell>
          <table:table-cell office:value-type="float" office:value="3230" calcext:value-type="float">
            <text:p>3230</text:p>
          </table:table-cell>
          <table:table-cell office:value-type="float" office:value="3300" calcext:value-type="float">
            <text:p>3300</text:p>
          </table:table-cell>
          <table:table-cell office:value-type="float" office:value="3330" calcext:value-type="float">
            <text:p>3330</text:p>
          </table:table-cell>
          <table:table-cell office:value-type="float" office:value="3350" calcext:value-type="float">
            <text:p>3350</text:p>
          </table:table-cell>
          <table:table-cell/>
          <table:table-cell table:formula="of:=MIN([.A127:.CV127])" office:value-type="float" office:value="182.393" calcext:value-type="float">
            <text:p>182.393</text:p>
          </table:table-cell>
          <table:table-cell table:formula="of:=AVERAGE([.A127:.CT127])" office:value-type="float" office:value="831.143530612245" calcext:value-type="float">
            <text:p>831.1435306122</text:p>
          </table:table-cell>
          <table:table-cell table:formula="of:=AVERAGE([.A127:.CV127])" office:value-type="float" office:value="881.32066" calcext:value-type="float">
            <text:p>881.32066</text:p>
          </table:table-cell>
          <table:table-cell table:formula="of:=MAX([.A127:.CV127])" office:value-type="float" office:value="3350" calcext:value-type="float">
            <text:p>3350</text:p>
          </table:table-cell>
        </table:table-row>
        <table:table-row table:style-name="ro1">
          <table:table-cell table:number-columns-repeated="2" office:value-type="float" office:value="182.393" calcext:value-type="float">
            <text:p>182.393</text:p>
          </table:table-cell>
          <table:table-cell office:value-type="float" office:value="182.394" calcext:value-type="float">
            <text:p>182.394</text:p>
          </table:table-cell>
          <table:table-cell office:value-type="float" office:value="184.393" calcext:value-type="float">
            <text:p>184.393</text:p>
          </table:table-cell>
          <table:table-cell office:value-type="float" office:value="186.393" calcext:value-type="float">
            <text:p>186.393</text:p>
          </table:table-cell>
          <table:table-cell table:number-columns-repeated="2" office:value-type="float" office:value="187.394" calcext:value-type="float">
            <text:p>187.394</text:p>
          </table:table-cell>
          <table:table-cell office:value-type="float" office:value="197.394" calcext:value-type="float">
            <text:p>197.394</text:p>
          </table:table-cell>
          <table:table-cell table:number-columns-repeated="4" office:value-type="float" office:value="197.395" calcext:value-type="float">
            <text:p>197.395</text:p>
          </table:table-cell>
          <table:table-cell table:number-columns-repeated="4" office:value-type="float" office:value="198.394" calcext:value-type="float">
            <text:p>198.394</text:p>
          </table:table-cell>
          <table:table-cell table:number-columns-repeated="4" office:value-type="float" office:value="200.394" calcext:value-type="float">
            <text:p>200.394</text:p>
          </table:table-cell>
          <table:table-cell table:number-columns-repeated="4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20.385" calcext:value-type="float">
            <text:p>320.385</text:p>
          </table:table-cell>
          <table:table-cell table:number-columns-repeated="2" office:value-type="float" office:value="322.386" calcext:value-type="float">
            <text:p>322.386</text:p>
          </table:table-cell>
          <table:table-cell office:value-type="float" office:value="323.385" calcext:value-type="float">
            <text:p>323.385</text:p>
          </table:table-cell>
          <table:table-cell office:value-type="float" office:value="566.385" calcext:value-type="float">
            <text:p>566.385</text:p>
          </table:table-cell>
          <table:table-cell office:value-type="float" office:value="567.386" calcext:value-type="float">
            <text:p>567.386</text:p>
          </table:table-cell>
          <table:table-cell office:value-type="float" office:value="570.384" calcext:value-type="float">
            <text:p>570.384</text:p>
          </table:table-cell>
          <table:table-cell office:value-type="float" office:value="572.387" calcext:value-type="float">
            <text:p>572.387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7.385" calcext:value-type="float">
            <text:p>577.385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9.385" calcext:value-type="float">
            <text:p>579.385</text:p>
          </table:table-cell>
          <table:table-cell table:number-columns-repeated="3" office:value-type="float" office:value="580.384" calcext:value-type="float">
            <text:p>580.384</text:p>
          </table:table-cell>
          <table:table-cell table:number-columns-repeated="2" office:value-type="float" office:value="580.385" calcext:value-type="float">
            <text:p>580.385</text:p>
          </table:table-cell>
          <table:table-cell office:value-type="float" office:value="581.386" calcext:value-type="float">
            <text:p>581.386</text:p>
          </table:table-cell>
          <table:table-cell office:value-type="float" office:value="585.384" calcext:value-type="float">
            <text:p>585.384</text:p>
          </table:table-cell>
          <table:table-cell table:number-columns-repeated="2" office:value-type="float" office:value="603.382" calcext:value-type="float">
            <text:p>603.382</text:p>
          </table:table-cell>
          <table:table-cell office:value-type="float" office:value="605.383" calcext:value-type="float">
            <text:p>605.383</text:p>
          </table:table-cell>
          <table:table-cell table:number-columns-repeated="3" office:value-type="float" office:value="605.384" calcext:value-type="float">
            <text:p>605.384</text:p>
          </table:table-cell>
          <table:table-cell office:value-type="float" office:value="605.385" calcext:value-type="float">
            <text:p>605.385</text:p>
          </table:table-cell>
          <table:table-cell office:value-type="float" office:value="605.386" calcext:value-type="float">
            <text:p>605.386</text:p>
          </table:table-cell>
          <table:table-cell table:number-columns-repeated="2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09.383" calcext:value-type="float">
            <text:p>609.383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3.37" calcext:value-type="float">
            <text:p>783.37</text:p>
          </table:table-cell>
          <table:table-cell office:value-type="float" office:value="784.372" calcext:value-type="float">
            <text:p>784.372</text:p>
          </table:table-cell>
          <table:table-cell office:value-type="float" office:value="785.376" calcext:value-type="float">
            <text:p>785.376</text:p>
          </table:table-cell>
          <table:table-cell office:value-type="float" office:value="1004.375" calcext:value-type="float">
            <text:p>1004.375</text:p>
          </table:table-cell>
          <table:table-cell office:value-type="float" office:value="1106.371" calcext:value-type="float">
            <text:p>1106.371</text:p>
          </table:table-cell>
          <table:table-cell office:value-type="float" office:value="1292.366" calcext:value-type="float">
            <text:p>1292.366</text:p>
          </table:table-cell>
          <table:table-cell office:value-type="float" office:value="1304.366" calcext:value-type="float">
            <text:p>1304.366</text:p>
          </table:table-cell>
          <table:table-cell office:value-type="float" office:value="1309.368" calcext:value-type="float">
            <text:p>1309.368</text:p>
          </table:table-cell>
          <table:table-cell office:value-type="float" office:value="1310.367" calcext:value-type="float">
            <text:p>1310.367</text:p>
          </table:table-cell>
          <table:table-cell office:value-type="float" office:value="1311.365" calcext:value-type="float">
            <text:p>1311.365</text:p>
          </table:table-cell>
          <table:table-cell office:value-type="float" office:value="1311.366" calcext:value-type="float">
            <text:p>1311.366</text:p>
          </table:table-cell>
          <table:table-cell office:value-type="float" office:value="1311.372" calcext:value-type="float">
            <text:p>1311.372</text:p>
          </table:table-cell>
          <table:table-cell table:number-columns-repeated="2" office:value-type="float" office:value="1313.367" calcext:value-type="float">
            <text:p>1313.367</text:p>
          </table:table-cell>
          <table:table-cell office:value-type="float" office:value="1315.369" calcext:value-type="float">
            <text:p>1315.369</text:p>
          </table:table-cell>
          <table:table-cell table:number-columns-repeated="2" office:value-type="float" office:value="1315.37" calcext:value-type="float">
            <text:p>1315.37</text:p>
          </table:table-cell>
          <table:table-cell office:value-type="float" office:value="1395.367" calcext:value-type="float">
            <text:p>1395.367</text:p>
          </table:table-cell>
          <table:table-cell office:value-type="float" office:value="1396.367" calcext:value-type="float">
            <text:p>1396.367</text:p>
          </table:table-cell>
          <table:table-cell office:value-type="float" office:value="1396.368" calcext:value-type="float">
            <text:p>1396.368</text:p>
          </table:table-cell>
          <table:table-cell office:value-type="float" office:value="1398.367" calcext:value-type="float">
            <text:p>1398.367</text:p>
          </table:table-cell>
          <table:table-cell office:value-type="float" office:value="1400.366" calcext:value-type="float">
            <text:p>1400.366</text:p>
          </table:table-cell>
          <table:table-cell office:value-type="float" office:value="1400.37" calcext:value-type="float">
            <text:p>1400.37</text:p>
          </table:table-cell>
          <table:table-cell office:value-type="float" office:value="1545.364" calcext:value-type="float">
            <text:p>1545.364</text:p>
          </table:table-cell>
          <table:table-cell office:value-type="float" office:value="1548.363" calcext:value-type="float">
            <text:p>1548.363</text:p>
          </table:table-cell>
          <table:table-cell office:value-type="float" office:value="1549.365" calcext:value-type="float">
            <text:p>1549.365</text:p>
          </table:table-cell>
          <table:table-cell office:value-type="float" office:value="1659.359" calcext:value-type="float">
            <text:p>1659.359</text:p>
          </table:table-cell>
          <table:table-cell office:value-type="float" office:value="1666.365" calcext:value-type="float">
            <text:p>1666.365</text:p>
          </table:table-cell>
          <table:table-cell office:value-type="float" office:value="1669.362" calcext:value-type="float">
            <text:p>1669.362</text:p>
          </table:table-cell>
          <table:table-cell office:value-type="float" office:value="1672.357" calcext:value-type="float">
            <text:p>1672.357</text:p>
          </table:table-cell>
          <table:table-cell office:value-type="float" office:value="1883.355" calcext:value-type="float">
            <text:p>1883.355</text:p>
          </table:table-cell>
          <table:table-cell office:value-type="float" office:value="1890.357" calcext:value-type="float">
            <text:p>1890.357</text:p>
          </table:table-cell>
          <table:table-cell table:number-columns-repeated="2" office:value-type="float" office:value="1891.356" calcext:value-type="float">
            <text:p>1891.356</text:p>
          </table:table-cell>
          <table:table-cell office:value-type="float" office:value="2325.337" calcext:value-type="float">
            <text:p>2325.337</text:p>
          </table:table-cell>
          <table:table-cell office:value-type="float" office:value="2327.339" calcext:value-type="float">
            <text:p>2327.339</text:p>
          </table:table-cell>
          <table:table-cell office:value-type="float" office:value="2328.339" calcext:value-type="float">
            <text:p>2328.339</text:p>
          </table:table-cell>
          <table:table-cell office:value-type="float" office:value="3140" calcext:value-type="float">
            <text:p>3140</text:p>
          </table:table-cell>
          <table:table-cell table:number-columns-repeated="2" office:value-type="float" office:value="3210" calcext:value-type="float">
            <text:p>3210</text:p>
          </table:table-cell>
          <table:table-cell office:value-type="float" office:value="3330" calcext:value-type="float">
            <text:p>3330</text:p>
          </table:table-cell>
          <table:table-cell office:value-type="float" office:value="3350" calcext:value-type="float">
            <text:p>3350</text:p>
          </table:table-cell>
          <table:table-cell/>
          <table:table-cell table:formula="of:=MIN([.A128:.CV128])" office:value-type="float" office:value="182.393" calcext:value-type="float">
            <text:p>182.393</text:p>
          </table:table-cell>
          <table:table-cell table:formula="of:=AVERAGE([.A128:.CT128])" office:value-type="float" office:value="894.326234693878" calcext:value-type="float">
            <text:p>894.3262346939</text:p>
          </table:table-cell>
          <table:table-cell table:formula="of:=AVERAGE([.A128:.CV128])" office:value-type="float" office:value="943.23971" calcext:value-type="float">
            <text:p>943.23971</text:p>
          </table:table-cell>
          <table:table-cell table:formula="of:=MAX([.A128:.CV128])"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182.393" calcext:value-type="float">
            <text:p>182.393</text:p>
          </table:table-cell>
          <table:table-cell office:value-type="float" office:value="184.393" calcext:value-type="float">
            <text:p>184.393</text:p>
          </table:table-cell>
          <table:table-cell table:number-columns-repeated="2" office:value-type="float" office:value="186.393" calcext:value-type="float">
            <text:p>186.393</text:p>
          </table:table-cell>
          <table:table-cell office:value-type="float" office:value="186.394" calcext:value-type="float">
            <text:p>186.394</text:p>
          </table:table-cell>
          <table:table-cell office:value-type="float" office:value="187.393" calcext:value-type="float">
            <text:p>187.393</text:p>
          </table:table-cell>
          <table:table-cell office:value-type="float" office:value="196.394" calcext:value-type="float">
            <text:p>196.394</text:p>
          </table:table-cell>
          <table:table-cell office:value-type="float" office:value="197.394" calcext:value-type="float">
            <text:p>197.394</text:p>
          </table:table-cell>
          <table:table-cell table:number-columns-repeated="3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4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1.385" calcext:value-type="float">
            <text:p>321.385</text:p>
          </table:table-cell>
          <table:table-cell office:value-type="float" office:value="323.385" calcext:value-type="float">
            <text:p>323.385</text:p>
          </table:table-cell>
          <table:table-cell office:value-type="float" office:value="323.386" calcext:value-type="float">
            <text:p>323.386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481.38" calcext:value-type="float">
            <text:p>481.38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3.387" calcext:value-type="float">
            <text:p>573.387</text:p>
          </table:table-cell>
          <table:table-cell office:value-type="float" office:value="574.383" calcext:value-type="float">
            <text:p>574.383</text:p>
          </table:table-cell>
          <table:table-cell office:value-type="float" office:value="574.386" calcext:value-type="float">
            <text:p>574.386</text:p>
          </table:table-cell>
          <table:table-cell office:value-type="float" office:value="575.387" calcext:value-type="float">
            <text:p>575.387</text:p>
          </table:table-cell>
          <table:table-cell table:number-columns-repeated="2" office:value-type="float" office:value="579.384" calcext:value-type="float">
            <text:p>579.384</text:p>
          </table:table-cell>
          <table:table-cell office:value-type="float" office:value="579.386" calcext:value-type="float">
            <text:p>579.386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6.385" calcext:value-type="float">
            <text:p>586.385</text:p>
          </table:table-cell>
          <table:table-cell table:number-columns-repeated="2" office:value-type="float" office:value="586.386" calcext:value-type="float">
            <text:p>586.386</text:p>
          </table:table-cell>
          <table:table-cell office:value-type="float" office:value="587.384" calcext:value-type="float">
            <text:p>587.384</text:p>
          </table:table-cell>
          <table:table-cell office:value-type="float" office:value="588.382" calcext:value-type="float">
            <text:p>588.382</text:p>
          </table:table-cell>
          <table:table-cell office:value-type="float" office:value="590.383" calcext:value-type="float">
            <text:p>590.383</text:p>
          </table:table-cell>
          <table:table-cell office:value-type="float" office:value="591.381" calcext:value-type="float">
            <text:p>591.381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6.381" calcext:value-type="float">
            <text:p>606.381</text:p>
          </table:table-cell>
          <table:table-cell table:number-columns-repeated="2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08.383" calcext:value-type="float">
            <text:p>608.383</text:p>
          </table:table-cell>
          <table:table-cell office:value-type="float" office:value="608.384" calcext:value-type="float">
            <text:p>608.384</text:p>
          </table:table-cell>
          <table:table-cell office:value-type="float" office:value="777.374" calcext:value-type="float">
            <text:p>777.374</text:p>
          </table:table-cell>
          <table:table-cell office:value-type="float" office:value="781.374" calcext:value-type="float">
            <text:p>781.374</text:p>
          </table:table-cell>
          <table:table-cell office:value-type="float" office:value="783.371" calcext:value-type="float">
            <text:p>783.371</text:p>
          </table:table-cell>
          <table:table-cell office:value-type="float" office:value="785.372" calcext:value-type="float">
            <text:p>785.372</text:p>
          </table:table-cell>
          <table:table-cell office:value-type="float" office:value="1287.368" calcext:value-type="float">
            <text:p>1287.368</text:p>
          </table:table-cell>
          <table:table-cell office:value-type="float" office:value="1306.368" calcext:value-type="float">
            <text:p>1306.368</text:p>
          </table:table-cell>
          <table:table-cell office:value-type="float" office:value="1308.368" calcext:value-type="float">
            <text:p>1308.368</text:p>
          </table:table-cell>
          <table:table-cell office:value-type="float" office:value="1310.368" calcext:value-type="float">
            <text:p>1310.368</text:p>
          </table:table-cell>
          <table:table-cell office:value-type="float" office:value="1311.368" calcext:value-type="float">
            <text:p>1311.368</text:p>
          </table:table-cell>
          <table:table-cell table:number-columns-repeated="2" office:value-type="float" office:value="1312.367" calcext:value-type="float">
            <text:p>1312.367</text:p>
          </table:table-cell>
          <table:table-cell office:value-type="float" office:value="1313.365" calcext:value-type="float">
            <text:p>1313.365</text:p>
          </table:table-cell>
          <table:table-cell office:value-type="float" office:value="1313.369" calcext:value-type="float">
            <text:p>1313.369</text:p>
          </table:table-cell>
          <table:table-cell office:value-type="float" office:value="1314.367" calcext:value-type="float">
            <text:p>1314.367</text:p>
          </table:table-cell>
          <table:table-cell table:number-columns-repeated="2" office:value-type="float" office:value="1315.367" calcext:value-type="float">
            <text:p>1315.367</text:p>
          </table:table-cell>
          <table:table-cell office:value-type="float" office:value="1394.365" calcext:value-type="float">
            <text:p>1394.365</text:p>
          </table:table-cell>
          <table:table-cell office:value-type="float" office:value="1394.366" calcext:value-type="float">
            <text:p>1394.366</text:p>
          </table:table-cell>
          <table:table-cell office:value-type="float" office:value="1397.365" calcext:value-type="float">
            <text:p>1397.365</text:p>
          </table:table-cell>
          <table:table-cell table:number-columns-repeated="2" office:value-type="float" office:value="1397.367" calcext:value-type="float">
            <text:p>1397.367</text:p>
          </table:table-cell>
          <table:table-cell office:value-type="float" office:value="1399.366" calcext:value-type="float">
            <text:p>1399.366</text:p>
          </table:table-cell>
          <table:table-cell office:value-type="float" office:value="1400.367" calcext:value-type="float">
            <text:p>1400.367</text:p>
          </table:table-cell>
          <table:table-cell office:value-type="float" office:value="1401.365" calcext:value-type="float">
            <text:p>1401.365</text:p>
          </table:table-cell>
          <table:table-cell office:value-type="float" office:value="1545.363" calcext:value-type="float">
            <text:p>1545.363</text:p>
          </table:table-cell>
          <table:table-cell office:value-type="float" office:value="1651.361" calcext:value-type="float">
            <text:p>1651.361</text:p>
          </table:table-cell>
          <table:table-cell table:number-columns-repeated="2" office:value-type="float" office:value="1659.362" calcext:value-type="float">
            <text:p>1659.362</text:p>
          </table:table-cell>
          <table:table-cell office:value-type="float" office:value="1813.355" calcext:value-type="float">
            <text:p>1813.355</text:p>
          </table:table-cell>
          <table:table-cell office:value-type="float" office:value="1823.354" calcext:value-type="float">
            <text:p>1823.354</text:p>
          </table:table-cell>
          <table:table-cell office:value-type="float" office:value="1830.361" calcext:value-type="float">
            <text:p>1830.361</text:p>
          </table:table-cell>
          <table:table-cell office:value-type="float" office:value="2091.346" calcext:value-type="float">
            <text:p>2091.346</text:p>
          </table:table-cell>
          <table:table-cell office:value-type="float" office:value="2331.34" calcext:value-type="float">
            <text:p>2331.34</text:p>
          </table:table-cell>
          <table:table-cell office:value-type="float" office:value="2331.342" calcext:value-type="float">
            <text:p>2331.342</text:p>
          </table:table-cell>
          <table:table-cell office:value-type="float" office:value="2337.345" calcext:value-type="float">
            <text:p>2337.345</text:p>
          </table:table-cell>
          <table:table-cell office:value-type="float" office:value="2337.346" calcext:value-type="float">
            <text:p>2337.346</text:p>
          </table:table-cell>
          <table:table-cell office:value-type="float" office:value="2341.346" calcext:value-type="float">
            <text:p>2341.346</text:p>
          </table:table-cell>
          <table:table-cell office:value-type="float" office:value="3190" calcext:value-type="float">
            <text:p>3190</text:p>
          </table:table-cell>
          <table:table-cell office:value-type="float" office:value="3210" calcext:value-type="float">
            <text:p>3210</text:p>
          </table:table-cell>
          <table:table-cell office:value-type="float" office:value="3230" calcext:value-type="float">
            <text:p>3230</text:p>
          </table:table-cell>
          <table:table-cell office:value-type="float" office:value="3300" calcext:value-type="float">
            <text:p>3300</text:p>
          </table:table-cell>
          <table:table-cell office:value-type="float" office:value="3330" calcext:value-type="float">
            <text:p>3330</text:p>
          </table:table-cell>
          <table:table-cell office:value-type="float" office:value="3350" calcext:value-type="float">
            <text:p>3350</text:p>
          </table:table-cell>
          <table:table-cell/>
          <table:table-cell table:formula="of:=MIN([.A129:.CV129])" office:value-type="float" office:value="182.393" calcext:value-type="float">
            <text:p>182.393</text:p>
          </table:table-cell>
          <table:table-cell table:formula="of:=AVERAGE([.A129:.CT129])" office:value-type="float" office:value="934.250336734694" calcext:value-type="float">
            <text:p>934.2503367347</text:p>
          </table:table-cell>
          <table:table-cell table:formula="of:=AVERAGE([.A129:.CV129])" office:value-type="float" office:value="982.36533" calcext:value-type="float">
            <text:p>982.36533</text:p>
          </table:table-cell>
          <table:table-cell table:formula="of:=MAX([.A129:.CV129])"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196.394" calcext:value-type="float">
            <text:p>196.394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4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table:number-columns-repeated="4" office:value-type="float" office:value="199.394" calcext:value-type="float">
            <text:p>199.394</text:p>
          </table:table-cell>
          <table:table-cell office:value-type="float" office:value="200.394" calcext:value-type="float">
            <text:p>200.394</text:p>
          </table:table-cell>
          <table:table-cell table:number-columns-repeated="5" office:value-type="float" office:value="201.394" calcext:value-type="float">
            <text:p>201.394</text:p>
          </table:table-cell>
          <table:table-cell office:value-type="float" office:value="321.385" calcext:value-type="float">
            <text:p>321.385</text:p>
          </table:table-cell>
          <table:table-cell table:number-columns-repeated="2" office:value-type="float" office:value="322.386" calcext:value-type="float">
            <text:p>322.386</text:p>
          </table:table-cell>
          <table:table-cell office:value-type="float" office:value="323.385" calcext:value-type="float">
            <text:p>323.385</text:p>
          </table:table-cell>
          <table:table-cell office:value-type="float" office:value="559.386" calcext:value-type="float">
            <text:p>559.386</text:p>
          </table:table-cell>
          <table:table-cell office:value-type="float" office:value="564.383" calcext:value-type="float">
            <text:p>564.383</text:p>
          </table:table-cell>
          <table:table-cell office:value-type="float" office:value="567.386" calcext:value-type="float">
            <text:p>567.386</text:p>
          </table:table-cell>
          <table:table-cell table:number-columns-repeated="2" office:value-type="float" office:value="569.383" calcext:value-type="float">
            <text:p>569.383</text:p>
          </table:table-cell>
          <table:table-cell office:value-type="float" office:value="573.387" calcext:value-type="float">
            <text:p>573.387</text:p>
          </table:table-cell>
          <table:table-cell office:value-type="float" office:value="574.387" calcext:value-type="float">
            <text:p>574.387</text:p>
          </table:table-cell>
          <table:table-cell office:value-type="float" office:value="575.383" calcext:value-type="float">
            <text:p>575.383</text:p>
          </table:table-cell>
          <table:table-cell office:value-type="float" office:value="576.384" calcext:value-type="float">
            <text:p>576.384</text:p>
          </table:table-cell>
          <table:table-cell table:number-columns-repeated="2" office:value-type="float" office:value="577.387" calcext:value-type="float">
            <text:p>577.387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8.385" calcext:value-type="float">
            <text:p>578.385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1.386" calcext:value-type="float">
            <text:p>581.386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5.382" calcext:value-type="float">
            <text:p>585.382</text:p>
          </table:table-cell>
          <table:table-cell office:value-type="float" office:value="586.383" calcext:value-type="float">
            <text:p>586.383</text:p>
          </table:table-cell>
          <table:table-cell office:value-type="float" office:value="587.38" calcext:value-type="float">
            <text:p>587.38</text:p>
          </table:table-cell>
          <table:table-cell office:value-type="float" office:value="590.383" calcext:value-type="float">
            <text:p>590.383</text:p>
          </table:table-cell>
          <table:table-cell office:value-type="float" office:value="590.384" calcext:value-type="float">
            <text:p>590.384</text:p>
          </table:table-cell>
          <table:table-cell office:value-type="float" office:value="590.385" calcext:value-type="float">
            <text:p>590.385</text:p>
          </table:table-cell>
          <table:table-cell office:value-type="float" office:value="595.385" calcext:value-type="float">
            <text:p>595.385</text:p>
          </table:table-cell>
          <table:table-cell office:value-type="float" office:value="605.383" calcext:value-type="float">
            <text:p>605.383</text:p>
          </table:table-cell>
          <table:table-cell office:value-type="float" office:value="605.385" calcext:value-type="float">
            <text:p>605.385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89.384" calcext:value-type="float">
            <text:p>689.384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3.372" calcext:value-type="float">
            <text:p>783.372</text:p>
          </table:table-cell>
          <table:table-cell office:value-type="float" office:value="784.372" calcext:value-type="float">
            <text:p>784.372</text:p>
          </table:table-cell>
          <table:table-cell office:value-type="float" office:value="785.372" calcext:value-type="float">
            <text:p>785.372</text:p>
          </table:table-cell>
          <table:table-cell office:value-type="float" office:value="1002.37" calcext:value-type="float">
            <text:p>1002.37</text:p>
          </table:table-cell>
          <table:table-cell office:value-type="float" office:value="1011.373" calcext:value-type="float">
            <text:p>1011.373</text:p>
          </table:table-cell>
          <table:table-cell office:value-type="float" office:value="1289.369" calcext:value-type="float">
            <text:p>1289.369</text:p>
          </table:table-cell>
          <table:table-cell office:value-type="float" office:value="1292.368" calcext:value-type="float">
            <text:p>1292.368</text:p>
          </table:table-cell>
          <table:table-cell office:value-type="float" office:value="1306.367" calcext:value-type="float">
            <text:p>1306.367</text:p>
          </table:table-cell>
          <table:table-cell office:value-type="float" office:value="1310.366" calcext:value-type="float">
            <text:p>1310.366</text:p>
          </table:table-cell>
          <table:table-cell office:value-type="float" office:value="1310.369" calcext:value-type="float">
            <text:p>1310.369</text:p>
          </table:table-cell>
          <table:table-cell office:value-type="float" office:value="1311.366" calcext:value-type="float">
            <text:p>1311.366</text:p>
          </table:table-cell>
          <table:table-cell office:value-type="float" office:value="1312.366" calcext:value-type="float">
            <text:p>1312.366</text:p>
          </table:table-cell>
          <table:table-cell office:value-type="float" office:value="1314.368" calcext:value-type="float">
            <text:p>1314.368</text:p>
          </table:table-cell>
          <table:table-cell office:value-type="float" office:value="1315.372" calcext:value-type="float">
            <text:p>1315.372</text:p>
          </table:table-cell>
          <table:table-cell table:number-columns-repeated="2" office:value-type="float" office:value="1317.367" calcext:value-type="float">
            <text:p>1317.367</text:p>
          </table:table-cell>
          <table:table-cell office:value-type="float" office:value="1317.372" calcext:value-type="float">
            <text:p>1317.372</text:p>
          </table:table-cell>
          <table:table-cell office:value-type="float" office:value="1389.367" calcext:value-type="float">
            <text:p>1389.367</text:p>
          </table:table-cell>
          <table:table-cell office:value-type="float" office:value="1394.366" calcext:value-type="float">
            <text:p>1394.366</text:p>
          </table:table-cell>
          <table:table-cell office:value-type="float" office:value="1394.368" calcext:value-type="float">
            <text:p>1394.368</text:p>
          </table:table-cell>
          <table:table-cell office:value-type="float" office:value="1395.366" calcext:value-type="float">
            <text:p>1395.366</text:p>
          </table:table-cell>
          <table:table-cell office:value-type="float" office:value="1395.367" calcext:value-type="float">
            <text:p>1395.367</text:p>
          </table:table-cell>
          <table:table-cell office:value-type="float" office:value="1396.364" calcext:value-type="float">
            <text:p>1396.364</text:p>
          </table:table-cell>
          <table:table-cell office:value-type="float" office:value="1397.367" calcext:value-type="float">
            <text:p>1397.367</text:p>
          </table:table-cell>
          <table:table-cell office:value-type="float" office:value="1399.365" calcext:value-type="float">
            <text:p>1399.365</text:p>
          </table:table-cell>
          <table:table-cell office:value-type="float" office:value="1399.366" calcext:value-type="float">
            <text:p>1399.366</text:p>
          </table:table-cell>
          <table:table-cell office:value-type="float" office:value="1399.367" calcext:value-type="float">
            <text:p>1399.367</text:p>
          </table:table-cell>
          <table:table-cell office:value-type="float" office:value="1401.366" calcext:value-type="float">
            <text:p>1401.366</text:p>
          </table:table-cell>
          <table:table-cell table:number-columns-repeated="2" office:value-type="float" office:value="1403.369" calcext:value-type="float">
            <text:p>1403.369</text:p>
          </table:table-cell>
          <table:table-cell office:value-type="float" office:value="1550.366" calcext:value-type="float">
            <text:p>1550.366</text:p>
          </table:table-cell>
          <table:table-cell office:value-type="float" office:value="1552.363" calcext:value-type="float">
            <text:p>1552.363</text:p>
          </table:table-cell>
          <table:table-cell office:value-type="float" office:value="1553.367" calcext:value-type="float">
            <text:p>1553.367</text:p>
          </table:table-cell>
          <table:table-cell office:value-type="float" office:value="1659.363" calcext:value-type="float">
            <text:p>1659.363</text:p>
          </table:table-cell>
          <table:table-cell office:value-type="float" office:value="1662.36" calcext:value-type="float">
            <text:p>1662.36</text:p>
          </table:table-cell>
          <table:table-cell office:value-type="float" office:value="1822.358" calcext:value-type="float">
            <text:p>1822.358</text:p>
          </table:table-cell>
          <table:table-cell office:value-type="float" office:value="1825.354" calcext:value-type="float">
            <text:p>1825.354</text:p>
          </table:table-cell>
          <table:table-cell office:value-type="float" office:value="1825.358" calcext:value-type="float">
            <text:p>1825.358</text:p>
          </table:table-cell>
          <table:table-cell office:value-type="float" office:value="1826.355" calcext:value-type="float">
            <text:p>1826.355</text:p>
          </table:table-cell>
          <table:table-cell office:value-type="float" office:value="1827.36" calcext:value-type="float">
            <text:p>1827.36</text:p>
          </table:table-cell>
          <table:table-cell office:value-type="float" office:value="1829.356" calcext:value-type="float">
            <text:p>1829.356</text:p>
          </table:table-cell>
          <table:table-cell office:value-type="float" office:value="2335.344" calcext:value-type="float">
            <text:p>2335.344</text:p>
          </table:table-cell>
          <table:table-cell office:value-type="float" office:value="2337.337" calcext:value-type="float">
            <text:p>2337.337</text:p>
          </table:table-cell>
          <table:table-cell office:value-type="float" office:value="3006.309" calcext:value-type="float">
            <text:p>3006.309</text:p>
          </table:table-cell>
          <table:table-cell office:value-type="float" office:value="3230" calcext:value-type="float">
            <text:p>3230</text:p>
          </table:table-cell>
          <table:table-cell office:value-type="float" office:value="3280" calcext:value-type="float">
            <text:p>3280</text:p>
          </table:table-cell>
          <table:table-cell office:value-type="float" office:value="3330" calcext:value-type="float">
            <text:p>3330</text:p>
          </table:table-cell>
          <table:table-cell office:value-type="float" office:value="3350" calcext:value-type="float">
            <text:p>3350</text:p>
          </table:table-cell>
          <table:table-cell/>
          <table:table-cell table:formula="of:=MIN([.A130:.CV130])" office:value-type="float" office:value="196.394" calcext:value-type="float">
            <text:p>196.394</text:p>
          </table:table-cell>
          <table:table-cell table:formula="of:=AVERAGE([.A130:.CT130])" office:value-type="float" office:value="955.358765306122" calcext:value-type="float">
            <text:p>955.3587653061</text:p>
          </table:table-cell>
          <table:table-cell table:formula="of:=AVERAGE([.A130:.CV130])" office:value-type="float" office:value="1003.05159" calcext:value-type="float">
            <text:p>1003.05159</text:p>
          </table:table-cell>
          <table:table-cell table:formula="of:=MAX([.A130:.CV130])"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181.393" calcext:value-type="float">
            <text:p>181.393</text:p>
          </table:table-cell>
          <table:table-cell office:value-type="float" office:value="182.393" calcext:value-type="float">
            <text:p>182.393</text:p>
          </table:table-cell>
          <table:table-cell office:value-type="float" office:value="184.393" calcext:value-type="float">
            <text:p>184.393</text:p>
          </table:table-cell>
          <table:table-cell table:number-columns-repeated="2" office:value-type="float" office:value="186.393" calcext:value-type="float">
            <text:p>186.393</text:p>
          </table:table-cell>
          <table:table-cell office:value-type="float" office:value="186.394" calcext:value-type="float">
            <text:p>186.394</text:p>
          </table:table-cell>
          <table:table-cell office:value-type="float" office:value="189.393" calcext:value-type="float">
            <text:p>189.393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6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8" office:value-type="float" office:value="200.394" calcext:value-type="float">
            <text:p>200.394</text:p>
          </table:table-cell>
          <table:table-cell table:number-columns-repeated="13" office:value-type="float" office:value="201.394" calcext:value-type="float">
            <text:p>201.394</text:p>
          </table:table-cell>
          <table:table-cell table:number-columns-repeated="4" office:value-type="float" office:value="202.394" calcext:value-type="float">
            <text:p>202.394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2.386" calcext:value-type="float">
            <text:p>322.386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64.386" calcext:value-type="float">
            <text:p>564.386</text:p>
          </table:table-cell>
          <table:table-cell office:value-type="float" office:value="573.382" calcext:value-type="float">
            <text:p>573.382</text:p>
          </table:table-cell>
          <table:table-cell office:value-type="float" office:value="574.385" calcext:value-type="float">
            <text:p>574.385</text:p>
          </table:table-cell>
          <table:table-cell office:value-type="float" office:value="574.386" calcext:value-type="float">
            <text:p>574.386</text:p>
          </table:table-cell>
          <table:table-cell office:value-type="float" office:value="575.385" calcext:value-type="float">
            <text:p>575.385</text:p>
          </table:table-cell>
          <table:table-cell office:value-type="float" office:value="576.383" calcext:value-type="float">
            <text:p>576.383</text:p>
          </table:table-cell>
          <table:table-cell table:number-columns-repeated="2" office:value-type="float" office:value="576.384" calcext:value-type="float">
            <text:p>576.384</text:p>
          </table:table-cell>
          <table:table-cell office:value-type="float" office:value="577.386" calcext:value-type="float">
            <text:p>577.386</text:p>
          </table:table-cell>
          <table:table-cell office:value-type="float" office:value="578.382" calcext:value-type="float">
            <text:p>578.382</text:p>
          </table:table-cell>
          <table:table-cell office:value-type="float" office:value="578.386" calcext:value-type="float">
            <text:p>578.386</text:p>
          </table:table-cell>
          <table:table-cell office:value-type="float" office:value="584.383" calcext:value-type="float">
            <text:p>584.383</text:p>
          </table:table-cell>
          <table:table-cell office:value-type="float" office:value="586.385" calcext:value-type="float">
            <text:p>586.385</text:p>
          </table:table-cell>
          <table:table-cell office:value-type="float" office:value="587.383" calcext:value-type="float">
            <text:p>587.383</text:p>
          </table:table-cell>
          <table:table-cell office:value-type="float" office:value="587.385" calcext:value-type="float">
            <text:p>587.385</text:p>
          </table:table-cell>
          <table:table-cell office:value-type="float" office:value="590.384" calcext:value-type="float">
            <text:p>590.384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6.382" calcext:value-type="float">
            <text:p>606.382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781.374" calcext:value-type="float">
            <text:p>781.374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783.373" calcext:value-type="float">
            <text:p>783.373</text:p>
          </table:table-cell>
          <table:table-cell office:value-type="float" office:value="785.372" calcext:value-type="float">
            <text:p>785.372</text:p>
          </table:table-cell>
          <table:table-cell office:value-type="float" office:value="1306.367" calcext:value-type="float">
            <text:p>1306.367</text:p>
          </table:table-cell>
          <table:table-cell office:value-type="float" office:value="1309.366" calcext:value-type="float">
            <text:p>1309.366</text:p>
          </table:table-cell>
          <table:table-cell office:value-type="float" office:value="1309.367" calcext:value-type="float">
            <text:p>1309.367</text:p>
          </table:table-cell>
          <table:table-cell office:value-type="float" office:value="1309.369" calcext:value-type="float">
            <text:p>1309.369</text:p>
          </table:table-cell>
          <table:table-cell office:value-type="float" office:value="1310.368" calcext:value-type="float">
            <text:p>1310.368</text:p>
          </table:table-cell>
          <table:table-cell office:value-type="float" office:value="1312.367" calcext:value-type="float">
            <text:p>1312.367</text:p>
          </table:table-cell>
          <table:table-cell office:value-type="float" office:value="1312.368" calcext:value-type="float">
            <text:p>1312.368</text:p>
          </table:table-cell>
          <table:table-cell office:value-type="float" office:value="1313.372" calcext:value-type="float">
            <text:p>1313.372</text:p>
          </table:table-cell>
          <table:table-cell office:value-type="float" office:value="1314.368" calcext:value-type="float">
            <text:p>1314.368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6.37" calcext:value-type="float">
            <text:p>1316.37</text:p>
          </table:table-cell>
          <table:table-cell office:value-type="float" office:value="1397.364" calcext:value-type="float">
            <text:p>1397.364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399.371" calcext:value-type="float">
            <text:p>1399.371</text:p>
          </table:table-cell>
          <table:table-cell office:value-type="float" office:value="1400.364" calcext:value-type="float">
            <text:p>1400.364</text:p>
          </table:table-cell>
          <table:table-cell office:value-type="float" office:value="1401.367" calcext:value-type="float">
            <text:p>1401.367</text:p>
          </table:table-cell>
          <table:table-cell office:value-type="float" office:value="1544.364" calcext:value-type="float">
            <text:p>1544.364</text:p>
          </table:table-cell>
          <table:table-cell office:value-type="float" office:value="1550.363" calcext:value-type="float">
            <text:p>1550.363</text:p>
          </table:table-cell>
          <table:table-cell office:value-type="float" office:value="1552.365" calcext:value-type="float">
            <text:p>1552.365</text:p>
          </table:table-cell>
          <table:table-cell office:value-type="float" office:value="1670.364" calcext:value-type="float">
            <text:p>1670.364</text:p>
          </table:table-cell>
          <table:table-cell office:value-type="float" office:value="1826.356" calcext:value-type="float">
            <text:p>1826.356</text:p>
          </table:table-cell>
          <table:table-cell office:value-type="float" office:value="1894.355" calcext:value-type="float">
            <text:p>1894.355</text:p>
          </table:table-cell>
          <table:table-cell office:value-type="float" office:value="2327.337" calcext:value-type="float">
            <text:p>2327.337</text:p>
          </table:table-cell>
          <table:table-cell office:value-type="float" office:value="2334.345" calcext:value-type="float">
            <text:p>2334.345</text:p>
          </table:table-cell>
          <table:table-cell office:value-type="float" office:value="3006.309" calcext:value-type="float">
            <text:p>3006.309</text:p>
          </table:table-cell>
          <table:table-cell office:value-type="float" office:value="3190" calcext:value-type="float">
            <text:p>3190</text:p>
          </table:table-cell>
          <table:table-cell office:value-type="float" office:value="3330" calcext:value-type="float">
            <text:p>3330</text:p>
          </table:table-cell>
          <table:table-cell office:value-type="float" office:value="3350" calcext:value-type="float">
            <text:p>3350</text:p>
          </table:table-cell>
          <table:table-cell/>
          <table:table-cell table:formula="of:=MIN([.A131:.CV131])" office:value-type="float" office:value="181.393" calcext:value-type="float">
            <text:p>181.393</text:p>
          </table:table-cell>
          <table:table-cell table:formula="of:=AVERAGE([.A131:.CT131])" office:value-type="float" office:value="687.878428571429" calcext:value-type="float">
            <text:p>687.8784285714</text:p>
          </table:table-cell>
          <table:table-cell table:formula="of:=AVERAGE([.A131:.CV131])" office:value-type="float" office:value="740.92086" calcext:value-type="float">
            <text:p>740.92086</text:p>
          </table:table-cell>
          <table:table-cell table:formula="of:=MAX([.A131:.CV131])" office:value-type="float" office:value="3350" calcext:value-type="float">
            <text:p>3350</text:p>
          </table:table-cell>
        </table:table-row>
        <table:table-row table:style-name="ro1">
          <table:table-cell table:number-columns-repeated="3" office:value-type="float" office:value="184.393" calcext:value-type="float">
            <text:p>184.393</text:p>
          </table:table-cell>
          <table:table-cell office:value-type="float" office:value="197.394" calcext:value-type="float">
            <text:p>197.394</text:p>
          </table:table-cell>
          <table:table-cell table:number-columns-repeated="5" office:value-type="float" office:value="197.395" calcext:value-type="float">
            <text:p>197.395</text:p>
          </table:table-cell>
          <table:table-cell table:number-columns-repeated="4" office:value-type="float" office:value="198.394" calcext:value-type="float">
            <text:p>198.394</text:p>
          </table:table-cell>
          <table:table-cell table:number-columns-repeated="4"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12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17.385" calcext:value-type="float">
            <text:p>317.385</text:p>
          </table:table-cell>
          <table:table-cell table:number-columns-repeated="3" office:value-type="float" office:value="320.385" calcext:value-type="float">
            <text:p>320.385</text:p>
          </table:table-cell>
          <table:table-cell office:value-type="float" office:value="322.386" calcext:value-type="float">
            <text:p>322.386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70.387" calcext:value-type="float">
            <text:p>570.387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4.383" calcext:value-type="float">
            <text:p>574.383</text:p>
          </table:table-cell>
          <table:table-cell office:value-type="float" office:value="574.387" calcext:value-type="float">
            <text:p>574.387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9.382" calcext:value-type="float">
            <text:p>579.382</text:p>
          </table:table-cell>
          <table:table-cell table:number-columns-repeated="2" office:value-type="float" office:value="579.384" calcext:value-type="float">
            <text:p>579.384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5.386" calcext:value-type="float">
            <text:p>585.386</text:p>
          </table:table-cell>
          <table:table-cell office:value-type="float" office:value="588.381" calcext:value-type="float">
            <text:p>588.381</text:p>
          </table:table-cell>
          <table:table-cell office:value-type="float" office:value="588.383" calcext:value-type="float">
            <text:p>588.383</text:p>
          </table:table-cell>
          <table:table-cell office:value-type="float" office:value="588.385" calcext:value-type="float">
            <text:p>588.385</text:p>
          </table:table-cell>
          <table:table-cell office:value-type="float" office:value="589.384" calcext:value-type="float">
            <text:p>589.384</text:p>
          </table:table-cell>
          <table:table-cell office:value-type="float" office:value="602.382" calcext:value-type="float">
            <text:p>602.382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5.381" calcext:value-type="float">
            <text:p>605.381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5.385" calcext:value-type="float">
            <text:p>605.385</text:p>
          </table:table-cell>
          <table:table-cell table:number-columns-repeated="2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10.382" calcext:value-type="float">
            <text:p>610.382</text:p>
          </table:table-cell>
          <table:table-cell office:value-type="float" office:value="611.383" calcext:value-type="float">
            <text:p>611.383</text:p>
          </table:table-cell>
          <table:table-cell office:value-type="float" office:value="781.373" calcext:value-type="float">
            <text:p>781.373</text:p>
          </table:table-cell>
          <table:table-cell table:number-columns-repeated="2" office:value-type="float" office:value="782.372" calcext:value-type="float">
            <text:p>782.372</text:p>
          </table:table-cell>
          <table:table-cell office:value-type="float" office:value="782.374" calcext:value-type="float">
            <text:p>782.374</text:p>
          </table:table-cell>
          <table:table-cell table:number-columns-repeated="2" office:value-type="float" office:value="783.372" calcext:value-type="float">
            <text:p>783.372</text:p>
          </table:table-cell>
          <table:table-cell office:value-type="float" office:value="783.375" calcext:value-type="float">
            <text:p>783.375</text:p>
          </table:table-cell>
          <table:table-cell office:value-type="float" office:value="784.372" calcext:value-type="float">
            <text:p>784.372</text:p>
          </table:table-cell>
          <table:table-cell office:value-type="float" office:value="999.37" calcext:value-type="float">
            <text:p>999.37</text:p>
          </table:table-cell>
          <table:table-cell office:value-type="float" office:value="1290.367" calcext:value-type="float">
            <text:p>1290.367</text:p>
          </table:table-cell>
          <table:table-cell office:value-type="float" office:value="1291.366" calcext:value-type="float">
            <text:p>1291.366</text:p>
          </table:table-cell>
          <table:table-cell office:value-type="float" office:value="1307.366" calcext:value-type="float">
            <text:p>1307.366</text:p>
          </table:table-cell>
          <table:table-cell office:value-type="float" office:value="1309.364" calcext:value-type="float">
            <text:p>1309.364</text:p>
          </table:table-cell>
          <table:table-cell office:value-type="float" office:value="1313.364" calcext:value-type="float">
            <text:p>1313.364</text:p>
          </table:table-cell>
          <table:table-cell office:value-type="float" office:value="1315.364" calcext:value-type="float">
            <text:p>1315.364</text:p>
          </table:table-cell>
          <table:table-cell office:value-type="float" office:value="1315.365" calcext:value-type="float">
            <text:p>1315.365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18.37" calcext:value-type="float">
            <text:p>1318.37</text:p>
          </table:table-cell>
          <table:table-cell office:value-type="float" office:value="1394.365" calcext:value-type="float">
            <text:p>1394.365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402.368" calcext:value-type="float">
            <text:p>1402.368</text:p>
          </table:table-cell>
          <table:table-cell office:value-type="float" office:value="1403.365" calcext:value-type="float">
            <text:p>1403.365</text:p>
          </table:table-cell>
          <table:table-cell office:value-type="float" office:value="1543.365" calcext:value-type="float">
            <text:p>1543.365</text:p>
          </table:table-cell>
          <table:table-cell office:value-type="float" office:value="1548.365" calcext:value-type="float">
            <text:p>1548.365</text:p>
          </table:table-cell>
          <table:table-cell office:value-type="float" office:value="1550.363" calcext:value-type="float">
            <text:p>1550.363</text:p>
          </table:table-cell>
          <table:table-cell office:value-type="float" office:value="1667.361" calcext:value-type="float">
            <text:p>1667.361</text:p>
          </table:table-cell>
          <table:table-cell office:value-type="float" office:value="1674.362" calcext:value-type="float">
            <text:p>1674.362</text:p>
          </table:table-cell>
          <table:table-cell office:value-type="float" office:value="1830.361" calcext:value-type="float">
            <text:p>1830.361</text:p>
          </table:table-cell>
          <table:table-cell office:value-type="float" office:value="1893.358" calcext:value-type="float">
            <text:p>1893.358</text:p>
          </table:table-cell>
          <table:table-cell office:value-type="float" office:value="2325.342" calcext:value-type="float">
            <text:p>2325.342</text:p>
          </table:table-cell>
          <table:table-cell office:value-type="float" office:value="2337.345" calcext:value-type="float">
            <text:p>2337.345</text:p>
          </table:table-cell>
          <table:table-cell office:value-type="float" office:value="2341.345" calcext:value-type="float">
            <text:p>2341.345</text:p>
          </table:table-cell>
          <table:table-cell office:value-type="float" office:value="3200" calcext:value-type="float">
            <text:p>3200</text:p>
          </table:table-cell>
          <table:table-cell office:value-type="float" office:value="3270" calcext:value-type="float">
            <text:p>3270</text:p>
          </table:table-cell>
          <table:table-cell office:value-type="float" office:value="3330" calcext:value-type="float">
            <text:p>3330</text:p>
          </table:table-cell>
          <table:table-cell office:value-type="float" office:value="3350" calcext:value-type="float">
            <text:p>3350</text:p>
          </table:table-cell>
          <table:table-cell office:value-type="float" office:value="3380" calcext:value-type="float">
            <text:p>3380</text:p>
          </table:table-cell>
          <table:table-cell/>
          <table:table-cell table:formula="of:=MIN([.A132:.CV132])" office:value-type="float" office:value="184.393" calcext:value-type="float">
            <text:p>184.393</text:p>
          </table:table-cell>
          <table:table-cell table:formula="of:=AVERAGE([.A132:.CT132])" office:value-type="float" office:value="777.379479591837" calcext:value-type="float">
            <text:p>777.3794795918</text:p>
          </table:table-cell>
          <table:table-cell table:formula="of:=AVERAGE([.A132:.CV132])" office:value-type="float" office:value="829.13189" calcext:value-type="float">
            <text:p>829.13189</text:p>
          </table:table-cell>
          <table:table-cell table:formula="of:=MAX([.A132:.CV132])"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84.393" calcext:value-type="float">
            <text:p>184.393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96.394" calcext:value-type="float">
            <text:p>196.394</text:p>
          </table:table-cell>
          <table:table-cell office:value-type="float" office:value="197.394" calcext:value-type="float">
            <text:p>197.394</text:p>
          </table:table-cell>
          <table:table-cell table:number-columns-repeated="8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3" office:value-type="float" office:value="200.394" calcext:value-type="float">
            <text:p>200.394</text:p>
          </table:table-cell>
          <table:table-cell table:number-columns-repeated="9" office:value-type="float" office:value="201.394" calcext:value-type="float">
            <text:p>201.394</text:p>
          </table:table-cell>
          <table:table-cell table:number-columns-repeated="2" office:value-type="float" office:value="202.394" calcext:value-type="float">
            <text:p>202.394</text:p>
          </table:table-cell>
          <table:table-cell office:value-type="float" office:value="323.386" calcext:value-type="float">
            <text:p>323.386</text:p>
          </table:table-cell>
          <table:table-cell table:number-columns-repeated="3" office:value-type="float" office:value="324.386" calcext:value-type="float">
            <text:p>324.386</text:p>
          </table:table-cell>
          <table:table-cell office:value-type="float" office:value="566.385" calcext:value-type="float">
            <text:p>566.385</text:p>
          </table:table-cell>
          <table:table-cell office:value-type="float" office:value="567.383" calcext:value-type="float">
            <text:p>567.383</text:p>
          </table:table-cell>
          <table:table-cell office:value-type="float" office:value="568.382" calcext:value-type="float">
            <text:p>568.382</text:p>
          </table:table-cell>
          <table:table-cell office:value-type="float" office:value="569.383" calcext:value-type="float">
            <text:p>569.383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3.387" calcext:value-type="float">
            <text:p>573.387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7.385" calcext:value-type="float">
            <text:p>577.385</text:p>
          </table:table-cell>
          <table:table-cell office:value-type="float" office:value="578.382" calcext:value-type="float">
            <text:p>578.382</text:p>
          </table:table-cell>
          <table:table-cell table:number-columns-repeated="4" office:value-type="float" office:value="578.384" calcext:value-type="float">
            <text:p>578.384</text:p>
          </table:table-cell>
          <table:table-cell office:value-type="float" office:value="578.385" calcext:value-type="float">
            <text:p>578.385</text:p>
          </table:table-cell>
          <table:table-cell office:value-type="float" office:value="578.386" calcext:value-type="float">
            <text:p>578.386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79.386" calcext:value-type="float">
            <text:p>579.386</text:p>
          </table:table-cell>
          <table:table-cell table:number-columns-repeated="2" office:value-type="float" office:value="581.385" calcext:value-type="float">
            <text:p>581.385</text:p>
          </table:table-cell>
          <table:table-cell office:value-type="float" office:value="583.382" calcext:value-type="float">
            <text:p>583.382</text:p>
          </table:table-cell>
          <table:table-cell office:value-type="float" office:value="584.384" calcext:value-type="float">
            <text:p>584.384</text:p>
          </table:table-cell>
          <table:table-cell office:value-type="float" office:value="584.386" calcext:value-type="float">
            <text:p>584.386</text:p>
          </table:table-cell>
          <table:table-cell office:value-type="float" office:value="585.382" calcext:value-type="float">
            <text:p>585.382</text:p>
          </table:table-cell>
          <table:table-cell office:value-type="float" office:value="585.384" calcext:value-type="float">
            <text:p>585.384</text:p>
          </table:table-cell>
          <table:table-cell office:value-type="float" office:value="588.384" calcext:value-type="float">
            <text:p>588.384</text:p>
          </table:table-cell>
          <table:table-cell table:number-columns-repeated="2" office:value-type="float" office:value="590.386" calcext:value-type="float">
            <text:p>590.386</text:p>
          </table:table-cell>
          <table:table-cell office:value-type="float" office:value="604.38" calcext:value-type="float">
            <text:p>604.38</text:p>
          </table:table-cell>
          <table:table-cell table:number-columns-repeated="3" office:value-type="float" office:value="604.382" calcext:value-type="float">
            <text:p>604.382</text:p>
          </table:table-cell>
          <table:table-cell table:number-columns-repeated="2" office:value-type="float" office:value="605.385" calcext:value-type="float">
            <text:p>605.385</text:p>
          </table:table-cell>
          <table:table-cell table:number-columns-repeated="2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08.383" calcext:value-type="float">
            <text:p>608.383</text:p>
          </table:table-cell>
          <table:table-cell office:value-type="float" office:value="608.384" calcext:value-type="float">
            <text:p>608.384</text:p>
          </table:table-cell>
          <table:table-cell office:value-type="float" office:value="609.384" calcext:value-type="float">
            <text:p>609.384</text:p>
          </table:table-cell>
          <table:table-cell office:value-type="float" office:value="781.374" calcext:value-type="float">
            <text:p>781.374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3.372" calcext:value-type="float">
            <text:p>783.372</text:p>
          </table:table-cell>
          <table:table-cell table:number-columns-repeated="2" office:value-type="float" office:value="783.374" calcext:value-type="float">
            <text:p>783.374</text:p>
          </table:table-cell>
          <table:table-cell office:value-type="float" office:value="1310.367" calcext:value-type="float">
            <text:p>1310.367</text:p>
          </table:table-cell>
          <table:table-cell office:value-type="float" office:value="1311.367" calcext:value-type="float">
            <text:p>1311.367</text:p>
          </table:table-cell>
          <table:table-cell office:value-type="float" office:value="1312.368" calcext:value-type="float">
            <text:p>1312.368</text:p>
          </table:table-cell>
          <table:table-cell office:value-type="float" office:value="1314.365" calcext:value-type="float">
            <text:p>1314.365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95.365" calcext:value-type="float">
            <text:p>1395.365</text:p>
          </table:table-cell>
          <table:table-cell office:value-type="float" office:value="1397.364" calcext:value-type="float">
            <text:p>1397.364</text:p>
          </table:table-cell>
          <table:table-cell office:value-type="float" office:value="1549.361" calcext:value-type="float">
            <text:p>1549.361</text:p>
          </table:table-cell>
          <table:table-cell office:value-type="float" office:value="1821.355" calcext:value-type="float">
            <text:p>1821.355</text:p>
          </table:table-cell>
          <table:table-cell office:value-type="float" office:value="1825.355" calcext:value-type="float">
            <text:p>1825.355</text:p>
          </table:table-cell>
          <table:table-cell office:value-type="float" office:value="1825.358" calcext:value-type="float">
            <text:p>1825.358</text:p>
          </table:table-cell>
          <table:table-cell office:value-type="float" office:value="1887.351" calcext:value-type="float">
            <text:p>1887.351</text:p>
          </table:table-cell>
          <table:table-cell office:value-type="float" office:value="1890.354" calcext:value-type="float">
            <text:p>1890.354</text:p>
          </table:table-cell>
          <table:table-cell office:value-type="float" office:value="1892.354" calcext:value-type="float">
            <text:p>1892.354</text:p>
          </table:table-cell>
          <table:table-cell office:value-type="float" office:value="2093.346" calcext:value-type="float">
            <text:p>2093.346</text:p>
          </table:table-cell>
          <table:table-cell office:value-type="float" office:value="3004.307" calcext:value-type="float">
            <text:p>3004.307</text:p>
          </table:table-cell>
          <table:table-cell office:value-type="float" office:value="3006.309" calcext:value-type="float">
            <text:p>3006.309</text:p>
          </table:table-cell>
          <table:table-cell office:value-type="float" office:value="3008.316" calcext:value-type="float">
            <text:p>3008.316</text:p>
          </table:table-cell>
          <table:table-cell office:value-type="float" office:value="3170" calcext:value-type="float">
            <text:p>3170</text:p>
          </table:table-cell>
          <table:table-cell office:value-type="float" office:value="3180" calcext:value-type="float">
            <text:p>3180</text:p>
          </table:table-cell>
          <table:table-cell office:value-type="float" office:value="3350" calcext:value-type="float">
            <text:p>3350</text:p>
          </table:table-cell>
          <table:table-cell office:value-type="float" office:value="3380" calcext:value-type="float">
            <text:p>3380</text:p>
          </table:table-cell>
          <table:table-cell/>
          <table:table-cell table:formula="of:=MIN([.A133:.CV133])" office:value-type="float" office:value="184.393" calcext:value-type="float">
            <text:p>184.393</text:p>
          </table:table-cell>
          <table:table-cell table:formula="of:=AVERAGE([.A133:.CT133])" office:value-type="float" office:value="754.719714285714" calcext:value-type="float">
            <text:p>754.7197142857</text:p>
          </table:table-cell>
          <table:table-cell table:formula="of:=AVERAGE([.A133:.CV133])" office:value-type="float" office:value="806.92532" calcext:value-type="float">
            <text:p>806.92532</text:p>
          </table:table-cell>
          <table:table-cell table:formula="of:=MAX([.A133:.CV133])"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82.393" calcext:value-type="float">
            <text:p>182.393</text:p>
          </table:table-cell>
          <table:table-cell office:value-type="float" office:value="183.393" calcext:value-type="float">
            <text:p>183.393</text:p>
          </table:table-cell>
          <table:table-cell office:value-type="float" office:value="184.393" calcext:value-type="float">
            <text:p>184.393</text:p>
          </table:table-cell>
          <table:table-cell table:number-columns-repeated="2"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office:value-type="float" office:value="186.394" calcext:value-type="float">
            <text:p>186.394</text:p>
          </table:table-cell>
          <table:table-cell table:number-columns-repeated="3" office:value-type="float" office:value="197.394" calcext:value-type="float">
            <text:p>197.394</text:p>
          </table:table-cell>
          <table:table-cell table:number-columns-repeated="4" office:value-type="float" office:value="197.395" calcext:value-type="float">
            <text:p>197.395</text:p>
          </table:table-cell>
          <table:table-cell table:number-columns-repeated="4" office:value-type="float" office:value="198.394" calcext:value-type="float">
            <text:p>198.394</text:p>
          </table:table-cell>
          <table:table-cell table:number-columns-repeated="4" office:value-type="float" office:value="200.394" calcext:value-type="float">
            <text:p>200.394</text:p>
          </table:table-cell>
          <table:table-cell table:number-columns-repeated="9" office:value-type="float" office:value="201.394" calcext:value-type="float">
            <text:p>201.394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3.385" calcext:value-type="float">
            <text:p>323.385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557.383" calcext:value-type="float">
            <text:p>557.383</text:p>
          </table:table-cell>
          <table:table-cell table:number-columns-repeated="2" office:value-type="float" office:value="572.383" calcext:value-type="float">
            <text:p>572.383</text:p>
          </table:table-cell>
          <table:table-cell office:value-type="float" office:value="573.383" calcext:value-type="float">
            <text:p>573.383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9.385" calcext:value-type="float">
            <text:p>579.385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2.386" calcext:value-type="float">
            <text:p>582.386</text:p>
          </table:table-cell>
          <table:table-cell office:value-type="float" office:value="583.386" calcext:value-type="float">
            <text:p>583.386</text:p>
          </table:table-cell>
          <table:table-cell office:value-type="float" office:value="585.383" calcext:value-type="float">
            <text:p>585.383</text:p>
          </table:table-cell>
          <table:table-cell office:value-type="float" office:value="586.382" calcext:value-type="float">
            <text:p>586.382</text:p>
          </table:table-cell>
          <table:table-cell office:value-type="float" office:value="587.384" calcext:value-type="float">
            <text:p>587.384</text:p>
          </table:table-cell>
          <table:table-cell office:value-type="float" office:value="588.386" calcext:value-type="float">
            <text:p>588.386</text:p>
          </table:table-cell>
          <table:table-cell office:value-type="float" office:value="602.382" calcext:value-type="float">
            <text:p>602.382</text:p>
          </table:table-cell>
          <table:table-cell office:value-type="float" office:value="604.38" calcext:value-type="float">
            <text:p>604.38</text:p>
          </table:table-cell>
          <table:table-cell table:number-columns-repeated="2" office:value-type="float" office:value="604.382" calcext:value-type="float">
            <text:p>604.382</text:p>
          </table:table-cell>
          <table:table-cell office:value-type="float" office:value="604.383" calcext:value-type="float">
            <text:p>604.383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05.385" calcext:value-type="float">
            <text:p>605.385</text:p>
          </table:table-cell>
          <table:table-cell office:value-type="float" office:value="606.381" calcext:value-type="float">
            <text:p>606.381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7.384" calcext:value-type="float">
            <text:p>607.384</text:p>
          </table:table-cell>
          <table:table-cell office:value-type="float" office:value="610.38" calcext:value-type="float">
            <text:p>610.38</text:p>
          </table:table-cell>
          <table:table-cell office:value-type="float" office:value="780.372" calcext:value-type="float">
            <text:p>780.372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3.374" calcext:value-type="float">
            <text:p>783.374</text:p>
          </table:table-cell>
          <table:table-cell office:value-type="float" office:value="784.374" calcext:value-type="float">
            <text:p>784.374</text:p>
          </table:table-cell>
          <table:table-cell office:value-type="float" office:value="1290.367" calcext:value-type="float">
            <text:p>1290.367</text:p>
          </table:table-cell>
          <table:table-cell office:value-type="float" office:value="1290.368" calcext:value-type="float">
            <text:p>1290.368</text:p>
          </table:table-cell>
          <table:table-cell office:value-type="float" office:value="1306.366" calcext:value-type="float">
            <text:p>1306.366</text:p>
          </table:table-cell>
          <table:table-cell office:value-type="float" office:value="1308.367" calcext:value-type="float">
            <text:p>1308.367</text:p>
          </table:table-cell>
          <table:table-cell office:value-type="float" office:value="1310.367" calcext:value-type="float">
            <text:p>1310.367</text:p>
          </table:table-cell>
          <table:table-cell office:value-type="float" office:value="1310.372" calcext:value-type="float">
            <text:p>1310.372</text:p>
          </table:table-cell>
          <table:table-cell office:value-type="float" office:value="1312.366" calcext:value-type="float">
            <text:p>1312.366</text:p>
          </table:table-cell>
          <table:table-cell office:value-type="float" office:value="1312.368" calcext:value-type="float">
            <text:p>1312.368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13.372" calcext:value-type="float">
            <text:p>1313.372</text:p>
          </table:table-cell>
          <table:table-cell office:value-type="float" office:value="1316.37" calcext:value-type="float">
            <text:p>1316.37</text:p>
          </table:table-cell>
          <table:table-cell office:value-type="float" office:value="1387.363" calcext:value-type="float">
            <text:p>1387.363</text:p>
          </table:table-cell>
          <table:table-cell office:value-type="float" office:value="1393.365" calcext:value-type="float">
            <text:p>1393.365</text:p>
          </table:table-cell>
          <table:table-cell office:value-type="float" office:value="1396.365" calcext:value-type="float">
            <text:p>1396.365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398.366" calcext:value-type="float">
            <text:p>1398.366</text:p>
          </table:table-cell>
          <table:table-cell table:number-columns-repeated="2" office:value-type="float" office:value="1401.364" calcext:value-type="float">
            <text:p>1401.364</text:p>
          </table:table-cell>
          <table:table-cell office:value-type="float" office:value="1402.365" calcext:value-type="float">
            <text:p>1402.365</text:p>
          </table:table-cell>
          <table:table-cell office:value-type="float" office:value="1552.366" calcext:value-type="float">
            <text:p>1552.366</text:p>
          </table:table-cell>
          <table:table-cell table:number-columns-repeated="2" office:value-type="float" office:value="1663.363" calcext:value-type="float">
            <text:p>1663.363</text:p>
          </table:table-cell>
          <table:table-cell office:value-type="float" office:value="1831.358" calcext:value-type="float">
            <text:p>1831.358</text:p>
          </table:table-cell>
          <table:table-cell office:value-type="float" office:value="1881.355" calcext:value-type="float">
            <text:p>1881.355</text:p>
          </table:table-cell>
          <table:table-cell office:value-type="float" office:value="1891.356" calcext:value-type="float">
            <text:p>1891.356</text:p>
          </table:table-cell>
          <table:table-cell office:value-type="float" office:value="1892.358" calcext:value-type="float">
            <text:p>1892.358</text:p>
          </table:table-cell>
          <table:table-cell office:value-type="float" office:value="1895.355" calcext:value-type="float">
            <text:p>1895.355</text:p>
          </table:table-cell>
          <table:table-cell office:value-type="float" office:value="2058.349" calcext:value-type="float">
            <text:p>2058.349</text:p>
          </table:table-cell>
          <table:table-cell office:value-type="float" office:value="2328.337" calcext:value-type="float">
            <text:p>2328.337</text:p>
          </table:table-cell>
          <table:table-cell office:value-type="float" office:value="2333.343" calcext:value-type="float">
            <text:p>2333.343</text:p>
          </table:table-cell>
          <table:table-cell office:value-type="float" office:value="2343.341" calcext:value-type="float">
            <text:p>2343.341</text:p>
          </table:table-cell>
          <table:table-cell office:value-type="float" office:value="3008.312" calcext:value-type="float">
            <text:p>3008.312</text:p>
          </table:table-cell>
          <table:table-cell office:value-type="float" office:value="3240" calcext:value-type="float">
            <text:p>3240</text:p>
          </table:table-cell>
          <table:table-cell office:value-type="float" office:value="3350" calcext:value-type="float">
            <text:p>3350</text:p>
          </table:table-cell>
          <table:table-cell office:value-type="float" office:value="3380" calcext:value-type="float">
            <text:p>3380</text:p>
          </table:table-cell>
          <table:table-cell/>
          <table:table-cell table:formula="of:=MIN([.A134:.CV134])" office:value-type="float" office:value="182.393" calcext:value-type="float">
            <text:p>182.393</text:p>
          </table:table-cell>
          <table:table-cell table:formula="of:=AVERAGE([.A134:.CT134])" office:value-type="float" office:value="828.578806122449" calcext:value-type="float">
            <text:p>828.5788061224</text:p>
          </table:table-cell>
          <table:table-cell table:formula="of:=AVERAGE([.A134:.CV134])" office:value-type="float" office:value="879.30723" calcext:value-type="float">
            <text:p>879.30723</text:p>
          </table:table-cell>
          <table:table-cell table:formula="of:=MAX([.A134:.CV134])" office:value-type="float" office:value="3380" calcext:value-type="float">
            <text:p>3380</text:p>
          </table:table-cell>
        </table:table-row>
        <table:table-row table:style-name="ro1">
          <table:table-cell table:number-columns-repeated="2" office:value-type="float" office:value="182.393" calcext:value-type="float">
            <text:p>182.393</text:p>
          </table:table-cell>
          <table:table-cell office:value-type="float" office:value="183.393" calcext:value-type="float">
            <text:p>183.393</text:p>
          </table:table-cell>
          <table:table-cell table:number-columns-repeated="2"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table:number-columns-repeated="2" office:value-type="float" office:value="187.394" calcext:value-type="float">
            <text:p>187.394</text:p>
          </table:table-cell>
          <table:table-cell table:number-columns-repeated="6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office:value-type="float" office:value="200.395" calcext:value-type="float">
            <text:p>200.395</text:p>
          </table:table-cell>
          <table:table-cell table:number-columns-repeated="7" office:value-type="float" office:value="201.394" calcext:value-type="float">
            <text:p>201.394</text:p>
          </table:table-cell>
          <table:table-cell table:number-columns-repeated="2" office:value-type="float" office:value="322.386" calcext:value-type="float">
            <text:p>322.386</text:p>
          </table:table-cell>
          <table:table-cell office:value-type="float" office:value="323.385" calcext:value-type="float">
            <text:p>323.385</text:p>
          </table:table-cell>
          <table:table-cell table:number-columns-repeated="2" office:value-type="float" office:value="324.386" calcext:value-type="float">
            <text:p>324.386</text:p>
          </table:table-cell>
          <table:table-cell table:number-columns-repeated="2" office:value-type="float" office:value="573.385" calcext:value-type="float">
            <text:p>573.385</text:p>
          </table:table-cell>
          <table:table-cell office:value-type="float" office:value="573.387" calcext:value-type="float">
            <text:p>573.387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5.385" calcext:value-type="float">
            <text:p>575.385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81.383" calcext:value-type="float">
            <text:p>581.383</text:p>
          </table:table-cell>
          <table:table-cell office:value-type="float" office:value="582.386" calcext:value-type="float">
            <text:p>582.386</text:p>
          </table:table-cell>
          <table:table-cell office:value-type="float" office:value="583.386" calcext:value-type="float">
            <text:p>583.386</text:p>
          </table:table-cell>
          <table:table-cell office:value-type="float" office:value="584.382" calcext:value-type="float">
            <text:p>584.382</text:p>
          </table:table-cell>
          <table:table-cell office:value-type="float" office:value="585.382" calcext:value-type="float">
            <text:p>585.382</text:p>
          </table:table-cell>
          <table:table-cell office:value-type="float" office:value="586.384" calcext:value-type="float">
            <text:p>586.384</text:p>
          </table:table-cell>
          <table:table-cell office:value-type="float" office:value="586.386" calcext:value-type="float">
            <text:p>586.386</text:p>
          </table:table-cell>
          <table:table-cell office:value-type="float" office:value="588.384" calcext:value-type="float">
            <text:p>588.384</text:p>
          </table:table-cell>
          <table:table-cell office:value-type="float" office:value="602.382" calcext:value-type="float">
            <text:p>602.382</text:p>
          </table:table-cell>
          <table:table-cell office:value-type="float" office:value="604.381" calcext:value-type="float">
            <text:p>604.381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6.383" calcext:value-type="float">
            <text:p>606.383</text:p>
          </table:table-cell>
          <table:table-cell table:number-columns-repeated="2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778.374" calcext:value-type="float">
            <text:p>778.374</text:p>
          </table:table-cell>
          <table:table-cell office:value-type="float" office:value="780.372" calcext:value-type="float">
            <text:p>780.372</text:p>
          </table:table-cell>
          <table:table-cell office:value-type="float" office:value="782.374" calcext:value-type="float">
            <text:p>782.374</text:p>
          </table:table-cell>
          <table:table-cell table:number-columns-repeated="2" office:value-type="float" office:value="783.372" calcext:value-type="float">
            <text:p>783.372</text:p>
          </table:table-cell>
          <table:table-cell table:number-columns-repeated="2" office:value-type="float" office:value="783.373" calcext:value-type="float">
            <text:p>783.373</text:p>
          </table:table-cell>
          <table:table-cell office:value-type="float" office:value="784.374" calcext:value-type="float">
            <text:p>784.374</text:p>
          </table:table-cell>
          <table:table-cell office:value-type="float" office:value="785.372" calcext:value-type="float">
            <text:p>785.372</text:p>
          </table:table-cell>
          <table:table-cell office:value-type="float" office:value="998.37" calcext:value-type="float">
            <text:p>998.37</text:p>
          </table:table-cell>
          <table:table-cell office:value-type="float" office:value="1006.372" calcext:value-type="float">
            <text:p>1006.372</text:p>
          </table:table-cell>
          <table:table-cell office:value-type="float" office:value="1291.369" calcext:value-type="float">
            <text:p>1291.369</text:p>
          </table:table-cell>
          <table:table-cell office:value-type="float" office:value="1305.369" calcext:value-type="float">
            <text:p>1305.369</text:p>
          </table:table-cell>
          <table:table-cell office:value-type="float" office:value="1310.367" calcext:value-type="float">
            <text:p>1310.367</text:p>
          </table:table-cell>
          <table:table-cell office:value-type="float" office:value="1310.369" calcext:value-type="float">
            <text:p>1310.369</text:p>
          </table:table-cell>
          <table:table-cell office:value-type="float" office:value="1310.372" calcext:value-type="float">
            <text:p>1310.372</text:p>
          </table:table-cell>
          <table:table-cell office:value-type="float" office:value="1311.369" calcext:value-type="float">
            <text:p>1311.369</text:p>
          </table:table-cell>
          <table:table-cell office:value-type="float" office:value="1312.372" calcext:value-type="float">
            <text:p>1312.372</text:p>
          </table:table-cell>
          <table:table-cell office:value-type="float" office:value="1314.368" calcext:value-type="float">
            <text:p>1314.368</text:p>
          </table:table-cell>
          <table:table-cell office:value-type="float" office:value="1314.369" calcext:value-type="float">
            <text:p>1314.369</text:p>
          </table:table-cell>
          <table:table-cell office:value-type="float" office:value="1314.37" calcext:value-type="float">
            <text:p>1314.37</text:p>
          </table:table-cell>
          <table:table-cell office:value-type="float" office:value="1315.368" calcext:value-type="float">
            <text:p>1315.368</text:p>
          </table:table-cell>
          <table:table-cell office:value-type="float" office:value="1393.366" calcext:value-type="float">
            <text:p>1393.366</text:p>
          </table:table-cell>
          <table:table-cell office:value-type="float" office:value="1396.364" calcext:value-type="float">
            <text:p>1396.364</text:p>
          </table:table-cell>
          <table:table-cell office:value-type="float" office:value="1398.369" calcext:value-type="float">
            <text:p>1398.369</text:p>
          </table:table-cell>
          <table:table-cell office:value-type="float" office:value="1399.363" calcext:value-type="float">
            <text:p>1399.363</text:p>
          </table:table-cell>
          <table:table-cell office:value-type="float" office:value="1400.368" calcext:value-type="float">
            <text:p>1400.368</text:p>
          </table:table-cell>
          <table:table-cell office:value-type="float" office:value="1401.363" calcext:value-type="float">
            <text:p>1401.363</text:p>
          </table:table-cell>
          <table:table-cell office:value-type="float" office:value="1403.369" calcext:value-type="float">
            <text:p>1403.369</text:p>
          </table:table-cell>
          <table:table-cell office:value-type="float" office:value="1548.362" calcext:value-type="float">
            <text:p>1548.362</text:p>
          </table:table-cell>
          <table:table-cell office:value-type="float" office:value="1649.359" calcext:value-type="float">
            <text:p>1649.359</text:p>
          </table:table-cell>
          <table:table-cell office:value-type="float" office:value="1817.355" calcext:value-type="float">
            <text:p>1817.355</text:p>
          </table:table-cell>
          <table:table-cell office:value-type="float" office:value="1820.358" calcext:value-type="float">
            <text:p>1820.358</text:p>
          </table:table-cell>
          <table:table-cell office:value-type="float" office:value="1821.354" calcext:value-type="float">
            <text:p>1821.354</text:p>
          </table:table-cell>
          <table:table-cell office:value-type="float" office:value="1829.361" calcext:value-type="float">
            <text:p>1829.361</text:p>
          </table:table-cell>
          <table:table-cell office:value-type="float" office:value="1892.356" calcext:value-type="float">
            <text:p>1892.356</text:p>
          </table:table-cell>
          <table:table-cell office:value-type="float" office:value="2090.343" calcext:value-type="float">
            <text:p>2090.343</text:p>
          </table:table-cell>
          <table:table-cell office:value-type="float" office:value="2269.337" calcext:value-type="float">
            <text:p>2269.337</text:p>
          </table:table-cell>
          <table:table-cell office:value-type="float" office:value="2327.34" calcext:value-type="float">
            <text:p>2327.34</text:p>
          </table:table-cell>
          <table:table-cell office:value-type="float" office:value="2331.34" calcext:value-type="float">
            <text:p>2331.34</text:p>
          </table:table-cell>
          <table:table-cell office:value-type="float" office:value="2332.34" calcext:value-type="float">
            <text:p>2332.34</text:p>
          </table:table-cell>
          <table:table-cell office:value-type="float" office:value="2332.343" calcext:value-type="float">
            <text:p>2332.343</text:p>
          </table:table-cell>
          <table:table-cell office:value-type="float" office:value="2337.342" calcext:value-type="float">
            <text:p>2337.342</text:p>
          </table:table-cell>
          <table:table-cell office:value-type="float" office:value="2338.339" calcext:value-type="float">
            <text:p>2338.339</text:p>
          </table:table-cell>
          <table:table-cell office:value-type="float" office:value="2339.347" calcext:value-type="float">
            <text:p>2339.347</text:p>
          </table:table-cell>
          <table:table-cell office:value-type="float" office:value="3350" calcext:value-type="float">
            <text:p>3350</text:p>
          </table:table-cell>
          <table:table-cell office:value-type="float" office:value="3380" calcext:value-type="float">
            <text:p>3380</text:p>
          </table:table-cell>
          <table:table-cell/>
          <table:table-cell table:formula="of:=MIN([.A135:.CV135])" office:value-type="float" office:value="182.393" calcext:value-type="float">
            <text:p>182.393</text:p>
          </table:table-cell>
          <table:table-cell table:formula="of:=AVERAGE([.A135:.CT135])" office:value-type="float" office:value="873.111520408163" calcext:value-type="float">
            <text:p>873.1115204082</text:p>
          </table:table-cell>
          <table:table-cell table:formula="of:=AVERAGE([.A135:.CV135])" office:value-type="float" office:value="922.94929" calcext:value-type="float">
            <text:p>922.94929</text:p>
          </table:table-cell>
          <table:table-cell table:formula="of:=MAX([.A135:.CV135])"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81.393" calcext:value-type="float">
            <text:p>181.393</text:p>
          </table:table-cell>
          <table:table-cell office:value-type="float" office:value="182.393" calcext:value-type="float">
            <text:p>182.393</text:p>
          </table:table-cell>
          <table:table-cell table:number-columns-repeated="2" office:value-type="float" office:value="183.393" calcext:value-type="float">
            <text:p>183.393</text:p>
          </table:table-cell>
          <table:table-cell table:number-columns-repeated="2"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table:number-columns-repeated="2" office:value-type="float" office:value="186.393" calcext:value-type="float">
            <text:p>186.393</text:p>
          </table:table-cell>
          <table:table-cell office:value-type="float" office:value="187.393" calcext:value-type="float">
            <text:p>187.393</text:p>
          </table:table-cell>
          <table:table-cell table:number-columns-repeated="2" office:value-type="float" office:value="196.394" calcext:value-type="float">
            <text:p>196.394</text:p>
          </table:table-cell>
          <table:table-cell table:number-columns-repeated="3" office:value-type="float" office:value="197.394" calcext:value-type="float">
            <text:p>197.394</text:p>
          </table:table-cell>
          <table:table-cell table:number-columns-repeated="6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2"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11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18.385" calcext:value-type="float">
            <text:p>318.385</text:p>
          </table:table-cell>
          <table:table-cell office:value-type="float" office:value="321.385" calcext:value-type="float">
            <text:p>321.385</text:p>
          </table:table-cell>
          <table:table-cell office:value-type="float" office:value="323.385" calcext:value-type="float">
            <text:p>323.385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481.379" calcext:value-type="float">
            <text:p>481.379</text:p>
          </table:table-cell>
          <table:table-cell office:value-type="float" office:value="566.383" calcext:value-type="float">
            <text:p>566.383</text:p>
          </table:table-cell>
          <table:table-cell office:value-type="float" office:value="570.385" calcext:value-type="float">
            <text:p>570.385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1.385" calcext:value-type="float">
            <text:p>571.385</text:p>
          </table:table-cell>
          <table:table-cell office:value-type="float" office:value="575.385" calcext:value-type="float">
            <text:p>575.385</text:p>
          </table:table-cell>
          <table:table-cell office:value-type="float" office:value="577.382" calcext:value-type="float">
            <text:p>577.382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8.385" calcext:value-type="float">
            <text:p>578.385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2.383" calcext:value-type="float">
            <text:p>582.383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6.386" calcext:value-type="float">
            <text:p>586.386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9.382" calcext:value-type="float">
            <text:p>609.382</text:p>
          </table:table-cell>
          <table:table-cell office:value-type="float" office:value="610.382" calcext:value-type="float">
            <text:p>610.382</text:p>
          </table:table-cell>
          <table:table-cell office:value-type="float" office:value="689.384" calcext:value-type="float">
            <text:p>689.384</text:p>
          </table:table-cell>
          <table:table-cell office:value-type="float" office:value="781.372" calcext:value-type="float">
            <text:p>781.372</text:p>
          </table:table-cell>
          <table:table-cell office:value-type="float" office:value="782.368" calcext:value-type="float">
            <text:p>782.368</text:p>
          </table:table-cell>
          <table:table-cell table:number-columns-repeated="2" office:value-type="float" office:value="782.372" calcext:value-type="float">
            <text:p>782.372</text:p>
          </table:table-cell>
          <table:table-cell office:value-type="float" office:value="782.373" calcext:value-type="float">
            <text:p>782.373</text:p>
          </table:table-cell>
          <table:table-cell table:number-columns-repeated="5" office:value-type="float" office:value="783.372" calcext:value-type="float">
            <text:p>783.372</text:p>
          </table:table-cell>
          <table:table-cell office:value-type="float" office:value="783.374" calcext:value-type="float">
            <text:p>783.374</text:p>
          </table:table-cell>
          <table:table-cell office:value-type="float" office:value="785.372" calcext:value-type="float">
            <text:p>785.372</text:p>
          </table:table-cell>
          <table:table-cell office:value-type="float" office:value="1005.372" calcext:value-type="float">
            <text:p>1005.372</text:p>
          </table:table-cell>
          <table:table-cell office:value-type="float" office:value="1294.366" calcext:value-type="float">
            <text:p>1294.366</text:p>
          </table:table-cell>
          <table:table-cell office:value-type="float" office:value="1309.369" calcext:value-type="float">
            <text:p>1309.369</text:p>
          </table:table-cell>
          <table:table-cell office:value-type="float" office:value="1310.368" calcext:value-type="float">
            <text:p>1310.368</text:p>
          </table:table-cell>
          <table:table-cell office:value-type="float" office:value="1311.367" calcext:value-type="float">
            <text:p>1311.367</text:p>
          </table:table-cell>
          <table:table-cell table:number-columns-repeated="2" office:value-type="float" office:value="1314.367" calcext:value-type="float">
            <text:p>1314.367</text:p>
          </table:table-cell>
          <table:table-cell office:value-type="float" office:value="1316.369" calcext:value-type="float">
            <text:p>1316.369</text:p>
          </table:table-cell>
          <table:table-cell office:value-type="float" office:value="1395.364" calcext:value-type="float">
            <text:p>1395.364</text:p>
          </table:table-cell>
          <table:table-cell office:value-type="float" office:value="1402.368" calcext:value-type="float">
            <text:p>1402.368</text:p>
          </table:table-cell>
          <table:table-cell office:value-type="float" office:value="1403.371" calcext:value-type="float">
            <text:p>1403.371</text:p>
          </table:table-cell>
          <table:table-cell office:value-type="float" office:value="1543.362" calcext:value-type="float">
            <text:p>1543.362</text:p>
          </table:table-cell>
          <table:table-cell office:value-type="float" office:value="1549.362" calcext:value-type="float">
            <text:p>1549.362</text:p>
          </table:table-cell>
          <table:table-cell office:value-type="float" office:value="1549.364" calcext:value-type="float">
            <text:p>1549.364</text:p>
          </table:table-cell>
          <table:table-cell office:value-type="float" office:value="1551.362" calcext:value-type="float">
            <text:p>1551.362</text:p>
          </table:table-cell>
          <table:table-cell office:value-type="float" office:value="1672.362" calcext:value-type="float">
            <text:p>1672.362</text:p>
          </table:table-cell>
          <table:table-cell office:value-type="float" office:value="1811.354" calcext:value-type="float">
            <text:p>1811.354</text:p>
          </table:table-cell>
          <table:table-cell office:value-type="float" office:value="1813.358" calcext:value-type="float">
            <text:p>1813.358</text:p>
          </table:table-cell>
          <table:table-cell office:value-type="float" office:value="1821.359" calcext:value-type="float">
            <text:p>1821.359</text:p>
          </table:table-cell>
          <table:table-cell office:value-type="float" office:value="1823.356" calcext:value-type="float">
            <text:p>1823.356</text:p>
          </table:table-cell>
          <table:table-cell office:value-type="float" office:value="1831.358" calcext:value-type="float">
            <text:p>1831.358</text:p>
          </table:table-cell>
          <table:table-cell office:value-type="float" office:value="2324.34" calcext:value-type="float">
            <text:p>2324.34</text:p>
          </table:table-cell>
          <table:table-cell office:value-type="float" office:value="2334.34" calcext:value-type="float">
            <text:p>2334.34</text:p>
          </table:table-cell>
          <table:table-cell office:value-type="float" office:value="3220" calcext:value-type="float">
            <text:p>3220</text:p>
          </table:table-cell>
          <table:table-cell office:value-type="float" office:value="3230" calcext:value-type="float">
            <text:p>3230</text:p>
          </table:table-cell>
          <table:table-cell office:value-type="float" office:value="3350" calcext:value-type="float">
            <text:p>3350</text:p>
          </table:table-cell>
          <table:table-cell office:value-type="float" office:value="3380" calcext:value-type="float">
            <text:p>3380</text:p>
          </table:table-cell>
          <table:table-cell/>
          <table:table-cell table:formula="of:=MIN([.A136:.CV136])" office:value-type="float" office:value="181.393" calcext:value-type="float">
            <text:p>181.393</text:p>
          </table:table-cell>
          <table:table-cell table:formula="of:=AVERAGE([.A136:.CT136])" office:value-type="float" office:value="723.251071428571" calcext:value-type="float">
            <text:p>723.2510714286</text:p>
          </table:table-cell>
          <table:table-cell table:formula="of:=AVERAGE([.A136:.CV136])" office:value-type="float" office:value="776.08605" calcext:value-type="float">
            <text:p>776.08605</text:p>
          </table:table-cell>
          <table:table-cell table:formula="of:=MAX([.A136:.CV136])"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82.393" calcext:value-type="float">
            <text:p>182.393</text:p>
          </table:table-cell>
          <table:table-cell office:value-type="float" office:value="186.394" calcext:value-type="float">
            <text:p>186.394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96.394" calcext:value-type="float">
            <text:p>196.394</text:p>
          </table:table-cell>
          <table:table-cell table:number-columns-repeated="7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office:value-type="float" office:value="199.394" calcext:value-type="float">
            <text:p>199.394</text:p>
          </table:table-cell>
          <table:table-cell table:number-columns-repeated="5" office:value-type="float" office:value="200.394" calcext:value-type="float">
            <text:p>200.394</text:p>
          </table:table-cell>
          <table:table-cell table:number-columns-repeated="7" office:value-type="float" office:value="201.394" calcext:value-type="float">
            <text:p>201.394</text:p>
          </table:table-cell>
          <table:table-cell office:value-type="float" office:value="315.384" calcext:value-type="float">
            <text:p>315.384</text:p>
          </table:table-cell>
          <table:table-cell office:value-type="float" office:value="564.384" calcext:value-type="float">
            <text:p>564.384</text:p>
          </table:table-cell>
          <table:table-cell office:value-type="float" office:value="569.383" calcext:value-type="float">
            <text:p>569.383</text:p>
          </table:table-cell>
          <table:table-cell office:value-type="float" office:value="569.385" calcext:value-type="float">
            <text:p>569.385</text:p>
          </table:table-cell>
          <table:table-cell office:value-type="float" office:value="574.386" calcext:value-type="float">
            <text:p>574.386</text:p>
          </table:table-cell>
          <table:table-cell table:number-columns-repeated="2" office:value-type="float" office:value="574.387" calcext:value-type="float">
            <text:p>574.387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5.387" calcext:value-type="float">
            <text:p>575.387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6.385" calcext:value-type="float">
            <text:p>576.385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8.383" calcext:value-type="float">
            <text:p>578.383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79.386" calcext:value-type="float">
            <text:p>579.386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1.386" calcext:value-type="float">
            <text:p>581.386</text:p>
          </table:table-cell>
          <table:table-cell office:value-type="float" office:value="585.383" calcext:value-type="float">
            <text:p>585.383</text:p>
          </table:table-cell>
          <table:table-cell office:value-type="float" office:value="587.386" calcext:value-type="float">
            <text:p>587.386</text:p>
          </table:table-cell>
          <table:table-cell office:value-type="float" office:value="591.383" calcext:value-type="float">
            <text:p>591.383</text:p>
          </table:table-cell>
          <table:table-cell office:value-type="float" office:value="593.385" calcext:value-type="float">
            <text:p>593.385</text:p>
          </table:table-cell>
          <table:table-cell office:value-type="float" office:value="602.384" calcext:value-type="float">
            <text:p>602.384</text:p>
          </table:table-cell>
          <table:table-cell office:value-type="float" office:value="605.385" calcext:value-type="float">
            <text:p>605.385</text:p>
          </table:table-cell>
          <table:table-cell office:value-type="float" office:value="605.386" calcext:value-type="float">
            <text:p>605.386</text:p>
          </table:table-cell>
          <table:table-cell table:number-columns-repeated="4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08.384" calcext:value-type="float">
            <text:p>608.384</text:p>
          </table:table-cell>
          <table:table-cell office:value-type="float" office:value="781.372" calcext:value-type="float">
            <text:p>781.372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3.372" calcext:value-type="float">
            <text:p>783.372</text:p>
          </table:table-cell>
          <table:table-cell table:number-columns-repeated="2" office:value-type="float" office:value="783.373" calcext:value-type="float">
            <text:p>783.373</text:p>
          </table:table-cell>
          <table:table-cell office:value-type="float" office:value="784.37" calcext:value-type="float">
            <text:p>784.37</text:p>
          </table:table-cell>
          <table:table-cell office:value-type="float" office:value="784.373" calcext:value-type="float">
            <text:p>784.373</text:p>
          </table:table-cell>
          <table:table-cell office:value-type="float" office:value="1033.37" calcext:value-type="float">
            <text:p>1033.37</text:p>
          </table:table-cell>
          <table:table-cell office:value-type="float" office:value="1291.365" calcext:value-type="float">
            <text:p>1291.365</text:p>
          </table:table-cell>
          <table:table-cell office:value-type="float" office:value="1311.368" calcext:value-type="float">
            <text:p>1311.368</text:p>
          </table:table-cell>
          <table:table-cell office:value-type="float" office:value="1311.369" calcext:value-type="float">
            <text:p>1311.369</text:p>
          </table:table-cell>
          <table:table-cell office:value-type="float" office:value="1312.369" calcext:value-type="float">
            <text:p>1312.369</text:p>
          </table:table-cell>
          <table:table-cell office:value-type="float" office:value="1313.365" calcext:value-type="float">
            <text:p>1313.365</text:p>
          </table:table-cell>
          <table:table-cell office:value-type="float" office:value="1316.367" calcext:value-type="float">
            <text:p>1316.367</text:p>
          </table:table-cell>
          <table:table-cell office:value-type="float" office:value="1316.371" calcext:value-type="float">
            <text:p>1316.371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398.367" calcext:value-type="float">
            <text:p>1398.367</text:p>
          </table:table-cell>
          <table:table-cell office:value-type="float" office:value="1399.367" calcext:value-type="float">
            <text:p>1399.367</text:p>
          </table:table-cell>
          <table:table-cell office:value-type="float" office:value="1404.371" calcext:value-type="float">
            <text:p>1404.371</text:p>
          </table:table-cell>
          <table:table-cell office:value-type="float" office:value="1406.371" calcext:value-type="float">
            <text:p>1406.371</text:p>
          </table:table-cell>
          <table:table-cell office:value-type="float" office:value="1546.363" calcext:value-type="float">
            <text:p>1546.363</text:p>
          </table:table-cell>
          <table:table-cell office:value-type="float" office:value="1549.366" calcext:value-type="float">
            <text:p>1549.366</text:p>
          </table:table-cell>
          <table:table-cell office:value-type="float" office:value="1550.362" calcext:value-type="float">
            <text:p>1550.362</text:p>
          </table:table-cell>
          <table:table-cell office:value-type="float" office:value="1552.363" calcext:value-type="float">
            <text:p>1552.363</text:p>
          </table:table-cell>
          <table:table-cell office:value-type="float" office:value="1552.368" calcext:value-type="float">
            <text:p>1552.368</text:p>
          </table:table-cell>
          <table:table-cell office:value-type="float" office:value="1652.36" calcext:value-type="float">
            <text:p>1652.36</text:p>
          </table:table-cell>
          <table:table-cell office:value-type="float" office:value="1657.363" calcext:value-type="float">
            <text:p>1657.363</text:p>
          </table:table-cell>
          <table:table-cell office:value-type="float" office:value="1661.363" calcext:value-type="float">
            <text:p>1661.363</text:p>
          </table:table-cell>
          <table:table-cell office:value-type="float" office:value="1820.355" calcext:value-type="float">
            <text:p>1820.355</text:p>
          </table:table-cell>
          <table:table-cell office:value-type="float" office:value="1824.355" calcext:value-type="float">
            <text:p>1824.355</text:p>
          </table:table-cell>
          <table:table-cell office:value-type="float" office:value="1827.361" calcext:value-type="float">
            <text:p>1827.361</text:p>
          </table:table-cell>
          <table:table-cell office:value-type="float" office:value="1890.355" calcext:value-type="float">
            <text:p>1890.355</text:p>
          </table:table-cell>
          <table:table-cell office:value-type="float" office:value="1910.358" calcext:value-type="float">
            <text:p>1910.358</text:p>
          </table:table-cell>
          <table:table-cell office:value-type="float" office:value="2219.347" calcext:value-type="float">
            <text:p>2219.347</text:p>
          </table:table-cell>
          <table:table-cell office:value-type="float" office:value="2328.341" calcext:value-type="float">
            <text:p>2328.341</text:p>
          </table:table-cell>
          <table:table-cell office:value-type="float" office:value="2329.336" calcext:value-type="float">
            <text:p>2329.336</text:p>
          </table:table-cell>
          <table:table-cell office:value-type="float" office:value="2329.339" calcext:value-type="float">
            <text:p>2329.339</text:p>
          </table:table-cell>
          <table:table-cell office:value-type="float" office:value="2333.342" calcext:value-type="float">
            <text:p>2333.342</text:p>
          </table:table-cell>
          <table:table-cell office:value-type="float" office:value="2339.342" calcext:value-type="float">
            <text:p>2339.342</text:p>
          </table:table-cell>
          <table:table-cell office:value-type="float" office:value="3002.304" calcext:value-type="float">
            <text:p>3002.304</text:p>
          </table:table-cell>
          <table:table-cell office:value-type="float" office:value="3350" calcext:value-type="float">
            <text:p>3350</text:p>
          </table:table-cell>
          <table:table-cell office:value-type="float" office:value="3380" calcext:value-type="float">
            <text:p>3380</text:p>
          </table:table-cell>
          <table:table-cell/>
          <table:table-cell table:formula="of:=MIN([.A137:.CV137])" office:value-type="float" office:value="182.393" calcext:value-type="float">
            <text:p>182.393</text:p>
          </table:table-cell>
          <table:table-cell table:formula="of:=AVERAGE([.A137:.CT137])" office:value-type="float" office:value="871.499806122449" calcext:value-type="float">
            <text:p>871.4998061224</text:p>
          </table:table-cell>
          <table:table-cell table:formula="of:=AVERAGE([.A137:.CV137])" office:value-type="float" office:value="921.36981" calcext:value-type="float">
            <text:p>921.36981</text:p>
          </table:table-cell>
          <table:table-cell table:formula="of:=MAX([.A137:.CV137])"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82.393" calcext:value-type="float">
            <text:p>182.393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97.394" calcext:value-type="float">
            <text:p>197.394</text:p>
          </table:table-cell>
          <table:table-cell table:number-columns-repeated="6" office:value-type="float" office:value="197.395" calcext:value-type="float">
            <text:p>197.395</text:p>
          </table:table-cell>
          <table:table-cell table:number-columns-repeated="2" office:value-type="float" office:value="199.394" calcext:value-type="float">
            <text:p>199.394</text:p>
          </table:table-cell>
          <table:table-cell office:value-type="float" office:value="200.394" calcext:value-type="float">
            <text:p>200.394</text:p>
          </table:table-cell>
          <table:table-cell table:number-columns-repeated="6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19.385" calcext:value-type="float">
            <text:p>319.385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1.385" calcext:value-type="float">
            <text:p>321.385</text:p>
          </table:table-cell>
          <table:table-cell office:value-type="float" office:value="323.386" calcext:value-type="float">
            <text:p>323.386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65.383" calcext:value-type="float">
            <text:p>565.383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3.386" calcext:value-type="float">
            <text:p>573.386</text:p>
          </table:table-cell>
          <table:table-cell office:value-type="float" office:value="574.383" calcext:value-type="float">
            <text:p>574.383</text:p>
          </table:table-cell>
          <table:table-cell office:value-type="float" office:value="574.385" calcext:value-type="float">
            <text:p>574.385</text:p>
          </table:table-cell>
          <table:table-cell office:value-type="float" office:value="574.386" calcext:value-type="float">
            <text:p>574.386</text:p>
          </table:table-cell>
          <table:table-cell office:value-type="float" office:value="574.387" calcext:value-type="float">
            <text:p>574.387</text:p>
          </table:table-cell>
          <table:table-cell office:value-type="float" office:value="575.385" calcext:value-type="float">
            <text:p>575.385</text:p>
          </table:table-cell>
          <table:table-cell office:value-type="float" office:value="576.383" calcext:value-type="float">
            <text:p>576.383</text:p>
          </table:table-cell>
          <table:table-cell office:value-type="float" office:value="576.385" calcext:value-type="float">
            <text:p>576.385</text:p>
          </table:table-cell>
          <table:table-cell table:number-columns-repeated="3" office:value-type="float" office:value="577.384" calcext:value-type="float">
            <text:p>577.384</text:p>
          </table:table-cell>
          <table:table-cell table:number-columns-repeated="2" office:value-type="float" office:value="579.383" calcext:value-type="float">
            <text:p>579.383</text:p>
          </table:table-cell>
          <table:table-cell office:value-type="float" office:value="581.386" calcext:value-type="float">
            <text:p>581.386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3.386" calcext:value-type="float">
            <text:p>583.386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5.385" calcext:value-type="float">
            <text:p>605.385</text:p>
          </table:table-cell>
          <table:table-cell table:number-columns-repeated="3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08.383" calcext:value-type="float">
            <text:p>608.383</text:p>
          </table:table-cell>
          <table:table-cell office:value-type="float" office:value="608.385" calcext:value-type="float">
            <text:p>608.385</text:p>
          </table:table-cell>
          <table:table-cell office:value-type="float" office:value="780.372" calcext:value-type="float">
            <text:p>780.372</text:p>
          </table:table-cell>
          <table:table-cell office:value-type="float" office:value="781.371" calcext:value-type="float">
            <text:p>781.371</text:p>
          </table:table-cell>
          <table:table-cell office:value-type="float" office:value="781.372" calcext:value-type="float">
            <text:p>781.372</text:p>
          </table:table-cell>
          <table:table-cell table:number-columns-repeated="2" office:value-type="float" office:value="781.374" calcext:value-type="float">
            <text:p>781.374</text:p>
          </table:table-cell>
          <table:table-cell office:value-type="float" office:value="784.372" calcext:value-type="float">
            <text:p>784.372</text:p>
          </table:table-cell>
          <table:table-cell office:value-type="float" office:value="1005.377" calcext:value-type="float">
            <text:p>1005.377</text:p>
          </table:table-cell>
          <table:table-cell office:value-type="float" office:value="1305.367" calcext:value-type="float">
            <text:p>1305.367</text:p>
          </table:table-cell>
          <table:table-cell office:value-type="float" office:value="1308.365" calcext:value-type="float">
            <text:p>1308.365</text:p>
          </table:table-cell>
          <table:table-cell office:value-type="float" office:value="1308.368" calcext:value-type="float">
            <text:p>1308.368</text:p>
          </table:table-cell>
          <table:table-cell office:value-type="float" office:value="1309.368" calcext:value-type="float">
            <text:p>1309.368</text:p>
          </table:table-cell>
          <table:table-cell office:value-type="float" office:value="1309.37" calcext:value-type="float">
            <text:p>1309.37</text:p>
          </table:table-cell>
          <table:table-cell office:value-type="float" office:value="1310.366" calcext:value-type="float">
            <text:p>1310.366</text:p>
          </table:table-cell>
          <table:table-cell office:value-type="float" office:value="1311.367" calcext:value-type="float">
            <text:p>1311.367</text:p>
          </table:table-cell>
          <table:table-cell office:value-type="float" office:value="1311.371" calcext:value-type="float">
            <text:p>1311.371</text:p>
          </table:table-cell>
          <table:table-cell office:value-type="float" office:value="1312.366" calcext:value-type="float">
            <text:p>1312.366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13.369" calcext:value-type="float">
            <text:p>1313.369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5.37" calcext:value-type="float">
            <text:p>1315.37</text:p>
          </table:table-cell>
          <table:table-cell office:value-type="float" office:value="1316.367" calcext:value-type="float">
            <text:p>1316.367</text:p>
          </table:table-cell>
          <table:table-cell office:value-type="float" office:value="1319.366" calcext:value-type="float">
            <text:p>1319.366</text:p>
          </table:table-cell>
          <table:table-cell office:value-type="float" office:value="1394.365" calcext:value-type="float">
            <text:p>1394.365</text:p>
          </table:table-cell>
          <table:table-cell office:value-type="float" office:value="1395.365" calcext:value-type="float">
            <text:p>1395.365</text:p>
          </table:table-cell>
          <table:table-cell office:value-type="float" office:value="1396.364" calcext:value-type="float">
            <text:p>1396.364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546.362" calcext:value-type="float">
            <text:p>1546.362</text:p>
          </table:table-cell>
          <table:table-cell office:value-type="float" office:value="1549.367" calcext:value-type="float">
            <text:p>1549.367</text:p>
          </table:table-cell>
          <table:table-cell office:value-type="float" office:value="1551.362" calcext:value-type="float">
            <text:p>1551.362</text:p>
          </table:table-cell>
          <table:table-cell office:value-type="float" office:value="1552.364" calcext:value-type="float">
            <text:p>1552.364</text:p>
          </table:table-cell>
          <table:table-cell office:value-type="float" office:value="1691.361" calcext:value-type="float">
            <text:p>1691.361</text:p>
          </table:table-cell>
          <table:table-cell office:value-type="float" office:value="1815.352" calcext:value-type="float">
            <text:p>1815.352</text:p>
          </table:table-cell>
          <table:table-cell office:value-type="float" office:value="1826.358" calcext:value-type="float">
            <text:p>1826.358</text:p>
          </table:table-cell>
          <table:table-cell office:value-type="float" office:value="1892.356" calcext:value-type="float">
            <text:p>1892.356</text:p>
          </table:table-cell>
          <table:table-cell office:value-type="float" office:value="2327.339" calcext:value-type="float">
            <text:p>2327.339</text:p>
          </table:table-cell>
          <table:table-cell office:value-type="float" office:value="2330.339" calcext:value-type="float">
            <text:p>2330.339</text:p>
          </table:table-cell>
          <table:table-cell office:value-type="float" office:value="2331.341" calcext:value-type="float">
            <text:p>2331.341</text:p>
          </table:table-cell>
          <table:table-cell office:value-type="float" office:value="2335.336" calcext:value-type="float">
            <text:p>2335.336</text:p>
          </table:table-cell>
          <table:table-cell office:value-type="float" office:value="2335.341" calcext:value-type="float">
            <text:p>2335.341</text:p>
          </table:table-cell>
          <table:table-cell office:value-type="float" office:value="2335.342" calcext:value-type="float">
            <text:p>2335.342</text:p>
          </table:table-cell>
          <table:table-cell office:value-type="float" office:value="2338.347" calcext:value-type="float">
            <text:p>2338.347</text:p>
          </table:table-cell>
          <table:table-cell office:value-type="float" office:value="2340.343" calcext:value-type="float">
            <text:p>2340.343</text:p>
          </table:table-cell>
          <table:table-cell office:value-type="float" office:value="3004.309" calcext:value-type="float">
            <text:p>3004.309</text:p>
          </table:table-cell>
          <table:table-cell office:value-type="float" office:value="3013.321" calcext:value-type="float">
            <text:p>3013.321</text:p>
          </table:table-cell>
          <table:table-cell office:value-type="float" office:value="3210" calcext:value-type="float">
            <text:p>3210</text:p>
          </table:table-cell>
          <table:table-cell office:value-type="float" office:value="3270" calcext:value-type="float">
            <text:p>3270</text:p>
          </table:table-cell>
          <table:table-cell office:value-type="float" office:value="3350" calcext:value-type="float">
            <text:p>3350</text:p>
          </table:table-cell>
          <table:table-cell office:value-type="float" office:value="3380" calcext:value-type="float">
            <text:p>3380</text:p>
          </table:table-cell>
          <table:table-cell/>
          <table:table-cell table:formula="of:=MIN([.A138:.CV138])" office:value-type="float" office:value="182.393" calcext:value-type="float">
            <text:p>182.393</text:p>
          </table:table-cell>
          <table:table-cell table:formula="of:=AVERAGE([.A138:.CT138])" office:value-type="float" office:value="992.795928571428" calcext:value-type="float">
            <text:p>992.7959285714</text:p>
          </table:table-cell>
          <table:table-cell table:formula="of:=AVERAGE([.A138:.CV138])" office:value-type="float" office:value="1040.24001" calcext:value-type="float">
            <text:p>1040.24001</text:p>
          </table:table-cell>
          <table:table-cell table:formula="of:=MAX([.A138:.CV138])"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table:number-columns-repeated="2" office:value-type="float" office:value="186.394" calcext:value-type="float">
            <text:p>186.394</text:p>
          </table:table-cell>
          <table:table-cell table:number-columns-repeated="8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office:value-type="float" office:value="198.395" calcext:value-type="float">
            <text:p>198.395</text:p>
          </table:table-cell>
          <table:table-cell office:value-type="float" office:value="199.394" calcext:value-type="float">
            <text:p>199.394</text:p>
          </table:table-cell>
          <table:table-cell table:number-columns-repeated="17" office:value-type="float" office:value="201.394" calcext:value-type="float">
            <text:p>201.394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1.387" calcext:value-type="float">
            <text:p>321.387</text:p>
          </table:table-cell>
          <table:table-cell office:value-type="float" office:value="323.386" calcext:value-type="float">
            <text:p>323.386</text:p>
          </table:table-cell>
          <table:table-cell table:number-columns-repeated="4" office:value-type="float" office:value="324.386" calcext:value-type="float">
            <text:p>324.386</text:p>
          </table:table-cell>
          <table:table-cell office:value-type="float" office:value="569.383" calcext:value-type="float">
            <text:p>569.383</text:p>
          </table:table-cell>
          <table:table-cell table:number-columns-repeated="2" office:value-type="float" office:value="570.383" calcext:value-type="float">
            <text:p>570.383</text:p>
          </table:table-cell>
          <table:table-cell office:value-type="float" office:value="570.385" calcext:value-type="float">
            <text:p>570.385</text:p>
          </table:table-cell>
          <table:table-cell office:value-type="float" office:value="571.386" calcext:value-type="float">
            <text:p>571.386</text:p>
          </table:table-cell>
          <table:table-cell table:number-columns-repeated="2" office:value-type="float" office:value="572.383" calcext:value-type="float">
            <text:p>572.383</text:p>
          </table:table-cell>
          <table:table-cell office:value-type="float" office:value="572.387" calcext:value-type="float">
            <text:p>572.387</text:p>
          </table:table-cell>
          <table:table-cell office:value-type="float" office:value="573.383" calcext:value-type="float">
            <text:p>573.383</text:p>
          </table:table-cell>
          <table:table-cell office:value-type="float" office:value="574.385" calcext:value-type="float">
            <text:p>574.385</text:p>
          </table:table-cell>
          <table:table-cell office:value-type="float" office:value="574.386" calcext:value-type="float">
            <text:p>574.386</text:p>
          </table:table-cell>
          <table:table-cell office:value-type="float" office:value="575.384" calcext:value-type="float">
            <text:p>575.384</text:p>
          </table:table-cell>
          <table:table-cell table:number-columns-repeated="2" office:value-type="float" office:value="575.387" calcext:value-type="float">
            <text:p>575.387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7.387" calcext:value-type="float">
            <text:p>577.387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8.385" calcext:value-type="float">
            <text:p>578.385</text:p>
          </table:table-cell>
          <table:table-cell table:number-columns-repeated="2" office:value-type="float" office:value="579.384" calcext:value-type="float">
            <text:p>579.384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3" calcext:value-type="float">
            <text:p>581.383</text:p>
          </table:table-cell>
          <table:table-cell office:value-type="float" office:value="585.385" calcext:value-type="float">
            <text:p>585.385</text:p>
          </table:table-cell>
          <table:table-cell office:value-type="float" office:value="590.385" calcext:value-type="float">
            <text:p>590.385</text:p>
          </table:table-cell>
          <table:table-cell office:value-type="float" office:value="591.385" calcext:value-type="float">
            <text:p>591.385</text:p>
          </table:table-cell>
          <table:table-cell office:value-type="float" office:value="602.383" calcext:value-type="float">
            <text:p>602.383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8.385" calcext:value-type="float">
            <text:p>608.385</text:p>
          </table:table-cell>
          <table:table-cell office:value-type="float" office:value="779.371" calcext:value-type="float">
            <text:p>779.371</text:p>
          </table:table-cell>
          <table:table-cell table:number-columns-repeated="2" office:value-type="float" office:value="782.372" calcext:value-type="float">
            <text:p>782.372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2.374" calcext:value-type="float">
            <text:p>782.374</text:p>
          </table:table-cell>
          <table:table-cell office:value-type="float" office:value="784.372" calcext:value-type="float">
            <text:p>784.372</text:p>
          </table:table-cell>
          <table:table-cell office:value-type="float" office:value="784.373" calcext:value-type="float">
            <text:p>784.373</text:p>
          </table:table-cell>
          <table:table-cell office:value-type="float" office:value="1003.372" calcext:value-type="float">
            <text:p>1003.372</text:p>
          </table:table-cell>
          <table:table-cell office:value-type="float" office:value="1006.373" calcext:value-type="float">
            <text:p>1006.373</text:p>
          </table:table-cell>
          <table:table-cell office:value-type="float" office:value="1291.371" calcext:value-type="float">
            <text:p>1291.371</text:p>
          </table:table-cell>
          <table:table-cell office:value-type="float" office:value="1303.366" calcext:value-type="float">
            <text:p>1303.366</text:p>
          </table:table-cell>
          <table:table-cell office:value-type="float" office:value="1311.366" calcext:value-type="float">
            <text:p>1311.366</text:p>
          </table:table-cell>
          <table:table-cell office:value-type="float" office:value="1312.367" calcext:value-type="float">
            <text:p>1312.367</text:p>
          </table:table-cell>
          <table:table-cell office:value-type="float" office:value="1313.365" calcext:value-type="float">
            <text:p>1313.365</text:p>
          </table:table-cell>
          <table:table-cell office:value-type="float" office:value="1313.366" calcext:value-type="float">
            <text:p>1313.366</text:p>
          </table:table-cell>
          <table:table-cell office:value-type="float" office:value="1313.368" calcext:value-type="float">
            <text:p>1313.368</text:p>
          </table:table-cell>
          <table:table-cell office:value-type="float" office:value="1313.371" calcext:value-type="float">
            <text:p>1313.371</text:p>
          </table:table-cell>
          <table:table-cell office:value-type="float" office:value="1314.365" calcext:value-type="float">
            <text:p>1314.365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7.367" calcext:value-type="float">
            <text:p>1317.367</text:p>
          </table:table-cell>
          <table:table-cell office:value-type="float" office:value="1318.372" calcext:value-type="float">
            <text:p>1318.372</text:p>
          </table:table-cell>
          <table:table-cell office:value-type="float" office:value="1404.366" calcext:value-type="float">
            <text:p>1404.366</text:p>
          </table:table-cell>
          <table:table-cell office:value-type="float" office:value="1549.363" calcext:value-type="float">
            <text:p>1549.363</text:p>
          </table:table-cell>
          <table:table-cell office:value-type="float" office:value="1656.363" calcext:value-type="float">
            <text:p>1656.363</text:p>
          </table:table-cell>
          <table:table-cell office:value-type="float" office:value="1669.358" calcext:value-type="float">
            <text:p>1669.358</text:p>
          </table:table-cell>
          <table:table-cell office:value-type="float" office:value="1825.356" calcext:value-type="float">
            <text:p>1825.356</text:p>
          </table:table-cell>
          <table:table-cell office:value-type="float" office:value="1884.355" calcext:value-type="float">
            <text:p>1884.355</text:p>
          </table:table-cell>
          <table:table-cell office:value-type="float" office:value="2095.346" calcext:value-type="float">
            <text:p>2095.346</text:p>
          </table:table-cell>
          <table:table-cell office:value-type="float" office:value="2335.34" calcext:value-type="float">
            <text:p>2335.34</text:p>
          </table:table-cell>
          <table:table-cell office:value-type="float" office:value="2616.344" calcext:value-type="float">
            <text:p>2616.344</text:p>
          </table:table-cell>
          <table:table-cell office:value-type="float" office:value="3350" calcext:value-type="float">
            <text:p>3350</text:p>
          </table:table-cell>
          <table:table-cell office:value-type="float" office:value="3380" calcext:value-type="float">
            <text:p>3380</text:p>
          </table:table-cell>
          <table:table-cell/>
          <table:table-cell table:formula="of:=MIN([.A139:.CV139])" office:value-type="float" office:value="185.393" calcext:value-type="float">
            <text:p>185.393</text:p>
          </table:table-cell>
          <table:table-cell table:formula="of:=AVERAGE([.A139:.CT139])" office:value-type="float" office:value="666.279897959184" calcext:value-type="float">
            <text:p>666.2798979592</text:p>
          </table:table-cell>
          <table:table-cell table:formula="of:=AVERAGE([.A139:.CV139])" office:value-type="float" office:value="720.2543" calcext:value-type="float">
            <text:p>720.2543</text:p>
          </table:table-cell>
          <table:table-cell table:formula="of:=MAX([.A139:.CV139])" office:value-type="float" office:value="3380" calcext:value-type="float">
            <text:p>3380</text:p>
          </table:table-cell>
        </table:table-row>
        <table:table-row table:style-name="ro1">
          <table:table-cell table:number-columns-repeated="2" office:value-type="float" office:value="197.394" calcext:value-type="float">
            <text:p>197.394</text:p>
          </table:table-cell>
          <table:table-cell table:number-columns-repeated="10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4" office:value-type="float" office:value="199.394" calcext:value-type="float">
            <text:p>199.394</text:p>
          </table:table-cell>
          <table:table-cell office:value-type="float" office:value="200.394" calcext:value-type="float">
            <text:p>200.394</text:p>
          </table:table-cell>
          <table:table-cell table:number-columns-repeated="13" office:value-type="float" office:value="201.394" calcext:value-type="float">
            <text:p>201.394</text:p>
          </table:table-cell>
          <table:table-cell office:value-type="float" office:value="322.385" calcext:value-type="float">
            <text:p>322.385</text:p>
          </table:table-cell>
          <table:table-cell office:value-type="float" office:value="323.386" calcext:value-type="float">
            <text:p>323.386</text:p>
          </table:table-cell>
          <table:table-cell office:value-type="float" office:value="482.378" calcext:value-type="float">
            <text:p>482.378</text:p>
          </table:table-cell>
          <table:table-cell office:value-type="float" office:value="558.385" calcext:value-type="float">
            <text:p>558.385</text:p>
          </table:table-cell>
          <table:table-cell office:value-type="float" office:value="558.386" calcext:value-type="float">
            <text:p>558.386</text:p>
          </table:table-cell>
          <table:table-cell office:value-type="float" office:value="560.384" calcext:value-type="float">
            <text:p>560.384</text:p>
          </table:table-cell>
          <table:table-cell office:value-type="float" office:value="562.386" calcext:value-type="float">
            <text:p>562.386</text:p>
          </table:table-cell>
          <table:table-cell office:value-type="float" office:value="567.387" calcext:value-type="float">
            <text:p>567.387</text:p>
          </table:table-cell>
          <table:table-cell office:value-type="float" office:value="568.386" calcext:value-type="float">
            <text:p>568.386</text:p>
          </table:table-cell>
          <table:table-cell office:value-type="float" office:value="571.385" calcext:value-type="float">
            <text:p>571.385</text:p>
          </table:table-cell>
          <table:table-cell office:value-type="float" office:value="573.383" calcext:value-type="float">
            <text:p>573.383</text:p>
          </table:table-cell>
          <table:table-cell office:value-type="float" office:value="574.386" calcext:value-type="float">
            <text:p>574.386</text:p>
          </table:table-cell>
          <table:table-cell office:value-type="float" office:value="574.387" calcext:value-type="float">
            <text:p>574.387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6.385" calcext:value-type="float">
            <text:p>576.385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8.384" calcext:value-type="float">
            <text:p>578.384</text:p>
          </table:table-cell>
          <table:table-cell table:number-columns-repeated="3" office:value-type="float" office:value="579.384" calcext:value-type="float">
            <text:p>579.384</text:p>
          </table:table-cell>
          <table:table-cell office:value-type="float" office:value="579.385" calcext:value-type="float">
            <text:p>579.385</text:p>
          </table:table-cell>
          <table:table-cell table:number-columns-repeated="3" office:value-type="float" office:value="580.384" calcext:value-type="float">
            <text:p>580.384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4.382" calcext:value-type="float">
            <text:p>584.382</text:p>
          </table:table-cell>
          <table:table-cell office:value-type="float" office:value="584.384" calcext:value-type="float">
            <text:p>584.384</text:p>
          </table:table-cell>
          <table:table-cell office:value-type="float" office:value="589.386" calcext:value-type="float">
            <text:p>589.386</text:p>
          </table:table-cell>
          <table:table-cell office:value-type="float" office:value="590.386" calcext:value-type="float">
            <text:p>590.386</text:p>
          </table:table-cell>
          <table:table-cell office:value-type="float" office:value="592.385" calcext:value-type="float">
            <text:p>592.385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3.383" calcext:value-type="float">
            <text:p>603.383</text:p>
          </table:table-cell>
          <table:table-cell office:value-type="float" office:value="605.384" calcext:value-type="float">
            <text:p>605.384</text:p>
          </table:table-cell>
          <table:table-cell table:number-columns-repeated="2" office:value-type="float" office:value="606.385" calcext:value-type="float">
            <text:p>606.385</text:p>
          </table:table-cell>
          <table:table-cell office:value-type="float" office:value="608.383" calcext:value-type="float">
            <text:p>608.383</text:p>
          </table:table-cell>
          <table:table-cell office:value-type="float" office:value="610.383" calcext:value-type="float">
            <text:p>610.383</text:p>
          </table:table-cell>
          <table:table-cell office:value-type="float" office:value="781.37" calcext:value-type="float">
            <text:p>781.37</text:p>
          </table:table-cell>
          <table:table-cell office:value-type="float" office:value="781.372" calcext:value-type="float">
            <text:p>781.372</text:p>
          </table:table-cell>
          <table:table-cell office:value-type="float" office:value="783.375" calcext:value-type="float">
            <text:p>783.375</text:p>
          </table:table-cell>
          <table:table-cell office:value-type="float" office:value="784.371" calcext:value-type="float">
            <text:p>784.371</text:p>
          </table:table-cell>
          <table:table-cell office:value-type="float" office:value="1006.377" calcext:value-type="float">
            <text:p>1006.377</text:p>
          </table:table-cell>
          <table:table-cell office:value-type="float" office:value="1007.377" calcext:value-type="float">
            <text:p>1007.377</text:p>
          </table:table-cell>
          <table:table-cell office:value-type="float" office:value="1026.372" calcext:value-type="float">
            <text:p>1026.372</text:p>
          </table:table-cell>
          <table:table-cell table:number-columns-repeated="2" office:value-type="float" office:value="1291.367" calcext:value-type="float">
            <text:p>1291.367</text:p>
          </table:table-cell>
          <table:table-cell office:value-type="float" office:value="1308.367" calcext:value-type="float">
            <text:p>1308.367</text:p>
          </table:table-cell>
          <table:table-cell office:value-type="float" office:value="1309.369" calcext:value-type="float">
            <text:p>1309.369</text:p>
          </table:table-cell>
          <table:table-cell office:value-type="float" office:value="1311.366" calcext:value-type="float">
            <text:p>1311.366</text:p>
          </table:table-cell>
          <table:table-cell office:value-type="float" office:value="1314.37" calcext:value-type="float">
            <text:p>1314.37</text:p>
          </table:table-cell>
          <table:table-cell office:value-type="float" office:value="1315.373" calcext:value-type="float">
            <text:p>1315.373</text:p>
          </table:table-cell>
          <table:table-cell office:value-type="float" office:value="1395.368" calcext:value-type="float">
            <text:p>1395.368</text:p>
          </table:table-cell>
          <table:table-cell office:value-type="float" office:value="1396.362" calcext:value-type="float">
            <text:p>1396.362</text:p>
          </table:table-cell>
          <table:table-cell office:value-type="float" office:value="1400.369" calcext:value-type="float">
            <text:p>1400.369</text:p>
          </table:table-cell>
          <table:table-cell office:value-type="float" office:value="1549.364" calcext:value-type="float">
            <text:p>1549.364</text:p>
          </table:table-cell>
          <table:table-cell office:value-type="float" office:value="1659.36" calcext:value-type="float">
            <text:p>1659.36</text:p>
          </table:table-cell>
          <table:table-cell office:value-type="float" office:value="1661.361" calcext:value-type="float">
            <text:p>1661.361</text:p>
          </table:table-cell>
          <table:table-cell office:value-type="float" office:value="1820.355" calcext:value-type="float">
            <text:p>1820.355</text:p>
          </table:table-cell>
          <table:table-cell office:value-type="float" office:value="2050.348" calcext:value-type="float">
            <text:p>2050.348</text:p>
          </table:table-cell>
          <table:table-cell office:value-type="float" office:value="2328.339" calcext:value-type="float">
            <text:p>2328.339</text:p>
          </table:table-cell>
          <table:table-cell office:value-type="float" office:value="2331.343" calcext:value-type="float">
            <text:p>2331.343</text:p>
          </table:table-cell>
          <table:table-cell office:value-type="float" office:value="2616.344" calcext:value-type="float">
            <text:p>2616.344</text:p>
          </table:table-cell>
          <table:table-cell office:value-type="float" office:value="3150" calcext:value-type="float">
            <text:p>3150</text:p>
          </table:table-cell>
          <table:table-cell office:value-type="float" office:value="3330" calcext:value-type="float">
            <text:p>3330</text:p>
          </table:table-cell>
          <table:table-cell office:value-type="float" office:value="3350" calcext:value-type="float">
            <text:p>3350</text:p>
          </table:table-cell>
          <table:table-cell office:value-type="float" office:value="3380" calcext:value-type="float">
            <text:p>3380</text:p>
          </table:table-cell>
          <table:table-cell/>
          <table:table-cell table:formula="of:=MIN([.A140:.CV140])" office:value-type="float" office:value="197.394" calcext:value-type="float">
            <text:p>197.394</text:p>
          </table:table-cell>
          <table:table-cell table:formula="of:=AVERAGE([.A140:.CT140])" office:value-type="float" office:value="715.170653061225" calcext:value-type="float">
            <text:p>715.1706530612</text:p>
          </table:table-cell>
          <table:table-cell table:formula="of:=AVERAGE([.A140:.CV140])" office:value-type="float" office:value="768.16724" calcext:value-type="float">
            <text:p>768.16724</text:p>
          </table:table-cell>
          <table:table-cell table:formula="of:=MAX([.A140:.CV140])"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83.393" calcext:value-type="float">
            <text:p>183.393</text:p>
          </table:table-cell>
          <table:table-cell table:number-columns-repeated="2" office:value-type="float" office:value="185.393" calcext:value-type="float">
            <text:p>185.393</text:p>
          </table:table-cell>
          <table:table-cell table:number-columns-repeated="3" office:value-type="float" office:value="187.394" calcext:value-type="float">
            <text:p>187.394</text:p>
          </table:table-cell>
          <table:table-cell office:value-type="float" office:value="197.394" calcext:value-type="float">
            <text:p>197.394</text:p>
          </table:table-cell>
          <table:table-cell table:number-columns-repeated="3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10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17.385" calcext:value-type="float">
            <text:p>317.385</text:p>
          </table:table-cell>
          <table:table-cell office:value-type="float" office:value="319.385" calcext:value-type="float">
            <text:p>319.385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2.385" calcext:value-type="float">
            <text:p>322.385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476.378" calcext:value-type="float">
            <text:p>476.378</text:p>
          </table:table-cell>
          <table:table-cell office:value-type="float" office:value="477.376" calcext:value-type="float">
            <text:p>477.376</text:p>
          </table:table-cell>
          <table:table-cell office:value-type="float" office:value="482.38" calcext:value-type="float">
            <text:p>482.38</text:p>
          </table:table-cell>
          <table:table-cell table:number-columns-repeated="2" office:value-type="float" office:value="568.383" calcext:value-type="float">
            <text:p>568.383</text:p>
          </table:table-cell>
          <table:table-cell office:value-type="float" office:value="569.383" calcext:value-type="float">
            <text:p>569.383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0.386" calcext:value-type="float">
            <text:p>570.386</text:p>
          </table:table-cell>
          <table:table-cell office:value-type="float" office:value="573.386" calcext:value-type="float">
            <text:p>573.386</text:p>
          </table:table-cell>
          <table:table-cell office:value-type="float" office:value="575.382" calcext:value-type="float">
            <text:p>575.382</text:p>
          </table:table-cell>
          <table:table-cell office:value-type="float" office:value="576.387" calcext:value-type="float">
            <text:p>576.387</text:p>
          </table:table-cell>
          <table:table-cell office:value-type="float" office:value="577.385" calcext:value-type="float">
            <text:p>577.385</text:p>
          </table:table-cell>
          <table:table-cell office:value-type="float" office:value="577.386" calcext:value-type="float">
            <text:p>577.386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8.386" calcext:value-type="float">
            <text:p>578.386</text:p>
          </table:table-cell>
          <table:table-cell office:value-type="float" office:value="579.383" calcext:value-type="float">
            <text:p>579.383</text:p>
          </table:table-cell>
          <table:table-cell office:value-type="float" office:value="580.382" calcext:value-type="float">
            <text:p>580.382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1.386" calcext:value-type="float">
            <text:p>581.386</text:p>
          </table:table-cell>
          <table:table-cell office:value-type="float" office:value="582.383" calcext:value-type="float">
            <text:p>582.383</text:p>
          </table:table-cell>
          <table:table-cell office:value-type="float" office:value="584.383" calcext:value-type="float">
            <text:p>584.383</text:p>
          </table:table-cell>
          <table:table-cell office:value-type="float" office:value="585.383" calcext:value-type="float">
            <text:p>585.383</text:p>
          </table:table-cell>
          <table:table-cell office:value-type="float" office:value="585.386" calcext:value-type="float">
            <text:p>585.386</text:p>
          </table:table-cell>
          <table:table-cell office:value-type="float" office:value="588.386" calcext:value-type="float">
            <text:p>588.386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592.386" calcext:value-type="float">
            <text:p>592.386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4.383" calcext:value-type="float">
            <text:p>604.383</text:p>
          </table:table-cell>
          <table:table-cell office:value-type="float" office:value="605.385" calcext:value-type="float">
            <text:p>605.385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9.384" calcext:value-type="float">
            <text:p>609.384</text:p>
          </table:table-cell>
          <table:table-cell office:value-type="float" office:value="610.382" calcext:value-type="float">
            <text:p>610.382</text:p>
          </table:table-cell>
          <table:table-cell office:value-type="float" office:value="781.375" calcext:value-type="float">
            <text:p>781.375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2.374" calcext:value-type="float">
            <text:p>782.374</text:p>
          </table:table-cell>
          <table:table-cell office:value-type="float" office:value="783.372" calcext:value-type="float">
            <text:p>783.372</text:p>
          </table:table-cell>
          <table:table-cell office:value-type="float" office:value="783.374" calcext:value-type="float">
            <text:p>783.374</text:p>
          </table:table-cell>
          <table:table-cell office:value-type="float" office:value="784.372" calcext:value-type="float">
            <text:p>784.372</text:p>
          </table:table-cell>
          <table:table-cell table:number-columns-repeated="2" office:value-type="float" office:value="1008.372" calcext:value-type="float">
            <text:p>1008.372</text:p>
          </table:table-cell>
          <table:table-cell office:value-type="float" office:value="1008.377" calcext:value-type="float">
            <text:p>1008.377</text:p>
          </table:table-cell>
          <table:table-cell office:value-type="float" office:value="1027.377" calcext:value-type="float">
            <text:p>1027.377</text:p>
          </table:table-cell>
          <table:table-cell office:value-type="float" office:value="1294.366" calcext:value-type="float">
            <text:p>1294.366</text:p>
          </table:table-cell>
          <table:table-cell office:value-type="float" office:value="1309.369" calcext:value-type="float">
            <text:p>1309.369</text:p>
          </table:table-cell>
          <table:table-cell office:value-type="float" office:value="1310.368" calcext:value-type="float">
            <text:p>1310.368</text:p>
          </table:table-cell>
          <table:table-cell office:value-type="float" office:value="1312.371" calcext:value-type="float">
            <text:p>1312.371</text:p>
          </table:table-cell>
          <table:table-cell office:value-type="float" office:value="1313.366" calcext:value-type="float">
            <text:p>1313.366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93.365" calcext:value-type="float">
            <text:p>1393.365</text:p>
          </table:table-cell>
          <table:table-cell office:value-type="float" office:value="1397.364" calcext:value-type="float">
            <text:p>1397.364</text:p>
          </table:table-cell>
          <table:table-cell office:value-type="float" office:value="1397.369" calcext:value-type="float">
            <text:p>1397.369</text:p>
          </table:table-cell>
          <table:table-cell office:value-type="float" office:value="1399.366" calcext:value-type="float">
            <text:p>1399.366</text:p>
          </table:table-cell>
          <table:table-cell office:value-type="float" office:value="1400.368" calcext:value-type="float">
            <text:p>1400.368</text:p>
          </table:table-cell>
          <table:table-cell office:value-type="float" office:value="1403.371" calcext:value-type="float">
            <text:p>1403.371</text:p>
          </table:table-cell>
          <table:table-cell office:value-type="float" office:value="1542.361" calcext:value-type="float">
            <text:p>1542.361</text:p>
          </table:table-cell>
          <table:table-cell office:value-type="float" office:value="1550.362" calcext:value-type="float">
            <text:p>1550.362</text:p>
          </table:table-cell>
          <table:table-cell office:value-type="float" office:value="1657.363" calcext:value-type="float">
            <text:p>1657.363</text:p>
          </table:table-cell>
          <table:table-cell office:value-type="float" office:value="1661.358" calcext:value-type="float">
            <text:p>1661.358</text:p>
          </table:table-cell>
          <table:table-cell office:value-type="float" office:value="1688.362" calcext:value-type="float">
            <text:p>1688.362</text:p>
          </table:table-cell>
          <table:table-cell office:value-type="float" office:value="1888.351" calcext:value-type="float">
            <text:p>1888.351</text:p>
          </table:table-cell>
          <table:table-cell office:value-type="float" office:value="2335.343" calcext:value-type="float">
            <text:p>2335.343</text:p>
          </table:table-cell>
          <table:table-cell office:value-type="float" office:value="2343.348" calcext:value-type="float">
            <text:p>2343.348</text:p>
          </table:table-cell>
          <table:table-cell office:value-type="float" office:value="3001.305" calcext:value-type="float">
            <text:p>3001.305</text:p>
          </table:table-cell>
          <table:table-cell office:value-type="float" office:value="3008.313" calcext:value-type="float">
            <text:p>3008.313</text:p>
          </table:table-cell>
          <table:table-cell office:value-type="float" office:value="3270" calcext:value-type="float">
            <text:p>3270</text:p>
          </table:table-cell>
          <table:table-cell office:value-type="float" office:value="3350" calcext:value-type="float">
            <text:p>3350</text:p>
          </table:table-cell>
          <table:table-cell office:value-type="float" office:value="3380" calcext:value-type="float">
            <text:p>3380</text:p>
          </table:table-cell>
          <table:table-cell/>
          <table:table-cell table:formula="of:=MIN([.A141:.CV141])" office:value-type="float" office:value="183.393" calcext:value-type="float">
            <text:p>183.393</text:p>
          </table:table-cell>
          <table:table-cell table:formula="of:=AVERAGE([.A141:.CT141])" office:value-type="float" office:value="765.161489795918" calcext:value-type="float">
            <text:p>765.1614897959</text:p>
          </table:table-cell>
          <table:table-cell table:formula="of:=AVERAGE([.A141:.CV141])" office:value-type="float" office:value="817.15826" calcext:value-type="float">
            <text:p>817.15826</text:p>
          </table:table-cell>
          <table:table-cell table:formula="of:=MAX([.A141:.CV141])"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83.393" calcext:value-type="float">
            <text:p>183.393</text:p>
          </table:table-cell>
          <table:table-cell table:number-columns-repeated="2" office:value-type="float" office:value="185.393" calcext:value-type="float">
            <text:p>185.393</text:p>
          </table:table-cell>
          <table:table-cell table:number-columns-repeated="2" office:value-type="float" office:value="186.393" calcext:value-type="float">
            <text:p>186.393</text:p>
          </table:table-cell>
          <table:table-cell table:number-columns-repeated="2" office:value-type="float" office:value="187.394" calcext:value-type="float">
            <text:p>187.394</text:p>
          </table:table-cell>
          <table:table-cell office:value-type="float" office:value="197.394" calcext:value-type="float">
            <text:p>197.394</text:p>
          </table:table-cell>
          <table:table-cell table:number-columns-repeated="7" office:value-type="float" office:value="197.395" calcext:value-type="float">
            <text:p>197.395</text:p>
          </table:table-cell>
          <table:table-cell table:number-columns-repeated="2" office:value-type="float" office:value="199.394" calcext:value-type="float">
            <text:p>199.394</text:p>
          </table:table-cell>
          <table:table-cell table:number-columns-repeated="6" office:value-type="float" office:value="200.394" calcext:value-type="float">
            <text:p>200.394</text:p>
          </table:table-cell>
          <table:table-cell table:number-columns-repeated="9" office:value-type="float" office:value="201.394" calcext:value-type="float">
            <text:p>201.394</text:p>
          </table:table-cell>
          <table:table-cell office:value-type="float" office:value="202.395" calcext:value-type="float">
            <text:p>202.395</text:p>
          </table:table-cell>
          <table:table-cell office:value-type="float" office:value="321.385" calcext:value-type="float">
            <text:p>321.385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481.378" calcext:value-type="float">
            <text:p>481.378</text:p>
          </table:table-cell>
          <table:table-cell office:value-type="float" office:value="483.377" calcext:value-type="float">
            <text:p>483.377</text:p>
          </table:table-cell>
          <table:table-cell office:value-type="float" office:value="565.386" calcext:value-type="float">
            <text:p>565.386</text:p>
          </table:table-cell>
          <table:table-cell office:value-type="float" office:value="566.386" calcext:value-type="float">
            <text:p>566.386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1.386" calcext:value-type="float">
            <text:p>571.386</text:p>
          </table:table-cell>
          <table:table-cell office:value-type="float" office:value="571.387" calcext:value-type="float">
            <text:p>571.387</text:p>
          </table:table-cell>
          <table:table-cell office:value-type="float" office:value="573.383" calcext:value-type="float">
            <text:p>573.383</text:p>
          </table:table-cell>
          <table:table-cell office:value-type="float" office:value="575.383" calcext:value-type="float">
            <text:p>575.383</text:p>
          </table:table-cell>
          <table:table-cell office:value-type="float" office:value="576.386" calcext:value-type="float">
            <text:p>576.386</text:p>
          </table:table-cell>
          <table:table-cell office:value-type="float" office:value="577.386" calcext:value-type="float">
            <text:p>577.386</text:p>
          </table:table-cell>
          <table:table-cell office:value-type="float" office:value="578.384" calcext:value-type="float">
            <text:p>578.384</text:p>
          </table:table-cell>
          <table:table-cell table:number-columns-repeated="3" office:value-type="float" office:value="578.386" calcext:value-type="float">
            <text:p>578.386</text:p>
          </table:table-cell>
          <table:table-cell table:number-columns-repeated="2" office:value-type="float" office:value="579.384" calcext:value-type="float">
            <text:p>579.384</text:p>
          </table:table-cell>
          <table:table-cell table:number-columns-repeated="2" office:value-type="float" office:value="580.384" calcext:value-type="float">
            <text:p>580.384</text:p>
          </table:table-cell>
          <table:table-cell office:value-type="float" office:value="580.385" calcext:value-type="float">
            <text:p>580.385</text:p>
          </table:table-cell>
          <table:table-cell table:number-columns-repeated="2" office:value-type="float" office:value="582.385" calcext:value-type="float">
            <text:p>582.385</text:p>
          </table:table-cell>
          <table:table-cell office:value-type="float" office:value="583.384" calcext:value-type="float">
            <text:p>583.384</text:p>
          </table:table-cell>
          <table:table-cell office:value-type="float" office:value="586.382" calcext:value-type="float">
            <text:p>586.382</text:p>
          </table:table-cell>
          <table:table-cell office:value-type="float" office:value="586.386" calcext:value-type="float">
            <text:p>586.386</text:p>
          </table:table-cell>
          <table:table-cell office:value-type="float" office:value="588.386" calcext:value-type="float">
            <text:p>588.386</text:p>
          </table:table-cell>
          <table:table-cell table:number-columns-repeated="2" office:value-type="float" office:value="589.386" calcext:value-type="float">
            <text:p>589.386</text:p>
          </table:table-cell>
          <table:table-cell office:value-type="float" office:value="590.384" calcext:value-type="float">
            <text:p>590.384</text:p>
          </table:table-cell>
          <table:table-cell office:value-type="float" office:value="591.386" calcext:value-type="float">
            <text:p>591.386</text:p>
          </table:table-cell>
          <table:table-cell office:value-type="float" office:value="602.382" calcext:value-type="float">
            <text:p>602.382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5.382" calcext:value-type="float">
            <text:p>605.382</text:p>
          </table:table-cell>
          <table:table-cell table:number-columns-repeated="3" office:value-type="float" office:value="606.385" calcext:value-type="float">
            <text:p>606.385</text:p>
          </table:table-cell>
          <table:table-cell office:value-type="float" office:value="780.375" calcext:value-type="float">
            <text:p>780.375</text:p>
          </table:table-cell>
          <table:table-cell office:value-type="float" office:value="1000.378" calcext:value-type="float">
            <text:p>1000.378</text:p>
          </table:table-cell>
          <table:table-cell office:value-type="float" office:value="1001.37" calcext:value-type="float">
            <text:p>1001.37</text:p>
          </table:table-cell>
          <table:table-cell office:value-type="float" office:value="1001.374" calcext:value-type="float">
            <text:p>1001.374</text:p>
          </table:table-cell>
          <table:table-cell office:value-type="float" office:value="1002.374" calcext:value-type="float">
            <text:p>1002.374</text:p>
          </table:table-cell>
          <table:table-cell office:value-type="float" office:value="1004.378" calcext:value-type="float">
            <text:p>1004.378</text:p>
          </table:table-cell>
          <table:table-cell office:value-type="float" office:value="1310.367" calcext:value-type="float">
            <text:p>1310.367</text:p>
          </table:table-cell>
          <table:table-cell office:value-type="float" office:value="1311.373" calcext:value-type="float">
            <text:p>1311.373</text:p>
          </table:table-cell>
          <table:table-cell office:value-type="float" office:value="1312.365" calcext:value-type="float">
            <text:p>1312.365</text:p>
          </table:table-cell>
          <table:table-cell office:value-type="float" office:value="1313.372" calcext:value-type="float">
            <text:p>1313.372</text:p>
          </table:table-cell>
          <table:table-cell office:value-type="float" office:value="1317.37" calcext:value-type="float">
            <text:p>1317.37</text:p>
          </table:table-cell>
          <table:table-cell office:value-type="float" office:value="1397.367" calcext:value-type="float">
            <text:p>1397.367</text:p>
          </table:table-cell>
          <table:table-cell office:value-type="float" office:value="1552.363" calcext:value-type="float">
            <text:p>1552.363</text:p>
          </table:table-cell>
          <table:table-cell office:value-type="float" office:value="1824.355" calcext:value-type="float">
            <text:p>1824.355</text:p>
          </table:table-cell>
          <table:table-cell office:value-type="float" office:value="1886.353" calcext:value-type="float">
            <text:p>1886.353</text:p>
          </table:table-cell>
          <table:table-cell table:number-columns-repeated="2" office:value-type="float" office:value="2327.337" calcext:value-type="float">
            <text:p>2327.337</text:p>
          </table:table-cell>
          <table:table-cell office:value-type="float" office:value="2332.346" calcext:value-type="float">
            <text:p>2332.346</text:p>
          </table:table-cell>
          <table:table-cell office:value-type="float" office:value="2333.337" calcext:value-type="float">
            <text:p>2333.337</text:p>
          </table:table-cell>
          <table:table-cell office:value-type="float" office:value="2333.341" calcext:value-type="float">
            <text:p>2333.341</text:p>
          </table:table-cell>
          <table:table-cell office:value-type="float" office:value="2333.343" calcext:value-type="float">
            <text:p>2333.343</text:p>
          </table:table-cell>
          <table:table-cell office:value-type="float" office:value="2336.343" calcext:value-type="float">
            <text:p>2336.343</text:p>
          </table:table-cell>
          <table:table-cell office:value-type="float" office:value="2337.342" calcext:value-type="float">
            <text:p>2337.342</text:p>
          </table:table-cell>
          <table:table-cell office:value-type="float" office:value="3010.32" calcext:value-type="float">
            <text:p>3010.32</text:p>
          </table:table-cell>
          <table:table-cell office:value-type="float" office:value="3011.315" calcext:value-type="float">
            <text:p>3011.315</text:p>
          </table:table-cell>
          <table:table-cell office:value-type="float" office:value="3350" calcext:value-type="float">
            <text:p>3350</text:p>
          </table:table-cell>
          <table:table-cell office:value-type="float" office:value="3380" calcext:value-type="float">
            <text:p>3380</text:p>
          </table:table-cell>
          <table:table-cell/>
          <table:table-cell table:formula="of:=MIN([.A142:.CV142])" office:value-type="float" office:value="183.393" calcext:value-type="float">
            <text:p>183.393</text:p>
          </table:table-cell>
          <table:table-cell table:formula="of:=AVERAGE([.A142:.CT142])" office:value-type="float" office:value="740.768102040816" calcext:value-type="float">
            <text:p>740.7681020408</text:p>
          </table:table-cell>
          <table:table-cell table:formula="of:=AVERAGE([.A142:.CV142])" office:value-type="float" office:value="793.25274" calcext:value-type="float">
            <text:p>793.25274</text:p>
          </table:table-cell>
          <table:table-cell table:formula="of:=MAX([.A142:.CV142])"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80.393" calcext:value-type="float">
            <text:p>180.393</text:p>
          </table:table-cell>
          <table:table-cell table:number-columns-repeated="2" office:value-type="float" office:value="185.393" calcext:value-type="float">
            <text:p>185.393</text:p>
          </table:table-cell>
          <table:table-cell office:value-type="float" office:value="196.395" calcext:value-type="float">
            <text:p>196.395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6" office:value-type="float" office:value="197.395" calcext:value-type="float">
            <text:p>197.395</text:p>
          </table:table-cell>
          <table:table-cell office:value-type="float" office:value="199.394" calcext:value-type="float">
            <text:p>199.394</text:p>
          </table:table-cell>
          <table:table-cell table:number-columns-repeated="3" office:value-type="float" office:value="200.394" calcext:value-type="float">
            <text:p>200.394</text:p>
          </table:table-cell>
          <table:table-cell table:number-columns-repeated="19" office:value-type="float" office:value="201.394" calcext:value-type="float">
            <text:p>201.394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22.385" calcext:value-type="float">
            <text:p>322.385</text:p>
          </table:table-cell>
          <table:table-cell table:number-columns-repeated="2" office:value-type="float" office:value="323.385" calcext:value-type="float">
            <text:p>323.385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61.386" calcext:value-type="float">
            <text:p>561.386</text:p>
          </table:table-cell>
          <table:table-cell office:value-type="float" office:value="566.386" calcext:value-type="float">
            <text:p>566.386</text:p>
          </table:table-cell>
          <table:table-cell office:value-type="float" office:value="569.385" calcext:value-type="float">
            <text:p>569.385</text:p>
          </table:table-cell>
          <table:table-cell table:number-columns-repeated="2" office:value-type="float" office:value="570.383" calcext:value-type="float">
            <text:p>570.383</text:p>
          </table:table-cell>
          <table:table-cell office:value-type="float" office:value="570.384" calcext:value-type="float">
            <text:p>570.384</text:p>
          </table:table-cell>
          <table:table-cell office:value-type="float" office:value="571.387" calcext:value-type="float">
            <text:p>571.387</text:p>
          </table:table-cell>
          <table:table-cell office:value-type="float" office:value="572.385" calcext:value-type="float">
            <text:p>572.385</text:p>
          </table:table-cell>
          <table:table-cell office:value-type="float" office:value="572.386" calcext:value-type="float">
            <text:p>572.386</text:p>
          </table:table-cell>
          <table:table-cell office:value-type="float" office:value="575.382" calcext:value-type="float">
            <text:p>575.382</text:p>
          </table:table-cell>
          <table:table-cell office:value-type="float" office:value="575.385" calcext:value-type="float">
            <text:p>575.385</text:p>
          </table:table-cell>
          <table:table-cell office:value-type="float" office:value="576.385" calcext:value-type="float">
            <text:p>576.385</text:p>
          </table:table-cell>
          <table:table-cell office:value-type="float" office:value="577.386" calcext:value-type="float">
            <text:p>577.386</text:p>
          </table:table-cell>
          <table:table-cell office:value-type="float" office:value="578.382" calcext:value-type="float">
            <text:p>578.382</text:p>
          </table:table-cell>
          <table:table-cell office:value-type="float" office:value="578.384" calcext:value-type="float">
            <text:p>578.384</text:p>
          </table:table-cell>
          <table:table-cell table:number-columns-repeated="2" office:value-type="float" office:value="578.385" calcext:value-type="float">
            <text:p>578.385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2.385" calcext:value-type="float">
            <text:p>582.385</text:p>
          </table:table-cell>
          <table:table-cell office:value-type="float" office:value="584.384" calcext:value-type="float">
            <text:p>584.384</text:p>
          </table:table-cell>
          <table:table-cell office:value-type="float" office:value="586.386" calcext:value-type="float">
            <text:p>586.386</text:p>
          </table:table-cell>
          <table:table-cell office:value-type="float" office:value="587.384" calcext:value-type="float">
            <text:p>587.384</text:p>
          </table:table-cell>
          <table:table-cell office:value-type="float" office:value="587.386" calcext:value-type="float">
            <text:p>587.386</text:p>
          </table:table-cell>
          <table:table-cell office:value-type="float" office:value="588.385" calcext:value-type="float">
            <text:p>588.385</text:p>
          </table:table-cell>
          <table:table-cell office:value-type="float" office:value="590.384" calcext:value-type="float">
            <text:p>590.384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598.384" calcext:value-type="float">
            <text:p>598.384</text:p>
          </table:table-cell>
          <table:table-cell table:number-columns-repeated="2" office:value-type="float" office:value="605.382" calcext:value-type="float">
            <text:p>605.382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779.374" calcext:value-type="float">
            <text:p>779.374</text:p>
          </table:table-cell>
          <table:table-cell office:value-type="float" office:value="781.374" calcext:value-type="float">
            <text:p>781.374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3.371" calcext:value-type="float">
            <text:p>783.371</text:p>
          </table:table-cell>
          <table:table-cell office:value-type="float" office:value="783.373" calcext:value-type="float">
            <text:p>783.373</text:p>
          </table:table-cell>
          <table:table-cell office:value-type="float" office:value="1002.369" calcext:value-type="float">
            <text:p>1002.369</text:p>
          </table:table-cell>
          <table:table-cell office:value-type="float" office:value="1004.376" calcext:value-type="float">
            <text:p>1004.376</text:p>
          </table:table-cell>
          <table:table-cell office:value-type="float" office:value="1034.373" calcext:value-type="float">
            <text:p>1034.373</text:p>
          </table:table-cell>
          <table:table-cell office:value-type="float" office:value="1311.369" calcext:value-type="float">
            <text:p>1311.369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16.366" calcext:value-type="float">
            <text:p>1316.366</text:p>
          </table:table-cell>
          <table:table-cell office:value-type="float" office:value="1396.366" calcext:value-type="float">
            <text:p>1396.366</text:p>
          </table:table-cell>
          <table:table-cell office:value-type="float" office:value="1397.364" calcext:value-type="float">
            <text:p>1397.364</text:p>
          </table:table-cell>
          <table:table-cell office:value-type="float" office:value="1398.364" calcext:value-type="float">
            <text:p>1398.364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401.37" calcext:value-type="float">
            <text:p>1401.37</text:p>
          </table:table-cell>
          <table:table-cell office:value-type="float" office:value="1541.361" calcext:value-type="float">
            <text:p>1541.361</text:p>
          </table:table-cell>
          <table:table-cell office:value-type="float" office:value="1545.363" calcext:value-type="float">
            <text:p>1545.363</text:p>
          </table:table-cell>
          <table:table-cell office:value-type="float" office:value="1548.366" calcext:value-type="float">
            <text:p>1548.366</text:p>
          </table:table-cell>
          <table:table-cell office:value-type="float" office:value="1549.362" calcext:value-type="float">
            <text:p>1549.362</text:p>
          </table:table-cell>
          <table:table-cell office:value-type="float" office:value="1550.361" calcext:value-type="float">
            <text:p>1550.361</text:p>
          </table:table-cell>
          <table:table-cell office:value-type="float" office:value="1556.367" calcext:value-type="float">
            <text:p>1556.367</text:p>
          </table:table-cell>
          <table:table-cell office:value-type="float" office:value="1691.36" calcext:value-type="float">
            <text:p>1691.36</text:p>
          </table:table-cell>
          <table:table-cell office:value-type="float" office:value="2327.34" calcext:value-type="float">
            <text:p>2327.34</text:p>
          </table:table-cell>
          <table:table-cell office:value-type="float" office:value="2337.347" calcext:value-type="float">
            <text:p>2337.347</text:p>
          </table:table-cell>
          <table:table-cell office:value-type="float" office:value="3012.321" calcext:value-type="float">
            <text:p>3012.321</text:p>
          </table:table-cell>
          <table:table-cell office:value-type="float" office:value="3350" calcext:value-type="float">
            <text:p>3350</text:p>
          </table:table-cell>
          <table:table-cell office:value-type="float" office:value="3380" calcext:value-type="float">
            <text:p>3380</text:p>
          </table:table-cell>
          <table:table-cell/>
          <table:table-cell table:formula="of:=MIN([.A143:.CV143])" office:value-type="float" office:value="180.393" calcext:value-type="float">
            <text:p>180.393</text:p>
          </table:table-cell>
          <table:table-cell table:formula="of:=AVERAGE([.A143:.CT143])" office:value-type="float" office:value="651.229397959184" calcext:value-type="float">
            <text:p>651.2293979592</text:p>
          </table:table-cell>
          <table:table-cell table:formula="of:=AVERAGE([.A143:.CV143])" office:value-type="float" office:value="705.50481" calcext:value-type="float">
            <text:p>705.50481</text:p>
          </table:table-cell>
          <table:table-cell table:formula="of:=MAX([.A143:.CV143])"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80.393" calcext:value-type="float">
            <text:p>180.393</text:p>
          </table:table-cell>
          <table:table-cell office:value-type="float" office:value="184.393" calcext:value-type="float">
            <text:p>184.393</text:p>
          </table:table-cell>
          <table:table-cell table:number-columns-repeated="2" office:value-type="float" office:value="185.393" calcext:value-type="float">
            <text:p>185.393</text:p>
          </table:table-cell>
          <table:table-cell office:value-type="float" office:value="196.395" calcext:value-type="float">
            <text:p>196.395</text:p>
          </table:table-cell>
          <table:table-cell office:value-type="float" office:value="197.394" calcext:value-type="float">
            <text:p>197.394</text:p>
          </table:table-cell>
          <table:table-cell table:number-columns-repeated="4" office:value-type="float" office:value="197.395" calcext:value-type="float">
            <text:p>197.395</text:p>
          </table:table-cell>
          <table:table-cell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12" office:value-type="float" office:value="201.394" calcext:value-type="float">
            <text:p>201.394</text:p>
          </table:table-cell>
          <table:table-cell office:value-type="float" office:value="202.395" calcext:value-type="float">
            <text:p>202.395</text:p>
          </table:table-cell>
          <table:table-cell office:value-type="float" office:value="317.385" calcext:value-type="float">
            <text:p>317.385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483.377" calcext:value-type="float">
            <text:p>483.377</text:p>
          </table:table-cell>
          <table:table-cell office:value-type="float" office:value="559.385" calcext:value-type="float">
            <text:p>559.385</text:p>
          </table:table-cell>
          <table:table-cell office:value-type="float" office:value="566.381" calcext:value-type="float">
            <text:p>566.381</text:p>
          </table:table-cell>
          <table:table-cell office:value-type="float" office:value="568.383" calcext:value-type="float">
            <text:p>568.383</text:p>
          </table:table-cell>
          <table:table-cell office:value-type="float" office:value="569.386" calcext:value-type="float">
            <text:p>569.386</text:p>
          </table:table-cell>
          <table:table-cell table:number-columns-repeated="2" office:value-type="float" office:value="570.383" calcext:value-type="float">
            <text:p>570.383</text:p>
          </table:table-cell>
          <table:table-cell office:value-type="float" office:value="571.383" calcext:value-type="float">
            <text:p>571.383</text:p>
          </table:table-cell>
          <table:table-cell office:value-type="float" office:value="571.385" calcext:value-type="float">
            <text:p>571.385</text:p>
          </table:table-cell>
          <table:table-cell office:value-type="float" office:value="572.386" calcext:value-type="float">
            <text:p>572.386</text:p>
          </table:table-cell>
          <table:table-cell office:value-type="float" office:value="574.384" calcext:value-type="float">
            <text:p>574.384</text:p>
          </table:table-cell>
          <table:table-cell office:value-type="float" office:value="575.382" calcext:value-type="float">
            <text:p>575.382</text:p>
          </table:table-cell>
          <table:table-cell office:value-type="float" office:value="575.385" calcext:value-type="float">
            <text:p>575.385</text:p>
          </table:table-cell>
          <table:table-cell office:value-type="float" office:value="576.385" calcext:value-type="float">
            <text:p>576.385</text:p>
          </table:table-cell>
          <table:table-cell office:value-type="float" office:value="576.387" calcext:value-type="float">
            <text:p>576.387</text:p>
          </table:table-cell>
          <table:table-cell office:value-type="float" office:value="578.385" calcext:value-type="float">
            <text:p>578.385</text:p>
          </table:table-cell>
          <table:table-cell office:value-type="float" office:value="578.386" calcext:value-type="float">
            <text:p>578.386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3" calcext:value-type="float">
            <text:p>581.383</text:p>
          </table:table-cell>
          <table:table-cell office:value-type="float" office:value="581.384" calcext:value-type="float">
            <text:p>581.384</text:p>
          </table:table-cell>
          <table:table-cell table:number-columns-repeated="2" office:value-type="float" office:value="581.386" calcext:value-type="float">
            <text:p>581.386</text:p>
          </table:table-cell>
          <table:table-cell office:value-type="float" office:value="582.383" calcext:value-type="float">
            <text:p>582.383</text:p>
          </table:table-cell>
          <table:table-cell office:value-type="float" office:value="583.387" calcext:value-type="float">
            <text:p>583.387</text:p>
          </table:table-cell>
          <table:table-cell office:value-type="float" office:value="584.383" calcext:value-type="float">
            <text:p>584.383</text:p>
          </table:table-cell>
          <table:table-cell office:value-type="float" office:value="585.386" calcext:value-type="float">
            <text:p>585.386</text:p>
          </table:table-cell>
          <table:table-cell office:value-type="float" office:value="588.385" calcext:value-type="float">
            <text:p>588.385</text:p>
          </table:table-cell>
          <table:table-cell office:value-type="float" office:value="589.383" calcext:value-type="float">
            <text:p>589.383</text:p>
          </table:table-cell>
          <table:table-cell office:value-type="float" office:value="589.384" calcext:value-type="float">
            <text:p>589.384</text:p>
          </table:table-cell>
          <table:table-cell office:value-type="float" office:value="589.386" calcext:value-type="float">
            <text:p>589.386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604.382" calcext:value-type="float">
            <text:p>604.382</text:p>
          </table:table-cell>
          <table:table-cell office:value-type="float" office:value="604.384" calcext:value-type="float">
            <text:p>604.384</text:p>
          </table:table-cell>
          <table:table-cell table:number-columns-repeated="2" office:value-type="float" office:value="605.382" calcext:value-type="float">
            <text:p>605.382</text:p>
          </table:table-cell>
          <table:table-cell office:value-type="float" office:value="606.382" calcext:value-type="float">
            <text:p>606.382</text:p>
          </table:table-cell>
          <table:table-cell office:value-type="float" office:value="608.382" calcext:value-type="float">
            <text:p>608.382</text:p>
          </table:table-cell>
          <table:table-cell office:value-type="float" office:value="781.373" calcext:value-type="float">
            <text:p>781.373</text:p>
          </table:table-cell>
          <table:table-cell office:value-type="float" office:value="781.374" calcext:value-type="float">
            <text:p>781.374</text:p>
          </table:table-cell>
          <table:table-cell table:number-columns-repeated="2" office:value-type="float" office:value="782.373" calcext:value-type="float">
            <text:p>782.373</text:p>
          </table:table-cell>
          <table:table-cell office:value-type="float" office:value="784.371" calcext:value-type="float">
            <text:p>784.371</text:p>
          </table:table-cell>
          <table:table-cell office:value-type="float" office:value="1002.373" calcext:value-type="float">
            <text:p>1002.373</text:p>
          </table:table-cell>
          <table:table-cell office:value-type="float" office:value="1309.366" calcext:value-type="float">
            <text:p>1309.366</text:p>
          </table:table-cell>
          <table:table-cell office:value-type="float" office:value="1310.367" calcext:value-type="float">
            <text:p>1310.367</text:p>
          </table:table-cell>
          <table:table-cell office:value-type="float" office:value="1312.367" calcext:value-type="float">
            <text:p>1312.367</text:p>
          </table:table-cell>
          <table:table-cell office:value-type="float" office:value="1312.369" calcext:value-type="float">
            <text:p>1312.369</text:p>
          </table:table-cell>
          <table:table-cell office:value-type="float" office:value="1313.371" calcext:value-type="float">
            <text:p>1313.371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5.37" calcext:value-type="float">
            <text:p>1315.37</text:p>
          </table:table-cell>
          <table:table-cell office:value-type="float" office:value="1316.366" calcext:value-type="float">
            <text:p>1316.366</text:p>
          </table:table-cell>
          <table:table-cell office:value-type="float" office:value="1316.367" calcext:value-type="float">
            <text:p>1316.367</text:p>
          </table:table-cell>
          <table:table-cell office:value-type="float" office:value="1316.37" calcext:value-type="float">
            <text:p>1316.37</text:p>
          </table:table-cell>
          <table:table-cell office:value-type="float" office:value="1317.367" calcext:value-type="float">
            <text:p>1317.367</text:p>
          </table:table-cell>
          <table:table-cell office:value-type="float" office:value="1398.366" calcext:value-type="float">
            <text:p>1398.366</text:p>
          </table:table-cell>
          <table:table-cell office:value-type="float" office:value="1400.367" calcext:value-type="float">
            <text:p>1400.367</text:p>
          </table:table-cell>
          <table:table-cell office:value-type="float" office:value="1401.369" calcext:value-type="float">
            <text:p>1401.369</text:p>
          </table:table-cell>
          <table:table-cell office:value-type="float" office:value="1544.363" calcext:value-type="float">
            <text:p>1544.363</text:p>
          </table:table-cell>
          <table:table-cell office:value-type="float" office:value="1548.363" calcext:value-type="float">
            <text:p>1548.363</text:p>
          </table:table-cell>
          <table:table-cell office:value-type="float" office:value="1548.366" calcext:value-type="float">
            <text:p>1548.366</text:p>
          </table:table-cell>
          <table:table-cell office:value-type="float" office:value="1551.362" calcext:value-type="float">
            <text:p>1551.362</text:p>
          </table:table-cell>
          <table:table-cell office:value-type="float" office:value="1552.364" calcext:value-type="float">
            <text:p>1552.364</text:p>
          </table:table-cell>
          <table:table-cell office:value-type="float" office:value="1554.362" calcext:value-type="float">
            <text:p>1554.362</text:p>
          </table:table-cell>
          <table:table-cell office:value-type="float" office:value="1655.356" calcext:value-type="float">
            <text:p>1655.356</text:p>
          </table:table-cell>
          <table:table-cell office:value-type="float" office:value="1656.361" calcext:value-type="float">
            <text:p>1656.361</text:p>
          </table:table-cell>
          <table:table-cell office:value-type="float" office:value="1659.36" calcext:value-type="float">
            <text:p>1659.36</text:p>
          </table:table-cell>
          <table:table-cell office:value-type="float" office:value="2861.331" calcext:value-type="float">
            <text:p>2861.331</text:p>
          </table:table-cell>
          <table:table-cell office:value-type="float" office:value="3200" calcext:value-type="float">
            <text:p>3200</text:p>
          </table:table-cell>
          <table:table-cell office:value-type="float" office:value="3350" calcext:value-type="float">
            <text:p>3350</text:p>
          </table:table-cell>
          <table:table-cell office:value-type="float" office:value="3380" calcext:value-type="float">
            <text:p>3380</text:p>
          </table:table-cell>
          <table:table-cell/>
          <table:table-cell table:formula="of:=MIN([.A144:.CV144])" office:value-type="float" office:value="180.393" calcext:value-type="float">
            <text:p>180.393</text:p>
          </table:table-cell>
          <table:table-cell table:formula="of:=AVERAGE([.A144:.CT144])" office:value-type="float" office:value="742.67293877551" calcext:value-type="float">
            <text:p>742.6729387755</text:p>
          </table:table-cell>
          <table:table-cell table:formula="of:=AVERAGE([.A144:.CV144])" office:value-type="float" office:value="795.11948" calcext:value-type="float">
            <text:p>795.11948</text:p>
          </table:table-cell>
          <table:table-cell table:formula="of:=MAX([.A144:.CV144])"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81.393" calcext:value-type="float">
            <text:p>181.393</text:p>
          </table:table-cell>
          <table:table-cell office:value-type="float" office:value="184.393" calcext:value-type="float">
            <text:p>184.393</text:p>
          </table:table-cell>
          <table:table-cell table:number-columns-repeated="2" office:value-type="float" office:value="185.393" calcext:value-type="float">
            <text:p>185.393</text:p>
          </table:table-cell>
          <table:table-cell table:number-columns-repeated="2" office:value-type="float" office:value="197.394" calcext:value-type="float">
            <text:p>197.394</text:p>
          </table:table-cell>
          <table:table-cell table:number-columns-repeated="4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4" office:value-type="float" office:value="200.394" calcext:value-type="float">
            <text:p>200.394</text:p>
          </table:table-cell>
          <table:table-cell table:number-columns-repeated="13" office:value-type="float" office:value="201.394" calcext:value-type="float">
            <text:p>201.394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1.385" calcext:value-type="float">
            <text:p>321.385</text:p>
          </table:table-cell>
          <table:table-cell office:value-type="float" office:value="322.384" calcext:value-type="float">
            <text:p>322.384</text:p>
          </table:table-cell>
          <table:table-cell office:value-type="float" office:value="322.386" calcext:value-type="float">
            <text:p>322.386</text:p>
          </table:table-cell>
          <table:table-cell office:value-type="float" office:value="323.385" calcext:value-type="float">
            <text:p>323.385</text:p>
          </table:table-cell>
          <table:table-cell office:value-type="float" office:value="323.386" calcext:value-type="float">
            <text:p>323.386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569.385" calcext:value-type="float">
            <text:p>569.385</text:p>
          </table:table-cell>
          <table:table-cell table:number-columns-repeated="2" office:value-type="float" office:value="572.385" calcext:value-type="float">
            <text:p>572.385</text:p>
          </table:table-cell>
          <table:table-cell office:value-type="float" office:value="575.384" calcext:value-type="float">
            <text:p>575.384</text:p>
          </table:table-cell>
          <table:table-cell office:value-type="float" office:value="576.383" calcext:value-type="float">
            <text:p>576.383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6.386" calcext:value-type="float">
            <text:p>576.386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7.386" calcext:value-type="float">
            <text:p>577.386</text:p>
          </table:table-cell>
          <table:table-cell office:value-type="float" office:value="579.382" calcext:value-type="float">
            <text:p>579.382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0.383" calcext:value-type="float">
            <text:p>580.383</text:p>
          </table:table-cell>
          <table:table-cell office:value-type="float" office:value="581.382" calcext:value-type="float">
            <text:p>581.382</text:p>
          </table:table-cell>
          <table:table-cell office:value-type="float" office:value="581.385" calcext:value-type="float">
            <text:p>581.385</text:p>
          </table:table-cell>
          <table:table-cell office:value-type="float" office:value="583.383" calcext:value-type="float">
            <text:p>583.383</text:p>
          </table:table-cell>
          <table:table-cell office:value-type="float" office:value="584.382" calcext:value-type="float">
            <text:p>584.382</text:p>
          </table:table-cell>
          <table:table-cell office:value-type="float" office:value="584.384" calcext:value-type="float">
            <text:p>584.384</text:p>
          </table:table-cell>
          <table:table-cell office:value-type="float" office:value="588.382" calcext:value-type="float">
            <text:p>588.382</text:p>
          </table:table-cell>
          <table:table-cell office:value-type="float" office:value="589.382" calcext:value-type="float">
            <text:p>589.382</text:p>
          </table:table-cell>
          <table:table-cell office:value-type="float" office:value="589.386" calcext:value-type="float">
            <text:p>589.386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5.383" calcext:value-type="float">
            <text:p>605.383</text:p>
          </table:table-cell>
          <table:table-cell office:value-type="float" office:value="605.385" calcext:value-type="float">
            <text:p>605.385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77.38" calcext:value-type="float">
            <text:p>677.38</text:p>
          </table:table-cell>
          <table:table-cell office:value-type="float" office:value="778.371" calcext:value-type="float">
            <text:p>778.371</text:p>
          </table:table-cell>
          <table:table-cell office:value-type="float" office:value="782.371" calcext:value-type="float">
            <text:p>782.371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3.37" calcext:value-type="float">
            <text:p>783.37</text:p>
          </table:table-cell>
          <table:table-cell office:value-type="float" office:value="783.371" calcext:value-type="float">
            <text:p>783.371</text:p>
          </table:table-cell>
          <table:table-cell office:value-type="float" office:value="783.376" calcext:value-type="float">
            <text:p>783.376</text:p>
          </table:table-cell>
          <table:table-cell office:value-type="float" office:value="1003.37" calcext:value-type="float">
            <text:p>1003.37</text:p>
          </table:table-cell>
          <table:table-cell office:value-type="float" office:value="1003.372" calcext:value-type="float">
            <text:p>1003.372</text:p>
          </table:table-cell>
          <table:table-cell office:value-type="float" office:value="1288.368" calcext:value-type="float">
            <text:p>1288.368</text:p>
          </table:table-cell>
          <table:table-cell office:value-type="float" office:value="1295.368" calcext:value-type="float">
            <text:p>1295.368</text:p>
          </table:table-cell>
          <table:table-cell office:value-type="float" office:value="1305.372" calcext:value-type="float">
            <text:p>1305.372</text:p>
          </table:table-cell>
          <table:table-cell office:value-type="float" office:value="1311.363" calcext:value-type="float">
            <text:p>1311.363</text:p>
          </table:table-cell>
          <table:table-cell office:value-type="float" office:value="1311.369" calcext:value-type="float">
            <text:p>1311.369</text:p>
          </table:table-cell>
          <table:table-cell table:number-columns-repeated="2" office:value-type="float" office:value="1314.366" calcext:value-type="float">
            <text:p>1314.366</text:p>
          </table:table-cell>
          <table:table-cell office:value-type="float" office:value="1314.369" calcext:value-type="float">
            <text:p>1314.369</text:p>
          </table:table-cell>
          <table:table-cell office:value-type="float" office:value="1314.37" calcext:value-type="float">
            <text:p>1314.37</text:p>
          </table:table-cell>
          <table:table-cell office:value-type="float" office:value="1315.366" calcext:value-type="float">
            <text:p>1315.366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5.369" calcext:value-type="float">
            <text:p>1315.369</text:p>
          </table:table-cell>
          <table:table-cell office:value-type="float" office:value="1317.366" calcext:value-type="float">
            <text:p>1317.366</text:p>
          </table:table-cell>
          <table:table-cell office:value-type="float" office:value="1317.367" calcext:value-type="float">
            <text:p>1317.367</text:p>
          </table:table-cell>
          <table:table-cell office:value-type="float" office:value="1398.364" calcext:value-type="float">
            <text:p>1398.364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398.37" calcext:value-type="float">
            <text:p>1398.37</text:p>
          </table:table-cell>
          <table:table-cell office:value-type="float" office:value="1546.362" calcext:value-type="float">
            <text:p>1546.362</text:p>
          </table:table-cell>
          <table:table-cell office:value-type="float" office:value="1548.363" calcext:value-type="float">
            <text:p>1548.363</text:p>
          </table:table-cell>
          <table:table-cell office:value-type="float" office:value="1656.365" calcext:value-type="float">
            <text:p>1656.365</text:p>
          </table:table-cell>
          <table:table-cell office:value-type="float" office:value="1658.359" calcext:value-type="float">
            <text:p>1658.359</text:p>
          </table:table-cell>
          <table:table-cell office:value-type="float" office:value="3018.328" calcext:value-type="float">
            <text:p>3018.328</text:p>
          </table:table-cell>
          <table:table-cell office:value-type="float" office:value="3200" calcext:value-type="float">
            <text:p>3200</text:p>
          </table:table-cell>
          <table:table-cell office:value-type="float" office:value="3350" calcext:value-type="float">
            <text:p>3350</text:p>
          </table:table-cell>
          <table:table-cell office:value-type="float" office:value="3380" calcext:value-type="float">
            <text:p>3380</text:p>
          </table:table-cell>
          <table:table-cell/>
          <table:table-cell table:formula="of:=MIN([.A145:.CV145])" office:value-type="float" office:value="181.393" calcext:value-type="float">
            <text:p>181.393</text:p>
          </table:table-cell>
          <table:table-cell table:formula="of:=AVERAGE([.A145:.CT145])" office:value-type="float" office:value="676.26587755102" calcext:value-type="float">
            <text:p>676.265877551</text:p>
          </table:table-cell>
          <table:table-cell table:formula="of:=AVERAGE([.A145:.CV145])" office:value-type="float" office:value="730.04056" calcext:value-type="float">
            <text:p>730.04056</text:p>
          </table:table-cell>
          <table:table-cell table:formula="of:=MAX([.A145:.CV145])"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85.393" calcext:value-type="float">
            <text:p>185.393</text:p>
          </table:table-cell>
          <table:table-cell office:value-type="float" office:value="197.394" calcext:value-type="float">
            <text:p>197.394</text:p>
          </table:table-cell>
          <table:table-cell table:number-columns-repeated="7" office:value-type="float" office:value="197.395" calcext:value-type="float">
            <text:p>197.395</text:p>
          </table:table-cell>
          <table:table-cell office:value-type="float" office:value="198.395" calcext:value-type="float">
            <text:p>198.395</text:p>
          </table:table-cell>
          <table:table-cell office:value-type="float" office:value="199.394" calcext:value-type="float">
            <text:p>199.394</text:p>
          </table:table-cell>
          <table:table-cell office:value-type="float" office:value="200.394" calcext:value-type="float">
            <text:p>200.394</text:p>
          </table:table-cell>
          <table:table-cell table:number-columns-repeated="12" office:value-type="float" office:value="201.394" calcext:value-type="float">
            <text:p>201.394</text:p>
          </table:table-cell>
          <table:table-cell table:number-columns-repeated="2" office:value-type="float" office:value="202.394" calcext:value-type="float">
            <text:p>202.394</text:p>
          </table:table-cell>
          <table:table-cell office:value-type="float" office:value="320.385" calcext:value-type="float">
            <text:p>320.385</text:p>
          </table:table-cell>
          <table:table-cell office:value-type="float" office:value="321.385" calcext:value-type="float">
            <text:p>321.385</text:p>
          </table:table-cell>
          <table:table-cell table:number-columns-repeated="4" office:value-type="float" office:value="324.386" calcext:value-type="float">
            <text:p>324.386</text:p>
          </table:table-cell>
          <table:table-cell office:value-type="float" office:value="481.383" calcext:value-type="float">
            <text:p>481.383</text:p>
          </table:table-cell>
          <table:table-cell office:value-type="float" office:value="554.386" calcext:value-type="float">
            <text:p>554.386</text:p>
          </table:table-cell>
          <table:table-cell office:value-type="float" office:value="556.385" calcext:value-type="float">
            <text:p>556.385</text:p>
          </table:table-cell>
          <table:table-cell office:value-type="float" office:value="568.385" calcext:value-type="float">
            <text:p>568.385</text:p>
          </table:table-cell>
          <table:table-cell office:value-type="float" office:value="569.387" calcext:value-type="float">
            <text:p>569.387</text:p>
          </table:table-cell>
          <table:table-cell table:number-columns-repeated="2" office:value-type="float" office:value="572.383" calcext:value-type="float">
            <text:p>572.383</text:p>
          </table:table-cell>
          <table:table-cell office:value-type="float" office:value="572.384" calcext:value-type="float">
            <text:p>572.384</text:p>
          </table:table-cell>
          <table:table-cell office:value-type="float" office:value="572.385" calcext:value-type="float">
            <text:p>572.385</text:p>
          </table:table-cell>
          <table:table-cell office:value-type="float" office:value="572.386" calcext:value-type="float">
            <text:p>572.386</text:p>
          </table:table-cell>
          <table:table-cell office:value-type="float" office:value="572.387" calcext:value-type="float">
            <text:p>572.387</text:p>
          </table:table-cell>
          <table:table-cell table:number-columns-repeated="2" office:value-type="float" office:value="573.383" calcext:value-type="float">
            <text:p>573.383</text:p>
          </table:table-cell>
          <table:table-cell office:value-type="float" office:value="573.385" calcext:value-type="float">
            <text:p>573.385</text:p>
          </table:table-cell>
          <table:table-cell office:value-type="float" office:value="575.383" calcext:value-type="float">
            <text:p>575.383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7.385" calcext:value-type="float">
            <text:p>577.385</text:p>
          </table:table-cell>
          <table:table-cell office:value-type="float" office:value="578.383" calcext:value-type="float">
            <text:p>578.383</text:p>
          </table:table-cell>
          <table:table-cell office:value-type="float" office:value="580.38" calcext:value-type="float">
            <text:p>580.38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2.383" calcext:value-type="float">
            <text:p>582.383</text:p>
          </table:table-cell>
          <table:table-cell table:number-columns-repeated="2" office:value-type="float" office:value="582.384" calcext:value-type="float">
            <text:p>582.384</text:p>
          </table:table-cell>
          <table:table-cell office:value-type="float" office:value="583.383" calcext:value-type="float">
            <text:p>583.383</text:p>
          </table:table-cell>
          <table:table-cell office:value-type="float" office:value="583.384" calcext:value-type="float">
            <text:p>583.384</text:p>
          </table:table-cell>
          <table:table-cell office:value-type="float" office:value="585.386" calcext:value-type="float">
            <text:p>585.386</text:p>
          </table:table-cell>
          <table:table-cell office:value-type="float" office:value="586.383" calcext:value-type="float">
            <text:p>586.383</text:p>
          </table:table-cell>
          <table:table-cell office:value-type="float" office:value="587.384" calcext:value-type="float">
            <text:p>587.384</text:p>
          </table:table-cell>
          <table:table-cell office:value-type="float" office:value="588.385" calcext:value-type="float">
            <text:p>588.385</text:p>
          </table:table-cell>
          <table:table-cell office:value-type="float" office:value="589.381" calcext:value-type="float">
            <text:p>589.381</text:p>
          </table:table-cell>
          <table:table-cell office:value-type="float" office:value="589.382" calcext:value-type="float">
            <text:p>589.382</text:p>
          </table:table-cell>
          <table:table-cell office:value-type="float" office:value="590.386" calcext:value-type="float">
            <text:p>590.386</text:p>
          </table:table-cell>
          <table:table-cell office:value-type="float" office:value="591.382" calcext:value-type="float">
            <text:p>591.382</text:p>
          </table:table-cell>
          <table:table-cell office:value-type="float" office:value="591.383" calcext:value-type="float">
            <text:p>591.383</text:p>
          </table:table-cell>
          <table:table-cell table:number-columns-repeated="2" office:value-type="float" office:value="592.385" calcext:value-type="float">
            <text:p>592.385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5.38" calcext:value-type="float">
            <text:p>605.38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9.383" calcext:value-type="float">
            <text:p>609.383</text:p>
          </table:table-cell>
          <table:table-cell table:number-columns-repeated="2" office:value-type="float" office:value="780.372" calcext:value-type="float">
            <text:p>780.372</text:p>
          </table:table-cell>
          <table:table-cell table:number-columns-repeated="2" office:value-type="float" office:value="782.372" calcext:value-type="float">
            <text:p>782.372</text:p>
          </table:table-cell>
          <table:table-cell office:value-type="float" office:value="784.371" calcext:value-type="float">
            <text:p>784.371</text:p>
          </table:table-cell>
          <table:table-cell office:value-type="float" office:value="1001.37" calcext:value-type="float">
            <text:p>1001.37</text:p>
          </table:table-cell>
          <table:table-cell office:value-type="float" office:value="1005.375" calcext:value-type="float">
            <text:p>1005.375</text:p>
          </table:table-cell>
          <table:table-cell office:value-type="float" office:value="1032.372" calcext:value-type="float">
            <text:p>1032.372</text:p>
          </table:table-cell>
          <table:table-cell office:value-type="float" office:value="1275.276" calcext:value-type="float">
            <text:p>1275.276</text:p>
          </table:table-cell>
          <table:table-cell office:value-type="float" office:value="1310.366" calcext:value-type="float">
            <text:p>1310.366</text:p>
          </table:table-cell>
          <table:table-cell office:value-type="float" office:value="1312.367" calcext:value-type="float">
            <text:p>1312.367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6.369" calcext:value-type="float">
            <text:p>1316.369</text:p>
          </table:table-cell>
          <table:table-cell office:value-type="float" office:value="1398.367" calcext:value-type="float">
            <text:p>1398.367</text:p>
          </table:table-cell>
          <table:table-cell office:value-type="float" office:value="1400.365" calcext:value-type="float">
            <text:p>1400.365</text:p>
          </table:table-cell>
          <table:table-cell office:value-type="float" office:value="1403.369" calcext:value-type="float">
            <text:p>1403.369</text:p>
          </table:table-cell>
          <table:table-cell office:value-type="float" office:value="1545.361" calcext:value-type="float">
            <text:p>1545.361</text:p>
          </table:table-cell>
          <table:table-cell office:value-type="float" office:value="1656.363" calcext:value-type="float">
            <text:p>1656.363</text:p>
          </table:table-cell>
          <table:table-cell office:value-type="float" office:value="1817.355" calcext:value-type="float">
            <text:p>1817.355</text:p>
          </table:table-cell>
          <table:table-cell office:value-type="float" office:value="1828.358" calcext:value-type="float">
            <text:p>1828.358</text:p>
          </table:table-cell>
          <table:table-cell office:value-type="float" office:value="1889.358" calcext:value-type="float">
            <text:p>1889.358</text:p>
          </table:table-cell>
          <table:table-cell office:value-type="float" office:value="2331.342" calcext:value-type="float">
            <text:p>2331.342</text:p>
          </table:table-cell>
          <table:table-cell office:value-type="float" office:value="2336.345" calcext:value-type="float">
            <text:p>2336.345</text:p>
          </table:table-cell>
          <table:table-cell office:value-type="float" office:value="3006.313" calcext:value-type="float">
            <text:p>3006.313</text:p>
          </table:table-cell>
          <table:table-cell office:value-type="float" office:value="3350" calcext:value-type="float">
            <text:p>3350</text:p>
          </table:table-cell>
          <table:table-cell office:value-type="float" office:value="3380" calcext:value-type="float">
            <text:p>3380</text:p>
          </table:table-cell>
          <table:table-cell/>
          <table:table-cell table:formula="of:=MIN([.A146:.CV146])" office:value-type="float" office:value="185.393" calcext:value-type="float">
            <text:p>185.393</text:p>
          </table:table-cell>
          <table:table-cell table:formula="of:=AVERAGE([.A146:.CT146])" office:value-type="float" office:value="669.105132653061" calcext:value-type="float">
            <text:p>669.1051326531</text:p>
          </table:table-cell>
          <table:table-cell table:formula="of:=AVERAGE([.A146:.CV146])" office:value-type="float" office:value="723.02303" calcext:value-type="float">
            <text:p>723.02303</text:p>
          </table:table-cell>
          <table:table-cell table:formula="of:=MAX([.A146:.CV146])"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83.393" calcext:value-type="float">
            <text:p>183.393</text:p>
          </table:table-cell>
          <table:table-cell table:number-columns-repeated="2" office:value-type="float" office:value="184.393" calcext:value-type="float">
            <text:p>184.393</text:p>
          </table:table-cell>
          <table:table-cell table:number-columns-repeated="4" office:value-type="float" office:value="185.393" calcext:value-type="float">
            <text:p>185.393</text:p>
          </table:table-cell>
          <table:table-cell office:value-type="float" office:value="197.394" calcext:value-type="float">
            <text:p>197.394</text:p>
          </table:table-cell>
          <table:table-cell table:number-columns-repeated="6" office:value-type="float" office:value="197.395" calcext:value-type="float">
            <text:p>197.395</text:p>
          </table:table-cell>
          <table:table-cell office:value-type="float" office:value="198.395" calcext:value-type="float">
            <text:p>198.395</text:p>
          </table:table-cell>
          <table:table-cell table:number-columns-repeated="2" office:value-type="float" office:value="199.394" calcext:value-type="float">
            <text:p>199.394</text:p>
          </table:table-cell>
          <table:table-cell table:number-columns-repeated="13" office:value-type="float" office:value="201.394" calcext:value-type="float">
            <text:p>201.394</text:p>
          </table:table-cell>
          <table:table-cell table:number-columns-repeated="2" office:value-type="float" office:value="202.394" calcext:value-type="float">
            <text:p>202.394</text:p>
          </table:table-cell>
          <table:table-cell table:number-columns-repeated="2" office:value-type="float" office:value="322.386" calcext:value-type="float">
            <text:p>322.386</text:p>
          </table:table-cell>
          <table:table-cell office:value-type="float" office:value="323.385" calcext:value-type="float">
            <text:p>323.385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482.38" calcext:value-type="float">
            <text:p>482.38</text:p>
          </table:table-cell>
          <table:table-cell office:value-type="float" office:value="483.379" calcext:value-type="float">
            <text:p>483.379</text:p>
          </table:table-cell>
          <table:table-cell office:value-type="float" office:value="557.384" calcext:value-type="float">
            <text:p>557.384</text:p>
          </table:table-cell>
          <table:table-cell office:value-type="float" office:value="564.386" calcext:value-type="float">
            <text:p>564.386</text:p>
          </table:table-cell>
          <table:table-cell office:value-type="float" office:value="567.383" calcext:value-type="float">
            <text:p>567.383</text:p>
          </table:table-cell>
          <table:table-cell office:value-type="float" office:value="571.387" calcext:value-type="float">
            <text:p>571.387</text:p>
          </table:table-cell>
          <table:table-cell office:value-type="float" office:value="574.382" calcext:value-type="float">
            <text:p>574.382</text:p>
          </table:table-cell>
          <table:table-cell office:value-type="float" office:value="574.383" calcext:value-type="float">
            <text:p>574.383</text:p>
          </table:table-cell>
          <table:table-cell office:value-type="float" office:value="574.386" calcext:value-type="float">
            <text:p>574.386</text:p>
          </table:table-cell>
          <table:table-cell table:number-columns-repeated="3" office:value-type="float" office:value="575.383" calcext:value-type="float">
            <text:p>575.383</text:p>
          </table:table-cell>
          <table:table-cell table:number-columns-repeated="2" office:value-type="float" office:value="575.385" calcext:value-type="float">
            <text:p>575.385</text:p>
          </table:table-cell>
          <table:table-cell office:value-type="float" office:value="575.386" calcext:value-type="float">
            <text:p>575.386</text:p>
          </table:table-cell>
          <table:table-cell office:value-type="float" office:value="577.385" calcext:value-type="float">
            <text:p>577.385</text:p>
          </table:table-cell>
          <table:table-cell office:value-type="float" office:value="577.386" calcext:value-type="float">
            <text:p>577.386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8.386" calcext:value-type="float">
            <text:p>578.386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0.384" calcext:value-type="float">
            <text:p>580.384</text:p>
          </table:table-cell>
          <table:table-cell table:number-columns-repeated="2" office:value-type="float" office:value="581.384" calcext:value-type="float">
            <text:p>581.384</text:p>
          </table:table-cell>
          <table:table-cell office:value-type="float" office:value="582.386" calcext:value-type="float">
            <text:p>582.386</text:p>
          </table:table-cell>
          <table:table-cell office:value-type="float" office:value="584.384" calcext:value-type="float">
            <text:p>584.384</text:p>
          </table:table-cell>
          <table:table-cell office:value-type="float" office:value="586.381" calcext:value-type="float">
            <text:p>586.381</text:p>
          </table:table-cell>
          <table:table-cell office:value-type="float" office:value="589.384" calcext:value-type="float">
            <text:p>589.384</text:p>
          </table:table-cell>
          <table:table-cell office:value-type="float" office:value="590.382" calcext:value-type="float">
            <text:p>590.382</text:p>
          </table:table-cell>
          <table:table-cell office:value-type="float" office:value="603.383" calcext:value-type="float">
            <text:p>603.383</text:p>
          </table:table-cell>
          <table:table-cell office:value-type="float" office:value="604.379" calcext:value-type="float">
            <text:p>604.379</text:p>
          </table:table-cell>
          <table:table-cell table:number-columns-repeated="2" office:value-type="float" office:value="605.384" calcext:value-type="float">
            <text:p>605.384</text:p>
          </table:table-cell>
          <table:table-cell office:value-type="float" office:value="605.385" calcext:value-type="float">
            <text:p>605.385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774.371" calcext:value-type="float">
            <text:p>774.371</text:p>
          </table:table-cell>
          <table:table-cell office:value-type="float" office:value="775.374" calcext:value-type="float">
            <text:p>775.374</text:p>
          </table:table-cell>
          <table:table-cell office:value-type="float" office:value="780.373" calcext:value-type="float">
            <text:p>780.373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5.372" calcext:value-type="float">
            <text:p>785.372</text:p>
          </table:table-cell>
          <table:table-cell office:value-type="float" office:value="1291.367" calcext:value-type="float">
            <text:p>1291.367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13.37" calcext:value-type="float">
            <text:p>1313.37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5.37" calcext:value-type="float">
            <text:p>1315.37</text:p>
          </table:table-cell>
          <table:table-cell office:value-type="float" office:value="1316.366" calcext:value-type="float">
            <text:p>1316.366</text:p>
          </table:table-cell>
          <table:table-cell office:value-type="float" office:value="1316.37" calcext:value-type="float">
            <text:p>1316.37</text:p>
          </table:table-cell>
          <table:table-cell office:value-type="float" office:value="1316.371" calcext:value-type="float">
            <text:p>1316.371</text:p>
          </table:table-cell>
          <table:table-cell office:value-type="float" office:value="1318.367" calcext:value-type="float">
            <text:p>1318.367</text:p>
          </table:table-cell>
          <table:table-cell office:value-type="float" office:value="1394.368" calcext:value-type="float">
            <text:p>1394.368</text:p>
          </table:table-cell>
          <table:table-cell office:value-type="float" office:value="1400.371" calcext:value-type="float">
            <text:p>1400.371</text:p>
          </table:table-cell>
          <table:table-cell office:value-type="float" office:value="1404.364" calcext:value-type="float">
            <text:p>1404.364</text:p>
          </table:table-cell>
          <table:table-cell office:value-type="float" office:value="1546.363" calcext:value-type="float">
            <text:p>1546.363</text:p>
          </table:table-cell>
          <table:table-cell office:value-type="float" office:value="1548.364" calcext:value-type="float">
            <text:p>1548.364</text:p>
          </table:table-cell>
          <table:table-cell office:value-type="float" office:value="1548.366" calcext:value-type="float">
            <text:p>1548.366</text:p>
          </table:table-cell>
          <table:table-cell office:value-type="float" office:value="1697.362" calcext:value-type="float">
            <text:p>1697.362</text:p>
          </table:table-cell>
          <table:table-cell office:value-type="float" office:value="1895.358" calcext:value-type="float">
            <text:p>1895.358</text:p>
          </table:table-cell>
          <table:table-cell office:value-type="float" office:value="2088.343" calcext:value-type="float">
            <text:p>2088.343</text:p>
          </table:table-cell>
          <table:table-cell office:value-type="float" office:value="2330.341" calcext:value-type="float">
            <text:p>2330.341</text:p>
          </table:table-cell>
          <table:table-cell office:value-type="float" office:value="2335.344" calcext:value-type="float">
            <text:p>2335.344</text:p>
          </table:table-cell>
          <table:table-cell office:value-type="float" office:value="3180" calcext:value-type="float">
            <text:p>3180</text:p>
          </table:table-cell>
          <table:table-cell office:value-type="float" office:value="3310" calcext:value-type="float">
            <text:p>3310</text:p>
          </table:table-cell>
          <table:table-cell office:value-type="float" office:value="3350" calcext:value-type="float">
            <text:p>3350</text:p>
          </table:table-cell>
          <table:table-cell office:value-type="float" office:value="3380" calcext:value-type="float">
            <text:p>3380</text:p>
          </table:table-cell>
          <table:table-cell/>
          <table:table-cell table:formula="of:=MIN([.A147:.CV147])" office:value-type="float" office:value="183.393" calcext:value-type="float">
            <text:p>183.393</text:p>
          </table:table-cell>
          <table:table-cell table:formula="of:=AVERAGE([.A147:.CT147])" office:value-type="float" office:value="707.77237755102" calcext:value-type="float">
            <text:p>707.772377551</text:p>
          </table:table-cell>
          <table:table-cell table:formula="of:=AVERAGE([.A147:.CV147])" office:value-type="float" office:value="760.91693" calcext:value-type="float">
            <text:p>760.91693</text:p>
          </table:table-cell>
          <table:table-cell table:formula="of:=MAX([.A147:.CV147])"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82.393" calcext:value-type="float">
            <text:p>182.393</text:p>
          </table:table-cell>
          <table:table-cell office:value-type="float" office:value="183.393" calcext:value-type="float">
            <text:p>183.393</text:p>
          </table:table-cell>
          <table:table-cell office:value-type="float" office:value="184.393" calcext:value-type="float">
            <text:p>184.393</text:p>
          </table:table-cell>
          <table:table-cell table:number-columns-repeated="4" office:value-type="float" office:value="185.393" calcext:value-type="float">
            <text:p>185.393</text:p>
          </table:table-cell>
          <table:table-cell table:number-columns-repeated="3" office:value-type="float" office:value="186.393" calcext:value-type="float">
            <text:p>186.393</text:p>
          </table:table-cell>
          <table:table-cell table:number-columns-repeated="4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table:number-columns-repeated="3" office:value-type="float" office:value="199.394" calcext:value-type="float">
            <text:p>199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10" office:value-type="float" office:value="201.394" calcext:value-type="float">
            <text:p>201.394</text:p>
          </table:table-cell>
          <table:table-cell table:number-columns-repeated="2" office:value-type="float" office:value="202.394" calcext:value-type="float">
            <text:p>202.394</text:p>
          </table:table-cell>
          <table:table-cell office:value-type="float" office:value="319.385" calcext:value-type="float">
            <text:p>319.385</text:p>
          </table:table-cell>
          <table:table-cell table:number-columns-repeated="5" office:value-type="float" office:value="324.386" calcext:value-type="float">
            <text:p>324.386</text:p>
          </table:table-cell>
          <table:table-cell table:number-columns-repeated="2" office:value-type="float" office:value="481.377" calcext:value-type="float">
            <text:p>481.377</text:p>
          </table:table-cell>
          <table:table-cell office:value-type="float" office:value="569.386" calcext:value-type="float">
            <text:p>569.386</text:p>
          </table:table-cell>
          <table:table-cell table:number-columns-repeated="2" office:value-type="float" office:value="570.385" calcext:value-type="float">
            <text:p>570.385</text:p>
          </table:table-cell>
          <table:table-cell office:value-type="float" office:value="571.382" calcext:value-type="float">
            <text:p>571.382</text:p>
          </table:table-cell>
          <table:table-cell office:value-type="float" office:value="571.385" calcext:value-type="float">
            <text:p>571.385</text:p>
          </table:table-cell>
          <table:table-cell table:number-columns-repeated="2" office:value-type="float" office:value="572.383" calcext:value-type="float">
            <text:p>572.383</text:p>
          </table:table-cell>
          <table:table-cell office:value-type="float" office:value="575.382" calcext:value-type="float">
            <text:p>575.382</text:p>
          </table:table-cell>
          <table:table-cell office:value-type="float" office:value="576.382" calcext:value-type="float">
            <text:p>576.382</text:p>
          </table:table-cell>
          <table:table-cell office:value-type="float" office:value="576.385" calcext:value-type="float">
            <text:p>576.385</text:p>
          </table:table-cell>
          <table:table-cell office:value-type="float" office:value="576.387" calcext:value-type="float">
            <text:p>576.387</text:p>
          </table:table-cell>
          <table:table-cell office:value-type="float" office:value="577.385" calcext:value-type="float">
            <text:p>577.385</text:p>
          </table:table-cell>
          <table:table-cell office:value-type="float" office:value="578.382" calcext:value-type="float">
            <text:p>578.382</text:p>
          </table:table-cell>
          <table:table-cell table:number-columns-repeated="2" office:value-type="float" office:value="578.384" calcext:value-type="float">
            <text:p>578.384</text:p>
          </table:table-cell>
          <table:table-cell office:value-type="float" office:value="580.382" calcext:value-type="float">
            <text:p>580.382</text:p>
          </table:table-cell>
          <table:table-cell office:value-type="float" office:value="580.385" calcext:value-type="float">
            <text:p>580.385</text:p>
          </table:table-cell>
          <table:table-cell office:value-type="float" office:value="581.38" calcext:value-type="float">
            <text:p>581.38</text:p>
          </table:table-cell>
          <table:table-cell office:value-type="float" office:value="581.383" calcext:value-type="float">
            <text:p>581.383</text:p>
          </table:table-cell>
          <table:table-cell office:value-type="float" office:value="581.386" calcext:value-type="float">
            <text:p>581.386</text:p>
          </table:table-cell>
          <table:table-cell office:value-type="float" office:value="582.385" calcext:value-type="float">
            <text:p>582.385</text:p>
          </table:table-cell>
          <table:table-cell office:value-type="float" office:value="585.385" calcext:value-type="float">
            <text:p>585.385</text:p>
          </table:table-cell>
          <table:table-cell office:value-type="float" office:value="585.386" calcext:value-type="float">
            <text:p>585.386</text:p>
          </table:table-cell>
          <table:table-cell office:value-type="float" office:value="588.385" calcext:value-type="float">
            <text:p>588.385</text:p>
          </table:table-cell>
          <table:table-cell office:value-type="float" office:value="588.386" calcext:value-type="float">
            <text:p>588.386</text:p>
          </table:table-cell>
          <table:table-cell office:value-type="float" office:value="592.384" calcext:value-type="float">
            <text:p>592.384</text:p>
          </table:table-cell>
          <table:table-cell office:value-type="float" office:value="593.384" calcext:value-type="float">
            <text:p>593.384</text:p>
          </table:table-cell>
          <table:table-cell office:value-type="float" office:value="602.382" calcext:value-type="float">
            <text:p>602.382</text:p>
          </table:table-cell>
          <table:table-cell table:number-columns-repeated="2" office:value-type="float" office:value="605.382" calcext:value-type="float">
            <text:p>605.382</text:p>
          </table:table-cell>
          <table:table-cell table:number-columns-repeated="2"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10.383" calcext:value-type="float">
            <text:p>610.383</text:p>
          </table:table-cell>
          <table:table-cell office:value-type="float" office:value="777.374" calcext:value-type="float">
            <text:p>777.374</text:p>
          </table:table-cell>
          <table:table-cell office:value-type="float" office:value="780.372" calcext:value-type="float">
            <text:p>780.372</text:p>
          </table:table-cell>
          <table:table-cell table:number-columns-repeated="2" office:value-type="float" office:value="782.373" calcext:value-type="float">
            <text:p>782.373</text:p>
          </table:table-cell>
          <table:table-cell office:value-type="float" office:value="782.376" calcext:value-type="float">
            <text:p>782.376</text:p>
          </table:table-cell>
          <table:table-cell office:value-type="float" office:value="784.372" calcext:value-type="float">
            <text:p>784.372</text:p>
          </table:table-cell>
          <table:table-cell office:value-type="float" office:value="1000.368" calcext:value-type="float">
            <text:p>1000.368</text:p>
          </table:table-cell>
          <table:table-cell office:value-type="float" office:value="1009.378" calcext:value-type="float">
            <text:p>1009.378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14.369" calcext:value-type="float">
            <text:p>1314.369</text:p>
          </table:table-cell>
          <table:table-cell office:value-type="float" office:value="1316.366" calcext:value-type="float">
            <text:p>1316.366</text:p>
          </table:table-cell>
          <table:table-cell office:value-type="float" office:value="1392.365" calcext:value-type="float">
            <text:p>1392.365</text:p>
          </table:table-cell>
          <table:table-cell office:value-type="float" office:value="1394.365" calcext:value-type="float">
            <text:p>1394.365</text:p>
          </table:table-cell>
          <table:table-cell office:value-type="float" office:value="1396.367" calcext:value-type="float">
            <text:p>1396.367</text:p>
          </table:table-cell>
          <table:table-cell office:value-type="float" office:value="1398.368" calcext:value-type="float">
            <text:p>1398.368</text:p>
          </table:table-cell>
          <table:table-cell office:value-type="float" office:value="1399.365" calcext:value-type="float">
            <text:p>1399.365</text:p>
          </table:table-cell>
          <table:table-cell office:value-type="float" office:value="1400.371" calcext:value-type="float">
            <text:p>1400.371</text:p>
          </table:table-cell>
          <table:table-cell office:value-type="float" office:value="1550.366" calcext:value-type="float">
            <text:p>1550.366</text:p>
          </table:table-cell>
          <table:table-cell office:value-type="float" office:value="1826.358" calcext:value-type="float">
            <text:p>1826.358</text:p>
          </table:table-cell>
          <table:table-cell office:value-type="float" office:value="2328.337" calcext:value-type="float">
            <text:p>2328.337</text:p>
          </table:table-cell>
          <table:table-cell office:value-type="float" office:value="2328.34" calcext:value-type="float">
            <text:p>2328.34</text:p>
          </table:table-cell>
          <table:table-cell office:value-type="float" office:value="2332.338" calcext:value-type="float">
            <text:p>2332.338</text:p>
          </table:table-cell>
          <table:table-cell office:value-type="float" office:value="2332.344" calcext:value-type="float">
            <text:p>2332.344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3380" calcext:value-type="float">
            <text:p>3380</text:p>
          </table:table-cell>
          <table:table-cell/>
          <table:table-cell table:formula="of:=MIN([.A148:.CV148])" office:value-type="float" office:value="182.393" calcext:value-type="float">
            <text:p>182.393</text:p>
          </table:table-cell>
          <table:table-cell table:formula="of:=AVERAGE([.A148:.CT148])" office:value-type="float" office:value="654.194857142857" calcext:value-type="float">
            <text:p>654.1948571429</text:p>
          </table:table-cell>
          <table:table-cell table:formula="of:=AVERAGE([.A148:.CV148])" office:value-type="float" office:value="708.41096" calcext:value-type="float">
            <text:p>708.41096</text:p>
          </table:table-cell>
          <table:table-cell table:formula="of:=MAX([.A148:.CV148])" office:value-type="float" office:value="3380" calcext:value-type="float">
            <text:p>3380</text:p>
          </table:table-cell>
        </table:table-row>
        <table:table-row table:style-name="ro1">
          <table:table-cell table:number-columns-repeated="2" office:value-type="float" office:value="183.393" calcext:value-type="float">
            <text:p>183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96.394" calcext:value-type="float">
            <text:p>196.394</text:p>
          </table:table-cell>
          <table:table-cell office:value-type="float" office:value="196.395" calcext:value-type="float">
            <text:p>196.395</text:p>
          </table:table-cell>
          <table:table-cell table:number-columns-repeated="6" office:value-type="float" office:value="197.395" calcext:value-type="float">
            <text:p>197.395</text:p>
          </table:table-cell>
          <table:table-cell table:number-columns-repeated="3" office:value-type="float" office:value="198.394" calcext:value-type="float">
            <text:p>198.394</text:p>
          </table:table-cell>
          <table:table-cell table:number-columns-repeated="2" office:value-type="float" office:value="199.394" calcext:value-type="float">
            <text:p>199.394</text:p>
          </table:table-cell>
          <table:table-cell office:value-type="float" office:value="200.394" calcext:value-type="float">
            <text:p>200.394</text:p>
          </table:table-cell>
          <table:table-cell table:number-columns-repeated="12" office:value-type="float" office:value="201.394" calcext:value-type="float">
            <text:p>201.394</text:p>
          </table:table-cell>
          <table:table-cell office:value-type="float" office:value="318.385" calcext:value-type="float">
            <text:p>318.385</text:p>
          </table:table-cell>
          <table:table-cell table:number-columns-repeated="2" office:value-type="float" office:value="320.385" calcext:value-type="float">
            <text:p>320.385</text:p>
          </table:table-cell>
          <table:table-cell office:value-type="float" office:value="323.386" calcext:value-type="float">
            <text:p>323.386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481.379" calcext:value-type="float">
            <text:p>481.379</text:p>
          </table:table-cell>
          <table:table-cell office:value-type="float" office:value="482.377" calcext:value-type="float">
            <text:p>482.377</text:p>
          </table:table-cell>
          <table:table-cell office:value-type="float" office:value="482.38" calcext:value-type="float">
            <text:p>482.38</text:p>
          </table:table-cell>
          <table:table-cell office:value-type="float" office:value="560.38" calcext:value-type="float">
            <text:p>560.38</text:p>
          </table:table-cell>
          <table:table-cell office:value-type="float" office:value="567.383" calcext:value-type="float">
            <text:p>567.383</text:p>
          </table:table-cell>
          <table:table-cell office:value-type="float" office:value="569.383" calcext:value-type="float">
            <text:p>569.383</text:p>
          </table:table-cell>
          <table:table-cell office:value-type="float" office:value="570.382" calcext:value-type="float">
            <text:p>570.382</text:p>
          </table:table-cell>
          <table:table-cell office:value-type="float" office:value="570.383" calcext:value-type="float">
            <text:p>570.383</text:p>
          </table:table-cell>
          <table:table-cell office:value-type="float" office:value="570.385" calcext:value-type="float">
            <text:p>570.385</text:p>
          </table:table-cell>
          <table:table-cell office:value-type="float" office:value="570.387" calcext:value-type="float">
            <text:p>570.387</text:p>
          </table:table-cell>
          <table:table-cell office:value-type="float" office:value="574.386" calcext:value-type="float">
            <text:p>574.386</text:p>
          </table:table-cell>
          <table:table-cell office:value-type="float" office:value="574.387" calcext:value-type="float">
            <text:p>574.387</text:p>
          </table:table-cell>
          <table:table-cell office:value-type="float" office:value="575.386" calcext:value-type="float">
            <text:p>575.386</text:p>
          </table:table-cell>
          <table:table-cell office:value-type="float" office:value="576.384" calcext:value-type="float">
            <text:p>576.384</text:p>
          </table:table-cell>
          <table:table-cell office:value-type="float" office:value="577.384" calcext:value-type="float">
            <text:p>577.384</text:p>
          </table:table-cell>
          <table:table-cell office:value-type="float" office:value="577.386" calcext:value-type="float">
            <text:p>577.386</text:p>
          </table:table-cell>
          <table:table-cell office:value-type="float" office:value="578.383" calcext:value-type="float">
            <text:p>578.383</text:p>
          </table:table-cell>
          <table:table-cell office:value-type="float" office:value="578.386" calcext:value-type="float">
            <text:p>578.386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0.385" calcext:value-type="float">
            <text:p>580.385</text:p>
          </table:table-cell>
          <table:table-cell table:number-columns-repeated="2" office:value-type="float" office:value="581.384" calcext:value-type="float">
            <text:p>581.384</text:p>
          </table:table-cell>
          <table:table-cell office:value-type="float" office:value="588.383" calcext:value-type="float">
            <text:p>588.383</text:p>
          </table:table-cell>
          <table:table-cell office:value-type="float" office:value="589.385" calcext:value-type="float">
            <text:p>589.385</text:p>
          </table:table-cell>
          <table:table-cell office:value-type="float" office:value="590.383" calcext:value-type="float">
            <text:p>590.383</text:p>
          </table:table-cell>
          <table:table-cell office:value-type="float" office:value="590.384" calcext:value-type="float">
            <text:p>590.384</text:p>
          </table:table-cell>
          <table:table-cell office:value-type="float" office:value="592.384" calcext:value-type="float">
            <text:p>592.384</text:p>
          </table:table-cell>
          <table:table-cell table:number-columns-repeated="2" office:value-type="float" office:value="593.384" calcext:value-type="float">
            <text:p>593.384</text:p>
          </table:table-cell>
          <table:table-cell table:number-columns-repeated="2" office:value-type="float" office:value="603.382" calcext:value-type="float">
            <text:p>603.382</text:p>
          </table:table-cell>
          <table:table-cell office:value-type="float" office:value="605.381" calcext:value-type="float">
            <text:p>605.381</text:p>
          </table:table-cell>
          <table:table-cell office:value-type="float" office:value="605.382" calcext:value-type="float">
            <text:p>605.382</text:p>
          </table:table-cell>
          <table:table-cell office:value-type="float" office:value="689.384" calcext:value-type="float">
            <text:p>689.384</text:p>
          </table:table-cell>
          <table:table-cell office:value-type="float" office:value="779.373" calcext:value-type="float">
            <text:p>779.373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782.373" calcext:value-type="float">
            <text:p>782.373</text:p>
          </table:table-cell>
          <table:table-cell office:value-type="float" office:value="783.373" calcext:value-type="float">
            <text:p>783.373</text:p>
          </table:table-cell>
          <table:table-cell office:value-type="float" office:value="784.372" calcext:value-type="float">
            <text:p>784.372</text:p>
          </table:table-cell>
          <table:table-cell office:value-type="float" office:value="999.37" calcext:value-type="float">
            <text:p>999.37</text:p>
          </table:table-cell>
          <table:table-cell table:number-columns-repeated="2" office:value-type="float" office:value="1004.372" calcext:value-type="float">
            <text:p>1004.372</text:p>
          </table:table-cell>
          <table:table-cell office:value-type="float" office:value="1004.373" calcext:value-type="float">
            <text:p>1004.373</text:p>
          </table:table-cell>
          <table:table-cell office:value-type="float" office:value="1005.375" calcext:value-type="float">
            <text:p>1005.375</text:p>
          </table:table-cell>
          <table:table-cell office:value-type="float" office:value="1310.366" calcext:value-type="float">
            <text:p>1310.366</text:p>
          </table:table-cell>
          <table:table-cell office:value-type="float" office:value="1312.368" calcext:value-type="float">
            <text:p>1312.368</text:p>
          </table:table-cell>
          <table:table-cell office:value-type="float" office:value="1313.366" calcext:value-type="float">
            <text:p>1313.366</text:p>
          </table:table-cell>
          <table:table-cell office:value-type="float" office:value="1313.369" calcext:value-type="float">
            <text:p>1313.369</text:p>
          </table:table-cell>
          <table:table-cell office:value-type="float" office:value="1316.366" calcext:value-type="float">
            <text:p>1316.366</text:p>
          </table:table-cell>
          <table:table-cell office:value-type="float" office:value="1316.371" calcext:value-type="float">
            <text:p>1316.371</text:p>
          </table:table-cell>
          <table:table-cell office:value-type="float" office:value="1316.372" calcext:value-type="float">
            <text:p>1316.372</text:p>
          </table:table-cell>
          <table:table-cell office:value-type="float" office:value="1392.365" calcext:value-type="float">
            <text:p>1392.365</text:p>
          </table:table-cell>
          <table:table-cell office:value-type="float" office:value="1395.367" calcext:value-type="float">
            <text:p>1395.367</text:p>
          </table:table-cell>
          <table:table-cell office:value-type="float" office:value="1397.364" calcext:value-type="float">
            <text:p>1397.364</text:p>
          </table:table-cell>
          <table:table-cell office:value-type="float" office:value="1399.367" calcext:value-type="float">
            <text:p>1399.367</text:p>
          </table:table-cell>
          <table:table-cell office:value-type="float" office:value="1400.368" calcext:value-type="float">
            <text:p>1400.368</text:p>
          </table:table-cell>
          <table:table-cell office:value-type="float" office:value="1401.365" calcext:value-type="float">
            <text:p>1401.365</text:p>
          </table:table-cell>
          <table:table-cell office:value-type="float" office:value="1659.361" calcext:value-type="float">
            <text:p>1659.361</text:p>
          </table:table-cell>
          <table:table-cell office:value-type="float" office:value="1665.364" calcext:value-type="float">
            <text:p>1665.364</text:p>
          </table:table-cell>
          <table:table-cell office:value-type="float" office:value="1886.359" calcext:value-type="float">
            <text:p>1886.359</text:p>
          </table:table-cell>
          <table:table-cell office:value-type="float" office:value="2331.342" calcext:value-type="float">
            <text:p>2331.342</text:p>
          </table:table-cell>
          <table:table-cell office:value-type="float" office:value="2336.347" calcext:value-type="float">
            <text:p>2336.347</text:p>
          </table:table-cell>
          <table:table-cell office:value-type="float" office:value="3010.315" calcext:value-type="float">
            <text:p>3010.315</text:p>
          </table:table-cell>
          <table:table-cell office:value-type="float" office:value="3270" calcext:value-type="float">
            <text:p>3270</text:p>
          </table:table-cell>
          <table:table-cell office:value-type="float" office:value="3350" calcext:value-type="float">
            <text:p>3350</text:p>
          </table:table-cell>
          <table:table-cell office:value-type="float" office:value="3380" calcext:value-type="float">
            <text:p>3380</text:p>
          </table:table-cell>
          <table:table-cell/>
          <table:table-cell table:formula="of:=MIN([.A149:.CV149])" office:value-type="float" office:value="183.393" calcext:value-type="float">
            <text:p>183.393</text:p>
          </table:table-cell>
          <table:table-cell table:formula="of:=AVERAGE([.A149:.CT149])" office:value-type="float" office:value="710.469183673469" calcext:value-type="float">
            <text:p>710.4691836735</text:p>
          </table:table-cell>
          <table:table-cell table:formula="of:=AVERAGE([.A149:.CV149])" office:value-type="float" office:value="763.5598" calcext:value-type="float">
            <text:p>763.5598</text:p>
          </table:table-cell>
          <table:table-cell table:formula="of:=MAX([.A149:.CV149])"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84.393" calcext:value-type="float">
            <text:p>184.393</text:p>
          </table:table-cell>
          <table:table-cell office:value-type="float" office:value="184.394" calcext:value-type="float">
            <text:p>184.394</text:p>
          </table:table-cell>
          <table:table-cell office:value-type="float" office:value="197.394" calcext:value-type="float">
            <text:p>197.394</text:p>
          </table:table-cell>
          <table:table-cell table:number-columns-repeated="4" office:value-type="float" office:value="197.395" calcext:value-type="float">
            <text:p>197.395</text:p>
          </table:table-cell>
          <table:table-cell table:number-columns-repeated="2" office:value-type="float" office:value="198.394" calcext:value-type="float">
            <text:p>198.394</text:p>
          </table:table-cell>
          <table:table-cell table:number-columns-repeated="3" office:value-type="float" office:value="200.394" calcext:value-type="float">
            <text:p>200.394</text:p>
          </table:table-cell>
          <table:table-cell table:number-columns-repeated="12" office:value-type="float" office:value="201.394" calcext:value-type="float">
            <text:p>201.394</text:p>
          </table:table-cell>
          <table:table-cell office:value-type="float" office:value="317.385" calcext:value-type="float">
            <text:p>317.385</text:p>
          </table:table-cell>
          <table:table-cell table:number-columns-repeated="3" office:value-type="float" office:value="319.385" calcext:value-type="float">
            <text:p>319.385</text:p>
          </table:table-cell>
          <table:table-cell table:number-columns-repeated="2" office:value-type="float" office:value="324.386" calcext:value-type="float">
            <text:p>324.386</text:p>
          </table:table-cell>
          <table:table-cell office:value-type="float" office:value="483.38" calcext:value-type="float">
            <text:p>483.38</text:p>
          </table:table-cell>
          <table:table-cell office:value-type="float" office:value="554.386" calcext:value-type="float">
            <text:p>554.386</text:p>
          </table:table-cell>
          <table:table-cell office:value-type="float" office:value="558.384" calcext:value-type="float">
            <text:p>558.384</text:p>
          </table:table-cell>
          <table:table-cell office:value-type="float" office:value="561.387" calcext:value-type="float">
            <text:p>561.387</text:p>
          </table:table-cell>
          <table:table-cell office:value-type="float" office:value="565.385" calcext:value-type="float">
            <text:p>565.385</text:p>
          </table:table-cell>
          <table:table-cell office:value-type="float" office:value="566.386" calcext:value-type="float">
            <text:p>566.386</text:p>
          </table:table-cell>
          <table:table-cell office:value-type="float" office:value="568.386" calcext:value-type="float">
            <text:p>568.386</text:p>
          </table:table-cell>
          <table:table-cell office:value-type="float" office:value="569.387" calcext:value-type="float">
            <text:p>569.387</text:p>
          </table:table-cell>
          <table:table-cell office:value-type="float" office:value="572.381" calcext:value-type="float">
            <text:p>572.381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2.386" calcext:value-type="float">
            <text:p>572.386</text:p>
          </table:table-cell>
          <table:table-cell office:value-type="float" office:value="573.384" calcext:value-type="float">
            <text:p>573.384</text:p>
          </table:table-cell>
          <table:table-cell office:value-type="float" office:value="573.385" calcext:value-type="float">
            <text:p>573.385</text:p>
          </table:table-cell>
          <table:table-cell office:value-type="float" office:value="574.384" calcext:value-type="float">
            <text:p>574.384</text:p>
          </table:table-cell>
          <table:table-cell table:number-columns-repeated="2" office:value-type="float" office:value="575.383" calcext:value-type="float">
            <text:p>575.383</text:p>
          </table:table-cell>
          <table:table-cell office:value-type="float" office:value="575.384" calcext:value-type="float">
            <text:p>575.384</text:p>
          </table:table-cell>
          <table:table-cell table:number-columns-repeated="2" office:value-type="float" office:value="576.384" calcext:value-type="float">
            <text:p>576.384</text:p>
          </table:table-cell>
          <table:table-cell table:number-columns-repeated="2" office:value-type="float" office:value="576.385" calcext:value-type="float">
            <text:p>576.385</text:p>
          </table:table-cell>
          <table:table-cell table:number-columns-repeated="2" office:value-type="float" office:value="576.386" calcext:value-type="float">
            <text:p>576.386</text:p>
          </table:table-cell>
          <table:table-cell table:number-columns-repeated="2" office:value-type="float" office:value="578.383" calcext:value-type="float">
            <text:p>578.383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0.382" calcext:value-type="float">
            <text:p>580.382</text:p>
          </table:table-cell>
          <table:table-cell office:value-type="float" office:value="581.383" calcext:value-type="float">
            <text:p>581.383</text:p>
          </table:table-cell>
          <table:table-cell table:number-columns-repeated="2" office:value-type="float" office:value="581.386" calcext:value-type="float">
            <text:p>581.386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2.386" calcext:value-type="float">
            <text:p>582.386</text:p>
          </table:table-cell>
          <table:table-cell table:number-columns-repeated="2" office:value-type="float" office:value="583.386" calcext:value-type="float">
            <text:p>583.386</text:p>
          </table:table-cell>
          <table:table-cell office:value-type="float" office:value="584.383" calcext:value-type="float">
            <text:p>584.383</text:p>
          </table:table-cell>
          <table:table-cell office:value-type="float" office:value="588.382" calcext:value-type="float">
            <text:p>588.382</text:p>
          </table:table-cell>
          <table:table-cell office:value-type="float" office:value="590.384" calcext:value-type="float">
            <text:p>590.384</text:p>
          </table:table-cell>
          <table:table-cell office:value-type="float" office:value="592.383" calcext:value-type="float">
            <text:p>592.383</text:p>
          </table:table-cell>
          <table:table-cell office:value-type="float" office:value="605.381" calcext:value-type="float">
            <text:p>605.381</text:p>
          </table:table-cell>
          <table:table-cell office:value-type="float" office:value="605.385" calcext:value-type="float">
            <text:p>605.385</text:p>
          </table:table-cell>
          <table:table-cell office:value-type="float" office:value="608.384" calcext:value-type="float">
            <text:p>608.384</text:p>
          </table:table-cell>
          <table:table-cell table:number-columns-repeated="2" office:value-type="float" office:value="781.372" calcext:value-type="float">
            <text:p>781.372</text:p>
          </table:table-cell>
          <table:table-cell office:value-type="float" office:value="781.377" calcext:value-type="float">
            <text:p>781.377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783.371" calcext:value-type="float">
            <text:p>783.371</text:p>
          </table:table-cell>
          <table:table-cell office:value-type="float" office:value="783.372" calcext:value-type="float">
            <text:p>783.372</text:p>
          </table:table-cell>
          <table:table-cell table:number-columns-repeated="2" office:value-type="float" office:value="783.373" calcext:value-type="float">
            <text:p>783.373</text:p>
          </table:table-cell>
          <table:table-cell office:value-type="float" office:value="1310.364" calcext:value-type="float">
            <text:p>1310.364</text:p>
          </table:table-cell>
          <table:table-cell office:value-type="float" office:value="1311.368" calcext:value-type="float">
            <text:p>1311.368</text:p>
          </table:table-cell>
          <table:table-cell office:value-type="float" office:value="1312.366" calcext:value-type="float">
            <text:p>1312.366</text:p>
          </table:table-cell>
          <table:table-cell office:value-type="float" office:value="1312.37" calcext:value-type="float">
            <text:p>1312.37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92.369" calcext:value-type="float">
            <text:p>1392.369</text:p>
          </table:table-cell>
          <table:table-cell office:value-type="float" office:value="1396.364" calcext:value-type="float">
            <text:p>1396.364</text:p>
          </table:table-cell>
          <table:table-cell office:value-type="float" office:value="1396.365" calcext:value-type="float">
            <text:p>1396.365</text:p>
          </table:table-cell>
          <table:table-cell office:value-type="float" office:value="1398.365" calcext:value-type="float">
            <text:p>1398.365</text:p>
          </table:table-cell>
          <table:table-cell office:value-type="float" office:value="1399.363" calcext:value-type="float">
            <text:p>1399.363</text:p>
          </table:table-cell>
          <table:table-cell office:value-type="float" office:value="1401.365" calcext:value-type="float">
            <text:p>1401.365</text:p>
          </table:table-cell>
          <table:table-cell office:value-type="float" office:value="1547.367" calcext:value-type="float">
            <text:p>1547.367</text:p>
          </table:table-cell>
          <table:table-cell office:value-type="float" office:value="1548.365" calcext:value-type="float">
            <text:p>1548.365</text:p>
          </table:table-cell>
          <table:table-cell office:value-type="float" office:value="1550.363" calcext:value-type="float">
            <text:p>1550.363</text:p>
          </table:table-cell>
          <table:table-cell office:value-type="float" office:value="1656.359" calcext:value-type="float">
            <text:p>1656.359</text:p>
          </table:table-cell>
          <table:table-cell office:value-type="float" office:value="1697.361" calcext:value-type="float">
            <text:p>1697.361</text:p>
          </table:table-cell>
          <table:table-cell office:value-type="float" office:value="1887.358" calcext:value-type="float">
            <text:p>1887.358</text:p>
          </table:table-cell>
          <table:table-cell office:value-type="float" office:value="3013.327" calcext:value-type="float">
            <text:p>3013.327</text:p>
          </table:table-cell>
          <table:table-cell office:value-type="float" office:value="3200" calcext:value-type="float">
            <text:p>3200</text:p>
          </table:table-cell>
          <table:table-cell office:value-type="float" office:value="3350" calcext:value-type="float">
            <text:p>3350</text:p>
          </table:table-cell>
          <table:table-cell office:value-type="float" office:value="3380" calcext:value-type="float">
            <text:p>3380</text:p>
          </table:table-cell>
          <table:table-cell/>
          <table:table-cell table:formula="of:=MIN([.A150:.CV150])" office:value-type="float" office:value="184.393" calcext:value-type="float">
            <text:p>184.393</text:p>
          </table:table-cell>
          <table:table-cell table:formula="of:=AVERAGE([.A150:.CT150])" office:value-type="float" office:value="689.969734693878" calcext:value-type="float">
            <text:p>689.9697346939</text:p>
          </table:table-cell>
          <table:table-cell table:formula="of:=AVERAGE([.A150:.CV150])" office:value-type="float" office:value="743.47034" calcext:value-type="float">
            <text:p>743.47034</text:p>
          </table:table-cell>
          <table:table-cell table:formula="of:=MAX([.A150:.CV150])" office:value-type="float" office:value="3380" calcext:value-type="float">
            <text:p>3380</text:p>
          </table:table-cell>
        </table:table-row>
        <table:table-row table:style-name="ro1">
          <table:table-cell table:number-columns-repeated="3" office:value-type="float" office:value="184.393" calcext:value-type="float">
            <text:p>184.393</text:p>
          </table:table-cell>
          <table:table-cell table:number-columns-repeated="3" office:value-type="float" office:value="186.393" calcext:value-type="float">
            <text:p>186.393</text:p>
          </table:table-cell>
          <table:table-cell table:number-columns-repeated="5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table:number-columns-repeated="2" office:value-type="float" office:value="200.394" calcext:value-type="float">
            <text:p>200.394</text:p>
          </table:table-cell>
          <table:table-cell table:number-columns-repeated="14" office:value-type="float" office:value="201.394" calcext:value-type="float">
            <text:p>201.394</text:p>
          </table:table-cell>
          <table:table-cell office:value-type="float" office:value="318.385" calcext:value-type="float">
            <text:p>318.385</text:p>
          </table:table-cell>
          <table:table-cell office:value-type="float" office:value="322.385" calcext:value-type="float">
            <text:p>322.385</text:p>
          </table:table-cell>
          <table:table-cell office:value-type="float" office:value="323.386" calcext:value-type="float">
            <text:p>323.386</text:p>
          </table:table-cell>
          <table:table-cell table:number-columns-repeated="5" office:value-type="float" office:value="324.386" calcext:value-type="float">
            <text:p>324.386</text:p>
          </table:table-cell>
          <table:table-cell office:value-type="float" office:value="561.386" calcext:value-type="float">
            <text:p>561.386</text:p>
          </table:table-cell>
          <table:table-cell office:value-type="float" office:value="569.387" calcext:value-type="float">
            <text:p>569.387</text:p>
          </table:table-cell>
          <table:table-cell office:value-type="float" office:value="572.383" calcext:value-type="float">
            <text:p>572.383</text:p>
          </table:table-cell>
          <table:table-cell table:number-columns-repeated="2" office:value-type="float" office:value="573.383" calcext:value-type="float">
            <text:p>573.383</text:p>
          </table:table-cell>
          <table:table-cell office:value-type="float" office:value="573.385" calcext:value-type="float">
            <text:p>573.385</text:p>
          </table:table-cell>
          <table:table-cell table:number-columns-repeated="2" office:value-type="float" office:value="574.385" calcext:value-type="float">
            <text:p>574.385</text:p>
          </table:table-cell>
          <table:table-cell office:value-type="float" office:value="576.382" calcext:value-type="float">
            <text:p>576.382</text:p>
          </table:table-cell>
          <table:table-cell office:value-type="float" office:value="576.385" calcext:value-type="float">
            <text:p>576.385</text:p>
          </table:table-cell>
          <table:table-cell office:value-type="float" office:value="577.387" calcext:value-type="float">
            <text:p>577.387</text:p>
          </table:table-cell>
          <table:table-cell table:number-columns-repeated="2" office:value-type="float" office:value="578.383" calcext:value-type="float">
            <text:p>578.383</text:p>
          </table:table-cell>
          <table:table-cell office:value-type="float" office:value="578.384" calcext:value-type="float">
            <text:p>578.384</text:p>
          </table:table-cell>
          <table:table-cell office:value-type="float" office:value="579.385" calcext:value-type="float">
            <text:p>579.385</text:p>
          </table:table-cell>
          <table:table-cell office:value-type="float" office:value="581.382" calcext:value-type="float">
            <text:p>581.382</text:p>
          </table:table-cell>
          <table:table-cell office:value-type="float" office:value="581.384" calcext:value-type="float">
            <text:p>581.384</text:p>
          </table:table-cell>
          <table:table-cell table:number-columns-repeated="2" office:value-type="float" office:value="582.383" calcext:value-type="float">
            <text:p>582.383</text:p>
          </table:table-cell>
          <table:table-cell office:value-type="float" office:value="582.384" calcext:value-type="float">
            <text:p>582.384</text:p>
          </table:table-cell>
          <table:table-cell office:value-type="float" office:value="583.383" calcext:value-type="float">
            <text:p>583.383</text:p>
          </table:table-cell>
          <table:table-cell table:number-columns-repeated="2" office:value-type="float" office:value="583.384" calcext:value-type="float">
            <text:p>583.384</text:p>
          </table:table-cell>
          <table:table-cell office:value-type="float" office:value="584.381" calcext:value-type="float">
            <text:p>584.381</text:p>
          </table:table-cell>
          <table:table-cell office:value-type="float" office:value="585.38" calcext:value-type="float">
            <text:p>585.38</text:p>
          </table:table-cell>
          <table:table-cell office:value-type="float" office:value="585.383" calcext:value-type="float">
            <text:p>585.383</text:p>
          </table:table-cell>
          <table:table-cell office:value-type="float" office:value="588.384" calcext:value-type="float">
            <text:p>588.384</text:p>
          </table:table-cell>
          <table:table-cell office:value-type="float" office:value="589.383" calcext:value-type="float">
            <text:p>589.383</text:p>
          </table:table-cell>
          <table:table-cell office:value-type="float" office:value="590.382" calcext:value-type="float">
            <text:p>590.382</text:p>
          </table:table-cell>
          <table:table-cell table:number-columns-repeated="2" office:value-type="float" office:value="591.385" calcext:value-type="float">
            <text:p>591.385</text:p>
          </table:table-cell>
          <table:table-cell office:value-type="float" office:value="595.381" calcext:value-type="float">
            <text:p>595.381</text:p>
          </table:table-cell>
          <table:table-cell office:value-type="float" office:value="603.382" calcext:value-type="float">
            <text:p>603.382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08.383" calcext:value-type="float">
            <text:p>608.383</text:p>
          </table:table-cell>
          <table:table-cell office:value-type="float" office:value="780.372" calcext:value-type="float">
            <text:p>780.372</text:p>
          </table:table-cell>
          <table:table-cell table:number-columns-repeated="2" office:value-type="float" office:value="782.373" calcext:value-type="float">
            <text:p>782.373</text:p>
          </table:table-cell>
          <table:table-cell office:value-type="float" office:value="782.374" calcext:value-type="float">
            <text:p>782.374</text:p>
          </table:table-cell>
          <table:table-cell office:value-type="float" office:value="786.373" calcext:value-type="float">
            <text:p>786.373</text:p>
          </table:table-cell>
          <table:table-cell office:value-type="float" office:value="1004.372" calcext:value-type="float">
            <text:p>1004.372</text:p>
          </table:table-cell>
          <table:table-cell office:value-type="float" office:value="1005.375" calcext:value-type="float">
            <text:p>1005.375</text:p>
          </table:table-cell>
          <table:table-cell office:value-type="float" office:value="1005.376" calcext:value-type="float">
            <text:p>1005.376</text:p>
          </table:table-cell>
          <table:table-cell office:value-type="float" office:value="1006.377" calcext:value-type="float">
            <text:p>1006.377</text:p>
          </table:table-cell>
          <table:table-cell office:value-type="float" office:value="1028.378" calcext:value-type="float">
            <text:p>1028.378</text:p>
          </table:table-cell>
          <table:table-cell office:value-type="float" office:value="1306.367" calcext:value-type="float">
            <text:p>1306.367</text:p>
          </table:table-cell>
          <table:table-cell office:value-type="float" office:value="1311.367" calcext:value-type="float">
            <text:p>1311.367</text:p>
          </table:table-cell>
          <table:table-cell office:value-type="float" office:value="1314.37" calcext:value-type="float">
            <text:p>1314.37</text:p>
          </table:table-cell>
          <table:table-cell table:number-columns-repeated="2" office:value-type="float" office:value="1315.367" calcext:value-type="float">
            <text:p>1315.367</text:p>
          </table:table-cell>
          <table:table-cell office:value-type="float" office:value="1316.365" calcext:value-type="float">
            <text:p>1316.365</text:p>
          </table:table-cell>
          <table:table-cell office:value-type="float" office:value="1319.371" calcext:value-type="float">
            <text:p>1319.371</text:p>
          </table:table-cell>
          <table:table-cell office:value-type="float" office:value="1391.368" calcext:value-type="float">
            <text:p>1391.368</text:p>
          </table:table-cell>
          <table:table-cell office:value-type="float" office:value="1392.365" calcext:value-type="float">
            <text:p>1392.365</text:p>
          </table:table-cell>
          <table:table-cell office:value-type="float" office:value="1550.366" calcext:value-type="float">
            <text:p>1550.366</text:p>
          </table:table-cell>
          <table:table-cell office:value-type="float" office:value="1648.36" calcext:value-type="float">
            <text:p>1648.36</text:p>
          </table:table-cell>
          <table:table-cell office:value-type="float" office:value="1812.362" calcext:value-type="float">
            <text:p>1812.362</text:p>
          </table:table-cell>
          <table:table-cell office:value-type="float" office:value="1827.356" calcext:value-type="float">
            <text:p>1827.356</text:p>
          </table:table-cell>
          <table:table-cell office:value-type="float" office:value="1890.354" calcext:value-type="float">
            <text:p>1890.354</text:p>
          </table:table-cell>
          <table:table-cell office:value-type="float" office:value="2084.341" calcext:value-type="float">
            <text:p>2084.341</text:p>
          </table:table-cell>
          <table:table-cell office:value-type="float" office:value="2089.343" calcext:value-type="float">
            <text:p>2089.343</text:p>
          </table:table-cell>
          <table:table-cell office:value-type="float" office:value="2332.346" calcext:value-type="float">
            <text:p>2332.346</text:p>
          </table:table-cell>
          <table:table-cell office:value-type="float" office:value="3350" calcext:value-type="float">
            <text:p>3350</text:p>
          </table:table-cell>
          <table:table-cell office:value-type="float" office:value="3380" calcext:value-type="float">
            <text:p>3380</text:p>
          </table:table-cell>
          <table:table-cell/>
          <table:table-cell table:formula="of:=MIN([.A151:.CV151])" office:value-type="float" office:value="184.393" calcext:value-type="float">
            <text:p>184.393</text:p>
          </table:table-cell>
          <table:table-cell table:formula="of:=AVERAGE([.A151:.CT151])" office:value-type="float" office:value="660.014510204082" calcext:value-type="float">
            <text:p>660.0145102041</text:p>
          </table:table-cell>
          <table:table-cell table:formula="of:=AVERAGE([.A151:.CV151])" office:value-type="float" office:value="714.11422" calcext:value-type="float">
            <text:p>714.11422</text:p>
          </table:table-cell>
          <table:table-cell table:formula="of:=MAX([.A151:.CV151])"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84.393" calcext:value-type="float">
            <text:p>184.393</text:p>
          </table:table-cell>
          <table:table-cell office:value-type="float" office:value="185.393" calcext:value-type="float">
            <text:p>185.393</text:p>
          </table:table-cell>
          <table:table-cell office:value-type="float" office:value="186.394" calcext:value-type="float">
            <text:p>186.394</text:p>
          </table:table-cell>
          <table:table-cell office:value-type="float" office:value="187.393" calcext:value-type="float">
            <text:p>187.393</text:p>
          </table:table-cell>
          <table:table-cell office:value-type="float" office:value="187.394" calcext:value-type="float">
            <text:p>187.394</text:p>
          </table:table-cell>
          <table:table-cell office:value-type="float" office:value="197.394" calcext:value-type="float">
            <text:p>197.394</text:p>
          </table:table-cell>
          <table:table-cell table:number-columns-repeated="4" office:value-type="float" office:value="197.395" calcext:value-type="float">
            <text:p>197.395</text:p>
          </table:table-cell>
          <table:table-cell table:number-columns-repeated="5" office:value-type="float" office:value="198.394" calcext:value-type="float">
            <text:p>198.394</text:p>
          </table:table-cell>
          <table:table-cell table:number-columns-repeated="4" office:value-type="float" office:value="199.394" calcext:value-type="float">
            <text:p>199.394</text:p>
          </table:table-cell>
          <table:table-cell table:number-columns-repeated="4" office:value-type="float" office:value="200.394" calcext:value-type="float">
            <text:p>200.394</text:p>
          </table:table-cell>
          <table:table-cell table:number-columns-repeated="9" office:value-type="float" office:value="201.394" calcext:value-type="float">
            <text:p>201.394</text:p>
          </table:table-cell>
          <table:table-cell office:value-type="float" office:value="201.395" calcext:value-type="float">
            <text:p>201.395</text:p>
          </table:table-cell>
          <table:table-cell office:value-type="float" office:value="202.394" calcext:value-type="float">
            <text:p>202.394</text:p>
          </table:table-cell>
          <table:table-cell office:value-type="float" office:value="319.385" calcext:value-type="float">
            <text:p>319.385</text:p>
          </table:table-cell>
          <table:table-cell office:value-type="float" office:value="320.385" calcext:value-type="float">
            <text:p>320.385</text:p>
          </table:table-cell>
          <table:table-cell table:number-columns-repeated="4" office:value-type="float" office:value="324.386" calcext:value-type="float">
            <text:p>324.386</text:p>
          </table:table-cell>
          <table:table-cell office:value-type="float" office:value="476.376" calcext:value-type="float">
            <text:p>476.376</text:p>
          </table:table-cell>
          <table:table-cell office:value-type="float" office:value="483.377" calcext:value-type="float">
            <text:p>483.377</text:p>
          </table:table-cell>
          <table:table-cell office:value-type="float" office:value="560.386" calcext:value-type="float">
            <text:p>560.386</text:p>
          </table:table-cell>
          <table:table-cell office:value-type="float" office:value="562.386" calcext:value-type="float">
            <text:p>562.386</text:p>
          </table:table-cell>
          <table:table-cell office:value-type="float" office:value="564.386" calcext:value-type="float">
            <text:p>564.386</text:p>
          </table:table-cell>
          <table:table-cell office:value-type="float" office:value="565.386" calcext:value-type="float">
            <text:p>565.386</text:p>
          </table:table-cell>
          <table:table-cell table:number-columns-repeated="2" office:value-type="float" office:value="569.385" calcext:value-type="float">
            <text:p>569.385</text:p>
          </table:table-cell>
          <table:table-cell office:value-type="float" office:value="572.383" calcext:value-type="float">
            <text:p>572.383</text:p>
          </table:table-cell>
          <table:table-cell office:value-type="float" office:value="574.386" calcext:value-type="float">
            <text:p>574.386</text:p>
          </table:table-cell>
          <table:table-cell office:value-type="float" office:value="574.387" calcext:value-type="float">
            <text:p>574.387</text:p>
          </table:table-cell>
          <table:table-cell office:value-type="float" office:value="575.385" calcext:value-type="float">
            <text:p>575.385</text:p>
          </table:table-cell>
          <table:table-cell office:value-type="float" office:value="575.386" calcext:value-type="float">
            <text:p>575.386</text:p>
          </table:table-cell>
          <table:table-cell office:value-type="float" office:value="576.386" calcext:value-type="float">
            <text:p>576.386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81.382" calcext:value-type="float">
            <text:p>581.382</text:p>
          </table:table-cell>
          <table:table-cell office:value-type="float" office:value="581.383" calcext:value-type="float">
            <text:p>581.383</text:p>
          </table:table-cell>
          <table:table-cell office:value-type="float" office:value="582.381" calcext:value-type="float">
            <text:p>582.381</text:p>
          </table:table-cell>
          <table:table-cell office:value-type="float" office:value="587.385" calcext:value-type="float">
            <text:p>587.385</text:p>
          </table:table-cell>
          <table:table-cell office:value-type="float" office:value="588.383" calcext:value-type="float">
            <text:p>588.383</text:p>
          </table:table-cell>
          <table:table-cell table:number-columns-repeated="3" office:value-type="float" office:value="605.385" calcext:value-type="float">
            <text:p>605.385</text:p>
          </table:table-cell>
          <table:table-cell office:value-type="float" office:value="606.382" calcext:value-type="float">
            <text:p>606.382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09.383" calcext:value-type="float">
            <text:p>609.383</text:p>
          </table:table-cell>
          <table:table-cell office:value-type="float" office:value="611.382" calcext:value-type="float">
            <text:p>611.382</text:p>
          </table:table-cell>
          <table:table-cell office:value-type="float" office:value="780.371" calcext:value-type="float">
            <text:p>780.371</text:p>
          </table:table-cell>
          <table:table-cell office:value-type="float" office:value="780.372" calcext:value-type="float">
            <text:p>780.372</text:p>
          </table:table-cell>
          <table:table-cell office:value-type="float" office:value="782.372" calcext:value-type="float">
            <text:p>782.372</text:p>
          </table:table-cell>
          <table:table-cell table:number-columns-repeated="2" office:value-type="float" office:value="782.373" calcext:value-type="float">
            <text:p>782.373</text:p>
          </table:table-cell>
          <table:table-cell table:number-columns-repeated="2" office:value-type="float" office:value="783.372" calcext:value-type="float">
            <text:p>783.372</text:p>
          </table:table-cell>
          <table:table-cell office:value-type="float" office:value="784.369" calcext:value-type="float">
            <text:p>784.369</text:p>
          </table:table-cell>
          <table:table-cell office:value-type="float" office:value="1029.378" calcext:value-type="float">
            <text:p>1029.378</text:p>
          </table:table-cell>
          <table:table-cell office:value-type="float" office:value="1033.374" calcext:value-type="float">
            <text:p>1033.374</text:p>
          </table:table-cell>
          <table:table-cell table:number-columns-repeated="2" office:value-type="float" office:value="1309.367" calcext:value-type="float">
            <text:p>1309.367</text:p>
          </table:table-cell>
          <table:table-cell office:value-type="float" office:value="1311.368" calcext:value-type="float">
            <text:p>1311.368</text:p>
          </table:table-cell>
          <table:table-cell office:value-type="float" office:value="1312.366" calcext:value-type="float">
            <text:p>1312.366</text:p>
          </table:table-cell>
          <table:table-cell office:value-type="float" office:value="1312.367" calcext:value-type="float">
            <text:p>1312.367</text:p>
          </table:table-cell>
          <table:table-cell office:value-type="float" office:value="1313.368" calcext:value-type="float">
            <text:p>1313.368</text:p>
          </table:table-cell>
          <table:table-cell office:value-type="float" office:value="1314.371" calcext:value-type="float">
            <text:p>1314.371</text:p>
          </table:table-cell>
          <table:table-cell office:value-type="float" office:value="1315.371" calcext:value-type="float">
            <text:p>1315.371</text:p>
          </table:table-cell>
          <table:table-cell office:value-type="float" office:value="1316.366" calcext:value-type="float">
            <text:p>1316.366</text:p>
          </table:table-cell>
          <table:table-cell office:value-type="float" office:value="1316.374" calcext:value-type="float">
            <text:p>1316.374</text:p>
          </table:table-cell>
          <table:table-cell office:value-type="float" office:value="1396.366" calcext:value-type="float">
            <text:p>1396.366</text:p>
          </table:table-cell>
          <table:table-cell office:value-type="float" office:value="1398.366" calcext:value-type="float">
            <text:p>1398.366</text:p>
          </table:table-cell>
          <table:table-cell office:value-type="float" office:value="1399.365" calcext:value-type="float">
            <text:p>1399.365</text:p>
          </table:table-cell>
          <table:table-cell office:value-type="float" office:value="1548.362" calcext:value-type="float">
            <text:p>1548.362</text:p>
          </table:table-cell>
          <table:table-cell office:value-type="float" office:value="1550.366" calcext:value-type="float">
            <text:p>1550.366</text:p>
          </table:table-cell>
          <table:table-cell office:value-type="float" office:value="1646.358" calcext:value-type="float">
            <text:p>1646.358</text:p>
          </table:table-cell>
          <table:table-cell office:value-type="float" office:value="1651.361" calcext:value-type="float">
            <text:p>1651.361</text:p>
          </table:table-cell>
          <table:table-cell office:value-type="float" office:value="1824.356" calcext:value-type="float">
            <text:p>1824.356</text:p>
          </table:table-cell>
          <table:table-cell office:value-type="float" office:value="2093.345" calcext:value-type="float">
            <text:p>2093.345</text:p>
          </table:table-cell>
          <table:table-cell office:value-type="float" office:value="2325.338" calcext:value-type="float">
            <text:p>2325.338</text:p>
          </table:table-cell>
          <table:table-cell office:value-type="float" office:value="3200" calcext:value-type="float">
            <text:p>3200</text:p>
          </table:table-cell>
          <table:table-cell office:value-type="float" office:value="3350" calcext:value-type="float">
            <text:p>3350</text:p>
          </table:table-cell>
          <table:table-cell office:value-type="float" office:value="3380" calcext:value-type="float">
            <text:p>3380</text:p>
          </table:table-cell>
          <table:table-cell/>
          <table:table-cell table:formula="of:=MIN([.A152:.CV152])" office:value-type="float" office:value="184.393" calcext:value-type="float">
            <text:p>184.393</text:p>
          </table:table-cell>
          <table:table-cell table:formula="of:=AVERAGE([.A152:.CT152])" office:value-type="float" office:value="670.388479591837" calcext:value-type="float">
            <text:p>670.3884795918</text:p>
          </table:table-cell>
          <table:table-cell table:formula="of:=AVERAGE([.A152:.CV152])" office:value-type="float" office:value="724.28071" calcext:value-type="float">
            <text:p>724.28071</text:p>
          </table:table-cell>
          <table:table-cell table:formula="of:=MAX([.A152:.CV152])"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83.394" calcext:value-type="float">
            <text:p>183.394</text:p>
          </table:table-cell>
          <table:table-cell table:number-columns-repeated="3" office:value-type="float" office:value="185.393" calcext:value-type="float">
            <text:p>185.393</text:p>
          </table:table-cell>
          <table:table-cell office:value-type="float" office:value="186.393" calcext:value-type="float">
            <text:p>186.393</text:p>
          </table:table-cell>
          <table:table-cell table:number-columns-repeated="2" office:value-type="float" office:value="186.394" calcext:value-type="float">
            <text:p>186.394</text:p>
          </table:table-cell>
          <table:table-cell table:number-columns-repeated="2" office:value-type="float" office:value="187.394" calcext:value-type="float">
            <text:p>187.394</text:p>
          </table:table-cell>
          <table:table-cell office:value-type="float" office:value="197.394" calcext:value-type="float">
            <text:p>197.394</text:p>
          </table:table-cell>
          <table:table-cell table:number-columns-repeated="6" office:value-type="float" office:value="197.395" calcext:value-type="float">
            <text:p>197.395</text:p>
          </table:table-cell>
          <table:table-cell office:value-type="float" office:value="198.394" calcext:value-type="float">
            <text:p>198.394</text:p>
          </table:table-cell>
          <table:table-cell office:value-type="float" office:value="199.394" calcext:value-type="float">
            <text:p>199.394</text:p>
          </table:table-cell>
          <table:table-cell office:value-type="float" office:value="200.394" calcext:value-type="float">
            <text:p>200.394</text:p>
          </table:table-cell>
          <table:table-cell table:number-columns-repeated="12" office:value-type="float" office:value="201.394" calcext:value-type="float">
            <text:p>201.394</text:p>
          </table:table-cell>
          <table:table-cell office:value-type="float" office:value="202.395" calcext:value-type="float">
            <text:p>202.395</text:p>
          </table:table-cell>
          <table:table-cell office:value-type="float" office:value="318.385" calcext:value-type="float">
            <text:p>318.385</text:p>
          </table:table-cell>
          <table:table-cell table:number-columns-repeated="2" office:value-type="float" office:value="320.385" calcext:value-type="float">
            <text:p>320.385</text:p>
          </table:table-cell>
          <table:table-cell office:value-type="float" office:value="322.386" calcext:value-type="float">
            <text:p>322.386</text:p>
          </table:table-cell>
          <table:table-cell office:value-type="float" office:value="324.386" calcext:value-type="float">
            <text:p>324.386</text:p>
          </table:table-cell>
          <table:table-cell office:value-type="float" office:value="568.383" calcext:value-type="float">
            <text:p>568.383</text:p>
          </table:table-cell>
          <table:table-cell office:value-type="float" office:value="570.385" calcext:value-type="float">
            <text:p>570.385</text:p>
          </table:table-cell>
          <table:table-cell office:value-type="float" office:value="571.387" calcext:value-type="float">
            <text:p>571.387</text:p>
          </table:table-cell>
          <table:table-cell office:value-type="float" office:value="573.383" calcext:value-type="float">
            <text:p>573.383</text:p>
          </table:table-cell>
          <table:table-cell office:value-type="float" office:value="573.386" calcext:value-type="float">
            <text:p>573.386</text:p>
          </table:table-cell>
          <table:table-cell office:value-type="float" office:value="574.387" calcext:value-type="float">
            <text:p>574.387</text:p>
          </table:table-cell>
          <table:table-cell table:number-columns-repeated="2" office:value-type="float" office:value="575.384" calcext:value-type="float">
            <text:p>575.384</text:p>
          </table:table-cell>
          <table:table-cell office:value-type="float" office:value="576.384" calcext:value-type="float">
            <text:p>576.384</text:p>
          </table:table-cell>
          <table:table-cell table:number-columns-repeated="2" office:value-type="float" office:value="577.384" calcext:value-type="float">
            <text:p>577.384</text:p>
          </table:table-cell>
          <table:table-cell office:value-type="float" office:value="577.386" calcext:value-type="float">
            <text:p>577.386</text:p>
          </table:table-cell>
          <table:table-cell office:value-type="float" office:value="579.38" calcext:value-type="float">
            <text:p>579.38</text:p>
          </table:table-cell>
          <table:table-cell office:value-type="float" office:value="579.384" calcext:value-type="float">
            <text:p>579.384</text:p>
          </table:table-cell>
          <table:table-cell office:value-type="float" office:value="579.386" calcext:value-type="float">
            <text:p>579.386</text:p>
          </table:table-cell>
          <table:table-cell office:value-type="float" office:value="580.383" calcext:value-type="float">
            <text:p>580.383</text:p>
          </table:table-cell>
          <table:table-cell office:value-type="float" office:value="580.384" calcext:value-type="float">
            <text:p>580.384</text:p>
          </table:table-cell>
          <table:table-cell office:value-type="float" office:value="581.383" calcext:value-type="float">
            <text:p>581.383</text:p>
          </table:table-cell>
          <table:table-cell office:value-type="float" office:value="581.384" calcext:value-type="float">
            <text:p>581.384</text:p>
          </table:table-cell>
          <table:table-cell office:value-type="float" office:value="585.385" calcext:value-type="float">
            <text:p>585.385</text:p>
          </table:table-cell>
          <table:table-cell office:value-type="float" office:value="586.386" calcext:value-type="float">
            <text:p>586.386</text:p>
          </table:table-cell>
          <table:table-cell office:value-type="float" office:value="587.385" calcext:value-type="float">
            <text:p>587.385</text:p>
          </table:table-cell>
          <table:table-cell office:value-type="float" office:value="589.384" calcext:value-type="float">
            <text:p>589.384</text:p>
          </table:table-cell>
          <table:table-cell office:value-type="float" office:value="589.386" calcext:value-type="float">
            <text:p>589.386</text:p>
          </table:table-cell>
          <table:table-cell office:value-type="float" office:value="590.381" calcext:value-type="float">
            <text:p>590.381</text:p>
          </table:table-cell>
          <table:table-cell office:value-type="float" office:value="591.384" calcext:value-type="float">
            <text:p>591.384</text:p>
          </table:table-cell>
          <table:table-cell office:value-type="float" office:value="592.385" calcext:value-type="float">
            <text:p>592.385</text:p>
          </table:table-cell>
          <table:table-cell office:value-type="float" office:value="592.386" calcext:value-type="float">
            <text:p>592.386</text:p>
          </table:table-cell>
          <table:table-cell office:value-type="float" office:value="602.383" calcext:value-type="float">
            <text:p>602.383</text:p>
          </table:table-cell>
          <table:table-cell office:value-type="float" office:value="604.383" calcext:value-type="float">
            <text:p>604.383</text:p>
          </table:table-cell>
          <table:table-cell office:value-type="float" office:value="605.384" calcext:value-type="float">
            <text:p>605.384</text:p>
          </table:table-cell>
          <table:table-cell office:value-type="float" office:value="605.386" calcext:value-type="float">
            <text:p>605.386</text:p>
          </table:table-cell>
          <table:table-cell office:value-type="float" office:value="606.384" calcext:value-type="float">
            <text:p>606.384</text:p>
          </table:table-cell>
          <table:table-cell office:value-type="float" office:value="606.385" calcext:value-type="float">
            <text:p>606.385</text:p>
          </table:table-cell>
          <table:table-cell office:value-type="float" office:value="689.384" calcext:value-type="float">
            <text:p>689.384</text:p>
          </table:table-cell>
          <table:table-cell office:value-type="float" office:value="690.384" calcext:value-type="float">
            <text:p>690.384</text:p>
          </table:table-cell>
          <table:table-cell table:number-columns-repeated="2" office:value-type="float" office:value="778.374" calcext:value-type="float">
            <text:p>778.374</text:p>
          </table:table-cell>
          <table:table-cell table:number-columns-repeated="2" office:value-type="float" office:value="782.373" calcext:value-type="float">
            <text:p>782.373</text:p>
          </table:table-cell>
          <table:table-cell office:value-type="float" office:value="783.372" calcext:value-type="float">
            <text:p>783.372</text:p>
          </table:table-cell>
          <table:table-cell office:value-type="float" office:value="783.373" calcext:value-type="float">
            <text:p>783.373</text:p>
          </table:table-cell>
          <table:table-cell office:value-type="float" office:value="784.37" calcext:value-type="float">
            <text:p>784.37</text:p>
          </table:table-cell>
          <table:table-cell office:value-type="float" office:value="784.372" calcext:value-type="float">
            <text:p>784.372</text:p>
          </table:table-cell>
          <table:table-cell office:value-type="float" office:value="785.372" calcext:value-type="float">
            <text:p>785.372</text:p>
          </table:table-cell>
          <table:table-cell office:value-type="float" office:value="1293.367" calcext:value-type="float">
            <text:p>1293.367</text:p>
          </table:table-cell>
          <table:table-cell office:value-type="float" office:value="1311.367" calcext:value-type="float">
            <text:p>1311.367</text:p>
          </table:table-cell>
          <table:table-cell table:number-columns-repeated="2" office:value-type="float" office:value="1311.368" calcext:value-type="float">
            <text:p>1311.368</text:p>
          </table:table-cell>
          <table:table-cell office:value-type="float" office:value="1313.367" calcext:value-type="float">
            <text:p>1313.367</text:p>
          </table:table-cell>
          <table:table-cell office:value-type="float" office:value="1314.367" calcext:value-type="float">
            <text:p>1314.367</text:p>
          </table:table-cell>
          <table:table-cell office:value-type="float" office:value="1315.367" calcext:value-type="float">
            <text:p>1315.367</text:p>
          </table:table-cell>
          <table:table-cell office:value-type="float" office:value="1316.37" calcext:value-type="float">
            <text:p>1316.37</text:p>
          </table:table-cell>
          <table:table-cell office:value-type="float" office:value="1317.367" calcext:value-type="float">
            <text:p>1317.367</text:p>
          </table:table-cell>
          <table:table-cell office:value-type="float" office:value="1395.365" calcext:value-type="float">
            <text:p>1395.365</text:p>
          </table:table-cell>
          <table:table-cell office:value-type="float" office:value="1398.364" calcext:value-type="float">
            <text:p>1398.364</text:p>
          </table:table-cell>
          <table:table-cell office:value-type="float" office:value="1404.373" calcext:value-type="float">
            <text:p>1404.373</text:p>
          </table:table-cell>
          <table:table-cell office:value-type="float" office:value="1547.364" calcext:value-type="float">
            <text:p>1547.364</text:p>
          </table:table-cell>
          <table:table-cell office:value-type="float" office:value="3006.308" calcext:value-type="float">
            <text:p>3006.308</text:p>
          </table:table-cell>
          <table:table-cell office:value-type="float" office:value="3010.316" calcext:value-type="float">
            <text:p>3010.316</text:p>
          </table:table-cell>
          <table:table-cell office:value-type="float" office:value="3280" calcext:value-type="float">
            <text:p>3280</text:p>
          </table:table-cell>
          <table:table-cell office:value-type="float" office:value="3350" calcext:value-type="float">
            <text:p>3350</text:p>
          </table:table-cell>
          <table:table-cell office:value-type="float" office:value="3380" calcext:value-type="float">
            <text:p>3380</text:p>
          </table:table-cell>
          <table:table-cell/>
          <table:table-cell table:formula="of:=MIN([.A153:.CV153])" office:value-type="float" office:value="183.394" calcext:value-type="float">
            <text:p>183.394</text:p>
          </table:table-cell>
          <table:table-cell table:formula="of:=AVERAGE([.A153:.CT153])" office:value-type="float" office:value="643.205357142857" calcext:value-type="float">
            <text:p>643.2053571429</text:p>
          </table:table-cell>
          <table:table-cell table:formula="of:=AVERAGE([.A153:.CV153])" office:value-type="float" office:value="697.64125" calcext:value-type="float">
            <text:p>697.64125</text:p>
          </table:table-cell>
          <table:table-cell table:formula="of:=MAX([.A153:.CV153])" office:value-type="float" office:value="3380" calcext:value-type="float">
            <text:p>3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5:33:46.842010413</meta:creation-date>
    <dc:date>2015-06-10T15:42:31.127641491</dc:date>
    <meta:editing-duration>PT8M44S</meta:editing-duration>
    <meta:editing-cycles>1</meta:editing-cycles>
    <meta:document-statistic meta:table-count="1" meta:cell-count="15813" meta:object-count="1"/>
    <meta:generator>LibreOffice/4.3.7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line" chart:style-name="ch1">
        <chart:title svg:x="4.818cm" svg:y="0.316cm" chart:style-name="ch2">
          <text:p>Fitness in function of generation</text:p>
        </chart:title>
        <chart:legend chart:legend-position="end" svg:x="11.157cm" svg:y="3.457cm" style:legend-expansion="high" chart:style-name="ch3"/>
        <chart:plot-area chart:style-name="ch4" table:cell-range-address="Sheet1.CX1:Sheet1.DA153" chart:data-source-has-labels="row" svg:x="1.33cm" svg:y="1.275cm" svg:width="9.508cm" svg:height="6.57cm">
          <chartooo:coordinate-region svg:x="2.322cm" svg:y="1.474cm" svg:width="8.516cm" svg:height="5.447cm"/>
          <chart:axis chart:dimension="x" chart:name="primary-x" chart:style-name="ch5">
            <chart:title svg:x="5.22cm" svg:y="8.025cm" chart:style-name="ch6">
              <text:p>Generation</text:p>
            </chart:title>
            <chart:grid chart:style-name="ch7" chart:class="major"/>
          </chart:axis>
          <chart:axis chart:dimension="y" chart:name="primary-y" chart:style-name="ch5">
            <chart:title svg:x="0.451cm" svg:y="5.16cm" chart:style-name="ch8">
              <text:p>Fitness</text:p>
            </chart:title>
            <chart:grid chart:style-name="ch7" chart:class="major"/>
          </chart:axis>
          <chart:series chart:style-name="ch9" chart:values-cell-range-address="Sheet1.CX2:Sheet1.CX153" chart:label-cell-address="Sheet1.CX1:Sheet1.CX1" chart:class="chart:line">
            <chart:data-point chart:repeated="152"/>
          </chart:series>
          <chart:series chart:style-name="ch10" chart:values-cell-range-address="Sheet1.CY2:Sheet1.CY153" chart:label-cell-address="Sheet1.CY1:Sheet1.CY1" chart:class="chart:line">
            <chart:data-point chart:repeated="152"/>
          </chart:series>
          <chart:series chart:style-name="ch11" chart:values-cell-range-address="Sheet1.CZ2:Sheet1.CZ153" chart:label-cell-address="Sheet1.CZ1:Sheet1.CZ1" chart:class="chart:line">
            <chart:data-point chart:repeated="152"/>
          </chart:series>
          <chart:series chart:style-name="ch12" chart:values-cell-range-address="Sheet1.DA2:Sheet1.DA153" chart:label-cell-address="Sheet1.DA1:Sheet1.DA1" chart:class="chart:line">
            <chart:data-point chart:repeated="1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Sheet1.CX1:Sheet1.CX1</svg:desc>
                </draw:g>
              </table:table-cell>
              <table:table-cell office:value-type="string">
                <text:p>Average without elitism</text:p>
                <draw:g>
                  <svg:desc>Sheet1.CY1:Sheet1.CY1</svg:desc>
                </draw:g>
              </table:table-cell>
              <table:table-cell office:value-type="string">
                <text:p>Average with elitism</text:p>
                <draw:g>
                  <svg:desc>Sheet1.CZ1:Sheet1.CZ1</svg:desc>
                </draw:g>
              </table:table-cell>
              <table:table-cell office:value-type="string">
                <text:p>max</text:p>
                <draw:g>
                  <svg:desc>Sheet1.DA1:Sheet1.D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4">
                <text:p>0.394</text:p>
                <draw:g>
                  <svg:desc>Sheet1.CX2:Sheet1.CX153</svg:desc>
                </draw:g>
              </table:table-cell>
              <table:table-cell office:value-type="float" office:value="60.9647755102041">
                <text:p>60.9647755102041</text:p>
                <draw:g>
                  <svg:desc>Sheet1.CY2:Sheet1.CY153</svg:desc>
                </draw:g>
              </table:table-cell>
              <table:table-cell office:value-type="float" office:value="64.98324">
                <text:p>64.98324</text:p>
                <draw:g>
                  <svg:desc>Sheet1.CZ2:Sheet1.CZ153</svg:desc>
                </draw:g>
              </table:table-cell>
              <table:table-cell office:value-type="float" office:value="322.382">
                <text:p>322.382</text:p>
                <draw:g>
                  <svg:desc>Sheet1.DA2:Sheet1.DA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4">
                <text:p>0.394</text:p>
              </table:table-cell>
              <table:table-cell office:value-type="float" office:value="138.668510204082">
                <text:p>138.668510204082</text:p>
              </table:table-cell>
              <table:table-cell office:value-type="float" office:value="143.95279">
                <text:p>143.95279</text:p>
              </table:table-cell>
              <table:table-cell office:value-type="float" office:value="483.383">
                <text:p>483.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4">
                <text:p>0.394</text:p>
              </table:table-cell>
              <table:table-cell office:value-type="float" office:value="165.066418367347">
                <text:p>165.066418367347</text:p>
              </table:table-cell>
              <table:table-cell office:value-type="float" office:value="169.83274">
                <text:p>169.83274</text:p>
              </table:table-cell>
              <table:table-cell office:value-type="float" office:value="483.383">
                <text:p>483.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4">
                <text:p>0.394</text:p>
              </table:table-cell>
              <table:table-cell office:value-type="float" office:value="161.280683673469">
                <text:p>161.280683673469</text:p>
              </table:table-cell>
              <table:table-cell office:value-type="float" office:value="166.43246">
                <text:p>166.43246</text:p>
              </table:table-cell>
              <table:table-cell office:value-type="float" office:value="483.383">
                <text:p>483.3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4">
                <text:p>0.394</text:p>
              </table:table-cell>
              <table:table-cell office:value-type="float" office:value="176.595836734694">
                <text:p>176.595836734694</text:p>
              </table:table-cell>
              <table:table-cell office:value-type="float" office:value="183.49157">
                <text:p>183.49157</text:p>
              </table:table-cell>
              <table:table-cell office:value-type="float" office:value="559.382">
                <text:p>559.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4">
                <text:p>0.394</text:p>
              </table:table-cell>
              <table:table-cell office:value-type="float" office:value="181.33162244898">
                <text:p>181.33162244898</text:p>
              </table:table-cell>
              <table:table-cell office:value-type="float" office:value="197.76247">
                <text:p>197.76247</text:p>
              </table:table-cell>
              <table:table-cell office:value-type="float" office:value="1004.373">
                <text:p>1004.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4">
                <text:p>0.394</text:p>
              </table:table-cell>
              <table:table-cell office:value-type="float" office:value="195.127173469388">
                <text:p>195.127173469388</text:p>
              </table:table-cell>
              <table:table-cell office:value-type="float" office:value="211.28211">
                <text:p>211.28211</text:p>
              </table:table-cell>
              <table:table-cell office:value-type="float" office:value="1004.373">
                <text:p>1004.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4">
                <text:p>0.394</text:p>
              </table:table-cell>
              <table:table-cell office:value-type="float" office:value="212.657204081633">
                <text:p>212.657204081633</text:p>
              </table:table-cell>
              <table:table-cell office:value-type="float" office:value="228.54145">
                <text:p>228.54145</text:p>
              </table:table-cell>
              <table:table-cell office:value-type="float" office:value="1009.363">
                <text:p>1009.3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4">
                <text:p>0.394</text:p>
              </table:table-cell>
              <table:table-cell office:value-type="float" office:value="207.605857142857">
                <text:p>207.605857142857</text:p>
              </table:table-cell>
              <table:table-cell office:value-type="float" office:value="223.59113">
                <text:p>223.59113</text:p>
              </table:table-cell>
              <table:table-cell office:value-type="float" office:value="1009.363">
                <text:p>1009.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4">
                <text:p>0.394</text:p>
              </table:table-cell>
              <table:table-cell office:value-type="float" office:value="193.279816326531">
                <text:p>193.279816326531</text:p>
              </table:table-cell>
              <table:table-cell office:value-type="float" office:value="209.55161">
                <text:p>209.55161</text:p>
              </table:table-cell>
              <table:table-cell office:value-type="float" office:value="1009.363">
                <text:p>1009.3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4">
                <text:p>0.394</text:p>
              </table:table-cell>
              <table:table-cell office:value-type="float" office:value="196.912224489796">
                <text:p>196.912224489796</text:p>
              </table:table-cell>
              <table:table-cell office:value-type="float" office:value="213.11137">
                <text:p>213.11137</text:p>
              </table:table-cell>
              <table:table-cell office:value-type="float" office:value="1009.363">
                <text:p>1009.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94">
                <text:p>0.394</text:p>
              </table:table-cell>
              <table:table-cell office:value-type="float" office:value="218.677316326531">
                <text:p>218.677316326531</text:p>
              </table:table-cell>
              <table:table-cell office:value-type="float" office:value="234.44116">
                <text:p>234.44116</text:p>
              </table:table-cell>
              <table:table-cell office:value-type="float" office:value="1009.363">
                <text:p>1009.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94">
                <text:p>0.394</text:p>
              </table:table-cell>
              <table:table-cell office:value-type="float" office:value="199.535795918367">
                <text:p>199.535795918367</text:p>
              </table:table-cell>
              <table:table-cell office:value-type="float" office:value="215.68247">
                <text:p>215.68247</text:p>
              </table:table-cell>
              <table:table-cell office:value-type="float" office:value="1009.363">
                <text:p>1009.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94">
                <text:p>0.394</text:p>
              </table:table-cell>
              <table:table-cell office:value-type="float" office:value="203.575051020408">
                <text:p>203.575051020408</text:p>
              </table:table-cell>
              <table:table-cell office:value-type="float" office:value="222.45084">
                <text:p>222.45084</text:p>
              </table:table-cell>
              <table:table-cell office:value-type="float" office:value="1285.366">
                <text:p>1285.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4">
                <text:p>0.394</text:p>
              </table:table-cell>
              <table:table-cell office:value-type="float" office:value="218.666693877551">
                <text:p>218.666693877551</text:p>
              </table:table-cell>
              <table:table-cell office:value-type="float" office:value="239.92058">
                <text:p>239.92058</text:p>
              </table:table-cell>
              <table:table-cell office:value-type="float" office:value="1285.366">
                <text:p>1285.3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4">
                <text:p>0.394</text:p>
              </table:table-cell>
              <table:table-cell office:value-type="float" office:value="232.512469387755">
                <text:p>232.512469387755</text:p>
              </table:table-cell>
              <table:table-cell office:value-type="float" office:value="253.48944">
                <text:p>253.48944</text:p>
              </table:table-cell>
              <table:table-cell office:value-type="float" office:value="1285.366">
                <text:p>1285.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94">
                <text:p>0.394</text:p>
              </table:table-cell>
              <table:table-cell office:value-type="float" office:value="214.106051020408">
                <text:p>214.106051020408</text:p>
              </table:table-cell>
              <table:table-cell office:value-type="float" office:value="235.54125">
                <text:p>235.54125</text:p>
              </table:table-cell>
              <table:table-cell office:value-type="float" office:value="1286.366">
                <text:p>1286.3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4">
                <text:p>0.394</text:p>
              </table:table-cell>
              <table:table-cell office:value-type="float" office:value="250.145979591837">
                <text:p>250.145979591837</text:p>
              </table:table-cell>
              <table:table-cell office:value-type="float" office:value="271.14037">
                <text:p>271.14037</text:p>
              </table:table-cell>
              <table:table-cell office:value-type="float" office:value="1313.365">
                <text:p>1313.3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4">
                <text:p>0.394</text:p>
              </table:table-cell>
              <table:table-cell office:value-type="float" office:value="248.064653061225">
                <text:p>248.064653061225</text:p>
              </table:table-cell>
              <table:table-cell office:value-type="float" office:value="272.87061">
                <text:p>272.87061</text:p>
              </table:table-cell>
              <table:table-cell office:value-type="float" office:value="1663.36">
                <text:p>1663.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4">
                <text:p>0.394</text:p>
              </table:table-cell>
              <table:table-cell office:value-type="float" office:value="294.512479591837">
                <text:p>294.512479591837</text:p>
              </table:table-cell>
              <table:table-cell office:value-type="float" office:value="318.41953">
                <text:p>318.41953</text:p>
              </table:table-cell>
              <table:table-cell office:value-type="float" office:value="1663.36">
                <text:p>1663.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94">
                <text:p>0.394</text:p>
              </table:table-cell>
              <table:table-cell office:value-type="float" office:value="312.808010204082">
                <text:p>312.808010204082</text:p>
              </table:table-cell>
              <table:table-cell office:value-type="float" office:value="336.37917">
                <text:p>336.37917</text:p>
              </table:table-cell>
              <table:table-cell office:value-type="float" office:value="1663.36">
                <text:p>1663.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4">
                <text:p>0.394</text:p>
              </table:table-cell>
              <table:table-cell office:value-type="float" office:value="343.960397959184">
                <text:p>343.960397959184</text:p>
              </table:table-cell>
              <table:table-cell office:value-type="float" office:value="367.70852">
                <text:p>367.70852</text:p>
              </table:table-cell>
              <table:table-cell office:value-type="float" office:value="1663.36">
                <text:p>1663.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6.393">
                <text:p>176.393</text:p>
              </table:table-cell>
              <table:table-cell office:value-type="float" office:value="334.919836734694">
                <text:p>334.919836734694</text:p>
              </table:table-cell>
              <table:table-cell office:value-type="float" office:value="358.84877">
                <text:p>358.84877</text:p>
              </table:table-cell>
              <table:table-cell office:value-type="float" office:value="1663.36">
                <text:p>1663.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94">
                <text:p>0.394</text:p>
              </table:table-cell>
              <table:table-cell office:value-type="float" office:value="394.367704081633">
                <text:p>394.367704081633</text:p>
              </table:table-cell>
              <table:table-cell office:value-type="float" office:value="417.10768">
                <text:p>417.10768</text:p>
              </table:table-cell>
              <table:table-cell office:value-type="float" office:value="1663.36">
                <text:p>1663.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3.392">
                <text:p>183.392</text:p>
              </table:table-cell>
              <table:table-cell office:value-type="float" office:value="423.498846938776">
                <text:p>423.498846938776</text:p>
              </table:table-cell>
              <table:table-cell office:value-type="float" office:value="445.6562">
                <text:p>445.6562</text:p>
              </table:table-cell>
              <table:table-cell office:value-type="float" office:value="1663.36">
                <text:p>1663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39">
                <text:p>18.39</text:p>
              </table:table-cell>
              <table:table-cell office:value-type="float" office:value="409.570806122449">
                <text:p>409.570806122449</text:p>
              </table:table-cell>
              <table:table-cell office:value-type="float" office:value="432.00672">
                <text:p>432.00672</text:p>
              </table:table-cell>
              <table:table-cell office:value-type="float" office:value="1663.36">
                <text:p>1663.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4">
                <text:p>0.394</text:p>
              </table:table-cell>
              <table:table-cell office:value-type="float" office:value="447.894255102041">
                <text:p>447.894255102041</text:p>
              </table:table-cell>
              <table:table-cell office:value-type="float" office:value="469.5637">
                <text:p>469.5637</text:p>
              </table:table-cell>
              <table:table-cell office:value-type="float" office:value="1663.36">
                <text:p>1663.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.385">
                <text:p>82.385</text:p>
              </table:table-cell>
              <table:table-cell office:value-type="float" office:value="530.526040816327">
                <text:p>530.526040816327</text:p>
              </table:table-cell>
              <table:table-cell office:value-type="float" office:value="553.08277">
                <text:p>553.08277</text:p>
              </table:table-cell>
              <table:table-cell office:value-type="float" office:value="1663.36">
                <text:p>1663.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3.388">
                <text:p>173.388</text:p>
              </table:table-cell>
              <table:table-cell office:value-type="float" office:value="426.805387755102">
                <text:p>426.805387755102</text:p>
              </table:table-cell>
              <table:table-cell office:value-type="float" office:value="451.43653">
                <text:p>451.43653</text:p>
              </table:table-cell>
              <table:table-cell office:value-type="float" office:value="1663.36">
                <text:p>1663.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4">
                <text:p>0.394</text:p>
              </table:table-cell>
              <table:table-cell office:value-type="float" office:value="505.293459183674">
                <text:p>505.293459183674</text:p>
              </table:table-cell>
              <table:table-cell office:value-type="float" office:value="532.79463">
                <text:p>532.79463</text:p>
              </table:table-cell>
              <table:table-cell office:value-type="float" office:value="2097.344">
                <text:p>2097.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3.394">
                <text:p>183.394</text:p>
              </table:table-cell>
              <table:table-cell office:value-type="float" office:value="510.802969387756">
                <text:p>510.802969387756</text:p>
              </table:table-cell>
              <table:table-cell office:value-type="float" office:value="544.9137">
                <text:p>544.9137</text:p>
              </table:table-cell>
              <table:table-cell office:value-type="float" office:value="2335.335">
                <text:p>2335.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4.392">
                <text:p>174.392</text:p>
              </table:table-cell>
              <table:table-cell office:value-type="float" office:value="520.507081632653">
                <text:p>520.507081632653</text:p>
              </table:table-cell>
              <table:table-cell office:value-type="float" office:value="554.42373">
                <text:p>554.42373</text:p>
              </table:table-cell>
              <table:table-cell office:value-type="float" office:value="2335.335">
                <text:p>2335.3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6.392">
                <text:p>166.392</text:p>
              </table:table-cell>
              <table:table-cell office:value-type="float" office:value="403.887653061225">
                <text:p>403.887653061225</text:p>
              </table:table-cell>
              <table:table-cell office:value-type="float" office:value="440.13669">
                <text:p>440.13669</text:p>
              </table:table-cell>
              <table:table-cell office:value-type="float" office:value="2335.335">
                <text:p>2335.3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1.394">
                <text:p>181.394</text:p>
              </table:table-cell>
              <table:table-cell office:value-type="float" office:value="527.7515">
                <text:p>527.7515</text:p>
              </table:table-cell>
              <table:table-cell office:value-type="float" office:value="563.94331">
                <text:p>563.94331</text:p>
              </table:table-cell>
              <table:table-cell office:value-type="float" office:value="2339.349">
                <text:p>2339.3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2.393">
                <text:p>182.393</text:p>
              </table:table-cell>
              <table:table-cell office:value-type="float" office:value="430.69268367347">
                <text:p>430.69268367347</text:p>
              </table:table-cell>
              <table:table-cell office:value-type="float" office:value="468.82567">
                <text:p>468.82567</text:p>
              </table:table-cell>
              <table:table-cell office:value-type="float" office:value="2339.349">
                <text:p>2339.3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.39">
                <text:p>144.39</text:p>
              </table:table-cell>
              <table:table-cell office:value-type="float" office:value="520.180316326531">
                <text:p>520.180316326531</text:p>
              </table:table-cell>
              <table:table-cell office:value-type="float" office:value="556.54364">
                <text:p>556.54364</text:p>
              </table:table-cell>
              <table:table-cell office:value-type="float" office:value="2339.349">
                <text:p>2339.3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.39">
                <text:p>173.39</text:p>
              </table:table-cell>
              <table:table-cell office:value-type="float" office:value="475.32312244898">
                <text:p>475.32312244898</text:p>
              </table:table-cell>
              <table:table-cell office:value-type="float" office:value="512.58359">
                <text:p>512.58359</text:p>
              </table:table-cell>
              <table:table-cell office:value-type="float" office:value="2339.349">
                <text:p>2339.3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2.394">
                <text:p>182.394</text:p>
              </table:table-cell>
              <table:table-cell office:value-type="float" office:value="478.79362244898">
                <text:p>478.79362244898</text:p>
              </table:table-cell>
              <table:table-cell office:value-type="float" office:value="515.98468">
                <text:p>515.98468</text:p>
              </table:table-cell>
              <table:table-cell office:value-type="float" office:value="2339.349">
                <text:p>2339.3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1.394">
                <text:p>181.394</text:p>
              </table:table-cell>
              <table:table-cell office:value-type="float" office:value="514.251979591837">
                <text:p>514.251979591837</text:p>
              </table:table-cell>
              <table:table-cell office:value-type="float" office:value="550.73387">
                <text:p>550.73387</text:p>
              </table:table-cell>
              <table:table-cell office:value-type="float" office:value="2339.349">
                <text:p>2339.3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2.393">
                <text:p>182.393</text:p>
              </table:table-cell>
              <table:table-cell office:value-type="float" office:value="498.944979591837">
                <text:p>498.944979591837</text:p>
              </table:table-cell>
              <table:table-cell office:value-type="float" office:value="535.73301">
                <text:p>535.73301</text:p>
              </table:table-cell>
              <table:table-cell office:value-type="float" office:value="2339.349">
                <text:p>2339.3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2.393">
                <text:p>182.393</text:p>
              </table:table-cell>
              <table:table-cell office:value-type="float" office:value="496.976602040817">
                <text:p>496.976602040817</text:p>
              </table:table-cell>
              <table:table-cell office:value-type="float" office:value="533.804">
                <text:p>533.804</text:p>
              </table:table-cell>
              <table:table-cell office:value-type="float" office:value="2339.349">
                <text:p>2339.3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2.394">
                <text:p>182.394</text:p>
              </table:table-cell>
              <table:table-cell office:value-type="float" office:value="521.997285714286">
                <text:p>521.997285714286</text:p>
              </table:table-cell>
              <table:table-cell office:value-type="float" office:value="567.45083">
                <text:p>567.45083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4">
                <text:p>0.394</text:p>
              </table:table-cell>
              <table:table-cell office:value-type="float" office:value="580.598153061225">
                <text:p>580.598153061225</text:p>
              </table:table-cell>
              <table:table-cell office:value-type="float" office:value="633.98619">
                <text:p>633.98619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0.393">
                <text:p>180.393</text:p>
              </table:table-cell>
              <table:table-cell office:value-type="float" office:value="484.222948979592">
                <text:p>484.222948979592</text:p>
              </table:table-cell>
              <table:table-cell office:value-type="float" office:value="539.53849">
                <text:p>539.53849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2.393">
                <text:p>182.393</text:p>
              </table:table-cell>
              <table:table-cell office:value-type="float" office:value="492.844653061225">
                <text:p>492.844653061225</text:p>
              </table:table-cell>
              <table:table-cell office:value-type="float" office:value="547.98776">
                <text:p>547.98776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4">
                <text:p>0.394</text:p>
              </table:table-cell>
              <table:table-cell office:value-type="float" office:value="566.710479591837">
                <text:p>566.710479591837</text:p>
              </table:table-cell>
              <table:table-cell office:value-type="float" office:value="620.37627">
                <text:p>620.37627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3.393">
                <text:p>183.393</text:p>
              </table:table-cell>
              <table:table-cell office:value-type="float" office:value="589.13868367347">
                <text:p>589.13868367347</text:p>
              </table:table-cell>
              <table:table-cell office:value-type="float" office:value="642.35591">
                <text:p>642.35591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3.393">
                <text:p>183.393</text:p>
              </table:table-cell>
              <table:table-cell office:value-type="float" office:value="555.925367346939">
                <text:p>555.925367346939</text:p>
              </table:table-cell>
              <table:table-cell office:value-type="float" office:value="609.80686">
                <text:p>609.80686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2.393">
                <text:p>182.393</text:p>
              </table:table-cell>
              <table:table-cell office:value-type="float" office:value="602.9105">
                <text:p>602.9105</text:p>
              </table:table-cell>
              <table:table-cell office:value-type="float" office:value="655.85229">
                <text:p>655.85229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2.393">
                <text:p>182.393</text:p>
              </table:table-cell>
              <table:table-cell office:value-type="float" office:value="514.334765306123">
                <text:p>514.334765306123</text:p>
              </table:table-cell>
              <table:table-cell office:value-type="float" office:value="569.04807">
                <text:p>569.04807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6.393">
                <text:p>186.393</text:p>
              </table:table-cell>
              <table:table-cell office:value-type="float" office:value="472.070520408163">
                <text:p>472.070520408163</text:p>
              </table:table-cell>
              <table:table-cell office:value-type="float" office:value="527.62911">
                <text:p>527.62911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3.393">
                <text:p>183.393</text:p>
              </table:table-cell>
              <table:table-cell office:value-type="float" office:value="606.472908163265">
                <text:p>606.472908163265</text:p>
              </table:table-cell>
              <table:table-cell office:value-type="float" office:value="659.34345">
                <text:p>659.34345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94">
                <text:p>0.394</text:p>
              </table:table-cell>
              <table:table-cell office:value-type="float" office:value="551.78806122449">
                <text:p>551.78806122449</text:p>
              </table:table-cell>
              <table:table-cell office:value-type="float" office:value="605.7523">
                <text:p>605.7523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0.394">
                <text:p>180.394</text:p>
              </table:table-cell>
              <table:table-cell office:value-type="float" office:value="612.052775510204">
                <text:p>612.052775510204</text:p>
              </table:table-cell>
              <table:table-cell office:value-type="float" office:value="664.81172">
                <text:p>664.81172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3.393">
                <text:p>183.393</text:p>
              </table:table-cell>
              <table:table-cell office:value-type="float" office:value="541.732153061225">
                <text:p>541.732153061225</text:p>
              </table:table-cell>
              <table:table-cell office:value-type="float" office:value="595.89751">
                <text:p>595.89751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5.393">
                <text:p>185.393</text:p>
              </table:table-cell>
              <table:table-cell office:value-type="float" office:value="601.751193877551">
                <text:p>601.751193877551</text:p>
              </table:table-cell>
              <table:table-cell office:value-type="float" office:value="654.71617">
                <text:p>654.71617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4">
                <text:p>0.394</text:p>
              </table:table-cell>
              <table:table-cell office:value-type="float" office:value="679.697153061225">
                <text:p>679.697153061225</text:p>
              </table:table-cell>
              <table:table-cell office:value-type="float" office:value="731.10321">
                <text:p>731.10321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.394">
                <text:p>183.394</text:p>
              </table:table-cell>
              <table:table-cell office:value-type="float" office:value="619.219969387755">
                <text:p>619.219969387755</text:p>
              </table:table-cell>
              <table:table-cell office:value-type="float" office:value="671.83557">
                <text:p>671.83557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3.393">
                <text:p>183.393</text:p>
              </table:table-cell>
              <table:table-cell office:value-type="float" office:value="795.559744897959">
                <text:p>795.559744897959</text:p>
              </table:table-cell>
              <table:table-cell office:value-type="float" office:value="844.64855">
                <text:p>844.64855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5.393">
                <text:p>185.393</text:p>
              </table:table-cell>
              <table:table-cell office:value-type="float" office:value="681.915816326531">
                <text:p>681.915816326531</text:p>
              </table:table-cell>
              <table:table-cell office:value-type="float" office:value="733.4775">
                <text:p>733.4775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.393">
                <text:p>181.393</text:p>
              </table:table-cell>
              <table:table-cell office:value-type="float" office:value="595.468602040816">
                <text:p>595.468602040816</text:p>
              </table:table-cell>
              <table:table-cell office:value-type="float" office:value="648.75923">
                <text:p>648.75923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.393">
                <text:p>183.393</text:p>
              </table:table-cell>
              <table:table-cell office:value-type="float" office:value="598.859908163265">
                <text:p>598.859908163265</text:p>
              </table:table-cell>
              <table:table-cell office:value-type="float" office:value="652.08271">
                <text:p>652.08271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2.393">
                <text:p>182.393</text:p>
              </table:table-cell>
              <table:table-cell office:value-type="float" office:value="649.994816326531">
                <text:p>649.994816326531</text:p>
              </table:table-cell>
              <table:table-cell office:value-type="float" office:value="702.19492">
                <text:p>702.19492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5.393">
                <text:p>185.393</text:p>
              </table:table-cell>
              <table:table-cell office:value-type="float" office:value="673.069244897959">
                <text:p>673.069244897959</text:p>
              </table:table-cell>
              <table:table-cell office:value-type="float" office:value="724.80786">
                <text:p>724.80786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3.393">
                <text:p>183.393</text:p>
              </table:table-cell>
              <table:table-cell office:value-type="float" office:value="597.836367346939">
                <text:p>597.836367346939</text:p>
              </table:table-cell>
              <table:table-cell office:value-type="float" office:value="651.07964">
                <text:p>651.07964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1.393">
                <text:p>181.393</text:p>
              </table:table-cell>
              <table:table-cell office:value-type="float" office:value="604.91362244898">
                <text:p>604.91362244898</text:p>
              </table:table-cell>
              <table:table-cell office:value-type="float" office:value="658.01535">
                <text:p>658.01535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3.393">
                <text:p>183.393</text:p>
              </table:table-cell>
              <table:table-cell office:value-type="float" office:value="642.896551020408">
                <text:p>642.896551020408</text:p>
              </table:table-cell>
              <table:table-cell office:value-type="float" office:value="695.23862">
                <text:p>695.23862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1.393">
                <text:p>181.393</text:p>
              </table:table-cell>
              <table:table-cell office:value-type="float" office:value="655.920275510204">
                <text:p>655.920275510204</text:p>
              </table:table-cell>
              <table:table-cell office:value-type="float" office:value="708.10187">
                <text:p>708.10187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5.393">
                <text:p>185.393</text:p>
              </table:table-cell>
              <table:table-cell office:value-type="float" office:value="606.622010204082">
                <text:p>606.622010204082</text:p>
              </table:table-cell>
              <table:table-cell office:value-type="float" office:value="659.78957">
                <text:p>659.78957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3.394">
                <text:p>183.394</text:p>
              </table:table-cell>
              <table:table-cell office:value-type="float" office:value="706.255744897959">
                <text:p>706.255744897959</text:p>
              </table:table-cell>
              <table:table-cell office:value-type="float" office:value="757.63063">
                <text:p>757.63063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1.393">
                <text:p>181.393</text:p>
              </table:table-cell>
              <table:table-cell office:value-type="float" office:value="828.350846938776">
                <text:p>828.350846938776</text:p>
              </table:table-cell>
              <table:table-cell office:value-type="float" office:value="877.28383">
                <text:p>877.28383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1.393">
                <text:p>181.393</text:p>
              </table:table-cell>
              <table:table-cell office:value-type="float" office:value="724.734908163265">
                <text:p>724.734908163265</text:p>
              </table:table-cell>
              <table:table-cell office:value-type="float" office:value="775.74021">
                <text:p>775.74021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2.393">
                <text:p>182.393</text:p>
              </table:table-cell>
              <table:table-cell office:value-type="float" office:value="695.633428571429">
                <text:p>695.633428571429</text:p>
              </table:table-cell>
              <table:table-cell office:value-type="float" office:value="747.22076">
                <text:p>747.22076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3.393">
                <text:p>183.393</text:p>
              </table:table-cell>
              <table:table-cell office:value-type="float" office:value="781.345775510204">
                <text:p>781.345775510204</text:p>
              </table:table-cell>
              <table:table-cell office:value-type="float" office:value="831.21886">
                <text:p>831.21886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3.393">
                <text:p>183.393</text:p>
              </table:table-cell>
              <table:table-cell office:value-type="float" office:value="721.963040816327">
                <text:p>721.963040816327</text:p>
              </table:table-cell>
              <table:table-cell office:value-type="float" office:value="773.02378">
                <text:p>773.02378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3.394">
                <text:p>183.394</text:p>
              </table:table-cell>
              <table:table-cell office:value-type="float" office:value="797.828357142857">
                <text:p>797.828357142857</text:p>
              </table:table-cell>
              <table:table-cell office:value-type="float" office:value="847.37179">
                <text:p>847.37179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3.393">
                <text:p>183.393</text:p>
              </table:table-cell>
              <table:table-cell office:value-type="float" office:value="762.849744897959">
                <text:p>762.849744897959</text:p>
              </table:table-cell>
              <table:table-cell office:value-type="float" office:value="813.19275">
                <text:p>813.19275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4.393">
                <text:p>184.393</text:p>
              </table:table-cell>
              <table:table-cell office:value-type="float" office:value="775.511785714286">
                <text:p>775.511785714286</text:p>
              </table:table-cell>
              <table:table-cell office:value-type="float" office:value="825.60155">
                <text:p>825.60155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4.393">
                <text:p>184.393</text:p>
              </table:table-cell>
              <table:table-cell office:value-type="float" office:value="714.315326530612">
                <text:p>714.315326530612</text:p>
              </table:table-cell>
              <table:table-cell office:value-type="float" office:value="765.62902">
                <text:p>765.62902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3.393">
                <text:p>183.393</text:p>
              </table:table-cell>
              <table:table-cell office:value-type="float" office:value="702.551193877551">
                <text:p>702.551193877551</text:p>
              </table:table-cell>
              <table:table-cell office:value-type="float" office:value="754.10017">
                <text:p>754.10017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0.393">
                <text:p>180.393</text:p>
              </table:table-cell>
              <table:table-cell office:value-type="float" office:value="749.118530612245">
                <text:p>749.118530612245</text:p>
              </table:table-cell>
              <table:table-cell office:value-type="float" office:value="800.03616">
                <text:p>800.03616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2.393">
                <text:p>182.393</text:p>
              </table:table-cell>
              <table:table-cell office:value-type="float" office:value="776.879397959184">
                <text:p>776.879397959184</text:p>
              </table:table-cell>
              <table:table-cell office:value-type="float" office:value="827.24181">
                <text:p>827.24181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3.393">
                <text:p>183.393</text:p>
              </table:table-cell>
              <table:table-cell office:value-type="float" office:value="675.953306122449">
                <text:p>675.953306122449</text:p>
              </table:table-cell>
              <table:table-cell office:value-type="float" office:value="728.33424">
                <text:p>728.33424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4.393">
                <text:p>184.393</text:p>
              </table:table-cell>
              <table:table-cell office:value-type="float" office:value="849.867653061224">
                <text:p>849.867653061224</text:p>
              </table:table-cell>
              <table:table-cell office:value-type="float" office:value="898.7703">
                <text:p>898.7703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3.393">
                <text:p>183.393</text:p>
              </table:table-cell>
              <table:table-cell office:value-type="float" office:value="718.752">
                <text:p>718.752</text:p>
              </table:table-cell>
              <table:table-cell office:value-type="float" office:value="770.67696">
                <text:p>770.67696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2.393">
                <text:p>182.393</text:p>
              </table:table-cell>
              <table:table-cell office:value-type="float" office:value="690.915714285714">
                <text:p>690.915714285714</text:p>
              </table:table-cell>
              <table:table-cell office:value-type="float" office:value="743.3974">
                <text:p>743.3974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7.394">
                <text:p>197.394</text:p>
              </table:table-cell>
              <table:table-cell office:value-type="float" office:value="918.912479591837">
                <text:p>918.912479591837</text:p>
              </table:table-cell>
              <table:table-cell office:value-type="float" office:value="966.83423">
                <text:p>966.83423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3.393">
                <text:p>183.393</text:p>
              </table:table-cell>
              <table:table-cell office:value-type="float" office:value="867.398316326531">
                <text:p>867.398316326531</text:p>
              </table:table-cell>
              <table:table-cell office:value-type="float" office:value="916.35035">
                <text:p>916.35035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4.393">
                <text:p>184.393</text:p>
              </table:table-cell>
              <table:table-cell office:value-type="float" office:value="732.993244897959">
                <text:p>732.993244897959</text:p>
              </table:table-cell>
              <table:table-cell office:value-type="float" office:value="784.63338">
                <text:p>784.63338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4.39">
                <text:p>144.39</text:p>
              </table:table-cell>
              <table:table-cell office:value-type="float" office:value="836.184112244898">
                <text:p>836.184112244898</text:p>
              </table:table-cell>
              <table:table-cell office:value-type="float" office:value="885.76043">
                <text:p>885.76043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3.393">
                <text:p>183.393</text:p>
              </table:table-cell>
              <table:table-cell office:value-type="float" office:value="741.502744897959">
                <text:p>741.502744897959</text:p>
              </table:table-cell>
              <table:table-cell office:value-type="float" office:value="792.97269">
                <text:p>792.97269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.393">
                <text:p>184.393</text:p>
              </table:table-cell>
              <table:table-cell office:value-type="float" office:value="796.933540816326">
                <text:p>796.933540816326</text:p>
              </table:table-cell>
              <table:table-cell office:value-type="float" office:value="847.29487">
                <text:p>847.29487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.393">
                <text:p>185.393</text:p>
              </table:table-cell>
              <table:table-cell office:value-type="float" office:value="801.211755102041">
                <text:p>801.211755102041</text:p>
              </table:table-cell>
              <table:table-cell office:value-type="float" office:value="851.48752">
                <text:p>851.48752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2.393">
                <text:p>182.393</text:p>
              </table:table-cell>
              <table:table-cell office:value-type="float" office:value="756.665295918367">
                <text:p>756.665295918367</text:p>
              </table:table-cell>
              <table:table-cell office:value-type="float" office:value="807.83199">
                <text:p>807.83199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3.393">
                <text:p>183.393</text:p>
              </table:table-cell>
              <table:table-cell office:value-type="float" office:value="890.594397959183">
                <text:p>890.594397959183</text:p>
              </table:table-cell>
              <table:table-cell office:value-type="float" office:value="939.08251">
                <text:p>939.08251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2.393">
                <text:p>182.393</text:p>
              </table:table-cell>
              <table:table-cell office:value-type="float" office:value="944.739418367347">
                <text:p>944.739418367347</text:p>
              </table:table-cell>
              <table:table-cell office:value-type="float" office:value="992.14463">
                <text:p>992.14463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4.393">
                <text:p>184.393</text:p>
              </table:table-cell>
              <table:table-cell office:value-type="float" office:value="788.348683673469">
                <text:p>788.348683673469</text:p>
              </table:table-cell>
              <table:table-cell office:value-type="float" office:value="838.88171">
                <text:p>838.88171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.393">
                <text:p>182.393</text:p>
              </table:table-cell>
              <table:table-cell office:value-type="float" office:value="938.443775510204">
                <text:p>938.443775510204</text:p>
              </table:table-cell>
              <table:table-cell office:value-type="float" office:value="985.9749">
                <text:p>985.9749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1.393">
                <text:p>181.393</text:p>
              </table:table-cell>
              <table:table-cell office:value-type="float" office:value="714.7585">
                <text:p>714.7585</text:p>
              </table:table-cell>
              <table:table-cell office:value-type="float" office:value="766.76333">
                <text:p>766.76333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4.393">
                <text:p>184.393</text:p>
              </table:table-cell>
              <table:table-cell office:value-type="float" office:value="912.165428571429">
                <text:p>912.165428571429</text:p>
              </table:table-cell>
              <table:table-cell office:value-type="float" office:value="960.22212">
                <text:p>960.22212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2.393">
                <text:p>182.393</text:p>
              </table:table-cell>
              <table:table-cell office:value-type="float" office:value="888.169867346939">
                <text:p>888.169867346939</text:p>
              </table:table-cell>
              <table:table-cell office:value-type="float" office:value="936.70647">
                <text:p>936.70647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2.393">
                <text:p>182.393</text:p>
              </table:table-cell>
              <table:table-cell office:value-type="float" office:value="989.269265306123">
                <text:p>989.269265306123</text:p>
              </table:table-cell>
              <table:table-cell office:value-type="float" office:value="1035.78388">
                <text:p>1035.78388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2.393">
                <text:p>182.393</text:p>
              </table:table-cell>
              <table:table-cell office:value-type="float" office:value="949.702765306122">
                <text:p>949.702765306122</text:p>
              </table:table-cell>
              <table:table-cell office:value-type="float" office:value="997.10871">
                <text:p>997.10871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3.393">
                <text:p>183.393</text:p>
              </table:table-cell>
              <table:table-cell office:value-type="float" office:value="774.906959183673">
                <text:p>774.906959183673</text:p>
              </table:table-cell>
              <table:table-cell office:value-type="float" office:value="825.80882">
                <text:p>825.80882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1.393">
                <text:p>181.393</text:p>
              </table:table-cell>
              <table:table-cell office:value-type="float" office:value="948.127663265306">
                <text:p>948.127663265306</text:p>
              </table:table-cell>
              <table:table-cell office:value-type="float" office:value="995.56511">
                <text:p>995.56511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2.393">
                <text:p>182.393</text:p>
              </table:table-cell>
              <table:table-cell office:value-type="float" office:value="734.383846938776">
                <text:p>734.383846938776</text:p>
              </table:table-cell>
              <table:table-cell office:value-type="float" office:value="786.09617">
                <text:p>786.09617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4.393">
                <text:p>184.393</text:p>
              </table:table-cell>
              <table:table-cell office:value-type="float" office:value="834.445673469388">
                <text:p>834.445673469388</text:p>
              </table:table-cell>
              <table:table-cell office:value-type="float" office:value="884.15676">
                <text:p>884.15676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2.393">
                <text:p>182.393</text:p>
              </table:table-cell>
              <table:table-cell office:value-type="float" office:value="802.364765306123">
                <text:p>802.364765306123</text:p>
              </table:table-cell>
              <table:table-cell office:value-type="float" office:value="852.71747">
                <text:p>852.71747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1.393">
                <text:p>181.393</text:p>
              </table:table-cell>
              <table:table-cell office:value-type="float" office:value="824.082367346939">
                <text:p>824.082367346939</text:p>
              </table:table-cell>
              <table:table-cell office:value-type="float" office:value="874.00072">
                <text:p>874.00072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7.394">
                <text:p>197.394</text:p>
              </table:table-cell>
              <table:table-cell office:value-type="float" office:value="925.661306122449">
                <text:p>925.661306122449</text:p>
              </table:table-cell>
              <table:table-cell office:value-type="float" office:value="973.54808">
                <text:p>973.54808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3.393">
                <text:p>183.393</text:p>
              </table:table-cell>
              <table:table-cell office:value-type="float" office:value="819.878142857143">
                <text:p>819.878142857143</text:p>
              </table:table-cell>
              <table:table-cell office:value-type="float" office:value="869.88058">
                <text:p>869.88058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4.393">
                <text:p>184.393</text:p>
              </table:table-cell>
              <table:table-cell office:value-type="float" office:value="818.52093877551">
                <text:p>818.52093877551</text:p>
              </table:table-cell>
              <table:table-cell office:value-type="float" office:value="868.55052">
                <text:p>868.55052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3.393">
                <text:p>183.393</text:p>
              </table:table-cell>
              <table:table-cell office:value-type="float" office:value="725.248051020408">
                <text:p>725.248051020408</text:p>
              </table:table-cell>
              <table:table-cell office:value-type="float" office:value="777.14309">
                <text:p>777.14309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3.393">
                <text:p>183.393</text:p>
              </table:table-cell>
              <table:table-cell office:value-type="float" office:value="728.216969387755">
                <text:p>728.216969387755</text:p>
              </table:table-cell>
              <table:table-cell office:value-type="float" office:value="780.05263">
                <text:p>780.05263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3.393">
                <text:p>183.393</text:p>
              </table:table-cell>
              <table:table-cell office:value-type="float" office:value="699.153081632653">
                <text:p>699.153081632653</text:p>
              </table:table-cell>
              <table:table-cell office:value-type="float" office:value="751.57002">
                <text:p>751.57002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4.393">
                <text:p>184.393</text:p>
              </table:table-cell>
              <table:table-cell office:value-type="float" office:value="768.141785714286">
                <text:p>768.141785714286</text:p>
              </table:table-cell>
              <table:table-cell office:value-type="float" office:value="819.17895">
                <text:p>819.17895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2.393">
                <text:p>182.393</text:p>
              </table:table-cell>
              <table:table-cell office:value-type="float" office:value="751.924051020408">
                <text:p>751.924051020408</text:p>
              </table:table-cell>
              <table:table-cell office:value-type="float" office:value="803.68557">
                <text:p>803.68557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1.393">
                <text:p>181.393</text:p>
              </table:table-cell>
              <table:table-cell office:value-type="float" office:value="885.301755102041">
                <text:p>885.301755102041</text:p>
              </table:table-cell>
              <table:table-cell office:value-type="float" office:value="934.39572">
                <text:p>934.39572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2.393">
                <text:p>182.393</text:p>
              </table:table-cell>
              <table:table-cell office:value-type="float" office:value="887.090540816327">
                <text:p>887.090540816327</text:p>
              </table:table-cell>
              <table:table-cell office:value-type="float" office:value="936.14873">
                <text:p>936.14873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2.393">
                <text:p>182.393</text:p>
              </table:table-cell>
              <table:table-cell office:value-type="float" office:value="856.809530612245">
                <text:p>856.809530612245</text:p>
              </table:table-cell>
              <table:table-cell office:value-type="float" office:value="906.47334">
                <text:p>906.47334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5.393">
                <text:p>185.393</text:p>
              </table:table-cell>
              <table:table-cell office:value-type="float" office:value="761.873030612245">
                <text:p>761.873030612245</text:p>
              </table:table-cell>
              <table:table-cell office:value-type="float" office:value="813.43557">
                <text:p>813.43557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3.393">
                <text:p>183.393</text:p>
              </table:table-cell>
              <table:table-cell office:value-type="float" office:value="861.044091836735">
                <text:p>861.044091836735</text:p>
              </table:table-cell>
              <table:table-cell office:value-type="float" office:value="910.62321">
                <text:p>910.62321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2.393">
                <text:p>182.393</text:p>
              </table:table-cell>
              <table:table-cell office:value-type="float" office:value="891.36643877551">
                <text:p>891.36643877551</text:p>
              </table:table-cell>
              <table:table-cell office:value-type="float" office:value="940.33911">
                <text:p>940.33911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4.393">
                <text:p>184.393</text:p>
              </table:table-cell>
              <table:table-cell office:value-type="float" office:value="922.75793877551">
                <text:p>922.75793877551</text:p>
              </table:table-cell>
              <table:table-cell office:value-type="float" office:value="971.10278">
                <text:p>971.10278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0.393">
                <text:p>180.393</text:p>
              </table:table-cell>
              <table:table-cell office:value-type="float" office:value="759.403816326531">
                <text:p>759.403816326531</text:p>
              </table:table-cell>
              <table:table-cell office:value-type="float" office:value="811.01574">
                <text:p>811.01574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2.393">
                <text:p>182.393</text:p>
              </table:table-cell>
              <table:table-cell office:value-type="float" office:value="831.143530612245">
                <text:p>831.143530612245</text:p>
              </table:table-cell>
              <table:table-cell office:value-type="float" office:value="881.32066">
                <text:p>881.32066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2.393">
                <text:p>182.393</text:p>
              </table:table-cell>
              <table:table-cell office:value-type="float" office:value="894.326234693878">
                <text:p>894.326234693878</text:p>
              </table:table-cell>
              <table:table-cell office:value-type="float" office:value="943.23971">
                <text:p>943.23971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2.393">
                <text:p>182.393</text:p>
              </table:table-cell>
              <table:table-cell office:value-type="float" office:value="934.250336734694">
                <text:p>934.250336734694</text:p>
              </table:table-cell>
              <table:table-cell office:value-type="float" office:value="982.36533">
                <text:p>982.36533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6.394">
                <text:p>196.394</text:p>
              </table:table-cell>
              <table:table-cell office:value-type="float" office:value="955.358765306122">
                <text:p>955.358765306122</text:p>
              </table:table-cell>
              <table:table-cell office:value-type="float" office:value="1003.05159">
                <text:p>1003.05159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1.393">
                <text:p>181.393</text:p>
              </table:table-cell>
              <table:table-cell office:value-type="float" office:value="687.878428571429">
                <text:p>687.878428571429</text:p>
              </table:table-cell>
              <table:table-cell office:value-type="float" office:value="740.92086">
                <text:p>740.92086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4.393">
                <text:p>184.393</text:p>
              </table:table-cell>
              <table:table-cell office:value-type="float" office:value="777.379479591837">
                <text:p>777.379479591837</text:p>
              </table:table-cell>
              <table:table-cell office:value-type="float" office:value="829.13189">
                <text:p>829.13189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4.393">
                <text:p>184.393</text:p>
              </table:table-cell>
              <table:table-cell office:value-type="float" office:value="754.719714285714">
                <text:p>754.719714285714</text:p>
              </table:table-cell>
              <table:table-cell office:value-type="float" office:value="806.92532">
                <text:p>806.92532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2.393">
                <text:p>182.393</text:p>
              </table:table-cell>
              <table:table-cell office:value-type="float" office:value="828.578806122449">
                <text:p>828.578806122449</text:p>
              </table:table-cell>
              <table:table-cell office:value-type="float" office:value="879.30723">
                <text:p>879.30723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2.393">
                <text:p>182.393</text:p>
              </table:table-cell>
              <table:table-cell office:value-type="float" office:value="873.111520408163">
                <text:p>873.111520408163</text:p>
              </table:table-cell>
              <table:table-cell office:value-type="float" office:value="922.94929">
                <text:p>922.94929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1.393">
                <text:p>181.393</text:p>
              </table:table-cell>
              <table:table-cell office:value-type="float" office:value="723.251071428571">
                <text:p>723.251071428571</text:p>
              </table:table-cell>
              <table:table-cell office:value-type="float" office:value="776.08605">
                <text:p>776.08605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2.393">
                <text:p>182.393</text:p>
              </table:table-cell>
              <table:table-cell office:value-type="float" office:value="871.499806122449">
                <text:p>871.499806122449</text:p>
              </table:table-cell>
              <table:table-cell office:value-type="float" office:value="921.36981">
                <text:p>921.36981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2.393">
                <text:p>182.393</text:p>
              </table:table-cell>
              <table:table-cell office:value-type="float" office:value="992.795928571428">
                <text:p>992.795928571428</text:p>
              </table:table-cell>
              <table:table-cell office:value-type="float" office:value="1040.24001">
                <text:p>1040.24001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5.393">
                <text:p>185.393</text:p>
              </table:table-cell>
              <table:table-cell office:value-type="float" office:value="666.279897959184">
                <text:p>666.279897959184</text:p>
              </table:table-cell>
              <table:table-cell office:value-type="float" office:value="720.2543">
                <text:p>720.2543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7.394">
                <text:p>197.394</text:p>
              </table:table-cell>
              <table:table-cell office:value-type="float" office:value="715.170653061225">
                <text:p>715.170653061225</text:p>
              </table:table-cell>
              <table:table-cell office:value-type="float" office:value="768.16724">
                <text:p>768.16724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3.393">
                <text:p>183.393</text:p>
              </table:table-cell>
              <table:table-cell office:value-type="float" office:value="765.161489795918">
                <text:p>765.161489795918</text:p>
              </table:table-cell>
              <table:table-cell office:value-type="float" office:value="817.15826">
                <text:p>817.15826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3.393">
                <text:p>183.393</text:p>
              </table:table-cell>
              <table:table-cell office:value-type="float" office:value="740.768102040816">
                <text:p>740.768102040816</text:p>
              </table:table-cell>
              <table:table-cell office:value-type="float" office:value="793.25274">
                <text:p>793.25274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0.393">
                <text:p>180.393</text:p>
              </table:table-cell>
              <table:table-cell office:value-type="float" office:value="651.229397959184">
                <text:p>651.229397959184</text:p>
              </table:table-cell>
              <table:table-cell office:value-type="float" office:value="705.50481">
                <text:p>705.50481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0.393">
                <text:p>180.393</text:p>
              </table:table-cell>
              <table:table-cell office:value-type="float" office:value="742.67293877551">
                <text:p>742.67293877551</text:p>
              </table:table-cell>
              <table:table-cell office:value-type="float" office:value="795.11948">
                <text:p>795.11948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1.393">
                <text:p>181.393</text:p>
              </table:table-cell>
              <table:table-cell office:value-type="float" office:value="676.26587755102">
                <text:p>676.26587755102</text:p>
              </table:table-cell>
              <table:table-cell office:value-type="float" office:value="730.04056">
                <text:p>730.04056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5.393">
                <text:p>185.393</text:p>
              </table:table-cell>
              <table:table-cell office:value-type="float" office:value="669.105132653061">
                <text:p>669.105132653061</text:p>
              </table:table-cell>
              <table:table-cell office:value-type="float" office:value="723.02303">
                <text:p>723.02303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3.393">
                <text:p>183.393</text:p>
              </table:table-cell>
              <table:table-cell office:value-type="float" office:value="707.77237755102">
                <text:p>707.77237755102</text:p>
              </table:table-cell>
              <table:table-cell office:value-type="float" office:value="760.91693">
                <text:p>760.91693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2.393">
                <text:p>182.393</text:p>
              </table:table-cell>
              <table:table-cell office:value-type="float" office:value="654.194857142857">
                <text:p>654.194857142857</text:p>
              </table:table-cell>
              <table:table-cell office:value-type="float" office:value="708.41096">
                <text:p>708.41096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3.393">
                <text:p>183.393</text:p>
              </table:table-cell>
              <table:table-cell office:value-type="float" office:value="710.469183673469">
                <text:p>710.469183673469</text:p>
              </table:table-cell>
              <table:table-cell office:value-type="float" office:value="763.5598">
                <text:p>763.5598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4.393">
                <text:p>184.393</text:p>
              </table:table-cell>
              <table:table-cell office:value-type="float" office:value="689.969734693878">
                <text:p>689.969734693878</text:p>
              </table:table-cell>
              <table:table-cell office:value-type="float" office:value="743.47034">
                <text:p>743.47034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4.393">
                <text:p>184.393</text:p>
              </table:table-cell>
              <table:table-cell office:value-type="float" office:value="660.014510204082">
                <text:p>660.014510204082</text:p>
              </table:table-cell>
              <table:table-cell office:value-type="float" office:value="714.11422">
                <text:p>714.11422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4.393">
                <text:p>184.393</text:p>
              </table:table-cell>
              <table:table-cell office:value-type="float" office:value="670.388479591837">
                <text:p>670.388479591837</text:p>
              </table:table-cell>
              <table:table-cell office:value-type="float" office:value="724.28071">
                <text:p>724.28071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3.394">
                <text:p>183.394</text:p>
              </table:table-cell>
              <table:table-cell office:value-type="float" office:value="643.205357142857">
                <text:p>643.205357142857</text:p>
              </table:table-cell>
              <table:table-cell office:value-type="float" office:value="697.64125">
                <text:p>697.64125</text:p>
              </table:table-cell>
              <table:table-cell office:value-type="float" office:value="3380">
                <text:p>33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